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8:00:00" calcext:value-type="date">
            <text:p>2019-10-07 18:0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table:style-name="ce35" office:value-type="time" office:time-value="PT17H00M00S" calcext:value-type="time">
            <text:p>17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9H30M00S" calcext:value-type="time">
            <text:p>19:30:00</text:p>
          </table:table-cell>
          <table:table-cell table:formula="of:=(([.R2]-[.L2])/[.T2])*[.J2]+2" office:value-type="float" office:value="332" calcext:value-type="float">
            <text:p>332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8:19:19.477975" calcext:value-type="date">
            <text:p>2019-10-07 18:19:19</text:p>
          </table:table-cell>
          <table:table-cell table:style-name="ce7" table:formula="of:=[.A3]" office:value-type="date" office:date-value="2019-10-07T18:19:19.477975" calcext:value-type="date">
            <text:p>2019-10-07 18:19:19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8:19:19.47797528934" calcext:value-type="date">
            <text:p>12/30/99 06:19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7H10M00S" calcext:value-type="time">
            <text:p>17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715277777777778" calcext:value-type="float">
            <text:p>0.7152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7:47:04.833926" calcext:value-type="date">
            <text:p>2019-10-07 17:47:05</text:p>
          </table:table-cell>
          <table:table-cell table:style-name="ce7" table:formula="of:=[.A4]" office:value-type="date" office:date-value="2019-10-07T17:47:04.833926" calcext:value-type="date">
            <text:p>2019-10-07 17:47:05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7:47:04.83392630238" calcext:value-type="date">
            <text:p>12/30/99 05:47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&lt;0.000001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7H20M00S" calcext:value-type="time">
            <text:p>17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7:53:41.091051" calcext:value-type="date">
            <text:p>2019-10-07 17:53:41</text:p>
          </table:table-cell>
          <table:table-cell table:style-name="ce7" table:formula="of:=[.A5]" office:value-type="date" office:date-value="2019-10-07T17:53:41.091051" calcext:value-type="date">
            <text:p>2019-10-07 17:53:41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7:53:41.09105139971" calcext:value-type="date">
            <text:p>12/30/99 05:53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&lt;0.000001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7H30M00S" calcext:value-type="time">
            <text:p>17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729166666666667" calcext:value-type="float">
            <text:p>0.72916666666666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7:54:00.447315" calcext:value-type="date">
            <text:p>2019-10-07 17:54:00</text:p>
          </table:table-cell>
          <table:table-cell table:style-name="ce7" table:formula="of:=[.A6]" office:value-type="date" office:date-value="2019-10-07T17:54:00.447315" calcext:value-type="date">
            <text:p>2019-10-07 17:54:00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7:54:00.44731522445" calcext:value-type="date">
            <text:p>12/30/99 05:54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&lt;0.000001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7H40M00S" calcext:value-type="time">
            <text:p>17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736111111111111" calcext:value-type="float">
            <text:p>0.73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7:49:09.321495" calcext:value-type="date">
            <text:p>2019-10-07 17:49:09</text:p>
          </table:table-cell>
          <table:table-cell table:style-name="ce7" table:formula="of:=[.A7]" office:value-type="date" office:date-value="2019-10-07T17:49:09.321495" calcext:value-type="date">
            <text:p>2019-10-07 17:49:09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7:49:09.32149476372" calcext:value-type="date">
            <text:p>12/30/99 05:49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&lt;0.000001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7H50M00S" calcext:value-type="time">
            <text:p>17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];0)&lt;=[.O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8:08:15.188615" calcext:value-type="date">
            <text:p>2019-10-07 18:08:15</text:p>
          </table:table-cell>
          <table:table-cell table:style-name="ce7" table:formula="of:=[.A8]" office:value-type="date" office:date-value="2019-10-07T18:08:15.188615" calcext:value-type="date">
            <text:p>2019-10-07 18:08:15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8:08:15.18861549441" calcext:value-type="date">
            <text:p>12/30/99 06:08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&lt;0.000001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8H00M00S" calcext:value-type="time">
            <text:p>18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75" calcext:value-type="float">
            <text:p>0.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];0)&lt;=[.O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8:19:01.61889" calcext:value-type="date">
            <text:p>2019-10-07 18:19:02</text:p>
          </table:table-cell>
          <table:table-cell table:style-name="ce7" table:formula="of:=[.A9]" office:value-type="date" office:date-value="2019-10-07T18:19:01.61889" calcext:value-type="date">
            <text:p>2019-10-07 18:19:02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8:19:01.61889015231" calcext:value-type="date">
            <text:p>12/30/99 06:19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&lt;0.000001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8H10M00S" calcext:value-type="time">
            <text:p>18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];0)&lt;=[.O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8:11:00.366417" calcext:value-type="date">
            <text:p>2019-10-07 18:11:00</text:p>
          </table:table-cell>
          <table:table-cell table:style-name="ce7" table:formula="of:=[.A10]" office:value-type="date" office:date-value="2019-10-07T18:11:00.366417" calcext:value-type="date">
            <text:p>2019-10-07 18:11:00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8:11:00.3664166294" calcext:value-type="date">
            <text:p>12/30/99 06:11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&lt;0.000001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8H20M00S" calcext:value-type="time">
            <text:p>18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763888888888889" calcext:value-type="float">
            <text:p>0.7638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];0)&lt;=[.O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7:42:34.268531" calcext:value-type="date">
            <text:p>2019-10-07 17:42:34</text:p>
          </table:table-cell>
          <table:table-cell table:style-name="ce7" table:formula="of:=[.A11]" office:value-type="date" office:date-value="2019-10-07T17:42:34.268531" calcext:value-type="date">
            <text:p>2019-10-07 17:42:34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7:42:34.26853105891" calcext:value-type="date">
            <text:p>12/30/99 05:42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&lt;0.000001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8H30M00S" calcext:value-type="time">
            <text:p>18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770833333333333" calcext:value-type="float">
            <text:p>0.77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];0)&lt;=[.O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7:49:37.805767" calcext:value-type="date">
            <text:p>2019-10-07 17:49:38</text:p>
          </table:table-cell>
          <table:table-cell table:style-name="ce7" table:formula="of:=[.A12]" office:value-type="date" office:date-value="2019-10-07T17:49:37.805767" calcext:value-type="date">
            <text:p>2019-10-07 17:49:38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7:49:37.80576744117" calcext:value-type="date">
            <text:p>12/30/99 05:49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&lt;0.000001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8H40M00S" calcext:value-type="time">
            <text:p>18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777777777777778" calcext:value-type="float">
            <text:p>0.7777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];0)&lt;=[.O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7:48:46.308017" calcext:value-type="date">
            <text:p>2019-10-07 17:48:46</text:p>
          </table:table-cell>
          <table:table-cell table:style-name="ce7" table:formula="of:=[.A13]" office:value-type="date" office:date-value="2019-10-07T17:48:46.308017" calcext:value-type="date">
            <text:p>2019-10-07 17:48:46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7:48:46.30801694468" calcext:value-type="date">
            <text:p>12/30/99 05:48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&lt;0.000001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8H50M00S" calcext:value-type="time">
            <text:p>18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784722222222222" calcext:value-type="float">
            <text:p>0.78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];0)&lt;=[.O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8:03:06.677553" calcext:value-type="date">
            <text:p>2019-10-07 18:03:07</text:p>
          </table:table-cell>
          <table:table-cell table:style-name="ce7" table:formula="of:=[.A14]" office:value-type="date" office:date-value="2019-10-07T18:03:06.677553" calcext:value-type="date">
            <text:p>2019-10-07 18:03:07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8:03:06.67755250353" calcext:value-type="date">
            <text:p>12/30/99 06:03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&lt;0.000001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19H00M00S" calcext:value-type="time">
            <text:p>19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];0)&lt;=[.O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7:39:38.944825" calcext:value-type="date">
            <text:p>2019-10-07 17:39:39</text:p>
          </table:table-cell>
          <table:table-cell table:style-name="ce7" table:formula="of:=[.A15]" office:value-type="date" office:date-value="2019-10-07T17:39:38.944825" calcext:value-type="date">
            <text:p>2019-10-07 17:39:39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7:39:38.94482526463" calcext:value-type="date">
            <text:p>12/30/99 05:39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&lt;0.000001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19H10M00S" calcext:value-type="time">
            <text:p>19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798611111111111" calcext:value-type="float">
            <text:p>0.79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8:03:41.75444" calcext:value-type="date">
            <text:p>2019-10-07 18:03:42</text:p>
          </table:table-cell>
          <table:table-cell table:style-name="ce7" table:formula="of:=[.A16]" office:value-type="date" office:date-value="2019-10-07T18:03:41.75444" calcext:value-type="date">
            <text:p>2019-10-07 18:03:42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8:03:41.75443992019" calcext:value-type="date">
            <text:p>12/30/99 06:03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&lt;0.000001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19H20M00S" calcext:value-type="time">
            <text:p>19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8:05:59.047843" calcext:value-type="date">
            <text:p>2019-10-07 18:05:59</text:p>
          </table:table-cell>
          <table:table-cell table:style-name="ce7" table:formula="of:=[.A17]" office:value-type="date" office:date-value="2019-10-07T18:05:59.047843" calcext:value-type="date">
            <text:p>2019-10-07 18:05:59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8:05:59.04784316663" calcext:value-type="date">
            <text:p>12/30/99 06:05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&lt;0.000001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19H30M00S" calcext:value-type="time">
            <text:p>19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8125" calcext:value-type="float">
            <text:p>0.81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7:42:05.987282" calcext:value-type="date">
            <text:p>2019-10-07 17:42:06</text:p>
          </table:table-cell>
          <table:table-cell table:style-name="ce7" table:formula="of:=[.A18]" office:value-type="date" office:date-value="2019-10-07T17:42:05.987282" calcext:value-type="date">
            <text:p>2019-10-07 17:42:06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7:42:05.98728169687" calcext:value-type="date">
            <text:p>12/30/99 05:42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&lt;0.000001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17H10M00S" calcext:value-type="time">
            <text:p>17:10:00</text:p>
          </table:table-cell>
          <table:table-cell table:style-name="ce11" table:formula="of:=IF([.L18]&lt;[.L17];[.M17]+[.H$2];[.M17])" office:value-type="float" office:value="60" calcext:value-type="float">
            <text:p>60</text:p>
          </table:table-cell>
          <table:table-cell table:style-name="ce11" table:formula="of:=OFFSET([.C$4];[.M18];0)" office:value-type="float" office:value="43746" calcext:value-type="float">
            <text:p>43746</text:p>
          </table:table-cell>
          <table:table-cell table:style-name="ce36" table:formula="of:=[.L18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];0)&lt;=[.O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8:39:09.70329" calcext:value-type="date">
            <text:p>2019-10-07 18:39:10</text:p>
          </table:table-cell>
          <table:table-cell table:style-name="ce7" table:formula="of:=[.A19]" office:value-type="date" office:date-value="2019-10-07T18:39:09.70329" calcext:value-type="date">
            <text:p>2019-10-07 18:39:10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8:39:09.70328996424" calcext:value-type="date">
            <text:p>12/30/99 06:39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&lt;0.000001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17H20M00S" calcext:value-type="time">
            <text:p>17:20:00</text:p>
          </table:table-cell>
          <table:table-cell table:style-name="ce11" table:formula="of:=IF([.L19]&lt;[.L18];[.M18]+[.H$2];[.M18])" office:value-type="float" office:value="60" calcext:value-type="float">
            <text:p>60</text:p>
          </table:table-cell>
          <table:table-cell table:style-name="ce11" table:formula="of:=OFFSET([.C$4];[.M19];0)" office:value-type="float" office:value="43746" calcext:value-type="float">
            <text:p>43746</text:p>
          </table:table-cell>
          <table:table-cell table:style-name="ce36" table:formula="of:=[.L19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];0)&lt;=[.O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8:04:43.762239" calcext:value-type="date">
            <text:p>2019-10-07 18:04:44</text:p>
          </table:table-cell>
          <table:table-cell table:style-name="ce7" table:formula="of:=[.A20]" office:value-type="date" office:date-value="2019-10-07T18:04:43.762239" calcext:value-type="date">
            <text:p>2019-10-07 18:04:44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8:04:43.76223889645" calcext:value-type="date">
            <text:p>12/30/99 06:04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&lt;0.000001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17H30M00S" calcext:value-type="time">
            <text:p>17:30:00</text:p>
          </table:table-cell>
          <table:table-cell table:style-name="ce11" table:formula="of:=IF([.L20]&lt;[.L19];[.M19]+[.H$2];[.M19])" office:value-type="float" office:value="60" calcext:value-type="float">
            <text:p>60</text:p>
          </table:table-cell>
          <table:table-cell table:style-name="ce11" table:formula="of:=OFFSET([.C$4];[.M20];0)" office:value-type="float" office:value="43746" calcext:value-type="float">
            <text:p>43746</text:p>
          </table:table-cell>
          <table:table-cell table:style-name="ce36" table:formula="of:=[.L20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];0)&lt;=[.O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7:58:39.390558" calcext:value-type="date">
            <text:p>2019-10-07 17:58:39</text:p>
          </table:table-cell>
          <table:table-cell table:style-name="ce7" table:formula="of:=[.A21]" office:value-type="date" office:date-value="2019-10-07T17:58:39.390558" calcext:value-type="date">
            <text:p>2019-10-07 17:58:39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7:58:39.3905580556" calcext:value-type="date">
            <text:p>12/30/99 05:58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&lt;0.000001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7H40M00S" calcext:value-type="time">
            <text:p>17:40:00</text:p>
          </table:table-cell>
          <table:table-cell table:style-name="ce11" table:formula="of:=IF([.L21]&lt;[.L20];[.M20]+[.H$2];[.M20])" office:value-type="float" office:value="60" calcext:value-type="float">
            <text:p>60</text:p>
          </table:table-cell>
          <table:table-cell table:style-name="ce11" table:formula="of:=OFFSET([.C$4];[.M21];0)" office:value-type="float" office:value="43746" calcext:value-type="float">
            <text:p>43746</text:p>
          </table:table-cell>
          <table:table-cell table:style-name="ce36" table:formula="of:=[.L21]" office:value-type="float" office:value="0.736111111111111" calcext:value-type="float">
            <text:p>0.73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8:04:58.693395" calcext:value-type="date">
            <text:p>2019-10-07 18:04:59</text:p>
          </table:table-cell>
          <table:table-cell table:style-name="ce7" table:formula="of:=[.A22]" office:value-type="date" office:date-value="2019-10-07T18:04:58.693395" calcext:value-type="date">
            <text:p>2019-10-07 18:04:5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8:04:58.69339470752" calcext:value-type="date">
            <text:p>12/30/99 06:04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&lt;0.000001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7H50M00S" calcext:value-type="time">
            <text:p>17:50:00</text:p>
          </table:table-cell>
          <table:table-cell table:style-name="ce11" table:formula="of:=IF([.L22]&lt;[.L21];[.M21]+[.H$2];[.M21])" office:value-type="float" office:value="60" calcext:value-type="float">
            <text:p>60</text:p>
          </table:table-cell>
          <table:table-cell table:style-name="ce11" table:formula="of:=OFFSET([.C$4];[.M22];0)" office:value-type="float" office:value="43746" calcext:value-type="float">
            <text:p>43746</text:p>
          </table:table-cell>
          <table:table-cell table:style-name="ce36" table:formula="of:=[.L22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8:11:54.002549" calcext:value-type="date">
            <text:p>2019-10-07 18:11:54</text:p>
          </table:table-cell>
          <table:table-cell table:style-name="ce7" table:formula="of:=[.A23]" office:value-type="date" office:date-value="2019-10-07T18:11:54.002549" calcext:value-type="date">
            <text:p>2019-10-07 18:11:54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8:11:54.00254883338" calcext:value-type="date">
            <text:p>12/30/99 06:11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&lt;0.000001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8H00M00S" calcext:value-type="time">
            <text:p>18:00:00</text:p>
          </table:table-cell>
          <table:table-cell table:style-name="ce11" table:formula="of:=IF([.L23]&lt;[.L22];[.M22]+[.H$2];[.M22])" office:value-type="float" office:value="60" calcext:value-type="float">
            <text:p>60</text:p>
          </table:table-cell>
          <table:table-cell table:style-name="ce11" table:formula="of:=OFFSET([.C$4];[.M23];0)" office:value-type="float" office:value="43746" calcext:value-type="float">
            <text:p>43746</text:p>
          </table:table-cell>
          <table:table-cell table:style-name="ce36" table:formula="of:=[.L23]" office:value-type="float" office:value="0.75" calcext:value-type="float">
            <text:p>0.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8:03:22.466011" calcext:value-type="date">
            <text:p>2019-10-07 18:03:22</text:p>
          </table:table-cell>
          <table:table-cell table:style-name="ce7" table:formula="of:=[.A24]" office:value-type="date" office:date-value="2019-10-07T18:03:22.466011" calcext:value-type="date">
            <text:p>2019-10-07 18:03:22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8:03:22.46601104736" calcext:value-type="date">
            <text:p>12/30/99 06:03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&lt;0.000001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8H10M00S" calcext:value-type="time">
            <text:p>18:10:00</text:p>
          </table:table-cell>
          <table:table-cell table:style-name="ce11" table:formula="of:=IF([.L24]&lt;[.L23];[.M23]+[.H$2];[.M23])" office:value-type="float" office:value="60" calcext:value-type="float">
            <text:p>6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7:49:59.570839" calcext:value-type="date">
            <text:p>2019-10-07 17:50:00</text:p>
          </table:table-cell>
          <table:table-cell table:style-name="ce7" table:formula="of:=[.A25]" office:value-type="date" office:date-value="2019-10-07T17:49:59.570839" calcext:value-type="date">
            <text:p>2019-10-07 17:50:00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7:49:59.57083936315" calcext:value-type="date">
            <text:p>12/30/99 05:50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&lt;0.000001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8H20M00S" calcext:value-type="time">
            <text:p>18:20:00</text:p>
          </table:table-cell>
          <table:table-cell table:style-name="ce11" table:formula="of:=IF([.L25]&lt;[.L24];[.M24]+[.H$2];[.M24])" office:value-type="float" office:value="60" calcext:value-type="float">
            <text:p>6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];0)&lt;=[.O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8:09:11.830429" calcext:value-type="date">
            <text:p>2019-10-07 18:09:12</text:p>
          </table:table-cell>
          <table:table-cell table:style-name="ce7" table:formula="of:=[.A26]" office:value-type="date" office:date-value="2019-10-07T18:09:11.830429" calcext:value-type="date">
            <text:p>2019-10-07 18:09:12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8:09:11.83042881545" calcext:value-type="date">
            <text:p>12/30/99 06:09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&lt;0.000001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8H30M00S" calcext:value-type="time">
            <text:p>18:30:00</text:p>
          </table:table-cell>
          <table:table-cell table:style-name="ce11" table:formula="of:=IF([.L26]&lt;[.L25];[.M25]+[.H$2];[.M25])" office:value-type="float" office:value="60" calcext:value-type="float">
            <text:p>6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770833333333333" calcext:value-type="float">
            <text:p>0.77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];0)&lt;=[.O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8:25:37.876833" calcext:value-type="date">
            <text:p>2019-10-07 18:25:38</text:p>
          </table:table-cell>
          <table:table-cell table:style-name="ce7" table:formula="of:=[.A27]" office:value-type="date" office:date-value="2019-10-07T18:25:37.876833" calcext:value-type="date">
            <text:p>2019-10-07 18:25:38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8:25:37.87683311384" calcext:value-type="date">
            <text:p>12/30/99 06:25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&lt;0.000001;[.G26]+2+1/[.$H$2];[.G26]+1/[.$H$2])" office:value-type="float" office:value="0.4" calcext:value-type="float">
            <text:p>0,4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8H40M00S" calcext:value-type="time">
            <text:p>18:40:00</text:p>
          </table:table-cell>
          <table:table-cell table:style-name="ce11" table:formula="of:=IF([.L27]&lt;[.L26];[.M26]+[.H$2];[.M26])" office:value-type="float" office:value="60" calcext:value-type="float">
            <text:p>6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];0)&lt;=[.O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8:15:09.117292" calcext:value-type="date">
            <text:p>2019-10-07 18:15:09</text:p>
          </table:table-cell>
          <table:table-cell table:style-name="ce7" table:formula="of:=[.A28]" office:value-type="date" office:date-value="2019-10-07T18:15:09.117292" calcext:value-type="date">
            <text:p>2019-10-07 18:15:09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8:15:09.11729154177" calcext:value-type="date">
            <text:p>12/30/99 06:15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&lt;0.000001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8H50M00S" calcext:value-type="time">
            <text:p>18:50:00</text:p>
          </table:table-cell>
          <table:table-cell table:style-name="ce11" table:formula="of:=IF([.L28]&lt;[.L27];[.M27]+[.H$2];[.M27])" office:value-type="float" office:value="60" calcext:value-type="float">
            <text:p>6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784722222222222" calcext:value-type="float">
            <text:p>0.78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];0)&lt;=[.O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8:03:11.108077" calcext:value-type="date">
            <text:p>2019-10-07 18:03:11</text:p>
          </table:table-cell>
          <table:table-cell table:style-name="ce7" table:formula="of:=[.A29]" office:value-type="date" office:date-value="2019-10-07T18:03:11.108077" calcext:value-type="date">
            <text:p>2019-10-07 18:03:11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8:03:11.10807690304" calcext:value-type="date">
            <text:p>12/30/99 06:03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&lt;0.000001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9H00M00S" calcext:value-type="time">
            <text:p>19:00:00</text:p>
          </table:table-cell>
          <table:table-cell table:style-name="ce11" table:formula="of:=IF([.L29]&lt;[.L28];[.M28]+[.H$2];[.M28])" office:value-type="float" office:value="60" calcext:value-type="float">
            <text:p>6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];0)&lt;=[.O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8:18:44.290789" calcext:value-type="date">
            <text:p>2019-10-07 18:18:44</text:p>
          </table:table-cell>
          <table:table-cell table:style-name="ce7" table:formula="of:=[.A30]" office:value-type="date" office:date-value="2019-10-07T18:18:44.290789" calcext:value-type="date">
            <text:p>2019-10-07 18:18:44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8:18:44.29078936111" calcext:value-type="date">
            <text:p>12/30/99 06:18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&lt;0.000001;[.G29]+2+1/[.$H$2];[.G29]+1/[.$H$2])" office:value-type="float" office:value="0.45" calcext:value-type="float">
            <text:p>0,45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9H10M00S" calcext:value-type="time">
            <text:p>19:10:00</text:p>
          </table:table-cell>
          <table:table-cell table:style-name="ce11" table:formula="of:=IF([.L30]&lt;[.L29];[.M29]+[.H$2];[.M29])" office:value-type="float" office:value="60" calcext:value-type="float">
            <text:p>6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];0)&lt;=[.O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7:37:28.692697" calcext:value-type="date">
            <text:p>2019-10-07 17:37:29</text:p>
          </table:table-cell>
          <table:table-cell table:formula="of:=[.A31]" office:value-type="float" office:value="43745.7343598692" calcext:value-type="float">
            <text:p>43745.7343598692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73435986918048" calcext:value-type="float">
            <text:p>0.73435986918048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&lt;0.000001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9H20M00S" calcext:value-type="time">
            <text:p>19:20:00</text:p>
          </table:table-cell>
          <table:table-cell table:style-name="ce11" table:formula="of:=IF([.L31]&lt;[.L30];[.M30]+[.H$2];[.M30])" office:value-type="float" office:value="60" calcext:value-type="float">
            <text:p>6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];0)&lt;=[.O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8:23:23.215138" calcext:value-type="date">
            <text:p>2019-10-07 18:23:23</text:p>
          </table:table-cell>
          <table:table-cell table:formula="of:=[.A32]" office:value-type="float" office:value="43745.766240916" calcext:value-type="float">
            <text:p>43745.766240916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766240915952949" calcext:value-type="float">
            <text:p>0.766240915952949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&lt;0.000001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style-name="ce35" table:formula="of:=SUM(MOD(SUM([.L31]-[.L$2];[.T$2]);[.R$2]-[.L$2]);[.L$2])" office:value-type="time" office:time-value="PT19H30M00S" calcext:value-type="time">
            <text:p>19:30:00</text:p>
          </table:table-cell>
          <table:table-cell table:style-name="ce11" table:formula="of:=IF([.L32]&lt;[.L31];[.M31]+[.H$2];[.M31])" office:value-type="float" office:value="60" calcext:value-type="float">
            <text:p>6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];0)&lt;=[.O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8:03:18.181753" calcext:value-type="date">
            <text:p>2019-10-07 18:03:18</text:p>
          </table:table-cell>
          <table:table-cell table:formula="of:=[.A33]" office:value-type="float" office:value="43745.7522937703" calcext:value-type="float">
            <text:p>43745.7522937703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752293770288816" calcext:value-type="float">
            <text:p>0.752293770288816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&lt;0.000001;[.G32]+2+1/[.$H$2];[.G32]+1/[.$H$2])" office:value-type="float" office:value="0.5" calcext:value-type="float">
            <text:p>0,5</text:p>
          </table:table-cell>
          <table:table-cell table:number-columns-repeated="4"/>
          <table:table-cell table:style-name="ce35" table:formula="of:=SUM(MOD(SUM([.L32]-[.L$2];[.T$2]);[.R$2]-[.L$2]);[.L$2])" office:value-type="time" office:time-value="PT17H10M00S" calcext:value-type="time">
            <text:p>17:10:00</text:p>
          </table:table-cell>
          <table:table-cell table:style-name="ce11" table:formula="of:=IF([.L33]&lt;[.L32];[.M32]+[.H$2];[.M32])" office:value-type="float" office:value="120" calcext:value-type="float">
            <text:p>120</text:p>
          </table:table-cell>
          <table:table-cell table:style-name="ce11" table:formula="of:=OFFSET([.C$4];[.M33];0)" office:value-type="float" office:value="43747" calcext:value-type="float">
            <text:p>43747</text:p>
          </table:table-cell>
          <table:table-cell table:style-name="ce36" table:formula="of:=[.L33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];0)&lt;=[.O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8:25:18.707161" calcext:value-type="date">
            <text:p>2019-10-07 18:25:19</text:p>
          </table:table-cell>
          <table:table-cell table:formula="of:=[.A34]" office:value-type="float" office:value="43745.7675776292" calcext:value-type="float">
            <text:p>43745.7675776292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767577629172592" calcext:value-type="float">
            <text:p>0.767577629172592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&lt;0.000001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style-name="ce35" table:formula="of:=SUM(MOD(SUM([.L33]-[.L$2];[.T$2]);[.R$2]-[.L$2]);[.L$2])" office:value-type="time" office:time-value="PT17H20M00S" calcext:value-type="time">
            <text:p>17:20:00</text:p>
          </table:table-cell>
          <table:table-cell table:style-name="ce11" table:formula="of:=IF([.L34]&lt;[.L33];[.M33]+[.H$2];[.M33])" office:value-type="float" office:value="120" calcext:value-type="float">
            <text:p>120</text:p>
          </table:table-cell>
          <table:table-cell table:style-name="ce11" table:formula="of:=OFFSET([.C$4];[.M34];0)" office:value-type="float" office:value="43747" calcext:value-type="float">
            <text:p>43747</text:p>
          </table:table-cell>
          <table:table-cell table:style-name="ce36" table:formula="of:=[.L34]" office:value-type="float" office:value="0.722222222222222" calcext:value-type="float">
            <text:p>0.72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];0)&lt;=[.O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7:37:08.715042" calcext:value-type="date">
            <text:p>2019-10-07 17:37:09</text:p>
          </table:table-cell>
          <table:table-cell table:formula="of:=[.A35]" office:value-type="float" office:value="43745.7341286463" calcext:value-type="float">
            <text:p>43745.7341286463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734128646319732" calcext:value-type="float">
            <text:p>0.734128646319732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&lt;0.000001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style-name="ce35" table:formula="of:=SUM(MOD(SUM([.L34]-[.L$2];[.T$2]);[.R$2]-[.L$2]);[.L$2])" office:value-type="time" office:time-value="PT17H30M00S" calcext:value-type="time">
            <text:p>17:30:00</text:p>
          </table:table-cell>
          <table:table-cell table:style-name="ce11" table:formula="of:=IF([.L35]&lt;[.L34];[.M34]+[.H$2];[.M34])" office:value-type="float" office:value="120" calcext:value-type="float">
            <text:p>120</text:p>
          </table:table-cell>
          <table:table-cell table:style-name="ce11" table:formula="of:=OFFSET([.C$4];[.M35];0)" office:value-type="float" office:value="43747" calcext:value-type="float">
            <text:p>43747</text:p>
          </table:table-cell>
          <table:table-cell table:style-name="ce36" table:formula="of:=[.L35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];0)&lt;=[.O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8:01:02.107781" calcext:value-type="date">
            <text:p>2019-10-07 18:01:02</text:p>
          </table:table-cell>
          <table:table-cell table:formula="of:=[.A36]" office:value-type="float" office:value="43745.7507188401" calcext:value-type="float">
            <text:p>43745.7507188401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750718840055924" calcext:value-type="float">
            <text:p>0.750718840055924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&lt;0.000001;[.G35]+2+1/[.$H$2];[.G35]+1/[.$H$2])" office:value-type="float" office:value="0.55" calcext:value-type="float">
            <text:p>0,55</text:p>
          </table:table-cell>
          <table:table-cell table:number-columns-repeated="4"/>
          <table:table-cell table:style-name="ce35" table:formula="of:=SUM(MOD(SUM([.L35]-[.L$2];[.T$2]);[.R$2]-[.L$2]);[.L$2])" office:value-type="time" office:time-value="PT17H40M00S" calcext:value-type="time">
            <text:p>17:40:00</text:p>
          </table:table-cell>
          <table:table-cell table:style-name="ce11" table:formula="of:=IF([.L36]&lt;[.L35];[.M35]+[.H$2];[.M35])" office:value-type="float" office:value="120" calcext:value-type="float">
            <text:p>120</text:p>
          </table:table-cell>
          <table:table-cell table:style-name="ce11" table:formula="of:=OFFSET([.C$4];[.M36];0)" office:value-type="float" office:value="43747" calcext:value-type="float">
            <text:p>43747</text:p>
          </table:table-cell>
          <table:table-cell table:style-name="ce36" table:formula="of:=[.L36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];0)&lt;=[.O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7:51:38.871865" calcext:value-type="date">
            <text:p>2019-10-07 17:51:39</text:p>
          </table:table-cell>
          <table:table-cell table:formula="of:=[.A37]" office:value-type="float" office:value="43745.7441999058" calcext:value-type="float">
            <text:p>43745.7441999058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744199905842834" calcext:value-type="float">
            <text:p>0.744199905842834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&lt;0.000001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style-name="ce35" table:formula="of:=SUM(MOD(SUM([.L36]-[.L$2];[.T$2]);[.R$2]-[.L$2]);[.L$2])" office:value-type="time" office:time-value="PT17H50M00S" calcext:value-type="time">
            <text:p>17:50:00</text:p>
          </table:table-cell>
          <table:table-cell table:style-name="ce11" table:formula="of:=IF([.L37]&lt;[.L36];[.M36]+[.H$2];[.M36])" office:value-type="float" office:value="120" calcext:value-type="float">
            <text:p>120</text:p>
          </table:table-cell>
          <table:table-cell table:style-name="ce11" table:formula="of:=OFFSET([.C$4];[.M37];0)" office:value-type="float" office:value="43747" calcext:value-type="float">
            <text:p>43747</text:p>
          </table:table-cell>
          <table:table-cell table:style-name="ce36" table:formula="of:=[.L37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];0)&lt;=[.O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7:51:32.902817" calcext:value-type="date">
            <text:p>2019-10-07 17:51:33</text:p>
          </table:table-cell>
          <table:table-cell table:formula="of:=[.A38]" office:value-type="float" office:value="43745.7441308196" calcext:value-type="float">
            <text:p>43745.7441308196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744130819635757" calcext:value-type="float">
            <text:p>0.744130819635757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&lt;0.000001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style-name="ce35" table:formula="of:=SUM(MOD(SUM([.L37]-[.L$2];[.T$2]);[.R$2]-[.L$2]);[.L$2])" office:value-type="time" office:time-value="PT18H00M00S" calcext:value-type="time">
            <text:p>18:00:00</text:p>
          </table:table-cell>
          <table:table-cell table:style-name="ce11" table:formula="of:=IF([.L38]&lt;[.L37];[.M37]+[.H$2];[.M37])" office:value-type="float" office:value="120" calcext:value-type="float">
            <text:p>120</text:p>
          </table:table-cell>
          <table:table-cell table:style-name="ce11" table:formula="of:=OFFSET([.C$4];[.M38];0)" office:value-type="float" office:value="43747" calcext:value-type="float">
            <text:p>43747</text:p>
          </table:table-cell>
          <table:table-cell table:style-name="ce36" table:formula="of:=[.L38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];0)&lt;=[.O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7:38:03.325212" calcext:value-type="date">
            <text:p>2019-10-07 17:38:03</text:p>
          </table:table-cell>
          <table:table-cell table:formula="of:=[.A39]" office:value-type="float" office:value="43745.7347607085" calcext:value-type="float">
            <text:p>43745.7347607085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734760708466638" calcext:value-type="float">
            <text:p>0.734760708466638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&lt;0.000001;[.G38]+2+1/[.$H$2];[.G38]+1/[.$H$2])" office:value-type="float" office:value="0.6" calcext:value-type="float">
            <text:p>0,6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8H10M00S" calcext:value-type="time">
            <text:p>18:10:00</text:p>
          </table:table-cell>
          <table:table-cell table:style-name="ce11" table:formula="of:=IF([.L39]&lt;[.L38];[.M38]+[.H$2];[.M38])" office:value-type="float" office:value="120" calcext:value-type="float">
            <text:p>120</text:p>
          </table:table-cell>
          <table:table-cell table:style-name="ce11" table:formula="of:=OFFSET([.C$4];[.M39];0)" office:value-type="float" office:value="43747" calcext:value-type="float">
            <text:p>43747</text:p>
          </table:table-cell>
          <table:table-cell table:style-name="ce36" table:formula="of:=[.L39]" office:value-type="float" office:value="0.756944444444444" calcext:value-type="float">
            <text:p>0.7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];0)&lt;=[.O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8:00:26.064601" calcext:value-type="date">
            <text:p>2019-10-07 18:00:26</text:p>
          </table:table-cell>
          <table:table-cell table:formula="of:=[.A40]" office:value-type="float" office:value="43745.7503016736" calcext:value-type="float">
            <text:p>43745.7503016736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750301673622744" calcext:value-type="float">
            <text:p>0.750301673622744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&lt;0.000001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8H20M00S" calcext:value-type="time">
            <text:p>18:20:00</text:p>
          </table:table-cell>
          <table:table-cell table:style-name="ce11" table:formula="of:=IF([.L40]&lt;[.L39];[.M39]+[.H$2];[.M39])" office:value-type="float" office:value="120" calcext:value-type="float">
            <text:p>120</text:p>
          </table:table-cell>
          <table:table-cell table:style-name="ce11" table:formula="of:=OFFSET([.C$4];[.M40];0)" office:value-type="float" office:value="43747" calcext:value-type="float">
            <text:p>43747</text:p>
          </table:table-cell>
          <table:table-cell table:style-name="ce36" table:formula="of:=[.L40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7:42:48.57167" calcext:value-type="date">
            <text:p>2019-10-07 17:42:49</text:p>
          </table:table-cell>
          <table:table-cell table:formula="of:=[.A41]" office:value-type="float" office:value="43745.7380621721" calcext:value-type="float">
            <text:p>43745.7380621721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738062172102218" calcext:value-type="float">
            <text:p>0.738062172102218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&lt;0.000001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8H30M00S" calcext:value-type="time">
            <text:p>18:30:00</text:p>
          </table:table-cell>
          <table:table-cell table:style-name="ce11" table:formula="of:=IF([.L41]&lt;[.L40];[.M40]+[.H$2];[.M40])" office:value-type="float" office:value="120" calcext:value-type="float">
            <text:p>120</text:p>
          </table:table-cell>
          <table:table-cell table:style-name="ce11" table:formula="of:=OFFSET([.C$4];[.M41];0)" office:value-type="float" office:value="43747" calcext:value-type="float">
            <text:p>43747</text:p>
          </table:table-cell>
          <table:table-cell table:style-name="ce36" table:formula="of:=[.L41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8:24:29.918307" calcext:value-type="date">
            <text:p>2019-10-07 18:24:30</text:p>
          </table:table-cell>
          <table:table-cell table:formula="of:=[.A42]" office:value-type="float" office:value="43745.7670129434" calcext:value-type="float">
            <text:p>43745.7670129434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767012943368172" calcext:value-type="float">
            <text:p>0.767012943368172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&lt;0.000001;[.G41]+2+1/[.$H$2];[.G41]+1/[.$H$2])" office:value-type="float" office:value="0.65" calcext:value-type="float">
            <text:p>0,65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8H40M00S" calcext:value-type="time">
            <text:p>18:40:00</text:p>
          </table:table-cell>
          <table:table-cell table:style-name="ce11" table:formula="of:=IF([.L42]&lt;[.L41];[.M41]+[.H$2];[.M41])" office:value-type="float" office:value="120" calcext:value-type="float">
            <text:p>120</text:p>
          </table:table-cell>
          <table:table-cell table:style-name="ce11" table:formula="of:=OFFSET([.C$4];[.M42];0)" office:value-type="float" office:value="43747" calcext:value-type="float">
            <text:p>43747</text:p>
          </table:table-cell>
          <table:table-cell table:style-name="ce36" table:formula="of:=[.L42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8:28:02.104705" calcext:value-type="date">
            <text:p>2019-10-07 18:28:02</text:p>
          </table:table-cell>
          <table:table-cell table:formula="of:=[.A43]" office:value-type="float" office:value="43745.7694688045" calcext:value-type="float">
            <text:p>43745.7694688045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769468804450298" calcext:value-type="float">
            <text:p>0.769468804450298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&lt;0.000001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8H50M00S" calcext:value-type="time">
            <text:p>18:50:00</text:p>
          </table:table-cell>
          <table:table-cell table:style-name="ce11" table:formula="of:=IF([.L43]&lt;[.L42];[.M42]+[.H$2];[.M42])" office:value-type="float" office:value="120" calcext:value-type="float">
            <text:p>120</text:p>
          </table:table-cell>
          <table:table-cell table:style-name="ce11" table:formula="of:=OFFSET([.C$4];[.M43];0)" office:value-type="float" office:value="43747" calcext:value-type="float">
            <text:p>43747</text:p>
          </table:table-cell>
          <table:table-cell table:style-name="ce36" table:formula="of:=[.L43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7:51:27.78941" calcext:value-type="date">
            <text:p>2019-10-07 17:51:28</text:p>
          </table:table-cell>
          <table:table-cell table:style-name="ce7" table:formula="of:=[.A44]" office:value-type="date" office:date-value="2019-10-07T17:51:27.78941" calcext:value-type="date">
            <text:p>2019-10-07 17:51:28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7:51:27.78941009659" calcext:value-type="date">
            <text:p>12/30/99 05:51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&lt;0.000001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9H00M00S" calcext:value-type="time">
            <text:p>19:00:00</text:p>
          </table:table-cell>
          <table:table-cell table:style-name="ce11" table:formula="of:=IF([.L44]&lt;[.L43];[.M43]+[.H$2];[.M43])" office:value-type="float" office:value="120" calcext:value-type="float">
            <text:p>120</text:p>
          </table:table-cell>
          <table:table-cell table:style-name="ce11" table:formula="of:=OFFSET([.C$4];[.M44];0)" office:value-type="float" office:value="43747" calcext:value-type="float">
            <text:p>43747</text:p>
          </table:table-cell>
          <table:table-cell table:style-name="ce36" table:formula="of:=[.L44]" office:value-type="float" office:value="0.791666666666666" calcext:value-type="float">
            <text:p>0.79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8:04:01.926807" calcext:value-type="date">
            <text:p>2019-10-07 18:04:02</text:p>
          </table:table-cell>
          <table:table-cell table:formula="of:=[.A45]" office:value-type="float" office:value="43745.7528000788" calcext:value-type="float">
            <text:p>43745.7528000788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752800078786095" calcext:value-type="float">
            <text:p>0.752800078786095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&lt;0.000001;[.G44]+2+1/[.$H$2];[.G44]+1/[.$H$2])" office:value-type="float" office:value="0.7" calcext:value-type="float">
            <text:p>0,7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9H10M00S" calcext:value-type="time">
            <text:p>19:10:00</text:p>
          </table:table-cell>
          <table:table-cell table:style-name="ce11" table:formula="of:=IF([.L45]&lt;[.L44];[.M44]+[.H$2];[.M44])" office:value-type="float" office:value="120" calcext:value-type="float">
            <text:p>12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];0)&lt;=[.O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7:45:32.411211" calcext:value-type="date">
            <text:p>2019-10-07 17:45:32</text:p>
          </table:table-cell>
          <table:table-cell table:formula="of:=[.A46]" office:value-type="float" office:value="43745.7399584631" calcext:value-type="float">
            <text:p>43745.7399584631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73995846309117" calcext:value-type="float">
            <text:p>0.73995846309117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&lt;0.000001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9H20M00S" calcext:value-type="time">
            <text:p>19:20:00</text:p>
          </table:table-cell>
          <table:table-cell table:style-name="ce11" table:formula="of:=IF([.L46]&lt;[.L45];[.M45]+[.H$2];[.M45])" office:value-type="float" office:value="120" calcext:value-type="float">
            <text:p>12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805555555555555" calcext:value-type="float">
            <text:p>0.80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];0)&lt;=[.O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8:13:59.545285" calcext:value-type="date">
            <text:p>2019-10-07 18:14:00</text:p>
          </table:table-cell>
          <table:table-cell table:formula="of:=[.A47]" office:value-type="float" office:value="43745.7597169593" calcext:value-type="float">
            <text:p>43745.7597169593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75971695932094" calcext:value-type="float">
            <text:p>0.75971695932094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&lt;0.000001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9H30M00S" calcext:value-type="time">
            <text:p>19:30:00</text:p>
          </table:table-cell>
          <table:table-cell table:style-name="ce11" table:formula="of:=IF([.L47]&lt;[.L46];[.M46]+[.H$2];[.M46])" office:value-type="float" office:value="120" calcext:value-type="float">
            <text:p>12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7];0)&lt;=[.O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7:56:27.628242" calcext:value-type="date">
            <text:p>2019-10-07 17:56:28</text:p>
          </table:table-cell>
          <table:table-cell table:formula="of:=[.A48]" office:value-type="float" office:value="43745.7475419935" calcext:value-type="float">
            <text:p>43745.7475419935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747541993536288" calcext:value-type="float">
            <text:p>0.747541993536288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&lt;0.000001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7H10M00S" calcext:value-type="time">
            <text:p>17:10:00</text:p>
          </table:table-cell>
          <table:table-cell table:style-name="ce11" table:formula="of:=IF([.L48]&lt;[.L47];[.M47]+[.H$2];[.M47])" office:value-type="float" office:value="180" calcext:value-type="float">
            <text:p>180</text:p>
          </table:table-cell>
          <table:table-cell table:style-name="ce11" table:formula="of:=OFFSET([.C$4];[.M48];0)" office:value-type="float" office:value="43748" calcext:value-type="float">
            <text:p>43748</text:p>
          </table:table-cell>
          <table:table-cell table:style-name="ce36" table:formula="of:=[.L48]" office:value-type="float" office:value="0.715277777777777" calcext:value-type="float">
            <text:p>0.71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8];0)&lt;=[.O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8:05:44.77853" calcext:value-type="date">
            <text:p>2019-10-07 18:05:45</text:p>
          </table:table-cell>
          <table:table-cell table:formula="of:=[.A49]" office:value-type="float" office:value="43745.7539904923" calcext:value-type="float">
            <text:p>43745.7539904923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753990492245066" calcext:value-type="float">
            <text:p>0.753990492245066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&lt;0.000001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7H20M00S" calcext:value-type="time">
            <text:p>17:20:00</text:p>
          </table:table-cell>
          <table:table-cell table:style-name="ce11" table:formula="of:=IF([.L49]&lt;[.L48];[.M48]+[.H$2];[.M48])" office:value-type="float" office:value="180" calcext:value-type="float">
            <text:p>180</text:p>
          </table:table-cell>
          <table:table-cell table:style-name="ce11" table:formula="of:=OFFSET([.C$4];[.M49];0)" office:value-type="float" office:value="43748" calcext:value-type="float">
            <text:p>43748</text:p>
          </table:table-cell>
          <table:table-cell table:style-name="ce36" table:formula="of:=[.L49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9];0)&lt;=[.O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8:02:41.673843" calcext:value-type="date">
            <text:p>2019-10-07 18:02:42</text:p>
          </table:table-cell>
          <table:table-cell table:formula="of:=[.A50]" office:value-type="float" office:value="43745.751871225" calcext:value-type="float">
            <text:p>43745.751871225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751871225038485" calcext:value-type="float">
            <text:p>0.751871225038485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&lt;0.000001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style-name="ce35" table:formula="of:=SUM(MOD(SUM([.L49]-[.L$2];[.T$2]);[.R$2]-[.L$2]);[.L$2])" office:value-type="time" office:time-value="PT17H30M00S" calcext:value-type="time">
            <text:p>17:30:00</text:p>
          </table:table-cell>
          <table:table-cell table:style-name="ce11" table:formula="of:=IF([.L50]&lt;[.L49];[.M49]+[.H$2];[.M49])" office:value-type="float" office:value="180" calcext:value-type="float">
            <text:p>180</text:p>
          </table:table-cell>
          <table:table-cell table:style-name="ce11" table:formula="of:=OFFSET([.C$4];[.M50];0)" office:value-type="float" office:value="43748" calcext:value-type="float">
            <text:p>43748</text:p>
          </table:table-cell>
          <table:table-cell table:style-name="ce36" table:formula="of:=[.L50]" office:value-type="float" office:value="0.729166666666666" calcext:value-type="float">
            <text:p>0.72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0];0)&lt;=[.O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8:15:05.114018" calcext:value-type="date">
            <text:p>2019-10-07 18:15:05</text:p>
          </table:table-cell>
          <table:table-cell table:formula="of:=[.A51]" office:value-type="float" office:value="43745.7604758567" calcext:value-type="float">
            <text:p>43745.7604758567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760475856688572" calcext:value-type="float">
            <text:p>0.760475856688572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&lt;0.000001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style-name="ce35" table:formula="of:=SUM(MOD(SUM([.L50]-[.L$2];[.T$2]);[.R$2]-[.L$2]);[.L$2])" office:value-type="time" office:time-value="PT17H40M00S" calcext:value-type="time">
            <text:p>17:40:00</text:p>
          </table:table-cell>
          <table:table-cell table:style-name="ce11" table:formula="of:=IF([.L51]&lt;[.L50];[.M50]+[.H$2];[.M50])" office:value-type="float" office:value="180" calcext:value-type="float">
            <text:p>180</text:p>
          </table:table-cell>
          <table:table-cell table:style-name="ce11" table:formula="of:=OFFSET([.C$4];[.M51];0)" office:value-type="float" office:value="43748" calcext:value-type="float">
            <text:p>43748</text:p>
          </table:table-cell>
          <table:table-cell table:style-name="ce36" table:formula="of:=[.L51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1];0)&lt;=[.O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8:21:55.306989" calcext:value-type="date">
            <text:p>2019-10-07 18:21:55</text:p>
          </table:table-cell>
          <table:table-cell table:formula="of:=[.A52]" office:value-type="float" office:value="43745.7652234605" calcext:value-type="float">
            <text:p>43745.7652234605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765223460519337" calcext:value-type="float">
            <text:p>0.765223460519337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&lt;0.000001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style-name="ce35" table:formula="of:=SUM(MOD(SUM([.L51]-[.L$2];[.T$2]);[.R$2]-[.L$2]);[.L$2])" office:value-type="time" office:time-value="PT17H50M00S" calcext:value-type="time">
            <text:p>17:50:00</text:p>
          </table:table-cell>
          <table:table-cell table:style-name="ce11" table:formula="of:=IF([.L52]&lt;[.L51];[.M51]+[.H$2];[.M51])" office:value-type="float" office:value="180" calcext:value-type="float">
            <text:p>180</text:p>
          </table:table-cell>
          <table:table-cell table:style-name="ce11" table:formula="of:=OFFSET([.C$4];[.M52];0)" office:value-type="float" office:value="43748" calcext:value-type="float">
            <text:p>43748</text:p>
          </table:table-cell>
          <table:table-cell table:style-name="ce36" table:formula="of:=[.L52]" office:value-type="float" office:value="0.743055555555555" calcext:value-type="float">
            <text:p>0.74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2];0)&lt;=[.O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8:09:45.384845" calcext:value-type="date">
            <text:p>2019-10-07 18:09:45</text:p>
          </table:table-cell>
          <table:table-cell table:formula="of:=[.A53]" office:value-type="float" office:value="43745.7567752876" calcext:value-type="float">
            <text:p>43745.7567752876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756775287554774" calcext:value-type="float">
            <text:p>0.756775287554774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&lt;0.000001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style-name="ce35" table:formula="of:=SUM(MOD(SUM([.L52]-[.L$2];[.T$2]);[.R$2]-[.L$2]);[.L$2])" office:value-type="time" office:time-value="PT18H00M00S" calcext:value-type="time">
            <text:p>18:00:00</text:p>
          </table:table-cell>
          <table:table-cell table:style-name="ce11" table:formula="of:=IF([.L53]&lt;[.L52];[.M52]+[.H$2];[.M52])" office:value-type="float" office:value="180" calcext:value-type="float">
            <text:p>180</text:p>
          </table:table-cell>
          <table:table-cell table:style-name="ce11" table:formula="of:=OFFSET([.C$4];[.M53];0)" office:value-type="float" office:value="43748" calcext:value-type="float">
            <text:p>43748</text:p>
          </table:table-cell>
          <table:table-cell table:style-name="ce36" table:formula="of:=[.L53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3];0)&lt;=[.O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8:01:28.287436" calcext:value-type="date">
            <text:p>2019-10-07 18:01:28</text:p>
          </table:table-cell>
          <table:table-cell table:formula="of:=[.A54]" office:value-type="float" office:value="43745.7510218453" calcext:value-type="float">
            <text:p>43745.7510218453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751021845324431" calcext:value-type="float">
            <text:p>0.751021845324431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&lt;0.000001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style-name="ce35" table:formula="of:=SUM(MOD(SUM([.L53]-[.L$2];[.T$2]);[.R$2]-[.L$2]);[.L$2])" office:value-type="time" office:time-value="PT18H10M00S" calcext:value-type="time">
            <text:p>18:10:00</text:p>
          </table:table-cell>
          <table:table-cell table:style-name="ce11" table:formula="of:=IF([.L54]&lt;[.L53];[.M53]+[.H$2];[.M53])" office:value-type="float" office:value="180" calcext:value-type="float">
            <text:p>180</text:p>
          </table:table-cell>
          <table:table-cell table:style-name="ce11" table:formula="of:=OFFSET([.C$4];[.M54];0)" office:value-type="float" office:value="43748" calcext:value-type="float">
            <text:p>43748</text:p>
          </table:table-cell>
          <table:table-cell table:style-name="ce36" table:formula="of:=[.L54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8:47:21.205637" calcext:value-type="date">
            <text:p>2019-10-07 18:47:21</text:p>
          </table:table-cell>
          <table:table-cell table:formula="of:=[.A55]" office:value-type="float" office:value="43745.7828843245" calcext:value-type="float">
            <text:p>43745.7828843245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782884324507904" calcext:value-type="float">
            <text:p>0.782884324507904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&lt;0.000001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style-name="ce35" table:formula="of:=SUM(MOD(SUM([.L54]-[.L$2];[.T$2]);[.R$2]-[.L$2]);[.L$2])" office:value-type="time" office:time-value="PT18H20M00S" calcext:value-type="time">
            <text:p>18:20:00</text:p>
          </table:table-cell>
          <table:table-cell table:style-name="ce11" table:formula="of:=IF([.L55]&lt;[.L54];[.M54]+[.H$2];[.M54])" office:value-type="float" office:value="180" calcext:value-type="float">
            <text:p>180</text:p>
          </table:table-cell>
          <table:table-cell table:style-name="ce11" table:formula="of:=OFFSET([.C$4];[.M55];0)" office:value-type="float" office:value="43748" calcext:value-type="float">
            <text:p>43748</text:p>
          </table:table-cell>
          <table:table-cell table:style-name="ce36" table:formula="of:=[.L55]" office:value-type="float" office:value="0.763888888888888" calcext:value-type="float">
            <text:p>0.76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8:17:42.938497" calcext:value-type="date">
            <text:p>2019-10-07 18:17:43</text:p>
          </table:table-cell>
          <table:table-cell table:formula="of:=[.A56]" office:value-type="float" office:value="43745.7623025289" calcext:value-type="float">
            <text:p>43745.7623025289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762302528899454" calcext:value-type="float">
            <text:p>0.762302528899454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&lt;0.000001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style-name="ce35" table:formula="of:=SUM(MOD(SUM([.L55]-[.L$2];[.T$2]);[.R$2]-[.L$2]);[.L$2])" office:value-type="time" office:time-value="PT18H30M00S" calcext:value-type="time">
            <text:p>18:30:00</text:p>
          </table:table-cell>
          <table:table-cell table:style-name="ce11" table:formula="of:=IF([.L56]&lt;[.L55];[.M55]+[.H$2];[.M55])" office:value-type="float" office:value="180" calcext:value-type="float">
            <text:p>180</text:p>
          </table:table-cell>
          <table:table-cell table:style-name="ce11" table:formula="of:=OFFSET([.C$4];[.M56];0)" office:value-type="float" office:value="43748" calcext:value-type="float">
            <text:p>43748</text:p>
          </table:table-cell>
          <table:table-cell table:style-name="ce36" table:formula="of:=[.L56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7:38:00.835637" calcext:value-type="date">
            <text:p>2019-10-07 17:38:01</text:p>
          </table:table-cell>
          <table:table-cell table:formula="of:=[.A57]" office:value-type="float" office:value="43745.7347318939" calcext:value-type="float">
            <text:p>43745.7347318939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734731893942808" calcext:value-type="float">
            <text:p>0.734731893942808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&lt;0.000001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8H40M00S" calcext:value-type="time">
            <text:p>18:40:00</text:p>
          </table:table-cell>
          <table:table-cell table:style-name="ce11" table:formula="of:=IF([.L57]&lt;[.L56];[.M56]+[.H$2];[.M56])" office:value-type="float" office:value="180" calcext:value-type="float">
            <text:p>180</text:p>
          </table:table-cell>
          <table:table-cell table:style-name="ce11" table:formula="of:=OFFSET([.C$4];[.M57];0)" office:value-type="float" office:value="43748" calcext:value-type="float">
            <text:p>43748</text:p>
          </table:table-cell>
          <table:table-cell table:style-name="ce36" table:formula="of:=[.L57]" office:value-type="float" office:value="0.777777777777777" calcext:value-type="float">
            <text:p>0.77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7:42:54.828961" calcext:value-type="date">
            <text:p>2019-10-07 17:42:55</text:p>
          </table:table-cell>
          <table:table-cell table:formula="of:=[.A58]" office:value-type="float" office:value="43745.7381345945" calcext:value-type="float">
            <text:p>43745.7381345945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738134594452276" calcext:value-type="float">
            <text:p>0.738134594452276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&lt;0.000001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8H50M00S" calcext:value-type="time">
            <text:p>18:50:00</text:p>
          </table:table-cell>
          <table:table-cell table:style-name="ce11" table:formula="of:=IF([.L58]&lt;[.L57];[.M57]+[.H$2];[.M57])" office:value-type="float" office:value="180" calcext:value-type="float">
            <text:p>180</text:p>
          </table:table-cell>
          <table:table-cell table:style-name="ce11" table:formula="of:=OFFSET([.C$4];[.M58];0)" office:value-type="float" office:value="43748" calcext:value-type="float">
            <text:p>43748</text:p>
          </table:table-cell>
          <table:table-cell table:style-name="ce36" table:formula="of:=[.L58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8:01:33.825369" calcext:value-type="date">
            <text:p>2019-10-07 18:01:34</text:p>
          </table:table-cell>
          <table:table-cell table:formula="of:=[.A59]" office:value-type="float" office:value="43745.7510859418" calcext:value-type="float">
            <text:p>43745.7510859418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751085941774363" calcext:value-type="float">
            <text:p>0.751085941774363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&lt;0.000001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9H00M00S" calcext:value-type="time">
            <text:p>19:00:00</text:p>
          </table:table-cell>
          <table:table-cell table:style-name="ce11" table:formula="of:=IF([.L59]&lt;[.L58];[.M58]+[.H$2];[.M58])" office:value-type="float" office:value="180" calcext:value-type="float">
            <text:p>180</text:p>
          </table:table-cell>
          <table:table-cell table:style-name="ce11" table:formula="of:=OFFSET([.C$4];[.M59];0)" office:value-type="float" office:value="43748" calcext:value-type="float">
            <text:p>43748</text:p>
          </table:table-cell>
          <table:table-cell table:style-name="ce36" table:formula="of:=[.L59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7:54:02.214517" calcext:value-type="date">
            <text:p>2019-10-07 17:54:02</text:p>
          </table:table-cell>
          <table:table-cell table:formula="of:=[.A60]" office:value-type="float" office:value="43745.7458589643" calcext:value-type="float">
            <text:p>43745.7458589643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745858964313811" calcext:value-type="float">
            <text:p>0.745858964313811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&lt;0.000001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9H10M00S" calcext:value-type="time">
            <text:p>19:10:00</text:p>
          </table:table-cell>
          <table:table-cell table:style-name="ce11" table:formula="of:=IF([.L60]&lt;[.L59];[.M59]+[.H$2];[.M59])" office:value-type="float" office:value="180" calcext:value-type="float">
            <text:p>180</text:p>
          </table:table-cell>
          <table:table-cell table:style-name="ce11" table:formula="of:=OFFSET([.C$4];[.M60];0)" office:value-type="float" office:value="43748" calcext:value-type="float">
            <text:p>43748</text:p>
          </table:table-cell>
          <table:table-cell table:style-name="ce36" table:formula="of:=[.L60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7:50:05.757427" calcext:value-type="date">
            <text:p>2019-10-07 17:50:06</text:p>
          </table:table-cell>
          <table:table-cell table:formula="of:=[.A61]" office:value-type="float" office:value="43745.7431221924" calcext:value-type="float">
            <text:p>43745.7431221924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74312219244166" calcext:value-type="float">
            <text:p>0.74312219244166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&lt;0.000001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9H20M00S" calcext:value-type="time">
            <text:p>19:20:00</text:p>
          </table:table-cell>
          <table:table-cell table:style-name="ce11" table:formula="of:=IF([.L61]&lt;[.L60];[.M60]+[.H$2];[.M60])" office:value-type="float" office:value="180" calcext:value-type="float">
            <text:p>180</text:p>
          </table:table-cell>
          <table:table-cell table:style-name="ce11" table:formula="of:=OFFSET([.C$4];[.M61];0)" office:value-type="float" office:value="43748" calcext:value-type="float">
            <text:p>43748</text:p>
          </table:table-cell>
          <table:table-cell table:style-name="ce36" table:formula="of:=[.L61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7:53:48.76182" calcext:value-type="date">
            <text:p>2019-10-07 17:53:49</text:p>
          </table:table-cell>
          <table:table-cell table:formula="of:=[.A62]" office:value-type="float" office:value="43745.7457032618" calcext:value-type="float">
            <text:p>43745.7457032618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745703261811286" calcext:value-type="float">
            <text:p>0.745703261811286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&lt;0.000001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9H30M00S" calcext:value-type="time">
            <text:p>19:30:00</text:p>
          </table:table-cell>
          <table:table-cell table:style-name="ce11" table:formula="of:=IF([.L62]&lt;[.L61];[.M61]+[.H$2];[.M61])" office:value-type="float" office:value="180" calcext:value-type="float">
            <text:p>180</text:p>
          </table:table-cell>
          <table:table-cell table:style-name="ce11" table:formula="of:=OFFSET([.C$4];[.M62];0)" office:value-type="float" office:value="43748" calcext:value-type="float">
            <text:p>43748</text:p>
          </table:table-cell>
          <table:table-cell table:style-name="ce36" table:formula="of:=[.L62]" office:value-type="float" office:value="0.812499999999999" calcext:value-type="float">
            <text:p>0.81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8:28:30.692427" calcext:value-type="date">
            <text:p>2019-10-08 18:28:31</text:p>
          </table:table-cell>
          <table:table-cell table:formula="of:=[.A63]" office:value-type="float" office:value="43746.7697996809" calcext:value-type="float">
            <text:p>43746.7697996809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769799680863798" calcext:value-type="float">
            <text:p>0.769799680863798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&lt;0.000001;[.G62]+2+1/[.$H$2];[.G6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7H10M00S" calcext:value-type="time">
            <text:p>17:10:00</text:p>
          </table:table-cell>
          <table:table-cell table:style-name="ce11" table:formula="of:=IF([.L63]&lt;[.L62];[.M62]+[.H$2];[.M62])" office:value-type="float" office:value="240" calcext:value-type="float">
            <text:p>240</text:p>
          </table:table-cell>
          <table:table-cell table:style-name="ce11" table:formula="of:=OFFSET([.C$4];[.M63];0)" office:value-type="float" office:value="43749" calcext:value-type="float">
            <text:p>43749</text:p>
          </table:table-cell>
          <table:table-cell table:style-name="ce36" table:formula="of:=[.L63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3];0)&lt;=[.O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8:10:03.519092" calcext:value-type="date">
            <text:p>2019-10-08 18:10:04</text:p>
          </table:table-cell>
          <table:table-cell table:style-name="ce7" table:formula="of:=[.A64]" office:value-type="date" office:date-value="2019-10-08T18:10:03.519092" calcext:value-type="date">
            <text:p>2019-10-08 18:10:04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8:10:03.519091825" calcext:value-type="date">
            <text:p>12/30/99 06:10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&lt;0.000001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7H20M00S" calcext:value-type="time">
            <text:p>17:20:00</text:p>
          </table:table-cell>
          <table:table-cell table:style-name="ce11" table:formula="of:=IF([.L64]&lt;[.L63];[.M63]+[.H$2];[.M63])" office:value-type="float" office:value="240" calcext:value-type="float">
            <text:p>240</text:p>
          </table:table-cell>
          <table:table-cell table:style-name="ce11" table:formula="of:=OFFSET([.C$4];[.M64];0)" office:value-type="float" office:value="43749" calcext:value-type="float">
            <text:p>43749</text:p>
          </table:table-cell>
          <table:table-cell table:style-name="ce36" table:formula="of:=[.L64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4];0)&lt;=[.O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7:58:24.808104" calcext:value-type="date">
            <text:p>2019-10-08 17:58:25</text:p>
          </table:table-cell>
          <table:table-cell table:formula="of:=[.A65]" office:value-type="float" office:value="43746.7488982419" calcext:value-type="float">
            <text:p>43746.7488982419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748898241945426" calcext:value-type="float">
            <text:p>0.748898241945426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&lt;0.000001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7H30M00S" calcext:value-type="time">
            <text:p>17:30:00</text:p>
          </table:table-cell>
          <table:table-cell table:style-name="ce11" table:formula="of:=IF([.L65]&lt;[.L64];[.M64]+[.H$2];[.M64])" office:value-type="float" office:value="240" calcext:value-type="float">
            <text:p>240</text:p>
          </table:table-cell>
          <table:table-cell table:style-name="ce11" table:formula="of:=OFFSET([.C$4];[.M65];0)" office:value-type="float" office:value="43749" calcext:value-type="float">
            <text:p>43749</text:p>
          </table:table-cell>
          <table:table-cell table:style-name="ce36" table:formula="of:=[.L65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5];0)&lt;=[.O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8:11:07.018167" calcext:value-type="date">
            <text:p>2019-10-08 18:11:07</text:p>
          </table:table-cell>
          <table:table-cell table:formula="of:=[.A66]" office:value-type="float" office:value="43746.7577201177" calcext:value-type="float">
            <text:p>43746.7577201177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75772011767549" calcext:value-type="float">
            <text:p>0.75772011767549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&lt;0.000001;[.G65]+2+1/[.$H$2];[.G65]+1/[.$H$2])" office:value-type="float" office:value="1.05" calcext:value-type="float">
            <text:p>1,05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7H40M00S" calcext:value-type="time">
            <text:p>17:40:00</text:p>
          </table:table-cell>
          <table:table-cell table:style-name="ce11" table:formula="of:=IF([.L66]&lt;[.L65];[.M65]+[.H$2];[.M65])" office:value-type="float" office:value="240" calcext:value-type="float">
            <text:p>240</text:p>
          </table:table-cell>
          <table:table-cell table:style-name="ce11" table:formula="of:=OFFSET([.C$4];[.M66];0)" office:value-type="float" office:value="43749" calcext:value-type="float">
            <text:p>43749</text:p>
          </table:table-cell>
          <table:table-cell table:style-name="ce36" table:formula="of:=[.L66]" office:value-type="float" office:value="0.73611111111111" calcext:value-type="float">
            <text:p>0.73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6];0)&lt;=[.O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7:53:39.037937" calcext:value-type="date">
            <text:p>2019-10-08 17:53:39</text:p>
          </table:table-cell>
          <table:table-cell table:formula="of:=[.A67]" office:value-type="float" office:value="43746.7455907169" calcext:value-type="float">
            <text:p>43746.7455907169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745590716862353" calcext:value-type="float">
            <text:p>0.745590716862353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&lt;0.000001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7H50M00S" calcext:value-type="time">
            <text:p>17:50:00</text:p>
          </table:table-cell>
          <table:table-cell table:style-name="ce11" table:formula="of:=IF([.L67]&lt;[.L66];[.M66]+[.H$2];[.M66])" office:value-type="float" office:value="240" calcext:value-type="float">
            <text:p>240</text:p>
          </table:table-cell>
          <table:table-cell table:style-name="ce11" table:formula="of:=OFFSET([.C$4];[.M67];0)" office:value-type="float" office:value="43749" calcext:value-type="float">
            <text:p>43749</text:p>
          </table:table-cell>
          <table:table-cell table:style-name="ce36" table:formula="of:=[.L67]" office:value-type="float" office:value="0.743055555555554" calcext:value-type="float">
            <text:p>0.74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7];0)&lt;=[.O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7:37:14.934493" calcext:value-type="date">
            <text:p>2019-10-08 17:37:15</text:p>
          </table:table-cell>
          <table:table-cell table:formula="of:=[.A68]" office:value-type="float" office:value="43746.7342006307" calcext:value-type="float">
            <text:p>43746.7342006307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734200630708074" calcext:value-type="float">
            <text:p>0.734200630708074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&lt;0.000001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style-name="ce35" table:formula="of:=SUM(MOD(SUM([.L67]-[.L$2];[.T$2]);[.R$2]-[.L$2]);[.L$2])" office:value-type="time" office:time-value="PT18H00M00S" calcext:value-type="time">
            <text:p>18:00:00</text:p>
          </table:table-cell>
          <table:table-cell table:style-name="ce11" table:formula="of:=IF([.L68]&lt;[.L67];[.M67]+[.H$2];[.M67])" office:value-type="float" office:value="240" calcext:value-type="float">
            <text:p>240</text:p>
          </table:table-cell>
          <table:table-cell table:style-name="ce11" table:formula="of:=OFFSET([.C$4];[.M68];0)" office:value-type="float" office:value="43749" calcext:value-type="float">
            <text:p>43749</text:p>
          </table:table-cell>
          <table:table-cell table:style-name="ce36" table:formula="of:=[.L68]" office:value-type="float" office:value="0.749999999999999" calcext:value-type="float">
            <text:p>0.74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8];0)&lt;=[.O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8:10:57.612902" calcext:value-type="date">
            <text:p>2019-10-08 18:10:58</text:p>
          </table:table-cell>
          <table:table-cell table:formula="of:=[.A69]" office:value-type="float" office:value="43746.7576112605" calcext:value-type="float">
            <text:p>43746.7576112605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757611260443809" calcext:value-type="float">
            <text:p>0.757611260443809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&lt;0.000001;[.G68]+2+1/[.$H$2];[.G68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68]-[.L$2];[.T$2]);[.R$2]-[.L$2]);[.L$2])" office:value-type="time" office:time-value="PT18H10M00S" calcext:value-type="time">
            <text:p>18:10:00</text:p>
          </table:table-cell>
          <table:table-cell table:style-name="ce11" table:formula="of:=IF([.L69]&lt;[.L68];[.M68]+[.H$2];[.M68])" office:value-type="float" office:value="240" calcext:value-type="float">
            <text:p>240</text:p>
          </table:table-cell>
          <table:table-cell table:style-name="ce11" table:formula="of:=OFFSET([.C$4];[.M69];0)" office:value-type="float" office:value="43749" calcext:value-type="float">
            <text:p>43749</text:p>
          </table:table-cell>
          <table:table-cell table:style-name="ce36" table:formula="of:=[.L69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9];0)&lt;=[.O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7:15:08.720419" calcext:value-type="date">
            <text:p>2019-10-08 17:15:09</text:p>
          </table:table-cell>
          <table:table-cell table:formula="of:=[.A70]" office:value-type="float" office:value="43746.7188509308" calcext:value-type="float">
            <text:p>43746.7188509308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718850930774352" calcext:value-type="float">
            <text:p>0.718850930774352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&lt;0.000001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style-name="ce35" table:formula="of:=SUM(MOD(SUM([.L69]-[.L$2];[.T$2]);[.R$2]-[.L$2]);[.L$2])" office:value-type="time" office:time-value="PT18H20M00S" calcext:value-type="time">
            <text:p>18:20:00</text:p>
          </table:table-cell>
          <table:table-cell table:style-name="ce11" table:formula="of:=IF([.L70]&lt;[.L69];[.M69]+[.H$2];[.M69])" office:value-type="float" office:value="240" calcext:value-type="float">
            <text:p>240</text:p>
          </table:table-cell>
          <table:table-cell table:style-name="ce11" table:formula="of:=OFFSET([.C$4];[.M70];0)" office:value-type="float" office:value="43749" calcext:value-type="float">
            <text:p>43749</text:p>
          </table:table-cell>
          <table:table-cell table:style-name="ce36" table:formula="of:=[.L70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0];0)&lt;=[.O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7:51:00.117776" calcext:value-type="date">
            <text:p>2019-10-08 17:51:00</text:p>
          </table:table-cell>
          <table:table-cell table:formula="of:=[.A71]" office:value-type="float" office:value="43746.7437513631" calcext:value-type="float">
            <text:p>43746.7437513631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743751363144838" calcext:value-type="float">
            <text:p>0.743751363144838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&lt;0.000001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70]-[.L$2];[.T$2]);[.R$2]-[.L$2]);[.L$2])" office:value-type="time" office:time-value="PT18H30M00S" calcext:value-type="time">
            <text:p>18:30:00</text:p>
          </table:table-cell>
          <table:table-cell table:style-name="ce11" table:formula="of:=IF([.L71]&lt;[.L70];[.M70]+[.H$2];[.M70])" office:value-type="float" office:value="240" calcext:value-type="float">
            <text:p>240</text:p>
          </table:table-cell>
          <table:table-cell table:style-name="ce11" table:formula="of:=OFFSET([.C$4];[.M71];0)" office:value-type="float" office:value="43749" calcext:value-type="float">
            <text:p>43749</text:p>
          </table:table-cell>
          <table:table-cell table:style-name="ce36" table:formula="of:=[.L71]" office:value-type="float" office:value="0.770833333333332" calcext:value-type="float">
            <text:p>0.77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1];0)&lt;=[.O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7:35:19.816584" calcext:value-type="date">
            <text:p>2019-10-08 17:35:20</text:p>
          </table:table-cell>
          <table:table-cell table:formula="of:=[.A72]" office:value-type="float" office:value="43746.7328682475" calcext:value-type="float">
            <text:p>43746.7328682475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732868247498118" calcext:value-type="float">
            <text:p>0.732868247498118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&lt;0.000001;[.G71]+2+1/[.$H$2];[.G71]+1/[.$H$2])" office:value-type="float" office:value="1.15" calcext:value-type="float">
            <text:p>1,15</text:p>
          </table:table-cell>
          <table:table-cell table:number-columns-repeated="4"/>
          <table:table-cell table:style-name="ce35" table:formula="of:=SUM(MOD(SUM([.L71]-[.L$2];[.T$2]);[.R$2]-[.L$2]);[.L$2])" office:value-type="time" office:time-value="PT18H40M00S" calcext:value-type="time">
            <text:p>18:40:00</text:p>
          </table:table-cell>
          <table:table-cell table:style-name="ce11" table:formula="of:=IF([.L72]&lt;[.L71];[.M71]+[.H$2];[.M71])" office:value-type="float" office:value="240" calcext:value-type="float">
            <text:p>240</text:p>
          </table:table-cell>
          <table:table-cell table:style-name="ce11" table:formula="of:=OFFSET([.C$4];[.M72];0)" office:value-type="float" office:value="43749" calcext:value-type="float">
            <text:p>43749</text:p>
          </table:table-cell>
          <table:table-cell table:style-name="ce36" table:formula="of:=[.L72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2];0)&lt;=[.O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8:12:17.153288" calcext:value-type="date">
            <text:p>2019-10-08 18:12:17</text:p>
          </table:table-cell>
          <table:table-cell table:formula="of:=[.A73]" office:value-type="float" office:value="43746.7585318668" calcext:value-type="float">
            <text:p>43746.7585318668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75853186675522" calcext:value-type="float">
            <text:p>0.75853186675522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&lt;0.000001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72]-[.L$2];[.T$2]);[.R$2]-[.L$2]);[.L$2])" office:value-type="time" office:time-value="PT18H50M00S" calcext:value-type="time">
            <text:p>18:50:00</text:p>
          </table:table-cell>
          <table:table-cell table:style-name="ce11" table:formula="of:=IF([.L73]&lt;[.L72];[.M72]+[.H$2];[.M72])" office:value-type="float" office:value="240" calcext:value-type="float">
            <text:p>240</text:p>
          </table:table-cell>
          <table:table-cell table:style-name="ce11" table:formula="of:=OFFSET([.C$4];[.M73];0)" office:value-type="float" office:value="43749" calcext:value-type="float">
            <text:p>43749</text:p>
          </table:table-cell>
          <table:table-cell table:style-name="ce36" table:formula="of:=[.L73]" office:value-type="float" office:value="0.784722222222221" calcext:value-type="float">
            <text:p>0.78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3];0)&lt;=[.O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8:04:12.131607" calcext:value-type="date">
            <text:p>2019-10-08 18:04:12</text:p>
          </table:table-cell>
          <table:table-cell table:formula="of:=[.A74]" office:value-type="float" office:value="43746.7529181899" calcext:value-type="float">
            <text:p>43746.7529181899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752918189893535" calcext:value-type="float">
            <text:p>0.752918189893535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&lt;0.000001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style-name="ce35" table:formula="of:=SUM(MOD(SUM([.L73]-[.L$2];[.T$2]);[.R$2]-[.L$2]);[.L$2])" office:value-type="time" office:time-value="PT19H00M00S" calcext:value-type="time">
            <text:p>19:00:00</text:p>
          </table:table-cell>
          <table:table-cell table:style-name="ce11" table:formula="of:=IF([.L74]&lt;[.L73];[.M73]+[.H$2];[.M73])" office:value-type="float" office:value="240" calcext:value-type="float">
            <text:p>240</text:p>
          </table:table-cell>
          <table:table-cell table:style-name="ce11" table:formula="of:=OFFSET([.C$4];[.M74];0)" office:value-type="float" office:value="43749" calcext:value-type="float">
            <text:p>43749</text:p>
          </table:table-cell>
          <table:table-cell table:style-name="ce36" table:formula="of:=[.L74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4];0)&lt;=[.O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7:27:59.706379" calcext:value-type="date">
            <text:p>2019-10-08 17:28:00</text:p>
          </table:table-cell>
          <table:table-cell table:formula="of:=[.A75]" office:value-type="float" office:value="43746.7277743794" calcext:value-type="float">
            <text:p>43746.7277743794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727774379382026" calcext:value-type="float">
            <text:p>0.727774379382026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&lt;0.000001;[.G74]+2+1/[.$H$2];[.G74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9H10M00S" calcext:value-type="time">
            <text:p>19:10:00</text:p>
          </table:table-cell>
          <table:table-cell table:style-name="ce11" table:formula="of:=IF([.L75]&lt;[.L74];[.M74]+[.H$2];[.M74])" office:value-type="float" office:value="240" calcext:value-type="float">
            <text:p>240</text:p>
          </table:table-cell>
          <table:table-cell table:style-name="ce11" table:formula="of:=OFFSET([.C$4];[.M75];0)" office:value-type="float" office:value="43749" calcext:value-type="float">
            <text:p>43749</text:p>
          </table:table-cell>
          <table:table-cell table:style-name="ce36" table:formula="of:=[.L75]" office:value-type="float" office:value="0.79861111111111" calcext:value-type="float">
            <text:p>0.79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5];0)&lt;=[.O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7:53:37.208567" calcext:value-type="date">
            <text:p>2019-10-08 17:53:37</text:p>
          </table:table-cell>
          <table:table-cell table:formula="of:=[.A76]" office:value-type="float" office:value="43746.7455695436" calcext:value-type="float">
            <text:p>43746.7455695436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745569543600141" calcext:value-type="float">
            <text:p>0.745569543600141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&lt;0.000001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9H20M00S" calcext:value-type="time">
            <text:p>19:20:00</text:p>
          </table:table-cell>
          <table:table-cell table:style-name="ce11" table:formula="of:=IF([.L76]&lt;[.L75];[.M75]+[.H$2];[.M75])" office:value-type="float" office:value="240" calcext:value-type="float">
            <text:p>240</text:p>
          </table:table-cell>
          <table:table-cell table:style-name="ce11" table:formula="of:=OFFSET([.C$4];[.M76];0)" office:value-type="float" office:value="43749" calcext:value-type="float">
            <text:p>43749</text:p>
          </table:table-cell>
          <table:table-cell table:style-name="ce36" table:formula="of:=[.L76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6];0)&lt;=[.O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8:10:43.000953" calcext:value-type="date">
            <text:p>2019-10-08 18:10:43</text:p>
          </table:table-cell>
          <table:table-cell table:formula="of:=[.A77]" office:value-type="float" office:value="43746.7574421407" calcext:value-type="float">
            <text:p>43746.7574421407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757442140660714" calcext:value-type="float">
            <text:p>0.757442140660714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&lt;0.000001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9H30M00S" calcext:value-type="time">
            <text:p>19:30:00</text:p>
          </table:table-cell>
          <table:table-cell table:style-name="ce11" table:formula="of:=IF([.L77]&lt;[.L76];[.M76]+[.H$2];[.M76])" office:value-type="float" office:value="240" calcext:value-type="float">
            <text:p>240</text:p>
          </table:table-cell>
          <table:table-cell table:style-name="ce11" table:formula="of:=OFFSET([.C$4];[.M77];0)" office:value-type="float" office:value="43749" calcext:value-type="float">
            <text:p>43749</text:p>
          </table:table-cell>
          <table:table-cell table:style-name="ce36" table:formula="of:=[.L77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7];0)&lt;=[.O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8:06:15.764507" calcext:value-type="date">
            <text:p>2019-10-08 18:06:16</text:p>
          </table:table-cell>
          <table:table-cell table:formula="of:=[.A78]" office:value-type="float" office:value="43746.7543491262" calcext:value-type="float">
            <text:p>43746.7543491262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754349126240413" calcext:value-type="float">
            <text:p>0.754349126240413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&lt;0.000001;[.G77]+2+1/[.$H$2];[.G77]+1/[.$H$2])" office:value-type="float" office:value="1.25" calcext:value-type="float">
            <text:p>1,2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7H10M00S" calcext:value-type="time">
            <text:p>17:10:00</text:p>
          </table:table-cell>
          <table:table-cell table:style-name="ce11" table:formula="of:=IF([.L78]&lt;[.L77];[.M77]+[.H$2];[.M77])" office:value-type="float" office:value="300" calcext:value-type="float">
            <text:p>300</text:p>
          </table:table-cell>
          <table:table-cell table:style-name="ce11" table:formula="of:=OFFSET([.C$4];[.M78];0)" office:value-type="float" office:value="43750" calcext:value-type="float">
            <text:p>43750</text:p>
          </table:table-cell>
          <table:table-cell table:style-name="ce36" table:formula="of:=[.L78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8:12:18.55227" calcext:value-type="date">
            <text:p>2019-10-08 18:12:19</text:p>
          </table:table-cell>
          <table:table-cell table:formula="of:=[.A79]" office:value-type="float" office:value="43746.7585480587" calcext:value-type="float">
            <text:p>43746.7585480587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758548058685847" calcext:value-type="float">
            <text:p>0.758548058685847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&lt;0.000001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7H20M00S" calcext:value-type="time">
            <text:p>17:20:00</text:p>
          </table:table-cell>
          <table:table-cell table:style-name="ce11" table:formula="of:=IF([.L79]&lt;[.L78];[.M78]+[.H$2];[.M78])" office:value-type="float" office:value="300" calcext:value-type="float">
            <text:p>300</text:p>
          </table:table-cell>
          <table:table-cell table:style-name="ce11" table:formula="of:=OFFSET([.C$4];[.M79];0)" office:value-type="float" office:value="43750" calcext:value-type="float">
            <text:p>43750</text:p>
          </table:table-cell>
          <table:table-cell table:style-name="ce36" table:formula="of:=[.L79]" office:value-type="float" office:value="0.722222222222221" calcext:value-type="float">
            <text:p>0.72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8:17:00.305008" calcext:value-type="date">
            <text:p>2019-10-08 18:17:00</text:p>
          </table:table-cell>
          <table:table-cell table:formula="of:=[.A80]" office:value-type="float" office:value="43746.7618090857" calcext:value-type="float">
            <text:p>43746.7618090857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761809085743153" calcext:value-type="float">
            <text:p>0.761809085743153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&lt;0.000001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7H30M00S" calcext:value-type="time">
            <text:p>17:30:00</text:p>
          </table:table-cell>
          <table:table-cell table:style-name="ce11" table:formula="of:=IF([.L80]&lt;[.L79];[.M79]+[.H$2];[.M79])" office:value-type="float" office:value="300" calcext:value-type="float">
            <text:p>300</text:p>
          </table:table-cell>
          <table:table-cell table:style-name="ce11" table:formula="of:=OFFSET([.C$4];[.M80];0)" office:value-type="float" office:value="43750" calcext:value-type="float">
            <text:p>43750</text:p>
          </table:table-cell>
          <table:table-cell table:style-name="ce36" table:formula="of:=[.L80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8:32:27.072168" calcext:value-type="date">
            <text:p>2019-10-08 18:32:27</text:p>
          </table:table-cell>
          <table:table-cell table:formula="of:=[.A81]" office:value-type="float" office:value="43746.7725355575" calcext:value-type="float">
            <text:p>43746.7725355575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772535557494848" calcext:value-type="float">
            <text:p>0.772535557494848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&lt;0.000001;[.G80]+2+1/[.$H$2];[.G80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7H40M00S" calcext:value-type="time">
            <text:p>17:40:00</text:p>
          </table:table-cell>
          <table:table-cell table:style-name="ce11" table:formula="of:=IF([.L81]&lt;[.L80];[.M80]+[.H$2];[.M80])" office:value-type="float" office:value="300" calcext:value-type="float">
            <text:p>300</text:p>
          </table:table-cell>
          <table:table-cell table:style-name="ce11" table:formula="of:=OFFSET([.C$4];[.M81];0)" office:value-type="float" office:value="43750" calcext:value-type="float">
            <text:p>43750</text:p>
          </table:table-cell>
          <table:table-cell table:style-name="ce36" table:formula="of:=[.L81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8:10:14.323548" calcext:value-type="date">
            <text:p>2019-10-08 18:10:14</text:p>
          </table:table-cell>
          <table:table-cell table:style-name="ce7" table:formula="of:=[.A82]" office:value-type="date" office:date-value="2019-10-08T18:10:14.323548" calcext:value-type="date">
            <text:p>2019-10-08 18:10:14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8:10:14.32354752906" calcext:value-type="date">
            <text:p>12/30/99 06:10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&lt;0.000001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7H50M00S" calcext:value-type="time">
            <text:p>17:50:00</text:p>
          </table:table-cell>
          <table:table-cell table:style-name="ce11" table:formula="of:=IF([.L82]&lt;[.L81];[.M81]+[.H$2];[.M81])" office:value-type="float" office:value="300" calcext:value-type="float">
            <text:p>300</text:p>
          </table:table-cell>
          <table:table-cell table:style-name="ce11" table:formula="of:=OFFSET([.C$4];[.M82];0)" office:value-type="float" office:value="43750" calcext:value-type="float">
            <text:p>43750</text:p>
          </table:table-cell>
          <table:table-cell table:style-name="ce36" table:formula="of:=[.L82]" office:value-type="float" office:value="0.743055555555554" calcext:value-type="float">
            <text:p>0.74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8:25:18.633483" calcext:value-type="date">
            <text:p>2019-10-08 18:25:19</text:p>
          </table:table-cell>
          <table:table-cell table:style-name="ce7" table:formula="of:=[.A83]" office:value-type="date" office:date-value="2019-10-08T18:25:18.633483" calcext:value-type="date">
            <text:p>2019-10-08 18:25:19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8:25:18.63348295446" calcext:value-type="date">
            <text:p>12/30/99 06:25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&lt;0.000001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8H00M00S" calcext:value-type="time">
            <text:p>18:00:00</text:p>
          </table:table-cell>
          <table:table-cell table:style-name="ce11" table:formula="of:=IF([.L83]&lt;[.L82];[.M82]+[.H$2];[.M82])" office:value-type="float" office:value="300" calcext:value-type="float">
            <text:p>300</text:p>
          </table:table-cell>
          <table:table-cell table:style-name="ce11" table:formula="of:=OFFSET([.C$4];[.M83];0)" office:value-type="float" office:value="43750" calcext:value-type="float">
            <text:p>43750</text:p>
          </table:table-cell>
          <table:table-cell table:style-name="ce36" table:formula="of:=[.L83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8:26:11.930453" calcext:value-type="date">
            <text:p>2019-10-08 18:26:12</text:p>
          </table:table-cell>
          <table:table-cell table:style-name="ce7" table:formula="of:=[.A84]" office:value-type="date" office:date-value="2019-10-08T18:26:11.930453" calcext:value-type="date">
            <text:p>2019-10-08 18:26:12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8:26:11.93045297172" calcext:value-type="date">
            <text:p>12/30/99 06:26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&lt;0.000001;[.G83]+2+1/[.$H$2];[.G83]+1/[.$H$2])" office:value-type="float" office:value="1.35" calcext:value-type="float">
            <text:p>1,35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8H10M00S" calcext:value-type="time">
            <text:p>18:10:00</text:p>
          </table:table-cell>
          <table:table-cell table:style-name="ce11" table:formula="of:=IF([.L84]&lt;[.L83];[.M83]+[.H$2];[.M83])" office:value-type="float" office:value="300" calcext:value-type="float">
            <text:p>300</text:p>
          </table:table-cell>
          <table:table-cell table:style-name="ce11" table:formula="of:=OFFSET([.C$4];[.M84];0)" office:value-type="float" office:value="43750" calcext:value-type="float">
            <text:p>43750</text:p>
          </table:table-cell>
          <table:table-cell table:style-name="ce36" table:formula="of:=[.L84]" office:value-type="float" office:value="0.756944444444443" calcext:value-type="float">
            <text:p>0.75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4];0)&lt;=[.O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8:33:01.933874" calcext:value-type="date">
            <text:p>2019-10-08 18:33:02</text:p>
          </table:table-cell>
          <table:table-cell table:style-name="ce7" table:formula="of:=[.A85]" office:value-type="date" office:date-value="2019-10-08T18:33:01.933874" calcext:value-type="date">
            <text:p>2019-10-08 18:33:02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8:33:01.93387433421" calcext:value-type="date">
            <text:p>12/30/99 06:33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&lt;0.000001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8H20M00S" calcext:value-type="time">
            <text:p>18:20:00</text:p>
          </table:table-cell>
          <table:table-cell table:style-name="ce11" table:formula="of:=IF([.L85]&lt;[.L84];[.M84]+[.H$2];[.M84])" office:value-type="float" office:value="300" calcext:value-type="float">
            <text:p>300</text:p>
          </table:table-cell>
          <table:table-cell table:style-name="ce11" table:formula="of:=OFFSET([.C$4];[.M85];0)" office:value-type="float" office:value="43750" calcext:value-type="float">
            <text:p>43750</text:p>
          </table:table-cell>
          <table:table-cell table:style-name="ce36" table:formula="of:=[.L85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5];0)&lt;=[.O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8:08:56.738467" calcext:value-type="date">
            <text:p>2019-10-08 18:08:57</text:p>
          </table:table-cell>
          <table:table-cell table:style-name="ce7" table:formula="of:=[.A86]" office:value-type="date" office:date-value="2019-10-08T18:08:56.738467" calcext:value-type="date">
            <text:p>2019-10-08 18:08:57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8:08:56.73846744932" calcext:value-type="date">
            <text:p>12/30/99 06:08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&lt;0.000001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style-name="ce35" table:formula="of:=SUM(MOD(SUM([.L85]-[.L$2];[.T$2]);[.R$2]-[.L$2]);[.L$2])" office:value-type="time" office:time-value="PT18H30M00S" calcext:value-type="time">
            <text:p>18:30:00</text:p>
          </table:table-cell>
          <table:table-cell table:style-name="ce11" table:formula="of:=IF([.L86]&lt;[.L85];[.M85]+[.H$2];[.M85])" office:value-type="float" office:value="300" calcext:value-type="float">
            <text:p>300</text:p>
          </table:table-cell>
          <table:table-cell table:style-name="ce11" table:formula="of:=OFFSET([.C$4];[.M86];0)" office:value-type="float" office:value="43750" calcext:value-type="float">
            <text:p>43750</text:p>
          </table:table-cell>
          <table:table-cell table:style-name="ce36" table:formula="of:=[.L86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7:54:53.662164" calcext:value-type="date">
            <text:p>2019-10-08 17:54:54</text:p>
          </table:table-cell>
          <table:table-cell table:style-name="ce7" table:formula="of:=[.A87]" office:value-type="date" office:date-value="2019-10-08T17:54:53.662164" calcext:value-type="date">
            <text:p>2019-10-08 17:54:54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7:54:53.66216375493" calcext:value-type="date">
            <text:p>12/30/99 05:54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&lt;0.000001;[.G86]+2+1/[.$H$2];[.G86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86]-[.L$2];[.T$2]);[.R$2]-[.L$2]);[.L$2])" office:value-type="time" office:time-value="PT18H40M00S" calcext:value-type="time">
            <text:p>18:40:00</text:p>
          </table:table-cell>
          <table:table-cell table:style-name="ce11" table:formula="of:=IF([.L87]&lt;[.L86];[.M86]+[.H$2];[.M86])" office:value-type="float" office:value="300" calcext:value-type="float">
            <text:p>300</text:p>
          </table:table-cell>
          <table:table-cell table:style-name="ce11" table:formula="of:=OFFSET([.C$4];[.M87];0)" office:value-type="float" office:value="43750" calcext:value-type="float">
            <text:p>43750</text:p>
          </table:table-cell>
          <table:table-cell table:style-name="ce36" table:formula="of:=[.L87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7];0)&lt;=[.O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8:18:12.886139" calcext:value-type="date">
            <text:p>2019-10-08 18:18:13</text:p>
          </table:table-cell>
          <table:table-cell table:style-name="ce7" table:formula="of:=[.A88]" office:value-type="date" office:date-value="2019-10-08T18:18:12.886139" calcext:value-type="date">
            <text:p>2019-10-08 18:18:13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8:18:12.88613924291" calcext:value-type="date">
            <text:p>12/30/99 06:18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&lt;0.000001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style-name="ce35" table:formula="of:=SUM(MOD(SUM([.L87]-[.L$2];[.T$2]);[.R$2]-[.L$2]);[.L$2])" office:value-type="time" office:time-value="PT18H50M00S" calcext:value-type="time">
            <text:p>18:50:00</text:p>
          </table:table-cell>
          <table:table-cell table:style-name="ce11" table:formula="of:=IF([.L88]&lt;[.L87];[.M87]+[.H$2];[.M87])" office:value-type="float" office:value="300" calcext:value-type="float">
            <text:p>300</text:p>
          </table:table-cell>
          <table:table-cell table:style-name="ce11" table:formula="of:=OFFSET([.C$4];[.M88];0)" office:value-type="float" office:value="43750" calcext:value-type="float">
            <text:p>43750</text:p>
          </table:table-cell>
          <table:table-cell table:style-name="ce36" table:formula="of:=[.L88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8];0)&lt;=[.O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8:09:59.323222" calcext:value-type="date">
            <text:p>2019-10-08 18:09:59</text:p>
          </table:table-cell>
          <table:table-cell table:style-name="ce7" table:formula="of:=[.A89]" office:value-type="date" office:date-value="2019-10-08T18:09:59.323222" calcext:value-type="date">
            <text:p>2019-10-08 18:09:59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8:09:59.3232215289" calcext:value-type="date">
            <text:p>12/30/99 06:09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&lt;0.000001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88]-[.L$2];[.T$2]);[.R$2]-[.L$2]);[.L$2])" office:value-type="time" office:time-value="PT19H00M00S" calcext:value-type="time">
            <text:p>19:00:00</text:p>
          </table:table-cell>
          <table:table-cell table:style-name="ce11" table:formula="of:=IF([.L89]&lt;[.L88];[.M88]+[.H$2];[.M88])" office:value-type="float" office:value="300" calcext:value-type="float">
            <text:p>300</text:p>
          </table:table-cell>
          <table:table-cell table:style-name="ce11" table:formula="of:=OFFSET([.C$4];[.M89];0)" office:value-type="float" office:value="43750" calcext:value-type="float">
            <text:p>43750</text:p>
          </table:table-cell>
          <table:table-cell table:style-name="ce36" table:formula="of:=[.L89]" office:value-type="float" office:value="0.791666666666665" calcext:value-type="float">
            <text:p>0.79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9];0)&lt;=[.O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7:55:25.610397" calcext:value-type="date">
            <text:p>2019-10-08 17:55:26</text:p>
          </table:table-cell>
          <table:table-cell table:style-name="ce7" table:formula="of:=[.A90]" office:value-type="date" office:date-value="2019-10-08T17:55:25.610397" calcext:value-type="date">
            <text:p>2019-10-08 17:55:26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7:55:25.61039684806" calcext:value-type="date">
            <text:p>12/30/99 05:55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&lt;0.000001;[.G89]+2+1/[.$H$2];[.G89]+1/[.$H$2])" office:value-type="float" office:value="1.45" calcext:value-type="float">
            <text:p>1,45</text:p>
          </table:table-cell>
          <table:table-cell table:number-columns-repeated="4"/>
          <table:table-cell table:style-name="ce35" table:formula="of:=SUM(MOD(SUM([.L89]-[.L$2];[.T$2]);[.R$2]-[.L$2]);[.L$2])" office:value-type="time" office:time-value="PT19H10M00S" calcext:value-type="time">
            <text:p>19:10:00</text:p>
          </table:table-cell>
          <table:table-cell table:style-name="ce11" table:formula="of:=IF([.L90]&lt;[.L89];[.M89]+[.H$2];[.M89])" office:value-type="float" office:value="300" calcext:value-type="float">
            <text:p>300</text:p>
          </table:table-cell>
          <table:table-cell table:style-name="ce11" table:formula="of:=OFFSET([.C$4];[.M90];0)" office:value-type="float" office:value="43750" calcext:value-type="float">
            <text:p>43750</text:p>
          </table:table-cell>
          <table:table-cell table:style-name="ce36" table:formula="of:=[.L90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0];0)&lt;=[.O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7:58:16.321607" calcext:value-type="date">
            <text:p>2019-10-08 17:58:16</text:p>
          </table:table-cell>
          <table:table-cell table:style-name="ce7" table:formula="of:=[.A91]" office:value-type="date" office:date-value="2019-10-08T17:58:16.321607" calcext:value-type="date">
            <text:p>2019-10-08 17:58:16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7:58:16.32160691544" calcext:value-type="date">
            <text:p>12/30/99 05:58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&lt;0.000001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90]-[.L$2];[.T$2]);[.R$2]-[.L$2]);[.L$2])" office:value-type="time" office:time-value="PT19H20M00S" calcext:value-type="time">
            <text:p>19:20:00</text:p>
          </table:table-cell>
          <table:table-cell table:style-name="ce11" table:formula="of:=IF([.L91]&lt;[.L90];[.M90]+[.H$2];[.M90])" office:value-type="float" office:value="300" calcext:value-type="float">
            <text:p>300</text:p>
          </table:table-cell>
          <table:table-cell table:style-name="ce11" table:formula="of:=OFFSET([.C$4];[.M91];0)" office:value-type="float" office:value="43750" calcext:value-type="float">
            <text:p>43750</text:p>
          </table:table-cell>
          <table:table-cell table:style-name="ce36" table:formula="of:=[.L91]" office:value-type="float" office:value="0.805555555555554" calcext:value-type="float">
            <text:p>0.80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1];0)&lt;=[.O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8:05:50.145481" calcext:value-type="date">
            <text:p>2019-10-08 18:05:50</text:p>
          </table:table-cell>
          <table:table-cell table:style-name="ce7" table:formula="of:=[.A92]" office:value-type="date" office:date-value="2019-10-08T18:05:50.145481" calcext:value-type="date">
            <text:p>2019-10-08 18:05:50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8:05:50.14548059553" calcext:value-type="date">
            <text:p>12/30/99 06:05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&lt;0.000001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style-name="ce35" table:formula="of:=SUM(MOD(SUM([.L91]-[.L$2];[.T$2]);[.R$2]-[.L$2]);[.L$2])" office:value-type="time" office:time-value="PT19H30M00S" calcext:value-type="time">
            <text:p>19:30:00</text:p>
          </table:table-cell>
          <table:table-cell table:style-name="ce11" table:formula="of:=IF([.L92]&lt;[.L91];[.M91]+[.H$2];[.M91])" office:value-type="float" office:value="300" calcext:value-type="float">
            <text:p>300</text:p>
          </table:table-cell>
          <table:table-cell table:style-name="ce11" table:formula="of:=OFFSET([.C$4];[.M92];0)" office:value-type="float" office:value="43750" calcext:value-type="float">
            <text:p>43750</text:p>
          </table:table-cell>
          <table:table-cell table:style-name="ce36" table:formula="of:=[.L92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2];0)&lt;=[.O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8:06:50.774146" calcext:value-type="date">
            <text:p>2019-10-08 18:06:51</text:p>
          </table:table-cell>
          <table:table-cell table:style-name="ce7" table:formula="of:=[.A93]" office:value-type="date" office:date-value="2019-10-08T18:06:50.774146" calcext:value-type="date">
            <text:p>2019-10-08 18:06:51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8:06:50.77414616011" calcext:value-type="date">
            <text:p>12/30/99 06:06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&lt;0.000001;[.G92]+2+1/[.$H$2];[.G92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7H10M00S" calcext:value-type="time">
            <text:p>17:10:00</text:p>
          </table:table-cell>
          <table:table-cell table:style-name="ce11" table:formula="of:=IF([.L93]&lt;[.L92];[.M92]+[.H$2];[.M92])" office:value-type="float" office:value="360" calcext:value-type="float">
            <text:p>360</text:p>
          </table:table-cell>
          <table:table-cell table:style-name="ce11" table:formula="of:=OFFSET([.C$4];[.M93];0)" office:value-type="float" office:value="43751" calcext:value-type="float">
            <text:p>43751</text:p>
          </table:table-cell>
          <table:table-cell table:style-name="ce36" table:formula="of:=[.L93]" office:value-type="float" office:value="0.715277777777776" calcext:value-type="float">
            <text:p>0.71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8:20:14.929124" calcext:value-type="date">
            <text:p>2019-10-08 18:20:15</text:p>
          </table:table-cell>
          <table:table-cell table:style-name="ce7" table:formula="of:=[.A94]" office:value-type="date" office:date-value="2019-10-08T18:20:14.929124" calcext:value-type="date">
            <text:p>2019-10-08 18:20:15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8:20:14.92912354879" calcext:value-type="date">
            <text:p>12/30/99 06:20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&lt;0.000001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7H20M00S" calcext:value-type="time">
            <text:p>17:20:00</text:p>
          </table:table-cell>
          <table:table-cell table:style-name="ce11" table:formula="of:=IF([.L94]&lt;[.L93];[.M93]+[.H$2];[.M93])" office:value-type="float" office:value="360" calcext:value-type="float">
            <text:p>360</text:p>
          </table:table-cell>
          <table:table-cell table:style-name="ce11" table:formula="of:=OFFSET([.C$4];[.M94];0)" office:value-type="float" office:value="43751" calcext:value-type="float">
            <text:p>43751</text:p>
          </table:table-cell>
          <table:table-cell table:style-name="ce36" table:formula="of:=[.L94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8:10:03.636364" calcext:value-type="date">
            <text:p>2019-10-08 18:10:04</text:p>
          </table:table-cell>
          <table:table-cell table:style-name="ce7" table:formula="of:=[.A95]" office:value-type="date" office:date-value="2019-10-08T18:10:03.636364" calcext:value-type="date">
            <text:p>2019-10-08 18:10:04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8:10:03.63636449911" calcext:value-type="date">
            <text:p>12/30/99 06:10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&lt;0.000001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7H30M00S" calcext:value-type="time">
            <text:p>17:30:00</text:p>
          </table:table-cell>
          <table:table-cell table:style-name="ce11" table:formula="of:=IF([.L95]&lt;[.L94];[.M94]+[.H$2];[.M94])" office:value-type="float" office:value="360" calcext:value-type="float">
            <text:p>360</text:p>
          </table:table-cell>
          <table:table-cell table:style-name="ce11" table:formula="of:=OFFSET([.C$4];[.M95];0)" office:value-type="float" office:value="43751" calcext:value-type="float">
            <text:p>43751</text:p>
          </table:table-cell>
          <table:table-cell table:style-name="ce36" table:formula="of:=[.L95]" office:value-type="float" office:value="0.729166666666665" calcext:value-type="float">
            <text:p>0.72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7:50:53.879677" calcext:value-type="date">
            <text:p>2019-10-08 17:50:54</text:p>
          </table:table-cell>
          <table:table-cell table:style-name="ce7" table:formula="of:=[.A96]" office:value-type="date" office:date-value="2019-10-08T17:50:53.879677" calcext:value-type="date">
            <text:p>2019-10-08 17:50:54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7:50:53.87967650313" calcext:value-type="date">
            <text:p>12/30/99 05:50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&lt;0.000001;[.G95]+2+1/[.$H$2];[.G95]+1/[.$H$2])" office:value-type="float" office:value="1.55" calcext:value-type="float">
            <text:p>1,55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7H40M00S" calcext:value-type="time">
            <text:p>17:40:00</text:p>
          </table:table-cell>
          <table:table-cell table:style-name="ce11" table:formula="of:=IF([.L96]&lt;[.L95];[.M95]+[.H$2];[.M95])" office:value-type="float" office:value="360" calcext:value-type="float">
            <text:p>360</text:p>
          </table:table-cell>
          <table:table-cell table:style-name="ce11" table:formula="of:=OFFSET([.C$4];[.M96];0)" office:value-type="float" office:value="43751" calcext:value-type="float">
            <text:p>43751</text:p>
          </table:table-cell>
          <table:table-cell table:style-name="ce36" table:formula="of:=[.L96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8:19:51.962557" calcext:value-type="date">
            <text:p>2019-10-08 18:19:52</text:p>
          </table:table-cell>
          <table:table-cell table:style-name="ce7" table:formula="of:=[.A97]" office:value-type="date" office:date-value="2019-10-08T18:19:51.962557" calcext:value-type="date">
            <text:p>2019-10-08 18:19:52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8:19:51.96255693678" calcext:value-type="date">
            <text:p>12/30/99 06:19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&lt;0.000001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7H50M00S" calcext:value-type="time">
            <text:p>17:50:00</text:p>
          </table:table-cell>
          <table:table-cell table:style-name="ce11" table:formula="of:=IF([.L97]&lt;[.L96];[.M96]+[.H$2];[.M96])" office:value-type="float" office:value="360" calcext:value-type="float">
            <text:p>360</text:p>
          </table:table-cell>
          <table:table-cell table:style-name="ce11" table:formula="of:=OFFSET([.C$4];[.M97];0)" office:value-type="float" office:value="43751" calcext:value-type="float">
            <text:p>43751</text:p>
          </table:table-cell>
          <table:table-cell table:style-name="ce36" table:formula="of:=[.L97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8:00:30.335006" calcext:value-type="date">
            <text:p>2019-10-08 18:00:30</text:p>
          </table:table-cell>
          <table:table-cell table:style-name="ce7" table:formula="of:=[.A98]" office:value-type="date" office:date-value="2019-10-08T18:00:30.335006" calcext:value-type="date">
            <text:p>2019-10-08 18:00:30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8:00:30.33500632737" calcext:value-type="date">
            <text:p>12/30/99 06:00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&lt;0.000001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8H00M00S" calcext:value-type="time">
            <text:p>18:00:00</text:p>
          </table:table-cell>
          <table:table-cell table:style-name="ce11" table:formula="of:=IF([.L98]&lt;[.L97];[.M97]+[.H$2];[.M97])" office:value-type="float" office:value="360" calcext:value-type="float">
            <text:p>360</text:p>
          </table:table-cell>
          <table:table-cell table:style-name="ce11" table:formula="of:=OFFSET([.C$4];[.M98];0)" office:value-type="float" office:value="43751" calcext:value-type="float">
            <text:p>43751</text:p>
          </table:table-cell>
          <table:table-cell table:style-name="ce36" table:formula="of:=[.L98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8];0)&lt;=[.O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7:59:05.01725" calcext:value-type="date">
            <text:p>2019-10-08 17:59:05</text:p>
          </table:table-cell>
          <table:table-cell table:style-name="ce7" table:formula="of:=[.A99]" office:value-type="date" office:date-value="2019-10-08T17:59:05.01725" calcext:value-type="date">
            <text:p>2019-10-08 17:59:05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7:59:05.01724967267" calcext:value-type="date">
            <text:p>12/30/99 05:59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&lt;0.000001;[.G98]+2+1/[.$H$2];[.G98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8H10M00S" calcext:value-type="time">
            <text:p>18:10:00</text:p>
          </table:table-cell>
          <table:table-cell table:style-name="ce11" table:formula="of:=IF([.L99]&lt;[.L98];[.M98]+[.H$2];[.M98])" office:value-type="float" office:value="360" calcext:value-type="float">
            <text:p>360</text:p>
          </table:table-cell>
          <table:table-cell table:style-name="ce11" table:formula="of:=OFFSET([.C$4];[.M99];0)" office:value-type="float" office:value="43751" calcext:value-type="float">
            <text:p>43751</text:p>
          </table:table-cell>
          <table:table-cell table:style-name="ce36" table:formula="of:=[.L99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9];0)&lt;=[.O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7:35:15.018198" calcext:value-type="date">
            <text:p>2019-10-08 17:35:15</text:p>
          </table:table-cell>
          <table:table-cell table:style-name="ce7" table:formula="of:=[.A100]" office:value-type="date" office:date-value="2019-10-08T17:35:15.018198" calcext:value-type="date">
            <text:p>2019-10-08 17:35:15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7:35:15.01819782425" calcext:value-type="date">
            <text:p>12/30/99 05:35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&lt;0.000001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8H20M00S" calcext:value-type="time">
            <text:p>18:20:00</text:p>
          </table:table-cell>
          <table:table-cell table:style-name="ce11" table:formula="of:=IF([.L100]&lt;[.L99];[.M99]+[.H$2];[.M99])" office:value-type="float" office:value="360" calcext:value-type="float">
            <text:p>360</text:p>
          </table:table-cell>
          <table:table-cell table:style-name="ce11" table:formula="of:=OFFSET([.C$4];[.M100];0)" office:value-type="float" office:value="43751" calcext:value-type="float">
            <text:p>43751</text:p>
          </table:table-cell>
          <table:table-cell table:style-name="ce36" table:formula="of:=[.L100]" office:value-type="float" office:value="0.763888888888887" calcext:value-type="float">
            <text:p>0.76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0];0)&lt;=[.O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8:13:24.836374" calcext:value-type="date">
            <text:p>2019-10-08 18:13:25</text:p>
          </table:table-cell>
          <table:table-cell table:style-name="ce7" table:formula="of:=[.A101]" office:value-type="date" office:date-value="2019-10-08T18:13:24.836374" calcext:value-type="date">
            <text:p>2019-10-08 18:13:25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8:13:24.83637393918" calcext:value-type="date">
            <text:p>12/30/99 06:13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&lt;0.000001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8H30M00S" calcext:value-type="time">
            <text:p>18:30:00</text:p>
          </table:table-cell>
          <table:table-cell table:style-name="ce11" table:formula="of:=IF([.L101]&lt;[.L100];[.M100]+[.H$2];[.M100])" office:value-type="float" office:value="360" calcext:value-type="float">
            <text:p>360</text:p>
          </table:table-cell>
          <table:table-cell table:style-name="ce11" table:formula="of:=OFFSET([.C$4];[.M101];0)" office:value-type="float" office:value="43751" calcext:value-type="float">
            <text:p>43751</text:p>
          </table:table-cell>
          <table:table-cell table:style-name="ce36" table:formula="of:=[.L101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1];0)&lt;=[.O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8:13:25.986872" calcext:value-type="date">
            <text:p>2019-10-08 18:13:26</text:p>
          </table:table-cell>
          <table:table-cell table:style-name="ce7" table:formula="of:=[.A102]" office:value-type="date" office:date-value="2019-10-08T18:13:25.986872" calcext:value-type="date">
            <text:p>2019-10-08 18:13:26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8:13:25.98687187303" calcext:value-type="date">
            <text:p>12/30/99 06:13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&lt;0.000001;[.G101]+2+1/[.$H$2];[.G101]+1/[.$H$2])" office:value-type="float" office:value="1.65" calcext:value-type="float">
            <text:p>1,65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8H40M00S" calcext:value-type="time">
            <text:p>18:40:00</text:p>
          </table:table-cell>
          <table:table-cell table:style-name="ce11" table:formula="of:=IF([.L102]&lt;[.L101];[.M101]+[.H$2];[.M101])" office:value-type="float" office:value="360" calcext:value-type="float">
            <text:p>360</text:p>
          </table:table-cell>
          <table:table-cell table:style-name="ce11" table:formula="of:=OFFSET([.C$4];[.M102];0)" office:value-type="float" office:value="43751" calcext:value-type="float">
            <text:p>43751</text:p>
          </table:table-cell>
          <table:table-cell table:style-name="ce36" table:formula="of:=[.L102]" office:value-type="float" office:value="0.777777777777776" calcext:value-type="float">
            <text:p>0.77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7:59:55.3732" calcext:value-type="date">
            <text:p>2019-10-08 17:59:55</text:p>
          </table:table-cell>
          <table:table-cell table:style-name="ce7" table:formula="of:=[.A103]" office:value-type="date" office:date-value="2019-10-08T17:59:55.3732" calcext:value-type="date">
            <text:p>2019-10-08 17:59:55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7:59:55.37320013624" calcext:value-type="date">
            <text:p>12/30/99 05:59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&lt;0.000001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8H50M00S" calcext:value-type="time">
            <text:p>18:50:00</text:p>
          </table:table-cell>
          <table:table-cell table:style-name="ce11" table:formula="of:=IF([.L103]&lt;[.L102];[.M102]+[.H$2];[.M102])" office:value-type="float" office:value="360" calcext:value-type="float">
            <text:p>360</text:p>
          </table:table-cell>
          <table:table-cell table:style-name="ce11" table:formula="of:=OFFSET([.C$4];[.M103];0)" office:value-type="float" office:value="43751" calcext:value-type="float">
            <text:p>43751</text:p>
          </table:table-cell>
          <table:table-cell table:style-name="ce36" table:formula="of:=[.L103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8:19:20.204122" calcext:value-type="date">
            <text:p>2019-10-08 18:19:20</text:p>
          </table:table-cell>
          <table:table-cell table:style-name="ce7" table:formula="of:=[.A104]" office:value-type="date" office:date-value="2019-10-08T18:19:20.204122" calcext:value-type="date">
            <text:p>2019-10-08 18:19:20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8:19:20.20412177313" calcext:value-type="date">
            <text:p>12/30/99 06:19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&lt;0.000001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19H00M00S" calcext:value-type="time">
            <text:p>19:00:00</text:p>
          </table:table-cell>
          <table:table-cell table:style-name="ce11" table:formula="of:=IF([.L104]&lt;[.L103];[.M103]+[.H$2];[.M103])" office:value-type="float" office:value="360" calcext:value-type="float">
            <text:p>360</text:p>
          </table:table-cell>
          <table:table-cell table:style-name="ce11" table:formula="of:=OFFSET([.C$4];[.M104];0)" office:value-type="float" office:value="43751" calcext:value-type="float">
            <text:p>43751</text:p>
          </table:table-cell>
          <table:table-cell table:style-name="ce36" table:formula="of:=[.L104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7:47:26.013307" calcext:value-type="date">
            <text:p>2019-10-08 17:47:26</text:p>
          </table:table-cell>
          <table:table-cell table:style-name="ce7" table:formula="of:=[.A105]" office:value-type="date" office:date-value="2019-10-08T17:47:26.013307" calcext:value-type="date">
            <text:p>2019-10-08 17:47:26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7:47:26.01330687292" calcext:value-type="date">
            <text:p>12/30/99 05:47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&lt;0.000001;[.G104]+2+1/[.$H$2];[.G104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19H10M00S" calcext:value-type="time">
            <text:p>19:10:00</text:p>
          </table:table-cell>
          <table:table-cell table:style-name="ce11" table:formula="of:=IF([.L105]&lt;[.L104];[.M104]+[.H$2];[.M104])" office:value-type="float" office:value="360" calcext:value-type="float">
            <text:p>360</text:p>
          </table:table-cell>
          <table:table-cell table:style-name="ce11" table:formula="of:=OFFSET([.C$4];[.M105];0)" office:value-type="float" office:value="43751" calcext:value-type="float">
            <text:p>43751</text:p>
          </table:table-cell>
          <table:table-cell table:style-name="ce36" table:formula="of:=[.L105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8:00:43.670694" calcext:value-type="date">
            <text:p>2019-10-08 18:00:44</text:p>
          </table:table-cell>
          <table:table-cell table:style-name="ce7" table:formula="of:=[.A106]" office:value-type="date" office:date-value="2019-10-08T18:00:43.670694" calcext:value-type="date">
            <text:p>2019-10-08 18:00:44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8:00:43.67069390137" calcext:value-type="date">
            <text:p>12/30/99 06:00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&lt;0.000001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19H20M00S" calcext:value-type="time">
            <text:p>19:20:00</text:p>
          </table:table-cell>
          <table:table-cell table:style-name="ce11" table:formula="of:=IF([.L106]&lt;[.L105];[.M105]+[.H$2];[.M105])" office:value-type="float" office:value="360" calcext:value-type="float">
            <text:p>360</text:p>
          </table:table-cell>
          <table:table-cell table:style-name="ce11" table:formula="of:=OFFSET([.C$4];[.M106];0)" office:value-type="float" office:value="43751" calcext:value-type="float">
            <text:p>43751</text:p>
          </table:table-cell>
          <table:table-cell table:style-name="ce36" table:formula="of:=[.L106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8:20:56.140072" calcext:value-type="date">
            <text:p>2019-10-08 18:20:56</text:p>
          </table:table-cell>
          <table:table-cell table:style-name="ce7" table:formula="of:=[.A107]" office:value-type="date" office:date-value="2019-10-08T18:20:56.140072" calcext:value-type="date">
            <text:p>2019-10-08 18:20:56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8:20:56.14007168915" calcext:value-type="date">
            <text:p>12/30/99 06:20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&lt;0.000001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19H30M00S" calcext:value-type="time">
            <text:p>19:30:00</text:p>
          </table:table-cell>
          <table:table-cell table:style-name="ce11" table:formula="of:=IF([.L107]&lt;[.L106];[.M106]+[.H$2];[.M106])" office:value-type="float" office:value="360" calcext:value-type="float">
            <text:p>360</text:p>
          </table:table-cell>
          <table:table-cell table:style-name="ce11" table:formula="of:=OFFSET([.C$4];[.M107];0)" office:value-type="float" office:value="43751" calcext:value-type="float">
            <text:p>43751</text:p>
          </table:table-cell>
          <table:table-cell table:style-name="ce36" table:formula="of:=[.L107]" office:value-type="float" office:value="0.812499999999998" calcext:value-type="float">
            <text:p>0.81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8:14:37.019111" calcext:value-type="date">
            <text:p>2019-10-08 18:14:37</text:p>
          </table:table-cell>
          <table:table-cell table:style-name="ce7" table:formula="of:=[.A108]" office:value-type="date" office:date-value="2019-10-08T18:14:37.019111" calcext:value-type="date">
            <text:p>2019-10-08 18:14:37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8:14:37.01911081094" calcext:value-type="date">
            <text:p>12/30/99 06:14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&lt;0.000001;[.G107]+2+1/[.$H$2];[.G107]+1/[.$H$2])" office:value-type="float" office:value="1.75" calcext:value-type="float">
            <text:p>1,7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17H10M00S" calcext:value-type="time">
            <text:p>17:10:00</text:p>
          </table:table-cell>
          <table:table-cell table:style-name="ce11" table:formula="of:=IF([.L108]&lt;[.L107];[.M107]+[.H$2];[.M107])" office:value-type="float" office:value="420" calcext:value-type="float">
            <text:p>420</text:p>
          </table:table-cell>
          <table:table-cell table:style-name="ce11" table:formula="of:=OFFSET([.C$4];[.M108];0)" office:value-type="float" office:value="43752" calcext:value-type="float">
            <text:p>43752</text:p>
          </table:table-cell>
          <table:table-cell table:style-name="ce36" table:formula="of:=[.L108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8];0)&lt;=[.O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7:52:13.002613" calcext:value-type="date">
            <text:p>2019-10-08 17:52:13</text:p>
          </table:table-cell>
          <table:table-cell table:style-name="ce7" table:formula="of:=[.A109]" office:value-type="date" office:date-value="2019-10-08T17:52:13.002613" calcext:value-type="date">
            <text:p>2019-10-08 17:52:13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7:52:13.00261285622" calcext:value-type="date">
            <text:p>12/30/99 05:52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&lt;0.000001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17H20M00S" calcext:value-type="time">
            <text:p>17:20:00</text:p>
          </table:table-cell>
          <table:table-cell table:style-name="ce11" table:formula="of:=IF([.L109]&lt;[.L108];[.M108]+[.H$2];[.M108])" office:value-type="float" office:value="420" calcext:value-type="float">
            <text:p>420</text:p>
          </table:table-cell>
          <table:table-cell table:style-name="ce11" table:formula="of:=OFFSET([.C$4];[.M109];0)" office:value-type="float" office:value="43752" calcext:value-type="float">
            <text:p>43752</text:p>
          </table:table-cell>
          <table:table-cell table:style-name="ce36" table:formula="of:=[.L109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9];0)&lt;=[.O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7:38:15.356672" calcext:value-type="date">
            <text:p>2019-10-08 17:38:15</text:p>
          </table:table-cell>
          <table:table-cell table:style-name="ce7" table:formula="of:=[.A110]" office:value-type="date" office:date-value="2019-10-08T17:38:15.356672" calcext:value-type="date">
            <text:p>2019-10-08 17:38:15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7:38:15.35667160526" calcext:value-type="date">
            <text:p>12/30/99 05:38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&lt;0.000001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17H30M00S" calcext:value-type="time">
            <text:p>17:30:00</text:p>
          </table:table-cell>
          <table:table-cell table:style-name="ce11" table:formula="of:=IF([.L110]&lt;[.L109];[.M109]+[.H$2];[.M109])" office:value-type="float" office:value="420" calcext:value-type="float">
            <text:p>420</text:p>
          </table:table-cell>
          <table:table-cell table:style-name="ce11" table:formula="of:=OFFSET([.C$4];[.M110];0)" office:value-type="float" office:value="43752" calcext:value-type="float">
            <text:p>43752</text:p>
          </table:table-cell>
          <table:table-cell table:style-name="ce36" table:formula="of:=[.L110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0];0)&lt;=[.O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8:04:01.94311" calcext:value-type="date">
            <text:p>2019-10-08 18:04:02</text:p>
          </table:table-cell>
          <table:table-cell table:style-name="ce7" table:formula="of:=[.A111]" office:value-type="date" office:date-value="2019-10-08T18:04:01.94311" calcext:value-type="date">
            <text:p>2019-10-08 18:04:02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8:04:01.94311033934" calcext:value-type="date">
            <text:p>12/30/99 06:04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&lt;0.000001;[.G110]+2+1/[.$H$2];[.G110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7H40M00S" calcext:value-type="time">
            <text:p>17:40:00</text:p>
          </table:table-cell>
          <table:table-cell table:style-name="ce11" table:formula="of:=IF([.L111]&lt;[.L110];[.M110]+[.H$2];[.M110])" office:value-type="float" office:value="420" calcext:value-type="float">
            <text:p>420</text:p>
          </table:table-cell>
          <table:table-cell table:style-name="ce11" table:formula="of:=OFFSET([.C$4];[.M111];0)" office:value-type="float" office:value="43752" calcext:value-type="float">
            <text:p>43752</text:p>
          </table:table-cell>
          <table:table-cell table:style-name="ce36" table:formula="of:=[.L111]" office:value-type="float" office:value="0.736111111111109" calcext:value-type="float">
            <text:p>0.73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7:43:28.731944" calcext:value-type="date">
            <text:p>2019-10-08 17:43:29</text:p>
          </table:table-cell>
          <table:table-cell table:style-name="ce7" table:formula="of:=[.A112]" office:value-type="date" office:date-value="2019-10-08T17:43:28.731944" calcext:value-type="date">
            <text:p>2019-10-08 17:43:29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7:43:28.73194390442" calcext:value-type="date">
            <text:p>12/30/99 05:43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&lt;0.000001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7H50M00S" calcext:value-type="time">
            <text:p>17:50:00</text:p>
          </table:table-cell>
          <table:table-cell table:style-name="ce11" table:formula="of:=IF([.L112]&lt;[.L111];[.M111]+[.H$2];[.M111])" office:value-type="float" office:value="420" calcext:value-type="float">
            <text:p>420</text:p>
          </table:table-cell>
          <table:table-cell table:style-name="ce11" table:formula="of:=OFFSET([.C$4];[.M112];0)" office:value-type="float" office:value="43752" calcext:value-type="float">
            <text:p>43752</text:p>
          </table:table-cell>
          <table:table-cell table:style-name="ce36" table:formula="of:=[.L112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8:02:08.568246" calcext:value-type="date">
            <text:p>2019-10-08 18:02:09</text:p>
          </table:table-cell>
          <table:table-cell table:style-name="ce7" table:formula="of:=[.A113]" office:value-type="date" office:date-value="2019-10-08T18:02:08.568246" calcext:value-type="date">
            <text:p>2019-10-08 18:02:09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8:02:08.56824563351" calcext:value-type="date">
            <text:p>12/30/99 06:02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&lt;0.000001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8H00M00S" calcext:value-type="time">
            <text:p>18:00:00</text:p>
          </table:table-cell>
          <table:table-cell table:style-name="ce11" table:formula="of:=IF([.L113]&lt;[.L112];[.M112]+[.H$2];[.M112])" office:value-type="float" office:value="420" calcext:value-type="float">
            <text:p>420</text:p>
          </table:table-cell>
          <table:table-cell table:style-name="ce11" table:formula="of:=OFFSET([.C$4];[.M113];0)" office:value-type="float" office:value="43752" calcext:value-type="float">
            <text:p>43752</text:p>
          </table:table-cell>
          <table:table-cell table:style-name="ce36" table:formula="of:=[.L113]" office:value-type="float" office:value="0.749999999999998" calcext:value-type="float">
            <text:p>0.74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3];0)&lt;=[.O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7:57:52.353914" calcext:value-type="date">
            <text:p>2019-10-08 17:57:52</text:p>
          </table:table-cell>
          <table:table-cell table:style-name="ce7" table:formula="of:=[.A114]" office:value-type="date" office:date-value="2019-10-08T17:57:52.353914" calcext:value-type="date">
            <text:p>2019-10-08 17:57:52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7:57:52.35391417053" calcext:value-type="date">
            <text:p>12/30/99 05:57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&lt;0.000001;[.G113]+2+1/[.$H$2];[.G113]+1/[.$H$2])" office:value-type="float" office:value="1.85" calcext:value-type="float">
            <text:p>1,85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8H10M00S" calcext:value-type="time">
            <text:p>18:10:00</text:p>
          </table:table-cell>
          <table:table-cell table:style-name="ce11" table:formula="of:=IF([.L114]&lt;[.L113];[.M113]+[.H$2];[.M113])" office:value-type="float" office:value="420" calcext:value-type="float">
            <text:p>420</text:p>
          </table:table-cell>
          <table:table-cell table:style-name="ce11" table:formula="of:=OFFSET([.C$4];[.M114];0)" office:value-type="float" office:value="43752" calcext:value-type="float">
            <text:p>43752</text:p>
          </table:table-cell>
          <table:table-cell table:style-name="ce36" table:formula="of:=[.L114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4];0)&lt;=[.O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7:42:55.645341" calcext:value-type="date">
            <text:p>2019-10-08 17:42:56</text:p>
          </table:table-cell>
          <table:table-cell table:style-name="ce7" table:formula="of:=[.A115]" office:value-type="date" office:date-value="2019-10-08T17:42:55.645341" calcext:value-type="date">
            <text:p>2019-10-08 17:42:56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7:42:55.64534128178" calcext:value-type="date">
            <text:p>12/30/99 05:42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&lt;0.000001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8H20M00S" calcext:value-type="time">
            <text:p>18:20:00</text:p>
          </table:table-cell>
          <table:table-cell table:style-name="ce11" table:formula="of:=IF([.L115]&lt;[.L114];[.M114]+[.H$2];[.M114])" office:value-type="float" office:value="420" calcext:value-type="float">
            <text:p>420</text:p>
          </table:table-cell>
          <table:table-cell table:style-name="ce11" table:formula="of:=OFFSET([.C$4];[.M115];0)" office:value-type="float" office:value="43752" calcext:value-type="float">
            <text:p>43752</text:p>
          </table:table-cell>
          <table:table-cell table:style-name="ce36" table:formula="of:=[.L115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5];0)&lt;=[.O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7:54:00.187195" calcext:value-type="date">
            <text:p>2019-10-08 17:54:00</text:p>
          </table:table-cell>
          <table:table-cell table:style-name="ce7" table:formula="of:=[.A116]" office:value-type="date" office:date-value="2019-10-08T17:54:00.187195" calcext:value-type="date">
            <text:p>2019-10-08 17:54:00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7:54:00.18719543237" calcext:value-type="date">
            <text:p>12/30/99 05:54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&lt;0.000001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8H30M00S" calcext:value-type="time">
            <text:p>18:30:00</text:p>
          </table:table-cell>
          <table:table-cell table:style-name="ce11" table:formula="of:=IF([.L116]&lt;[.L115];[.M115]+[.H$2];[.M115])" office:value-type="float" office:value="420" calcext:value-type="float">
            <text:p>420</text:p>
          </table:table-cell>
          <table:table-cell table:style-name="ce11" table:formula="of:=OFFSET([.C$4];[.M116];0)" office:value-type="float" office:value="43752" calcext:value-type="float">
            <text:p>43752</text:p>
          </table:table-cell>
          <table:table-cell table:style-name="ce36" table:formula="of:=[.L116]" office:value-type="float" office:value="0.770833333333331" calcext:value-type="float">
            <text:p>0.77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6];0)&lt;=[.O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7:45:36.345418" calcext:value-type="date">
            <text:p>2019-10-08 17:45:36</text:p>
          </table:table-cell>
          <table:table-cell table:style-name="ce7" table:formula="of:=[.A117]" office:value-type="date" office:date-value="2019-10-08T17:45:36.345418" calcext:value-type="date">
            <text:p>2019-10-08 17:45:36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7:45:36.34541763458" calcext:value-type="date">
            <text:p>12/30/99 05:45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&lt;0.000001;[.G116]+2+1/[.$H$2];[.G116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8H40M00S" calcext:value-type="time">
            <text:p>18:40:00</text:p>
          </table:table-cell>
          <table:table-cell table:style-name="ce11" table:formula="of:=IF([.L117]&lt;[.L116];[.M116]+[.H$2];[.M116])" office:value-type="float" office:value="420" calcext:value-type="float">
            <text:p>420</text:p>
          </table:table-cell>
          <table:table-cell table:style-name="ce11" table:formula="of:=OFFSET([.C$4];[.M117];0)" office:value-type="float" office:value="43752" calcext:value-type="float">
            <text:p>43752</text:p>
          </table:table-cell>
          <table:table-cell table:style-name="ce36" table:formula="of:=[.L117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7];0)&lt;=[.O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8:02:04.809655" calcext:value-type="date">
            <text:p>2019-10-08 18:02:05</text:p>
          </table:table-cell>
          <table:table-cell table:style-name="ce7" table:formula="of:=[.A118]" office:value-type="date" office:date-value="2019-10-08T18:02:04.809655" calcext:value-type="date">
            <text:p>2019-10-08 18:02:05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8:02:04.80965545401" calcext:value-type="date">
            <text:p>12/30/99 06:02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&lt;0.000001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8H50M00S" calcext:value-type="time">
            <text:p>18:50:00</text:p>
          </table:table-cell>
          <table:table-cell table:style-name="ce11" table:formula="of:=IF([.L118]&lt;[.L117];[.M117]+[.H$2];[.M117])" office:value-type="float" office:value="420" calcext:value-type="float">
            <text:p>420</text:p>
          </table:table-cell>
          <table:table-cell table:style-name="ce11" table:formula="of:=OFFSET([.C$4];[.M118];0)" office:value-type="float" office:value="43752" calcext:value-type="float">
            <text:p>43752</text:p>
          </table:table-cell>
          <table:table-cell table:style-name="ce36" table:formula="of:=[.L118]" office:value-type="float" office:value="0.78472222222222" calcext:value-type="float">
            <text:p>0.78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8];0)&lt;=[.O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8:09:33.653274" calcext:value-type="date">
            <text:p>2019-10-08 18:09:34</text:p>
          </table:table-cell>
          <table:table-cell table:style-name="ce7" table:formula="of:=[.A119]" office:value-type="date" office:date-value="2019-10-08T18:09:33.653274" calcext:value-type="date">
            <text:p>2019-10-08 18:09:34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8:09:33.65327426232" calcext:value-type="date">
            <text:p>12/30/99 06:09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&lt;0.000001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9H00M00S" calcext:value-type="time">
            <text:p>19:00:00</text:p>
          </table:table-cell>
          <table:table-cell table:style-name="ce11" table:formula="of:=IF([.L119]&lt;[.L118];[.M118]+[.H$2];[.M118])" office:value-type="float" office:value="420" calcext:value-type="float">
            <text:p>420</text:p>
          </table:table-cell>
          <table:table-cell table:style-name="ce11" table:formula="of:=OFFSET([.C$4];[.M119];0)" office:value-type="float" office:value="43752" calcext:value-type="float">
            <text:p>43752</text:p>
          </table:table-cell>
          <table:table-cell table:style-name="ce36" table:formula="of:=[.L119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9];0)&lt;=[.O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8:13:55.744244" calcext:value-type="date">
            <text:p>2019-10-08 18:13:56</text:p>
          </table:table-cell>
          <table:table-cell table:style-name="ce7" table:formula="of:=[.A120]" office:value-type="date" office:date-value="2019-10-08T18:13:55.744244" calcext:value-type="date">
            <text:p>2019-10-08 18:13:56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8:13:55.74424416292" calcext:value-type="date">
            <text:p>12/30/99 06:13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&lt;0.000001;[.G119]+2+1/[.$H$2];[.G119]+1/[.$H$2])" office:value-type="float" office:value="1.95" calcext:value-type="float">
            <text:p>1,95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9H10M00S" calcext:value-type="time">
            <text:p>19:10:00</text:p>
          </table:table-cell>
          <table:table-cell table:style-name="ce11" table:formula="of:=IF([.L120]&lt;[.L119];[.M119]+[.H$2];[.M119])" office:value-type="float" office:value="420" calcext:value-type="float">
            <text:p>420</text:p>
          </table:table-cell>
          <table:table-cell table:style-name="ce11" table:formula="of:=OFFSET([.C$4];[.M120];0)" office:value-type="float" office:value="43752" calcext:value-type="float">
            <text:p>43752</text:p>
          </table:table-cell>
          <table:table-cell table:style-name="ce36" table:formula="of:=[.L120]" office:value-type="float" office:value="0.798611111111109" calcext:value-type="float">
            <text:p>0.79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7:41:19.111534" calcext:value-type="date">
            <text:p>2019-10-08 17:41:19</text:p>
          </table:table-cell>
          <table:table-cell table:style-name="ce7" table:formula="of:=[.A121]" office:value-type="date" office:date-value="2019-10-08T17:41:19.111534" calcext:value-type="date">
            <text:p>2019-10-08 17:41:19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7:41:19.11153389141" calcext:value-type="date">
            <text:p>12/30/99 05:41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&lt;0.000001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9H20M00S" calcext:value-type="time">
            <text:p>19:20:00</text:p>
          </table:table-cell>
          <table:table-cell table:style-name="ce11" table:formula="of:=IF([.L121]&lt;[.L120];[.M120]+[.H$2];[.M120])" office:value-type="float" office:value="420" calcext:value-type="float">
            <text:p>420</text:p>
          </table:table-cell>
          <table:table-cell table:style-name="ce11" table:formula="of:=OFFSET([.C$4];[.M121];0)" office:value-type="float" office:value="43752" calcext:value-type="float">
            <text:p>43752</text:p>
          </table:table-cell>
          <table:table-cell table:style-name="ce36" table:formula="of:=[.L121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7:37:48.726948" calcext:value-type="date">
            <text:p>2019-10-08 17:37:49</text:p>
          </table:table-cell>
          <table:table-cell table:style-name="ce7" table:formula="of:=[.A122]" office:value-type="date" office:date-value="2019-10-08T17:37:48.726948" calcext:value-type="date">
            <text:p>2019-10-08 17:37:49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7:37:48.72694843914" calcext:value-type="date">
            <text:p>12/30/99 05:37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&lt;0.000001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19H30M00S" calcext:value-type="time">
            <text:p>19:30:00</text:p>
          </table:table-cell>
          <table:table-cell table:style-name="ce11" table:formula="of:=IF([.L122]&lt;[.L121];[.M121]+[.H$2];[.M121])" office:value-type="float" office:value="420" calcext:value-type="float">
            <text:p>420</text:p>
          </table:table-cell>
          <table:table-cell table:style-name="ce11" table:formula="of:=OFFSET([.C$4];[.M122];0)" office:value-type="float" office:value="43752" calcext:value-type="float">
            <text:p>43752</text:p>
          </table:table-cell>
          <table:table-cell table:style-name="ce36" table:formula="of:=[.L122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8:25:49.819857" calcext:value-type="date">
            <text:p>2019-10-09 18:25:50</text:p>
          </table:table-cell>
          <table:table-cell table:style-name="ce7" table:formula="of:=[.A123]" office:value-type="date" office:date-value="2019-10-09T18:25:49.819857" calcext:value-type="date">
            <text:p>2019-10-09 18:25:50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8:25:49.81985699851" calcext:value-type="date">
            <text:p>12/30/99 06:25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&lt;0.000001;[.G122]+2+1/[.$H$2];[.G12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17H10M00S" calcext:value-type="time">
            <text:p>17:10:00</text:p>
          </table:table-cell>
          <table:table-cell table:style-name="ce11" table:formula="of:=IF([.L123]&lt;[.L122];[.M122]+[.H$2];[.M122])" office:value-type="float" office:value="480" calcext:value-type="float">
            <text:p>480</text:p>
          </table:table-cell>
          <table:table-cell table:style-name="ce11" table:formula="of:=OFFSET([.C$4];[.M123];0)" office:value-type="float" office:value="43753" calcext:value-type="float">
            <text:p>43753</text:p>
          </table:table-cell>
          <table:table-cell table:style-name="ce36" table:formula="of:=[.L123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3];0)&lt;=[.O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8:10:33.397802" calcext:value-type="date">
            <text:p>2019-10-09 18:10:33</text:p>
          </table:table-cell>
          <table:table-cell table:style-name="ce7" table:formula="of:=[.A124]" office:value-type="date" office:date-value="2019-10-09T18:10:33.397802" calcext:value-type="date">
            <text:p>2019-10-09 18:10:33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8:10:33.39780159295" calcext:value-type="date">
            <text:p>12/30/99 06:10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&lt;0.000001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17H20M00S" calcext:value-type="time">
            <text:p>17:20:00</text:p>
          </table:table-cell>
          <table:table-cell table:style-name="ce11" table:formula="of:=IF([.L124]&lt;[.L123];[.M123]+[.H$2];[.M123])" office:value-type="float" office:value="480" calcext:value-type="float">
            <text:p>480</text:p>
          </table:table-cell>
          <table:table-cell table:style-name="ce11" table:formula="of:=OFFSET([.C$4];[.M124];0)" office:value-type="float" office:value="43753" calcext:value-type="float">
            <text:p>43753</text:p>
          </table:table-cell>
          <table:table-cell table:style-name="ce36" table:formula="of:=[.L124]" office:value-type="float" office:value="0.72222222222222" calcext:value-type="float">
            <text:p>0.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4];0)&lt;=[.O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7:49:52.548211" calcext:value-type="date">
            <text:p>2019-10-09 17:49:53</text:p>
          </table:table-cell>
          <table:table-cell table:style-name="ce7" table:formula="of:=[.A125]" office:value-type="date" office:date-value="2019-10-09T17:49:52.548211" calcext:value-type="date">
            <text:p>2019-10-09 17:49:53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7:49:52.54821098875" calcext:value-type="date">
            <text:p>12/30/99 05:49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&lt;0.000001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17H30M00S" calcext:value-type="time">
            <text:p>17:30:00</text:p>
          </table:table-cell>
          <table:table-cell table:style-name="ce11" table:formula="of:=IF([.L125]&lt;[.L124];[.M124]+[.H$2];[.M124])" office:value-type="float" office:value="480" calcext:value-type="float">
            <text:p>480</text:p>
          </table:table-cell>
          <table:table-cell table:style-name="ce11" table:formula="of:=OFFSET([.C$4];[.M125];0)" office:value-type="float" office:value="43753" calcext:value-type="float">
            <text:p>43753</text:p>
          </table:table-cell>
          <table:table-cell table:style-name="ce36" table:formula="of:=[.L125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5];0)&lt;=[.O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8:30:36.993809" calcext:value-type="date">
            <text:p>2019-10-09 18:30:37</text:p>
          </table:table-cell>
          <table:table-cell table:style-name="ce7" table:formula="of:=[.A126]" office:value-type="date" office:date-value="2019-10-09T18:30:36.993809" calcext:value-type="date">
            <text:p>2019-10-09 18:30:37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8:30:36.99380855542" calcext:value-type="date">
            <text:p>12/30/99 06:30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&lt;0.000001;[.G125]+2+1/[.$H$2];[.G125]+1/[.$H$2])" office:value-type="float" office:value="2.05" calcext:value-type="float">
            <text:p>2,05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17H40M00S" calcext:value-type="time">
            <text:p>17:40:00</text:p>
          </table:table-cell>
          <table:table-cell table:style-name="ce11" table:formula="of:=IF([.L126]&lt;[.L125];[.M125]+[.H$2];[.M125])" office:value-type="float" office:value="480" calcext:value-type="float">
            <text:p>480</text:p>
          </table:table-cell>
          <table:table-cell table:style-name="ce11" table:formula="of:=OFFSET([.C$4];[.M126];0)" office:value-type="float" office:value="43753" calcext:value-type="float">
            <text:p>43753</text:p>
          </table:table-cell>
          <table:table-cell table:style-name="ce36" table:formula="of:=[.L126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6];0)&lt;=[.O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8:09:49.198127" calcext:value-type="date">
            <text:p>2019-10-09 18:09:49</text:p>
          </table:table-cell>
          <table:table-cell table:style-name="ce7" table:formula="of:=[.A127]" office:value-type="date" office:date-value="2019-10-09T18:09:49.198127" calcext:value-type="date">
            <text:p>2019-10-09 18:09:49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8:09:49.1981274588" calcext:value-type="date">
            <text:p>12/30/99 06:09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&lt;0.000001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17H50M00S" calcext:value-type="time">
            <text:p>17:50:00</text:p>
          </table:table-cell>
          <table:table-cell table:style-name="ce11" table:formula="of:=IF([.L127]&lt;[.L126];[.M126]+[.H$2];[.M126])" office:value-type="float" office:value="480" calcext:value-type="float">
            <text:p>480</text:p>
          </table:table-cell>
          <table:table-cell table:style-name="ce11" table:formula="of:=OFFSET([.C$4];[.M127];0)" office:value-type="float" office:value="43753" calcext:value-type="float">
            <text:p>43753</text:p>
          </table:table-cell>
          <table:table-cell table:style-name="ce36" table:formula="of:=[.L127]" office:value-type="float" office:value="0.743055555555553" calcext:value-type="float">
            <text:p>0.74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7];0)&lt;=[.O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8:18:10.394115" calcext:value-type="date">
            <text:p>2019-10-09 18:18:10</text:p>
          </table:table-cell>
          <table:table-cell table:style-name="ce7" table:formula="of:=[.A128]" office:value-type="date" office:date-value="2019-10-09T18:18:10.394115" calcext:value-type="date">
            <text:p>2019-10-09 18:18:10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8:18:10.39411456324" calcext:value-type="date">
            <text:p>12/30/99 06:18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&lt;0.000001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18H00M00S" calcext:value-type="time">
            <text:p>18:00:00</text:p>
          </table:table-cell>
          <table:table-cell table:style-name="ce11" table:formula="of:=IF([.L128]&lt;[.L127];[.M127]+[.H$2];[.M127])" office:value-type="float" office:value="480" calcext:value-type="float">
            <text:p>480</text:p>
          </table:table-cell>
          <table:table-cell table:style-name="ce11" table:formula="of:=OFFSET([.C$4];[.M128];0)" office:value-type="float" office:value="43753" calcext:value-type="float">
            <text:p>43753</text:p>
          </table:table-cell>
          <table:table-cell table:style-name="ce36" table:formula="of:=[.L128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7:48:44.589835" calcext:value-type="date">
            <text:p>2019-10-09 17:48:45</text:p>
          </table:table-cell>
          <table:table-cell table:style-name="ce7" table:formula="of:=[.A129]" office:value-type="date" office:date-value="2019-10-09T17:48:44.589835" calcext:value-type="date">
            <text:p>2019-10-09 17:48:45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7:48:44.58983450197" calcext:value-type="date">
            <text:p>12/30/99 05:48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&lt;0.000001;[.G128]+2+1/[.$H$2];[.G128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8H10M00S" calcext:value-type="time">
            <text:p>18:10:00</text:p>
          </table:table-cell>
          <table:table-cell table:style-name="ce11" table:formula="of:=IF([.L129]&lt;[.L128];[.M128]+[.H$2];[.M128])" office:value-type="float" office:value="480" calcext:value-type="float">
            <text:p>480</text:p>
          </table:table-cell>
          <table:table-cell table:style-name="ce11" table:formula="of:=OFFSET([.C$4];[.M129];0)" office:value-type="float" office:value="43753" calcext:value-type="float">
            <text:p>43753</text:p>
          </table:table-cell>
          <table:table-cell table:style-name="ce36" table:formula="of:=[.L129]" office:value-type="float" office:value="0.756944444444442" calcext:value-type="float">
            <text:p>0.75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9];0)&lt;=[.O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7:47:57.769555" calcext:value-type="date">
            <text:p>2019-10-09 17:47:58</text:p>
          </table:table-cell>
          <table:table-cell table:style-name="ce7" table:formula="of:=[.A130]" office:value-type="date" office:date-value="2019-10-09T17:47:57.769555" calcext:value-type="date">
            <text:p>2019-10-09 17:47:58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7:47:57.76955498848" calcext:value-type="date">
            <text:p>12/30/99 05:47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&lt;0.000001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8H20M00S" calcext:value-type="time">
            <text:p>18:20:00</text:p>
          </table:table-cell>
          <table:table-cell table:style-name="ce11" table:formula="of:=IF([.L130]&lt;[.L129];[.M129]+[.H$2];[.M129])" office:value-type="float" office:value="480" calcext:value-type="float">
            <text:p>480</text:p>
          </table:table-cell>
          <table:table-cell table:style-name="ce11" table:formula="of:=OFFSET([.C$4];[.M130];0)" office:value-type="float" office:value="43753" calcext:value-type="float">
            <text:p>43753</text:p>
          </table:table-cell>
          <table:table-cell table:style-name="ce36" table:formula="of:=[.L130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0];0)&lt;=[.O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8:15:04.372406" calcext:value-type="date">
            <text:p>2019-10-09 18:15:04</text:p>
          </table:table-cell>
          <table:table-cell table:style-name="ce7" table:formula="of:=[.A131]" office:value-type="date" office:date-value="2019-10-09T18:15:04.372406" calcext:value-type="date">
            <text:p>2019-10-09 18:15:04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8:15:04.3724055402" calcext:value-type="date">
            <text:p>12/30/99 06:15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&lt;0.000001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8H30M00S" calcext:value-type="time">
            <text:p>18:30:00</text:p>
          </table:table-cell>
          <table:table-cell table:style-name="ce11" table:formula="of:=IF([.L131]&lt;[.L130];[.M130]+[.H$2];[.M130])" office:value-type="float" office:value="480" calcext:value-type="float">
            <text:p>480</text:p>
          </table:table-cell>
          <table:table-cell table:style-name="ce11" table:formula="of:=OFFSET([.C$4];[.M131];0)" office:value-type="float" office:value="43753" calcext:value-type="float">
            <text:p>43753</text:p>
          </table:table-cell>
          <table:table-cell table:style-name="ce36" table:formula="of:=[.L131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1];0)&lt;=[.O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7:46:06.00271" calcext:value-type="date">
            <text:p>2019-10-09 17:46:06</text:p>
          </table:table-cell>
          <table:table-cell table:style-name="ce7" table:formula="of:=[.A132]" office:value-type="date" office:date-value="2019-10-09T17:46:06.00271" calcext:value-type="date">
            <text:p>2019-10-09 17:46:06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7:46:06.00271000061" calcext:value-type="date">
            <text:p>12/30/99 05:46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&lt;0.000001;[.G131]+2+1/[.$H$2];[.G131]+1/[.$H$2])" office:value-type="float" office:value="2.15" calcext:value-type="float">
            <text:p>2,15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8H40M00S" calcext:value-type="time">
            <text:p>18:40:00</text:p>
          </table:table-cell>
          <table:table-cell table:style-name="ce11" table:formula="of:=IF([.L132]&lt;[.L131];[.M131]+[.H$2];[.M131])" office:value-type="float" office:value="480" calcext:value-type="float">
            <text:p>480</text:p>
          </table:table-cell>
          <table:table-cell table:style-name="ce11" table:formula="of:=OFFSET([.C$4];[.M132];0)" office:value-type="float" office:value="43753" calcext:value-type="float">
            <text:p>43753</text:p>
          </table:table-cell>
          <table:table-cell table:style-name="ce36" table:formula="of:=[.L132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2];0)&lt;=[.O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7:55:57.002965" calcext:value-type="date">
            <text:p>2019-10-09 17:55:57</text:p>
          </table:table-cell>
          <table:table-cell table:style-name="ce7" table:formula="of:=[.A133]" office:value-type="date" office:date-value="2019-10-09T17:55:57.002965" calcext:value-type="date">
            <text:p>2019-10-09 17:55:57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7:55:57.00296508148" calcext:value-type="date">
            <text:p>12/30/99 05:55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&lt;0.000001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8H50M00S" calcext:value-type="time">
            <text:p>18:50:00</text:p>
          </table:table-cell>
          <table:table-cell table:style-name="ce11" table:formula="of:=IF([.L133]&lt;[.L132];[.M132]+[.H$2];[.M132])" office:value-type="float" office:value="480" calcext:value-type="float">
            <text:p>480</text:p>
          </table:table-cell>
          <table:table-cell table:style-name="ce11" table:formula="of:=OFFSET([.C$4];[.M133];0)" office:value-type="float" office:value="43753" calcext:value-type="float">
            <text:p>43753</text:p>
          </table:table-cell>
          <table:table-cell table:style-name="ce36" table:formula="of:=[.L133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3];0)&lt;=[.O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7:59:32.911402" calcext:value-type="date">
            <text:p>2019-10-09 17:59:33</text:p>
          </table:table-cell>
          <table:table-cell table:style-name="ce7" table:formula="of:=[.A134]" office:value-type="date" office:date-value="2019-10-09T17:59:32.911402" calcext:value-type="date">
            <text:p>2019-10-09 17:59:33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7:59:32.91140158195" calcext:value-type="date">
            <text:p>12/30/99 05:59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&lt;0.000001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9H00M00S" calcext:value-type="time">
            <text:p>19:00:00</text:p>
          </table:table-cell>
          <table:table-cell table:style-name="ce11" table:formula="of:=IF([.L134]&lt;[.L133];[.M133]+[.H$2];[.M133])" office:value-type="float" office:value="480" calcext:value-type="float">
            <text:p>480</text:p>
          </table:table-cell>
          <table:table-cell table:style-name="ce11" table:formula="of:=OFFSET([.C$4];[.M134];0)" office:value-type="float" office:value="43753" calcext:value-type="float">
            <text:p>43753</text:p>
          </table:table-cell>
          <table:table-cell table:style-name="ce36" table:formula="of:=[.L134]" office:value-type="float" office:value="0.791666666666664" calcext:value-type="float">
            <text:p>0.79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4];0)&lt;=[.O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7:57:58.20255" calcext:value-type="date">
            <text:p>2019-10-09 17:57:58</text:p>
          </table:table-cell>
          <table:table-cell table:style-name="ce7" table:formula="of:=[.A135]" office:value-type="date" office:date-value="2019-10-09T17:57:58.20255" calcext:value-type="date">
            <text:p>2019-10-09 17:57:58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7:57:58.20255034603" calcext:value-type="date">
            <text:p>12/30/99 05:57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&lt;0.000001;[.G134]+2+1/[.$H$2];[.G134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9H10M00S" calcext:value-type="time">
            <text:p>19:10:00</text:p>
          </table:table-cell>
          <table:table-cell table:style-name="ce11" table:formula="of:=IF([.L135]&lt;[.L134];[.M134]+[.H$2];[.M134])" office:value-type="float" office:value="480" calcext:value-type="float">
            <text:p>480</text:p>
          </table:table-cell>
          <table:table-cell table:style-name="ce11" table:formula="of:=OFFSET([.C$4];[.M135];0)" office:value-type="float" office:value="43753" calcext:value-type="float">
            <text:p>43753</text:p>
          </table:table-cell>
          <table:table-cell table:style-name="ce36" table:formula="of:=[.L135]" office:value-type="float" office:value="0.798611111111108" calcext:value-type="float">
            <text:p>0.79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5];0)&lt;=[.O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8:24:03.033909" calcext:value-type="date">
            <text:p>2019-10-09 18:24:03</text:p>
          </table:table-cell>
          <table:table-cell table:style-name="ce7" table:formula="of:=[.A136]" office:value-type="date" office:date-value="2019-10-09T18:24:03.033909" calcext:value-type="date">
            <text:p>2019-10-09 18:24:03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8:24:03.03390872665" calcext:value-type="date">
            <text:p>12/30/99 06:24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&lt;0.000001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9H20M00S" calcext:value-type="time">
            <text:p>19:20:00</text:p>
          </table:table-cell>
          <table:table-cell table:style-name="ce11" table:formula="of:=IF([.L136]&lt;[.L135];[.M135]+[.H$2];[.M135])" office:value-type="float" office:value="480" calcext:value-type="float">
            <text:p>480</text:p>
          </table:table-cell>
          <table:table-cell table:style-name="ce11" table:formula="of:=OFFSET([.C$4];[.M136];0)" office:value-type="float" office:value="43753" calcext:value-type="float">
            <text:p>43753</text:p>
          </table:table-cell>
          <table:table-cell table:style-name="ce36" table:formula="of:=[.L136]" office:value-type="float" office:value="0.805555555555553" calcext:value-type="float">
            <text:p>0.80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6];0)&lt;=[.O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7:45:03.745796" calcext:value-type="date">
            <text:p>2019-10-09 17:45:04</text:p>
          </table:table-cell>
          <table:table-cell table:style-name="ce7" table:formula="of:=[.A137]" office:value-type="date" office:date-value="2019-10-09T17:45:03.745796" calcext:value-type="date">
            <text:p>2019-10-09 17:45:04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7:45:03.74579625204" calcext:value-type="date">
            <text:p>12/30/99 05:45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&lt;0.000001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9H30M00S" calcext:value-type="time">
            <text:p>19:30:00</text:p>
          </table:table-cell>
          <table:table-cell table:style-name="ce11" table:formula="of:=IF([.L137]&lt;[.L136];[.M136]+[.H$2];[.M136])" office:value-type="float" office:value="480" calcext:value-type="float">
            <text:p>480</text:p>
          </table:table-cell>
          <table:table-cell table:style-name="ce11" table:formula="of:=OFFSET([.C$4];[.M137];0)" office:value-type="float" office:value="43753" calcext:value-type="float">
            <text:p>43753</text:p>
          </table:table-cell>
          <table:table-cell table:style-name="ce36" table:formula="of:=[.L137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7];0)&lt;=[.O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7:55:46.920683" calcext:value-type="date">
            <text:p>2019-10-09 17:55:47</text:p>
          </table:table-cell>
          <table:table-cell table:style-name="ce7" table:formula="of:=[.A138]" office:value-type="date" office:date-value="2019-10-09T17:55:46.920683" calcext:value-type="date">
            <text:p>2019-10-09 17:55:47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7:55:46.92068283912" calcext:value-type="date">
            <text:p>12/30/99 05:55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&lt;0.000001;[.G137]+2+1/[.$H$2];[.G137]+1/[.$H$2])" office:value-type="float" office:value="2.25" calcext:value-type="float">
            <text:p>2,25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7H10M00S" calcext:value-type="time">
            <text:p>17:10:00</text:p>
          </table:table-cell>
          <table:table-cell table:style-name="ce11" table:formula="of:=IF([.L138]&lt;[.L137];[.M137]+[.H$2];[.M137])" office:value-type="float" office:value="540" calcext:value-type="float">
            <text:p>540</text:p>
          </table:table-cell>
          <table:table-cell table:style-name="ce11" table:formula="of:=OFFSET([.C$4];[.M138];0)" office:value-type="float" office:value="43754" calcext:value-type="float">
            <text:p>43754</text:p>
          </table:table-cell>
          <table:table-cell table:style-name="ce36" table:formula="of:=[.L138]" office:value-type="float" office:value="0.715277777777775" calcext:value-type="float">
            <text:p>0.71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8:12:26.869722" calcext:value-type="date">
            <text:p>2019-10-09 18:12:27</text:p>
          </table:table-cell>
          <table:table-cell table:style-name="ce7" table:formula="of:=[.A139]" office:value-type="date" office:date-value="2019-10-09T18:12:26.869722" calcext:value-type="date">
            <text:p>2019-10-09 18:12:27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8:12:26.86972245108" calcext:value-type="date">
            <text:p>12/30/99 06:12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&lt;0.000001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7H20M00S" calcext:value-type="time">
            <text:p>17:20:00</text:p>
          </table:table-cell>
          <table:table-cell table:style-name="ce11" table:formula="of:=IF([.L139]&lt;[.L138];[.M138]+[.H$2];[.M138])" office:value-type="float" office:value="540" calcext:value-type="float">
            <text:p>540</text:p>
          </table:table-cell>
          <table:table-cell table:style-name="ce11" table:formula="of:=OFFSET([.C$4];[.M139];0)" office:value-type="float" office:value="43754" calcext:value-type="float">
            <text:p>43754</text:p>
          </table:table-cell>
          <table:table-cell table:style-name="ce36" table:formula="of:=[.L139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7:49:27.622514" calcext:value-type="date">
            <text:p>2019-10-09 17:49:28</text:p>
          </table:table-cell>
          <table:table-cell table:style-name="ce7" table:formula="of:=[.A140]" office:value-type="date" office:date-value="2019-10-09T17:49:27.622514" calcext:value-type="date">
            <text:p>2019-10-09 17:49:28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7:49:27.62251385953" calcext:value-type="date">
            <text:p>12/30/99 05:49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&lt;0.000001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17H30M00S" calcext:value-type="time">
            <text:p>17:30:00</text:p>
          </table:table-cell>
          <table:table-cell table:style-name="ce11" table:formula="of:=IF([.L140]&lt;[.L139];[.M139]+[.H$2];[.M139])" office:value-type="float" office:value="540" calcext:value-type="float">
            <text:p>540</text:p>
          </table:table-cell>
          <table:table-cell table:style-name="ce11" table:formula="of:=OFFSET([.C$4];[.M140];0)" office:value-type="float" office:value="43754" calcext:value-type="float">
            <text:p>43754</text:p>
          </table:table-cell>
          <table:table-cell table:style-name="ce36" table:formula="of:=[.L140]" office:value-type="float" office:value="0.729166666666664" calcext:value-type="float">
            <text:p>0.72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7:57:44.68802" calcext:value-type="date">
            <text:p>2019-10-09 17:57:45</text:p>
          </table:table-cell>
          <table:table-cell table:style-name="ce7" table:formula="of:=[.A141]" office:value-type="date" office:date-value="2019-10-09T17:57:44.68802" calcext:value-type="date">
            <text:p>2019-10-09 17:57:45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7:57:44.68801957089" calcext:value-type="date">
            <text:p>12/30/99 05:57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&lt;0.000001;[.G140]+2+1/[.$H$2];[.G140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17H40M00S" calcext:value-type="time">
            <text:p>17:40:00</text:p>
          </table:table-cell>
          <table:table-cell table:style-name="ce11" table:formula="of:=IF([.L141]&lt;[.L140];[.M140]+[.H$2];[.M140])" office:value-type="float" office:value="540" calcext:value-type="float">
            <text:p>540</text:p>
          </table:table-cell>
          <table:table-cell table:style-name="ce11" table:formula="of:=OFFSET([.C$4];[.M141];0)" office:value-type="float" office:value="43754" calcext:value-type="float">
            <text:p>43754</text:p>
          </table:table-cell>
          <table:table-cell table:style-name="ce36" table:formula="of:=[.L141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1];0)&lt;=[.O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7:58:16.229102" calcext:value-type="date">
            <text:p>2019-10-09 17:58:16</text:p>
          </table:table-cell>
          <table:table-cell table:style-name="ce7" table:formula="of:=[.A142]" office:value-type="date" office:date-value="2019-10-09T17:58:16.229102" calcext:value-type="date">
            <text:p>2019-10-09 17:58:16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7:58:16.22910213657" calcext:value-type="date">
            <text:p>12/30/99 05:58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&lt;0.000001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17H50M00S" calcext:value-type="time">
            <text:p>17:50:00</text:p>
          </table:table-cell>
          <table:table-cell table:style-name="ce11" table:formula="of:=IF([.L142]&lt;[.L141];[.M141]+[.H$2];[.M141])" office:value-type="float" office:value="540" calcext:value-type="float">
            <text:p>540</text:p>
          </table:table-cell>
          <table:table-cell table:style-name="ce11" table:formula="of:=OFFSET([.C$4];[.M142];0)" office:value-type="float" office:value="43754" calcext:value-type="float">
            <text:p>43754</text:p>
          </table:table-cell>
          <table:table-cell table:style-name="ce36" table:formula="of:=[.L142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2];0)&lt;=[.O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7:44:54.853146" calcext:value-type="date">
            <text:p>2019-10-09 17:44:55</text:p>
          </table:table-cell>
          <table:table-cell table:style-name="ce7" table:formula="of:=[.A143]" office:value-type="date" office:date-value="2019-10-09T17:44:54.853146" calcext:value-type="date">
            <text:p>2019-10-09 17:44:55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7:44:54.85314621124" calcext:value-type="date">
            <text:p>12/30/99 05:44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&lt;0.000001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18H00M00S" calcext:value-type="time">
            <text:p>18:00:00</text:p>
          </table:table-cell>
          <table:table-cell table:style-name="ce11" table:formula="of:=IF([.L143]&lt;[.L142];[.M142]+[.H$2];[.M142])" office:value-type="float" office:value="540" calcext:value-type="float">
            <text:p>540</text:p>
          </table:table-cell>
          <table:table-cell table:style-name="ce11" table:formula="of:=OFFSET([.C$4];[.M143];0)" office:value-type="float" office:value="43754" calcext:value-type="float">
            <text:p>43754</text:p>
          </table:table-cell>
          <table:table-cell table:style-name="ce36" table:formula="of:=[.L143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3];0)&lt;=[.O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7:37:02.031365" calcext:value-type="date">
            <text:p>2019-10-09 17:37:02</text:p>
          </table:table-cell>
          <table:table-cell table:style-name="ce7" table:formula="of:=[.A144]" office:value-type="date" office:date-value="2019-10-09T17:37:02.031365" calcext:value-type="date">
            <text:p>2019-10-09 17:37:02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7:37:02.03136524186" calcext:value-type="date">
            <text:p>12/30/99 05:37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&lt;0.000001;[.G143]+2+1/[.$H$2];[.G143]+1/[.$H$2])" office:value-type="float" office:value="2.35" calcext:value-type="float">
            <text:p>2,35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18H10M00S" calcext:value-type="time">
            <text:p>18:10:00</text:p>
          </table:table-cell>
          <table:table-cell table:style-name="ce11" table:formula="of:=IF([.L144]&lt;[.L143];[.M143]+[.H$2];[.M143])" office:value-type="float" office:value="540" calcext:value-type="float">
            <text:p>540</text:p>
          </table:table-cell>
          <table:table-cell table:style-name="ce11" table:formula="of:=OFFSET([.C$4];[.M144];0)" office:value-type="float" office:value="43754" calcext:value-type="float">
            <text:p>43754</text:p>
          </table:table-cell>
          <table:table-cell table:style-name="ce36" table:formula="of:=[.L144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4];0)&lt;=[.O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8:16:55.77752" calcext:value-type="date">
            <text:p>2019-10-09 18:16:56</text:p>
          </table:table-cell>
          <table:table-cell table:style-name="ce7" table:formula="of:=[.A145]" office:value-type="date" office:date-value="2019-10-09T18:16:55.77752" calcext:value-type="date">
            <text:p>2019-10-09 18:16:56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8:16:55.77752006706" calcext:value-type="date">
            <text:p>12/30/99 06:16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&lt;0.000001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18H20M00S" calcext:value-type="time">
            <text:p>18:20:00</text:p>
          </table:table-cell>
          <table:table-cell table:style-name="ce11" table:formula="of:=IF([.L145]&lt;[.L144];[.M144]+[.H$2];[.M144])" office:value-type="float" office:value="540" calcext:value-type="float">
            <text:p>540</text:p>
          </table:table-cell>
          <table:table-cell table:style-name="ce11" table:formula="of:=OFFSET([.C$4];[.M145];0)" office:value-type="float" office:value="43754" calcext:value-type="float">
            <text:p>43754</text:p>
          </table:table-cell>
          <table:table-cell table:style-name="ce36" table:formula="of:=[.L145]" office:value-type="float" office:value="0.763888888888886" calcext:value-type="float">
            <text:p>0.76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5];0)&lt;=[.O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8:15:11.378299" calcext:value-type="date">
            <text:p>2019-10-09 18:15:11</text:p>
          </table:table-cell>
          <table:table-cell table:style-name="ce7" table:formula="of:=[.A146]" office:value-type="date" office:date-value="2019-10-09T18:15:11.378299" calcext:value-type="date">
            <text:p>2019-10-09 18:15:11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8:15:11.37829881627" calcext:value-type="date">
            <text:p>12/30/99 06:15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&lt;0.000001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18H30M00S" calcext:value-type="time">
            <text:p>18:30:00</text:p>
          </table:table-cell>
          <table:table-cell table:style-name="ce11" table:formula="of:=IF([.L146]&lt;[.L145];[.M145]+[.H$2];[.M145])" office:value-type="float" office:value="540" calcext:value-type="float">
            <text:p>540</text:p>
          </table:table-cell>
          <table:table-cell table:style-name="ce11" table:formula="of:=OFFSET([.C$4];[.M146];0)" office:value-type="float" office:value="43754" calcext:value-type="float">
            <text:p>43754</text:p>
          </table:table-cell>
          <table:table-cell table:style-name="ce36" table:formula="of:=[.L146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8:01:10.85167" calcext:value-type="date">
            <text:p>2019-10-09 18:01:11</text:p>
          </table:table-cell>
          <table:table-cell table:style-name="ce7" table:formula="of:=[.A147]" office:value-type="date" office:date-value="2019-10-09T18:01:10.85167" calcext:value-type="date">
            <text:p>2019-10-09 18:01:11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8:01:10.85167011246" calcext:value-type="date">
            <text:p>12/30/99 06:01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&lt;0.000001;[.G146]+2+1/[.$H$2];[.G146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8H40M00S" calcext:value-type="time">
            <text:p>18:40:00</text:p>
          </table:table-cell>
          <table:table-cell table:style-name="ce11" table:formula="of:=IF([.L147]&lt;[.L146];[.M146]+[.H$2];[.M146])" office:value-type="float" office:value="540" calcext:value-type="float">
            <text:p>540</text:p>
          </table:table-cell>
          <table:table-cell table:style-name="ce11" table:formula="of:=OFFSET([.C$4];[.M147];0)" office:value-type="float" office:value="43754" calcext:value-type="float">
            <text:p>43754</text:p>
          </table:table-cell>
          <table:table-cell table:style-name="ce36" table:formula="of:=[.L147]" office:value-type="float" office:value="0.777777777777775" calcext:value-type="float">
            <text:p>0.77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7];0)&lt;=[.O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7:44:52.794728" calcext:value-type="date">
            <text:p>2019-10-09 17:44:53</text:p>
          </table:table-cell>
          <table:table-cell table:style-name="ce7" table:formula="of:=[.A148]" office:value-type="date" office:date-value="2019-10-09T17:44:52.794728" calcext:value-type="date">
            <text:p>2019-10-09 17:44:53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7:44:52.79472848866" calcext:value-type="date">
            <text:p>12/30/99 05:44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&lt;0.000001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8H50M00S" calcext:value-type="time">
            <text:p>18:50:00</text:p>
          </table:table-cell>
          <table:table-cell table:style-name="ce11" table:formula="of:=IF([.L148]&lt;[.L147];[.M147]+[.H$2];[.M147])" office:value-type="float" office:value="540" calcext:value-type="float">
            <text:p>540</text:p>
          </table:table-cell>
          <table:table-cell table:style-name="ce11" table:formula="of:=OFFSET([.C$4];[.M148];0)" office:value-type="float" office:value="43754" calcext:value-type="float">
            <text:p>43754</text:p>
          </table:table-cell>
          <table:table-cell table:style-name="ce36" table:formula="of:=[.L148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8];0)&lt;=[.O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7:57:10.132391" calcext:value-type="date">
            <text:p>2019-10-09 17:57:10</text:p>
          </table:table-cell>
          <table:table-cell table:style-name="ce7" table:formula="of:=[.A149]" office:value-type="date" office:date-value="2019-10-09T17:57:10.132391" calcext:value-type="date">
            <text:p>2019-10-09 17:57:10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7:57:10.13239139691" calcext:value-type="date">
            <text:p>12/30/99 05:57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&lt;0.000001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9H00M00S" calcext:value-type="time">
            <text:p>19:00:00</text:p>
          </table:table-cell>
          <table:table-cell table:style-name="ce11" table:formula="of:=IF([.L149]&lt;[.L148];[.M148]+[.H$2];[.M148])" office:value-type="float" office:value="540" calcext:value-type="float">
            <text:p>540</text:p>
          </table:table-cell>
          <table:table-cell table:style-name="ce11" table:formula="of:=OFFSET([.C$4];[.M149];0)" office:value-type="float" office:value="43754" calcext:value-type="float">
            <text:p>43754</text:p>
          </table:table-cell>
          <table:table-cell table:style-name="ce36" table:formula="of:=[.L149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9];0)&lt;=[.O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8:20:32.859575" calcext:value-type="date">
            <text:p>2019-10-09 18:20:33</text:p>
          </table:table-cell>
          <table:table-cell table:style-name="ce7" table:formula="of:=[.A150]" office:value-type="date" office:date-value="2019-10-09T18:20:32.859575" calcext:value-type="date">
            <text:p>2019-10-09 18:20:33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8:20:32.85957535263" calcext:value-type="date">
            <text:p>12/30/99 06:20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&lt;0.000001;[.G149]+2+1/[.$H$2];[.G149]+1/[.$H$2])" office:value-type="float" office:value="2.45" calcext:value-type="float">
            <text:p>2,45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9H10M00S" calcext:value-type="time">
            <text:p>19:10:00</text:p>
          </table:table-cell>
          <table:table-cell table:style-name="ce11" table:formula="of:=IF([.L150]&lt;[.L149];[.M149]+[.H$2];[.M149])" office:value-type="float" office:value="540" calcext:value-type="float">
            <text:p>540</text:p>
          </table:table-cell>
          <table:table-cell table:style-name="ce11" table:formula="of:=OFFSET([.C$4];[.M150];0)" office:value-type="float" office:value="43754" calcext:value-type="float">
            <text:p>43754</text:p>
          </table:table-cell>
          <table:table-cell table:style-name="ce36" table:formula="of:=[.L150]" office:value-type="float" office:value="0.798611111111108" calcext:value-type="float">
            <text:p>0.79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0];0)&lt;=[.O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7:38:52.095563" calcext:value-type="date">
            <text:p>2019-10-09 17:38:52</text:p>
          </table:table-cell>
          <table:table-cell table:style-name="ce7" table:formula="of:=[.A151]" office:value-type="date" office:date-value="2019-10-09T17:38:52.095563" calcext:value-type="date">
            <text:p>2019-10-09 17:38:52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7:38:52.095563435" calcext:value-type="date">
            <text:p>12/30/99 05:38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&lt;0.000001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9H20M00S" calcext:value-type="time">
            <text:p>19:20:00</text:p>
          </table:table-cell>
          <table:table-cell table:style-name="ce11" table:formula="of:=IF([.L151]&lt;[.L150];[.M150]+[.H$2];[.M150])" office:value-type="float" office:value="540" calcext:value-type="float">
            <text:p>540</text:p>
          </table:table-cell>
          <table:table-cell table:style-name="ce11" table:formula="of:=OFFSET([.C$4];[.M151];0)" office:value-type="float" office:value="43754" calcext:value-type="float">
            <text:p>43754</text:p>
          </table:table-cell>
          <table:table-cell table:style-name="ce36" table:formula="of:=[.L151]" office:value-type="float" office:value="0.805555555555552" calcext:value-type="float">
            <text:p>0.80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1];0)&lt;=[.O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8:11:38.185173" calcext:value-type="date">
            <text:p>2019-10-09 18:11:38</text:p>
          </table:table-cell>
          <table:table-cell table:style-name="ce7" table:formula="of:=[.A152]" office:value-type="date" office:date-value="2019-10-09T18:11:38.185173" calcext:value-type="date">
            <text:p>2019-10-09 18:11:38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8:11:38.18517335225" calcext:value-type="date">
            <text:p>12/30/99 06:11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&lt;0.000001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9H30M00S" calcext:value-type="time">
            <text:p>19:30:00</text:p>
          </table:table-cell>
          <table:table-cell table:style-name="ce11" table:formula="of:=IF([.L152]&lt;[.L151];[.M151]+[.H$2];[.M151])" office:value-type="float" office:value="540" calcext:value-type="float">
            <text:p>540</text:p>
          </table:table-cell>
          <table:table-cell table:style-name="ce11" table:formula="of:=OFFSET([.C$4];[.M152];0)" office:value-type="float" office:value="43754" calcext:value-type="float">
            <text:p>43754</text:p>
          </table:table-cell>
          <table:table-cell table:style-name="ce36" table:formula="of:=[.L152]" office:value-type="float" office:value="0.812499999999997" calcext:value-type="float">
            <text:p>0.81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2];0)&lt;=[.O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7:55:36.694435" calcext:value-type="date">
            <text:p>2019-10-09 17:55:37</text:p>
          </table:table-cell>
          <table:table-cell table:style-name="ce7" table:formula="of:=[.A153]" office:value-type="date" office:date-value="2019-10-09T17:55:36.694435" calcext:value-type="date">
            <text:p>2019-10-09 17:55:37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7:55:36.69443512335" calcext:value-type="date">
            <text:p>12/30/99 05:55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&lt;0.000001;[.G152]+2+1/[.$H$2];[.G152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7H10M00S" calcext:value-type="time">
            <text:p>17:10:00</text:p>
          </table:table-cell>
          <table:table-cell table:style-name="ce11" table:formula="of:=IF([.L153]&lt;[.L152];[.M152]+[.H$2];[.M152])" office:value-type="float" office:value="600" calcext:value-type="float">
            <text:p>600</text:p>
          </table:table-cell>
          <table:table-cell table:style-name="ce11" table:formula="of:=OFFSET([.C$4];[.M153];0)" office:value-type="float" office:value="43755" calcext:value-type="float">
            <text:p>43755</text:p>
          </table:table-cell>
          <table:table-cell table:style-name="ce36" table:formula="of:=[.L153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7:48:51.033733" calcext:value-type="date">
            <text:p>2019-10-09 17:48:51</text:p>
          </table:table-cell>
          <table:table-cell table:style-name="ce7" table:formula="of:=[.A154]" office:value-type="date" office:date-value="2019-10-09T17:48:51.033733" calcext:value-type="date">
            <text:p>2019-10-09 17:48:51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7:48:51.0337331146" calcext:value-type="date">
            <text:p>12/30/99 05:48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&lt;0.000001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7H20M00S" calcext:value-type="time">
            <text:p>17:20:00</text:p>
          </table:table-cell>
          <table:table-cell table:style-name="ce11" table:formula="of:=IF([.L154]&lt;[.L153];[.M153]+[.H$2];[.M153])" office:value-type="float" office:value="600" calcext:value-type="float">
            <text:p>600</text:p>
          </table:table-cell>
          <table:table-cell table:style-name="ce11" table:formula="of:=OFFSET([.C$4];[.M154];0)" office:value-type="float" office:value="43755" calcext:value-type="float">
            <text:p>43755</text:p>
          </table:table-cell>
          <table:table-cell table:style-name="ce36" table:formula="of:=[.L154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8:14:56.689475" calcext:value-type="date">
            <text:p>2019-10-09 18:14:57</text:p>
          </table:table-cell>
          <table:table-cell table:style-name="ce7" table:formula="of:=[.A155]" office:value-type="date" office:date-value="2019-10-09T18:14:56.689475" calcext:value-type="date">
            <text:p>2019-10-09 18:14:57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8:14:56.68947535101" calcext:value-type="date">
            <text:p>12/30/99 06:14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&lt;0.000001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7H30M00S" calcext:value-type="time">
            <text:p>17:30:00</text:p>
          </table:table-cell>
          <table:table-cell table:style-name="ce11" table:formula="of:=IF([.L155]&lt;[.L154];[.M154]+[.H$2];[.M154])" office:value-type="float" office:value="600" calcext:value-type="float">
            <text:p>600</text:p>
          </table:table-cell>
          <table:table-cell table:style-name="ce11" table:formula="of:=OFFSET([.C$4];[.M155];0)" office:value-type="float" office:value="43755" calcext:value-type="float">
            <text:p>43755</text:p>
          </table:table-cell>
          <table:table-cell table:style-name="ce36" table:formula="of:=[.L155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8:25:27.479398" calcext:value-type="date">
            <text:p>2019-10-09 18:25:27</text:p>
          </table:table-cell>
          <table:table-cell table:style-name="ce7" table:formula="of:=[.A156]" office:value-type="date" office:date-value="2019-10-09T18:25:27.479398" calcext:value-type="date">
            <text:p>2019-10-09 18:25:27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8:25:27.4793978082" calcext:value-type="date">
            <text:p>12/30/99 06:25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&lt;0.000001;[.G155]+2+1/[.$H$2];[.G155]+1/[.$H$2])" office:value-type="float" office:value="2.55" calcext:value-type="float">
            <text:p>2,55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7H40M00S" calcext:value-type="time">
            <text:p>17:40:00</text:p>
          </table:table-cell>
          <table:table-cell table:style-name="ce11" table:formula="of:=IF([.L156]&lt;[.L155];[.M155]+[.H$2];[.M155])" office:value-type="float" office:value="600" calcext:value-type="float">
            <text:p>600</text:p>
          </table:table-cell>
          <table:table-cell table:style-name="ce11" table:formula="of:=OFFSET([.C$4];[.M156];0)" office:value-type="float" office:value="43755" calcext:value-type="float">
            <text:p>43755</text:p>
          </table:table-cell>
          <table:table-cell table:style-name="ce36" table:formula="of:=[.L156]" office:value-type="float" office:value="0.736111111111108" calcext:value-type="float">
            <text:p>0.73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7:44:15.513847" calcext:value-type="date">
            <text:p>2019-10-09 17:44:16</text:p>
          </table:table-cell>
          <table:table-cell table:style-name="ce7" table:formula="of:=[.A157]" office:value-type="date" office:date-value="2019-10-09T17:44:15.513847" calcext:value-type="date">
            <text:p>2019-10-09 17:44:16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7:44:15.51384666469" calcext:value-type="date">
            <text:p>12/30/99 05:44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&lt;0.000001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7H50M00S" calcext:value-type="time">
            <text:p>17:50:00</text:p>
          </table:table-cell>
          <table:table-cell table:style-name="ce11" table:formula="of:=IF([.L157]&lt;[.L156];[.M156]+[.H$2];[.M156])" office:value-type="float" office:value="600" calcext:value-type="float">
            <text:p>600</text:p>
          </table:table-cell>
          <table:table-cell table:style-name="ce11" table:formula="of:=OFFSET([.C$4];[.M157];0)" office:value-type="float" office:value="43755" calcext:value-type="float">
            <text:p>43755</text:p>
          </table:table-cell>
          <table:table-cell table:style-name="ce36" table:formula="of:=[.L157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8:09:02.768164" calcext:value-type="date">
            <text:p>2019-10-09 18:09:03</text:p>
          </table:table-cell>
          <table:table-cell table:style-name="ce7" table:formula="of:=[.A158]" office:value-type="date" office:date-value="2019-10-09T18:09:02.768164" calcext:value-type="date">
            <text:p>2019-10-09 18:09:03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8:09:02.7681640489" calcext:value-type="date">
            <text:p>12/30/99 06:09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&lt;0.000001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18H00M00S" calcext:value-type="time">
            <text:p>18:00:00</text:p>
          </table:table-cell>
          <table:table-cell table:style-name="ce11" table:formula="of:=IF([.L158]&lt;[.L157];[.M157]+[.H$2];[.M157])" office:value-type="float" office:value="600" calcext:value-type="float">
            <text:p>600</text:p>
          </table:table-cell>
          <table:table-cell table:style-name="ce11" table:formula="of:=OFFSET([.C$4];[.M158];0)" office:value-type="float" office:value="43755" calcext:value-type="float">
            <text:p>43755</text:p>
          </table:table-cell>
          <table:table-cell table:style-name="ce36" table:formula="of:=[.L158]" office:value-type="float" office:value="0.749999999999997" calcext:value-type="float">
            <text:p>0.74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8];0)&lt;=[.O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8:24:19.969831" calcext:value-type="date">
            <text:p>2019-10-09 18:24:20</text:p>
          </table:table-cell>
          <table:table-cell table:style-name="ce7" table:formula="of:=[.A159]" office:value-type="date" office:date-value="2019-10-09T18:24:19.969831" calcext:value-type="date">
            <text:p>2019-10-09 18:24:20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8:24:19.96983137447" calcext:value-type="date">
            <text:p>12/30/99 06:24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&lt;0.000001;[.G158]+2+1/[.$H$2];[.G158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18H10M00S" calcext:value-type="time">
            <text:p>18:10:00</text:p>
          </table:table-cell>
          <table:table-cell table:style-name="ce11" table:formula="of:=IF([.L159]&lt;[.L158];[.M158]+[.H$2];[.M158])" office:value-type="float" office:value="600" calcext:value-type="float">
            <text:p>600</text:p>
          </table:table-cell>
          <table:table-cell table:style-name="ce11" table:formula="of:=OFFSET([.C$4];[.M159];0)" office:value-type="float" office:value="43755" calcext:value-type="float">
            <text:p>43755</text:p>
          </table:table-cell>
          <table:table-cell table:style-name="ce36" table:formula="of:=[.L159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9];0)&lt;=[.O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8:11:32.01955" calcext:value-type="date">
            <text:p>2019-10-09 18:11:32</text:p>
          </table:table-cell>
          <table:table-cell table:style-name="ce7" table:formula="of:=[.A160]" office:value-type="date" office:date-value="2019-10-09T18:11:32.01955" calcext:value-type="date">
            <text:p>2019-10-09 18:11:32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8:11:32.0195503626" calcext:value-type="date">
            <text:p>12/30/99 06:11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&lt;0.000001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18H20M00S" calcext:value-type="time">
            <text:p>18:20:00</text:p>
          </table:table-cell>
          <table:table-cell table:style-name="ce11" table:formula="of:=IF([.L160]&lt;[.L159];[.M159]+[.H$2];[.M159])" office:value-type="float" office:value="600" calcext:value-type="float">
            <text:p>600</text:p>
          </table:table-cell>
          <table:table-cell table:style-name="ce11" table:formula="of:=OFFSET([.C$4];[.M160];0)" office:value-type="float" office:value="43755" calcext:value-type="float">
            <text:p>43755</text:p>
          </table:table-cell>
          <table:table-cell table:style-name="ce36" table:formula="of:=[.L160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0];0)&lt;=[.O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8:01:59.295594" calcext:value-type="date">
            <text:p>2019-10-09 18:01:59</text:p>
          </table:table-cell>
          <table:table-cell table:style-name="ce7" table:formula="of:=[.A161]" office:value-type="date" office:date-value="2019-10-09T18:01:59.295594" calcext:value-type="date">
            <text:p>2019-10-09 18:01:59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8:01:59.29559425917" calcext:value-type="date">
            <text:p>12/30/99 06:01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&lt;0.000001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18H30M00S" calcext:value-type="time">
            <text:p>18:30:00</text:p>
          </table:table-cell>
          <table:table-cell table:style-name="ce11" table:formula="of:=IF([.L161]&lt;[.L160];[.M160]+[.H$2];[.M160])" office:value-type="float" office:value="600" calcext:value-type="float">
            <text:p>600</text:p>
          </table:table-cell>
          <table:table-cell table:style-name="ce11" table:formula="of:=OFFSET([.C$4];[.M161];0)" office:value-type="float" office:value="43755" calcext:value-type="float">
            <text:p>43755</text:p>
          </table:table-cell>
          <table:table-cell table:style-name="ce36" table:formula="of:=[.L161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1];0)&lt;=[.O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8:11:44.227541" calcext:value-type="date">
            <text:p>2019-10-09 18:11:44</text:p>
          </table:table-cell>
          <table:table-cell table:style-name="ce7" table:formula="of:=[.A162]" office:value-type="date" office:date-value="2019-10-09T18:11:44.227541" calcext:value-type="date">
            <text:p>2019-10-09 18:11:44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8:11:44.22754087485" calcext:value-type="date">
            <text:p>12/30/99 06:11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&lt;0.000001;[.G161]+2+1/[.$H$2];[.G161]+1/[.$H$2])" office:value-type="float" office:value="2.65" calcext:value-type="float">
            <text:p>2,65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18H40M00S" calcext:value-type="time">
            <text:p>18:40:00</text:p>
          </table:table-cell>
          <table:table-cell table:style-name="ce11" table:formula="of:=IF([.L162]&lt;[.L161];[.M161]+[.H$2];[.M161])" office:value-type="float" office:value="600" calcext:value-type="float">
            <text:p>600</text:p>
          </table:table-cell>
          <table:table-cell table:style-name="ce11" table:formula="of:=OFFSET([.C$4];[.M162];0)" office:value-type="float" office:value="43755" calcext:value-type="float">
            <text:p>43755</text:p>
          </table:table-cell>
          <table:table-cell table:style-name="ce36" table:formula="of:=[.L162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8:20:42.401964" calcext:value-type="date">
            <text:p>2019-10-09 18:20:42</text:p>
          </table:table-cell>
          <table:table-cell table:style-name="ce7" table:formula="of:=[.A163]" office:value-type="date" office:date-value="2019-10-09T18:20:42.401964" calcext:value-type="date">
            <text:p>2019-10-09 18:20:42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8:20:42.40196412429" calcext:value-type="date">
            <text:p>12/30/99 06:20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&lt;0.000001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18H50M00S" calcext:value-type="time">
            <text:p>18:50:00</text:p>
          </table:table-cell>
          <table:table-cell table:style-name="ce11" table:formula="of:=IF([.L163]&lt;[.L162];[.M162]+[.H$2];[.M162])" office:value-type="float" office:value="600" calcext:value-type="float">
            <text:p>600</text:p>
          </table:table-cell>
          <table:table-cell table:style-name="ce11" table:formula="of:=OFFSET([.C$4];[.M163];0)" office:value-type="float" office:value="43755" calcext:value-type="float">
            <text:p>43755</text:p>
          </table:table-cell>
          <table:table-cell table:style-name="ce36" table:formula="of:=[.L163]" office:value-type="float" office:value="0.784722222222219" calcext:value-type="float">
            <text:p>0.78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7:33:52.847147" calcext:value-type="date">
            <text:p>2019-10-09 17:33:53</text:p>
          </table:table-cell>
          <table:table-cell table:style-name="ce7" table:formula="of:=[.A164]" office:value-type="date" office:date-value="2019-10-09T17:33:52.847147" calcext:value-type="date">
            <text:p>2019-10-09 17:33:53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7:33:52.84714696929" calcext:value-type="date">
            <text:p>12/30/99 05:33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&lt;0.000001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19H00M00S" calcext:value-type="time">
            <text:p>19:00:00</text:p>
          </table:table-cell>
          <table:table-cell table:style-name="ce11" table:formula="of:=IF([.L164]&lt;[.L163];[.M163]+[.H$2];[.M163])" office:value-type="float" office:value="600" calcext:value-type="float">
            <text:p>600</text:p>
          </table:table-cell>
          <table:table-cell table:style-name="ce11" table:formula="of:=OFFSET([.C$4];[.M164];0)" office:value-type="float" office:value="43755" calcext:value-type="float">
            <text:p>43755</text:p>
          </table:table-cell>
          <table:table-cell table:style-name="ce36" table:formula="of:=[.L164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8:06:02.900495" calcext:value-type="date">
            <text:p>2019-10-09 18:06:03</text:p>
          </table:table-cell>
          <table:table-cell table:style-name="ce7" table:formula="of:=[.A165]" office:value-type="date" office:date-value="2019-10-09T18:06:02.900495" calcext:value-type="date">
            <text:p>2019-10-09 18:06:03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8:06:02.90049527306" calcext:value-type="date">
            <text:p>12/30/99 06:06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&lt;0.000001;[.G164]+2+1/[.$H$2];[.G164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9H10M00S" calcext:value-type="time">
            <text:p>19:10:00</text:p>
          </table:table-cell>
          <table:table-cell table:style-name="ce11" table:formula="of:=IF([.L165]&lt;[.L164];[.M164]+[.H$2];[.M164])" office:value-type="float" office:value="600" calcext:value-type="float">
            <text:p>600</text:p>
          </table:table-cell>
          <table:table-cell table:style-name="ce11" table:formula="of:=OFFSET([.C$4];[.M165];0)" office:value-type="float" office:value="43755" calcext:value-type="float">
            <text:p>43755</text:p>
          </table:table-cell>
          <table:table-cell table:style-name="ce36" table:formula="of:=[.L165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7:50:57.624984" calcext:value-type="date">
            <text:p>2019-10-09 17:50:58</text:p>
          </table:table-cell>
          <table:table-cell table:style-name="ce7" table:formula="of:=[.A166]" office:value-type="date" office:date-value="2019-10-09T17:50:57.624984" calcext:value-type="date">
            <text:p>2019-10-09 17:50:58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7:50:57.62498409022" calcext:value-type="date">
            <text:p>12/30/99 05:50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&lt;0.000001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9H20M00S" calcext:value-type="time">
            <text:p>19:20:00</text:p>
          </table:table-cell>
          <table:table-cell table:style-name="ce11" table:formula="of:=IF([.L166]&lt;[.L165];[.M165]+[.H$2];[.M165])" office:value-type="float" office:value="600" calcext:value-type="float">
            <text:p>600</text:p>
          </table:table-cell>
          <table:table-cell table:style-name="ce11" table:formula="of:=OFFSET([.C$4];[.M166];0)" office:value-type="float" office:value="43755" calcext:value-type="float">
            <text:p>43755</text:p>
          </table:table-cell>
          <table:table-cell table:style-name="ce36" table:formula="of:=[.L166]" office:value-type="float" office:value="0.805555555555552" calcext:value-type="float">
            <text:p>0.80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7:44:41.317926" calcext:value-type="date">
            <text:p>2019-10-09 17:44:41</text:p>
          </table:table-cell>
          <table:table-cell table:style-name="ce7" table:formula="of:=[.A167]" office:value-type="date" office:date-value="2019-10-09T17:44:41.317926" calcext:value-type="date">
            <text:p>2019-10-09 17:44:41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7:44:41.31792554632" calcext:value-type="date">
            <text:p>12/30/99 05:44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&lt;0.000001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9H30M00S" calcext:value-type="time">
            <text:p>19:30:00</text:p>
          </table:table-cell>
          <table:table-cell table:style-name="ce11" table:formula="of:=IF([.L167]&lt;[.L166];[.M166]+[.H$2];[.M166])" office:value-type="float" office:value="600" calcext:value-type="float">
            <text:p>600</text:p>
          </table:table-cell>
          <table:table-cell table:style-name="ce11" table:formula="of:=OFFSET([.C$4];[.M167];0)" office:value-type="float" office:value="43755" calcext:value-type="float">
            <text:p>43755</text:p>
          </table:table-cell>
          <table:table-cell table:style-name="ce36" table:formula="of:=[.L167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8:16:56.067629" calcext:value-type="date">
            <text:p>2019-10-09 18:16:56</text:p>
          </table:table-cell>
          <table:table-cell table:style-name="ce7" table:formula="of:=[.A168]" office:value-type="date" office:date-value="2019-10-09T18:16:56.067629" calcext:value-type="date">
            <text:p>2019-10-09 18:16:56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8:16:56.0676286323" calcext:value-type="date">
            <text:p>12/30/99 06:16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&lt;0.000001;[.G167]+2+1/[.$H$2];[.G167]+1/[.$H$2])" office:value-type="float" office:value="2.75" calcext:value-type="float">
            <text:p>2,75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7H10M00S" calcext:value-type="time">
            <text:p>17:10:00</text:p>
          </table:table-cell>
          <table:table-cell table:style-name="ce11" table:formula="of:=IF([.L168]&lt;[.L167];[.M167]+[.H$2];[.M167])" office:value-type="float" office:value="660" calcext:value-type="float">
            <text:p>660</text:p>
          </table:table-cell>
          <table:table-cell table:style-name="ce11" table:formula="of:=OFFSET([.C$4];[.M168];0)" office:value-type="float" office:value="43756" calcext:value-type="float">
            <text:p>43756</text:p>
          </table:table-cell>
          <table:table-cell table:style-name="ce36" table:formula="of:=[.L168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8];0)&lt;=[.O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8:31:16.314637" calcext:value-type="date">
            <text:p>2019-10-09 18:31:16</text:p>
          </table:table-cell>
          <table:table-cell table:style-name="ce7" table:formula="of:=[.A169]" office:value-type="date" office:date-value="2019-10-09T18:31:16.314637" calcext:value-type="date">
            <text:p>2019-10-09 18:31:16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8:31:16.31463732105" calcext:value-type="date">
            <text:p>12/30/99 06:31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&lt;0.000001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7H20M00S" calcext:value-type="time">
            <text:p>17:20:00</text:p>
          </table:table-cell>
          <table:table-cell table:style-name="ce11" table:formula="of:=IF([.L169]&lt;[.L168];[.M168]+[.H$2];[.M168])" office:value-type="float" office:value="660" calcext:value-type="float">
            <text:p>660</text:p>
          </table:table-cell>
          <table:table-cell table:style-name="ce11" table:formula="of:=OFFSET([.C$4];[.M169];0)" office:value-type="float" office:value="43756" calcext:value-type="float">
            <text:p>43756</text:p>
          </table:table-cell>
          <table:table-cell table:style-name="ce36" table:formula="of:=[.L169]" office:value-type="float" office:value="0.722222222222219" calcext:value-type="float">
            <text:p>0.72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9];0)&lt;=[.O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8:29:04.178999" calcext:value-type="date">
            <text:p>2019-10-09 18:29:04</text:p>
          </table:table-cell>
          <table:table-cell table:style-name="ce7" table:formula="of:=[.A170]" office:value-type="date" office:date-value="2019-10-09T18:29:04.178999" calcext:value-type="date">
            <text:p>2019-10-09 18:29:04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8:29:04.17899942491" calcext:value-type="date">
            <text:p>12/30/99 06:29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&lt;0.000001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7H30M00S" calcext:value-type="time">
            <text:p>17:30:00</text:p>
          </table:table-cell>
          <table:table-cell table:style-name="ce11" table:formula="of:=IF([.L170]&lt;[.L169];[.M169]+[.H$2];[.M169])" office:value-type="float" office:value="660" calcext:value-type="float">
            <text:p>660</text:p>
          </table:table-cell>
          <table:table-cell table:style-name="ce11" table:formula="of:=OFFSET([.C$4];[.M170];0)" office:value-type="float" office:value="43756" calcext:value-type="float">
            <text:p>43756</text:p>
          </table:table-cell>
          <table:table-cell table:style-name="ce36" table:formula="of:=[.L170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0];0)&lt;=[.O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8:03:48.109554" calcext:value-type="date">
            <text:p>2019-10-09 18:03:48</text:p>
          </table:table-cell>
          <table:table-cell table:style-name="ce7" table:formula="of:=[.A171]" office:value-type="date" office:date-value="2019-10-09T18:03:48.109554" calcext:value-type="date">
            <text:p>2019-10-09 18:03:48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8:03:48.10955406167" calcext:value-type="date">
            <text:p>12/30/99 06:03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&lt;0.000001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7H40M00S" calcext:value-type="time">
            <text:p>17:40:00</text:p>
          </table:table-cell>
          <table:table-cell table:style-name="ce11" table:formula="of:=IF([.L171]&lt;[.L170];[.M170]+[.H$2];[.M170])" office:value-type="float" office:value="660" calcext:value-type="float">
            <text:p>660</text:p>
          </table:table-cell>
          <table:table-cell table:style-name="ce11" table:formula="of:=OFFSET([.C$4];[.M171];0)" office:value-type="float" office:value="43756" calcext:value-type="float">
            <text:p>43756</text:p>
          </table:table-cell>
          <table:table-cell table:style-name="ce36" table:formula="of:=[.L171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1];0)&lt;=[.O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8:16:25.797579" calcext:value-type="date">
            <text:p>2019-10-09 18:16:26</text:p>
          </table:table-cell>
          <table:table-cell table:style-name="ce7" table:formula="of:=[.A172]" office:value-type="date" office:date-value="2019-10-09T18:16:25.797579" calcext:value-type="date">
            <text:p>2019-10-09 18:16:26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8:16:25.79757870175" calcext:value-type="date">
            <text:p>12/30/99 06:16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&lt;0.000001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7H50M00S" calcext:value-type="time">
            <text:p>17:50:00</text:p>
          </table:table-cell>
          <table:table-cell table:style-name="ce11" table:formula="of:=IF([.L172]&lt;[.L171];[.M171]+[.H$2];[.M171])" office:value-type="float" office:value="660" calcext:value-type="float">
            <text:p>660</text:p>
          </table:table-cell>
          <table:table-cell table:style-name="ce11" table:formula="of:=OFFSET([.C$4];[.M172];0)" office:value-type="float" office:value="43756" calcext:value-type="float">
            <text:p>43756</text:p>
          </table:table-cell>
          <table:table-cell table:style-name="ce36" table:formula="of:=[.L172]" office:value-type="float" office:value="0.743055555555552" calcext:value-type="float">
            <text:p>0.74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2];0)&lt;=[.O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8:08:00.589513" calcext:value-type="date">
            <text:p>2019-10-09 18:08:01</text:p>
          </table:table-cell>
          <table:table-cell table:style-name="ce7" table:formula="of:=[.A173]" office:value-type="date" office:date-value="2019-10-09T18:08:00.589513" calcext:value-type="date">
            <text:p>2019-10-09 18:08:01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8:08:00.58951254934" calcext:value-type="date">
            <text:p>12/30/99 06:08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&lt;0.000001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8H00M00S" calcext:value-type="time">
            <text:p>18:00:00</text:p>
          </table:table-cell>
          <table:table-cell table:style-name="ce11" table:formula="of:=IF([.L173]&lt;[.L172];[.M172]+[.H$2];[.M172])" office:value-type="float" office:value="660" calcext:value-type="float">
            <text:p>660</text:p>
          </table:table-cell>
          <table:table-cell table:style-name="ce11" table:formula="of:=OFFSET([.C$4];[.M173];0)" office:value-type="float" office:value="43756" calcext:value-type="float">
            <text:p>43756</text:p>
          </table:table-cell>
          <table:table-cell table:style-name="ce36" table:formula="of:=[.L173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3];0)&lt;=[.O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8:10:38.351941" calcext:value-type="date">
            <text:p>2019-10-09 18:10:38</text:p>
          </table:table-cell>
          <table:table-cell table:style-name="ce7" table:formula="of:=[.A174]" office:value-type="date" office:date-value="2019-10-09T18:10:38.351941" calcext:value-type="date">
            <text:p>2019-10-09 18:10:38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8:10:38.35194075946" calcext:value-type="date">
            <text:p>12/30/99 06:10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&lt;0.000001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8H10M00S" calcext:value-type="time">
            <text:p>18:10:00</text:p>
          </table:table-cell>
          <table:table-cell table:style-name="ce11" table:formula="of:=IF([.L174]&lt;[.L173];[.M173]+[.H$2];[.M173])" office:value-type="float" office:value="660" calcext:value-type="float">
            <text:p>660</text:p>
          </table:table-cell>
          <table:table-cell table:style-name="ce11" table:formula="of:=OFFSET([.C$4];[.M174];0)" office:value-type="float" office:value="43756" calcext:value-type="float">
            <text:p>43756</text:p>
          </table:table-cell>
          <table:table-cell table:style-name="ce36" table:formula="of:=[.L174]" office:value-type="float" office:value="0.756944444444441" calcext:value-type="float">
            <text:p>0.75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4];0)&lt;=[.O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7:43:11.806243" calcext:value-type="date">
            <text:p>2019-10-09 17:43:12</text:p>
          </table:table-cell>
          <table:table-cell table:style-name="ce7" table:formula="of:=[.A175]" office:value-type="date" office:date-value="2019-10-09T17:43:11.806243" calcext:value-type="date">
            <text:p>2019-10-09 17:43:12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7:43:11.80624298751" calcext:value-type="date">
            <text:p>12/30/99 05:43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&lt;0.000001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8H20M00S" calcext:value-type="time">
            <text:p>18:20:00</text:p>
          </table:table-cell>
          <table:table-cell table:style-name="ce11" table:formula="of:=IF([.L175]&lt;[.L174];[.M174]+[.H$2];[.M174])" office:value-type="float" office:value="660" calcext:value-type="float">
            <text:p>660</text:p>
          </table:table-cell>
          <table:table-cell table:style-name="ce11" table:formula="of:=OFFSET([.C$4];[.M175];0)" office:value-type="float" office:value="43756" calcext:value-type="float">
            <text:p>43756</text:p>
          </table:table-cell>
          <table:table-cell table:style-name="ce36" table:formula="of:=[.L175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5];0)&lt;=[.O1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7:50:46.072537" calcext:value-type="date">
            <text:p>2019-10-09 17:50:46</text:p>
          </table:table-cell>
          <table:table-cell table:style-name="ce7" table:formula="of:=[.A176]" office:value-type="date" office:date-value="2019-10-09T17:50:46.072537" calcext:value-type="date">
            <text:p>2019-10-09 17:50:46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7:50:46.07253719587" calcext:value-type="date">
            <text:p>12/30/99 05:50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&lt;0.000001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18H30M00S" calcext:value-type="time">
            <text:p>18:30:00</text:p>
          </table:table-cell>
          <table:table-cell table:style-name="ce11" table:formula="of:=IF([.L176]&lt;[.L175];[.M175]+[.H$2];[.M175])" office:value-type="float" office:value="660" calcext:value-type="float">
            <text:p>660</text:p>
          </table:table-cell>
          <table:table-cell table:style-name="ce11" table:formula="of:=OFFSET([.C$4];[.M176];0)" office:value-type="float" office:value="43756" calcext:value-type="float">
            <text:p>43756</text:p>
          </table:table-cell>
          <table:table-cell table:style-name="ce36" table:formula="of:=[.L176]" office:value-type="float" office:value="0.77083333333333" calcext:value-type="float">
            <text:p>0.77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6];0)&lt;=[.O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8:31:28.202397" calcext:value-type="date">
            <text:p>2019-10-09 18:31:28</text:p>
          </table:table-cell>
          <table:table-cell table:style-name="ce7" table:formula="of:=[.A177]" office:value-type="date" office:date-value="2019-10-09T18:31:28.202397" calcext:value-type="date">
            <text:p>2019-10-09 18:31:28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8:31:28.20239659399" calcext:value-type="date">
            <text:p>12/30/99 06:31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&lt;0.000001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18H40M00S" calcext:value-type="time">
            <text:p>18:40:00</text:p>
          </table:table-cell>
          <table:table-cell table:style-name="ce11" table:formula="of:=IF([.L177]&lt;[.L176];[.M176]+[.H$2];[.M176])" office:value-type="float" office:value="660" calcext:value-type="float">
            <text:p>660</text:p>
          </table:table-cell>
          <table:table-cell table:style-name="ce11" table:formula="of:=OFFSET([.C$4];[.M177];0)" office:value-type="float" office:value="43756" calcext:value-type="float">
            <text:p>43756</text:p>
          </table:table-cell>
          <table:table-cell table:style-name="ce36" table:formula="of:=[.L177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8:13:34.146136" calcext:value-type="date">
            <text:p>2019-10-09 18:13:34</text:p>
          </table:table-cell>
          <table:table-cell table:style-name="ce7" table:formula="of:=[.A178]" office:value-type="date" office:date-value="2019-10-09T18:13:34.146136" calcext:value-type="date">
            <text:p>2019-10-09 18:13:34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8:13:34.14613598026" calcext:value-type="date">
            <text:p>12/30/99 06:13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&lt;0.000001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18H50M00S" calcext:value-type="time">
            <text:p>18:50:00</text:p>
          </table:table-cell>
          <table:table-cell table:style-name="ce11" table:formula="of:=IF([.L178]&lt;[.L177];[.M177]+[.H$2];[.M177])" office:value-type="float" office:value="660" calcext:value-type="float">
            <text:p>660</text:p>
          </table:table-cell>
          <table:table-cell table:style-name="ce11" table:formula="of:=OFFSET([.C$4];[.M178];0)" office:value-type="float" office:value="43756" calcext:value-type="float">
            <text:p>43756</text:p>
          </table:table-cell>
          <table:table-cell table:style-name="ce36" table:formula="of:=[.L178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8:08:06.585299" calcext:value-type="date">
            <text:p>2019-10-09 18:08:07</text:p>
          </table:table-cell>
          <table:table-cell table:style-name="ce7" table:formula="of:=[.A179]" office:value-type="date" office:date-value="2019-10-09T18:08:06.585299" calcext:value-type="date">
            <text:p>2019-10-09 18:08:07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8:08:06.58529890236" calcext:value-type="date">
            <text:p>12/30/99 06:08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&lt;0.000001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19H00M00S" calcext:value-type="time">
            <text:p>19:00:00</text:p>
          </table:table-cell>
          <table:table-cell table:style-name="ce11" table:formula="of:=IF([.L179]&lt;[.L178];[.M178]+[.H$2];[.M178])" office:value-type="float" office:value="660" calcext:value-type="float">
            <text:p>660</text:p>
          </table:table-cell>
          <table:table-cell table:style-name="ce11" table:formula="of:=OFFSET([.C$4];[.M179];0)" office:value-type="float" office:value="43756" calcext:value-type="float">
            <text:p>43756</text:p>
          </table:table-cell>
          <table:table-cell table:style-name="ce36" table:formula="of:=[.L179]" office:value-type="float" office:value="0.791666666666663" calcext:value-type="float">
            <text:p>0.79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7:43:24.433964" calcext:value-type="date">
            <text:p>2019-10-09 17:43:24</text:p>
          </table:table-cell>
          <table:table-cell table:style-name="ce7" table:formula="of:=[.A180]" office:value-type="date" office:date-value="2019-10-09T17:43:24.433964" calcext:value-type="date">
            <text:p>2019-10-09 17:43:24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7:43:24.4339644257" calcext:value-type="date">
            <text:p>12/30/99 05:43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&lt;0.000001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19H10M00S" calcext:value-type="time">
            <text:p>19:10:00</text:p>
          </table:table-cell>
          <table:table-cell table:style-name="ce11" table:formula="of:=IF([.L180]&lt;[.L179];[.M179]+[.H$2];[.M179])" office:value-type="float" office:value="660" calcext:value-type="float">
            <text:p>660</text:p>
          </table:table-cell>
          <table:table-cell table:style-name="ce11" table:formula="of:=OFFSET([.C$4];[.M180];0)" office:value-type="float" office:value="43756" calcext:value-type="float">
            <text:p>43756</text:p>
          </table:table-cell>
          <table:table-cell table:style-name="ce36" table:formula="of:=[.L180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8:24:41.958288" calcext:value-type="date">
            <text:p>2019-10-09 18:24:42</text:p>
          </table:table-cell>
          <table:table-cell table:style-name="ce7" table:formula="of:=[.A181]" office:value-type="date" office:date-value="2019-10-09T18:24:41.958288" calcext:value-type="date">
            <text:p>2019-10-09 18:24:42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8:24:41.95828835014" calcext:value-type="date">
            <text:p>12/30/99 06:24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&lt;0.000001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19H20M00S" calcext:value-type="time">
            <text:p>19:20:00</text:p>
          </table:table-cell>
          <table:table-cell table:style-name="ce11" table:formula="of:=IF([.L181]&lt;[.L180];[.M180]+[.H$2];[.M180])" office:value-type="float" office:value="660" calcext:value-type="float">
            <text:p>660</text:p>
          </table:table-cell>
          <table:table-cell table:style-name="ce11" table:formula="of:=OFFSET([.C$4];[.M181];0)" office:value-type="float" office:value="43756" calcext:value-type="float">
            <text:p>43756</text:p>
          </table:table-cell>
          <table:table-cell table:style-name="ce36" table:formula="of:=[.L181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8:19:42.575653" calcext:value-type="date">
            <text:p>2019-10-09 18:19:43</text:p>
          </table:table-cell>
          <table:table-cell table:style-name="ce7" table:formula="of:=[.A182]" office:value-type="date" office:date-value="2019-10-09T18:19:42.575653" calcext:value-type="date">
            <text:p>2019-10-09 18:19:43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8:19:42.57565288804" calcext:value-type="date">
            <text:p>12/30/99 06:19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&lt;0.000001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19H30M00S" calcext:value-type="time">
            <text:p>19:30:00</text:p>
          </table:table-cell>
          <table:table-cell table:style-name="ce11" table:formula="of:=IF([.L182]&lt;[.L181];[.M181]+[.H$2];[.M181])" office:value-type="float" office:value="660" calcext:value-type="float">
            <text:p>660</text:p>
          </table:table-cell>
          <table:table-cell table:style-name="ce11" table:formula="of:=OFFSET([.C$4];[.M182];0)" office:value-type="float" office:value="43756" calcext:value-type="float">
            <text:p>43756</text:p>
          </table:table-cell>
          <table:table-cell table:style-name="ce36" table:formula="of:=[.L182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7:54:52.476256" calcext:value-type="date">
            <text:p>2019-10-09 17:54:52</text:p>
          </table:table-cell>
          <table:table-cell table:style-name="ce7" table:formula="of:=[.A183]" office:value-type="date" office:date-value="2019-10-09T17:54:52.476256" calcext:value-type="date">
            <text:p>2019-10-09 17:54:52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7:54:52.47625563294" calcext:value-type="date">
            <text:p>12/30/99 05:54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&lt;0.000001;[.G182]+2+1/[.$H$2];[.G18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7H10M00S" calcext:value-type="time">
            <text:p>17:10:00</text:p>
          </table:table-cell>
          <table:table-cell table:style-name="ce11" table:formula="of:=IF([.L183]&lt;[.L182];[.M182]+[.H$2];[.M182])" office:value-type="float" office:value="720" calcext:value-type="float">
            <text:p>720</text:p>
          </table:table-cell>
          <table:table-cell table:style-name="ce11" table:formula="of:=OFFSET([.C$4];[.M183];0)" office:value-type="float" office:value="43757" calcext:value-type="float">
            <text:p>43757</text:p>
          </table:table-cell>
          <table:table-cell table:style-name="ce36" table:formula="of:=[.L183]" office:value-type="float" office:value="0.715277777777774" calcext:value-type="float">
            <text:p>0.71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3];0)&lt;=[.O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8:02:18.181104" calcext:value-type="date">
            <text:p>2019-10-10 18:02:18</text:p>
          </table:table-cell>
          <table:table-cell table:style-name="ce7" table:formula="of:=[.A184]" office:value-type="date" office:date-value="2019-10-10T18:02:18.181104" calcext:value-type="date">
            <text:p>2019-10-10 18:02:18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8:02:18.1811039988" calcext:value-type="date">
            <text:p>12/30/99 06:02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&lt;0.000001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7H20M00S" calcext:value-type="time">
            <text:p>17:20:00</text:p>
          </table:table-cell>
          <table:table-cell table:style-name="ce11" table:formula="of:=IF([.L184]&lt;[.L183];[.M183]+[.H$2];[.M183])" office:value-type="float" office:value="720" calcext:value-type="float">
            <text:p>720</text:p>
          </table:table-cell>
          <table:table-cell table:style-name="ce11" table:formula="of:=OFFSET([.C$4];[.M184];0)" office:value-type="float" office:value="43757" calcext:value-type="float">
            <text:p>43757</text:p>
          </table:table-cell>
          <table:table-cell table:style-name="ce36" table:formula="of:=[.L184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4];0)&lt;=[.O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7:48:53.762992" calcext:value-type="date">
            <text:p>2019-10-10 17:48:54</text:p>
          </table:table-cell>
          <table:table-cell table:style-name="ce7" table:formula="of:=[.A185]" office:value-type="date" office:date-value="2019-10-10T17:48:53.762992" calcext:value-type="date">
            <text:p>2019-10-10 17:48:54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7:48:53.76299184747" calcext:value-type="date">
            <text:p>12/30/99 05:48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&lt;0.000001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7H30M00S" calcext:value-type="time">
            <text:p>17:30:00</text:p>
          </table:table-cell>
          <table:table-cell table:style-name="ce11" table:formula="of:=IF([.L185]&lt;[.L184];[.M184]+[.H$2];[.M184])" office:value-type="float" office:value="720" calcext:value-type="float">
            <text:p>720</text:p>
          </table:table-cell>
          <table:table-cell table:style-name="ce11" table:formula="of:=OFFSET([.C$4];[.M185];0)" office:value-type="float" office:value="43757" calcext:value-type="float">
            <text:p>43757</text:p>
          </table:table-cell>
          <table:table-cell table:style-name="ce36" table:formula="of:=[.L185]" office:value-type="float" office:value="0.729166666666663" calcext:value-type="float">
            <text:p>0.72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5];0)&lt;=[.O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8:02:40.305257" calcext:value-type="date">
            <text:p>2019-10-10 18:02:40</text:p>
          </table:table-cell>
          <table:table-cell table:style-name="ce7" table:formula="of:=[.A186]" office:value-type="date" office:date-value="2019-10-10T18:02:40.305257" calcext:value-type="date">
            <text:p>2019-10-10 18:02:40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8:02:40.30525665265" calcext:value-type="date">
            <text:p>12/30/99 06:02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&lt;0.000001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7H40M00S" calcext:value-type="time">
            <text:p>17:40:00</text:p>
          </table:table-cell>
          <table:table-cell table:style-name="ce11" table:formula="of:=IF([.L186]&lt;[.L185];[.M185]+[.H$2];[.M185])" office:value-type="float" office:value="720" calcext:value-type="float">
            <text:p>720</text:p>
          </table:table-cell>
          <table:table-cell table:style-name="ce11" table:formula="of:=OFFSET([.C$4];[.M186];0)" office:value-type="float" office:value="43757" calcext:value-type="float">
            <text:p>43757</text:p>
          </table:table-cell>
          <table:table-cell table:style-name="ce36" table:formula="of:=[.L186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6];0)&lt;=[.O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7:47:03.466603" calcext:value-type="date">
            <text:p>2019-10-10 17:47:03</text:p>
          </table:table-cell>
          <table:table-cell table:style-name="ce7" table:formula="of:=[.A187]" office:value-type="date" office:date-value="2019-10-10T17:47:03.466603" calcext:value-type="date">
            <text:p>2019-10-10 17:47:03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7:47:03.46660320181" calcext:value-type="date">
            <text:p>12/30/99 05:47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&lt;0.000001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7H50M00S" calcext:value-type="time">
            <text:p>17:50:00</text:p>
          </table:table-cell>
          <table:table-cell table:style-name="ce11" table:formula="of:=IF([.L187]&lt;[.L186];[.M186]+[.H$2];[.M186])" office:value-type="float" office:value="720" calcext:value-type="float">
            <text:p>720</text:p>
          </table:table-cell>
          <table:table-cell table:style-name="ce11" table:formula="of:=OFFSET([.C$4];[.M187];0)" office:value-type="float" office:value="43757" calcext:value-type="float">
            <text:p>43757</text:p>
          </table:table-cell>
          <table:table-cell table:style-name="ce36" table:formula="of:=[.L187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7];0)&lt;=[.O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7:42:57.756106" calcext:value-type="date">
            <text:p>2019-10-10 17:42:58</text:p>
          </table:table-cell>
          <table:table-cell table:style-name="ce7" table:formula="of:=[.A188]" office:value-type="date" office:date-value="2019-10-10T17:42:57.756106" calcext:value-type="date">
            <text:p>2019-10-10 17:42:58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7:42:57.75610608514" calcext:value-type="date">
            <text:p>12/30/99 05:42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&lt;0.000001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8H00M00S" calcext:value-type="time">
            <text:p>18:00:00</text:p>
          </table:table-cell>
          <table:table-cell table:style-name="ce11" table:formula="of:=IF([.L188]&lt;[.L187];[.M187]+[.H$2];[.M187])" office:value-type="float" office:value="720" calcext:value-type="float">
            <text:p>720</text:p>
          </table:table-cell>
          <table:table-cell table:style-name="ce11" table:formula="of:=OFFSET([.C$4];[.M188];0)" office:value-type="float" office:value="43757" calcext:value-type="float">
            <text:p>43757</text:p>
          </table:table-cell>
          <table:table-cell table:style-name="ce36" table:formula="of:=[.L188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8];0)&lt;=[.O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8:04:17.998105" calcext:value-type="date">
            <text:p>2019-10-10 18:04:18</text:p>
          </table:table-cell>
          <table:table-cell table:style-name="ce7" table:formula="of:=[.A189]" office:value-type="date" office:date-value="2019-10-10T18:04:17.998105" calcext:value-type="date">
            <text:p>2019-10-10 18:04:18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8:04:17.99810460303" calcext:value-type="date">
            <text:p>12/30/99 06:04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&lt;0.000001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8H10M00S" calcext:value-type="time">
            <text:p>18:10:00</text:p>
          </table:table-cell>
          <table:table-cell table:style-name="ce11" table:formula="of:=IF([.L189]&lt;[.L188];[.M188]+[.H$2];[.M188])" office:value-type="float" office:value="720" calcext:value-type="float">
            <text:p>720</text:p>
          </table:table-cell>
          <table:table-cell table:style-name="ce11" table:formula="of:=OFFSET([.C$4];[.M189];0)" office:value-type="float" office:value="43757" calcext:value-type="float">
            <text:p>43757</text:p>
          </table:table-cell>
          <table:table-cell table:style-name="ce36" table:formula="of:=[.L189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9];0)&lt;=[.O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7:37:42.533815" calcext:value-type="date">
            <text:p>2019-10-10 17:37:43</text:p>
          </table:table-cell>
          <table:table-cell table:style-name="ce7" table:formula="of:=[.A190]" office:value-type="date" office:date-value="2019-10-10T17:37:42.533815" calcext:value-type="date">
            <text:p>2019-10-10 17:37:43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7:37:42.53381541464" calcext:value-type="date">
            <text:p>12/30/99 05:37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&lt;0.000001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8H20M00S" calcext:value-type="time">
            <text:p>18:20:00</text:p>
          </table:table-cell>
          <table:table-cell table:style-name="ce11" table:formula="of:=IF([.L190]&lt;[.L189];[.M189]+[.H$2];[.M189])" office:value-type="float" office:value="720" calcext:value-type="float">
            <text:p>720</text:p>
          </table:table-cell>
          <table:table-cell table:style-name="ce11" table:formula="of:=OFFSET([.C$4];[.M190];0)" office:value-type="float" office:value="43757" calcext:value-type="float">
            <text:p>43757</text:p>
          </table:table-cell>
          <table:table-cell table:style-name="ce36" table:formula="of:=[.L190]" office:value-type="float" office:value="0.763888888888885" calcext:value-type="float">
            <text:p>0.76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0];0)&lt;=[.O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8:08:50.248507" calcext:value-type="date">
            <text:p>2019-10-10 18:08:50</text:p>
          </table:table-cell>
          <table:table-cell table:style-name="ce7" table:formula="of:=[.A191]" office:value-type="date" office:date-value="2019-10-10T18:08:50.248507" calcext:value-type="date">
            <text:p>2019-10-10 18:08:50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8:08:50.248506926" calcext:value-type="date">
            <text:p>12/30/99 06:08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&lt;0.000001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8H30M00S" calcext:value-type="time">
            <text:p>18:30:00</text:p>
          </table:table-cell>
          <table:table-cell table:style-name="ce11" table:formula="of:=IF([.L191]&lt;[.L190];[.M190]+[.H$2];[.M190])" office:value-type="float" office:value="720" calcext:value-type="float">
            <text:p>720</text:p>
          </table:table-cell>
          <table:table-cell table:style-name="ce11" table:formula="of:=OFFSET([.C$4];[.M191];0)" office:value-type="float" office:value="43757" calcext:value-type="float">
            <text:p>43757</text:p>
          </table:table-cell>
          <table:table-cell table:style-name="ce36" table:formula="of:=[.L191]" office:value-type="float" office:value="0.770833333333329" calcext:value-type="float">
            <text:p>0.77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8:21:11.551707" calcext:value-type="date">
            <text:p>2019-10-10 18:21:12</text:p>
          </table:table-cell>
          <table:table-cell table:style-name="ce7" table:formula="of:=[.A192]" office:value-type="date" office:date-value="2019-10-10T18:21:11.551707" calcext:value-type="date">
            <text:p>2019-10-10 18:21:12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8:21:11.55170668848" calcext:value-type="date">
            <text:p>12/30/99 06:21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&lt;0.000001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8H40M00S" calcext:value-type="time">
            <text:p>18:40:00</text:p>
          </table:table-cell>
          <table:table-cell table:style-name="ce11" table:formula="of:=IF([.L192]&lt;[.L191];[.M191]+[.H$2];[.M191])" office:value-type="float" office:value="720" calcext:value-type="float">
            <text:p>720</text:p>
          </table:table-cell>
          <table:table-cell table:style-name="ce11" table:formula="of:=OFFSET([.C$4];[.M192];0)" office:value-type="float" office:value="43757" calcext:value-type="float">
            <text:p>43757</text:p>
          </table:table-cell>
          <table:table-cell table:style-name="ce36" table:formula="of:=[.L192]" office:value-type="float" office:value="0.777777777777774" calcext:value-type="float">
            <text:p>0.77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2];0)&lt;=[.O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7:34:38.669767" calcext:value-type="date">
            <text:p>2019-10-10 17:34:39</text:p>
          </table:table-cell>
          <table:table-cell table:style-name="ce7" table:formula="of:=[.A193]" office:value-type="date" office:date-value="2019-10-10T17:34:38.669767" calcext:value-type="date">
            <text:p>2019-10-10 17:34:39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7:34:38.66976731457" calcext:value-type="date">
            <text:p>12/30/99 05:34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&lt;0.000001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8H50M00S" calcext:value-type="time">
            <text:p>18:50:00</text:p>
          </table:table-cell>
          <table:table-cell table:style-name="ce11" table:formula="of:=IF([.L193]&lt;[.L192];[.M192]+[.H$2];[.M192])" office:value-type="float" office:value="720" calcext:value-type="float">
            <text:p>720</text:p>
          </table:table-cell>
          <table:table-cell table:style-name="ce11" table:formula="of:=OFFSET([.C$4];[.M193];0)" office:value-type="float" office:value="43757" calcext:value-type="float">
            <text:p>43757</text:p>
          </table:table-cell>
          <table:table-cell table:style-name="ce36" table:formula="of:=[.L193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3];0)&lt;=[.O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7:57:41.949567" calcext:value-type="date">
            <text:p>2019-10-10 17:57:42</text:p>
          </table:table-cell>
          <table:table-cell table:style-name="ce7" table:formula="of:=[.A194]" office:value-type="date" office:date-value="2019-10-10T17:57:41.949567" calcext:value-type="date">
            <text:p>2019-10-10 17:57:42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7:57:41.94956693798" calcext:value-type="date">
            <text:p>12/30/99 05:57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&lt;0.000001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19H00M00S" calcext:value-type="time">
            <text:p>19:00:00</text:p>
          </table:table-cell>
          <table:table-cell table:style-name="ce11" table:formula="of:=IF([.L194]&lt;[.L193];[.M193]+[.H$2];[.M193])" office:value-type="float" office:value="720" calcext:value-type="float">
            <text:p>720</text:p>
          </table:table-cell>
          <table:table-cell table:style-name="ce11" table:formula="of:=OFFSET([.C$4];[.M194];0)" office:value-type="float" office:value="43757" calcext:value-type="float">
            <text:p>43757</text:p>
          </table:table-cell>
          <table:table-cell table:style-name="ce36" table:formula="of:=[.L194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4];0)&lt;=[.O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7:59:37.912947" calcext:value-type="date">
            <text:p>2019-10-10 17:59:38</text:p>
          </table:table-cell>
          <table:table-cell table:style-name="ce7" table:formula="of:=[.A195]" office:value-type="date" office:date-value="2019-10-10T17:59:37.912947" calcext:value-type="date">
            <text:p>2019-10-10 17:59:38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7:59:37.91294669732" calcext:value-type="date">
            <text:p>12/30/99 05:59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&lt;0.000001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19H10M00S" calcext:value-type="time">
            <text:p>19:10:00</text:p>
          </table:table-cell>
          <table:table-cell table:style-name="ce11" table:formula="of:=IF([.L195]&lt;[.L194];[.M194]+[.H$2];[.M194])" office:value-type="float" office:value="720" calcext:value-type="float">
            <text:p>720</text:p>
          </table:table-cell>
          <table:table-cell table:style-name="ce11" table:formula="of:=OFFSET([.C$4];[.M195];0)" office:value-type="float" office:value="43757" calcext:value-type="float">
            <text:p>43757</text:p>
          </table:table-cell>
          <table:table-cell table:style-name="ce36" table:formula="of:=[.L195]" office:value-type="float" office:value="0.798611111111107" calcext:value-type="float">
            <text:p>0.79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5];0)&lt;=[.O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7:48:42.468358" calcext:value-type="date">
            <text:p>2019-10-10 17:48:42</text:p>
          </table:table-cell>
          <table:table-cell table:style-name="ce7" table:formula="of:=[.A196]" office:value-type="date" office:date-value="2019-10-10T17:48:42.468358" calcext:value-type="date">
            <text:p>2019-10-10 17:48:42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7:48:42.46835762635" calcext:value-type="date">
            <text:p>12/30/99 05:48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&lt;0.000001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19H20M00S" calcext:value-type="time">
            <text:p>19:20:00</text:p>
          </table:table-cell>
          <table:table-cell table:style-name="ce11" table:formula="of:=IF([.L196]&lt;[.L195];[.M195]+[.H$2];[.M195])" office:value-type="float" office:value="720" calcext:value-type="float">
            <text:p>720</text:p>
          </table:table-cell>
          <table:table-cell table:style-name="ce11" table:formula="of:=OFFSET([.C$4];[.M196];0)" office:value-type="float" office:value="43757" calcext:value-type="float">
            <text:p>43757</text:p>
          </table:table-cell>
          <table:table-cell table:style-name="ce36" table:formula="of:=[.L196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6];0)&lt;=[.O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8:03:30.976458" calcext:value-type="date">
            <text:p>2019-10-10 18:03:31</text:p>
          </table:table-cell>
          <table:table-cell table:style-name="ce7" table:formula="of:=[.A197]" office:value-type="date" office:date-value="2019-10-10T18:03:30.976458" calcext:value-type="date">
            <text:p>2019-10-10 18:03:31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8:03:30.97645761911" calcext:value-type="date">
            <text:p>12/30/99 06:03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&lt;0.000001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19H30M00S" calcext:value-type="time">
            <text:p>19:30:00</text:p>
          </table:table-cell>
          <table:table-cell table:style-name="ce11" table:formula="of:=IF([.L197]&lt;[.L196];[.M196]+[.H$2];[.M196])" office:value-type="float" office:value="720" calcext:value-type="float">
            <text:p>720</text:p>
          </table:table-cell>
          <table:table-cell table:style-name="ce11" table:formula="of:=OFFSET([.C$4];[.M197];0)" office:value-type="float" office:value="43757" calcext:value-type="float">
            <text:p>43757</text:p>
          </table:table-cell>
          <table:table-cell table:style-name="ce36" table:formula="of:=[.L197]" office:value-type="float" office:value="0.812499999999996" calcext:value-type="float">
            <text:p>0.81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7];0)&lt;=[.O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8:17:11.122818" calcext:value-type="date">
            <text:p>2019-10-10 18:17:11</text:p>
          </table:table-cell>
          <table:table-cell table:style-name="ce7" table:formula="of:=[.A198]" office:value-type="date" office:date-value="2019-10-10T18:17:11.122818" calcext:value-type="date">
            <text:p>2019-10-10 18:17:11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8:17:11.12281817012" calcext:value-type="date">
            <text:p>12/30/99 06:17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&lt;0.000001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17H10M00S" calcext:value-type="time">
            <text:p>17:10:00</text:p>
          </table:table-cell>
          <table:table-cell table:style-name="ce11" table:formula="of:=IF([.L198]&lt;[.L197];[.M197]+[.H$2];[.M197])" office:value-type="float" office:value="780" calcext:value-type="float">
            <text:p>780</text:p>
          </table:table-cell>
          <table:table-cell table:style-name="ce11" table:formula="of:=OFFSET([.C$4];[.M198];0)" office:value-type="float" office:value="43758" calcext:value-type="float">
            <text:p>43758</text:p>
          </table:table-cell>
          <table:table-cell table:style-name="ce36" table:formula="of:=[.L198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8:11:32.296435" calcext:value-type="date">
            <text:p>2019-10-10 18:11:32</text:p>
          </table:table-cell>
          <table:table-cell table:style-name="ce7" table:formula="of:=[.A199]" office:value-type="date" office:date-value="2019-10-10T18:11:32.296435" calcext:value-type="date">
            <text:p>2019-10-10 18:11:32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8:11:32.29643479921" calcext:value-type="date">
            <text:p>12/30/99 06:11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&lt;0.000001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17H20M00S" calcext:value-type="time">
            <text:p>17:20:00</text:p>
          </table:table-cell>
          <table:table-cell table:style-name="ce11" table:formula="of:=IF([.L199]&lt;[.L198];[.M198]+[.H$2];[.M198])" office:value-type="float" office:value="780" calcext:value-type="float">
            <text:p>780</text:p>
          </table:table-cell>
          <table:table-cell table:style-name="ce11" table:formula="of:=OFFSET([.C$4];[.M199];0)" office:value-type="float" office:value="43758" calcext:value-type="float">
            <text:p>43758</text:p>
          </table:table-cell>
          <table:table-cell table:style-name="ce36" table:formula="of:=[.L199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7:47:06.284323" calcext:value-type="date">
            <text:p>2019-10-10 17:47:06</text:p>
          </table:table-cell>
          <table:table-cell table:style-name="ce7" table:formula="of:=[.A200]" office:value-type="date" office:date-value="2019-10-10T17:47:06.284323" calcext:value-type="date">
            <text:p>2019-10-10 17:47:06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7:47:06.28432328347" calcext:value-type="date">
            <text:p>12/30/99 05:47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&lt;0.000001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17H30M00S" calcext:value-type="time">
            <text:p>17:30:00</text:p>
          </table:table-cell>
          <table:table-cell table:style-name="ce11" table:formula="of:=IF([.L200]&lt;[.L199];[.M199]+[.H$2];[.M199])" office:value-type="float" office:value="780" calcext:value-type="float">
            <text:p>780</text:p>
          </table:table-cell>
          <table:table-cell table:style-name="ce11" table:formula="of:=OFFSET([.C$4];[.M200];0)" office:value-type="float" office:value="43758" calcext:value-type="float">
            <text:p>43758</text:p>
          </table:table-cell>
          <table:table-cell table:style-name="ce36" table:formula="of:=[.L200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8:05:32.721472" calcext:value-type="date">
            <text:p>2019-10-10 18:05:33</text:p>
          </table:table-cell>
          <table:table-cell table:style-name="ce7" table:formula="of:=[.A201]" office:value-type="date" office:date-value="2019-10-10T18:05:32.721472" calcext:value-type="date">
            <text:p>2019-10-10 18:05:33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8:05:32.72147155367" calcext:value-type="date">
            <text:p>12/30/99 06:05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&lt;0.000001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7H40M00S" calcext:value-type="time">
            <text:p>17:40:00</text:p>
          </table:table-cell>
          <table:table-cell table:style-name="ce11" table:formula="of:=IF([.L201]&lt;[.L200];[.M200]+[.H$2];[.M200])" office:value-type="float" office:value="780" calcext:value-type="float">
            <text:p>780</text:p>
          </table:table-cell>
          <table:table-cell table:style-name="ce11" table:formula="of:=OFFSET([.C$4];[.M201];0)" office:value-type="float" office:value="43758" calcext:value-type="float">
            <text:p>43758</text:p>
          </table:table-cell>
          <table:table-cell table:style-name="ce36" table:formula="of:=[.L201]" office:value-type="float" office:value="0.736111111111107" calcext:value-type="float">
            <text:p>0.73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8:13:09.297735" calcext:value-type="date">
            <text:p>2019-10-10 18:13:09</text:p>
          </table:table-cell>
          <table:table-cell table:style-name="ce7" table:formula="of:=[.A202]" office:value-type="date" office:date-value="2019-10-10T18:13:09.297735" calcext:value-type="date">
            <text:p>2019-10-10 18:13:09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8:13:09.29773487616" calcext:value-type="date">
            <text:p>12/30/99 06:13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&lt;0.000001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7H50M00S" calcext:value-type="time">
            <text:p>17:50:00</text:p>
          </table:table-cell>
          <table:table-cell table:style-name="ce11" table:formula="of:=IF([.L202]&lt;[.L201];[.M201]+[.H$2];[.M201])" office:value-type="float" office:value="780" calcext:value-type="float">
            <text:p>780</text:p>
          </table:table-cell>
          <table:table-cell table:style-name="ce11" table:formula="of:=OFFSET([.C$4];[.M202];0)" office:value-type="float" office:value="43758" calcext:value-type="float">
            <text:p>43758</text:p>
          </table:table-cell>
          <table:table-cell table:style-name="ce36" table:formula="of:=[.L202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2];0)&lt;=[.O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8:21:17.685189" calcext:value-type="date">
            <text:p>2019-10-10 18:21:18</text:p>
          </table:table-cell>
          <table:table-cell table:style-name="ce7" table:formula="of:=[.A203]" office:value-type="date" office:date-value="2019-10-10T18:21:17.685189" calcext:value-type="date">
            <text:p>2019-10-10 18:21:18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8:21:17.68518906087" calcext:value-type="date">
            <text:p>12/30/99 06:21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&lt;0.000001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8H00M00S" calcext:value-type="time">
            <text:p>18:00:00</text:p>
          </table:table-cell>
          <table:table-cell table:style-name="ce11" table:formula="of:=IF([.L203]&lt;[.L202];[.M202]+[.H$2];[.M202])" office:value-type="float" office:value="780" calcext:value-type="float">
            <text:p>780</text:p>
          </table:table-cell>
          <table:table-cell table:style-name="ce11" table:formula="of:=OFFSET([.C$4];[.M203];0)" office:value-type="float" office:value="43758" calcext:value-type="float">
            <text:p>43758</text:p>
          </table:table-cell>
          <table:table-cell table:style-name="ce36" table:formula="of:=[.L203]" office:value-type="float" office:value="0.749999999999996" calcext:value-type="float">
            <text:p>0.74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3];0)&lt;=[.O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8:07:32.675391" calcext:value-type="date">
            <text:p>2019-10-10 18:07:33</text:p>
          </table:table-cell>
          <table:table-cell table:style-name="ce7" table:formula="of:=[.A204]" office:value-type="date" office:date-value="2019-10-10T18:07:32.675391" calcext:value-type="date">
            <text:p>2019-10-10 18:07:33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8:07:32.67539117485" calcext:value-type="date">
            <text:p>12/30/99 06:07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&lt;0.000001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8H10M00S" calcext:value-type="time">
            <text:p>18:10:00</text:p>
          </table:table-cell>
          <table:table-cell table:style-name="ce11" table:formula="of:=IF([.L204]&lt;[.L203];[.M203]+[.H$2];[.M203])" office:value-type="float" office:value="780" calcext:value-type="float">
            <text:p>780</text:p>
          </table:table-cell>
          <table:table-cell table:style-name="ce11" table:formula="of:=OFFSET([.C$4];[.M204];0)" office:value-type="float" office:value="43758" calcext:value-type="float">
            <text:p>43758</text:p>
          </table:table-cell>
          <table:table-cell table:style-name="ce36" table:formula="of:=[.L204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4];0)&lt;=[.O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7:50:10.242777" calcext:value-type="date">
            <text:p>2019-10-10 17:50:10</text:p>
          </table:table-cell>
          <table:table-cell table:style-name="ce7" table:formula="of:=[.A205]" office:value-type="date" office:date-value="2019-10-10T17:50:10.242777" calcext:value-type="date">
            <text:p>2019-10-10 17:50:10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7:50:10.24277717806" calcext:value-type="date">
            <text:p>12/30/99 05:50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&lt;0.000001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8H20M00S" calcext:value-type="time">
            <text:p>18:20:00</text:p>
          </table:table-cell>
          <table:table-cell table:style-name="ce11" table:formula="of:=IF([.L205]&lt;[.L204];[.M204]+[.H$2];[.M204])" office:value-type="float" office:value="780" calcext:value-type="float">
            <text:p>780</text:p>
          </table:table-cell>
          <table:table-cell table:style-name="ce11" table:formula="of:=OFFSET([.C$4];[.M205];0)" office:value-type="float" office:value="43758" calcext:value-type="float">
            <text:p>43758</text:p>
          </table:table-cell>
          <table:table-cell table:style-name="ce36" table:formula="of:=[.L205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5];0)&lt;=[.O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7:50:10.170281" calcext:value-type="date">
            <text:p>2019-10-10 17:50:10</text:p>
          </table:table-cell>
          <table:table-cell table:style-name="ce7" table:formula="of:=[.A206]" office:value-type="date" office:date-value="2019-10-10T17:50:10.170281" calcext:value-type="date">
            <text:p>2019-10-10 17:50:10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7:50:10.17028146889" calcext:value-type="date">
            <text:p>12/30/99 05:50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&lt;0.000001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8H30M00S" calcext:value-type="time">
            <text:p>18:30:00</text:p>
          </table:table-cell>
          <table:table-cell table:style-name="ce11" table:formula="of:=IF([.L206]&lt;[.L205];[.M205]+[.H$2];[.M205])" office:value-type="float" office:value="780" calcext:value-type="float">
            <text:p>780</text:p>
          </table:table-cell>
          <table:table-cell table:style-name="ce11" table:formula="of:=OFFSET([.C$4];[.M206];0)" office:value-type="float" office:value="43758" calcext:value-type="float">
            <text:p>43758</text:p>
          </table:table-cell>
          <table:table-cell table:style-name="ce36" table:formula="of:=[.L206]" office:value-type="float" office:value="0.770833333333329" calcext:value-type="float">
            <text:p>0.77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6];0)&lt;=[.O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7:57:48.58225" calcext:value-type="date">
            <text:p>2019-10-10 17:57:49</text:p>
          </table:table-cell>
          <table:table-cell table:style-name="ce7" table:formula="of:=[.A207]" office:value-type="date" office:date-value="2019-10-10T17:57:48.58225" calcext:value-type="date">
            <text:p>2019-10-10 17:57:49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7:57:48.58225010801" calcext:value-type="date">
            <text:p>12/30/99 05:57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&lt;0.000001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8H40M00S" calcext:value-type="time">
            <text:p>18:40:00</text:p>
          </table:table-cell>
          <table:table-cell table:style-name="ce11" table:formula="of:=IF([.L207]&lt;[.L206];[.M206]+[.H$2];[.M206])" office:value-type="float" office:value="780" calcext:value-type="float">
            <text:p>780</text:p>
          </table:table-cell>
          <table:table-cell table:style-name="ce11" table:formula="of:=OFFSET([.C$4];[.M207];0)" office:value-type="float" office:value="43758" calcext:value-type="float">
            <text:p>43758</text:p>
          </table:table-cell>
          <table:table-cell table:style-name="ce36" table:formula="of:=[.L207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7];0)&lt;=[.O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8:20:22.793862" calcext:value-type="date">
            <text:p>2019-10-10 18:20:23</text:p>
          </table:table-cell>
          <table:table-cell table:style-name="ce7" table:formula="of:=[.A208]" office:value-type="date" office:date-value="2019-10-10T18:20:22.793862" calcext:value-type="date">
            <text:p>2019-10-10 18:20:23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8:20:22.79386161827" calcext:value-type="date">
            <text:p>12/30/99 06:20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&lt;0.000001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8H50M00S" calcext:value-type="time">
            <text:p>18:50:00</text:p>
          </table:table-cell>
          <table:table-cell table:style-name="ce11" table:formula="of:=IF([.L208]&lt;[.L207];[.M207]+[.H$2];[.M207])" office:value-type="float" office:value="780" calcext:value-type="float">
            <text:p>780</text:p>
          </table:table-cell>
          <table:table-cell table:style-name="ce11" table:formula="of:=OFFSET([.C$4];[.M208];0)" office:value-type="float" office:value="43758" calcext:value-type="float">
            <text:p>43758</text:p>
          </table:table-cell>
          <table:table-cell table:style-name="ce36" table:formula="of:=[.L208]" office:value-type="float" office:value="0.784722222222218" calcext:value-type="float">
            <text:p>0.78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8];0)&lt;=[.O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7:45:41.621638" calcext:value-type="date">
            <text:p>2019-10-10 17:45:42</text:p>
          </table:table-cell>
          <table:table-cell table:style-name="ce7" table:formula="of:=[.A209]" office:value-type="date" office:date-value="2019-10-10T17:45:41.621638" calcext:value-type="date">
            <text:p>2019-10-10 17:45:42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7:45:41.62163813598" calcext:value-type="date">
            <text:p>12/30/99 05:45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&lt;0.000001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9H00M00S" calcext:value-type="time">
            <text:p>19:00:00</text:p>
          </table:table-cell>
          <table:table-cell table:style-name="ce11" table:formula="of:=IF([.L209]&lt;[.L208];[.M208]+[.H$2];[.M208])" office:value-type="float" office:value="780" calcext:value-type="float">
            <text:p>780</text:p>
          </table:table-cell>
          <table:table-cell table:style-name="ce11" table:formula="of:=OFFSET([.C$4];[.M209];0)" office:value-type="float" office:value="43758" calcext:value-type="float">
            <text:p>43758</text:p>
          </table:table-cell>
          <table:table-cell table:style-name="ce36" table:formula="of:=[.L209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9];0)&lt;=[.O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8:27:56.545314" calcext:value-type="date">
            <text:p>2019-10-10 18:27:57</text:p>
          </table:table-cell>
          <table:table-cell table:style-name="ce7" table:formula="of:=[.A210]" office:value-type="date" office:date-value="2019-10-10T18:27:56.545314" calcext:value-type="date">
            <text:p>2019-10-10 18:27:57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8:27:56.54531376902" calcext:value-type="date">
            <text:p>12/30/99 06:27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&lt;0.000001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9H10M00S" calcext:value-type="time">
            <text:p>19:10:00</text:p>
          </table:table-cell>
          <table:table-cell table:style-name="ce11" table:formula="of:=IF([.L210]&lt;[.L209];[.M209]+[.H$2];[.M209])" office:value-type="float" office:value="780" calcext:value-type="float">
            <text:p>780</text:p>
          </table:table-cell>
          <table:table-cell table:style-name="ce11" table:formula="of:=OFFSET([.C$4];[.M210];0)" office:value-type="float" office:value="43758" calcext:value-type="float">
            <text:p>43758</text:p>
          </table:table-cell>
          <table:table-cell table:style-name="ce36" table:formula="of:=[.L210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0];0)&lt;=[.O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7:35:10.630191" calcext:value-type="date">
            <text:p>2019-10-10 17:35:11</text:p>
          </table:table-cell>
          <table:table-cell table:style-name="ce7" table:formula="of:=[.A211]" office:value-type="date" office:date-value="2019-10-10T17:35:10.630191" calcext:value-type="date">
            <text:p>2019-10-10 17:35:11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7:35:10.63019104768" calcext:value-type="date">
            <text:p>12/30/99 05:35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&lt;0.000001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9H20M00S" calcext:value-type="time">
            <text:p>19:20:00</text:p>
          </table:table-cell>
          <table:table-cell table:style-name="ce11" table:formula="of:=IF([.L211]&lt;[.L210];[.M210]+[.H$2];[.M210])" office:value-type="float" office:value="780" calcext:value-type="float">
            <text:p>780</text:p>
          </table:table-cell>
          <table:table-cell table:style-name="ce11" table:formula="of:=OFFSET([.C$4];[.M211];0)" office:value-type="float" office:value="43758" calcext:value-type="float">
            <text:p>43758</text:p>
          </table:table-cell>
          <table:table-cell table:style-name="ce36" table:formula="of:=[.L211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1];0)&lt;=[.O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7:43:35.119952" calcext:value-type="date">
            <text:p>2019-10-10 17:43:35</text:p>
          </table:table-cell>
          <table:table-cell table:style-name="ce7" table:formula="of:=[.A212]" office:value-type="date" office:date-value="2019-10-10T17:43:35.119952" calcext:value-type="date">
            <text:p>2019-10-10 17:43:35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7:43:35.11995177716" calcext:value-type="date">
            <text:p>12/30/99 05:43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&lt;0.000001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19H30M00S" calcext:value-type="time">
            <text:p>19:30:00</text:p>
          </table:table-cell>
          <table:table-cell table:style-name="ce11" table:formula="of:=IF([.L212]&lt;[.L211];[.M211]+[.H$2];[.M211])" office:value-type="float" office:value="780" calcext:value-type="float">
            <text:p>780</text:p>
          </table:table-cell>
          <table:table-cell table:style-name="ce11" table:formula="of:=OFFSET([.C$4];[.M212];0)" office:value-type="float" office:value="43758" calcext:value-type="float">
            <text:p>43758</text:p>
          </table:table-cell>
          <table:table-cell table:style-name="ce36" table:formula="of:=[.L212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2];0)&lt;=[.O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8:08:26.05051" calcext:value-type="date">
            <text:p>2019-10-10 18:08:26</text:p>
          </table:table-cell>
          <table:table-cell table:style-name="ce7" table:formula="of:=[.A213]" office:value-type="date" office:date-value="2019-10-10T18:08:26.05051" calcext:value-type="date">
            <text:p>2019-10-10 18:08:26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8:08:26.05050965678" calcext:value-type="date">
            <text:p>12/30/99 06:08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&lt;0.000001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17H10M00S" calcext:value-type="time">
            <text:p>17:10:00</text:p>
          </table:table-cell>
          <table:table-cell table:style-name="ce11" table:formula="of:=IF([.L213]&lt;[.L212];[.M212]+[.H$2];[.M212])" office:value-type="float" office:value="840" calcext:value-type="float">
            <text:p>840</text:p>
          </table:table-cell>
          <table:table-cell table:style-name="ce11" table:formula="of:=OFFSET([.C$4];[.M213];0)" office:value-type="float" office:value="43759" calcext:value-type="float">
            <text:p>43759</text:p>
          </table:table-cell>
          <table:table-cell table:style-name="ce36" table:formula="of:=[.L213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8:10:01.907128" calcext:value-type="date">
            <text:p>2019-10-10 18:10:02</text:p>
          </table:table-cell>
          <table:table-cell table:style-name="ce7" table:formula="of:=[.A214]" office:value-type="date" office:date-value="2019-10-10T18:10:01.907128" calcext:value-type="date">
            <text:p>2019-10-10 18:10:02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8:10:01.90712800249" calcext:value-type="date">
            <text:p>12/30/99 06:10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&lt;0.000001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17H20M00S" calcext:value-type="time">
            <text:p>17:20:00</text:p>
          </table:table-cell>
          <table:table-cell table:style-name="ce11" table:formula="of:=IF([.L214]&lt;[.L213];[.M213]+[.H$2];[.M213])" office:value-type="float" office:value="840" calcext:value-type="float">
            <text:p>840</text:p>
          </table:table-cell>
          <table:table-cell table:style-name="ce11" table:formula="of:=OFFSET([.C$4];[.M214];0)" office:value-type="float" office:value="43759" calcext:value-type="float">
            <text:p>43759</text:p>
          </table:table-cell>
          <table:table-cell table:style-name="ce36" table:formula="of:=[.L214]" office:value-type="float" office:value="0.722222222222218" calcext:value-type="float">
            <text:p>0.72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8:15:04.533698" calcext:value-type="date">
            <text:p>2019-10-10 18:15:05</text:p>
          </table:table-cell>
          <table:table-cell table:style-name="ce7" table:formula="of:=[.A215]" office:value-type="date" office:date-value="2019-10-10T18:15:04.533698" calcext:value-type="date">
            <text:p>2019-10-10 18:15:05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8:15:04.53369829338" calcext:value-type="date">
            <text:p>12/30/99 06:15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&lt;0.000001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17H30M00S" calcext:value-type="time">
            <text:p>17:30:00</text:p>
          </table:table-cell>
          <table:table-cell table:style-name="ce11" table:formula="of:=IF([.L215]&lt;[.L214];[.M214]+[.H$2];[.M214])" office:value-type="float" office:value="840" calcext:value-type="float">
            <text:p>840</text:p>
          </table:table-cell>
          <table:table-cell table:style-name="ce11" table:formula="of:=OFFSET([.C$4];[.M215];0)" office:value-type="float" office:value="43759" calcext:value-type="float">
            <text:p>43759</text:p>
          </table:table-cell>
          <table:table-cell table:style-name="ce36" table:formula="of:=[.L215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7:46:55.690946" calcext:value-type="date">
            <text:p>2019-10-10 17:46:56</text:p>
          </table:table-cell>
          <table:table-cell table:style-name="ce7" table:formula="of:=[.A216]" office:value-type="date" office:date-value="2019-10-10T17:46:55.690946" calcext:value-type="date">
            <text:p>2019-10-10 17:46:56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7:46:55.69094569422" calcext:value-type="date">
            <text:p>12/30/99 05:46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&lt;0.000001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17H40M00S" calcext:value-type="time">
            <text:p>17:40:00</text:p>
          </table:table-cell>
          <table:table-cell table:style-name="ce11" table:formula="of:=IF([.L216]&lt;[.L215];[.M215]+[.H$2];[.M215])" office:value-type="float" office:value="840" calcext:value-type="float">
            <text:p>840</text:p>
          </table:table-cell>
          <table:table-cell table:style-name="ce11" table:formula="of:=OFFSET([.C$4];[.M216];0)" office:value-type="float" office:value="43759" calcext:value-type="float">
            <text:p>43759</text:p>
          </table:table-cell>
          <table:table-cell table:style-name="ce36" table:formula="of:=[.L216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8:28:01.525492" calcext:value-type="date">
            <text:p>2019-10-10 18:28:02</text:p>
          </table:table-cell>
          <table:table-cell table:style-name="ce7" table:formula="of:=[.A217]" office:value-type="date" office:date-value="2019-10-10T18:28:01.525492" calcext:value-type="date">
            <text:p>2019-10-10 18:28:02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8:28:01.52549194638" calcext:value-type="date">
            <text:p>12/30/99 06:28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&lt;0.000001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17H50M00S" calcext:value-type="time">
            <text:p>17:50:00</text:p>
          </table:table-cell>
          <table:table-cell table:style-name="ce11" table:formula="of:=IF([.L217]&lt;[.L216];[.M216]+[.H$2];[.M216])" office:value-type="float" office:value="840" calcext:value-type="float">
            <text:p>840</text:p>
          </table:table-cell>
          <table:table-cell table:style-name="ce11" table:formula="of:=OFFSET([.C$4];[.M217];0)" office:value-type="float" office:value="43759" calcext:value-type="float">
            <text:p>43759</text:p>
          </table:table-cell>
          <table:table-cell table:style-name="ce36" table:formula="of:=[.L217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8:01:59.962782" calcext:value-type="date">
            <text:p>2019-10-10 18:02:00</text:p>
          </table:table-cell>
          <table:table-cell table:style-name="ce7" table:formula="of:=[.A218]" office:value-type="date" office:date-value="2019-10-10T18:01:59.962782" calcext:value-type="date">
            <text:p>2019-10-10 18:02:00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8:01:59.9627822265" calcext:value-type="date">
            <text:p>12/30/99 06:02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&lt;0.000001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18H00M00S" calcext:value-type="time">
            <text:p>18:00:00</text:p>
          </table:table-cell>
          <table:table-cell table:style-name="ce11" table:formula="of:=IF([.L218]&lt;[.L217];[.M217]+[.H$2];[.M217])" office:value-type="float" office:value="840" calcext:value-type="float">
            <text:p>840</text:p>
          </table:table-cell>
          <table:table-cell table:style-name="ce11" table:formula="of:=OFFSET([.C$4];[.M218];0)" office:value-type="float" office:value="43759" calcext:value-type="float">
            <text:p>43759</text:p>
          </table:table-cell>
          <table:table-cell table:style-name="ce36" table:formula="of:=[.L218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8];0)&lt;=[.O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8:01:14.511782" calcext:value-type="date">
            <text:p>2019-10-10 18:01:15</text:p>
          </table:table-cell>
          <table:table-cell table:style-name="ce7" table:formula="of:=[.A219]" office:value-type="date" office:date-value="2019-10-10T18:01:14.511782" calcext:value-type="date">
            <text:p>2019-10-10 18:01:15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8:01:14.51178152114" calcext:value-type="date">
            <text:p>12/30/99 06:01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&lt;0.000001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8H10M00S" calcext:value-type="time">
            <text:p>18:10:00</text:p>
          </table:table-cell>
          <table:table-cell table:style-name="ce11" table:formula="of:=IF([.L219]&lt;[.L218];[.M218]+[.H$2];[.M218])" office:value-type="float" office:value="840" calcext:value-type="float">
            <text:p>840</text:p>
          </table:table-cell>
          <table:table-cell table:style-name="ce11" table:formula="of:=OFFSET([.C$4];[.M219];0)" office:value-type="float" office:value="43759" calcext:value-type="float">
            <text:p>43759</text:p>
          </table:table-cell>
          <table:table-cell table:style-name="ce36" table:formula="of:=[.L219]" office:value-type="float" office:value="0.75694444444444" calcext:value-type="float">
            <text:p>0.75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9];0)&lt;=[.O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7:43:01.236993" calcext:value-type="date">
            <text:p>2019-10-10 17:43:01</text:p>
          </table:table-cell>
          <table:table-cell table:style-name="ce7" table:formula="of:=[.A220]" office:value-type="date" office:date-value="2019-10-10T17:43:01.236993" calcext:value-type="date">
            <text:p>2019-10-10 17:43:01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7:43:01.23699270654" calcext:value-type="date">
            <text:p>12/30/99 05:43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&lt;0.000001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8H20M00S" calcext:value-type="time">
            <text:p>18:20:00</text:p>
          </table:table-cell>
          <table:table-cell table:style-name="ce11" table:formula="of:=IF([.L220]&lt;[.L219];[.M219]+[.H$2];[.M219])" office:value-type="float" office:value="840" calcext:value-type="float">
            <text:p>840</text:p>
          </table:table-cell>
          <table:table-cell table:style-name="ce11" table:formula="of:=OFFSET([.C$4];[.M220];0)" office:value-type="float" office:value="43759" calcext:value-type="float">
            <text:p>43759</text:p>
          </table:table-cell>
          <table:table-cell table:style-name="ce36" table:formula="of:=[.L220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0];0)&lt;=[.O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7:40:05.311336" calcext:value-type="date">
            <text:p>2019-10-10 17:40:05</text:p>
          </table:table-cell>
          <table:table-cell table:style-name="ce7" table:formula="of:=[.A221]" office:value-type="date" office:date-value="2019-10-10T17:40:05.311336" calcext:value-type="date">
            <text:p>2019-10-10 17:40:05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7:40:05.31133634504" calcext:value-type="date">
            <text:p>12/30/99 05:40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&lt;0.000001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8H30M00S" calcext:value-type="time">
            <text:p>18:30:00</text:p>
          </table:table-cell>
          <table:table-cell table:style-name="ce11" table:formula="of:=IF([.L221]&lt;[.L220];[.M220]+[.H$2];[.M220])" office:value-type="float" office:value="840" calcext:value-type="float">
            <text:p>840</text:p>
          </table:table-cell>
          <table:table-cell table:style-name="ce11" table:formula="of:=OFFSET([.C$4];[.M221];0)" office:value-type="float" office:value="43759" calcext:value-type="float">
            <text:p>43759</text:p>
          </table:table-cell>
          <table:table-cell table:style-name="ce36" table:formula="of:=[.L221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1];0)&lt;=[.O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7:54:12.967302" calcext:value-type="date">
            <text:p>2019-10-10 17:54:13</text:p>
          </table:table-cell>
          <table:table-cell table:style-name="ce7" table:formula="of:=[.A222]" office:value-type="date" office:date-value="2019-10-10T17:54:12.967302" calcext:value-type="date">
            <text:p>2019-10-10 17:54:13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7:54:12.96730238479" calcext:value-type="date">
            <text:p>12/30/99 05:54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&lt;0.000001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8H40M00S" calcext:value-type="time">
            <text:p>18:40:00</text:p>
          </table:table-cell>
          <table:table-cell table:style-name="ce11" table:formula="of:=IF([.L222]&lt;[.L221];[.M221]+[.H$2];[.M221])" office:value-type="float" office:value="840" calcext:value-type="float">
            <text:p>840</text:p>
          </table:table-cell>
          <table:table-cell table:style-name="ce11" table:formula="of:=OFFSET([.C$4];[.M222];0)" office:value-type="float" office:value="43759" calcext:value-type="float">
            <text:p>43759</text:p>
          </table:table-cell>
          <table:table-cell table:style-name="ce36" table:formula="of:=[.L222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2];0)&lt;=[.O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7:52:38.628517" calcext:value-type="date">
            <text:p>2019-10-10 17:52:39</text:p>
          </table:table-cell>
          <table:table-cell table:style-name="ce7" table:formula="of:=[.A223]" office:value-type="date" office:date-value="2019-10-10T17:52:38.628517" calcext:value-type="date">
            <text:p>2019-10-10 17:52:39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7:52:38.62851678394" calcext:value-type="date">
            <text:p>12/30/99 05:52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&lt;0.000001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8H50M00S" calcext:value-type="time">
            <text:p>18:50:00</text:p>
          </table:table-cell>
          <table:table-cell table:style-name="ce11" table:formula="of:=IF([.L223]&lt;[.L222];[.M222]+[.H$2];[.M222])" office:value-type="float" office:value="840" calcext:value-type="float">
            <text:p>840</text:p>
          </table:table-cell>
          <table:table-cell table:style-name="ce11" table:formula="of:=OFFSET([.C$4];[.M223];0)" office:value-type="float" office:value="43759" calcext:value-type="float">
            <text:p>43759</text:p>
          </table:table-cell>
          <table:table-cell table:style-name="ce36" table:formula="of:=[.L223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3];0)&lt;=[.O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7:49:19.94986" calcext:value-type="date">
            <text:p>2019-10-10 17:49:20</text:p>
          </table:table-cell>
          <table:table-cell table:style-name="ce7" table:formula="of:=[.A224]" office:value-type="date" office:date-value="2019-10-10T17:49:19.94986" calcext:value-type="date">
            <text:p>2019-10-10 17:49:20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7:49:19.94986009318" calcext:value-type="date">
            <text:p>12/30/99 05:49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&lt;0.000001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9H00M00S" calcext:value-type="time">
            <text:p>19:00:00</text:p>
          </table:table-cell>
          <table:table-cell table:style-name="ce11" table:formula="of:=IF([.L224]&lt;[.L223];[.M223]+[.H$2];[.M223])" office:value-type="float" office:value="840" calcext:value-type="float">
            <text:p>840</text:p>
          </table:table-cell>
          <table:table-cell table:style-name="ce11" table:formula="of:=OFFSET([.C$4];[.M224];0)" office:value-type="float" office:value="43759" calcext:value-type="float">
            <text:p>43759</text:p>
          </table:table-cell>
          <table:table-cell table:style-name="ce36" table:formula="of:=[.L224]" office:value-type="float" office:value="0.791666666666662" calcext:value-type="float">
            <text:p>0.79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4];0)&lt;=[.O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7:27:48.774159" calcext:value-type="date">
            <text:p>2019-10-10 17:27:49</text:p>
          </table:table-cell>
          <table:table-cell table:style-name="ce7" table:formula="of:=[.A225]" office:value-type="date" office:date-value="2019-10-10T17:27:48.774159" calcext:value-type="date">
            <text:p>2019-10-10 17:27:49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7:27:48.77415881027" calcext:value-type="date">
            <text:p>12/30/99 05:27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&lt;0.000001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9H10M00S" calcext:value-type="time">
            <text:p>19:10:00</text:p>
          </table:table-cell>
          <table:table-cell table:style-name="ce11" table:formula="of:=IF([.L225]&lt;[.L224];[.M224]+[.H$2];[.M224])" office:value-type="float" office:value="840" calcext:value-type="float">
            <text:p>840</text:p>
          </table:table-cell>
          <table:table-cell table:style-name="ce11" table:formula="of:=OFFSET([.C$4];[.M225];0)" office:value-type="float" office:value="43759" calcext:value-type="float">
            <text:p>43759</text:p>
          </table:table-cell>
          <table:table-cell table:style-name="ce36" table:formula="of:=[.L225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5];0)&lt;=[.O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7:49:50.518964" calcext:value-type="date">
            <text:p>2019-10-10 17:49:51</text:p>
          </table:table-cell>
          <table:table-cell table:style-name="ce7" table:formula="of:=[.A226]" office:value-type="date" office:date-value="2019-10-10T17:49:50.518964" calcext:value-type="date">
            <text:p>2019-10-10 17:49:51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7:49:50.51896354649" calcext:value-type="date">
            <text:p>12/30/99 05:49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&lt;0.000001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9H20M00S" calcext:value-type="time">
            <text:p>19:20:00</text:p>
          </table:table-cell>
          <table:table-cell table:style-name="ce11" table:formula="of:=IF([.L226]&lt;[.L225];[.M225]+[.H$2];[.M225])" office:value-type="float" office:value="840" calcext:value-type="float">
            <text:p>840</text:p>
          </table:table-cell>
          <table:table-cell table:style-name="ce11" table:formula="of:=OFFSET([.C$4];[.M226];0)" office:value-type="float" office:value="43759" calcext:value-type="float">
            <text:p>43759</text:p>
          </table:table-cell>
          <table:table-cell table:style-name="ce36" table:formula="of:=[.L226]" office:value-type="float" office:value="0.805555555555551" calcext:value-type="float">
            <text:p>0.80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6];0)&lt;=[.O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7:43:53.975719" calcext:value-type="date">
            <text:p>2019-10-10 17:43:54</text:p>
          </table:table-cell>
          <table:table-cell table:style-name="ce7" table:formula="of:=[.A227]" office:value-type="date" office:date-value="2019-10-10T17:43:53.975719" calcext:value-type="date">
            <text:p>2019-10-10 17:43:54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7:43:53.97571917158" calcext:value-type="date">
            <text:p>12/30/99 05:43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&lt;0.000001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9H30M00S" calcext:value-type="time">
            <text:p>19:30:00</text:p>
          </table:table-cell>
          <table:table-cell table:style-name="ce11" table:formula="of:=IF([.L227]&lt;[.L226];[.M226]+[.H$2];[.M226])" office:value-type="float" office:value="840" calcext:value-type="float">
            <text:p>840</text:p>
          </table:table-cell>
          <table:table-cell table:style-name="ce11" table:formula="of:=OFFSET([.C$4];[.M227];0)" office:value-type="float" office:value="43759" calcext:value-type="float">
            <text:p>43759</text:p>
          </table:table-cell>
          <table:table-cell table:style-name="ce36" table:formula="of:=[.L227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8:07:57.73243" calcext:value-type="date">
            <text:p>2019-10-10 18:07:58</text:p>
          </table:table-cell>
          <table:table-cell table:style-name="ce7" table:formula="of:=[.A228]" office:value-type="date" office:date-value="2019-10-10T18:07:57.73243" calcext:value-type="date">
            <text:p>2019-10-10 18:07:58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8:07:57.73243000265" calcext:value-type="date">
            <text:p>12/30/99 06:07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&lt;0.000001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7H10M00S" calcext:value-type="time">
            <text:p>17:10:00</text:p>
          </table:table-cell>
          <table:table-cell table:style-name="ce11" table:formula="of:=IF([.L228]&lt;[.L227];[.M227]+[.H$2];[.M227])" office:value-type="float" office:value="900" calcext:value-type="float">
            <text:p>900</text:p>
          </table:table-cell>
          <table:table-cell table:style-name="ce11" table:formula="of:=OFFSET([.C$4];[.M228];0)" office:value-type="float" office:value="43760" calcext:value-type="float">
            <text:p>43760</text:p>
          </table:table-cell>
          <table:table-cell table:style-name="ce36" table:formula="of:=[.L228]" office:value-type="float" office:value="0.715277777777773" calcext:value-type="float">
            <text:p>0.71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8];0)&lt;=[.O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7:47:04.218119" calcext:value-type="date">
            <text:p>2019-10-10 17:47:04</text:p>
          </table:table-cell>
          <table:table-cell table:style-name="ce7" table:formula="of:=[.A229]" office:value-type="date" office:date-value="2019-10-10T17:47:04.218119" calcext:value-type="date">
            <text:p>2019-10-10 17:47:04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7:47:04.21811856329" calcext:value-type="date">
            <text:p>12/30/99 05:47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&lt;0.000001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7H20M00S" calcext:value-type="time">
            <text:p>17:20:00</text:p>
          </table:table-cell>
          <table:table-cell table:style-name="ce11" table:formula="of:=IF([.L229]&lt;[.L228];[.M228]+[.H$2];[.M228])" office:value-type="float" office:value="900" calcext:value-type="float">
            <text:p>900</text:p>
          </table:table-cell>
          <table:table-cell table:style-name="ce11" table:formula="of:=OFFSET([.C$4];[.M229];0)" office:value-type="float" office:value="43760" calcext:value-type="float">
            <text:p>43760</text:p>
          </table:table-cell>
          <table:table-cell table:style-name="ce36" table:formula="of:=[.L229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9];0)&lt;=[.O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7:56:07.561219" calcext:value-type="date">
            <text:p>2019-10-10 17:56:08</text:p>
          </table:table-cell>
          <table:table-cell table:style-name="ce7" table:formula="of:=[.A230]" office:value-type="date" office:date-value="2019-10-10T17:56:07.561219" calcext:value-type="date">
            <text:p>2019-10-10 17:56:08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7:56:07.56121851504" calcext:value-type="date">
            <text:p>12/30/99 05:56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&lt;0.000001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17H30M00S" calcext:value-type="time">
            <text:p>17:30:00</text:p>
          </table:table-cell>
          <table:table-cell table:style-name="ce11" table:formula="of:=IF([.L230]&lt;[.L229];[.M229]+[.H$2];[.M229])" office:value-type="float" office:value="900" calcext:value-type="float">
            <text:p>900</text:p>
          </table:table-cell>
          <table:table-cell table:style-name="ce11" table:formula="of:=OFFSET([.C$4];[.M230];0)" office:value-type="float" office:value="43760" calcext:value-type="float">
            <text:p>43760</text:p>
          </table:table-cell>
          <table:table-cell table:style-name="ce36" table:formula="of:=[.L230]" office:value-type="float" office:value="0.729166666666662" calcext:value-type="float">
            <text:p>0.72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0];0)&lt;=[.O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7:55:28.3121" calcext:value-type="date">
            <text:p>2019-10-10 17:55:28</text:p>
          </table:table-cell>
          <table:table-cell table:style-name="ce7" table:formula="of:=[.A231]" office:value-type="date" office:date-value="2019-10-10T17:55:28.3121" calcext:value-type="date">
            <text:p>2019-10-10 17:55:28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7:55:28.31209965516" calcext:value-type="date">
            <text:p>12/30/99 05:55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&lt;0.000001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17H40M00S" calcext:value-type="time">
            <text:p>17:40:00</text:p>
          </table:table-cell>
          <table:table-cell table:style-name="ce11" table:formula="of:=IF([.L231]&lt;[.L230];[.M230]+[.H$2];[.M230])" office:value-type="float" office:value="900" calcext:value-type="float">
            <text:p>900</text:p>
          </table:table-cell>
          <table:table-cell table:style-name="ce11" table:formula="of:=OFFSET([.C$4];[.M231];0)" office:value-type="float" office:value="43760" calcext:value-type="float">
            <text:p>43760</text:p>
          </table:table-cell>
          <table:table-cell table:style-name="ce36" table:formula="of:=[.L231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1];0)&lt;=[.O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8:10:51.186034" calcext:value-type="date">
            <text:p>2019-10-10 18:10:51</text:p>
          </table:table-cell>
          <table:table-cell table:style-name="ce7" table:formula="of:=[.A232]" office:value-type="date" office:date-value="2019-10-10T18:10:51.186034" calcext:value-type="date">
            <text:p>2019-10-10 18:10:51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8:10:51.18603429291" calcext:value-type="date">
            <text:p>12/30/99 06:10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&lt;0.000001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17H50M00S" calcext:value-type="time">
            <text:p>17:50:00</text:p>
          </table:table-cell>
          <table:table-cell table:style-name="ce11" table:formula="of:=IF([.L232]&lt;[.L231];[.M231]+[.H$2];[.M231])" office:value-type="float" office:value="900" calcext:value-type="float">
            <text:p>900</text:p>
          </table:table-cell>
          <table:table-cell table:style-name="ce11" table:formula="of:=OFFSET([.C$4];[.M232];0)" office:value-type="float" office:value="43760" calcext:value-type="float">
            <text:p>43760</text:p>
          </table:table-cell>
          <table:table-cell table:style-name="ce36" table:formula="of:=[.L232]" office:value-type="float" office:value="0.743055555555551" calcext:value-type="float">
            <text:p>0.74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8:01:04.923288" calcext:value-type="date">
            <text:p>2019-10-10 18:01:05</text:p>
          </table:table-cell>
          <table:table-cell table:style-name="ce7" table:formula="of:=[.A233]" office:value-type="date" office:date-value="2019-10-10T18:01:04.923288" calcext:value-type="date">
            <text:p>2019-10-10 18:01:05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8:01:04.92328809109" calcext:value-type="date">
            <text:p>12/30/99 06:01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&lt;0.000001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18H00M00S" calcext:value-type="time">
            <text:p>18:00:00</text:p>
          </table:table-cell>
          <table:table-cell table:style-name="ce11" table:formula="of:=IF([.L233]&lt;[.L232];[.M232]+[.H$2];[.M232])" office:value-type="float" office:value="900" calcext:value-type="float">
            <text:p>900</text:p>
          </table:table-cell>
          <table:table-cell table:style-name="ce11" table:formula="of:=OFFSET([.C$4];[.M233];0)" office:value-type="float" office:value="43760" calcext:value-type="float">
            <text:p>43760</text:p>
          </table:table-cell>
          <table:table-cell table:style-name="ce36" table:formula="of:=[.L233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8:07:54.551473" calcext:value-type="date">
            <text:p>2019-10-10 18:07:55</text:p>
          </table:table-cell>
          <table:table-cell table:style-name="ce7" table:formula="of:=[.A234]" office:value-type="date" office:date-value="2019-10-10T18:07:54.551473" calcext:value-type="date">
            <text:p>2019-10-10 18:07:55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8:07:54.55147260334" calcext:value-type="date">
            <text:p>12/30/99 06:07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&lt;0.000001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18H10M00S" calcext:value-type="time">
            <text:p>18:10:00</text:p>
          </table:table-cell>
          <table:table-cell table:style-name="ce11" table:formula="of:=IF([.L234]&lt;[.L233];[.M233]+[.H$2];[.M233])" office:value-type="float" office:value="900" calcext:value-type="float">
            <text:p>900</text:p>
          </table:table-cell>
          <table:table-cell table:style-name="ce11" table:formula="of:=OFFSET([.C$4];[.M234];0)" office:value-type="float" office:value="43760" calcext:value-type="float">
            <text:p>43760</text:p>
          </table:table-cell>
          <table:table-cell table:style-name="ce36" table:formula="of:=[.L234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7:52:20.819118" calcext:value-type="date">
            <text:p>2019-10-10 17:52:21</text:p>
          </table:table-cell>
          <table:table-cell table:style-name="ce7" table:formula="of:=[.A235]" office:value-type="date" office:date-value="2019-10-10T17:52:20.819118" calcext:value-type="date">
            <text:p>2019-10-10 17:52:21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7:52:20.81911768299" calcext:value-type="date">
            <text:p>12/30/99 05:52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&lt;0.000001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18H20M00S" calcext:value-type="time">
            <text:p>18:20:00</text:p>
          </table:table-cell>
          <table:table-cell table:style-name="ce11" table:formula="of:=IF([.L235]&lt;[.L234];[.M234]+[.H$2];[.M234])" office:value-type="float" office:value="900" calcext:value-type="float">
            <text:p>900</text:p>
          </table:table-cell>
          <table:table-cell table:style-name="ce11" table:formula="of:=OFFSET([.C$4];[.M235];0)" office:value-type="float" office:value="43760" calcext:value-type="float">
            <text:p>43760</text:p>
          </table:table-cell>
          <table:table-cell table:style-name="ce36" table:formula="of:=[.L235]" office:value-type="float" office:value="0.763888888888884" calcext:value-type="float">
            <text:p>0.76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8:21:35.417624" calcext:value-type="date">
            <text:p>2019-10-10 18:21:35</text:p>
          </table:table-cell>
          <table:table-cell table:style-name="ce7" table:formula="of:=[.A236]" office:value-type="date" office:date-value="2019-10-10T18:21:35.417624" calcext:value-type="date">
            <text:p>2019-10-10 18:21:35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8:21:35.41762406006" calcext:value-type="date">
            <text:p>12/30/99 06:21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&lt;0.000001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18H30M00S" calcext:value-type="time">
            <text:p>18:30:00</text:p>
          </table:table-cell>
          <table:table-cell table:style-name="ce11" table:formula="of:=IF([.L236]&lt;[.L235];[.M235]+[.H$2];[.M235])" office:value-type="float" office:value="900" calcext:value-type="float">
            <text:p>900</text:p>
          </table:table-cell>
          <table:table-cell table:style-name="ce11" table:formula="of:=OFFSET([.C$4];[.M236];0)" office:value-type="float" office:value="43760" calcext:value-type="float">
            <text:p>43760</text:p>
          </table:table-cell>
          <table:table-cell table:style-name="ce36" table:formula="of:=[.L236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7:43:37.011345" calcext:value-type="date">
            <text:p>2019-10-10 17:43:37</text:p>
          </table:table-cell>
          <table:table-cell table:style-name="ce7" table:formula="of:=[.A237]" office:value-type="date" office:date-value="2019-10-10T17:43:37.011345" calcext:value-type="date">
            <text:p>2019-10-10 17:43:37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7:43:37.01134478208" calcext:value-type="date">
            <text:p>12/30/99 05:43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&lt;0.000001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8H40M00S" calcext:value-type="time">
            <text:p>18:40:00</text:p>
          </table:table-cell>
          <table:table-cell table:style-name="ce11" table:formula="of:=IF([.L237]&lt;[.L236];[.M236]+[.H$2];[.M236])" office:value-type="float" office:value="900" calcext:value-type="float">
            <text:p>900</text:p>
          </table:table-cell>
          <table:table-cell table:style-name="ce11" table:formula="of:=OFFSET([.C$4];[.M237];0)" office:value-type="float" office:value="43760" calcext:value-type="float">
            <text:p>43760</text:p>
          </table:table-cell>
          <table:table-cell table:style-name="ce36" table:formula="of:=[.L237]" office:value-type="float" office:value="0.777777777777773" calcext:value-type="float">
            <text:p>0.77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7];0)&lt;=[.O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7:47:22.734255" calcext:value-type="date">
            <text:p>2019-10-10 17:47:23</text:p>
          </table:table-cell>
          <table:table-cell table:style-name="ce7" table:formula="of:=[.A238]" office:value-type="date" office:date-value="2019-10-10T17:47:22.734255" calcext:value-type="date">
            <text:p>2019-10-10 17:47:23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7:47:22.73425480351" calcext:value-type="date">
            <text:p>12/30/99 05:47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&lt;0.000001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8H50M00S" calcext:value-type="time">
            <text:p>18:50:00</text:p>
          </table:table-cell>
          <table:table-cell table:style-name="ce11" table:formula="of:=IF([.L238]&lt;[.L237];[.M237]+[.H$2];[.M237])" office:value-type="float" office:value="900" calcext:value-type="float">
            <text:p>900</text:p>
          </table:table-cell>
          <table:table-cell table:style-name="ce11" table:formula="of:=OFFSET([.C$4];[.M238];0)" office:value-type="float" office:value="43760" calcext:value-type="float">
            <text:p>43760</text:p>
          </table:table-cell>
          <table:table-cell table:style-name="ce36" table:formula="of:=[.L238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8];0)&lt;=[.O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8:02:07.9904" calcext:value-type="date">
            <text:p>2019-10-10 18:02:08</text:p>
          </table:table-cell>
          <table:table-cell table:style-name="ce7" table:formula="of:=[.A239]" office:value-type="date" office:date-value="2019-10-10T18:02:07.9904" calcext:value-type="date">
            <text:p>2019-10-10 18:02:08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8:02:07.99039974343" calcext:value-type="date">
            <text:p>12/30/99 06:02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&lt;0.000001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9H00M00S" calcext:value-type="time">
            <text:p>19:00:00</text:p>
          </table:table-cell>
          <table:table-cell table:style-name="ce11" table:formula="of:=IF([.L239]&lt;[.L238];[.M238]+[.H$2];[.M238])" office:value-type="float" office:value="900" calcext:value-type="float">
            <text:p>900</text:p>
          </table:table-cell>
          <table:table-cell table:style-name="ce11" table:formula="of:=OFFSET([.C$4];[.M239];0)" office:value-type="float" office:value="43760" calcext:value-type="float">
            <text:p>43760</text:p>
          </table:table-cell>
          <table:table-cell table:style-name="ce36" table:formula="of:=[.L239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9];0)&lt;=[.O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8:12:02.08557" calcext:value-type="date">
            <text:p>2019-10-10 18:12:02</text:p>
          </table:table-cell>
          <table:table-cell table:style-name="ce7" table:formula="of:=[.A240]" office:value-type="date" office:date-value="2019-10-10T18:12:02.08557" calcext:value-type="date">
            <text:p>2019-10-10 18:12:02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8:12:02.08556989208" calcext:value-type="date">
            <text:p>12/30/99 06:12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&lt;0.000001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9H10M00S" calcext:value-type="time">
            <text:p>19:10:00</text:p>
          </table:table-cell>
          <table:table-cell table:style-name="ce11" table:formula="of:=IF([.L240]&lt;[.L239];[.M239]+[.H$2];[.M239])" office:value-type="float" office:value="900" calcext:value-type="float">
            <text:p>900</text:p>
          </table:table-cell>
          <table:table-cell table:style-name="ce11" table:formula="of:=OFFSET([.C$4];[.M240];0)" office:value-type="float" office:value="43760" calcext:value-type="float">
            <text:p>43760</text:p>
          </table:table-cell>
          <table:table-cell table:style-name="ce36" table:formula="of:=[.L240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0];0)&lt;=[.O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7:58:45.410409" calcext:value-type="date">
            <text:p>2019-10-10 17:58:45</text:p>
          </table:table-cell>
          <table:table-cell table:style-name="ce7" table:formula="of:=[.A241]" office:value-type="date" office:date-value="2019-10-10T17:58:45.410409" calcext:value-type="date">
            <text:p>2019-10-10 17:58:45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7:58:45.41040948126" calcext:value-type="date">
            <text:p>12/30/99 05:58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&lt;0.000001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9H20M00S" calcext:value-type="time">
            <text:p>19:20:00</text:p>
          </table:table-cell>
          <table:table-cell table:style-name="ce11" table:formula="of:=IF([.L241]&lt;[.L240];[.M240]+[.H$2];[.M240])" office:value-type="float" office:value="900" calcext:value-type="float">
            <text:p>900</text:p>
          </table:table-cell>
          <table:table-cell table:style-name="ce11" table:formula="of:=OFFSET([.C$4];[.M241];0)" office:value-type="float" office:value="43760" calcext:value-type="float">
            <text:p>43760</text:p>
          </table:table-cell>
          <table:table-cell table:style-name="ce36" table:formula="of:=[.L241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1];0)&lt;=[.O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8:25:39.064645" calcext:value-type="date">
            <text:p>2019-10-10 18:25:39</text:p>
          </table:table-cell>
          <table:table-cell table:style-name="ce7" table:formula="of:=[.A242]" office:value-type="date" office:date-value="2019-10-10T18:25:39.064645" calcext:value-type="date">
            <text:p>2019-10-10 18:25:39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8:25:39.06464539468" calcext:value-type="date">
            <text:p>12/30/99 06:25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&lt;0.000001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9H30M00S" calcext:value-type="time">
            <text:p>19:30:00</text:p>
          </table:table-cell>
          <table:table-cell table:style-name="ce11" table:formula="of:=IF([.L242]&lt;[.L241];[.M241]+[.H$2];[.M241])" office:value-type="float" office:value="900" calcext:value-type="float">
            <text:p>900</text:p>
          </table:table-cell>
          <table:table-cell table:style-name="ce11" table:formula="of:=OFFSET([.C$4];[.M242];0)" office:value-type="float" office:value="43760" calcext:value-type="float">
            <text:p>43760</text:p>
          </table:table-cell>
          <table:table-cell table:style-name="ce36" table:formula="of:=[.L242]" office:value-type="float" office:value="0.812499999999995" calcext:value-type="float">
            <text:p>0.81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2];0)&lt;=[.O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8:24:42.463227" calcext:value-type="date">
            <text:p>2019-10-10 18:24:42</text:p>
          </table:table-cell>
          <table:table-cell table:style-name="ce7" table:formula="of:=[.A243]" office:value-type="date" office:date-value="2019-10-10T18:24:42.463227" calcext:value-type="date">
            <text:p>2019-10-10 18:24:42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8:24:42.46322677005" calcext:value-type="date">
            <text:p>12/30/99 06:24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&lt;0.000001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7H10M00S" calcext:value-type="time">
            <text:p>17:10:00</text:p>
          </table:table-cell>
          <table:table-cell table:style-name="ce11" table:formula="of:=IF([.L243]&lt;[.L242];[.M242]+[.H$2];[.M242])" office:value-type="float" office:value="960" calcext:value-type="float">
            <text:p>960</text:p>
          </table:table-cell>
          <table:table-cell table:style-name="ce11" table:formula="of:=OFFSET([.C$4];[.M243];0)" office:value-type="float" office:value="43761" calcext:value-type="float">
            <text:p>43761</text:p>
          </table:table-cell>
          <table:table-cell table:style-name="ce36" table:formula="of:=[.L243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7:34:58.73724" calcext:value-type="date">
            <text:p>2019-10-11 17:34:59</text:p>
          </table:table-cell>
          <table:table-cell table:style-name="ce7" table:formula="of:=[.A244]" office:value-type="date" office:date-value="2019-10-11T17:34:58.73724" calcext:value-type="date">
            <text:p>2019-10-11 17:34:59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7:34:58.73723981436" calcext:value-type="date">
            <text:p>12/30/99 05:34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&lt;0.000001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7H20M00S" calcext:value-type="time">
            <text:p>17:20:00</text:p>
          </table:table-cell>
          <table:table-cell table:style-name="ce11" table:formula="of:=IF([.L244]&lt;[.L243];[.M243]+[.H$2];[.M243])" office:value-type="float" office:value="960" calcext:value-type="float">
            <text:p>960</text:p>
          </table:table-cell>
          <table:table-cell table:style-name="ce11" table:formula="of:=OFFSET([.C$4];[.M244];0)" office:value-type="float" office:value="43761" calcext:value-type="float">
            <text:p>43761</text:p>
          </table:table-cell>
          <table:table-cell table:style-name="ce36" table:formula="of:=[.L244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8:05:15.644944" calcext:value-type="date">
            <text:p>2019-10-11 18:05:16</text:p>
          </table:table-cell>
          <table:table-cell table:style-name="ce7" table:formula="of:=[.A245]" office:value-type="date" office:date-value="2019-10-11T18:05:15.644944" calcext:value-type="date">
            <text:p>2019-10-11 18:05:16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8:05:15.64494415652" calcext:value-type="date">
            <text:p>12/30/99 06:05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&lt;0.000001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7H30M00S" calcext:value-type="time">
            <text:p>17:30:00</text:p>
          </table:table-cell>
          <table:table-cell table:style-name="ce11" table:formula="of:=IF([.L245]&lt;[.L244];[.M244]+[.H$2];[.M244])" office:value-type="float" office:value="960" calcext:value-type="float">
            <text:p>960</text:p>
          </table:table-cell>
          <table:table-cell table:style-name="ce11" table:formula="of:=OFFSET([.C$4];[.M245];0)" office:value-type="float" office:value="43761" calcext:value-type="float">
            <text:p>43761</text:p>
          </table:table-cell>
          <table:table-cell table:style-name="ce36" table:formula="of:=[.L245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5];0)&lt;=[.O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7:46:54.637042" calcext:value-type="date">
            <text:p>2019-10-11 17:46:55</text:p>
          </table:table-cell>
          <table:table-cell table:style-name="ce7" table:formula="of:=[.A246]" office:value-type="date" office:date-value="2019-10-11T17:46:54.637042" calcext:value-type="date">
            <text:p>2019-10-11 17:46:55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7:46:54.63704186026" calcext:value-type="date">
            <text:p>12/30/99 05:46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&lt;0.000001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7H40M00S" calcext:value-type="time">
            <text:p>17:40:00</text:p>
          </table:table-cell>
          <table:table-cell table:style-name="ce11" table:formula="of:=IF([.L246]&lt;[.L245];[.M245]+[.H$2];[.M245])" office:value-type="float" office:value="960" calcext:value-type="float">
            <text:p>960</text:p>
          </table:table-cell>
          <table:table-cell table:style-name="ce11" table:formula="of:=OFFSET([.C$4];[.M246];0)" office:value-type="float" office:value="43761" calcext:value-type="float">
            <text:p>43761</text:p>
          </table:table-cell>
          <table:table-cell table:style-name="ce36" table:formula="of:=[.L246]" office:value-type="float" office:value="0.736111111111106" calcext:value-type="float">
            <text:p>0.73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6];0)&lt;=[.O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7:43:52.138751" calcext:value-type="date">
            <text:p>2019-10-11 17:43:52</text:p>
          </table:table-cell>
          <table:table-cell table:style-name="ce7" table:formula="of:=[.A247]" office:value-type="date" office:date-value="2019-10-11T17:43:52.138751" calcext:value-type="date">
            <text:p>2019-10-11 17:43:52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7:43:52.13875091169" calcext:value-type="date">
            <text:p>12/30/99 05:43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&lt;0.000001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7H50M00S" calcext:value-type="time">
            <text:p>17:50:00</text:p>
          </table:table-cell>
          <table:table-cell table:style-name="ce11" table:formula="of:=IF([.L247]&lt;[.L246];[.M246]+[.H$2];[.M246])" office:value-type="float" office:value="960" calcext:value-type="float">
            <text:p>960</text:p>
          </table:table-cell>
          <table:table-cell table:style-name="ce11" table:formula="of:=OFFSET([.C$4];[.M247];0)" office:value-type="float" office:value="43761" calcext:value-type="float">
            <text:p>43761</text:p>
          </table:table-cell>
          <table:table-cell table:style-name="ce36" table:formula="of:=[.L247]" office:value-type="float" office:value="0.74305555555555" calcext:value-type="float">
            <text:p>0.74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7];0)&lt;=[.O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7:48:51.006723" calcext:value-type="date">
            <text:p>2019-10-11 17:48:51</text:p>
          </table:table-cell>
          <table:table-cell table:style-name="ce7" table:formula="of:=[.A248]" office:value-type="date" office:date-value="2019-10-11T17:48:51.006723" calcext:value-type="date">
            <text:p>2019-10-11 17:48:51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7:48:51.00672285073" calcext:value-type="date">
            <text:p>12/30/99 05:48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&lt;0.000001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8H00M00S" calcext:value-type="time">
            <text:p>18:00:00</text:p>
          </table:table-cell>
          <table:table-cell table:style-name="ce11" table:formula="of:=IF([.L248]&lt;[.L247];[.M247]+[.H$2];[.M247])" office:value-type="float" office:value="960" calcext:value-type="float">
            <text:p>960</text:p>
          </table:table-cell>
          <table:table-cell table:style-name="ce11" table:formula="of:=OFFSET([.C$4];[.M248];0)" office:value-type="float" office:value="43761" calcext:value-type="float">
            <text:p>43761</text:p>
          </table:table-cell>
          <table:table-cell table:style-name="ce36" table:formula="of:=[.L248]" office:value-type="float" office:value="0.749999999999995" calcext:value-type="float">
            <text:p>0.74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7:53:51.624016" calcext:value-type="date">
            <text:p>2019-10-11 17:53:52</text:p>
          </table:table-cell>
          <table:table-cell table:style-name="ce7" table:formula="of:=[.A249]" office:value-type="date" office:date-value="2019-10-11T17:53:51.624016" calcext:value-type="date">
            <text:p>2019-10-11 17:53:52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7:53:51.6240157932" calcext:value-type="date">
            <text:p>12/30/99 05:53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&lt;0.000001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18H10M00S" calcext:value-type="time">
            <text:p>18:10:00</text:p>
          </table:table-cell>
          <table:table-cell table:style-name="ce11" table:formula="of:=IF([.L249]&lt;[.L248];[.M248]+[.H$2];[.M248])" office:value-type="float" office:value="960" calcext:value-type="float">
            <text:p>960</text:p>
          </table:table-cell>
          <table:table-cell table:style-name="ce11" table:formula="of:=OFFSET([.C$4];[.M249];0)" office:value-type="float" office:value="43761" calcext:value-type="float">
            <text:p>43761</text:p>
          </table:table-cell>
          <table:table-cell table:style-name="ce36" table:formula="of:=[.L249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8:12:58.591682" calcext:value-type="date">
            <text:p>2019-10-11 18:12:59</text:p>
          </table:table-cell>
          <table:table-cell table:style-name="ce7" table:formula="of:=[.A250]" office:value-type="date" office:date-value="2019-10-11T18:12:58.591682" calcext:value-type="date">
            <text:p>2019-10-11 18:12:59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8:12:58.59168187715" calcext:value-type="date">
            <text:p>12/30/99 06:12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&lt;0.000001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18H20M00S" calcext:value-type="time">
            <text:p>18:20:00</text:p>
          </table:table-cell>
          <table:table-cell table:style-name="ce11" table:formula="of:=IF([.L250]&lt;[.L249];[.M249]+[.H$2];[.M249])" office:value-type="float" office:value="960" calcext:value-type="float">
            <text:p>960</text:p>
          </table:table-cell>
          <table:table-cell table:style-name="ce11" table:formula="of:=OFFSET([.C$4];[.M250];0)" office:value-type="float" office:value="43761" calcext:value-type="float">
            <text:p>43761</text:p>
          </table:table-cell>
          <table:table-cell table:style-name="ce36" table:formula="of:=[.L250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8:08:35.856414" calcext:value-type="date">
            <text:p>2019-10-11 18:08:36</text:p>
          </table:table-cell>
          <table:table-cell table:style-name="ce7" table:formula="of:=[.A251]" office:value-type="date" office:date-value="2019-10-11T18:08:35.856414" calcext:value-type="date">
            <text:p>2019-10-11 18:08:36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8:08:35.85641351994" calcext:value-type="date">
            <text:p>12/30/99 06:08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&lt;0.000001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18H30M00S" calcext:value-type="time">
            <text:p>18:30:00</text:p>
          </table:table-cell>
          <table:table-cell table:style-name="ce11" table:formula="of:=IF([.L251]&lt;[.L250];[.M250]+[.H$2];[.M250])" office:value-type="float" office:value="960" calcext:value-type="float">
            <text:p>960</text:p>
          </table:table-cell>
          <table:table-cell table:style-name="ce11" table:formula="of:=OFFSET([.C$4];[.M251];0)" office:value-type="float" office:value="43761" calcext:value-type="float">
            <text:p>43761</text:p>
          </table:table-cell>
          <table:table-cell table:style-name="ce36" table:formula="of:=[.L251]" office:value-type="float" office:value="0.770833333333328" calcext:value-type="float">
            <text:p>0.77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8:05:34.139473" calcext:value-type="date">
            <text:p>2019-10-11 18:05:34</text:p>
          </table:table-cell>
          <table:table-cell table:style-name="ce7" table:formula="of:=[.A252]" office:value-type="date" office:date-value="2019-10-11T18:05:34.139473" calcext:value-type="date">
            <text:p>2019-10-11 18:05:34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8:05:34.13947268855" calcext:value-type="date">
            <text:p>12/30/99 06:05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&lt;0.000001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18H40M00S" calcext:value-type="time">
            <text:p>18:40:00</text:p>
          </table:table-cell>
          <table:table-cell table:style-name="ce11" table:formula="of:=IF([.L252]&lt;[.L251];[.M251]+[.H$2];[.M251])" office:value-type="float" office:value="960" calcext:value-type="float">
            <text:p>960</text:p>
          </table:table-cell>
          <table:table-cell table:style-name="ce11" table:formula="of:=OFFSET([.C$4];[.M252];0)" office:value-type="float" office:value="43761" calcext:value-type="float">
            <text:p>43761</text:p>
          </table:table-cell>
          <table:table-cell table:style-name="ce36" table:formula="of:=[.L252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7:55:08.781749" calcext:value-type="date">
            <text:p>2019-10-11 17:55:09</text:p>
          </table:table-cell>
          <table:table-cell table:style-name="ce7" table:formula="of:=[.A253]" office:value-type="date" office:date-value="2019-10-11T17:55:08.781749" calcext:value-type="date">
            <text:p>2019-10-11 17:55:09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7:55:08.78174894024" calcext:value-type="date">
            <text:p>12/30/99 05:55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&lt;0.000001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18H50M00S" calcext:value-type="time">
            <text:p>18:50:00</text:p>
          </table:table-cell>
          <table:table-cell table:style-name="ce11" table:formula="of:=IF([.L253]&lt;[.L252];[.M252]+[.H$2];[.M252])" office:value-type="float" office:value="960" calcext:value-type="float">
            <text:p>960</text:p>
          </table:table-cell>
          <table:table-cell table:style-name="ce11" table:formula="of:=OFFSET([.C$4];[.M253];0)" office:value-type="float" office:value="43761" calcext:value-type="float">
            <text:p>43761</text:p>
          </table:table-cell>
          <table:table-cell table:style-name="ce36" table:formula="of:=[.L253]" office:value-type="float" office:value="0.784722222222217" calcext:value-type="float">
            <text:p>0.78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8:05:56.403004" calcext:value-type="date">
            <text:p>2019-10-11 18:05:56</text:p>
          </table:table-cell>
          <table:table-cell table:style-name="ce7" table:formula="of:=[.A254]" office:value-type="date" office:date-value="2019-10-11T18:05:56.403004" calcext:value-type="date">
            <text:p>2019-10-11 18:05:56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8:05:56.40300360974" calcext:value-type="date">
            <text:p>12/30/99 06:05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&lt;0.000001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19H00M00S" calcext:value-type="time">
            <text:p>19:00:00</text:p>
          </table:table-cell>
          <table:table-cell table:style-name="ce11" table:formula="of:=IF([.L254]&lt;[.L253];[.M253]+[.H$2];[.M253])" office:value-type="float" office:value="960" calcext:value-type="float">
            <text:p>960</text:p>
          </table:table-cell>
          <table:table-cell table:style-name="ce11" table:formula="of:=OFFSET([.C$4];[.M254];0)" office:value-type="float" office:value="43761" calcext:value-type="float">
            <text:p>43761</text:p>
          </table:table-cell>
          <table:table-cell table:style-name="ce36" table:formula="of:=[.L254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8:19:45.1168" calcext:value-type="date">
            <text:p>2019-10-11 18:19:45</text:p>
          </table:table-cell>
          <table:table-cell table:style-name="ce7" table:formula="of:=[.A255]" office:value-type="date" office:date-value="2019-10-11T18:19:45.1168" calcext:value-type="date">
            <text:p>2019-10-11 18:19:45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8:19:45.11679971125" calcext:value-type="date">
            <text:p>12/30/99 06:19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&lt;0.000001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9H10M00S" calcext:value-type="time">
            <text:p>19:10:00</text:p>
          </table:table-cell>
          <table:table-cell table:style-name="ce11" table:formula="of:=IF([.L255]&lt;[.L254];[.M254]+[.H$2];[.M254])" office:value-type="float" office:value="960" calcext:value-type="float">
            <text:p>960</text:p>
          </table:table-cell>
          <table:table-cell table:style-name="ce11" table:formula="of:=OFFSET([.C$4];[.M255];0)" office:value-type="float" office:value="43761" calcext:value-type="float">
            <text:p>43761</text:p>
          </table:table-cell>
          <table:table-cell table:style-name="ce36" table:formula="of:=[.L255]" office:value-type="float" office:value="0.798611111111106" calcext:value-type="float">
            <text:p>0.79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5];0)&lt;=[.O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7:37:58.956962" calcext:value-type="date">
            <text:p>2019-10-11 17:37:59</text:p>
          </table:table-cell>
          <table:table-cell table:style-name="ce7" table:formula="of:=[.A256]" office:value-type="date" office:date-value="2019-10-11T17:37:58.956962" calcext:value-type="date">
            <text:p>2019-10-11 17:37:59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7:37:58.95696172491" calcext:value-type="date">
            <text:p>12/30/99 05:37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&lt;0.000001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9H20M00S" calcext:value-type="time">
            <text:p>19:20:00</text:p>
          </table:table-cell>
          <table:table-cell table:style-name="ce11" table:formula="of:=IF([.L256]&lt;[.L255];[.M255]+[.H$2];[.M255])" office:value-type="float" office:value="960" calcext:value-type="float">
            <text:p>960</text:p>
          </table:table-cell>
          <table:table-cell table:style-name="ce11" table:formula="of:=OFFSET([.C$4];[.M256];0)" office:value-type="float" office:value="43761" calcext:value-type="float">
            <text:p>43761</text:p>
          </table:table-cell>
          <table:table-cell table:style-name="ce36" table:formula="of:=[.L256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6];0)&lt;=[.O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8:29:05.303654" calcext:value-type="date">
            <text:p>2019-10-11 18:29:05</text:p>
          </table:table-cell>
          <table:table-cell table:style-name="ce7" table:formula="of:=[.A257]" office:value-type="date" office:date-value="2019-10-11T18:29:05.303654" calcext:value-type="date">
            <text:p>2019-10-11 18:29:05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8:29:05.30365385581" calcext:value-type="date">
            <text:p>12/30/99 06:29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&lt;0.000001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9H30M00S" calcext:value-type="time">
            <text:p>19:30:00</text:p>
          </table:table-cell>
          <table:table-cell table:style-name="ce11" table:formula="of:=IF([.L257]&lt;[.L256];[.M256]+[.H$2];[.M256])" office:value-type="float" office:value="960" calcext:value-type="float">
            <text:p>960</text:p>
          </table:table-cell>
          <table:table-cell table:style-name="ce11" table:formula="of:=OFFSET([.C$4];[.M257];0)" office:value-type="float" office:value="43761" calcext:value-type="float">
            <text:p>43761</text:p>
          </table:table-cell>
          <table:table-cell table:style-name="ce36" table:formula="of:=[.L257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7];0)&lt;=[.O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7:58:59.427618" calcext:value-type="date">
            <text:p>2019-10-11 17:58:59</text:p>
          </table:table-cell>
          <table:table-cell table:style-name="ce7" table:formula="of:=[.A258]" office:value-type="date" office:date-value="2019-10-11T17:58:59.427618" calcext:value-type="date">
            <text:p>2019-10-11 17:58:59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7:58:59.42761807702" calcext:value-type="date">
            <text:p>12/30/99 05:58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&lt;0.000001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7H10M00S" calcext:value-type="time">
            <text:p>17:10:00</text:p>
          </table:table-cell>
          <table:table-cell table:style-name="ce11" table:formula="of:=IF([.L258]&lt;[.L257];[.M257]+[.H$2];[.M257])" office:value-type="float" office:value="1020" calcext:value-type="float">
            <text:p>1020</text:p>
          </table:table-cell>
          <table:table-cell table:style-name="ce11" table:formula="of:=OFFSET([.C$4];[.M258];0)" office:value-type="float" office:value="43762" calcext:value-type="float">
            <text:p>43762</text:p>
          </table:table-cell>
          <table:table-cell table:style-name="ce36" table:formula="of:=[.L258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8:02:50.759866" calcext:value-type="date">
            <text:p>2019-10-11 18:02:51</text:p>
          </table:table-cell>
          <table:table-cell table:style-name="ce7" table:formula="of:=[.A259]" office:value-type="date" office:date-value="2019-10-11T18:02:50.759866" calcext:value-type="date">
            <text:p>2019-10-11 18:02:51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8:02:50.75986638665" calcext:value-type="date">
            <text:p>12/30/99 06:02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&lt;0.000001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7H20M00S" calcext:value-type="time">
            <text:p>17:20:00</text:p>
          </table:table-cell>
          <table:table-cell table:style-name="ce11" table:formula="of:=IF([.L259]&lt;[.L258];[.M258]+[.H$2];[.M258])" office:value-type="float" office:value="1020" calcext:value-type="float">
            <text:p>1020</text:p>
          </table:table-cell>
          <table:table-cell table:style-name="ce11" table:formula="of:=OFFSET([.C$4];[.M259];0)" office:value-type="float" office:value="43762" calcext:value-type="float">
            <text:p>43762</text:p>
          </table:table-cell>
          <table:table-cell table:style-name="ce36" table:formula="of:=[.L259]" office:value-type="float" office:value="0.722222222222217" calcext:value-type="float">
            <text:p>0.72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7:47:50.033853" calcext:value-type="date">
            <text:p>2019-10-11 17:47:50</text:p>
          </table:table-cell>
          <table:table-cell table:style-name="ce7" table:formula="of:=[.A260]" office:value-type="date" office:date-value="2019-10-11T17:47:50.033853" calcext:value-type="date">
            <text:p>2019-10-11 17:47:50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7:47:50.03385338467" calcext:value-type="date">
            <text:p>12/30/99 05:47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&lt;0.000001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7H30M00S" calcext:value-type="time">
            <text:p>17:30:00</text:p>
          </table:table-cell>
          <table:table-cell table:style-name="ce11" table:formula="of:=IF([.L260]&lt;[.L259];[.M259]+[.H$2];[.M259])" office:value-type="float" office:value="1020" calcext:value-type="float">
            <text:p>1020</text:p>
          </table:table-cell>
          <table:table-cell table:style-name="ce11" table:formula="of:=OFFSET([.C$4];[.M260];0)" office:value-type="float" office:value="43762" calcext:value-type="float">
            <text:p>43762</text:p>
          </table:table-cell>
          <table:table-cell table:style-name="ce36" table:formula="of:=[.L260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8:10:02.914489" calcext:value-type="date">
            <text:p>2019-10-11 18:10:03</text:p>
          </table:table-cell>
          <table:table-cell table:style-name="ce7" table:formula="of:=[.A261]" office:value-type="date" office:date-value="2019-10-11T18:10:02.914489" calcext:value-type="date">
            <text:p>2019-10-11 18:10:03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8:10:02.91448901407" calcext:value-type="date">
            <text:p>12/30/99 06:10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&lt;0.000001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7H40M00S" calcext:value-type="time">
            <text:p>17:40:00</text:p>
          </table:table-cell>
          <table:table-cell table:style-name="ce11" table:formula="of:=IF([.L261]&lt;[.L260];[.M260]+[.H$2];[.M260])" office:value-type="float" office:value="1020" calcext:value-type="float">
            <text:p>1020</text:p>
          </table:table-cell>
          <table:table-cell table:style-name="ce11" table:formula="of:=OFFSET([.C$4];[.M261];0)" office:value-type="float" office:value="43762" calcext:value-type="float">
            <text:p>43762</text:p>
          </table:table-cell>
          <table:table-cell table:style-name="ce36" table:formula="of:=[.L261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8:05:22.127413" calcext:value-type="date">
            <text:p>2019-10-11 18:05:22</text:p>
          </table:table-cell>
          <table:table-cell table:style-name="ce7" table:formula="of:=[.A262]" office:value-type="date" office:date-value="2019-10-11T18:05:22.127413" calcext:value-type="date">
            <text:p>2019-10-11 18:05:22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8:05:22.12741314434" calcext:value-type="date">
            <text:p>12/30/99 06:05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&lt;0.000001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62]&lt;[.L261];[.M261]+[.H$2];[.M261])" office:value-type="float" office:value="1020" calcext:value-type="float">
            <text:p>1020</text:p>
          </table:table-cell>
          <table:table-cell table:style-name="ce11" table:formula="of:=OFFSET([.C$4];[.M262];0)" office:value-type="float" office:value="43762" calcext:value-type="float">
            <text:p>43762</text:p>
          </table:table-cell>
          <table:table-cell table:style-name="ce36" table:formula="of:=[.L262]" office:value-type="float" office:value="0.74305555555555" calcext:value-type="float">
            <text:p>0.74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2];0)&lt;=[.O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8:25:59.659537" calcext:value-type="date">
            <text:p>2019-10-11 18:26:00</text:p>
          </table:table-cell>
          <table:table-cell table:style-name="ce7" table:formula="of:=[.A263]" office:value-type="date" office:date-value="2019-10-11T18:25:59.659537" calcext:value-type="date">
            <text:p>2019-10-11 18:26:00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8:25:59.65953657869" calcext:value-type="date">
            <text:p>12/30/99 06:26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&lt;0.000001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8H00M00S" calcext:value-type="time">
            <text:p>18:00:00</text:p>
          </table:table-cell>
          <table:table-cell table:style-name="ce11" table:formula="of:=IF([.L263]&lt;[.L262];[.M262]+[.H$2];[.M262])" office:value-type="float" office:value="1020" calcext:value-type="float">
            <text:p>1020</text:p>
          </table:table-cell>
          <table:table-cell table:style-name="ce11" table:formula="of:=OFFSET([.C$4];[.M263];0)" office:value-type="float" office:value="43762" calcext:value-type="float">
            <text:p>43762</text:p>
          </table:table-cell>
          <table:table-cell table:style-name="ce36" table:formula="of:=[.L263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3];0)&lt;=[.O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8:00:42.943547" calcext:value-type="date">
            <text:p>2019-10-11 18:00:43</text:p>
          </table:table-cell>
          <table:table-cell table:style-name="ce7" table:formula="of:=[.A264]" office:value-type="date" office:date-value="2019-10-11T18:00:42.943547" calcext:value-type="date">
            <text:p>2019-10-11 18:00:43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8:00:42.94354661833" calcext:value-type="date">
            <text:p>12/30/99 06:00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&lt;0.000001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8H10M00S" calcext:value-type="time">
            <text:p>18:10:00</text:p>
          </table:table-cell>
          <table:table-cell table:style-name="ce11" table:formula="of:=IF([.L264]&lt;[.L263];[.M263]+[.H$2];[.M263])" office:value-type="float" office:value="1020" calcext:value-type="float">
            <text:p>1020</text:p>
          </table:table-cell>
          <table:table-cell table:style-name="ce11" table:formula="of:=OFFSET([.C$4];[.M264];0)" office:value-type="float" office:value="43762" calcext:value-type="float">
            <text:p>43762</text:p>
          </table:table-cell>
          <table:table-cell table:style-name="ce36" table:formula="of:=[.L264]" office:value-type="float" office:value="0.756944444444439" calcext:value-type="float">
            <text:p>0.75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4];0)&lt;=[.O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7:54:57.1502" calcext:value-type="date">
            <text:p>2019-10-11 17:54:57</text:p>
          </table:table-cell>
          <table:table-cell table:style-name="ce7" table:formula="of:=[.A265]" office:value-type="date" office:date-value="2019-10-11T17:54:57.1502" calcext:value-type="date">
            <text:p>2019-10-11 17:54:57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7:54:57.15019993018" calcext:value-type="date">
            <text:p>12/30/99 05:54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&lt;0.000001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65]&lt;[.L264];[.M264]+[.H$2];[.M264])" office:value-type="float" office:value="1020" calcext:value-type="float">
            <text:p>1020</text:p>
          </table:table-cell>
          <table:table-cell table:style-name="ce11" table:formula="of:=OFFSET([.C$4];[.M265];0)" office:value-type="float" office:value="43762" calcext:value-type="float">
            <text:p>43762</text:p>
          </table:table-cell>
          <table:table-cell table:style-name="ce36" table:formula="of:=[.L265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5];0)&lt;=[.O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8:07:41.346855" calcext:value-type="date">
            <text:p>2019-10-11 18:07:41</text:p>
          </table:table-cell>
          <table:table-cell table:style-name="ce7" table:formula="of:=[.A266]" office:value-type="date" office:date-value="2019-10-11T18:07:41.346855" calcext:value-type="date">
            <text:p>2019-10-11 18:07:41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8:07:41.34685452562" calcext:value-type="date">
            <text:p>12/30/99 06:07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&lt;0.000001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66]&lt;[.L265];[.M265]+[.H$2];[.M265])" office:value-type="float" office:value="1020" calcext:value-type="float">
            <text:p>1020</text:p>
          </table:table-cell>
          <table:table-cell table:style-name="ce11" table:formula="of:=OFFSET([.C$4];[.M266];0)" office:value-type="float" office:value="43762" calcext:value-type="float">
            <text:p>43762</text:p>
          </table:table-cell>
          <table:table-cell table:style-name="ce36" table:formula="of:=[.L266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6];0)&lt;=[.O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7:43:29.737319" calcext:value-type="date">
            <text:p>2019-10-11 17:43:30</text:p>
          </table:table-cell>
          <table:table-cell table:style-name="ce7" table:formula="of:=[.A267]" office:value-type="date" office:date-value="2019-10-11T17:43:29.737319" calcext:value-type="date">
            <text:p>2019-10-11 17:43:30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7:43:29.73731903359" calcext:value-type="date">
            <text:p>12/30/99 05:43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&lt;0.000001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67]&lt;[.L266];[.M266]+[.H$2];[.M266])" office:value-type="float" office:value="1020" calcext:value-type="float">
            <text:p>1020</text:p>
          </table:table-cell>
          <table:table-cell table:style-name="ce11" table:formula="of:=OFFSET([.C$4];[.M267];0)" office:value-type="float" office:value="43762" calcext:value-type="float">
            <text:p>43762</text:p>
          </table:table-cell>
          <table:table-cell table:style-name="ce36" table:formula="of:=[.L267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7];0)&lt;=[.O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8:06:37.035054" calcext:value-type="date">
            <text:p>2019-10-11 18:06:37</text:p>
          </table:table-cell>
          <table:table-cell table:style-name="ce7" table:formula="of:=[.A268]" office:value-type="date" office:date-value="2019-10-11T18:06:37.035054" calcext:value-type="date">
            <text:p>2019-10-11 18:06:37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8:06:37.03505351208" calcext:value-type="date">
            <text:p>12/30/99 06:06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&lt;0.000001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68]&lt;[.L267];[.M267]+[.H$2];[.M267])" office:value-type="float" office:value="1020" calcext:value-type="float">
            <text:p>1020</text:p>
          </table:table-cell>
          <table:table-cell table:style-name="ce11" table:formula="of:=OFFSET([.C$4];[.M268];0)" office:value-type="float" office:value="43762" calcext:value-type="float">
            <text:p>43762</text:p>
          </table:table-cell>
          <table:table-cell table:style-name="ce36" table:formula="of:=[.L268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8:10:54.288679" calcext:value-type="date">
            <text:p>2019-10-11 18:10:54</text:p>
          </table:table-cell>
          <table:table-cell table:style-name="ce7" table:formula="of:=[.A269]" office:value-type="date" office:date-value="2019-10-11T18:10:54.288679" calcext:value-type="date">
            <text:p>2019-10-11 18:10:54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8:10:54.2886791518" calcext:value-type="date">
            <text:p>12/30/99 06:10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&lt;0.000001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69]&lt;[.L268];[.M268]+[.H$2];[.M268])" office:value-type="float" office:value="1020" calcext:value-type="float">
            <text:p>1020</text:p>
          </table:table-cell>
          <table:table-cell table:style-name="ce11" table:formula="of:=OFFSET([.C$4];[.M269];0)" office:value-type="float" office:value="43762" calcext:value-type="float">
            <text:p>43762</text:p>
          </table:table-cell>
          <table:table-cell table:style-name="ce36" table:formula="of:=[.L269]" office:value-type="float" office:value="0.791666666666661" calcext:value-type="float">
            <text:p>0.79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8:07:30.573676" calcext:value-type="date">
            <text:p>2019-10-11 18:07:31</text:p>
          </table:table-cell>
          <table:table-cell table:style-name="ce7" table:formula="of:=[.A270]" office:value-type="date" office:date-value="2019-10-11T18:07:30.573676" calcext:value-type="date">
            <text:p>2019-10-11 18:07:31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8:07:30.5736756837" calcext:value-type="date">
            <text:p>12/30/99 06:07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&lt;0.000001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70]&lt;[.L269];[.M269]+[.H$2];[.M269])" office:value-type="float" office:value="1020" calcext:value-type="float">
            <text:p>1020</text:p>
          </table:table-cell>
          <table:table-cell table:style-name="ce11" table:formula="of:=OFFSET([.C$4];[.M270];0)" office:value-type="float" office:value="43762" calcext:value-type="float">
            <text:p>43762</text:p>
          </table:table-cell>
          <table:table-cell table:style-name="ce36" table:formula="of:=[.L270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7:54:42.708576" calcext:value-type="date">
            <text:p>2019-10-11 17:54:43</text:p>
          </table:table-cell>
          <table:table-cell table:style-name="ce7" table:formula="of:=[.A271]" office:value-type="date" office:date-value="2019-10-11T17:54:42.708576" calcext:value-type="date">
            <text:p>2019-10-11 17:54:43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7:54:42.70857639145" calcext:value-type="date">
            <text:p>12/30/99 05:54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&lt;0.000001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71]&lt;[.L270];[.M270]+[.H$2];[.M270])" office:value-type="float" office:value="1020" calcext:value-type="float">
            <text:p>1020</text:p>
          </table:table-cell>
          <table:table-cell table:style-name="ce11" table:formula="of:=OFFSET([.C$4];[.M271];0)" office:value-type="float" office:value="43762" calcext:value-type="float">
            <text:p>43762</text:p>
          </table:table-cell>
          <table:table-cell table:style-name="ce36" table:formula="of:=[.L271]" office:value-type="float" office:value="0.80555555555555" calcext:value-type="float">
            <text:p>0.80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8:16:03.640596" calcext:value-type="date">
            <text:p>2019-10-11 18:16:04</text:p>
          </table:table-cell>
          <table:table-cell table:style-name="ce7" table:formula="of:=[.A272]" office:value-type="date" office:date-value="2019-10-11T18:16:03.640596" calcext:value-type="date">
            <text:p>2019-10-11 18:16:04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8:16:03.6405964382" calcext:value-type="date">
            <text:p>12/30/99 06:16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&lt;0.000001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72]&lt;[.L271];[.M271]+[.H$2];[.M271])" office:value-type="float" office:value="1020" calcext:value-type="float">
            <text:p>1020</text:p>
          </table:table-cell>
          <table:table-cell table:style-name="ce11" table:formula="of:=OFFSET([.C$4];[.M272];0)" office:value-type="float" office:value="43762" calcext:value-type="float">
            <text:p>43762</text:p>
          </table:table-cell>
          <table:table-cell table:style-name="ce36" table:formula="of:=[.L272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8:12:18.685121" calcext:value-type="date">
            <text:p>2019-10-11 18:12:19</text:p>
          </table:table-cell>
          <table:table-cell table:style-name="ce7" table:formula="of:=[.A273]" office:value-type="date" office:date-value="2019-10-11T18:12:18.685121" calcext:value-type="date">
            <text:p>2019-10-11 18:12:19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8:12:18.6851208983" calcext:value-type="date">
            <text:p>12/30/99 06:12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&lt;0.000001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273]&lt;[.L272];[.M272]+[.H$2];[.M272])" office:value-type="float" office:value="1080" calcext:value-type="float">
            <text:p>1080</text:p>
          </table:table-cell>
          <table:table-cell table:style-name="ce11" table:formula="of:=OFFSET([.C$4];[.M273];0)" office:value-type="float" office:value="43763" calcext:value-type="float">
            <text:p>43763</text:p>
          </table:table-cell>
          <table:table-cell table:style-name="ce36" table:formula="of:=[.L273]" office:value-type="float" office:value="0.715277777777772" calcext:value-type="float">
            <text:p>0.71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8:09:05.211504" calcext:value-type="date">
            <text:p>2019-10-11 18:09:05</text:p>
          </table:table-cell>
          <table:table-cell table:style-name="ce7" table:formula="of:=[.A274]" office:value-type="date" office:date-value="2019-10-11T18:09:05.211504" calcext:value-type="date">
            <text:p>2019-10-11 18:09:05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8:09:05.21150412038" calcext:value-type="date">
            <text:p>12/30/99 06:09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&lt;0.000001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274]&lt;[.L273];[.M273]+[.H$2];[.M273])" office:value-type="float" office:value="1080" calcext:value-type="float">
            <text:p>1080</text:p>
          </table:table-cell>
          <table:table-cell table:style-name="ce11" table:formula="of:=OFFSET([.C$4];[.M274];0)" office:value-type="float" office:value="43763" calcext:value-type="float">
            <text:p>43763</text:p>
          </table:table-cell>
          <table:table-cell table:style-name="ce36" table:formula="of:=[.L274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7:59:08.41014" calcext:value-type="date">
            <text:p>2019-10-11 17:59:08</text:p>
          </table:table-cell>
          <table:table-cell table:style-name="ce7" table:formula="of:=[.A275]" office:value-type="date" office:date-value="2019-10-11T17:59:08.41014" calcext:value-type="date">
            <text:p>2019-10-11 17:59:08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7:59:08.41014014091" calcext:value-type="date">
            <text:p>12/30/99 05:59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&lt;0.000001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275]&lt;[.L274];[.M274]+[.H$2];[.M274])" office:value-type="float" office:value="1080" calcext:value-type="float">
            <text:p>1080</text:p>
          </table:table-cell>
          <table:table-cell table:style-name="ce11" table:formula="of:=OFFSET([.C$4];[.M275];0)" office:value-type="float" office:value="43763" calcext:value-type="float">
            <text:p>43763</text:p>
          </table:table-cell>
          <table:table-cell table:style-name="ce36" table:formula="of:=[.L275]" office:value-type="float" office:value="0.729166666666661" calcext:value-type="float">
            <text:p>0.72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7:46:25.907409" calcext:value-type="date">
            <text:p>2019-10-11 17:46:26</text:p>
          </table:table-cell>
          <table:table-cell table:style-name="ce7" table:formula="of:=[.A276]" office:value-type="date" office:date-value="2019-10-11T17:46:25.907409" calcext:value-type="date">
            <text:p>2019-10-11 17:46:26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7:46:25.90740929358" calcext:value-type="date">
            <text:p>12/30/99 05:46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&lt;0.000001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276]&lt;[.L275];[.M275]+[.H$2];[.M275])" office:value-type="float" office:value="1080" calcext:value-type="float">
            <text:p>1080</text:p>
          </table:table-cell>
          <table:table-cell table:style-name="ce11" table:formula="of:=OFFSET([.C$4];[.M276];0)" office:value-type="float" office:value="43763" calcext:value-type="float">
            <text:p>43763</text:p>
          </table:table-cell>
          <table:table-cell table:style-name="ce36" table:formula="of:=[.L276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7:22:23.670833" calcext:value-type="date">
            <text:p>2019-10-11 17:22:24</text:p>
          </table:table-cell>
          <table:table-cell table:style-name="ce7" table:formula="of:=[.A277]" office:value-type="date" office:date-value="2019-10-11T17:22:23.670833" calcext:value-type="date">
            <text:p>2019-10-11 17:22:24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7:22:23.67083266843" calcext:value-type="date">
            <text:p>12/30/99 05:22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&lt;0.000001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77]&lt;[.L276];[.M276]+[.H$2];[.M276])" office:value-type="float" office:value="1080" calcext:value-type="float">
            <text:p>1080</text:p>
          </table:table-cell>
          <table:table-cell table:style-name="ce11" table:formula="of:=OFFSET([.C$4];[.M277];0)" office:value-type="float" office:value="43763" calcext:value-type="float">
            <text:p>43763</text:p>
          </table:table-cell>
          <table:table-cell table:style-name="ce36" table:formula="of:=[.L277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7:24:33.432988" calcext:value-type="date">
            <text:p>2019-10-11 17:24:33</text:p>
          </table:table-cell>
          <table:table-cell table:style-name="ce7" table:formula="of:=[.A278]" office:value-type="date" office:date-value="2019-10-11T17:24:33.432988" calcext:value-type="date">
            <text:p>2019-10-11 17:24:33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7:24:33.43298778869" calcext:value-type="date">
            <text:p>12/30/99 05:24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&lt;0.000001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278]&lt;[.L277];[.M277]+[.H$2];[.M277])" office:value-type="float" office:value="1080" calcext:value-type="float">
            <text:p>1080</text:p>
          </table:table-cell>
          <table:table-cell table:style-name="ce11" table:formula="of:=OFFSET([.C$4];[.M278];0)" office:value-type="float" office:value="43763" calcext:value-type="float">
            <text:p>43763</text:p>
          </table:table-cell>
          <table:table-cell table:style-name="ce36" table:formula="of:=[.L278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8:23:44.478639" calcext:value-type="date">
            <text:p>2019-10-11 18:23:44</text:p>
          </table:table-cell>
          <table:table-cell table:style-name="ce7" table:formula="of:=[.A279]" office:value-type="date" office:date-value="2019-10-11T18:23:44.478639" calcext:value-type="date">
            <text:p>2019-10-11 18:23:44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8:23:44.478639476" calcext:value-type="date">
            <text:p>12/30/99 06:23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&lt;0.000001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79]&lt;[.L278];[.M278]+[.H$2];[.M278])" office:value-type="float" office:value="1080" calcext:value-type="float">
            <text:p>1080</text:p>
          </table:table-cell>
          <table:table-cell table:style-name="ce11" table:formula="of:=OFFSET([.C$4];[.M279];0)" office:value-type="float" office:value="43763" calcext:value-type="float">
            <text:p>43763</text:p>
          </table:table-cell>
          <table:table-cell table:style-name="ce36" table:formula="of:=[.L279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7:56:57.019153" calcext:value-type="date">
            <text:p>2019-10-11 17:56:57</text:p>
          </table:table-cell>
          <table:table-cell table:style-name="ce7" table:formula="of:=[.A280]" office:value-type="date" office:date-value="2019-10-11T17:56:57.019153" calcext:value-type="date">
            <text:p>2019-10-11 17:56:57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7:56:57.0191534562" calcext:value-type="date">
            <text:p>12/30/99 05:56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&lt;0.000001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80]&lt;[.L279];[.M279]+[.H$2];[.M279])" office:value-type="float" office:value="1080" calcext:value-type="float">
            <text:p>1080</text:p>
          </table:table-cell>
          <table:table-cell table:style-name="ce11" table:formula="of:=OFFSET([.C$4];[.M280];0)" office:value-type="float" office:value="43763" calcext:value-type="float">
            <text:p>43763</text:p>
          </table:table-cell>
          <table:table-cell table:style-name="ce36" table:formula="of:=[.L280]" office:value-type="float" office:value="0.763888888888883" calcext:value-type="float">
            <text:p>0.76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8:02:45.698076" calcext:value-type="date">
            <text:p>2019-10-11 18:02:46</text:p>
          </table:table-cell>
          <table:table-cell table:style-name="ce7" table:formula="of:=[.A281]" office:value-type="date" office:date-value="2019-10-11T18:02:45.698076" calcext:value-type="date">
            <text:p>2019-10-11 18:02:46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8:02:45.69807592314" calcext:value-type="date">
            <text:p>12/30/99 06:02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&lt;0.000001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81]&lt;[.L280];[.M280]+[.H$2];[.M280])" office:value-type="float" office:value="1080" calcext:value-type="float">
            <text:p>1080</text:p>
          </table:table-cell>
          <table:table-cell table:style-name="ce11" table:formula="of:=OFFSET([.C$4];[.M281];0)" office:value-type="float" office:value="43763" calcext:value-type="float">
            <text:p>43763</text:p>
          </table:table-cell>
          <table:table-cell table:style-name="ce36" table:formula="of:=[.L281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8:38:21.580347" calcext:value-type="date">
            <text:p>2019-10-11 18:38:22</text:p>
          </table:table-cell>
          <table:table-cell table:style-name="ce7" table:formula="of:=[.A282]" office:value-type="date" office:date-value="2019-10-11T18:38:21.580347" calcext:value-type="date">
            <text:p>2019-10-11 18:38:22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8:38:21.58034702763" calcext:value-type="date">
            <text:p>12/30/99 06:38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&lt;0.000001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82]&lt;[.L281];[.M281]+[.H$2];[.M281])" office:value-type="float" office:value="1080" calcext:value-type="float">
            <text:p>1080</text:p>
          </table:table-cell>
          <table:table-cell table:style-name="ce11" table:formula="of:=OFFSET([.C$4];[.M282];0)" office:value-type="float" office:value="43763" calcext:value-type="float">
            <text:p>43763</text:p>
          </table:table-cell>
          <table:table-cell table:style-name="ce36" table:formula="of:=[.L282]" office:value-type="float" office:value="0.777777777777772" calcext:value-type="float">
            <text:p>0.77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2];0)&lt;=[.O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7:58:42.364644" calcext:value-type="date">
            <text:p>2019-10-11 17:58:42</text:p>
          </table:table-cell>
          <table:table-cell table:style-name="ce7" table:formula="of:=[.A283]" office:value-type="date" office:date-value="2019-10-11T17:58:42.364644" calcext:value-type="date">
            <text:p>2019-10-11 17:58:42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7:58:42.3646442173" calcext:value-type="date">
            <text:p>12/30/99 05:58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&lt;0.000001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83]&lt;[.L282];[.M282]+[.H$2];[.M282])" office:value-type="float" office:value="1080" calcext:value-type="float">
            <text:p>1080</text:p>
          </table:table-cell>
          <table:table-cell table:style-name="ce11" table:formula="of:=OFFSET([.C$4];[.M283];0)" office:value-type="float" office:value="43763" calcext:value-type="float">
            <text:p>43763</text:p>
          </table:table-cell>
          <table:table-cell table:style-name="ce36" table:formula="of:=[.L283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3];0)&lt;=[.O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7:59:28.737526" calcext:value-type="date">
            <text:p>2019-10-11 17:59:29</text:p>
          </table:table-cell>
          <table:table-cell table:style-name="ce7" table:formula="of:=[.A284]" office:value-type="date" office:date-value="2019-10-11T17:59:28.737526" calcext:value-type="date">
            <text:p>2019-10-11 17:59:29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7:59:28.73752560932" calcext:value-type="date">
            <text:p>12/30/99 05:59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&lt;0.000001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84]&lt;[.L283];[.M283]+[.H$2];[.M283])" office:value-type="float" office:value="1080" calcext:value-type="float">
            <text:p>1080</text:p>
          </table:table-cell>
          <table:table-cell table:style-name="ce11" table:formula="of:=OFFSET([.C$4];[.M284];0)" office:value-type="float" office:value="43763" calcext:value-type="float">
            <text:p>43763</text:p>
          </table:table-cell>
          <table:table-cell table:style-name="ce36" table:formula="of:=[.L284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4];0)&lt;=[.O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8:13:04.415163" calcext:value-type="date">
            <text:p>2019-10-11 18:13:04</text:p>
          </table:table-cell>
          <table:table-cell table:style-name="ce7" table:formula="of:=[.A285]" office:value-type="date" office:date-value="2019-10-11T18:13:04.415163" calcext:value-type="date">
            <text:p>2019-10-11 18:13:04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8:13:04.4151629135" calcext:value-type="date">
            <text:p>12/30/99 06:13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&lt;0.000001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85]&lt;[.L284];[.M284]+[.H$2];[.M284])" office:value-type="float" office:value="1080" calcext:value-type="float">
            <text:p>1080</text:p>
          </table:table-cell>
          <table:table-cell table:style-name="ce11" table:formula="of:=OFFSET([.C$4];[.M285];0)" office:value-type="float" office:value="43763" calcext:value-type="float">
            <text:p>43763</text:p>
          </table:table-cell>
          <table:table-cell table:style-name="ce36" table:formula="of:=[.L285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5];0)&lt;=[.O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8:02:10.519363" calcext:value-type="date">
            <text:p>2019-10-11 18:02:11</text:p>
          </table:table-cell>
          <table:table-cell table:style-name="ce7" table:formula="of:=[.A286]" office:value-type="date" office:date-value="2019-10-11T18:02:10.519363" calcext:value-type="date">
            <text:p>2019-10-11 18:02:11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8:02:10.51936284173" calcext:value-type="date">
            <text:p>12/30/99 06:02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&lt;0.000001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86]&lt;[.L285];[.M285]+[.H$2];[.M285])" office:value-type="float" office:value="1080" calcext:value-type="float">
            <text:p>1080</text:p>
          </table:table-cell>
          <table:table-cell table:style-name="ce11" table:formula="of:=OFFSET([.C$4];[.M286];0)" office:value-type="float" office:value="43763" calcext:value-type="float">
            <text:p>43763</text:p>
          </table:table-cell>
          <table:table-cell table:style-name="ce36" table:formula="of:=[.L286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6];0)&lt;=[.O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8:28:36.242115" calcext:value-type="date">
            <text:p>2019-10-11 18:28:36</text:p>
          </table:table-cell>
          <table:table-cell table:style-name="ce7" table:formula="of:=[.A287]" office:value-type="date" office:date-value="2019-10-11T18:28:36.242115" calcext:value-type="date">
            <text:p>2019-10-11 18:28:36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8:28:36.24211489689" calcext:value-type="date">
            <text:p>12/30/99 06:28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&lt;0.000001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87]&lt;[.L286];[.M286]+[.H$2];[.M286])" office:value-type="float" office:value="1080" calcext:value-type="float">
            <text:p>1080</text:p>
          </table:table-cell>
          <table:table-cell table:style-name="ce11" table:formula="of:=OFFSET([.C$4];[.M287];0)" office:value-type="float" office:value="43763" calcext:value-type="float">
            <text:p>43763</text:p>
          </table:table-cell>
          <table:table-cell table:style-name="ce36" table:formula="of:=[.L287]" office:value-type="float" office:value="0.812499999999994" calcext:value-type="float">
            <text:p>0.81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7];0)&lt;=[.O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7:44:44.790399" calcext:value-type="date">
            <text:p>2019-10-11 17:44:45</text:p>
          </table:table-cell>
          <table:table-cell table:style-name="ce7" table:formula="of:=[.A288]" office:value-type="date" office:date-value="2019-10-11T17:44:44.790399" calcext:value-type="date">
            <text:p>2019-10-11 17:44:45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7:44:44.79039904196" calcext:value-type="date">
            <text:p>12/30/99 05:44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&lt;0.000001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288]&lt;[.L287];[.M287]+[.H$2];[.M287])" office:value-type="float" office:value="1140" calcext:value-type="float">
            <text:p>1140</text:p>
          </table:table-cell>
          <table:table-cell table:style-name="ce11" table:formula="of:=OFFSET([.C$4];[.M288];0)" office:value-type="float" office:value="43764" calcext:value-type="float">
            <text:p>43764</text:p>
          </table:table-cell>
          <table:table-cell table:style-name="ce36" table:formula="of:=[.L288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8];0)&lt;=[.O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7:54:11.721488" calcext:value-type="date">
            <text:p>2019-10-11 17:54:12</text:p>
          </table:table-cell>
          <table:table-cell table:style-name="ce7" table:formula="of:=[.A289]" office:value-type="date" office:date-value="2019-10-11T17:54:11.721488" calcext:value-type="date">
            <text:p>2019-10-11 17:54:12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7:54:11.72148838174" calcext:value-type="date">
            <text:p>12/30/99 05:54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&lt;0.000001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289]&lt;[.L288];[.M288]+[.H$2];[.M288])" office:value-type="float" office:value="1140" calcext:value-type="float">
            <text:p>1140</text:p>
          </table:table-cell>
          <table:table-cell table:style-name="ce11" table:formula="of:=OFFSET([.C$4];[.M289];0)" office:value-type="float" office:value="43764" calcext:value-type="float">
            <text:p>43764</text:p>
          </table:table-cell>
          <table:table-cell table:style-name="ce36" table:formula="of:=[.L289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9];0)&lt;=[.O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8:16:31.737668" calcext:value-type="date">
            <text:p>2019-10-11 18:16:32</text:p>
          </table:table-cell>
          <table:table-cell table:style-name="ce7" table:formula="of:=[.A290]" office:value-type="date" office:date-value="2019-10-11T18:16:31.737668" calcext:value-type="date">
            <text:p>2019-10-11 18:16:32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8:16:31.73766793683" calcext:value-type="date">
            <text:p>12/30/99 06:16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&lt;0.000001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290]&lt;[.L289];[.M289]+[.H$2];[.M289])" office:value-type="float" office:value="1140" calcext:value-type="float">
            <text:p>1140</text:p>
          </table:table-cell>
          <table:table-cell table:style-name="ce11" table:formula="of:=OFFSET([.C$4];[.M290];0)" office:value-type="float" office:value="43764" calcext:value-type="float">
            <text:p>43764</text:p>
          </table:table-cell>
          <table:table-cell table:style-name="ce36" table:formula="of:=[.L290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0];0)&lt;=[.O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7:57:21.447703" calcext:value-type="date">
            <text:p>2019-10-11 17:57:21</text:p>
          </table:table-cell>
          <table:table-cell table:style-name="ce7" table:formula="of:=[.A291]" office:value-type="date" office:date-value="2019-10-11T17:57:21.447703" calcext:value-type="date">
            <text:p>2019-10-11 17:57:21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7:57:21.44770293497" calcext:value-type="date">
            <text:p>12/30/99 05:57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&lt;0.000001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291]&lt;[.L290];[.M290]+[.H$2];[.M290])" office:value-type="float" office:value="1140" calcext:value-type="float">
            <text:p>1140</text:p>
          </table:table-cell>
          <table:table-cell table:style-name="ce11" table:formula="of:=OFFSET([.C$4];[.M291];0)" office:value-type="float" office:value="43764" calcext:value-type="float">
            <text:p>43764</text:p>
          </table:table-cell>
          <table:table-cell table:style-name="ce36" table:formula="of:=[.L291]" office:value-type="float" office:value="0.736111111111105" calcext:value-type="float">
            <text:p>0.73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1];0)&lt;=[.O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8:13:16.95906" calcext:value-type="date">
            <text:p>2019-10-11 18:13:17</text:p>
          </table:table-cell>
          <table:table-cell table:style-name="ce7" table:formula="of:=[.A292]" office:value-type="date" office:date-value="2019-10-11T18:13:16.95906" calcext:value-type="date">
            <text:p>2019-10-11 18:13:17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8:13:16.95905987173" calcext:value-type="date">
            <text:p>12/30/99 06:13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&lt;0.000001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292]&lt;[.L291];[.M291]+[.H$2];[.M291])" office:value-type="float" office:value="1140" calcext:value-type="float">
            <text:p>1140</text:p>
          </table:table-cell>
          <table:table-cell table:style-name="ce11" table:formula="of:=OFFSET([.C$4];[.M292];0)" office:value-type="float" office:value="43764" calcext:value-type="float">
            <text:p>43764</text:p>
          </table:table-cell>
          <table:table-cell table:style-name="ce36" table:formula="of:=[.L292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2];0)&lt;=[.O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7:54:45.254909" calcext:value-type="date">
            <text:p>2019-10-11 17:54:45</text:p>
          </table:table-cell>
          <table:table-cell table:style-name="ce7" table:formula="of:=[.A293]" office:value-type="date" office:date-value="2019-10-11T17:54:45.254909" calcext:value-type="date">
            <text:p>2019-10-11 17:54:45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7:54:45.2549088886" calcext:value-type="date">
            <text:p>12/30/99 05:54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&lt;0.000001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293]&lt;[.L292];[.M292]+[.H$2];[.M292])" office:value-type="float" office:value="1140" calcext:value-type="float">
            <text:p>1140</text:p>
          </table:table-cell>
          <table:table-cell table:style-name="ce11" table:formula="of:=OFFSET([.C$4];[.M293];0)" office:value-type="float" office:value="43764" calcext:value-type="float">
            <text:p>43764</text:p>
          </table:table-cell>
          <table:table-cell table:style-name="ce36" table:formula="of:=[.L293]" office:value-type="float" office:value="0.749999999999994" calcext:value-type="float">
            <text:p>0.74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3];0)&lt;=[.O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7:58:41.590131" calcext:value-type="date">
            <text:p>2019-10-11 17:58:42</text:p>
          </table:table-cell>
          <table:table-cell table:style-name="ce7" table:formula="of:=[.A294]" office:value-type="date" office:date-value="2019-10-11T17:58:41.590131" calcext:value-type="date">
            <text:p>2019-10-11 17:58:42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7:58:41.59013121855" calcext:value-type="date">
            <text:p>12/30/99 05:58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&lt;0.000001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94]&lt;[.L293];[.M293]+[.H$2];[.M293])" office:value-type="float" office:value="1140" calcext:value-type="float">
            <text:p>1140</text:p>
          </table:table-cell>
          <table:table-cell table:style-name="ce11" table:formula="of:=OFFSET([.C$4];[.M294];0)" office:value-type="float" office:value="43764" calcext:value-type="float">
            <text:p>43764</text:p>
          </table:table-cell>
          <table:table-cell table:style-name="ce36" table:formula="of:=[.L294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4];0)&lt;=[.O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7:42:33.220296" calcext:value-type="date">
            <text:p>2019-10-11 17:42:33</text:p>
          </table:table-cell>
          <table:table-cell table:style-name="ce7" table:formula="of:=[.A295]" office:value-type="date" office:date-value="2019-10-11T17:42:33.220296" calcext:value-type="date">
            <text:p>2019-10-11 17:42:33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7:42:33.22029569652" calcext:value-type="date">
            <text:p>12/30/99 05:42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&lt;0.000001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95]&lt;[.L294];[.M294]+[.H$2];[.M294])" office:value-type="float" office:value="1140" calcext:value-type="float">
            <text:p>1140</text:p>
          </table:table-cell>
          <table:table-cell table:style-name="ce11" table:formula="of:=OFFSET([.C$4];[.M295];0)" office:value-type="float" office:value="43764" calcext:value-type="float">
            <text:p>43764</text:p>
          </table:table-cell>
          <table:table-cell table:style-name="ce36" table:formula="of:=[.L295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5];0)&lt;=[.O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7:59:38.162366" calcext:value-type="date">
            <text:p>2019-10-11 17:59:38</text:p>
          </table:table-cell>
          <table:table-cell table:style-name="ce7" table:formula="of:=[.A296]" office:value-type="date" office:date-value="2019-10-11T17:59:38.162366" calcext:value-type="date">
            <text:p>2019-10-11 17:59:38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7:59:38.16236636136" calcext:value-type="date">
            <text:p>12/30/99 05:59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&lt;0.000001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96]&lt;[.L295];[.M295]+[.H$2];[.M295])" office:value-type="float" office:value="1140" calcext:value-type="float">
            <text:p>1140</text:p>
          </table:table-cell>
          <table:table-cell table:style-name="ce11" table:formula="of:=OFFSET([.C$4];[.M296];0)" office:value-type="float" office:value="43764" calcext:value-type="float">
            <text:p>43764</text:p>
          </table:table-cell>
          <table:table-cell table:style-name="ce36" table:formula="of:=[.L296]" office:value-type="float" office:value="0.770833333333327" calcext:value-type="float">
            <text:p>0.77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7:55:48.859931" calcext:value-type="date">
            <text:p>2019-10-11 17:55:49</text:p>
          </table:table-cell>
          <table:table-cell table:style-name="ce7" table:formula="of:=[.A297]" office:value-type="date" office:date-value="2019-10-11T17:55:48.859931" calcext:value-type="date">
            <text:p>2019-10-11 17:55:49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7:55:48.85993127245" calcext:value-type="date">
            <text:p>12/30/99 05:55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&lt;0.000001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97]&lt;[.L296];[.M296]+[.H$2];[.M296])" office:value-type="float" office:value="1140" calcext:value-type="float">
            <text:p>1140</text:p>
          </table:table-cell>
          <table:table-cell table:style-name="ce11" table:formula="of:=OFFSET([.C$4];[.M297];0)" office:value-type="float" office:value="43764" calcext:value-type="float">
            <text:p>43764</text:p>
          </table:table-cell>
          <table:table-cell table:style-name="ce36" table:formula="of:=[.L297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7];0)&lt;=[.O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7:49:31.582811" calcext:value-type="date">
            <text:p>2019-10-11 17:49:32</text:p>
          </table:table-cell>
          <table:table-cell table:style-name="ce7" table:formula="of:=[.A298]" office:value-type="date" office:date-value="2019-10-11T17:49:31.582811" calcext:value-type="date">
            <text:p>2019-10-11 17:49:32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7:49:31.58281097654" calcext:value-type="date">
            <text:p>12/30/99 05:49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&lt;0.000001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98]&lt;[.L297];[.M297]+[.H$2];[.M297])" office:value-type="float" office:value="1140" calcext:value-type="float">
            <text:p>1140</text:p>
          </table:table-cell>
          <table:table-cell table:style-name="ce11" table:formula="of:=OFFSET([.C$4];[.M298];0)" office:value-type="float" office:value="43764" calcext:value-type="float">
            <text:p>43764</text:p>
          </table:table-cell>
          <table:table-cell table:style-name="ce36" table:formula="of:=[.L298]" office:value-type="float" office:value="0.784722222222216" calcext:value-type="float">
            <text:p>0.78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8];0)&lt;=[.O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7:29:24.132699" calcext:value-type="date">
            <text:p>2019-10-11 17:29:24</text:p>
          </table:table-cell>
          <table:table-cell table:style-name="ce7" table:formula="of:=[.A299]" office:value-type="date" office:date-value="2019-10-11T17:29:24.132699" calcext:value-type="date">
            <text:p>2019-10-11 17:29:24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7:29:24.13269911427" calcext:value-type="date">
            <text:p>12/30/99 05:29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&lt;0.000001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99]&lt;[.L298];[.M298]+[.H$2];[.M298])" office:value-type="float" office:value="1140" calcext:value-type="float">
            <text:p>1140</text:p>
          </table:table-cell>
          <table:table-cell table:style-name="ce11" table:formula="of:=OFFSET([.C$4];[.M299];0)" office:value-type="float" office:value="43764" calcext:value-type="float">
            <text:p>43764</text:p>
          </table:table-cell>
          <table:table-cell table:style-name="ce36" table:formula="of:=[.L299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9];0)&lt;=[.O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7:43:52.331385" calcext:value-type="date">
            <text:p>2019-10-11 17:43:52</text:p>
          </table:table-cell>
          <table:table-cell table:style-name="ce7" table:formula="of:=[.A300]" office:value-type="date" office:date-value="2019-10-11T17:43:52.331385" calcext:value-type="date">
            <text:p>2019-10-11 17:43:52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7:43:52.33138464857" calcext:value-type="date">
            <text:p>12/30/99 05:43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&lt;0.000001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00]&lt;[.L299];[.M299]+[.H$2];[.M299])" office:value-type="float" office:value="1140" calcext:value-type="float">
            <text:p>1140</text:p>
          </table:table-cell>
          <table:table-cell table:style-name="ce11" table:formula="of:=OFFSET([.C$4];[.M300];0)" office:value-type="float" office:value="43764" calcext:value-type="float">
            <text:p>43764</text:p>
          </table:table-cell>
          <table:table-cell table:style-name="ce36" table:formula="of:=[.L300]" office:value-type="float" office:value="0.798611111111105" calcext:value-type="float">
            <text:p>0.79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0];0)&lt;=[.O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7:32:22.622951" calcext:value-type="date">
            <text:p>2019-10-11 17:32:23</text:p>
          </table:table-cell>
          <table:table-cell table:style-name="ce7" table:formula="of:=[.A301]" office:value-type="date" office:date-value="2019-10-11T17:32:22.622951" calcext:value-type="date">
            <text:p>2019-10-11 17:32:23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7:32:22.6229506731" calcext:value-type="date">
            <text:p>12/30/99 05:32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&lt;0.000001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01]&lt;[.L300];[.M300]+[.H$2];[.M300])" office:value-type="float" office:value="1140" calcext:value-type="float">
            <text:p>1140</text:p>
          </table:table-cell>
          <table:table-cell table:style-name="ce11" table:formula="of:=OFFSET([.C$4];[.M301];0)" office:value-type="float" office:value="43764" calcext:value-type="float">
            <text:p>43764</text:p>
          </table:table-cell>
          <table:table-cell table:style-name="ce36" table:formula="of:=[.L301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1];0)&lt;=[.O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7:52:20.685312" calcext:value-type="date">
            <text:p>2019-10-11 17:52:21</text:p>
          </table:table-cell>
          <table:table-cell table:style-name="ce7" table:formula="of:=[.A302]" office:value-type="date" office:date-value="2019-10-11T17:52:20.685312" calcext:value-type="date">
            <text:p>2019-10-11 17:52:21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7:52:20.68531233352" calcext:value-type="date">
            <text:p>12/30/99 05:52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&lt;0.000001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02]&lt;[.L301];[.M301]+[.H$2];[.M301])" office:value-type="float" office:value="1140" calcext:value-type="float">
            <text:p>1140</text:p>
          </table:table-cell>
          <table:table-cell table:style-name="ce11" table:formula="of:=OFFSET([.C$4];[.M302];0)" office:value-type="float" office:value="43764" calcext:value-type="float">
            <text:p>43764</text:p>
          </table:table-cell>
          <table:table-cell table:style-name="ce36" table:formula="of:=[.L302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8:17:51.233059" calcext:value-type="date">
            <text:p>2019-10-11 18:17:51</text:p>
          </table:table-cell>
          <table:table-cell table:style-name="ce7" table:formula="of:=[.A303]" office:value-type="date" office:date-value="2019-10-11T18:17:51.233059" calcext:value-type="date">
            <text:p>2019-10-11 18:17:51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8:17:51.23305876739" calcext:value-type="date">
            <text:p>12/30/99 06:17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&lt;0.000001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303]&lt;[.L302];[.M302]+[.H$2];[.M302])" office:value-type="float" office:value="1200" calcext:value-type="float">
            <text:p>1200</text:p>
          </table:table-cell>
          <table:table-cell table:style-name="ce11" table:formula="of:=OFFSET([.C$4];[.M303];0)" office:value-type="float" office:value="43765" calcext:value-type="float">
            <text:p>43765</text:p>
          </table:table-cell>
          <table:table-cell table:style-name="ce36" table:formula="of:=[.L303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3];0)&lt;=[.O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8:03:05.31187" calcext:value-type="date">
            <text:p>2019-10-12 18:03:05</text:p>
          </table:table-cell>
          <table:table-cell table:style-name="ce7" table:formula="of:=[.A304]" office:value-type="date" office:date-value="2019-10-12T18:03:05.31187" calcext:value-type="date">
            <text:p>2019-10-12 18:03:05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8:03:05.31186953187" calcext:value-type="date">
            <text:p>12/30/99 06:03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&lt;0.000001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304]&lt;[.L303];[.M303]+[.H$2];[.M303])" office:value-type="float" office:value="1200" calcext:value-type="float">
            <text:p>1200</text:p>
          </table:table-cell>
          <table:table-cell table:style-name="ce11" table:formula="of:=OFFSET([.C$4];[.M304];0)" office:value-type="float" office:value="43765" calcext:value-type="float">
            <text:p>43765</text:p>
          </table:table-cell>
          <table:table-cell table:style-name="ce36" table:formula="of:=[.L304]" office:value-type="float" office:value="0.722222222222216" calcext:value-type="float">
            <text:p>0.72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4];0)&lt;=[.O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7:52:59.550696" calcext:value-type="date">
            <text:p>2019-10-12 17:53:00</text:p>
          </table:table-cell>
          <table:table-cell table:style-name="ce7" table:formula="of:=[.A305]" office:value-type="date" office:date-value="2019-10-12T17:52:59.550696" calcext:value-type="date">
            <text:p>2019-10-12 17:53:00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7:52:59.55069635063" calcext:value-type="date">
            <text:p>12/30/99 05:53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&lt;0.000001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305]&lt;[.L304];[.M304]+[.H$2];[.M304])" office:value-type="float" office:value="1200" calcext:value-type="float">
            <text:p>1200</text:p>
          </table:table-cell>
          <table:table-cell table:style-name="ce11" table:formula="of:=OFFSET([.C$4];[.M305];0)" office:value-type="float" office:value="43765" calcext:value-type="float">
            <text:p>43765</text:p>
          </table:table-cell>
          <table:table-cell table:style-name="ce36" table:formula="of:=[.L305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5];0)&lt;=[.O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8:10:00.185893" calcext:value-type="date">
            <text:p>2019-10-12 18:10:00</text:p>
          </table:table-cell>
          <table:table-cell table:style-name="ce7" table:formula="of:=[.A306]" office:value-type="date" office:date-value="2019-10-12T18:10:00.185893" calcext:value-type="date">
            <text:p>2019-10-12 18:10:00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8:10:00.18589349929" calcext:value-type="date">
            <text:p>12/30/99 06:10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&lt;0.000001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306]&lt;[.L305];[.M305]+[.H$2];[.M305])" office:value-type="float" office:value="1200" calcext:value-type="float">
            <text:p>1200</text:p>
          </table:table-cell>
          <table:table-cell table:style-name="ce11" table:formula="of:=OFFSET([.C$4];[.M306];0)" office:value-type="float" office:value="43765" calcext:value-type="float">
            <text:p>43765</text:p>
          </table:table-cell>
          <table:table-cell table:style-name="ce36" table:formula="of:=[.L306]" office:value-type="float" office:value="0.736111111111104" calcext:value-type="float">
            <text:p>0.73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6];0)&lt;=[.O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8:10:31.919855" calcext:value-type="date">
            <text:p>2019-10-12 18:10:32</text:p>
          </table:table-cell>
          <table:table-cell table:style-name="ce7" table:formula="of:=[.A307]" office:value-type="date" office:date-value="2019-10-12T18:10:31.919855" calcext:value-type="date">
            <text:p>2019-10-12 18:10:32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8:10:31.91985497251" calcext:value-type="date">
            <text:p>12/30/99 06:10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&lt;0.000001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307]&lt;[.L306];[.M306]+[.H$2];[.M306])" office:value-type="float" office:value="1200" calcext:value-type="float">
            <text:p>1200</text:p>
          </table:table-cell>
          <table:table-cell table:style-name="ce11" table:formula="of:=OFFSET([.C$4];[.M307];0)" office:value-type="float" office:value="43765" calcext:value-type="float">
            <text:p>43765</text:p>
          </table:table-cell>
          <table:table-cell table:style-name="ce36" table:formula="of:=[.L307]" office:value-type="float" office:value="0.743055555555549" calcext:value-type="float">
            <text:p>0.74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7];0)&lt;=[.O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8:11:40.016077" calcext:value-type="date">
            <text:p>2019-10-12 18:11:40</text:p>
          </table:table-cell>
          <table:table-cell table:style-name="ce7" table:formula="of:=[.A308]" office:value-type="date" office:date-value="2019-10-12T18:11:40.016077" calcext:value-type="date">
            <text:p>2019-10-12 18:11:40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8:11:40.01607709564" calcext:value-type="date">
            <text:p>12/30/99 06:11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&lt;0.000001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308]&lt;[.L307];[.M307]+[.H$2];[.M307])" office:value-type="float" office:value="1200" calcext:value-type="float">
            <text:p>1200</text:p>
          </table:table-cell>
          <table:table-cell table:style-name="ce11" table:formula="of:=OFFSET([.C$4];[.M308];0)" office:value-type="float" office:value="43765" calcext:value-type="float">
            <text:p>43765</text:p>
          </table:table-cell>
          <table:table-cell table:style-name="ce36" table:formula="of:=[.L308]" office:value-type="float" office:value="0.749999999999993" calcext:value-type="float">
            <text:p>0.74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8];0)&lt;=[.O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8:13:25.024978" calcext:value-type="date">
            <text:p>2019-10-12 18:13:25</text:p>
          </table:table-cell>
          <table:table-cell table:style-name="ce7" table:formula="of:=[.A309]" office:value-type="date" office:date-value="2019-10-12T18:13:25.024978" calcext:value-type="date">
            <text:p>2019-10-12 18:13:25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8:13:25.02497807611" calcext:value-type="date">
            <text:p>12/30/99 06:13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&lt;0.000001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09]&lt;[.L308];[.M308]+[.H$2];[.M308])" office:value-type="float" office:value="1200" calcext:value-type="float">
            <text:p>1200</text:p>
          </table:table-cell>
          <table:table-cell table:style-name="ce11" table:formula="of:=OFFSET([.C$4];[.M309];0)" office:value-type="float" office:value="43765" calcext:value-type="float">
            <text:p>43765</text:p>
          </table:table-cell>
          <table:table-cell table:style-name="ce36" table:formula="of:=[.L309]" office:value-type="float" office:value="0.756944444444438" calcext:value-type="float">
            <text:p>0.75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8:04:55.808207" calcext:value-type="date">
            <text:p>2019-10-12 18:04:56</text:p>
          </table:table-cell>
          <table:table-cell table:style-name="ce7" table:formula="of:=[.A310]" office:value-type="date" office:date-value="2019-10-12T18:04:55.808207" calcext:value-type="date">
            <text:p>2019-10-12 18:04:56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8:04:55.80820742995" calcext:value-type="date">
            <text:p>12/30/99 06:04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&lt;0.000001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10]&lt;[.L309];[.M309]+[.H$2];[.M309])" office:value-type="float" office:value="1200" calcext:value-type="float">
            <text:p>1200</text:p>
          </table:table-cell>
          <table:table-cell table:style-name="ce11" table:formula="of:=OFFSET([.C$4];[.M310];0)" office:value-type="float" office:value="43765" calcext:value-type="float">
            <text:p>43765</text:p>
          </table:table-cell>
          <table:table-cell table:style-name="ce36" table:formula="of:=[.L310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8:26:40.662938" calcext:value-type="date">
            <text:p>2019-10-12 18:26:41</text:p>
          </table:table-cell>
          <table:table-cell table:style-name="ce7" table:formula="of:=[.A311]" office:value-type="date" office:date-value="2019-10-12T18:26:40.662938" calcext:value-type="date">
            <text:p>2019-10-12 18:26:41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8:26:40.66293831915" calcext:value-type="date">
            <text:p>12/30/99 06:26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&lt;0.000001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11]&lt;[.L310];[.M310]+[.H$2];[.M310])" office:value-type="float" office:value="1200" calcext:value-type="float">
            <text:p>1200</text:p>
          </table:table-cell>
          <table:table-cell table:style-name="ce11" table:formula="of:=OFFSET([.C$4];[.M311];0)" office:value-type="float" office:value="43765" calcext:value-type="float">
            <text:p>43765</text:p>
          </table:table-cell>
          <table:table-cell table:style-name="ce36" table:formula="of:=[.L311]" office:value-type="float" office:value="0.770833333333326" calcext:value-type="float">
            <text:p>0.77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7:57:25.588372" calcext:value-type="date">
            <text:p>2019-10-12 17:57:26</text:p>
          </table:table-cell>
          <table:table-cell table:style-name="ce7" table:formula="of:=[.A312]" office:value-type="date" office:date-value="2019-10-12T17:57:25.588372" calcext:value-type="date">
            <text:p>2019-10-12 17:57:26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7:57:25.58837211225" calcext:value-type="date">
            <text:p>12/30/99 05:57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&lt;0.000001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12]&lt;[.L311];[.M311]+[.H$2];[.M311])" office:value-type="float" office:value="1200" calcext:value-type="float">
            <text:p>1200</text:p>
          </table:table-cell>
          <table:table-cell table:style-name="ce11" table:formula="of:=OFFSET([.C$4];[.M312];0)" office:value-type="float" office:value="43765" calcext:value-type="float">
            <text:p>43765</text:p>
          </table:table-cell>
          <table:table-cell table:style-name="ce36" table:formula="of:=[.L312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7:52:46.168997" calcext:value-type="date">
            <text:p>2019-10-12 17:52:46</text:p>
          </table:table-cell>
          <table:table-cell table:style-name="ce7" table:formula="of:=[.A313]" office:value-type="date" office:date-value="2019-10-12T17:52:46.168997" calcext:value-type="date">
            <text:p>2019-10-12 17:52:46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7:52:46.16899652872" calcext:value-type="date">
            <text:p>12/30/99 05:52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&lt;0.000001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13]&lt;[.L312];[.M312]+[.H$2];[.M312])" office:value-type="float" office:value="1200" calcext:value-type="float">
            <text:p>1200</text:p>
          </table:table-cell>
          <table:table-cell table:style-name="ce11" table:formula="of:=OFFSET([.C$4];[.M313];0)" office:value-type="float" office:value="43765" calcext:value-type="float">
            <text:p>43765</text:p>
          </table:table-cell>
          <table:table-cell table:style-name="ce36" table:formula="of:=[.L313]" office:value-type="float" office:value="0.784722222222215" calcext:value-type="float">
            <text:p>0.78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8:17:20.374651" calcext:value-type="date">
            <text:p>2019-10-12 18:17:20</text:p>
          </table:table-cell>
          <table:table-cell table:style-name="ce7" table:formula="of:=[.A314]" office:value-type="date" office:date-value="2019-10-12T18:17:20.374651" calcext:value-type="date">
            <text:p>2019-10-12 18:17:20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8:17:20.37465078291" calcext:value-type="date">
            <text:p>12/30/99 06:17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&lt;0.000001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14]&lt;[.L313];[.M313]+[.H$2];[.M313])" office:value-type="float" office:value="1200" calcext:value-type="float">
            <text:p>1200</text:p>
          </table:table-cell>
          <table:table-cell table:style-name="ce11" table:formula="of:=OFFSET([.C$4];[.M314];0)" office:value-type="float" office:value="43765" calcext:value-type="float">
            <text:p>43765</text:p>
          </table:table-cell>
          <table:table-cell table:style-name="ce36" table:formula="of:=[.L314]" office:value-type="float" office:value="0.79166666666666" calcext:value-type="float">
            <text:p>0.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8:22:20.930777" calcext:value-type="date">
            <text:p>2019-10-12 18:22:21</text:p>
          </table:table-cell>
          <table:table-cell table:style-name="ce7" table:formula="of:=[.A315]" office:value-type="date" office:date-value="2019-10-12T18:22:20.930777" calcext:value-type="date">
            <text:p>2019-10-12 18:22:21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8:22:20.93077741563" calcext:value-type="date">
            <text:p>12/30/99 06:22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&lt;0.000001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15]&lt;[.L314];[.M314]+[.H$2];[.M314])" office:value-type="float" office:value="1200" calcext:value-type="float">
            <text:p>1200</text:p>
          </table:table-cell>
          <table:table-cell table:style-name="ce11" table:formula="of:=OFFSET([.C$4];[.M315];0)" office:value-type="float" office:value="43765" calcext:value-type="float">
            <text:p>43765</text:p>
          </table:table-cell>
          <table:table-cell table:style-name="ce36" table:formula="of:=[.L315]" office:value-type="float" office:value="0.798611111111104" calcext:value-type="float">
            <text:p>0.79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8:04:19.380272" calcext:value-type="date">
            <text:p>2019-10-12 18:04:19</text:p>
          </table:table-cell>
          <table:table-cell table:style-name="ce7" table:formula="of:=[.A316]" office:value-type="date" office:date-value="2019-10-12T18:04:19.380272" calcext:value-type="date">
            <text:p>2019-10-12 18:04:19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8:04:19.38027184457" calcext:value-type="date">
            <text:p>12/30/99 06:04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&lt;0.000001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16]&lt;[.L315];[.M315]+[.H$2];[.M315])" office:value-type="float" office:value="1200" calcext:value-type="float">
            <text:p>1200</text:p>
          </table:table-cell>
          <table:table-cell table:style-name="ce11" table:formula="of:=OFFSET([.C$4];[.M316];0)" office:value-type="float" office:value="43765" calcext:value-type="float">
            <text:p>43765</text:p>
          </table:table-cell>
          <table:table-cell table:style-name="ce36" table:formula="of:=[.L316]" office:value-type="float" office:value="0.805555555555549" calcext:value-type="float">
            <text:p>0.80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8:05:35.793235" calcext:value-type="date">
            <text:p>2019-10-12 18:05:36</text:p>
          </table:table-cell>
          <table:table-cell table:style-name="ce7" table:formula="of:=[.A317]" office:value-type="date" office:date-value="2019-10-12T18:05:35.793235" calcext:value-type="date">
            <text:p>2019-10-12 18:05:36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8:05:35.7932349667" calcext:value-type="date">
            <text:p>12/30/99 06:05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&lt;0.000001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17]&lt;[.L316];[.M316]+[.H$2];[.M316])" office:value-type="float" office:value="1200" calcext:value-type="float">
            <text:p>1200</text:p>
          </table:table-cell>
          <table:table-cell table:style-name="ce11" table:formula="of:=OFFSET([.C$4];[.M317];0)" office:value-type="float" office:value="43765" calcext:value-type="float">
            <text:p>43765</text:p>
          </table:table-cell>
          <table:table-cell table:style-name="ce36" table:formula="of:=[.L317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7:59:00.446726" calcext:value-type="date">
            <text:p>2019-10-12 17:59:00</text:p>
          </table:table-cell>
          <table:table-cell table:style-name="ce7" table:formula="of:=[.A318]" office:value-type="date" office:date-value="2019-10-12T17:59:00.446726" calcext:value-type="date">
            <text:p>2019-10-12 17:59:00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7:59:00.4467259068" calcext:value-type="date">
            <text:p>12/30/99 05:59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&lt;0.000001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7H09M59.999999999S" calcext:value-type="time">
            <text:p>17:10:00</text:p>
          </table:table-cell>
          <table:table-cell table:style-name="ce11" table:formula="of:=IF([.L318]&lt;[.L317];[.M317]+[.H$2];[.M317])" office:value-type="float" office:value="1260" calcext:value-type="float">
            <text:p>1260</text:p>
          </table:table-cell>
          <table:table-cell table:style-name="ce11" table:formula="of:=OFFSET([.C$4];[.M318];0)" office:value-type="float" office:value="43766" calcext:value-type="float">
            <text:p>43766</text:p>
          </table:table-cell>
          <table:table-cell table:style-name="ce36" table:formula="of:=[.L318]" office:value-type="float" office:value="0.715277777777771" calcext:value-type="float">
            <text:p>0.71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7:38:26.863207" calcext:value-type="date">
            <text:p>2019-10-12 17:38:27</text:p>
          </table:table-cell>
          <table:table-cell table:style-name="ce7" table:formula="of:=[.A319]" office:value-type="date" office:date-value="2019-10-12T17:38:26.863207" calcext:value-type="date">
            <text:p>2019-10-12 17:38:27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7:38:26.86320746318" calcext:value-type="date">
            <text:p>12/30/99 05:38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&lt;0.000001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7H19M59.999999999S" calcext:value-type="time">
            <text:p>17:20:00</text:p>
          </table:table-cell>
          <table:table-cell table:style-name="ce11" table:formula="of:=IF([.L319]&lt;[.L318];[.M318]+[.H$2];[.M318])" office:value-type="float" office:value="1260" calcext:value-type="float">
            <text:p>1260</text:p>
          </table:table-cell>
          <table:table-cell table:style-name="ce11" table:formula="of:=OFFSET([.C$4];[.M319];0)" office:value-type="float" office:value="43766" calcext:value-type="float">
            <text:p>43766</text:p>
          </table:table-cell>
          <table:table-cell table:style-name="ce36" table:formula="of:=[.L319]" office:value-type="float" office:value="0.722222222222215" calcext:value-type="float">
            <text:p>0.72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7:56:27.43893" calcext:value-type="date">
            <text:p>2019-10-12 17:56:27</text:p>
          </table:table-cell>
          <table:table-cell table:style-name="ce7" table:formula="of:=[.A320]" office:value-type="date" office:date-value="2019-10-12T17:56:27.43893" calcext:value-type="date">
            <text:p>2019-10-12 17:56:27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7:56:27.43892954662" calcext:value-type="date">
            <text:p>12/30/99 05:56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&lt;0.000001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7H29M59.999999999S" calcext:value-type="time">
            <text:p>17:30:00</text:p>
          </table:table-cell>
          <table:table-cell table:style-name="ce11" table:formula="of:=IF([.L320]&lt;[.L319];[.M319]+[.H$2];[.M319])" office:value-type="float" office:value="1260" calcext:value-type="float">
            <text:p>1260</text:p>
          </table:table-cell>
          <table:table-cell table:style-name="ce11" table:formula="of:=OFFSET([.C$4];[.M320];0)" office:value-type="float" office:value="43766" calcext:value-type="float">
            <text:p>43766</text:p>
          </table:table-cell>
          <table:table-cell table:style-name="ce36" table:formula="of:=[.L320]" office:value-type="float" office:value="0.72916666666666" calcext:value-type="float">
            <text:p>0.72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7:57:33.384296" calcext:value-type="date">
            <text:p>2019-10-12 17:57:33</text:p>
          </table:table-cell>
          <table:table-cell table:style-name="ce7" table:formula="of:=[.A321]" office:value-type="date" office:date-value="2019-10-12T17:57:33.384296" calcext:value-type="date">
            <text:p>2019-10-12 17:57:33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7:57:33.38429580443" calcext:value-type="date">
            <text:p>12/30/99 05:57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&lt;0.000001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17H39M59.999999999S" calcext:value-type="time">
            <text:p>17:40:00</text:p>
          </table:table-cell>
          <table:table-cell table:style-name="ce11" table:formula="of:=IF([.L321]&lt;[.L320];[.M320]+[.H$2];[.M320])" office:value-type="float" office:value="1260" calcext:value-type="float">
            <text:p>1260</text:p>
          </table:table-cell>
          <table:table-cell table:style-name="ce11" table:formula="of:=OFFSET([.C$4];[.M321];0)" office:value-type="float" office:value="43766" calcext:value-type="float">
            <text:p>43766</text:p>
          </table:table-cell>
          <table:table-cell table:style-name="ce36" table:formula="of:=[.L321]" office:value-type="float" office:value="0.736111111111104" calcext:value-type="float">
            <text:p>0.73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8:14:04.354759" calcext:value-type="date">
            <text:p>2019-10-12 18:14:04</text:p>
          </table:table-cell>
          <table:table-cell table:style-name="ce7" table:formula="of:=[.A322]" office:value-type="date" office:date-value="2019-10-12T18:14:04.354759" calcext:value-type="date">
            <text:p>2019-10-12 18:14:04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8:14:04.35475871433" calcext:value-type="date">
            <text:p>12/30/99 06:14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&lt;0.000001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17H49M59.999999999S" calcext:value-type="time">
            <text:p>17:50:00</text:p>
          </table:table-cell>
          <table:table-cell table:style-name="ce11" table:formula="of:=IF([.L322]&lt;[.L321];[.M321]+[.H$2];[.M321])" office:value-type="float" office:value="1260" calcext:value-type="float">
            <text:p>1260</text:p>
          </table:table-cell>
          <table:table-cell table:style-name="ce11" table:formula="of:=OFFSET([.C$4];[.M322];0)" office:value-type="float" office:value="43766" calcext:value-type="float">
            <text:p>43766</text:p>
          </table:table-cell>
          <table:table-cell table:style-name="ce36" table:formula="of:=[.L322]" office:value-type="float" office:value="0.743055555555548" calcext:value-type="float">
            <text:p>0.74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7:50:11.463567" calcext:value-type="date">
            <text:p>2019-10-12 17:50:11</text:p>
          </table:table-cell>
          <table:table-cell table:style-name="ce7" table:formula="of:=[.A323]" office:value-type="date" office:date-value="2019-10-12T17:50:11.463567" calcext:value-type="date">
            <text:p>2019-10-12 17:50:11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7:50:11.46356742829" calcext:value-type="date">
            <text:p>12/30/99 05:50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&lt;0.000001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17H59M59.999999999S" calcext:value-type="time">
            <text:p>18:00:00</text:p>
          </table:table-cell>
          <table:table-cell table:style-name="ce11" table:formula="of:=IF([.L323]&lt;[.L322];[.M322]+[.H$2];[.M322])" office:value-type="float" office:value="1260" calcext:value-type="float">
            <text:p>1260</text:p>
          </table:table-cell>
          <table:table-cell table:style-name="ce11" table:formula="of:=OFFSET([.C$4];[.M323];0)" office:value-type="float" office:value="43766" calcext:value-type="float">
            <text:p>43766</text:p>
          </table:table-cell>
          <table:table-cell table:style-name="ce36" table:formula="of:=[.L323]" office:value-type="float" office:value="0.749999999999993" calcext:value-type="float">
            <text:p>0.74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7:50:08.978803" calcext:value-type="date">
            <text:p>2019-10-12 17:50:09</text:p>
          </table:table-cell>
          <table:table-cell table:style-name="ce7" table:formula="of:=[.A324]" office:value-type="date" office:date-value="2019-10-12T17:50:08.978803" calcext:value-type="date">
            <text:p>2019-10-12 17:50:09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7:50:08.9788029436" calcext:value-type="date">
            <text:p>12/30/99 05:50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&lt;0.000001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24]&lt;[.L323];[.M323]+[.H$2];[.M323])" office:value-type="float" office:value="1260" calcext:value-type="float">
            <text:p>1260</text:p>
          </table:table-cell>
          <table:table-cell table:style-name="ce11" table:formula="of:=OFFSET([.C$4];[.M324];0)" office:value-type="float" office:value="43766" calcext:value-type="float">
            <text:p>43766</text:p>
          </table:table-cell>
          <table:table-cell table:style-name="ce36" table:formula="of:=[.L324]" office:value-type="float" office:value="0.756944444444437" calcext:value-type="float">
            <text:p>0.75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4];0)&lt;=[.O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8:11:25.393203" calcext:value-type="date">
            <text:p>2019-10-12 18:11:25</text:p>
          </table:table-cell>
          <table:table-cell table:style-name="ce7" table:formula="of:=[.A325]" office:value-type="date" office:date-value="2019-10-12T18:11:25.393203" calcext:value-type="date">
            <text:p>2019-10-12 18:11:25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8:11:25.39320328273" calcext:value-type="date">
            <text:p>12/30/99 06:11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&lt;0.000001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25]&lt;[.L324];[.M324]+[.H$2];[.M324])" office:value-type="float" office:value="1260" calcext:value-type="float">
            <text:p>1260</text:p>
          </table:table-cell>
          <table:table-cell table:style-name="ce11" table:formula="of:=OFFSET([.C$4];[.M325];0)" office:value-type="float" office:value="43766" calcext:value-type="float">
            <text:p>43766</text:p>
          </table:table-cell>
          <table:table-cell table:style-name="ce36" table:formula="of:=[.L325]" office:value-type="float" office:value="0.763888888888882" calcext:value-type="float">
            <text:p>0.76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5];0)&lt;=[.O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8:09:54.26763" calcext:value-type="date">
            <text:p>2019-10-12 18:09:54</text:p>
          </table:table-cell>
          <table:table-cell table:style-name="ce7" table:formula="of:=[.A326]" office:value-type="date" office:date-value="2019-10-12T18:09:54.26763" calcext:value-type="date">
            <text:p>2019-10-12 18:09:54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8:09:54.26763011143" calcext:value-type="date">
            <text:p>12/30/99 06:09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&lt;0.000001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26]&lt;[.L325];[.M325]+[.H$2];[.M325])" office:value-type="float" office:value="1260" calcext:value-type="float">
            <text:p>1260</text:p>
          </table:table-cell>
          <table:table-cell table:style-name="ce11" table:formula="of:=OFFSET([.C$4];[.M326];0)" office:value-type="float" office:value="43766" calcext:value-type="float">
            <text:p>43766</text:p>
          </table:table-cell>
          <table:table-cell table:style-name="ce36" table:formula="of:=[.L326]" office:value-type="float" office:value="0.770833333333326" calcext:value-type="float">
            <text:p>0.77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6];0)&lt;=[.O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8:09:44.844484" calcext:value-type="date">
            <text:p>2019-10-12 18:09:45</text:p>
          </table:table-cell>
          <table:table-cell table:style-name="ce7" table:formula="of:=[.A327]" office:value-type="date" office:date-value="2019-10-12T18:09:44.844484" calcext:value-type="date">
            <text:p>2019-10-12 18:09:45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8:09:44.84448418021" calcext:value-type="date">
            <text:p>12/30/99 06:09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&lt;0.000001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27]&lt;[.L326];[.M326]+[.H$2];[.M326])" office:value-type="float" office:value="1260" calcext:value-type="float">
            <text:p>1260</text:p>
          </table:table-cell>
          <table:table-cell table:style-name="ce11" table:formula="of:=OFFSET([.C$4];[.M327];0)" office:value-type="float" office:value="43766" calcext:value-type="float">
            <text:p>43766</text:p>
          </table:table-cell>
          <table:table-cell table:style-name="ce36" table:formula="of:=[.L327]" office:value-type="float" office:value="0.777777777777771" calcext:value-type="float">
            <text:p>0.77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7];0)&lt;=[.O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7:46:29.890727" calcext:value-type="date">
            <text:p>2019-10-12 17:46:30</text:p>
          </table:table-cell>
          <table:table-cell table:style-name="ce7" table:formula="of:=[.A328]" office:value-type="date" office:date-value="2019-10-12T17:46:29.890727" calcext:value-type="date">
            <text:p>2019-10-12 17:46:30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7:46:29.890726679" calcext:value-type="date">
            <text:p>12/30/99 05:46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&lt;0.000001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28]&lt;[.L327];[.M327]+[.H$2];[.M327])" office:value-type="float" office:value="1260" calcext:value-type="float">
            <text:p>1260</text:p>
          </table:table-cell>
          <table:table-cell table:style-name="ce11" table:formula="of:=OFFSET([.C$4];[.M328];0)" office:value-type="float" office:value="43766" calcext:value-type="float">
            <text:p>43766</text:p>
          </table:table-cell>
          <table:table-cell table:style-name="ce36" table:formula="of:=[.L328]" office:value-type="float" office:value="0.784722222222215" calcext:value-type="float">
            <text:p>0.78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8];0)&lt;=[.O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8:13:50.681901" calcext:value-type="date">
            <text:p>2019-10-12 18:13:51</text:p>
          </table:table-cell>
          <table:table-cell table:style-name="ce7" table:formula="of:=[.A329]" office:value-type="date" office:date-value="2019-10-12T18:13:50.681901" calcext:value-type="date">
            <text:p>2019-10-12 18:13:51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8:13:50.68190112244" calcext:value-type="date">
            <text:p>12/30/99 06:13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&lt;0.000001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29]&lt;[.L328];[.M328]+[.H$2];[.M328])" office:value-type="float" office:value="1260" calcext:value-type="float">
            <text:p>1260</text:p>
          </table:table-cell>
          <table:table-cell table:style-name="ce11" table:formula="of:=OFFSET([.C$4];[.M329];0)" office:value-type="float" office:value="43766" calcext:value-type="float">
            <text:p>43766</text:p>
          </table:table-cell>
          <table:table-cell table:style-name="ce36" table:formula="of:=[.L329]" office:value-type="float" office:value="0.791666666666659" calcext:value-type="float">
            <text:p>0.79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9];0)&lt;=[.O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7:56:40.875571" calcext:value-type="date">
            <text:p>2019-10-12 17:56:41</text:p>
          </table:table-cell>
          <table:table-cell table:style-name="ce7" table:formula="of:=[.A330]" office:value-type="date" office:date-value="2019-10-12T17:56:40.875571" calcext:value-type="date">
            <text:p>2019-10-12 17:56:41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7:56:40.87557148654" calcext:value-type="date">
            <text:p>12/30/99 05:56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&lt;0.000001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30]&lt;[.L329];[.M329]+[.H$2];[.M329])" office:value-type="float" office:value="1260" calcext:value-type="float">
            <text:p>1260</text:p>
          </table:table-cell>
          <table:table-cell table:style-name="ce11" table:formula="of:=OFFSET([.C$4];[.M330];0)" office:value-type="float" office:value="43766" calcext:value-type="float">
            <text:p>43766</text:p>
          </table:table-cell>
          <table:table-cell table:style-name="ce36" table:formula="of:=[.L330]" office:value-type="float" office:value="0.798611111111104" calcext:value-type="float">
            <text:p>0.79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0];0)&lt;=[.O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7:50:17.520601" calcext:value-type="date">
            <text:p>2019-10-12 17:50:18</text:p>
          </table:table-cell>
          <table:table-cell table:style-name="ce7" table:formula="of:=[.A331]" office:value-type="date" office:date-value="2019-10-12T17:50:17.520601" calcext:value-type="date">
            <text:p>2019-10-12 17:50:18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7:50:17.52060118597" calcext:value-type="date">
            <text:p>12/30/99 05:50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&lt;0.000001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31]&lt;[.L330];[.M330]+[.H$2];[.M330])" office:value-type="float" office:value="1260" calcext:value-type="float">
            <text:p>1260</text:p>
          </table:table-cell>
          <table:table-cell table:style-name="ce11" table:formula="of:=OFFSET([.C$4];[.M331];0)" office:value-type="float" office:value="43766" calcext:value-type="float">
            <text:p>43766</text:p>
          </table:table-cell>
          <table:table-cell table:style-name="ce36" table:formula="of:=[.L331]" office:value-type="float" office:value="0.805555555555548" calcext:value-type="float">
            <text:p>0.80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1];0)&lt;=[.O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7:46:37.244839" calcext:value-type="date">
            <text:p>2019-10-12 17:46:37</text:p>
          </table:table-cell>
          <table:table-cell table:style-name="ce7" table:formula="of:=[.A332]" office:value-type="date" office:date-value="2019-10-12T17:46:37.244839" calcext:value-type="date">
            <text:p>2019-10-12 17:46:37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7:46:37.24483899772" calcext:value-type="date">
            <text:p>12/30/99 05:46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&lt;0.000001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32]&lt;[.L331];[.M331]+[.H$2];[.M331])" office:value-type="float" office:value="1260" calcext:value-type="float">
            <text:p>1260</text:p>
          </table:table-cell>
          <table:table-cell table:style-name="ce11" table:formula="of:=OFFSET([.C$4];[.M332];0)" office:value-type="float" office:value="43766" calcext:value-type="float">
            <text:p>43766</text:p>
          </table:table-cell>
          <table:table-cell table:style-name="ce36" table:formula="of:=[.L332]" office:value-type="float" office:value="0.812499999999993" calcext:value-type="float">
            <text:p>0.81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2];0)&lt;=[.O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8:02:02.830808" calcext:value-type="date">
            <text:p>2019-10-12 18:02:03</text:p>
          </table:table-cell>
          <table:table-cell table:style-name="ce7" table:formula="of:=[.A333]" office:value-type="date" office:date-value="2019-10-12T18:02:02.830808" calcext:value-type="date">
            <text:p>2019-10-12 18:02:03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8:02:02.83080755733" calcext:value-type="date">
            <text:p>12/30/99 06:02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&lt;0.000001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18:05:27.001648" calcext:value-type="date">
            <text:p>2019-10-12 18:05:27</text:p>
          </table:table-cell>
          <table:table-cell table:style-name="ce7" table:formula="of:=[.A334]" office:value-type="date" office:date-value="2019-10-12T18:05:27.001648" calcext:value-type="date">
            <text:p>2019-10-12 18:05:27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8:05:27.00164804701" calcext:value-type="date">
            <text:p>12/30/99 06:05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&lt;0.000001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17:53:28.83938" calcext:value-type="date">
            <text:p>2019-10-12 17:53:29</text:p>
          </table:table-cell>
          <table:table-cell table:style-name="ce7" table:formula="of:=[.A335]" office:value-type="date" office:date-value="2019-10-12T17:53:28.83938" calcext:value-type="date">
            <text:p>2019-10-12 17:53:29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7:53:28.83937964682" calcext:value-type="date">
            <text:p>12/30/99 05:53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&lt;0.000001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17:53:30.75971" calcext:value-type="date">
            <text:p>2019-10-12 17:53:31</text:p>
          </table:table-cell>
          <table:table-cell table:style-name="ce7" table:formula="of:=[.A336]" office:value-type="date" office:date-value="2019-10-12T17:53:30.75971" calcext:value-type="date">
            <text:p>2019-10-12 17:53:31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7:53:30.7597097056" calcext:value-type="date">
            <text:p>12/30/99 05:53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&lt;0.000001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17:54:54.364167" calcext:value-type="date">
            <text:p>2019-10-12 17:54:54</text:p>
          </table:table-cell>
          <table:table-cell table:style-name="ce7" table:formula="of:=[.A337]" office:value-type="date" office:date-value="2019-10-12T17:54:54.364167" calcext:value-type="date">
            <text:p>2019-10-12 17:54:54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7:54:54.36416658573" calcext:value-type="date">
            <text:p>12/30/99 05:54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&lt;0.000001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18:32:05.065741" calcext:value-type="date">
            <text:p>2019-10-12 18:32:05</text:p>
          </table:table-cell>
          <table:table-cell table:style-name="ce7" table:formula="of:=[.A338]" office:value-type="date" office:date-value="2019-10-12T18:32:05.065741" calcext:value-type="date">
            <text:p>2019-10-12 18:32:05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8:32:05.06574082654" calcext:value-type="date">
            <text:p>12/30/99 06:32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&lt;0.000001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18:32:24.758792" calcext:value-type="date">
            <text:p>2019-10-12 18:32:25</text:p>
          </table:table-cell>
          <table:table-cell table:style-name="ce7" table:formula="of:=[.A339]" office:value-type="date" office:date-value="2019-10-12T18:32:24.758792" calcext:value-type="date">
            <text:p>2019-10-12 18:32:25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8:32:24.75879182573" calcext:value-type="date">
            <text:p>12/30/99 06:32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&lt;0.000001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18:04:47.642019" calcext:value-type="date">
            <text:p>2019-10-12 18:04:48</text:p>
          </table:table-cell>
          <table:table-cell table:style-name="ce7" table:formula="of:=[.A340]" office:value-type="date" office:date-value="2019-10-12T18:04:47.642019" calcext:value-type="date">
            <text:p>2019-10-12 18:04:48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8:04:47.6420194516" calcext:value-type="date">
            <text:p>12/30/99 06:04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&lt;0.000001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17:39:40.991064" calcext:value-type="date">
            <text:p>2019-10-12 17:39:41</text:p>
          </table:table-cell>
          <table:table-cell table:style-name="ce7" table:formula="of:=[.A341]" office:value-type="date" office:date-value="2019-10-12T17:39:40.991064" calcext:value-type="date">
            <text:p>2019-10-12 17:39:41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7:39:40.99106429145" calcext:value-type="date">
            <text:p>12/30/99 05:39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&lt;0.000001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18:15:39.218303" calcext:value-type="date">
            <text:p>2019-10-12 18:15:39</text:p>
          </table:table-cell>
          <table:table-cell table:style-name="ce7" table:formula="of:=[.A342]" office:value-type="date" office:date-value="2019-10-12T18:15:39.218303" calcext:value-type="date">
            <text:p>2019-10-12 18:15:39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8:15:39.21830258332" calcext:value-type="date">
            <text:p>12/30/99 06:15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&lt;0.000001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18:17:13.570405" calcext:value-type="date">
            <text:p>2019-10-12 18:17:14</text:p>
          </table:table-cell>
          <table:table-cell table:style-name="ce7" table:formula="of:=[.A343]" office:value-type="date" office:date-value="2019-10-12T18:17:13.570405" calcext:value-type="date">
            <text:p>2019-10-12 18:17:14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8:17:13.57040472329" calcext:value-type="date">
            <text:p>12/30/99 06:17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&lt;0.000001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17:48:16.789069" calcext:value-type="date">
            <text:p>2019-10-12 17:48:17</text:p>
          </table:table-cell>
          <table:table-cell table:style-name="ce7" table:formula="of:=[.A344]" office:value-type="date" office:date-value="2019-10-12T17:48:16.789069" calcext:value-type="date">
            <text:p>2019-10-12 17:48:17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7:48:16.78906935733" calcext:value-type="date">
            <text:p>12/30/99 05:48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&lt;0.000001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18:02:50.204461" calcext:value-type="date">
            <text:p>2019-10-12 18:02:50</text:p>
          </table:table-cell>
          <table:table-cell table:style-name="ce7" table:formula="of:=[.A345]" office:value-type="date" office:date-value="2019-10-12T18:02:50.204461" calcext:value-type="date">
            <text:p>2019-10-12 18:02:50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8:02:50.20446115639" calcext:value-type="date">
            <text:p>12/30/99 06:02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&lt;0.000001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17:43:56.799331" calcext:value-type="date">
            <text:p>2019-10-12 17:43:57</text:p>
          </table:table-cell>
          <table:table-cell table:style-name="ce7" table:formula="of:=[.A346]" office:value-type="date" office:date-value="2019-10-12T17:43:56.799331" calcext:value-type="date">
            <text:p>2019-10-12 17:43:57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7:43:56.79933089297" calcext:value-type="date">
            <text:p>12/30/99 05:43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&lt;0.000001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17:26:55.692107" calcext:value-type="date">
            <text:p>2019-10-12 17:26:56</text:p>
          </table:table-cell>
          <table:table-cell table:style-name="ce7" table:formula="of:=[.A347]" office:value-type="date" office:date-value="2019-10-12T17:26:55.692107" calcext:value-type="date">
            <text:p>2019-10-12 17:26:56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7:26:55.6921072863" calcext:value-type="date">
            <text:p>12/30/99 05:26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&lt;0.000001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18:04:04.77378" calcext:value-type="date">
            <text:p>2019-10-12 18:04:05</text:p>
          </table:table-cell>
          <table:table-cell table:style-name="ce7" table:formula="of:=[.A348]" office:value-type="date" office:date-value="2019-10-12T18:04:04.77378" calcext:value-type="date">
            <text:p>2019-10-12 18:04:05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8:04:04.7737804614" calcext:value-type="date">
            <text:p>12/30/99 06:04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&lt;0.000001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17:55:58.493965" calcext:value-type="date">
            <text:p>2019-10-12 17:55:58</text:p>
          </table:table-cell>
          <table:table-cell table:style-name="ce7" table:formula="of:=[.A349]" office:value-type="date" office:date-value="2019-10-12T17:55:58.493965" calcext:value-type="date">
            <text:p>2019-10-12 17:55:58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7:55:58.49396483973" calcext:value-type="date">
            <text:p>12/30/99 05:55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&lt;0.000001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17:47:32.026229" calcext:value-type="date">
            <text:p>2019-10-12 17:47:32</text:p>
          </table:table-cell>
          <table:table-cell table:style-name="ce7" table:formula="of:=[.A350]" office:value-type="date" office:date-value="2019-10-12T17:47:32.026229" calcext:value-type="date">
            <text:p>2019-10-12 17:47:32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7:47:32.02622939833" calcext:value-type="date">
            <text:p>12/30/99 05:47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&lt;0.000001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17:59:39.631235" calcext:value-type="date">
            <text:p>2019-10-12 17:59:40</text:p>
          </table:table-cell>
          <table:table-cell table:style-name="ce7" table:formula="of:=[.A351]" office:value-type="date" office:date-value="2019-10-12T17:59:39.631235" calcext:value-type="date">
            <text:p>2019-10-12 17:59:40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7:59:39.63123538066" calcext:value-type="date">
            <text:p>12/30/99 05:59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&lt;0.000001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18:19:18.041668" calcext:value-type="date">
            <text:p>2019-10-12 18:19:18</text:p>
          </table:table-cell>
          <table:table-cell table:style-name="ce7" table:formula="of:=[.A352]" office:value-type="date" office:date-value="2019-10-12T18:19:18.041668" calcext:value-type="date">
            <text:p>2019-10-12 18:19:18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8:19:18.04166807793" calcext:value-type="date">
            <text:p>12/30/99 06:19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&lt;0.000001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17:50:01.071613" calcext:value-type="date">
            <text:p>2019-10-12 17:50:01</text:p>
          </table:table-cell>
          <table:table-cell table:style-name="ce7" table:formula="of:=[.A353]" office:value-type="date" office:date-value="2019-10-12T17:50:01.071613" calcext:value-type="date">
            <text:p>2019-10-12 17:50:01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7:50:01.07161263004" calcext:value-type="date">
            <text:p>12/30/99 05:50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&lt;0.000001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17:50:59.750346" calcext:value-type="date">
            <text:p>2019-10-12 17:51:00</text:p>
          </table:table-cell>
          <table:table-cell table:style-name="ce7" table:formula="of:=[.A354]" office:value-type="date" office:date-value="2019-10-12T17:50:59.750346" calcext:value-type="date">
            <text:p>2019-10-12 17:51:00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7:50:59.75034597795" calcext:value-type="date">
            <text:p>12/30/99 05:51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&lt;0.000001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18:17:28.401017" calcext:value-type="date">
            <text:p>2019-10-12 18:17:28</text:p>
          </table:table-cell>
          <table:table-cell table:style-name="ce7" table:formula="of:=[.A355]" office:value-type="date" office:date-value="2019-10-12T18:17:28.401017" calcext:value-type="date">
            <text:p>2019-10-12 18:17:28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8:17:28.40101667214" calcext:value-type="date">
            <text:p>12/30/99 06:17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&lt;0.000001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18:02:33.854557" calcext:value-type="date">
            <text:p>2019-10-12 18:02:34</text:p>
          </table:table-cell>
          <table:table-cell table:style-name="ce7" table:formula="of:=[.A356]" office:value-type="date" office:date-value="2019-10-12T18:02:33.854557" calcext:value-type="date">
            <text:p>2019-10-12 18:02:34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8:02:33.85455738287" calcext:value-type="date">
            <text:p>12/30/99 06:02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&lt;0.000001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18:04:44.008363" calcext:value-type="date">
            <text:p>2019-10-12 18:04:44</text:p>
          </table:table-cell>
          <table:table-cell table:style-name="ce7" table:formula="of:=[.A357]" office:value-type="date" office:date-value="2019-10-12T18:04:44.008363" calcext:value-type="date">
            <text:p>2019-10-12 18:04:44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8:04:44.00836258661" calcext:value-type="date">
            <text:p>12/30/99 06:04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&lt;0.000001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17:41:18.884598" calcext:value-type="date">
            <text:p>2019-10-12 17:41:19</text:p>
          </table:table-cell>
          <table:table-cell table:style-name="ce7" table:formula="of:=[.A358]" office:value-type="date" office:date-value="2019-10-12T17:41:18.884598" calcext:value-type="date">
            <text:p>2019-10-12 17:41:19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7:41:18.8845976349" calcext:value-type="date">
            <text:p>12/30/99 05:41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&lt;0.000001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17:54:02.990802" calcext:value-type="date">
            <text:p>2019-10-12 17:54:03</text:p>
          </table:table-cell>
          <table:table-cell table:style-name="ce7" table:formula="of:=[.A359]" office:value-type="date" office:date-value="2019-10-12T17:54:02.990802" calcext:value-type="date">
            <text:p>2019-10-12 17:54:03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7:54:02.99080185592" calcext:value-type="date">
            <text:p>12/30/99 05:54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&lt;0.000001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18:01:25.866706" calcext:value-type="date">
            <text:p>2019-10-12 18:01:26</text:p>
          </table:table-cell>
          <table:table-cell table:style-name="ce7" table:formula="of:=[.A360]" office:value-type="date" office:date-value="2019-10-12T18:01:25.866706" calcext:value-type="date">
            <text:p>2019-10-12 18:01:26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8:01:25.86670572404" calcext:value-type="date">
            <text:p>12/30/99 06:01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&lt;0.000001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18:02:17.045049" calcext:value-type="date">
            <text:p>2019-10-12 18:02:17</text:p>
          </table:table-cell>
          <table:table-cell table:style-name="ce7" table:formula="of:=[.A361]" office:value-type="date" office:date-value="2019-10-12T18:02:17.045049" calcext:value-type="date">
            <text:p>2019-10-12 18:02:17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8:02:17.04504850321" calcext:value-type="date">
            <text:p>12/30/99 06:02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&lt;0.000001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17:55:53.667785" calcext:value-type="date">
            <text:p>2019-10-12 17:55:54</text:p>
          </table:table-cell>
          <table:table-cell table:style-name="ce7" table:formula="of:=[.A362]" office:value-type="date" office:date-value="2019-10-12T17:55:53.667785" calcext:value-type="date">
            <text:p>2019-10-12 17:55:54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7:55:53.66778464522" calcext:value-type="date">
            <text:p>12/30/99 05:55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&lt;0.000001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17:40:08.121149" calcext:value-type="date">
            <text:p>2019-10-12 17:40:08</text:p>
          </table:table-cell>
          <table:table-cell table:style-name="ce7" table:formula="of:=[.A363]" office:value-type="date" office:date-value="2019-10-12T17:40:08.121149" calcext:value-type="date">
            <text:p>2019-10-12 17:40:08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7:40:08.12114935834" calcext:value-type="date">
            <text:p>12/30/99 05:40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&lt;0.000001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18:03:12.397891" calcext:value-type="date">
            <text:p>2019-10-13 18:03:12</text:p>
          </table:table-cell>
          <table:table-cell table:style-name="ce7" table:formula="of:=[.A364]" office:value-type="date" office:date-value="2019-10-13T18:03:12.397891" calcext:value-type="date">
            <text:p>2019-10-13 18:03:12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8:03:12.39789149724" calcext:value-type="date">
            <text:p>12/30/99 06:03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&lt;0.000001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18:02:48.751166" calcext:value-type="date">
            <text:p>2019-10-13 18:02:49</text:p>
          </table:table-cell>
          <table:table-cell table:style-name="ce7" table:formula="of:=[.A365]" office:value-type="date" office:date-value="2019-10-13T18:02:48.751166" calcext:value-type="date">
            <text:p>2019-10-13 18:02:49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8:02:48.75116550364" calcext:value-type="date">
            <text:p>12/30/99 06:02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&lt;0.000001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18:08:52.983257" calcext:value-type="date">
            <text:p>2019-10-13 18:08:53</text:p>
          </table:table-cell>
          <table:table-cell table:style-name="ce7" table:formula="of:=[.A366]" office:value-type="date" office:date-value="2019-10-13T18:08:52.983257" calcext:value-type="date">
            <text:p>2019-10-13 18:08:53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8:08:52.98325685319" calcext:value-type="date">
            <text:p>12/30/99 06:08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&lt;0.000001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17:45:37.091514" calcext:value-type="date">
            <text:p>2019-10-13 17:45:37</text:p>
          </table:table-cell>
          <table:table-cell table:style-name="ce7" table:formula="of:=[.A367]" office:value-type="date" office:date-value="2019-10-13T17:45:37.091514" calcext:value-type="date">
            <text:p>2019-10-13 17:45:37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7:45:37.09151409566" calcext:value-type="date">
            <text:p>12/30/99 05:45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&lt;0.000001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18:20:21.132637" calcext:value-type="date">
            <text:p>2019-10-13 18:20:21</text:p>
          </table:table-cell>
          <table:table-cell table:style-name="ce7" table:formula="of:=[.A368]" office:value-type="date" office:date-value="2019-10-13T18:20:21.132637" calcext:value-type="date">
            <text:p>2019-10-13 18:20:21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8:20:21.13263672218" calcext:value-type="date">
            <text:p>12/30/99 06:20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&lt;0.000001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18:05:27.182261" calcext:value-type="date">
            <text:p>2019-10-13 18:05:27</text:p>
          </table:table-cell>
          <table:table-cell table:style-name="ce7" table:formula="of:=[.A369]" office:value-type="date" office:date-value="2019-10-13T18:05:27.182261" calcext:value-type="date">
            <text:p>2019-10-13 18:05:27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8:05:27.18226087745" calcext:value-type="date">
            <text:p>12/30/99 06:05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&lt;0.000001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18:09:05.641559" calcext:value-type="date">
            <text:p>2019-10-13 18:09:06</text:p>
          </table:table-cell>
          <table:table-cell table:style-name="ce7" table:formula="of:=[.A370]" office:value-type="date" office:date-value="2019-10-13T18:09:05.641559" calcext:value-type="date">
            <text:p>2019-10-13 18:09:06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8:09:05.64155861735" calcext:value-type="date">
            <text:p>12/30/99 06:09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&lt;0.000001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17:59:48.655664" calcext:value-type="date">
            <text:p>2019-10-13 17:59:49</text:p>
          </table:table-cell>
          <table:table-cell table:style-name="ce7" table:formula="of:=[.A371]" office:value-type="date" office:date-value="2019-10-13T17:59:48.655664" calcext:value-type="date">
            <text:p>2019-10-13 17:59:49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7:59:48.65566402674" calcext:value-type="date">
            <text:p>12/30/99 05:59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&lt;0.000001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17:58:27.665685" calcext:value-type="date">
            <text:p>2019-10-13 17:58:28</text:p>
          </table:table-cell>
          <table:table-cell table:style-name="ce7" table:formula="of:=[.A372]" office:value-type="date" office:date-value="2019-10-13T17:58:27.665685" calcext:value-type="date">
            <text:p>2019-10-13 17:58:28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7:58:27.66568451654" calcext:value-type="date">
            <text:p>12/30/99 05:58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&lt;0.000001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17:58:47.529262" calcext:value-type="date">
            <text:p>2019-10-13 17:58:48</text:p>
          </table:table-cell>
          <table:table-cell table:style-name="ce7" table:formula="of:=[.A373]" office:value-type="date" office:date-value="2019-10-13T17:58:47.529262" calcext:value-type="date">
            <text:p>2019-10-13 17:58:48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7:58:47.52926240209" calcext:value-type="date">
            <text:p>12/30/99 05:58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&lt;0.000001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17:57:06.462072" calcext:value-type="date">
            <text:p>2019-10-13 17:57:06</text:p>
          </table:table-cell>
          <table:table-cell table:style-name="ce7" table:formula="of:=[.A374]" office:value-type="date" office:date-value="2019-10-13T17:57:06.462072" calcext:value-type="date">
            <text:p>2019-10-13 17:57:06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7:57:06.46207208745" calcext:value-type="date">
            <text:p>12/30/99 05:57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&lt;0.000001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17:58:28.481257" calcext:value-type="date">
            <text:p>2019-10-13 17:58:28</text:p>
          </table:table-cell>
          <table:table-cell table:style-name="ce7" table:formula="of:=[.A375]" office:value-type="date" office:date-value="2019-10-13T17:58:28.481257" calcext:value-type="date">
            <text:p>2019-10-13 17:58:28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7:58:28.48125731573" calcext:value-type="date">
            <text:p>12/30/99 05:58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&lt;0.000001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18:08:14.977601" calcext:value-type="date">
            <text:p>2019-10-13 18:08:15</text:p>
          </table:table-cell>
          <table:table-cell table:style-name="ce7" table:formula="of:=[.A376]" office:value-type="date" office:date-value="2019-10-13T18:08:14.977601" calcext:value-type="date">
            <text:p>2019-10-13 18:08:15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8:08:14.97760087252" calcext:value-type="date">
            <text:p>12/30/99 06:08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&lt;0.000001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17:52:46.563431" calcext:value-type="date">
            <text:p>2019-10-13 17:52:47</text:p>
          </table:table-cell>
          <table:table-cell table:style-name="ce7" table:formula="of:=[.A377]" office:value-type="date" office:date-value="2019-10-13T17:52:46.563431" calcext:value-type="date">
            <text:p>2019-10-13 17:52:47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7:52:46.56343087088" calcext:value-type="date">
            <text:p>12/30/99 05:52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&lt;0.000001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17:33:19.016294" calcext:value-type="date">
            <text:p>2019-10-13 17:33:19</text:p>
          </table:table-cell>
          <table:table-cell table:style-name="ce7" table:formula="of:=[.A378]" office:value-type="date" office:date-value="2019-10-13T17:33:19.016294" calcext:value-type="date">
            <text:p>2019-10-13 17:33:19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7:33:19.01629420929" calcext:value-type="date">
            <text:p>12/30/99 05:33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&lt;0.000001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17:40:37.176862" calcext:value-type="date">
            <text:p>2019-10-13 17:40:37</text:p>
          </table:table-cell>
          <table:table-cell table:style-name="ce7" table:formula="of:=[.A379]" office:value-type="date" office:date-value="2019-10-13T17:40:37.176862" calcext:value-type="date">
            <text:p>2019-10-13 17:40:37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7:40:37.17686205637" calcext:value-type="date">
            <text:p>12/30/99 05:40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&lt;0.000001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18:09:21.560883" calcext:value-type="date">
            <text:p>2019-10-13 18:09:22</text:p>
          </table:table-cell>
          <table:table-cell table:style-name="ce7" table:formula="of:=[.A380]" office:value-type="date" office:date-value="2019-10-13T18:09:21.560883" calcext:value-type="date">
            <text:p>2019-10-13 18:09:22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8:09:21.56088297721" calcext:value-type="date">
            <text:p>12/30/99 06:09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&lt;0.000001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17:23:30.973031" calcext:value-type="date">
            <text:p>2019-10-13 17:23:31</text:p>
          </table:table-cell>
          <table:table-cell table:style-name="ce7" table:formula="of:=[.A381]" office:value-type="date" office:date-value="2019-10-13T17:23:30.973031" calcext:value-type="date">
            <text:p>2019-10-13 17:23:31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7:23:30.97303123679" calcext:value-type="date">
            <text:p>12/30/99 05:23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&lt;0.000001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18:20:06.666538" calcext:value-type="date">
            <text:p>2019-10-13 18:20:07</text:p>
          </table:table-cell>
          <table:table-cell table:style-name="ce7" table:formula="of:=[.A382]" office:value-type="date" office:date-value="2019-10-13T18:20:06.666538" calcext:value-type="date">
            <text:p>2019-10-13 18:20:07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8:20:06.66653760709" calcext:value-type="date">
            <text:p>12/30/99 06:20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&lt;0.000001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18:30:41.918742" calcext:value-type="date">
            <text:p>2019-10-13 18:30:42</text:p>
          </table:table-cell>
          <table:table-cell table:style-name="ce7" table:formula="of:=[.A383]" office:value-type="date" office:date-value="2019-10-13T18:30:41.918742" calcext:value-type="date">
            <text:p>2019-10-13 18:30:42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8:30:41.91874160897" calcext:value-type="date">
            <text:p>12/30/99 06:30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&lt;0.000001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17:44:27.021295" calcext:value-type="date">
            <text:p>2019-10-13 17:44:27</text:p>
          </table:table-cell>
          <table:table-cell table:style-name="ce7" table:formula="of:=[.A384]" office:value-type="date" office:date-value="2019-10-13T17:44:27.021295" calcext:value-type="date">
            <text:p>2019-10-13 17:44:27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7:44:27.02129531186" calcext:value-type="date">
            <text:p>12/30/99 05:44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&lt;0.000001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17:53:28.285191" calcext:value-type="date">
            <text:p>2019-10-13 17:53:28</text:p>
          </table:table-cell>
          <table:table-cell table:style-name="ce7" table:formula="of:=[.A385]" office:value-type="date" office:date-value="2019-10-13T17:53:28.285191" calcext:value-type="date">
            <text:p>2019-10-13 17:53:28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7:53:28.28519146889" calcext:value-type="date">
            <text:p>12/30/99 05:53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&lt;0.000001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17:53:20.371273" calcext:value-type="date">
            <text:p>2019-10-13 17:53:20</text:p>
          </table:table-cell>
          <table:table-cell table:style-name="ce7" table:formula="of:=[.A386]" office:value-type="date" office:date-value="2019-10-13T17:53:20.371273" calcext:value-type="date">
            <text:p>2019-10-13 17:53:20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7:53:20.37127342075" calcext:value-type="date">
            <text:p>12/30/99 05:53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&lt;0.000001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17:46:10.66328" calcext:value-type="date">
            <text:p>2019-10-13 17:46:11</text:p>
          </table:table-cell>
          <table:table-cell table:style-name="ce7" table:formula="of:=[.A387]" office:value-type="date" office:date-value="2019-10-13T17:46:10.66328" calcext:value-type="date">
            <text:p>2019-10-13 17:46:11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7:46:10.66327992361" calcext:value-type="date">
            <text:p>12/30/99 05:46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&lt;0.000001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17:52:43.383653" calcext:value-type="date">
            <text:p>2019-10-13 17:52:43</text:p>
          </table:table-cell>
          <table:table-cell table:style-name="ce7" table:formula="of:=[.A388]" office:value-type="date" office:date-value="2019-10-13T17:52:43.383653" calcext:value-type="date">
            <text:p>2019-10-13 17:52:43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7:52:43.38365343399" calcext:value-type="date">
            <text:p>12/30/99 05:52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&lt;0.000001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18:03:00.742535" calcext:value-type="date">
            <text:p>2019-10-13 18:03:01</text:p>
          </table:table-cell>
          <table:table-cell table:style-name="ce7" table:formula="of:=[.A389]" office:value-type="date" office:date-value="2019-10-13T18:03:00.742535" calcext:value-type="date">
            <text:p>2019-10-13 18:03:01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8:03:00.74253452942" calcext:value-type="date">
            <text:p>12/30/99 06:03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&lt;0.000001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18:10:04.614378" calcext:value-type="date">
            <text:p>2019-10-13 18:10:05</text:p>
          </table:table-cell>
          <table:table-cell table:style-name="ce7" table:formula="of:=[.A390]" office:value-type="date" office:date-value="2019-10-13T18:10:04.614378" calcext:value-type="date">
            <text:p>2019-10-13 18:10:05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8:10:04.61437795311" calcext:value-type="date">
            <text:p>12/30/99 06:10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&lt;0.000001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17:56:27.342283" calcext:value-type="date">
            <text:p>2019-10-13 17:56:27</text:p>
          </table:table-cell>
          <table:table-cell table:style-name="ce7" table:formula="of:=[.A391]" office:value-type="date" office:date-value="2019-10-13T17:56:27.342283" calcext:value-type="date">
            <text:p>2019-10-13 17:56:27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7:56:27.34228264075" calcext:value-type="date">
            <text:p>12/30/99 05:56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&lt;0.000001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17:38:42.641767" calcext:value-type="date">
            <text:p>2019-10-13 17:38:43</text:p>
          </table:table-cell>
          <table:table-cell table:style-name="ce7" table:formula="of:=[.A392]" office:value-type="date" office:date-value="2019-10-13T17:38:42.641767" calcext:value-type="date">
            <text:p>2019-10-13 17:38:43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7:38:42.64176676981" calcext:value-type="date">
            <text:p>12/30/99 05:38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&lt;0.000001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17:55:00.546637" calcext:value-type="date">
            <text:p>2019-10-13 17:55:01</text:p>
          </table:table-cell>
          <table:table-cell table:style-name="ce7" table:formula="of:=[.A393]" office:value-type="date" office:date-value="2019-10-13T17:55:00.546637" calcext:value-type="date">
            <text:p>2019-10-13 17:55:01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7:55:00.54663657211" calcext:value-type="date">
            <text:p>12/30/99 05:55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&lt;0.000001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17:36:08.839967" calcext:value-type="date">
            <text:p>2019-10-13 17:36:09</text:p>
          </table:table-cell>
          <table:table-cell table:style-name="ce7" table:formula="of:=[.A394]" office:value-type="date" office:date-value="2019-10-13T17:36:08.839967" calcext:value-type="date">
            <text:p>2019-10-13 17:36:09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7:36:08.83996697143" calcext:value-type="date">
            <text:p>12/30/99 05:36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&lt;0.000001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17:50:31.186869" calcext:value-type="date">
            <text:p>2019-10-13 17:50:31</text:p>
          </table:table-cell>
          <table:table-cell table:style-name="ce7" table:formula="of:=[.A395]" office:value-type="date" office:date-value="2019-10-13T17:50:31.186869" calcext:value-type="date">
            <text:p>2019-10-13 17:50:31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7:50:31.18686934467" calcext:value-type="date">
            <text:p>12/30/99 05:50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&lt;0.000001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18:13:23.388278" calcext:value-type="date">
            <text:p>2019-10-13 18:13:23</text:p>
          </table:table-cell>
          <table:table-cell table:style-name="ce7" table:formula="of:=[.A396]" office:value-type="date" office:date-value="2019-10-13T18:13:23.388278" calcext:value-type="date">
            <text:p>2019-10-13 18:13:23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8:13:23.38827841915" calcext:value-type="date">
            <text:p>12/30/99 06:13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&lt;0.000001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17:57:24.810031" calcext:value-type="date">
            <text:p>2019-10-13 17:57:25</text:p>
          </table:table-cell>
          <table:table-cell table:style-name="ce7" table:formula="of:=[.A397]" office:value-type="date" office:date-value="2019-10-13T17:57:24.810031" calcext:value-type="date">
            <text:p>2019-10-13 17:57:25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7:57:24.81003067922" calcext:value-type="date">
            <text:p>12/30/99 05:57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&lt;0.000001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18:06:18.024313" calcext:value-type="date">
            <text:p>2019-10-13 18:06:18</text:p>
          </table:table-cell>
          <table:table-cell table:style-name="ce7" table:formula="of:=[.A398]" office:value-type="date" office:date-value="2019-10-13T18:06:18.024313" calcext:value-type="date">
            <text:p>2019-10-13 18:06:18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8:06:18.02431310993" calcext:value-type="date">
            <text:p>12/30/99 06:06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&lt;0.000001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17:52:46.064576" calcext:value-type="date">
            <text:p>2019-10-13 17:52:46</text:p>
          </table:table-cell>
          <table:table-cell table:style-name="ce7" table:formula="of:=[.A399]" office:value-type="date" office:date-value="2019-10-13T17:52:46.064576" calcext:value-type="date">
            <text:p>2019-10-13 17:52:46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7:52:46.06457645539" calcext:value-type="date">
            <text:p>12/30/99 05:52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&lt;0.000001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18:00:09.552839" calcext:value-type="date">
            <text:p>2019-10-13 18:00:10</text:p>
          </table:table-cell>
          <table:table-cell table:style-name="ce7" table:formula="of:=[.A400]" office:value-type="date" office:date-value="2019-10-13T18:00:09.552839" calcext:value-type="date">
            <text:p>2019-10-13 18:00:10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8:00:09.55283932853" calcext:value-type="date">
            <text:p>12/30/99 06:00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&lt;0.000001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18:05:30.491504" calcext:value-type="date">
            <text:p>2019-10-13 18:05:30</text:p>
          </table:table-cell>
          <table:table-cell table:style-name="ce7" table:formula="of:=[.A401]" office:value-type="date" office:date-value="2019-10-13T18:05:30.491504" calcext:value-type="date">
            <text:p>2019-10-13 18:05:30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8:05:30.49150351435" calcext:value-type="date">
            <text:p>12/30/99 06:05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&lt;0.000001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18:06:48.63252" calcext:value-type="date">
            <text:p>2019-10-13 18:06:49</text:p>
          </table:table-cell>
          <table:table-cell table:style-name="ce7" table:formula="of:=[.A402]" office:value-type="date" office:date-value="2019-10-13T18:06:48.63252" calcext:value-type="date">
            <text:p>2019-10-13 18:06:49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8:06:48.63252002746" calcext:value-type="date">
            <text:p>12/30/99 06:06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&lt;0.000001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18:23:19.846519" calcext:value-type="date">
            <text:p>2019-10-13 18:23:20</text:p>
          </table:table-cell>
          <table:table-cell table:style-name="ce7" table:formula="of:=[.A403]" office:value-type="date" office:date-value="2019-10-13T18:23:19.846519" calcext:value-type="date">
            <text:p>2019-10-13 18:23:20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8:23:19.84651913401" calcext:value-type="date">
            <text:p>12/30/99 06:23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&lt;0.000001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18:17:57.337494" calcext:value-type="date">
            <text:p>2019-10-13 18:17:57</text:p>
          </table:table-cell>
          <table:table-cell table:style-name="ce7" table:formula="of:=[.A404]" office:value-type="date" office:date-value="2019-10-13T18:17:57.337494" calcext:value-type="date">
            <text:p>2019-10-13 18:17:57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8:17:57.33749407344" calcext:value-type="date">
            <text:p>12/30/99 06:17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&lt;0.000001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18:07:05.87684" calcext:value-type="date">
            <text:p>2019-10-13 18:07:06</text:p>
          </table:table-cell>
          <table:table-cell table:style-name="ce7" table:formula="of:=[.A405]" office:value-type="date" office:date-value="2019-10-13T18:07:05.87684" calcext:value-type="date">
            <text:p>2019-10-13 18:07:06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8:07:05.87683971506" calcext:value-type="date">
            <text:p>12/30/99 06:07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&lt;0.000001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17:55:30.759865" calcext:value-type="date">
            <text:p>2019-10-13 17:55:31</text:p>
          </table:table-cell>
          <table:table-cell table:style-name="ce7" table:formula="of:=[.A406]" office:value-type="date" office:date-value="2019-10-13T17:55:30.759865" calcext:value-type="date">
            <text:p>2019-10-13 17:55:31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7:55:30.75986474287" calcext:value-type="date">
            <text:p>12/30/99 05:55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&lt;0.000001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18:32:44.16175" calcext:value-type="date">
            <text:p>2019-10-13 18:32:44</text:p>
          </table:table-cell>
          <table:table-cell table:style-name="ce7" table:formula="of:=[.A407]" office:value-type="date" office:date-value="2019-10-13T18:32:44.16175" calcext:value-type="date">
            <text:p>2019-10-13 18:32:44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8:32:44.16174997576" calcext:value-type="date">
            <text:p>12/30/99 06:32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&lt;0.000001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18:16:32.421956" calcext:value-type="date">
            <text:p>2019-10-13 18:16:32</text:p>
          </table:table-cell>
          <table:table-cell table:style-name="ce7" table:formula="of:=[.A408]" office:value-type="date" office:date-value="2019-10-13T18:16:32.421956" calcext:value-type="date">
            <text:p>2019-10-13 18:16:32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8:16:32.42195624392" calcext:value-type="date">
            <text:p>12/30/99 06:16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&lt;0.000001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17:57:01.846106" calcext:value-type="date">
            <text:p>2019-10-13 17:57:02</text:p>
          </table:table-cell>
          <table:table-cell table:style-name="ce7" table:formula="of:=[.A409]" office:value-type="date" office:date-value="2019-10-13T17:57:01.846106" calcext:value-type="date">
            <text:p>2019-10-13 17:57:02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7:57:01.84610625263" calcext:value-type="date">
            <text:p>12/30/99 05:57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&lt;0.000001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18:06:18.466042" calcext:value-type="date">
            <text:p>2019-10-13 18:06:18</text:p>
          </table:table-cell>
          <table:table-cell table:style-name="ce7" table:formula="of:=[.A410]" office:value-type="date" office:date-value="2019-10-13T18:06:18.466042" calcext:value-type="date">
            <text:p>2019-10-13 18:06:18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8:06:18.46604150254" calcext:value-type="date">
            <text:p>12/30/99 06:06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&lt;0.000001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18:30:05.114752" calcext:value-type="date">
            <text:p>2019-10-13 18:30:05</text:p>
          </table:table-cell>
          <table:table-cell table:style-name="ce7" table:formula="of:=[.A411]" office:value-type="date" office:date-value="2019-10-13T18:30:05.114752" calcext:value-type="date">
            <text:p>2019-10-13 18:30:05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8:30:05.1147519378" calcext:value-type="date">
            <text:p>12/30/99 06:30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&lt;0.000001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18:18:19.338686" calcext:value-type="date">
            <text:p>2019-10-13 18:18:19</text:p>
          </table:table-cell>
          <table:table-cell table:style-name="ce7" table:formula="of:=[.A412]" office:value-type="date" office:date-value="2019-10-13T18:18:19.338686" calcext:value-type="date">
            <text:p>2019-10-13 18:18:19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8:18:19.33868609369" calcext:value-type="date">
            <text:p>12/30/99 06:18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&lt;0.000001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17:59:21.812213" calcext:value-type="date">
            <text:p>2019-10-13 17:59:22</text:p>
          </table:table-cell>
          <table:table-cell table:style-name="ce7" table:formula="of:=[.A413]" office:value-type="date" office:date-value="2019-10-13T17:59:21.812213" calcext:value-type="date">
            <text:p>2019-10-13 17:59:22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7:59:21.81221301667" calcext:value-type="date">
            <text:p>12/30/99 05:59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&lt;0.000001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18:08:59.825217" calcext:value-type="date">
            <text:p>2019-10-13 18:09:00</text:p>
          </table:table-cell>
          <table:table-cell table:style-name="ce7" table:formula="of:=[.A414]" office:value-type="date" office:date-value="2019-10-13T18:08:59.825217" calcext:value-type="date">
            <text:p>2019-10-13 18:09:00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8:08:59.82521707658" calcext:value-type="date">
            <text:p>12/30/99 06:09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&lt;0.000001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17:59:16.521013" calcext:value-type="date">
            <text:p>2019-10-13 17:59:17</text:p>
          </table:table-cell>
          <table:table-cell table:style-name="ce7" table:formula="of:=[.A415]" office:value-type="date" office:date-value="2019-10-13T17:59:16.521013" calcext:value-type="date">
            <text:p>2019-10-13 17:59:17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7:59:16.52101321612" calcext:value-type="date">
            <text:p>12/30/99 05:59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&lt;0.000001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17:28:56.349023" calcext:value-type="date">
            <text:p>2019-10-13 17:28:56</text:p>
          </table:table-cell>
          <table:table-cell table:style-name="ce7" table:formula="of:=[.A416]" office:value-type="date" office:date-value="2019-10-13T17:28:56.349023" calcext:value-type="date">
            <text:p>2019-10-13 17:28:56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7:28:56.34902299382" calcext:value-type="date">
            <text:p>12/30/99 05:28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&lt;0.000001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17:45:44.182781" calcext:value-type="date">
            <text:p>2019-10-13 17:45:44</text:p>
          </table:table-cell>
          <table:table-cell table:style-name="ce7" table:formula="of:=[.A417]" office:value-type="date" office:date-value="2019-10-13T17:45:44.182781" calcext:value-type="date">
            <text:p>2019-10-13 17:45:44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7:45:44.1827808274" calcext:value-type="date">
            <text:p>12/30/99 05:45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&lt;0.000001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17:42:26.967701" calcext:value-type="date">
            <text:p>2019-10-13 17:42:27</text:p>
          </table:table-cell>
          <table:table-cell table:style-name="ce7" table:formula="of:=[.A418]" office:value-type="date" office:date-value="2019-10-13T17:42:26.967701" calcext:value-type="date">
            <text:p>2019-10-13 17:42:27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7:42:26.96770061273" calcext:value-type="date">
            <text:p>12/30/99 05:42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&lt;0.000001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18:25:00.17699" calcext:value-type="date">
            <text:p>2019-10-13 18:25:00</text:p>
          </table:table-cell>
          <table:table-cell table:style-name="ce7" table:formula="of:=[.A419]" office:value-type="date" office:date-value="2019-10-13T18:25:00.17699" calcext:value-type="date">
            <text:p>2019-10-13 18:25:00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8:25:00.17699045129" calcext:value-type="date">
            <text:p>12/30/99 06:25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&lt;0.000001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17:50:51.836302" calcext:value-type="date">
            <text:p>2019-10-13 17:50:52</text:p>
          </table:table-cell>
          <table:table-cell table:style-name="ce7" table:formula="of:=[.A420]" office:value-type="date" office:date-value="2019-10-13T17:50:51.836302" calcext:value-type="date">
            <text:p>2019-10-13 17:50:52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7:50:51.83630157262" calcext:value-type="date">
            <text:p>12/30/99 05:50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&lt;0.000001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17:50:45.924543" calcext:value-type="date">
            <text:p>2019-10-13 17:50:46</text:p>
          </table:table-cell>
          <table:table-cell table:style-name="ce7" table:formula="of:=[.A421]" office:value-type="date" office:date-value="2019-10-13T17:50:45.924543" calcext:value-type="date">
            <text:p>2019-10-13 17:50:46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7:50:45.92454337981" calcext:value-type="date">
            <text:p>12/30/99 05:50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&lt;0.000001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18:09:33.058998" calcext:value-type="date">
            <text:p>2019-10-13 18:09:33</text:p>
          </table:table-cell>
          <table:table-cell table:style-name="ce7" table:formula="of:=[.A422]" office:value-type="date" office:date-value="2019-10-13T18:09:33.058998" calcext:value-type="date">
            <text:p>2019-10-13 18:09:33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8:09:33.05899816565" calcext:value-type="date">
            <text:p>12/30/99 06:09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&lt;0.000001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18:02:46.620964" calcext:value-type="date">
            <text:p>2019-10-13 18:02:47</text:p>
          </table:table-cell>
          <table:table-cell table:style-name="ce7" table:formula="of:=[.A423]" office:value-type="date" office:date-value="2019-10-13T18:02:46.620964" calcext:value-type="date">
            <text:p>2019-10-13 18:02:47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8:02:46.62096369546" calcext:value-type="date">
            <text:p>12/30/99 06:02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&lt;0.000001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18:03:15.191767" calcext:value-type="date">
            <text:p>2019-10-14 18:03:15</text:p>
          </table:table-cell>
          <table:table-cell table:style-name="ce7" table:formula="of:=[.A424]" office:value-type="date" office:date-value="2019-10-14T18:03:15.191767" calcext:value-type="date">
            <text:p>2019-10-14 18:03:15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8:03:15.19176653121" calcext:value-type="date">
            <text:p>12/30/99 06:03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&lt;0.000001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17:57:27.667842" calcext:value-type="date">
            <text:p>2019-10-14 17:57:28</text:p>
          </table:table-cell>
          <table:table-cell table:style-name="ce7" table:formula="of:=[.A425]" office:value-type="date" office:date-value="2019-10-14T17:57:27.667842" calcext:value-type="date">
            <text:p>2019-10-14 17:57:28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7:57:27.66784182284" calcext:value-type="date">
            <text:p>12/30/99 05:57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&lt;0.000001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18:13:41.278479" calcext:value-type="date">
            <text:p>2019-10-14 18:13:41</text:p>
          </table:table-cell>
          <table:table-cell table:style-name="ce7" table:formula="of:=[.A426]" office:value-type="date" office:date-value="2019-10-14T18:13:41.278479" calcext:value-type="date">
            <text:p>2019-10-14 18:13:41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8:13:41.27847948577" calcext:value-type="date">
            <text:p>12/30/99 06:13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&lt;0.000001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17:40:07.141233" calcext:value-type="date">
            <text:p>2019-10-14 17:40:07</text:p>
          </table:table-cell>
          <table:table-cell table:style-name="ce7" table:formula="of:=[.A427]" office:value-type="date" office:date-value="2019-10-14T17:40:07.141233" calcext:value-type="date">
            <text:p>2019-10-14 17:40:07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7:40:07.14123300277" calcext:value-type="date">
            <text:p>12/30/99 05:40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&lt;0.000001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18:06:37.633107" calcext:value-type="date">
            <text:p>2019-10-14 18:06:38</text:p>
          </table:table-cell>
          <table:table-cell table:style-name="ce7" table:formula="of:=[.A428]" office:value-type="date" office:date-value="2019-10-14T18:06:37.633107" calcext:value-type="date">
            <text:p>2019-10-14 18:06:38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8:06:37.63310712297" calcext:value-type="date">
            <text:p>12/30/99 06:06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&lt;0.000001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17:50:38.050129" calcext:value-type="date">
            <text:p>2019-10-14 17:50:38</text:p>
          </table:table-cell>
          <table:table-cell table:style-name="ce7" table:formula="of:=[.A429]" office:value-type="date" office:date-value="2019-10-14T17:50:38.050129" calcext:value-type="date">
            <text:p>2019-10-14 17:50:38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7:50:38.05012924131" calcext:value-type="date">
            <text:p>12/30/99 05:50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&lt;0.000001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18:16:15.120379" calcext:value-type="date">
            <text:p>2019-10-14 18:16:15</text:p>
          </table:table-cell>
          <table:table-cell table:style-name="ce7" table:formula="of:=[.A430]" office:value-type="date" office:date-value="2019-10-14T18:16:15.120379" calcext:value-type="date">
            <text:p>2019-10-14 18:16:15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8:16:15.12037914712" calcext:value-type="date">
            <text:p>12/30/99 06:16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&lt;0.000001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17:33:36.536438" calcext:value-type="date">
            <text:p>2019-10-14 17:33:37</text:p>
          </table:table-cell>
          <table:table-cell table:style-name="ce7" table:formula="of:=[.A431]" office:value-type="date" office:date-value="2019-10-14T17:33:36.536438" calcext:value-type="date">
            <text:p>2019-10-14 17:33:37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7:33:36.53643781319" calcext:value-type="date">
            <text:p>12/30/99 05:33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&lt;0.000001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17:50:11.283019" calcext:value-type="date">
            <text:p>2019-10-14 17:50:11</text:p>
          </table:table-cell>
          <table:table-cell table:style-name="ce7" table:formula="of:=[.A432]" office:value-type="date" office:date-value="2019-10-14T17:50:11.283019" calcext:value-type="date">
            <text:p>2019-10-14 17:50:11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7:50:11.28301934805" calcext:value-type="date">
            <text:p>12/30/99 05:50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&lt;0.000001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18:02:20.436922" calcext:value-type="date">
            <text:p>2019-10-14 18:02:20</text:p>
          </table:table-cell>
          <table:table-cell table:style-name="ce7" table:formula="of:=[.A433]" office:value-type="date" office:date-value="2019-10-14T18:02:20.436922" calcext:value-type="date">
            <text:p>2019-10-14 18:02:20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8:02:20.43692245614" calcext:value-type="date">
            <text:p>12/30/99 06:02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&lt;0.000001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17:59:37.575269" calcext:value-type="date">
            <text:p>2019-10-14 17:59:38</text:p>
          </table:table-cell>
          <table:table-cell table:style-name="ce7" table:formula="of:=[.A434]" office:value-type="date" office:date-value="2019-10-14T17:59:37.575269" calcext:value-type="date">
            <text:p>2019-10-14 17:59:38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7:59:37.57526873611" calcext:value-type="date">
            <text:p>12/30/99 05:59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&lt;0.000001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17:58:39.37922" calcext:value-type="date">
            <text:p>2019-10-14 17:58:39</text:p>
          </table:table-cell>
          <table:table-cell table:style-name="ce7" table:formula="of:=[.A435]" office:value-type="date" office:date-value="2019-10-14T17:58:39.37922" calcext:value-type="date">
            <text:p>2019-10-14 17:58:39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7:58:39.37922048382" calcext:value-type="date">
            <text:p>12/30/99 05:58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&lt;0.000001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18:37:44.741842" calcext:value-type="date">
            <text:p>2019-10-14 18:37:45</text:p>
          </table:table-cell>
          <table:table-cell table:style-name="ce7" table:formula="of:=[.A436]" office:value-type="date" office:date-value="2019-10-14T18:37:44.741842" calcext:value-type="date">
            <text:p>2019-10-14 18:37:45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8:37:44.74184235558" calcext:value-type="date">
            <text:p>12/30/99 06:37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&lt;0.000001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17:43:05.480653" calcext:value-type="date">
            <text:p>2019-10-14 17:43:05</text:p>
          </table:table-cell>
          <table:table-cell table:style-name="ce7" table:formula="of:=[.A437]" office:value-type="date" office:date-value="2019-10-14T17:43:05.480653" calcext:value-type="date">
            <text:p>2019-10-14 17:43:05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7:43:05.48065305222" calcext:value-type="date">
            <text:p>12/30/99 05:43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&lt;0.000001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17:53:30.243208" calcext:value-type="date">
            <text:p>2019-10-14 17:53:30</text:p>
          </table:table-cell>
          <table:table-cell table:style-name="ce7" table:formula="of:=[.A438]" office:value-type="date" office:date-value="2019-10-14T17:53:30.243208" calcext:value-type="date">
            <text:p>2019-10-14 17:53:30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7:53:30.24320803117" calcext:value-type="date">
            <text:p>12/30/99 05:53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&lt;0.000001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17:45:30.095062" calcext:value-type="date">
            <text:p>2019-10-14 17:45:30</text:p>
          </table:table-cell>
          <table:table-cell table:style-name="ce7" table:formula="of:=[.A439]" office:value-type="date" office:date-value="2019-10-14T17:45:30.095062" calcext:value-type="date">
            <text:p>2019-10-14 17:45:30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7:45:30.09506177623" calcext:value-type="date">
            <text:p>12/30/99 05:45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&lt;0.000001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18:10:14.496001" calcext:value-type="date">
            <text:p>2019-10-14 18:10:14</text:p>
          </table:table-cell>
          <table:table-cell table:style-name="ce7" table:formula="of:=[.A440]" office:value-type="date" office:date-value="2019-10-14T18:10:14.496001" calcext:value-type="date">
            <text:p>2019-10-14 18:10:14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8:10:14.49600057676" calcext:value-type="date">
            <text:p>12/30/99 06:10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&lt;0.000001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17:47:15.493287" calcext:value-type="date">
            <text:p>2019-10-14 17:47:15</text:p>
          </table:table-cell>
          <table:table-cell table:style-name="ce7" table:formula="of:=[.A441]" office:value-type="date" office:date-value="2019-10-14T17:47:15.493287" calcext:value-type="date">
            <text:p>2019-10-14 17:47:15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7:47:15.49328749068" calcext:value-type="date">
            <text:p>12/30/99 05:47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&lt;0.000001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17:50:36.890093" calcext:value-type="date">
            <text:p>2019-10-14 17:50:37</text:p>
          </table:table-cell>
          <table:table-cell table:style-name="ce7" table:formula="of:=[.A442]" office:value-type="date" office:date-value="2019-10-14T17:50:36.890093" calcext:value-type="date">
            <text:p>2019-10-14 17:50:37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7:50:36.8900929112" calcext:value-type="date">
            <text:p>12/30/99 05:50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&lt;0.000001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18:00:47.568398" calcext:value-type="date">
            <text:p>2019-10-14 18:00:48</text:p>
          </table:table-cell>
          <table:table-cell table:style-name="ce7" table:formula="of:=[.A443]" office:value-type="date" office:date-value="2019-10-14T18:00:47.568398" calcext:value-type="date">
            <text:p>2019-10-14 18:00:48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8:00:47.56839831825" calcext:value-type="date">
            <text:p>12/30/99 06:00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&lt;0.000001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18:16:31.855587" calcext:value-type="date">
            <text:p>2019-10-14 18:16:32</text:p>
          </table:table-cell>
          <table:table-cell table:style-name="ce7" table:formula="of:=[.A444]" office:value-type="date" office:date-value="2019-10-14T18:16:31.855587" calcext:value-type="date">
            <text:p>2019-10-14 18:16:32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8:16:31.85558685567" calcext:value-type="date">
            <text:p>12/30/99 06:16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&lt;0.000001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18:19:00.759407" calcext:value-type="date">
            <text:p>2019-10-14 18:19:01</text:p>
          </table:table-cell>
          <table:table-cell table:style-name="ce7" table:formula="of:=[.A445]" office:value-type="date" office:date-value="2019-10-14T18:19:00.759407" calcext:value-type="date">
            <text:p>2019-10-14 18:19:01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8:19:00.75940665789" calcext:value-type="date">
            <text:p>12/30/99 06:19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&lt;0.000001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17:45:43.671285" calcext:value-type="date">
            <text:p>2019-10-14 17:45:44</text:p>
          </table:table-cell>
          <table:table-cell table:style-name="ce7" table:formula="of:=[.A446]" office:value-type="date" office:date-value="2019-10-14T17:45:43.671285" calcext:value-type="date">
            <text:p>2019-10-14 17:45:44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7:45:43.67128503509" calcext:value-type="date">
            <text:p>12/30/99 05:45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&lt;0.000001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17:53:13.155335" calcext:value-type="date">
            <text:p>2019-10-14 17:53:13</text:p>
          </table:table-cell>
          <table:table-cell table:style-name="ce7" table:formula="of:=[.A447]" office:value-type="date" office:date-value="2019-10-14T17:53:13.155335" calcext:value-type="date">
            <text:p>2019-10-14 17:53:13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7:53:13.15533488989" calcext:value-type="date">
            <text:p>12/30/99 05:53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&lt;0.000001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17:43:42.285694" calcext:value-type="date">
            <text:p>2019-10-14 17:43:42</text:p>
          </table:table-cell>
          <table:table-cell table:style-name="ce7" table:formula="of:=[.A448]" office:value-type="date" office:date-value="2019-10-14T17:43:42.285694" calcext:value-type="date">
            <text:p>2019-10-14 17:43:42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7:43:42.28569381405" calcext:value-type="date">
            <text:p>12/30/99 05:43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&lt;0.000001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18:16:41.069263" calcext:value-type="date">
            <text:p>2019-10-14 18:16:41</text:p>
          </table:table-cell>
          <table:table-cell table:style-name="ce7" table:formula="of:=[.A449]" office:value-type="date" office:date-value="2019-10-14T18:16:41.069263" calcext:value-type="date">
            <text:p>2019-10-14 18:16:41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8:16:41.0692627402" calcext:value-type="date">
            <text:p>12/30/99 06:16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&lt;0.000001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18:14:11.574199" calcext:value-type="date">
            <text:p>2019-10-14 18:14:12</text:p>
          </table:table-cell>
          <table:table-cell table:style-name="ce7" table:formula="of:=[.A450]" office:value-type="date" office:date-value="2019-10-14T18:14:11.574199" calcext:value-type="date">
            <text:p>2019-10-14 18:14:12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8:14:11.57419878524" calcext:value-type="date">
            <text:p>12/30/99 06:14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&lt;0.000001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17:34:18.52009" calcext:value-type="date">
            <text:p>2019-10-14 17:34:19</text:p>
          </table:table-cell>
          <table:table-cell table:style-name="ce7" table:formula="of:=[.A451]" office:value-type="date" office:date-value="2019-10-14T17:34:18.52009" calcext:value-type="date">
            <text:p>2019-10-14 17:34:19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7:34:18.52009034716" calcext:value-type="date">
            <text:p>12/30/99 05:34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&lt;0.000001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18:10:52.268444" calcext:value-type="date">
            <text:p>2019-10-14 18:10:52</text:p>
          </table:table-cell>
          <table:table-cell table:style-name="ce7" table:formula="of:=[.A452]" office:value-type="date" office:date-value="2019-10-14T18:10:52.268444" calcext:value-type="date">
            <text:p>2019-10-14 18:10:52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8:10:52.26844393183" calcext:value-type="date">
            <text:p>12/30/99 06:10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&lt;0.000001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17:49:44.478596" calcext:value-type="date">
            <text:p>2019-10-14 17:49:44</text:p>
          </table:table-cell>
          <table:table-cell table:style-name="ce7" table:formula="of:=[.A453]" office:value-type="date" office:date-value="2019-10-14T17:49:44.478596" calcext:value-type="date">
            <text:p>2019-10-14 17:49:44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7:49:44.47859573644" calcext:value-type="date">
            <text:p>12/30/99 05:49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&lt;0.000001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18:15:17.413561" calcext:value-type="date">
            <text:p>2019-10-14 18:15:17</text:p>
          </table:table-cell>
          <table:table-cell table:style-name="ce7" table:formula="of:=[.A454]" office:value-type="date" office:date-value="2019-10-14T18:15:17.413561" calcext:value-type="date">
            <text:p>2019-10-14 18:15:17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8:15:17.41356079001" calcext:value-type="date">
            <text:p>12/30/99 06:15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&lt;0.000001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18:46:00.917489" calcext:value-type="date">
            <text:p>2019-10-14 18:46:01</text:p>
          </table:table-cell>
          <table:table-cell table:style-name="ce7" table:formula="of:=[.A455]" office:value-type="date" office:date-value="2019-10-14T18:46:00.917489" calcext:value-type="date">
            <text:p>2019-10-14 18:46:01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8:46:00.91748855542" calcext:value-type="date">
            <text:p>12/30/99 06:46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&lt;0.000001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17:56:39.841954" calcext:value-type="date">
            <text:p>2019-10-14 17:56:40</text:p>
          </table:table-cell>
          <table:table-cell table:style-name="ce7" table:formula="of:=[.A456]" office:value-type="date" office:date-value="2019-10-14T17:56:39.841954" calcext:value-type="date">
            <text:p>2019-10-14 17:56:40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7:56:39.84195395373" calcext:value-type="date">
            <text:p>12/30/99 05:56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&lt;0.000001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18:17:13.322667" calcext:value-type="date">
            <text:p>2019-10-14 18:17:13</text:p>
          </table:table-cell>
          <table:table-cell table:style-name="ce7" table:formula="of:=[.A457]" office:value-type="date" office:date-value="2019-10-14T18:17:13.322667" calcext:value-type="date">
            <text:p>2019-10-14 18:17:13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8:17:13.32266730722" calcext:value-type="date">
            <text:p>12/30/99 06:17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&lt;0.000001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18:09:43.734583" calcext:value-type="date">
            <text:p>2019-10-14 18:09:44</text:p>
          </table:table-cell>
          <table:table-cell table:style-name="ce7" table:formula="of:=[.A458]" office:value-type="date" office:date-value="2019-10-14T18:09:43.734583" calcext:value-type="date">
            <text:p>2019-10-14 18:09:44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8:09:43.73458336573" calcext:value-type="date">
            <text:p>12/30/99 06:09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&lt;0.000001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17:55:55.800424" calcext:value-type="date">
            <text:p>2019-10-14 17:55:56</text:p>
          </table:table-cell>
          <table:table-cell table:style-name="ce7" table:formula="of:=[.A459]" office:value-type="date" office:date-value="2019-10-14T17:55:55.800424" calcext:value-type="date">
            <text:p>2019-10-14 17:55:56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7:55:55.80042370129" calcext:value-type="date">
            <text:p>12/30/99 05:55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&lt;0.000001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17:34:52.159616" calcext:value-type="date">
            <text:p>2019-10-14 17:34:52</text:p>
          </table:table-cell>
          <table:table-cell table:style-name="ce7" table:formula="of:=[.A460]" office:value-type="date" office:date-value="2019-10-14T17:34:52.159616" calcext:value-type="date">
            <text:p>2019-10-14 17:34:52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7:34:52.15961631853" calcext:value-type="date">
            <text:p>12/30/99 05:34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&lt;0.000001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17:22:04.559252" calcext:value-type="date">
            <text:p>2019-10-14 17:22:05</text:p>
          </table:table-cell>
          <table:table-cell table:style-name="ce7" table:formula="of:=[.A461]" office:value-type="date" office:date-value="2019-10-14T17:22:04.559252" calcext:value-type="date">
            <text:p>2019-10-14 17:22:05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7:22:04.55925231334" calcext:value-type="date">
            <text:p>12/30/99 05:22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&lt;0.000001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17:52:09.162913" calcext:value-type="date">
            <text:p>2019-10-14 17:52:09</text:p>
          </table:table-cell>
          <table:table-cell table:style-name="ce7" table:formula="of:=[.A462]" office:value-type="date" office:date-value="2019-10-14T17:52:09.162913" calcext:value-type="date">
            <text:p>2019-10-14 17:52:09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7:52:09.16291267611" calcext:value-type="date">
            <text:p>12/30/99 05:52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&lt;0.000001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17:42:22.642058" calcext:value-type="date">
            <text:p>2019-10-14 17:42:23</text:p>
          </table:table-cell>
          <table:table-cell table:style-name="ce7" table:formula="of:=[.A463]" office:value-type="date" office:date-value="2019-10-14T17:42:22.642058" calcext:value-type="date">
            <text:p>2019-10-14 17:42:23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7:42:22.64205771033" calcext:value-type="date">
            <text:p>12/30/99 05:42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&lt;0.000001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18:07:32.558664" calcext:value-type="date">
            <text:p>2019-10-14 18:07:33</text:p>
          </table:table-cell>
          <table:table-cell table:style-name="ce7" table:formula="of:=[.A464]" office:value-type="date" office:date-value="2019-10-14T18:07:32.558664" calcext:value-type="date">
            <text:p>2019-10-14 18:07:33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8:07:32.558663534" calcext:value-type="date">
            <text:p>12/30/99 06:07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&lt;0.000001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17:44:39.229732" calcext:value-type="date">
            <text:p>2019-10-14 17:44:39</text:p>
          </table:table-cell>
          <table:table-cell table:style-name="ce7" table:formula="of:=[.A465]" office:value-type="date" office:date-value="2019-10-14T17:44:39.229732" calcext:value-type="date">
            <text:p>2019-10-14 17:44:39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7:44:39.22973153181" calcext:value-type="date">
            <text:p>12/30/99 05:44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&lt;0.000001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18:12:15.190197" calcext:value-type="date">
            <text:p>2019-10-14 18:12:15</text:p>
          </table:table-cell>
          <table:table-cell table:style-name="ce7" table:formula="of:=[.A466]" office:value-type="date" office:date-value="2019-10-14T18:12:15.190197" calcext:value-type="date">
            <text:p>2019-10-14 18:12:15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8:12:15.1901973132" calcext:value-type="date">
            <text:p>12/30/99 06:12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&lt;0.000001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17:35:30.593702" calcext:value-type="date">
            <text:p>2019-10-14 17:35:31</text:p>
          </table:table-cell>
          <table:table-cell table:style-name="ce7" table:formula="of:=[.A467]" office:value-type="date" office:date-value="2019-10-14T17:35:30.593702" calcext:value-type="date">
            <text:p>2019-10-14 17:35:31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7:35:30.59370238334" calcext:value-type="date">
            <text:p>12/30/99 05:35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&lt;0.000001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18:05:20.71555" calcext:value-type="date">
            <text:p>2019-10-14 18:05:21</text:p>
          </table:table-cell>
          <table:table-cell table:style-name="ce7" table:formula="of:=[.A468]" office:value-type="date" office:date-value="2019-10-14T18:05:20.71555" calcext:value-type="date">
            <text:p>2019-10-14 18:05:21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8:05:20.71555007715" calcext:value-type="date">
            <text:p>12/30/99 06:05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&lt;0.000001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17:50:31.408776" calcext:value-type="date">
            <text:p>2019-10-14 17:50:31</text:p>
          </table:table-cell>
          <table:table-cell table:style-name="ce7" table:formula="of:=[.A469]" office:value-type="date" office:date-value="2019-10-14T17:50:31.408776" calcext:value-type="date">
            <text:p>2019-10-14 17:50:31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7:50:31.40877583064" calcext:value-type="date">
            <text:p>12/30/99 05:50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&lt;0.000001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18:13:56.309882" calcext:value-type="date">
            <text:p>2019-10-14 18:13:56</text:p>
          </table:table-cell>
          <table:table-cell table:style-name="ce7" table:formula="of:=[.A470]" office:value-type="date" office:date-value="2019-10-14T18:13:56.309882" calcext:value-type="date">
            <text:p>2019-10-14 18:13:56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8:13:56.30988243967" calcext:value-type="date">
            <text:p>12/30/99 06:13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&lt;0.000001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17:58:08.212322" calcext:value-type="date">
            <text:p>2019-10-14 17:58:08</text:p>
          </table:table-cell>
          <table:table-cell table:style-name="ce7" table:formula="of:=[.A471]" office:value-type="date" office:date-value="2019-10-14T17:58:08.212322" calcext:value-type="date">
            <text:p>2019-10-14 17:58:08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7:58:08.2123217918" calcext:value-type="date">
            <text:p>12/30/99 05:58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&lt;0.000001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18:24:33.310959" calcext:value-type="date">
            <text:p>2019-10-14 18:24:33</text:p>
          </table:table-cell>
          <table:table-cell table:style-name="ce7" table:formula="of:=[.A472]" office:value-type="date" office:date-value="2019-10-14T18:24:33.310959" calcext:value-type="date">
            <text:p>2019-10-14 18:24:33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8:24:33.31095859408" calcext:value-type="date">
            <text:p>12/30/99 06:24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&lt;0.000001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18:32:13.936126" calcext:value-type="date">
            <text:p>2019-10-14 18:32:14</text:p>
          </table:table-cell>
          <table:table-cell table:style-name="ce7" table:formula="of:=[.A473]" office:value-type="date" office:date-value="2019-10-14T18:32:13.936126" calcext:value-type="date">
            <text:p>2019-10-14 18:32:14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8:32:13.93612559885" calcext:value-type="date">
            <text:p>12/30/99 06:32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&lt;0.000001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18:17:38.483564" calcext:value-type="date">
            <text:p>2019-10-14 18:17:38</text:p>
          </table:table-cell>
          <table:table-cell table:style-name="ce7" table:formula="of:=[.A474]" office:value-type="date" office:date-value="2019-10-14T18:17:38.483564" calcext:value-type="date">
            <text:p>2019-10-14 18:17:38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8:17:38.48356420174" calcext:value-type="date">
            <text:p>12/30/99 06:17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&lt;0.000001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18:11:40.338126" calcext:value-type="date">
            <text:p>2019-10-14 18:11:40</text:p>
          </table:table-cell>
          <table:table-cell table:style-name="ce7" table:formula="of:=[.A475]" office:value-type="date" office:date-value="2019-10-14T18:11:40.338126" calcext:value-type="date">
            <text:p>2019-10-14 18:11:40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8:11:40.33812636975" calcext:value-type="date">
            <text:p>12/30/99 06:11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&lt;0.000001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17:44:51.987519" calcext:value-type="date">
            <text:p>2019-10-14 17:44:52</text:p>
          </table:table-cell>
          <table:table-cell table:style-name="ce7" table:formula="of:=[.A476]" office:value-type="date" office:date-value="2019-10-14T17:44:51.987519" calcext:value-type="date">
            <text:p>2019-10-14 17:44:52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7:44:51.98751915246" calcext:value-type="date">
            <text:p>12/30/99 05:44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&lt;0.000001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18:02:53.255066" calcext:value-type="date">
            <text:p>2019-10-14 18:02:53</text:p>
          </table:table-cell>
          <table:table-cell table:style-name="ce7" table:formula="of:=[.A477]" office:value-type="date" office:date-value="2019-10-14T18:02:53.255066" calcext:value-type="date">
            <text:p>2019-10-14 18:02:53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8:02:53.25506634079" calcext:value-type="date">
            <text:p>12/30/99 06:02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&lt;0.000001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18:05:25.149892" calcext:value-type="date">
            <text:p>2019-10-14 18:05:25</text:p>
          </table:table-cell>
          <table:table-cell table:style-name="ce7" table:formula="of:=[.A478]" office:value-type="date" office:date-value="2019-10-14T18:05:25.149892" calcext:value-type="date">
            <text:p>2019-10-14 18:05:25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8:05:25.14989159536" calcext:value-type="date">
            <text:p>12/30/99 06:05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&lt;0.000001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17:53:59.810225" calcext:value-type="date">
            <text:p>2019-10-14 17:54:00</text:p>
          </table:table-cell>
          <table:table-cell table:style-name="ce7" table:formula="of:=[.A479]" office:value-type="date" office:date-value="2019-10-14T17:53:59.810225" calcext:value-type="date">
            <text:p>2019-10-14 17:54:00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7:53:59.81022541411" calcext:value-type="date">
            <text:p>12/30/99 05:54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&lt;0.000001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17:51:59.724987" calcext:value-type="date">
            <text:p>2019-10-14 17:52:00</text:p>
          </table:table-cell>
          <table:table-cell table:style-name="ce7" table:formula="of:=[.A480]" office:value-type="date" office:date-value="2019-10-14T17:51:59.724987" calcext:value-type="date">
            <text:p>2019-10-14 17:52:00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7:51:59.72498735413" calcext:value-type="date">
            <text:p>12/30/99 05:52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&lt;0.000001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18:07:10.843241" calcext:value-type="date">
            <text:p>2019-10-14 18:07:11</text:p>
          </table:table-cell>
          <table:table-cell table:style-name="ce7" table:formula="of:=[.A481]" office:value-type="date" office:date-value="2019-10-14T18:07:10.843241" calcext:value-type="date">
            <text:p>2019-10-14 18:07:11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8:07:10.84324055817" calcext:value-type="date">
            <text:p>12/30/99 06:07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&lt;0.000001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18:05:45.758299" calcext:value-type="date">
            <text:p>2019-10-14 18:05:46</text:p>
          </table:table-cell>
          <table:table-cell table:style-name="ce7" table:formula="of:=[.A482]" office:value-type="date" office:date-value="2019-10-14T18:05:45.758299" calcext:value-type="date">
            <text:p>2019-10-14 18:05:46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8:05:45.75829922687" calcext:value-type="date">
            <text:p>12/30/99 06:05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&lt;0.000001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18:21:58.613925" calcext:value-type="date">
            <text:p>2019-10-14 18:21:59</text:p>
          </table:table-cell>
          <table:table-cell table:style-name="ce7" table:formula="of:=[.A483]" office:value-type="date" office:date-value="2019-10-14T18:21:58.613925" calcext:value-type="date">
            <text:p>2019-10-14 18:21:59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8:21:58.61392501742" calcext:value-type="date">
            <text:p>12/30/99 06:21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&lt;0.000001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17:57:21.455819" calcext:value-type="date">
            <text:p>2019-10-15 17:57:21</text:p>
          </table:table-cell>
          <table:table-cell table:style-name="ce7" table:formula="of:=[.A484]" office:value-type="date" office:date-value="2019-10-15T17:57:21.455819" calcext:value-type="date">
            <text:p>2019-10-15 17:57:21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7:57:21.45581871271" calcext:value-type="date">
            <text:p>12/30/99 05:57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&lt;0.000001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17:51:03.074533" calcext:value-type="date">
            <text:p>2019-10-15 17:51:03</text:p>
          </table:table-cell>
          <table:table-cell table:style-name="ce7" table:formula="of:=[.A485]" office:value-type="date" office:date-value="2019-10-15T17:51:03.074533" calcext:value-type="date">
            <text:p>2019-10-15 17:51:03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7:51:03.07453271002" calcext:value-type="date">
            <text:p>12/30/99 05:51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&lt;0.000001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17:51:12.17579" calcext:value-type="date">
            <text:p>2019-10-15 17:51:12</text:p>
          </table:table-cell>
          <table:table-cell table:style-name="ce7" table:formula="of:=[.A486]" office:value-type="date" office:date-value="2019-10-15T17:51:12.17579" calcext:value-type="date">
            <text:p>2019-10-15 17:51:12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7:51:12.17579029966" calcext:value-type="date">
            <text:p>12/30/99 05:51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&lt;0.000001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18:14:01.825549" calcext:value-type="date">
            <text:p>2019-10-15 18:14:02</text:p>
          </table:table-cell>
          <table:table-cell table:style-name="ce7" table:formula="of:=[.A487]" office:value-type="date" office:date-value="2019-10-15T18:14:01.825549" calcext:value-type="date">
            <text:p>2019-10-15 18:14:02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8:14:01.82554918807" calcext:value-type="date">
            <text:p>12/30/99 06:14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&lt;0.000001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17:52:01.56102" calcext:value-type="date">
            <text:p>2019-10-15 17:52:02</text:p>
          </table:table-cell>
          <table:table-cell table:style-name="ce7" table:formula="of:=[.A488]" office:value-type="date" office:date-value="2019-10-15T17:52:01.56102" calcext:value-type="date">
            <text:p>2019-10-15 17:52:02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7:52:01.56102019362" calcext:value-type="date">
            <text:p>12/30/99 05:52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&lt;0.000001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18:07:46.136472" calcext:value-type="date">
            <text:p>2019-10-15 18:07:46</text:p>
          </table:table-cell>
          <table:table-cell table:style-name="ce7" table:formula="of:=[.A489]" office:value-type="date" office:date-value="2019-10-15T18:07:46.136472" calcext:value-type="date">
            <text:p>2019-10-15 18:07:46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8:07:46.1364716012" calcext:value-type="date">
            <text:p>12/30/99 06:07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&lt;0.000001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17:53:14.683817" calcext:value-type="date">
            <text:p>2019-10-15 17:53:15</text:p>
          </table:table-cell>
          <table:table-cell table:style-name="ce7" table:formula="of:=[.A490]" office:value-type="date" office:date-value="2019-10-15T17:53:14.683817" calcext:value-type="date">
            <text:p>2019-10-15 17:53:15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7:53:14.68381684273" calcext:value-type="date">
            <text:p>12/30/99 05:53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&lt;0.000001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18:16:12.64099" calcext:value-type="date">
            <text:p>2019-10-15 18:16:13</text:p>
          </table:table-cell>
          <table:table-cell table:style-name="ce7" table:formula="of:=[.A491]" office:value-type="date" office:date-value="2019-10-15T18:16:12.64099" calcext:value-type="date">
            <text:p>2019-10-15 18:16:13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8:16:12.64098955784" calcext:value-type="date">
            <text:p>12/30/99 06:16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&lt;0.000001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17:46:19.947738" calcext:value-type="date">
            <text:p>2019-10-15 17:46:20</text:p>
          </table:table-cell>
          <table:table-cell table:style-name="ce7" table:formula="of:=[.A492]" office:value-type="date" office:date-value="2019-10-15T17:46:19.947738" calcext:value-type="date">
            <text:p>2019-10-15 17:46:20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7:46:19.94773783721" calcext:value-type="date">
            <text:p>12/30/99 05:46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&lt;0.000001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18:18:08.159718" calcext:value-type="date">
            <text:p>2019-10-15 18:18:08</text:p>
          </table:table-cell>
          <table:table-cell table:style-name="ce7" table:formula="of:=[.A493]" office:value-type="date" office:date-value="2019-10-15T18:18:08.159718" calcext:value-type="date">
            <text:p>2019-10-15 18:18:08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8:18:08.15971773583" calcext:value-type="date">
            <text:p>12/30/99 06:18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&lt;0.000001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17:55:55.008815" calcext:value-type="date">
            <text:p>2019-10-15 17:55:55</text:p>
          </table:table-cell>
          <table:table-cell table:style-name="ce7" table:formula="of:=[.A494]" office:value-type="date" office:date-value="2019-10-15T17:55:55.008815" calcext:value-type="date">
            <text:p>2019-10-15 17:55:55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7:55:55.00881539192" calcext:value-type="date">
            <text:p>12/30/99 05:55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&lt;0.000001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17:50:44.667325" calcext:value-type="date">
            <text:p>2019-10-15 17:50:45</text:p>
          </table:table-cell>
          <table:table-cell table:style-name="ce7" table:formula="of:=[.A495]" office:value-type="date" office:date-value="2019-10-15T17:50:44.667325" calcext:value-type="date">
            <text:p>2019-10-15 17:50:45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7:50:44.66732516885" calcext:value-type="date">
            <text:p>12/30/99 05:50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&lt;0.000001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17:43:43.463199" calcext:value-type="date">
            <text:p>2019-10-15 17:43:43</text:p>
          </table:table-cell>
          <table:table-cell table:style-name="ce7" table:formula="of:=[.A496]" office:value-type="date" office:date-value="2019-10-15T17:43:43.463199" calcext:value-type="date">
            <text:p>2019-10-15 17:43:43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7:43:43.4631994972" calcext:value-type="date">
            <text:p>12/30/99 05:43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&lt;0.000001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18:01:40.522351" calcext:value-type="date">
            <text:p>2019-10-15 18:01:41</text:p>
          </table:table-cell>
          <table:table-cell table:style-name="ce7" table:formula="of:=[.A497]" office:value-type="date" office:date-value="2019-10-15T18:01:40.522351" calcext:value-type="date">
            <text:p>2019-10-15 18:01:41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8:01:40.52235131152" calcext:value-type="date">
            <text:p>12/30/99 06:01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&lt;0.000001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17:36:45.428455" calcext:value-type="date">
            <text:p>2019-10-15 17:36:45</text:p>
          </table:table-cell>
          <table:table-cell table:style-name="ce7" table:formula="of:=[.A498]" office:value-type="date" office:date-value="2019-10-15T17:36:45.428455" calcext:value-type="date">
            <text:p>2019-10-15 17:36:45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7:36:45.42845539749" calcext:value-type="date">
            <text:p>12/30/99 05:36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&lt;0.000001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18:16:40.948152" calcext:value-type="date">
            <text:p>2019-10-15 18:16:41</text:p>
          </table:table-cell>
          <table:table-cell table:style-name="ce7" table:formula="of:=[.A499]" office:value-type="date" office:date-value="2019-10-15T18:16:40.948152" calcext:value-type="date">
            <text:p>2019-10-15 18:16:41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8:16:40.94815220218" calcext:value-type="date">
            <text:p>12/30/99 06:16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&lt;0.000001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17:52:32.004648" calcext:value-type="date">
            <text:p>2019-10-15 17:52:32</text:p>
          </table:table-cell>
          <table:table-cell table:style-name="ce7" table:formula="of:=[.A500]" office:value-type="date" office:date-value="2019-10-15T17:52:32.004648" calcext:value-type="date">
            <text:p>2019-10-15 17:52:32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7:52:32.00464844238" calcext:value-type="date">
            <text:p>12/30/99 05:52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&lt;0.000001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18:06:56.75162" calcext:value-type="date">
            <text:p>2019-10-15 18:06:57</text:p>
          </table:table-cell>
          <table:table-cell table:style-name="ce7" table:formula="of:=[.A501]" office:value-type="date" office:date-value="2019-10-15T18:06:56.75162" calcext:value-type="date">
            <text:p>2019-10-15 18:06:57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8:06:56.75161952153" calcext:value-type="date">
            <text:p>12/30/99 06:06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&lt;0.000001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17:57:46.774655" calcext:value-type="date">
            <text:p>2019-10-15 17:57:47</text:p>
          </table:table-cell>
          <table:table-cell table:style-name="ce7" table:formula="of:=[.A502]" office:value-type="date" office:date-value="2019-10-15T17:57:46.774655" calcext:value-type="date">
            <text:p>2019-10-15 17:57:47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7:57:46.77465455141" calcext:value-type="date">
            <text:p>12/30/99 05:57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&lt;0.000001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17:41:53.735704" calcext:value-type="date">
            <text:p>2019-10-15 17:41:54</text:p>
          </table:table-cell>
          <table:table-cell table:style-name="ce7" table:formula="of:=[.A503]" office:value-type="date" office:date-value="2019-10-15T17:41:53.735704" calcext:value-type="date">
            <text:p>2019-10-15 17:41:54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7:41:53.73570361175" calcext:value-type="date">
            <text:p>12/30/99 05:41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&lt;0.000001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18:15:51.546752" calcext:value-type="date">
            <text:p>2019-10-15 18:15:52</text:p>
          </table:table-cell>
          <table:table-cell table:style-name="ce7" table:formula="of:=[.A504]" office:value-type="date" office:date-value="2019-10-15T18:15:51.546752" calcext:value-type="date">
            <text:p>2019-10-15 18:15:52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8:15:51.54675235972" calcext:value-type="date">
            <text:p>12/30/99 06:15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&lt;0.000001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17:54:36.181034" calcext:value-type="date">
            <text:p>2019-10-15 17:54:36</text:p>
          </table:table-cell>
          <table:table-cell table:style-name="ce7" table:formula="of:=[.A505]" office:value-type="date" office:date-value="2019-10-15T17:54:36.181034" calcext:value-type="date">
            <text:p>2019-10-15 17:54:36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7:54:36.18103434797" calcext:value-type="date">
            <text:p>12/30/99 05:54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&lt;0.000001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17:37:12.105161" calcext:value-type="date">
            <text:p>2019-10-15 17:37:12</text:p>
          </table:table-cell>
          <table:table-cell table:style-name="ce7" table:formula="of:=[.A506]" office:value-type="date" office:date-value="2019-10-15T17:37:12.105161" calcext:value-type="date">
            <text:p>2019-10-15 17:37:12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7:37:12.10516080726" calcext:value-type="date">
            <text:p>12/30/99 05:37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&lt;0.000001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18:26:01.661735" calcext:value-type="date">
            <text:p>2019-10-15 18:26:02</text:p>
          </table:table-cell>
          <table:table-cell table:style-name="ce7" table:formula="of:=[.A507]" office:value-type="date" office:date-value="2019-10-15T18:26:01.661735" calcext:value-type="date">
            <text:p>2019-10-15 18:26:02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8:26:01.66173540987" calcext:value-type="date">
            <text:p>12/30/99 06:26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&lt;0.000001;[.G506]+2+1/[.$H$2];[.G506]+1/[.$H$2])" office:value-type="float" office:value="8.4" calcext:value-type="float">
            <text:p>8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17:51:30.818383" calcext:value-type="date">
            <text:p>2019-10-15 17:51:31</text:p>
          </table:table-cell>
          <table:table-cell table:style-name="ce7" table:formula="of:=[.A508]" office:value-type="date" office:date-value="2019-10-15T17:51:30.818383" calcext:value-type="date">
            <text:p>2019-10-15 17:51:31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7:51:30.81838305574" calcext:value-type="date">
            <text:p>12/30/99 05:51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&lt;0.000001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18:41:38.970995" calcext:value-type="date">
            <text:p>2019-10-15 18:41:39</text:p>
          </table:table-cell>
          <table:table-cell table:style-name="ce7" table:formula="of:=[.A509]" office:value-type="date" office:date-value="2019-10-15T18:41:38.970995" calcext:value-type="date">
            <text:p>2019-10-15 18:41:39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8:41:38.97099521477" calcext:value-type="date">
            <text:p>12/30/99 06:41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&lt;0.000001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18:11:49.47339" calcext:value-type="date">
            <text:p>2019-10-15 18:11:49</text:p>
          </table:table-cell>
          <table:table-cell table:style-name="ce7" table:formula="of:=[.A510]" office:value-type="date" office:date-value="2019-10-15T18:11:49.47339" calcext:value-type="date">
            <text:p>2019-10-15 18:11:49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8:11:49.4733903883" calcext:value-type="date">
            <text:p>12/30/99 06:11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&lt;0.000001;[.G509]+2+1/[.$H$2];[.G509]+1/[.$H$2])" office:value-type="float" office:value="8.45" calcext:value-type="float">
            <text:p>8,4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17:40:51.44116" calcext:value-type="date">
            <text:p>2019-10-15 17:40:51</text:p>
          </table:table-cell>
          <table:table-cell table:style-name="ce7" table:formula="of:=[.A511]" office:value-type="date" office:date-value="2019-10-15T17:40:51.44116" calcext:value-type="date">
            <text:p>2019-10-15 17:40:51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7:40:51.44115993753" calcext:value-type="date">
            <text:p>12/30/99 05:40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&lt;0.000001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17:51:09.442889" calcext:value-type="date">
            <text:p>2019-10-15 17:51:09</text:p>
          </table:table-cell>
          <table:table-cell table:style-name="ce7" table:formula="of:=[.A512]" office:value-type="date" office:date-value="2019-10-15T17:51:09.442889" calcext:value-type="date">
            <text:p>2019-10-15 17:51:09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7:51:09.44288921077" calcext:value-type="date">
            <text:p>12/30/99 05:51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&lt;0.000001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18:14:35.51098" calcext:value-type="date">
            <text:p>2019-10-15 18:14:36</text:p>
          </table:table-cell>
          <table:table-cell table:style-name="ce7" table:formula="of:=[.A513]" office:value-type="date" office:date-value="2019-10-15T18:14:35.51098" calcext:value-type="date">
            <text:p>2019-10-15 18:14:36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8:14:35.51097990945" calcext:value-type="date">
            <text:p>12/30/99 06:14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&lt;0.000001;[.G512]+2+1/[.$H$2];[.G512]+1/[.$H$2])" office:value-type="float" office:value="8.5" calcext:value-type="float">
            <text:p>8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17:48:34.155225" calcext:value-type="date">
            <text:p>2019-10-15 17:48:34</text:p>
          </table:table-cell>
          <table:table-cell table:style-name="ce7" table:formula="of:=[.A514]" office:value-type="date" office:date-value="2019-10-15T17:48:34.155225" calcext:value-type="date">
            <text:p>2019-10-15 17:48:34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7:48:34.15522503667" calcext:value-type="date">
            <text:p>12/30/99 05:48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&lt;0.000001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17:55:31.573865" calcext:value-type="date">
            <text:p>2019-10-15 17:55:32</text:p>
          </table:table-cell>
          <table:table-cell table:style-name="ce7" table:formula="of:=[.A515]" office:value-type="date" office:date-value="2019-10-15T17:55:31.573865" calcext:value-type="date">
            <text:p>2019-10-15 17:55:32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7:55:31.57386530656" calcext:value-type="date">
            <text:p>12/30/99 05:55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&lt;0.000001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17:47:33.385408" calcext:value-type="date">
            <text:p>2019-10-15 17:47:33</text:p>
          </table:table-cell>
          <table:table-cell table:style-name="ce7" table:formula="of:=[.A516]" office:value-type="date" office:date-value="2019-10-15T17:47:33.385408" calcext:value-type="date">
            <text:p>2019-10-15 17:47:33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7:47:33.38540843222" calcext:value-type="date">
            <text:p>12/30/99 05:47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&lt;0.000001;[.G515]+2+1/[.$H$2];[.G515]+1/[.$H$2])" office:value-type="float" office:value="8.55" calcext:value-type="float">
            <text:p>8,5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17:59:29.338802" calcext:value-type="date">
            <text:p>2019-10-15 17:59:29</text:p>
          </table:table-cell>
          <table:table-cell table:style-name="ce7" table:formula="of:=[.A517]" office:value-type="date" office:date-value="2019-10-15T17:59:29.338802" calcext:value-type="date">
            <text:p>2019-10-15 17:59:29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7:59:29.33880164288" calcext:value-type="date">
            <text:p>12/30/99 05:59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&lt;0.000001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17:46:48.734092" calcext:value-type="date">
            <text:p>2019-10-15 17:46:49</text:p>
          </table:table-cell>
          <table:table-cell table:style-name="ce7" table:formula="of:=[.A518]" office:value-type="date" office:date-value="2019-10-15T17:46:48.734092" calcext:value-type="date">
            <text:p>2019-10-15 17:46:49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7:46:48.73409158085" calcext:value-type="date">
            <text:p>12/30/99 05:46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&lt;0.000001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17:49:06.098" calcext:value-type="date">
            <text:p>2019-10-15 17:49:06</text:p>
          </table:table-cell>
          <table:table-cell table:style-name="ce7" table:formula="of:=[.A519]" office:value-type="date" office:date-value="2019-10-15T17:49:06.098" calcext:value-type="date">
            <text:p>2019-10-15 17:49:06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7:49:06.09799962491" calcext:value-type="date">
            <text:p>12/30/99 05:49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&lt;0.000001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17:58:45.006223" calcext:value-type="date">
            <text:p>2019-10-15 17:58:45</text:p>
          </table:table-cell>
          <table:table-cell table:style-name="ce7" table:formula="of:=[.A520]" office:value-type="date" office:date-value="2019-10-15T17:58:45.006223" calcext:value-type="date">
            <text:p>2019-10-15 17:58:45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7:58:45.00622300431" calcext:value-type="date">
            <text:p>12/30/99 05:58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&lt;0.000001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17:47:38.210232" calcext:value-type="date">
            <text:p>2019-10-15 17:47:38</text:p>
          </table:table-cell>
          <table:table-cell table:style-name="ce7" table:formula="of:=[.A521]" office:value-type="date" office:date-value="2019-10-15T17:47:38.210232" calcext:value-type="date">
            <text:p>2019-10-15 17:47:38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7:47:38.2102320157" calcext:value-type="date">
            <text:p>12/30/99 05:47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&lt;0.000001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18:15:17.144201" calcext:value-type="date">
            <text:p>2019-10-15 18:15:17</text:p>
          </table:table-cell>
          <table:table-cell table:style-name="ce7" table:formula="of:=[.A522]" office:value-type="date" office:date-value="2019-10-15T18:15:17.144201" calcext:value-type="date">
            <text:p>2019-10-15 18:15:17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8:15:17.14420057833" calcext:value-type="date">
            <text:p>12/30/99 06:15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&lt;0.000001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18:00:37.798032" calcext:value-type="date">
            <text:p>2019-10-15 18:00:38</text:p>
          </table:table-cell>
          <table:table-cell table:style-name="ce7" table:formula="of:=[.A523]" office:value-type="date" office:date-value="2019-10-15T18:00:37.798032" calcext:value-type="date">
            <text:p>2019-10-15 18:00:38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8:00:37.79803162906" calcext:value-type="date">
            <text:p>12/30/99 06:00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&lt;0.000001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17:48:45.53057" calcext:value-type="date">
            <text:p>2019-10-15 17:48:46</text:p>
          </table:table-cell>
          <table:table-cell table:style-name="ce7" table:formula="of:=[.A524]" office:value-type="date" office:date-value="2019-10-15T17:48:45.53057" calcext:value-type="date">
            <text:p>2019-10-15 17:48:46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7:48:45.53057007026" calcext:value-type="date">
            <text:p>12/30/99 05:48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&lt;0.000001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18:12:01.968298" calcext:value-type="date">
            <text:p>2019-10-15 18:12:02</text:p>
          </table:table-cell>
          <table:table-cell table:style-name="ce7" table:formula="of:=[.A525]" office:value-type="date" office:date-value="2019-10-15T18:12:01.968298" calcext:value-type="date">
            <text:p>2019-10-15 18:12:02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8:12:01.96829784662" calcext:value-type="date">
            <text:p>12/30/99 06:12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&lt;0.000001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18:11:47.194999" calcext:value-type="date">
            <text:p>2019-10-15 18:11:47</text:p>
          </table:table-cell>
          <table:table-cell table:style-name="ce7" table:formula="of:=[.A526]" office:value-type="date" office:date-value="2019-10-15T18:11:47.194999" calcext:value-type="date">
            <text:p>2019-10-15 18:11:47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8:11:47.19499925617" calcext:value-type="date">
            <text:p>12/30/99 06:11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&lt;0.000001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18:21:42.07093" calcext:value-type="date">
            <text:p>2019-10-15 18:21:42</text:p>
          </table:table-cell>
          <table:table-cell table:style-name="ce7" table:formula="of:=[.A527]" office:value-type="date" office:date-value="2019-10-15T18:21:42.07093" calcext:value-type="date">
            <text:p>2019-10-15 18:21:42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8:21:42.07092985511" calcext:value-type="date">
            <text:p>12/30/99 06:21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&lt;0.000001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17:42:21.539733" calcext:value-type="date">
            <text:p>2019-10-15 17:42:22</text:p>
          </table:table-cell>
          <table:table-cell table:style-name="ce7" table:formula="of:=[.A528]" office:value-type="date" office:date-value="2019-10-15T17:42:21.539733" calcext:value-type="date">
            <text:p>2019-10-15 17:42:22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7:42:21.53973329812" calcext:value-type="date">
            <text:p>12/30/99 05:42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&lt;0.000001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17:40:27.696322" calcext:value-type="date">
            <text:p>2019-10-15 17:40:28</text:p>
          </table:table-cell>
          <table:table-cell table:style-name="ce7" table:formula="of:=[.A529]" office:value-type="date" office:date-value="2019-10-15T17:40:27.696322" calcext:value-type="date">
            <text:p>2019-10-15 17:40:28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7:40:27.69632230047" calcext:value-type="date">
            <text:p>12/30/99 05:40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&lt;0.000001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18:16:06.411099" calcext:value-type="date">
            <text:p>2019-10-15 18:16:06</text:p>
          </table:table-cell>
          <table:table-cell table:style-name="ce7" table:formula="of:=[.A530]" office:value-type="date" office:date-value="2019-10-15T18:16:06.411099" calcext:value-type="date">
            <text:p>2019-10-15 18:16:06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8:16:06.41109916382" calcext:value-type="date">
            <text:p>12/30/99 06:16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&lt;0.000001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17:47:43.711163" calcext:value-type="date">
            <text:p>2019-10-15 17:47:44</text:p>
          </table:table-cell>
          <table:table-cell table:style-name="ce7" table:formula="of:=[.A531]" office:value-type="date" office:date-value="2019-10-15T17:47:43.711163" calcext:value-type="date">
            <text:p>2019-10-15 17:47:44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7:47:43.71116274968" calcext:value-type="date">
            <text:p>12/30/99 05:47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&lt;0.000001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17:36:47.363173" calcext:value-type="date">
            <text:p>2019-10-15 17:36:47</text:p>
          </table:table-cell>
          <table:table-cell table:style-name="ce7" table:formula="of:=[.A532]" office:value-type="date" office:date-value="2019-10-15T17:36:47.363173" calcext:value-type="date">
            <text:p>2019-10-15 17:36:47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7:36:47.36317320261" calcext:value-type="date">
            <text:p>12/30/99 05:36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&lt;0.000001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18:07:07.554357" calcext:value-type="date">
            <text:p>2019-10-15 18:07:08</text:p>
          </table:table-cell>
          <table:table-cell table:style-name="ce7" table:formula="of:=[.A533]" office:value-type="date" office:date-value="2019-10-15T18:07:07.554357" calcext:value-type="date">
            <text:p>2019-10-15 18:07:08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8:07:07.55435651634" calcext:value-type="date">
            <text:p>12/30/99 06:07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&lt;0.000001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17:33:20.417058" calcext:value-type="date">
            <text:p>2019-10-15 17:33:20</text:p>
          </table:table-cell>
          <table:table-cell table:style-name="ce7" table:formula="of:=[.A534]" office:value-type="date" office:date-value="2019-10-15T17:33:20.417058" calcext:value-type="date">
            <text:p>2019-10-15 17:33:20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7:33:20.41705796029" calcext:value-type="date">
            <text:p>12/30/99 05:33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&lt;0.000001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18:03:25.188808" calcext:value-type="date">
            <text:p>2019-10-15 18:03:25</text:p>
          </table:table-cell>
          <table:table-cell table:style-name="ce7" table:formula="of:=[.A535]" office:value-type="date" office:date-value="2019-10-15T18:03:25.188808" calcext:value-type="date">
            <text:p>2019-10-15 18:03:25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8:03:25.18880796153" calcext:value-type="date">
            <text:p>12/30/99 06:03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&lt;0.000001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18:05:55.02377" calcext:value-type="date">
            <text:p>2019-10-15 18:05:55</text:p>
          </table:table-cell>
          <table:table-cell table:style-name="ce7" table:formula="of:=[.A536]" office:value-type="date" office:date-value="2019-10-15T18:05:55.02377" calcext:value-type="date">
            <text:p>2019-10-15 18:05:55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8:05:55.02376961522" calcext:value-type="date">
            <text:p>12/30/99 06:05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&lt;0.000001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18:09:34.477016" calcext:value-type="date">
            <text:p>2019-10-15 18:09:34</text:p>
          </table:table-cell>
          <table:table-cell table:style-name="ce7" table:formula="of:=[.A537]" office:value-type="date" office:date-value="2019-10-15T18:09:34.477016" calcext:value-type="date">
            <text:p>2019-10-15 18:09:34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8:09:34.47701627389" calcext:value-type="date">
            <text:p>12/30/99 06:09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&lt;0.000001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17:41:36.50637" calcext:value-type="date">
            <text:p>2019-10-15 17:41:37</text:p>
          </table:table-cell>
          <table:table-cell table:style-name="ce7" table:formula="of:=[.A538]" office:value-type="date" office:date-value="2019-10-15T17:41:36.50637" calcext:value-type="date">
            <text:p>2019-10-15 17:41:37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7:41:36.50637013838" calcext:value-type="date">
            <text:p>12/30/99 05:41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&lt;0.000001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17:56:20.957751" calcext:value-type="date">
            <text:p>2019-10-15 17:56:21</text:p>
          </table:table-cell>
          <table:table-cell table:style-name="ce7" table:formula="of:=[.A539]" office:value-type="date" office:date-value="2019-10-15T17:56:20.957751" calcext:value-type="date">
            <text:p>2019-10-15 17:56:21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7:56:20.95775116235" calcext:value-type="date">
            <text:p>12/30/99 05:56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&lt;0.000001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18:20:50.404916" calcext:value-type="date">
            <text:p>2019-10-15 18:20:50</text:p>
          </table:table-cell>
          <table:table-cell table:style-name="ce7" table:formula="of:=[.A540]" office:value-type="date" office:date-value="2019-10-15T18:20:50.404916" calcext:value-type="date">
            <text:p>2019-10-15 18:20:50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8:20:50.40491621476" calcext:value-type="date">
            <text:p>12/30/99 06:20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&lt;0.000001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18:16:26.847173" calcext:value-type="date">
            <text:p>2019-10-15 18:16:27</text:p>
          </table:table-cell>
          <table:table-cell table:style-name="ce7" table:formula="of:=[.A541]" office:value-type="date" office:date-value="2019-10-15T18:16:26.847173" calcext:value-type="date">
            <text:p>2019-10-15 18:16:27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8:16:26.8471725611" calcext:value-type="date">
            <text:p>12/30/99 06:16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&lt;0.000001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18:07:42.110806" calcext:value-type="date">
            <text:p>2019-10-15 18:07:42</text:p>
          </table:table-cell>
          <table:table-cell table:style-name="ce7" table:formula="of:=[.A542]" office:value-type="date" office:date-value="2019-10-15T18:07:42.110806" calcext:value-type="date">
            <text:p>2019-10-15 18:07:42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8:07:42.11080569774" calcext:value-type="date">
            <text:p>12/30/99 06:07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&lt;0.000001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18:14:34.048595" calcext:value-type="date">
            <text:p>2019-10-16 18:14:34</text:p>
          </table:table-cell>
          <table:table-cell table:style-name="ce7" table:formula="of:=[.A543]" office:value-type="date" office:date-value="2019-10-16T18:14:34.048595" calcext:value-type="date">
            <text:p>2019-10-16 18:14:34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8:14:34.04859471135" calcext:value-type="date">
            <text:p>12/30/99 06:14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&lt;0.000001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17:38:20.200474" calcext:value-type="date">
            <text:p>2019-10-16 17:38:20</text:p>
          </table:table-cell>
          <table:table-cell table:style-name="ce7" table:formula="of:=[.A544]" office:value-type="date" office:date-value="2019-10-16T17:38:20.200474" calcext:value-type="date">
            <text:p>2019-10-16 17:38:20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7:38:20.20047391299" calcext:value-type="date">
            <text:p>12/30/99 05:38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&lt;0.000001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18:23:04.111748" calcext:value-type="date">
            <text:p>2019-10-16 18:23:04</text:p>
          </table:table-cell>
          <table:table-cell table:style-name="ce7" table:formula="of:=[.A545]" office:value-type="date" office:date-value="2019-10-16T18:23:04.111748" calcext:value-type="date">
            <text:p>2019-10-16 18:23:04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8:23:04.11174793728" calcext:value-type="date">
            <text:p>12/30/99 06:23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&lt;0.000001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18:02:41.808059" calcext:value-type="date">
            <text:p>2019-10-16 18:02:42</text:p>
          </table:table-cell>
          <table:table-cell table:style-name="ce7" table:formula="of:=[.A546]" office:value-type="date" office:date-value="2019-10-16T18:02:41.808059" calcext:value-type="date">
            <text:p>2019-10-16 18:02:42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8:02:41.80805854965" calcext:value-type="date">
            <text:p>12/30/99 06:02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&lt;0.000001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17:44:30.859434" calcext:value-type="date">
            <text:p>2019-10-16 17:44:31</text:p>
          </table:table-cell>
          <table:table-cell table:style-name="ce7" table:formula="of:=[.A547]" office:value-type="date" office:date-value="2019-10-16T17:44:30.859434" calcext:value-type="date">
            <text:p>2019-10-16 17:44:31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7:44:30.85943394341" calcext:value-type="date">
            <text:p>12/30/99 05:44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&lt;0.000001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17:57:25.352938" calcext:value-type="date">
            <text:p>2019-10-16 17:57:25</text:p>
          </table:table-cell>
          <table:table-cell table:style-name="ce7" table:formula="of:=[.A548]" office:value-type="date" office:date-value="2019-10-16T17:57:25.352938" calcext:value-type="date">
            <text:p>2019-10-16 17:57:25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7:57:25.35293849185" calcext:value-type="date">
            <text:p>12/30/99 05:57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&lt;0.000001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17:51:11.59383" calcext:value-type="date">
            <text:p>2019-10-16 17:51:12</text:p>
          </table:table-cell>
          <table:table-cell table:style-name="ce7" table:formula="of:=[.A549]" office:value-type="date" office:date-value="2019-10-16T17:51:11.59383" calcext:value-type="date">
            <text:p>2019-10-16 17:51:12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7:51:11.59382994287" calcext:value-type="date">
            <text:p>12/30/99 05:51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&lt;0.000001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17:39:57.39074" calcext:value-type="date">
            <text:p>2019-10-16 17:39:57</text:p>
          </table:table-cell>
          <table:table-cell table:style-name="ce7" table:formula="of:=[.A550]" office:value-type="date" office:date-value="2019-10-16T17:39:57.39074" calcext:value-type="date">
            <text:p>2019-10-16 17:39:57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7:39:57.39074022509" calcext:value-type="date">
            <text:p>12/30/99 05:39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&lt;0.000001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18:05:55.21936" calcext:value-type="date">
            <text:p>2019-10-16 18:05:55</text:p>
          </table:table-cell>
          <table:table-cell table:style-name="ce7" table:formula="of:=[.A551]" office:value-type="date" office:date-value="2019-10-16T18:05:55.21936" calcext:value-type="date">
            <text:p>2019-10-16 18:05:55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8:05:55.21936048754" calcext:value-type="date">
            <text:p>12/30/99 06:05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&lt;0.000001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18:13:40.199023" calcext:value-type="date">
            <text:p>2019-10-16 18:13:40</text:p>
          </table:table-cell>
          <table:table-cell table:style-name="ce7" table:formula="of:=[.A552]" office:value-type="date" office:date-value="2019-10-16T18:13:40.199023" calcext:value-type="date">
            <text:p>2019-10-16 18:13:40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8:13:40.1990225818" calcext:value-type="date">
            <text:p>12/30/99 06:13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&lt;0.000001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18:14:39.327517" calcext:value-type="date">
            <text:p>2019-10-16 18:14:39</text:p>
          </table:table-cell>
          <table:table-cell table:style-name="ce7" table:formula="of:=[.A553]" office:value-type="date" office:date-value="2019-10-16T18:14:39.327517" calcext:value-type="date">
            <text:p>2019-10-16 18:14:39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8:14:39.32751711924" calcext:value-type="date">
            <text:p>12/30/99 06:14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&lt;0.000001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18:04:04.771245" calcext:value-type="date">
            <text:p>2019-10-16 18:04:05</text:p>
          </table:table-cell>
          <table:table-cell table:style-name="ce7" table:formula="of:=[.A554]" office:value-type="date" office:date-value="2019-10-16T18:04:04.771245" calcext:value-type="date">
            <text:p>2019-10-16 18:04:05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8:04:04.7712445166" calcext:value-type="date">
            <text:p>12/30/99 06:04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&lt;0.000001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18:22:51.787921" calcext:value-type="date">
            <text:p>2019-10-16 18:22:52</text:p>
          </table:table-cell>
          <table:table-cell table:style-name="ce7" table:formula="of:=[.A555]" office:value-type="date" office:date-value="2019-10-16T18:22:51.787921" calcext:value-type="date">
            <text:p>2019-10-16 18:22:52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8:22:51.78792119958" calcext:value-type="date">
            <text:p>12/30/99 06:22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&lt;0.000001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18:08:12.966719" calcext:value-type="date">
            <text:p>2019-10-16 18:08:13</text:p>
          </table:table-cell>
          <table:table-cell table:style-name="ce7" table:formula="of:=[.A556]" office:value-type="date" office:date-value="2019-10-16T18:08:12.966719" calcext:value-type="date">
            <text:p>2019-10-16 18:08:13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8:08:12.96671922784" calcext:value-type="date">
            <text:p>12/30/99 06:08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&lt;0.000001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17:38:18.413168" calcext:value-type="date">
            <text:p>2019-10-16 17:38:18</text:p>
          </table:table-cell>
          <table:table-cell table:style-name="ce7" table:formula="of:=[.A557]" office:value-type="date" office:date-value="2019-10-16T17:38:18.413168" calcext:value-type="date">
            <text:p>2019-10-16 17:38:18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7:38:18.4131684294" calcext:value-type="date">
            <text:p>12/30/99 05:38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&lt;0.000001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18:24:47.540647" calcext:value-type="date">
            <text:p>2019-10-16 18:24:48</text:p>
          </table:table-cell>
          <table:table-cell table:style-name="ce7" table:formula="of:=[.A558]" office:value-type="date" office:date-value="2019-10-16T18:24:47.540647" calcext:value-type="date">
            <text:p>2019-10-16 18:24:48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8:24:47.54064717796" calcext:value-type="date">
            <text:p>12/30/99 06:24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&lt;0.000001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18:07:20.728782" calcext:value-type="date">
            <text:p>2019-10-16 18:07:21</text:p>
          </table:table-cell>
          <table:table-cell table:style-name="ce7" table:formula="of:=[.A559]" office:value-type="date" office:date-value="2019-10-16T18:07:20.728782" calcext:value-type="date">
            <text:p>2019-10-16 18:07:21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8:07:20.72878151201" calcext:value-type="date">
            <text:p>12/30/99 06:07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&lt;0.000001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18:09:46.256546" calcext:value-type="date">
            <text:p>2019-10-16 18:09:46</text:p>
          </table:table-cell>
          <table:table-cell table:style-name="ce7" table:formula="of:=[.A560]" office:value-type="date" office:date-value="2019-10-16T18:09:46.256546" calcext:value-type="date">
            <text:p>2019-10-16 18:09:46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8:09:46.2565458985" calcext:value-type="date">
            <text:p>12/30/99 06:09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&lt;0.000001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18:00:13.344257" calcext:value-type="date">
            <text:p>2019-10-16 18:00:13</text:p>
          </table:table-cell>
          <table:table-cell table:style-name="ce7" table:formula="of:=[.A561]" office:value-type="date" office:date-value="2019-10-16T18:00:13.344257" calcext:value-type="date">
            <text:p>2019-10-16 18:00:13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8:00:13.3442572318" calcext:value-type="date">
            <text:p>12/30/99 06:00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&lt;0.000001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17:48:45.475801" calcext:value-type="date">
            <text:p>2019-10-16 17:48:45</text:p>
          </table:table-cell>
          <table:table-cell table:style-name="ce7" table:formula="of:=[.A562]" office:value-type="date" office:date-value="2019-10-16T17:48:45.475801" calcext:value-type="date">
            <text:p>2019-10-16 17:48:45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7:48:45.47580145765" calcext:value-type="date">
            <text:p>12/30/99 05:48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&lt;0.000001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17:36:21.088693" calcext:value-type="date">
            <text:p>2019-10-16 17:36:21</text:p>
          </table:table-cell>
          <table:table-cell table:style-name="ce7" table:formula="of:=[.A563]" office:value-type="date" office:date-value="2019-10-16T17:36:21.088693" calcext:value-type="date">
            <text:p>2019-10-16 17:36:21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7:36:21.08869290445" calcext:value-type="date">
            <text:p>12/30/99 05:36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&lt;0.000001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18:14:37.33654" calcext:value-type="date">
            <text:p>2019-10-16 18:14:37</text:p>
          </table:table-cell>
          <table:table-cell table:style-name="ce7" table:formula="of:=[.A564]" office:value-type="date" office:date-value="2019-10-16T18:14:37.33654" calcext:value-type="date">
            <text:p>2019-10-16 18:14:37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8:14:37.33653956093" calcext:value-type="date">
            <text:p>12/30/99 06:14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&lt;0.000001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17:57:34.456622" calcext:value-type="date">
            <text:p>2019-10-16 17:57:34</text:p>
          </table:table-cell>
          <table:table-cell table:style-name="ce7" table:formula="of:=[.A565]" office:value-type="date" office:date-value="2019-10-16T17:57:34.456622" calcext:value-type="date">
            <text:p>2019-10-16 17:57:34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7:57:34.45662201382" calcext:value-type="date">
            <text:p>12/30/99 05:57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&lt;0.000001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17:56:43.256834" calcext:value-type="date">
            <text:p>2019-10-16 17:56:43</text:p>
          </table:table-cell>
          <table:table-cell table:style-name="ce7" table:formula="of:=[.A566]" office:value-type="date" office:date-value="2019-10-16T17:56:43.256834" calcext:value-type="date">
            <text:p>2019-10-16 17:56:43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7:56:43.25683434494" calcext:value-type="date">
            <text:p>12/30/99 05:56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&lt;0.000001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17:58:24.236235" calcext:value-type="date">
            <text:p>2019-10-16 17:58:24</text:p>
          </table:table-cell>
          <table:table-cell table:style-name="ce7" table:formula="of:=[.A567]" office:value-type="date" office:date-value="2019-10-16T17:58:24.236235" calcext:value-type="date">
            <text:p>2019-10-16 17:58:24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7:58:24.23623532988" calcext:value-type="date">
            <text:p>12/30/99 05:58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&lt;0.000001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17:47:06.604282" calcext:value-type="date">
            <text:p>2019-10-16 17:47:07</text:p>
          </table:table-cell>
          <table:table-cell table:style-name="ce7" table:formula="of:=[.A568]" office:value-type="date" office:date-value="2019-10-16T17:47:06.604282" calcext:value-type="date">
            <text:p>2019-10-16 17:47:07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7:47:06.60428232048" calcext:value-type="date">
            <text:p>12/30/99 05:47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&lt;0.000001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18:13:13.398559" calcext:value-type="date">
            <text:p>2019-10-16 18:13:13</text:p>
          </table:table-cell>
          <table:table-cell table:style-name="ce7" table:formula="of:=[.A569]" office:value-type="date" office:date-value="2019-10-16T18:13:13.398559" calcext:value-type="date">
            <text:p>2019-10-16 18:13:13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8:13:13.3985587908" calcext:value-type="date">
            <text:p>12/30/99 06:13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&lt;0.000001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18:00:31.853351" calcext:value-type="date">
            <text:p>2019-10-16 18:00:32</text:p>
          </table:table-cell>
          <table:table-cell table:style-name="ce7" table:formula="of:=[.A570]" office:value-type="date" office:date-value="2019-10-16T18:00:31.853351" calcext:value-type="date">
            <text:p>2019-10-16 18:00:32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8:00:31.85335078742" calcext:value-type="date">
            <text:p>12/30/99 06:00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&lt;0.000001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18:08:56.164559" calcext:value-type="date">
            <text:p>2019-10-16 18:08:56</text:p>
          </table:table-cell>
          <table:table-cell table:style-name="ce7" table:formula="of:=[.A571]" office:value-type="date" office:date-value="2019-10-16T18:08:56.164559" calcext:value-type="date">
            <text:p>2019-10-16 18:08:56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8:08:56.16455937736" calcext:value-type="date">
            <text:p>12/30/99 06:08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&lt;0.000001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17:59:10.471238" calcext:value-type="date">
            <text:p>2019-10-16 17:59:10</text:p>
          </table:table-cell>
          <table:table-cell table:style-name="ce7" table:formula="of:=[.A572]" office:value-type="date" office:date-value="2019-10-16T17:59:10.471238" calcext:value-type="date">
            <text:p>2019-10-16 17:59:10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7:59:10.47123776749" calcext:value-type="date">
            <text:p>12/30/99 05:59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&lt;0.000001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17:57:55.147791" calcext:value-type="date">
            <text:p>2019-10-16 17:57:55</text:p>
          </table:table-cell>
          <table:table-cell table:style-name="ce7" table:formula="of:=[.A573]" office:value-type="date" office:date-value="2019-10-16T17:57:55.147791" calcext:value-type="date">
            <text:p>2019-10-16 17:57:55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7:57:55.14779109042" calcext:value-type="date">
            <text:p>12/30/99 05:57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&lt;0.000001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17:58:13.825282" calcext:value-type="date">
            <text:p>2019-10-16 17:58:14</text:p>
          </table:table-cell>
          <table:table-cell table:style-name="ce7" table:formula="of:=[.A574]" office:value-type="date" office:date-value="2019-10-16T17:58:13.825282" calcext:value-type="date">
            <text:p>2019-10-16 17:58:14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7:58:13.82528169081" calcext:value-type="date">
            <text:p>12/30/99 05:58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&lt;0.000001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18:18:08.863852" calcext:value-type="date">
            <text:p>2019-10-16 18:18:09</text:p>
          </table:table-cell>
          <table:table-cell table:style-name="ce7" table:formula="of:=[.A575]" office:value-type="date" office:date-value="2019-10-16T18:18:08.863852" calcext:value-type="date">
            <text:p>2019-10-16 18:18:09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8:18:08.86385166552" calcext:value-type="date">
            <text:p>12/30/99 06:18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&lt;0.000001;[.G574]+2+1/[.$H$2];[.G574]+1/[.$H$2])" office:value-type="float" office:value="9.53333333333339" calcext:value-type="float">
            <text:p>9,5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16T17:30:15.144126" calcext:value-type="date">
            <text:p>2019-10-16 17:30:15</text:p>
          </table:table-cell>
          <table:table-cell table:style-name="ce7" table:formula="of:=[.A576]" office:value-type="date" office:date-value="2019-10-16T17:30:15.144126" calcext:value-type="date">
            <text:p>2019-10-16 17:30:15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7:30:15.14412593096" calcext:value-type="date">
            <text:p>12/30/99 05:30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&lt;0.000001;[.G575]+2+1/[.$H$2];[.G575]+1/[.$H$2])" office:value-type="float" office:value="9.55000000000005" calcext:value-type="float">
            <text:p>9,5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16T18:11:09.923351" calcext:value-type="date">
            <text:p>2019-10-16 18:11:10</text:p>
          </table:table-cell>
          <table:table-cell table:style-name="ce7" table:formula="of:=[.A577]" office:value-type="date" office:date-value="2019-10-16T18:11:09.923351" calcext:value-type="date">
            <text:p>2019-10-16 18:11:10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8:11:09.92335093673" calcext:value-type="date">
            <text:p>12/30/99 06:11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&lt;0.000001;[.G576]+2+1/[.$H$2];[.G576]+1/[.$H$2])" office:value-type="float" office:value="9.56666666666672" calcext:value-type="float">
            <text:p>9,5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16T17:54:06.301438" calcext:value-type="date">
            <text:p>2019-10-16 17:54:06</text:p>
          </table:table-cell>
          <table:table-cell table:style-name="ce7" table:formula="of:=[.A578]" office:value-type="date" office:date-value="2019-10-16T17:54:06.301438" calcext:value-type="date">
            <text:p>2019-10-16 17:54:06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7:54:06.30143756513" calcext:value-type="date">
            <text:p>12/30/99 05:54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&lt;0.000001;[.G577]+2+1/[.$H$2];[.G577]+1/[.$H$2])" office:value-type="float" office:value="9.58333333333339" calcext:value-type="float">
            <text:p>9,5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16T18:32:08.083203" calcext:value-type="date">
            <text:p>2019-10-16 18:32:08</text:p>
          </table:table-cell>
          <table:table-cell table:style-name="ce7" table:formula="of:=[.A579]" office:value-type="date" office:date-value="2019-10-16T18:32:08.083203" calcext:value-type="date">
            <text:p>2019-10-16 18:32:08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8:32:08.08320270851" calcext:value-type="date">
            <text:p>12/30/99 06:32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&lt;0.000001;[.G578]+2+1/[.$H$2];[.G578]+1/[.$H$2])" office:value-type="float" office:value="9.60000000000006" calcext:value-type="float">
            <text:p>9,6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16T18:02:40.620436" calcext:value-type="date">
            <text:p>2019-10-16 18:02:41</text:p>
          </table:table-cell>
          <table:table-cell table:style-name="ce7" table:formula="of:=[.A580]" office:value-type="date" office:date-value="2019-10-16T18:02:40.620436" calcext:value-type="date">
            <text:p>2019-10-16 18:02:41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8:02:40.62043611892" calcext:value-type="date">
            <text:p>12/30/99 06:02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&lt;0.000001;[.G579]+2+1/[.$H$2];[.G579]+1/[.$H$2])" office:value-type="float" office:value="9.61666666666672" calcext:value-type="float">
            <text:p>9,6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16T17:53:03.268508" calcext:value-type="date">
            <text:p>2019-10-16 17:53:03</text:p>
          </table:table-cell>
          <table:table-cell table:style-name="ce7" table:formula="of:=[.A581]" office:value-type="date" office:date-value="2019-10-16T17:53:03.268508" calcext:value-type="date">
            <text:p>2019-10-16 17:53:03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7:53:03.26850836165" calcext:value-type="date">
            <text:p>12/30/99 05:53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&lt;0.000001;[.G580]+2+1/[.$H$2];[.G580]+1/[.$H$2])" office:value-type="float" office:value="9.63333333333339" calcext:value-type="float">
            <text:p>9,6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16T18:31:42.373955" calcext:value-type="date">
            <text:p>2019-10-16 18:31:42</text:p>
          </table:table-cell>
          <table:table-cell table:style-name="ce7" table:formula="of:=[.A582]" office:value-type="date" office:date-value="2019-10-16T18:31:42.373955" calcext:value-type="date">
            <text:p>2019-10-16 18:31:42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8:31:42.37395458389" calcext:value-type="date">
            <text:p>12/30/99 06:31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&lt;0.000001;[.G581]+2+1/[.$H$2];[.G581]+1/[.$H$2])" office:value-type="float" office:value="9.65000000000006" calcext:value-type="float">
            <text:p>9,6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16T18:11:37.976778" calcext:value-type="date">
            <text:p>2019-10-16 18:11:38</text:p>
          </table:table-cell>
          <table:table-cell table:style-name="ce7" table:formula="of:=[.A583]" office:value-type="date" office:date-value="2019-10-16T18:11:37.976778" calcext:value-type="date">
            <text:p>2019-10-16 18:11:38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8:11:37.97677828465" calcext:value-type="date">
            <text:p>12/30/99 06:11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&lt;0.000001;[.G582]+2+1/[.$H$2];[.G582]+1/[.$H$2])" office:value-type="float" office:value="9.66666666666673" calcext:value-type="float">
            <text:p>9,6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16T17:54:40.705331" calcext:value-type="date">
            <text:p>2019-10-16 17:54:41</text:p>
          </table:table-cell>
          <table:table-cell table:style-name="ce7" table:formula="of:=[.A584]" office:value-type="date" office:date-value="2019-10-16T17:54:40.705331" calcext:value-type="date">
            <text:p>2019-10-16 17:54:41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7:54:40.70533149876" calcext:value-type="date">
            <text:p>12/30/99 05:54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&lt;0.000001;[.G583]+2+1/[.$H$2];[.G583]+1/[.$H$2])" office:value-type="float" office:value="9.68333333333339" calcext:value-type="float">
            <text:p>9,6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16T17:44:35.504237" calcext:value-type="date">
            <text:p>2019-10-16 17:44:36</text:p>
          </table:table-cell>
          <table:table-cell table:style-name="ce7" table:formula="of:=[.A585]" office:value-type="date" office:date-value="2019-10-16T17:44:35.504237" calcext:value-type="date">
            <text:p>2019-10-16 17:44:36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7:44:35.5042368779" calcext:value-type="date">
            <text:p>12/30/99 05:44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&lt;0.000001;[.G584]+2+1/[.$H$2];[.G584]+1/[.$H$2])" office:value-type="float" office:value="9.70000000000006" calcext:value-type="float">
            <text:p>9,7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16T18:03:57.795114" calcext:value-type="date">
            <text:p>2019-10-16 18:03:58</text:p>
          </table:table-cell>
          <table:table-cell table:style-name="ce7" table:formula="of:=[.A586]" office:value-type="date" office:date-value="2019-10-16T18:03:57.795114" calcext:value-type="date">
            <text:p>2019-10-16 18:03:58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8:03:57.79511433095" calcext:value-type="date">
            <text:p>12/30/99 06:03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&lt;0.000001;[.G585]+2+1/[.$H$2];[.G585]+1/[.$H$2])" office:value-type="float" office:value="9.71666666666673" calcext:value-type="float">
            <text:p>9,7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16T17:45:22.650743" calcext:value-type="date">
            <text:p>2019-10-16 17:45:23</text:p>
          </table:table-cell>
          <table:table-cell table:style-name="ce7" table:formula="of:=[.A587]" office:value-type="date" office:date-value="2019-10-16T17:45:22.650743" calcext:value-type="date">
            <text:p>2019-10-16 17:45:23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7:45:22.65074299648" calcext:value-type="date">
            <text:p>12/30/99 05:45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&lt;0.000001;[.G586]+2+1/[.$H$2];[.G586]+1/[.$H$2])" office:value-type="float" office:value="9.7333333333334" calcext:value-type="float">
            <text:p>9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16T17:38:31.114039" calcext:value-type="date">
            <text:p>2019-10-16 17:38:31</text:p>
          </table:table-cell>
          <table:table-cell table:style-name="ce7" table:formula="of:=[.A588]" office:value-type="date" office:date-value="2019-10-16T17:38:31.114039" calcext:value-type="date">
            <text:p>2019-10-16 17:38:31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7:38:31.11403873656" calcext:value-type="date">
            <text:p>12/30/99 05:38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&lt;0.000001;[.G587]+2+1/[.$H$2];[.G587]+1/[.$H$2])" office:value-type="float" office:value="9.75000000000006" calcext:value-type="float">
            <text:p>9,7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16T18:20:06.584947" calcext:value-type="date">
            <text:p>2019-10-16 18:20:07</text:p>
          </table:table-cell>
          <table:table-cell table:style-name="ce7" table:formula="of:=[.A589]" office:value-type="date" office:date-value="2019-10-16T18:20:06.584947" calcext:value-type="date">
            <text:p>2019-10-16 18:20:07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8:20:06.58494732343" calcext:value-type="date">
            <text:p>12/30/99 06:20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&lt;0.000001;[.G588]+2+1/[.$H$2];[.G588]+1/[.$H$2])" office:value-type="float" office:value="9.76666666666673" calcext:value-type="float">
            <text:p>9,7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16T17:39:03.07742" calcext:value-type="date">
            <text:p>2019-10-16 17:39:03</text:p>
          </table:table-cell>
          <table:table-cell table:style-name="ce7" table:formula="of:=[.A590]" office:value-type="date" office:date-value="2019-10-16T17:39:03.07742" calcext:value-type="date">
            <text:p>2019-10-16 17:39:03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7:39:03.07741960511" calcext:value-type="date">
            <text:p>12/30/99 05:39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&lt;0.000001;[.G589]+2+1/[.$H$2];[.G589]+1/[.$H$2])" office:value-type="float" office:value="9.7833333333334" calcext:value-type="float">
            <text:p>9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16T17:56:14.293102" calcext:value-type="date">
            <text:p>2019-10-16 17:56:14</text:p>
          </table:table-cell>
          <table:table-cell table:style-name="ce7" table:formula="of:=[.A591]" office:value-type="date" office:date-value="2019-10-16T17:56:14.293102" calcext:value-type="date">
            <text:p>2019-10-16 17:56:14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7:56:14.2931015091" calcext:value-type="date">
            <text:p>12/30/99 05:56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&lt;0.000001;[.G590]+2+1/[.$H$2];[.G590]+1/[.$H$2])" office:value-type="float" office:value="9.80000000000007" calcext:value-type="float">
            <text:p>9,8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16T18:07:31.99857" calcext:value-type="date">
            <text:p>2019-10-16 18:07:32</text:p>
          </table:table-cell>
          <table:table-cell table:style-name="ce7" table:formula="of:=[.A592]" office:value-type="date" office:date-value="2019-10-16T18:07:31.99857" calcext:value-type="date">
            <text:p>2019-10-16 18:07:32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8:07:31.9985698862" calcext:value-type="date">
            <text:p>12/30/99 06:07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&lt;0.000001;[.G591]+2+1/[.$H$2];[.G591]+1/[.$H$2])" office:value-type="float" office:value="9.81666666666673" calcext:value-type="float">
            <text:p>9,8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16T18:20:17.612727" calcext:value-type="date">
            <text:p>2019-10-16 18:20:18</text:p>
          </table:table-cell>
          <table:table-cell table:style-name="ce7" table:formula="of:=[.A593]" office:value-type="date" office:date-value="2019-10-16T18:20:17.612727" calcext:value-type="date">
            <text:p>2019-10-16 18:20:18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8:20:17.61272710282" calcext:value-type="date">
            <text:p>12/30/99 06:20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&lt;0.000001;[.G592]+2+1/[.$H$2];[.G592]+1/[.$H$2])" office:value-type="float" office:value="9.8333333333334" calcext:value-type="float">
            <text:p>9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16T17:44:20.177186" calcext:value-type="date">
            <text:p>2019-10-16 17:44:20</text:p>
          </table:table-cell>
          <table:table-cell table:style-name="ce7" table:formula="of:=[.A594]" office:value-type="date" office:date-value="2019-10-16T17:44:20.177186" calcext:value-type="date">
            <text:p>2019-10-16 17:44:20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7:44:20.17718638759" calcext:value-type="date">
            <text:p>12/30/99 05:44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&lt;0.000001;[.G593]+2+1/[.$H$2];[.G593]+1/[.$H$2])" office:value-type="float" office:value="9.85000000000007" calcext:value-type="float">
            <text:p>9,8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16T18:11:05.692921" calcext:value-type="date">
            <text:p>2019-10-16 18:11:06</text:p>
          </table:table-cell>
          <table:table-cell table:style-name="ce7" table:formula="of:=[.A595]" office:value-type="date" office:date-value="2019-10-16T18:11:05.692921" calcext:value-type="date">
            <text:p>2019-10-16 18:11:06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8:11:05.69292100612" calcext:value-type="date">
            <text:p>12/30/99 06:11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&lt;0.000001;[.G594]+2+1/[.$H$2];[.G594]+1/[.$H$2])" office:value-type="float" office:value="9.86666666666674" calcext:value-type="float">
            <text:p>9,8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16T18:14:23.414957" calcext:value-type="date">
            <text:p>2019-10-16 18:14:23</text:p>
          </table:table-cell>
          <table:table-cell table:style-name="ce7" table:formula="of:=[.A596]" office:value-type="date" office:date-value="2019-10-16T18:14:23.414957" calcext:value-type="date">
            <text:p>2019-10-16 18:14:23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8:14:23.41495695524" calcext:value-type="date">
            <text:p>12/30/99 06:14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&lt;0.000001;[.G595]+2+1/[.$H$2];[.G595]+1/[.$H$2])" office:value-type="float" office:value="9.8833333333334" calcext:value-type="float">
            <text:p>9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16T18:02:53.113851" calcext:value-type="date">
            <text:p>2019-10-16 18:02:53</text:p>
          </table:table-cell>
          <table:table-cell table:style-name="ce7" table:formula="of:=[.A597]" office:value-type="date" office:date-value="2019-10-16T18:02:53.113851" calcext:value-type="date">
            <text:p>2019-10-16 18:02:53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8:02:53.11385055073" calcext:value-type="date">
            <text:p>12/30/99 06:02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&lt;0.000001;[.G596]+2+1/[.$H$2];[.G596]+1/[.$H$2])" office:value-type="float" office:value="9.90000000000007" calcext:value-type="float">
            <text:p>9,9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16T17:57:42.017533" calcext:value-type="date">
            <text:p>2019-10-16 17:57:42</text:p>
          </table:table-cell>
          <table:table-cell table:style-name="ce7" table:formula="of:=[.A598]" office:value-type="date" office:date-value="2019-10-16T17:57:42.017533" calcext:value-type="date">
            <text:p>2019-10-16 17:57:42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7:57:42.01753264759" calcext:value-type="date">
            <text:p>12/30/99 05:57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&lt;0.000001;[.G597]+2+1/[.$H$2];[.G597]+1/[.$H$2])" office:value-type="float" office:value="9.91666666666674" calcext:value-type="float">
            <text:p>9,91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16T18:06:13.981472" calcext:value-type="date">
            <text:p>2019-10-16 18:06:14</text:p>
          </table:table-cell>
          <table:table-cell table:style-name="ce7" table:formula="of:=[.A599]" office:value-type="date" office:date-value="2019-10-16T18:06:13.981472" calcext:value-type="date">
            <text:p>2019-10-16 18:06:14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8:06:13.98147205822" calcext:value-type="date">
            <text:p>12/30/99 06:06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&lt;0.000001;[.G598]+2+1/[.$H$2];[.G598]+1/[.$H$2])" office:value-type="float" office:value="9.93333333333341" calcext:value-type="float">
            <text:p>9,93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16T17:46:47.898906" calcext:value-type="date">
            <text:p>2019-10-16 17:46:48</text:p>
          </table:table-cell>
          <table:table-cell table:style-name="ce7" table:formula="of:=[.A600]" office:value-type="date" office:date-value="2019-10-16T17:46:47.898906" calcext:value-type="date">
            <text:p>2019-10-16 17:46:48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7:46:47.89890575688" calcext:value-type="date">
            <text:p>12/30/99 05:46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&lt;0.000001;[.G599]+2+1/[.$H$2];[.G599]+1/[.$H$2])" office:value-type="float" office:value="9.95000000000007" calcext:value-type="float">
            <text:p>9,9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16T18:09:28.07222" calcext:value-type="date">
            <text:p>2019-10-16 18:09:28</text:p>
          </table:table-cell>
          <table:table-cell table:style-name="ce7" table:formula="of:=[.A601]" office:value-type="date" office:date-value="2019-10-16T18:09:28.07222" calcext:value-type="date">
            <text:p>2019-10-16 18:09:28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8:09:28.07221986819" calcext:value-type="date">
            <text:p>12/30/99 06:09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&lt;0.000001;[.G600]+2+1/[.$H$2];[.G600]+1/[.$H$2])" office:value-type="float" office:value="9.96666666666674" calcext:value-type="float">
            <text:p>9,9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16T17:21:07.459495" calcext:value-type="date">
            <text:p>2019-10-16 17:21:07</text:p>
          </table:table-cell>
          <table:table-cell table:style-name="ce7" table:formula="of:=[.A602]" office:value-type="date" office:date-value="2019-10-16T17:21:07.459495" calcext:value-type="date">
            <text:p>2019-10-16 17:21:07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7:21:07.45949476026" calcext:value-type="date">
            <text:p>12/30/99 05:21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&lt;0.000001;[.G601]+2+1/[.$H$2];[.G601]+1/[.$H$2])" office:value-type="float" office:value="9.98333333333341" calcext:value-type="float">
            <text:p>9,98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17T18:09:08.94632" calcext:value-type="date">
            <text:p>2019-10-17 18:09:09</text:p>
          </table:table-cell>
          <table:table-cell table:style-name="ce7" table:formula="of:=[.A603]" office:value-type="date" office:date-value="2019-10-17T18:09:08.94632" calcext:value-type="date">
            <text:p>2019-10-17 18:09:09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8:09:08.94632028881" calcext:value-type="date">
            <text:p>12/30/99 06:09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&lt;0.000001;[.G602]+2+1/[.$H$2];[.G602]+1/[.$H$2])" office:value-type="float" office:value="10.0000000000001" calcext:value-type="float">
            <text:p>1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17T17:56:14.230288" calcext:value-type="date">
            <text:p>2019-10-17 17:56:14</text:p>
          </table:table-cell>
          <table:table-cell table:style-name="ce7" table:formula="of:=[.A604]" office:value-type="date" office:date-value="2019-10-17T17:56:14.230288" calcext:value-type="date">
            <text:p>2019-10-17 17:56:14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7:56:14.23028815538" calcext:value-type="date">
            <text:p>12/30/99 05:56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&lt;0.000001;[.G603]+2+1/[.$H$2];[.G603]+1/[.$H$2])" office:value-type="float" office:value="10.0166666666667" calcext:value-type="float">
            <text:p>10,0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17T17:45:41.4015" calcext:value-type="date">
            <text:p>2019-10-17 17:45:41</text:p>
          </table:table-cell>
          <table:table-cell table:style-name="ce7" table:formula="of:=[.A605]" office:value-type="date" office:date-value="2019-10-17T17:45:41.4015" calcext:value-type="date">
            <text:p>2019-10-17 17:45:41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7:45:41.40150002204" calcext:value-type="date">
            <text:p>12/30/99 05:45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&lt;0.000001;[.G604]+2+1/[.$H$2];[.G604]+1/[.$H$2])" office:value-type="float" office:value="10.0333333333334" calcext:value-type="float">
            <text:p>10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17T17:48:25.823751" calcext:value-type="date">
            <text:p>2019-10-17 17:48:26</text:p>
          </table:table-cell>
          <table:table-cell table:style-name="ce7" table:formula="of:=[.A606]" office:value-type="date" office:date-value="2019-10-17T17:48:25.823751" calcext:value-type="date">
            <text:p>2019-10-17 17:48:26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7:48:25.82375053782" calcext:value-type="date">
            <text:p>12/30/99 05:48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&lt;0.000001;[.G605]+2+1/[.$H$2];[.G605]+1/[.$H$2])" office:value-type="float" office:value="10.0500000000001" calcext:value-type="float">
            <text:p>1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17T17:55:37.37457" calcext:value-type="date">
            <text:p>2019-10-17 17:55:37</text:p>
          </table:table-cell>
          <table:table-cell table:style-name="ce7" table:formula="of:=[.A607]" office:value-type="date" office:date-value="2019-10-17T17:55:37.37457" calcext:value-type="date">
            <text:p>2019-10-17 17:55:37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7:55:37.37456998788" calcext:value-type="date">
            <text:p>12/30/99 05:55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&lt;0.000001;[.G606]+2+1/[.$H$2];[.G606]+1/[.$H$2])" office:value-type="float" office:value="10.0666666666667" calcext:value-type="float">
            <text:p>10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17T18:08:13.760645" calcext:value-type="date">
            <text:p>2019-10-17 18:08:14</text:p>
          </table:table-cell>
          <table:table-cell table:style-name="ce7" table:formula="of:=[.A608]" office:value-type="date" office:date-value="2019-10-17T18:08:13.760645" calcext:value-type="date">
            <text:p>2019-10-17 18:08:14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8:08:13.76064534299" calcext:value-type="date">
            <text:p>12/30/99 06:08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&lt;0.000001;[.G607]+2+1/[.$H$2];[.G607]+1/[.$H$2])" office:value-type="float" office:value="10.0833333333334" calcext:value-type="float">
            <text:p>10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17T18:10:02.477722" calcext:value-type="date">
            <text:p>2019-10-17 18:10:02</text:p>
          </table:table-cell>
          <table:table-cell table:style-name="ce7" table:formula="of:=[.A609]" office:value-type="date" office:date-value="2019-10-17T18:10:02.477722" calcext:value-type="date">
            <text:p>2019-10-17 18:10:02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8:10:02.47772249859" calcext:value-type="date">
            <text:p>12/30/99 06:10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&lt;0.000001;[.G608]+2+1/[.$H$2];[.G608]+1/[.$H$2])" office:value-type="float" office:value="10.1000000000001" calcext:value-type="float">
            <text:p>1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17T17:46:36.963805" calcext:value-type="date">
            <text:p>2019-10-17 17:46:37</text:p>
          </table:table-cell>
          <table:table-cell table:style-name="ce7" table:formula="of:=[.A610]" office:value-type="date" office:date-value="2019-10-17T17:46:36.963805" calcext:value-type="date">
            <text:p>2019-10-17 17:46:37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7:46:36.9638048904" calcext:value-type="date">
            <text:p>12/30/99 05:46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&lt;0.000001;[.G609]+2+1/[.$H$2];[.G609]+1/[.$H$2])" office:value-type="float" office:value="10.1166666666668" calcext:value-type="float">
            <text:p>1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17T17:55:42.167469" calcext:value-type="date">
            <text:p>2019-10-17 17:55:42</text:p>
          </table:table-cell>
          <table:table-cell table:style-name="ce7" table:formula="of:=[.A611]" office:value-type="date" office:date-value="2019-10-17T17:55:42.167469" calcext:value-type="date">
            <text:p>2019-10-17 17:55:42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7:55:42.1674692072" calcext:value-type="date">
            <text:p>12/30/99 05:55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&lt;0.000001;[.G610]+2+1/[.$H$2];[.G610]+1/[.$H$2])" office:value-type="float" office:value="10.1333333333334" calcext:value-type="float">
            <text:p>10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17T18:07:19.449664" calcext:value-type="date">
            <text:p>2019-10-17 18:07:19</text:p>
          </table:table-cell>
          <table:table-cell table:style-name="ce7" table:formula="of:=[.A612]" office:value-type="date" office:date-value="2019-10-17T18:07:19.449664" calcext:value-type="date">
            <text:p>2019-10-17 18:07:19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8:07:19.44966390263" calcext:value-type="date">
            <text:p>12/30/99 06:07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&lt;0.000001;[.G611]+2+1/[.$H$2];[.G611]+1/[.$H$2])" office:value-type="float" office:value="10.1500000000001" calcext:value-type="float">
            <text:p>1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17T17:43:49.519627" calcext:value-type="date">
            <text:p>2019-10-17 17:43:50</text:p>
          </table:table-cell>
          <table:table-cell table:style-name="ce7" table:formula="of:=[.A613]" office:value-type="date" office:date-value="2019-10-17T17:43:49.519627" calcext:value-type="date">
            <text:p>2019-10-17 17:43:50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7:43:49.51962661464" calcext:value-type="date">
            <text:p>12/30/99 05:43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&lt;0.000001;[.G612]+2+1/[.$H$2];[.G612]+1/[.$H$2])" office:value-type="float" office:value="10.1666666666668" calcext:value-type="float">
            <text:p>1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17T17:45:49.064615" calcext:value-type="date">
            <text:p>2019-10-17 17:45:49</text:p>
          </table:table-cell>
          <table:table-cell table:style-name="ce7" table:formula="of:=[.A614]" office:value-type="date" office:date-value="2019-10-17T17:45:49.064615" calcext:value-type="date">
            <text:p>2019-10-17 17:45:49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7:45:49.06461539213" calcext:value-type="date">
            <text:p>12/30/99 05:45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&lt;0.000001;[.G613]+2+1/[.$H$2];[.G613]+1/[.$H$2])" office:value-type="float" office:value="10.1833333333334" calcext:value-type="float">
            <text:p>10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17T17:58:29.786046" calcext:value-type="date">
            <text:p>2019-10-17 17:58:30</text:p>
          </table:table-cell>
          <table:table-cell table:style-name="ce7" table:formula="of:=[.A615]" office:value-type="date" office:date-value="2019-10-17T17:58:29.786046" calcext:value-type="date">
            <text:p>2019-10-17 17:58:30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7:58:29.78604617994" calcext:value-type="date">
            <text:p>12/30/99 05:58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&lt;0.000001;[.G614]+2+1/[.$H$2];[.G614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17T17:40:46.241546" calcext:value-type="date">
            <text:p>2019-10-17 17:40:46</text:p>
          </table:table-cell>
          <table:table-cell table:style-name="ce7" table:formula="of:=[.A616]" office:value-type="date" office:date-value="2019-10-17T17:40:46.241546" calcext:value-type="date">
            <text:p>2019-10-17 17:40:46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7:40:46.24154646881" calcext:value-type="date">
            <text:p>12/30/99 05:40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&lt;0.000001;[.G615]+2+1/[.$H$2];[.G615]+1/[.$H$2])" office:value-type="float" office:value="10.2166666666668" calcext:value-type="float">
            <text:p>1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17T18:10:51.022547" calcext:value-type="date">
            <text:p>2019-10-17 18:10:51</text:p>
          </table:table-cell>
          <table:table-cell table:style-name="ce7" table:formula="of:=[.A617]" office:value-type="date" office:date-value="2019-10-17T18:10:51.022547" calcext:value-type="date">
            <text:p>2019-10-17 18:10:51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8:10:51.02254694793" calcext:value-type="date">
            <text:p>12/30/99 06:10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&lt;0.000001;[.G616]+2+1/[.$H$2];[.G616]+1/[.$H$2])" office:value-type="float" office:value="10.2333333333334" calcext:value-type="float">
            <text:p>10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17T17:58:15.078451" calcext:value-type="date">
            <text:p>2019-10-17 17:58:15</text:p>
          </table:table-cell>
          <table:table-cell table:style-name="ce7" table:formula="of:=[.A618]" office:value-type="date" office:date-value="2019-10-17T17:58:15.078451" calcext:value-type="date">
            <text:p>2019-10-17 17:58:15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7:58:15.07845081389" calcext:value-type="date">
            <text:p>12/30/99 05:58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&lt;0.000001;[.G617]+2+1/[.$H$2];[.G617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17T18:15:30.643877" calcext:value-type="date">
            <text:p>2019-10-17 18:15:31</text:p>
          </table:table-cell>
          <table:table-cell table:style-name="ce7" table:formula="of:=[.A619]" office:value-type="date" office:date-value="2019-10-17T18:15:30.643877" calcext:value-type="date">
            <text:p>2019-10-17 18:15:31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8:15:30.64387652557" calcext:value-type="date">
            <text:p>12/30/99 06:15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&lt;0.000001;[.G618]+2+1/[.$H$2];[.G618]+1/[.$H$2])" office:value-type="float" office:value="10.2666666666668" calcext:value-type="float">
            <text:p>1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17T18:15:16.999007" calcext:value-type="date">
            <text:p>2019-10-17 18:15:17</text:p>
          </table:table-cell>
          <table:table-cell table:style-name="ce7" table:formula="of:=[.A620]" office:value-type="date" office:date-value="2019-10-17T18:15:16.999007" calcext:value-type="date">
            <text:p>2019-10-17 18:15:17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8:15:16.99900673702" calcext:value-type="date">
            <text:p>12/30/99 06:15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&lt;0.000001;[.G619]+2+1/[.$H$2];[.G619]+1/[.$H$2])" office:value-type="float" office:value="10.2833333333334" calcext:value-type="float">
            <text:p>10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17T17:56:01.889507" calcext:value-type="date">
            <text:p>2019-10-17 17:56:02</text:p>
          </table:table-cell>
          <table:table-cell table:style-name="ce7" table:formula="of:=[.A621]" office:value-type="date" office:date-value="2019-10-17T17:56:01.889507" calcext:value-type="date">
            <text:p>2019-10-17 17:56:02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7:56:01.88950692303" calcext:value-type="date">
            <text:p>12/30/99 05:56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&lt;0.000001;[.G620]+2+1/[.$H$2];[.G620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17T17:31:10.179154" calcext:value-type="date">
            <text:p>2019-10-17 17:31:10</text:p>
          </table:table-cell>
          <table:table-cell table:style-name="ce7" table:formula="of:=[.A622]" office:value-type="date" office:date-value="2019-10-17T17:31:10.179154" calcext:value-type="date">
            <text:p>2019-10-17 17:31:10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7:31:10.17915355973" calcext:value-type="date">
            <text:p>12/30/99 05:31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&lt;0.000001;[.G621]+2+1/[.$H$2];[.G621]+1/[.$H$2])" office:value-type="float" office:value="10.3166666666668" calcext:value-type="float">
            <text:p>1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17T17:25:25.121766" calcext:value-type="date">
            <text:p>2019-10-17 17:25:25</text:p>
          </table:table-cell>
          <table:table-cell table:style-name="ce7" table:formula="of:=[.A623]" office:value-type="date" office:date-value="2019-10-17T17:25:25.121766" calcext:value-type="date">
            <text:p>2019-10-17 17:25:25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7:25:25.12176583987" calcext:value-type="date">
            <text:p>12/30/99 05:25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&lt;0.000001;[.G622]+2+1/[.$H$2];[.G622]+1/[.$H$2])" office:value-type="float" office:value="10.3333333333334" calcext:value-type="float">
            <text:p>10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17T17:53:48.425367" calcext:value-type="date">
            <text:p>2019-10-17 17:53:48</text:p>
          </table:table-cell>
          <table:table-cell table:style-name="ce7" table:formula="of:=[.A624]" office:value-type="date" office:date-value="2019-10-17T17:53:48.425367" calcext:value-type="date">
            <text:p>2019-10-17 17:53:48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7:53:48.42536712997" calcext:value-type="date">
            <text:p>12/30/99 05:53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&lt;0.000001;[.G623]+2+1/[.$H$2];[.G623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17T17:56:08.276849" calcext:value-type="date">
            <text:p>2019-10-17 17:56:08</text:p>
          </table:table-cell>
          <table:table-cell table:style-name="ce7" table:formula="of:=[.A625]" office:value-type="date" office:date-value="2019-10-17T17:56:08.276849" calcext:value-type="date">
            <text:p>2019-10-17 17:56:08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7:56:08.27684906311" calcext:value-type="date">
            <text:p>12/30/99 05:56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&lt;0.000001;[.G624]+2+1/[.$H$2];[.G624]+1/[.$H$2])" office:value-type="float" office:value="10.3666666666668" calcext:value-type="float">
            <text:p>1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17T17:53:17.449841" calcext:value-type="date">
            <text:p>2019-10-17 17:53:17</text:p>
          </table:table-cell>
          <table:table-cell table:style-name="ce7" table:formula="of:=[.A626]" office:value-type="date" office:date-value="2019-10-17T17:53:17.449841" calcext:value-type="date">
            <text:p>2019-10-17 17:53:17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7:53:17.44984111749" calcext:value-type="date">
            <text:p>12/30/99 05:53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&lt;0.000001;[.G625]+2+1/[.$H$2];[.G625]+1/[.$H$2])" office:value-type="float" office:value="10.3833333333334" calcext:value-type="float">
            <text:p>10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17T18:03:21.202023" calcext:value-type="date">
            <text:p>2019-10-17 18:03:21</text:p>
          </table:table-cell>
          <table:table-cell table:style-name="ce7" table:formula="of:=[.A627]" office:value-type="date" office:date-value="2019-10-17T18:03:21.202023" calcext:value-type="date">
            <text:p>2019-10-17 18:03:21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8:03:21.20202298276" calcext:value-type="date">
            <text:p>12/30/99 06:03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&lt;0.000001;[.G626]+2+1/[.$H$2];[.G626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17T17:33:43.104697" calcext:value-type="date">
            <text:p>2019-10-17 17:33:43</text:p>
          </table:table-cell>
          <table:table-cell table:style-name="ce7" table:formula="of:=[.A628]" office:value-type="date" office:date-value="2019-10-17T17:33:43.104697" calcext:value-type="date">
            <text:p>2019-10-17 17:33:43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7:33:43.1046970468" calcext:value-type="date">
            <text:p>12/30/99 05:33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&lt;0.000001;[.G627]+2+1/[.$H$2];[.G627]+1/[.$H$2])" office:value-type="float" office:value="10.4166666666668" calcext:value-type="float">
            <text:p>1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17T17:54:03.767587" calcext:value-type="date">
            <text:p>2019-10-17 17:54:04</text:p>
          </table:table-cell>
          <table:table-cell table:style-name="ce7" table:formula="of:=[.A629]" office:value-type="date" office:date-value="2019-10-17T17:54:03.767587" calcext:value-type="date">
            <text:p>2019-10-17 17:54:04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7:54:03.76758676954" calcext:value-type="date">
            <text:p>12/30/99 05:54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&lt;0.000001;[.G628]+2+1/[.$H$2];[.G628]+1/[.$H$2])" office:value-type="float" office:value="10.4333333333334" calcext:value-type="float">
            <text:p>10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17T18:19:04.512433" calcext:value-type="date">
            <text:p>2019-10-17 18:19:05</text:p>
          </table:table-cell>
          <table:table-cell table:style-name="ce7" table:formula="of:=[.A630]" office:value-type="date" office:date-value="2019-10-17T18:19:04.512433" calcext:value-type="date">
            <text:p>2019-10-17 18:19:05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8:19:04.51243334915" calcext:value-type="date">
            <text:p>12/30/99 06:19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&lt;0.000001;[.G629]+2+1/[.$H$2];[.G629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17T18:19:32.583388" calcext:value-type="date">
            <text:p>2019-10-17 18:19:33</text:p>
          </table:table-cell>
          <table:table-cell table:style-name="ce7" table:formula="of:=[.A631]" office:value-type="date" office:date-value="2019-10-17T18:19:32.583388" calcext:value-type="date">
            <text:p>2019-10-17 18:19:33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8:19:32.58338788524" calcext:value-type="date">
            <text:p>12/30/99 06:19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&lt;0.000001;[.G630]+2+1/[.$H$2];[.G630]+1/[.$H$2])" office:value-type="float" office:value="10.4666666666668" calcext:value-type="float">
            <text:p>1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17T17:34:21.218034" calcext:value-type="date">
            <text:p>2019-10-17 17:34:21</text:p>
          </table:table-cell>
          <table:table-cell table:style-name="ce7" table:formula="of:=[.A632]" office:value-type="date" office:date-value="2019-10-17T17:34:21.218034" calcext:value-type="date">
            <text:p>2019-10-17 17:34:21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7:34:21.21803449932" calcext:value-type="date">
            <text:p>12/30/99 05:34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&lt;0.000001;[.G631]+2+1/[.$H$2];[.G631]+1/[.$H$2])" office:value-type="float" office:value="10.4833333333334" calcext:value-type="float">
            <text:p>10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17T18:11:50.106135" calcext:value-type="date">
            <text:p>2019-10-17 18:11:50</text:p>
          </table:table-cell>
          <table:table-cell table:style-name="ce7" table:formula="of:=[.A633]" office:value-type="date" office:date-value="2019-10-17T18:11:50.106135" calcext:value-type="date">
            <text:p>2019-10-17 18:11:50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8:11:50.10613502003" calcext:value-type="date">
            <text:p>12/30/99 06:11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&lt;0.000001;[.G632]+2+1/[.$H$2];[.G63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17T18:16:10.131762" calcext:value-type="date">
            <text:p>2019-10-17 18:16:10</text:p>
          </table:table-cell>
          <table:table-cell table:style-name="ce7" table:formula="of:=[.A634]" office:value-type="date" office:date-value="2019-10-17T18:16:10.131762" calcext:value-type="date">
            <text:p>2019-10-17 18:16:10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8:16:10.13176206965" calcext:value-type="date">
            <text:p>12/30/99 06:16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&lt;0.000001;[.G633]+2+1/[.$H$2];[.G633]+1/[.$H$2])" office:value-type="float" office:value="10.5166666666668" calcext:value-type="float">
            <text:p>1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17T17:49:56.357642" calcext:value-type="date">
            <text:p>2019-10-17 17:49:56</text:p>
          </table:table-cell>
          <table:table-cell table:style-name="ce7" table:formula="of:=[.A635]" office:value-type="date" office:date-value="2019-10-17T17:49:56.357642" calcext:value-type="date">
            <text:p>2019-10-17 17:49:56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7:49:56.35764202103" calcext:value-type="date">
            <text:p>12/30/99 05:49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&lt;0.000001;[.G634]+2+1/[.$H$2];[.G634]+1/[.$H$2])" office:value-type="float" office:value="10.5333333333334" calcext:value-type="float">
            <text:p>1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17T17:53:21.151842" calcext:value-type="date">
            <text:p>2019-10-17 17:53:21</text:p>
          </table:table-cell>
          <table:table-cell table:style-name="ce7" table:formula="of:=[.A636]" office:value-type="date" office:date-value="2019-10-17T17:53:21.151842" calcext:value-type="date">
            <text:p>2019-10-17 17:53:21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7:53:21.15184150636" calcext:value-type="date">
            <text:p>12/30/99 05:53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&lt;0.000001;[.G635]+2+1/[.$H$2];[.G635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17T17:57:06.994479" calcext:value-type="date">
            <text:p>2019-10-17 17:57:07</text:p>
          </table:table-cell>
          <table:table-cell table:style-name="ce7" table:formula="of:=[.A637]" office:value-type="date" office:date-value="2019-10-17T17:57:06.994479" calcext:value-type="date">
            <text:p>2019-10-17 17:57:07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7:57:06.99447905179" calcext:value-type="date">
            <text:p>12/30/99 05:57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&lt;0.000001;[.G636]+2+1/[.$H$2];[.G636]+1/[.$H$2])" office:value-type="float" office:value="10.5666666666668" calcext:value-type="float">
            <text:p>1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17T18:13:28.035019" calcext:value-type="date">
            <text:p>2019-10-17 18:13:28</text:p>
          </table:table-cell>
          <table:table-cell table:style-name="ce7" table:formula="of:=[.A638]" office:value-type="date" office:date-value="2019-10-17T18:13:28.035019" calcext:value-type="date">
            <text:p>2019-10-17 18:13:28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8:13:28.0350194592" calcext:value-type="date">
            <text:p>12/30/99 06:13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&lt;0.000001;[.G637]+2+1/[.$H$2];[.G637]+1/[.$H$2])" office:value-type="float" office:value="10.5833333333334" calcext:value-type="float">
            <text:p>1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17T17:36:08.625416" calcext:value-type="date">
            <text:p>2019-10-17 17:36:09</text:p>
          </table:table-cell>
          <table:table-cell table:style-name="ce7" table:formula="of:=[.A639]" office:value-type="date" office:date-value="2019-10-17T17:36:08.625416" calcext:value-type="date">
            <text:p>2019-10-17 17:36:09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7:36:08.62541623414" calcext:value-type="date">
            <text:p>12/30/99 05:36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&lt;0.000001;[.G638]+2+1/[.$H$2];[.G638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17T18:00:19.022791" calcext:value-type="date">
            <text:p>2019-10-17 18:00:19</text:p>
          </table:table-cell>
          <table:table-cell table:style-name="ce7" table:formula="of:=[.A640]" office:value-type="date" office:date-value="2019-10-17T18:00:19.022791" calcext:value-type="date">
            <text:p>2019-10-17 18:00:19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8:00:19.02279148344" calcext:value-type="date">
            <text:p>12/30/99 06:00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&lt;0.000001;[.G639]+2+1/[.$H$2];[.G639]+1/[.$H$2])" office:value-type="float" office:value="10.6166666666668" calcext:value-type="float">
            <text:p>1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17T18:10:16.507713" calcext:value-type="date">
            <text:p>2019-10-17 18:10:17</text:p>
          </table:table-cell>
          <table:table-cell table:style-name="ce7" table:formula="of:=[.A641]" office:value-type="date" office:date-value="2019-10-17T18:10:16.507713" calcext:value-type="date">
            <text:p>2019-10-17 18:10:17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8:10:16.50771328714" calcext:value-type="date">
            <text:p>12/30/99 06:10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&lt;0.000001;[.G640]+2+1/[.$H$2];[.G640]+1/[.$H$2])" office:value-type="float" office:value="10.6333333333334" calcext:value-type="float">
            <text:p>1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17T17:49:02.839793" calcext:value-type="date">
            <text:p>2019-10-17 17:49:03</text:p>
          </table:table-cell>
          <table:table-cell table:style-name="ce7" table:formula="of:=[.A642]" office:value-type="date" office:date-value="2019-10-17T17:49:02.839793" calcext:value-type="date">
            <text:p>2019-10-17 17:49:03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7:49:02.83979334868" calcext:value-type="date">
            <text:p>12/30/99 05:49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&lt;0.000001;[.G641]+2+1/[.$H$2];[.G641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17T17:52:41.348618" calcext:value-type="date">
            <text:p>2019-10-17 17:52:41</text:p>
          </table:table-cell>
          <table:table-cell table:style-name="ce7" table:formula="of:=[.A643]" office:value-type="date" office:date-value="2019-10-17T17:52:41.348618" calcext:value-type="date">
            <text:p>2019-10-17 17:52:41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7:52:41.34861807805" calcext:value-type="date">
            <text:p>12/30/99 05:52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&lt;0.000001;[.G642]+2+1/[.$H$2];[.G642]+1/[.$H$2])" office:value-type="float" office:value="10.6666666666668" calcext:value-type="float">
            <text:p>1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17T18:14:22.03109" calcext:value-type="date">
            <text:p>2019-10-17 18:14:22</text:p>
          </table:table-cell>
          <table:table-cell table:style-name="ce7" table:formula="of:=[.A644]" office:value-type="date" office:date-value="2019-10-17T18:14:22.03109" calcext:value-type="date">
            <text:p>2019-10-17 18:14:22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8:14:22.03109049238" calcext:value-type="date">
            <text:p>12/30/99 06:14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&lt;0.000001;[.G643]+2+1/[.$H$2];[.G643]+1/[.$H$2])" office:value-type="float" office:value="10.6833333333334" calcext:value-type="float">
            <text:p>1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17T17:56:32.556865" calcext:value-type="date">
            <text:p>2019-10-17 17:56:33</text:p>
          </table:table-cell>
          <table:table-cell table:style-name="ce7" table:formula="of:=[.A645]" office:value-type="date" office:date-value="2019-10-17T17:56:32.556865" calcext:value-type="date">
            <text:p>2019-10-17 17:56:33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7:56:32.55686535034" calcext:value-type="date">
            <text:p>12/30/99 05:56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&lt;0.000001;[.G644]+2+1/[.$H$2];[.G644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17T18:28:00.864289" calcext:value-type="date">
            <text:p>2019-10-17 18:28:01</text:p>
          </table:table-cell>
          <table:table-cell table:style-name="ce7" table:formula="of:=[.A646]" office:value-type="date" office:date-value="2019-10-17T18:28:00.864289" calcext:value-type="date">
            <text:p>2019-10-17 18:28:01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8:28:00.8642886579" calcext:value-type="date">
            <text:p>12/30/99 06:28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&lt;0.000001;[.G645]+2+1/[.$H$2];[.G645]+1/[.$H$2])" office:value-type="float" office:value="10.7166666666668" calcext:value-type="float">
            <text:p>1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17T17:43:28.729851" calcext:value-type="date">
            <text:p>2019-10-17 17:43:29</text:p>
          </table:table-cell>
          <table:table-cell table:style-name="ce7" table:formula="of:=[.A647]" office:value-type="date" office:date-value="2019-10-17T17:43:28.729851" calcext:value-type="date">
            <text:p>2019-10-17 17:43:29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7:43:28.72985052411" calcext:value-type="date">
            <text:p>12/30/99 05:43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&lt;0.000001;[.G646]+2+1/[.$H$2];[.G646]+1/[.$H$2])" office:value-type="float" office:value="10.7333333333334" calcext:value-type="float">
            <text:p>1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17T18:13:18.635397" calcext:value-type="date">
            <text:p>2019-10-17 18:13:19</text:p>
          </table:table-cell>
          <table:table-cell table:style-name="ce7" table:formula="of:=[.A648]" office:value-type="date" office:date-value="2019-10-17T18:13:18.635397" calcext:value-type="date">
            <text:p>2019-10-17 18:13:19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8:13:18.63539733924" calcext:value-type="date">
            <text:p>12/30/99 06:13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&lt;0.000001;[.G647]+2+1/[.$H$2];[.G647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17T18:08:17.015449" calcext:value-type="date">
            <text:p>2019-10-17 18:08:17</text:p>
          </table:table-cell>
          <table:table-cell table:style-name="ce7" table:formula="of:=[.A649]" office:value-type="date" office:date-value="2019-10-17T18:08:17.015449" calcext:value-type="date">
            <text:p>2019-10-17 18:08:17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8:08:17.01544877607" calcext:value-type="date">
            <text:p>12/30/99 06:08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&lt;0.000001;[.G648]+2+1/[.$H$2];[.G648]+1/[.$H$2])" office:value-type="float" office:value="10.7666666666668" calcext:value-type="float">
            <text:p>1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17T17:49:56.812916" calcext:value-type="date">
            <text:p>2019-10-17 17:49:57</text:p>
          </table:table-cell>
          <table:table-cell table:style-name="ce7" table:formula="of:=[.A650]" office:value-type="date" office:date-value="2019-10-17T17:49:56.812916" calcext:value-type="date">
            <text:p>2019-10-17 17:49:57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7:49:56.81291640736" calcext:value-type="date">
            <text:p>12/30/99 05:49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&lt;0.000001;[.G649]+2+1/[.$H$2];[.G649]+1/[.$H$2])" office:value-type="float" office:value="10.7833333333335" calcext:value-type="float">
            <text:p>10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17T17:40:07.591372" calcext:value-type="date">
            <text:p>2019-10-17 17:40:08</text:p>
          </table:table-cell>
          <table:table-cell table:style-name="ce7" table:formula="of:=[.A651]" office:value-type="date" office:date-value="2019-10-17T17:40:07.591372" calcext:value-type="date">
            <text:p>2019-10-17 17:40:08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7:40:07.59137200657" calcext:value-type="date">
            <text:p>12/30/99 05:40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&lt;0.000001;[.G650]+2+1/[.$H$2];[.G650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17T17:39:06.782906" calcext:value-type="date">
            <text:p>2019-10-17 17:39:07</text:p>
          </table:table-cell>
          <table:table-cell table:style-name="ce7" table:formula="of:=[.A652]" office:value-type="date" office:date-value="2019-10-17T17:39:06.782906" calcext:value-type="date">
            <text:p>2019-10-17 17:39:07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7:39:06.78290644661" calcext:value-type="date">
            <text:p>12/30/99 05:39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&lt;0.000001;[.G651]+2+1/[.$H$2];[.G651]+1/[.$H$2])" office:value-type="float" office:value="10.8166666666668" calcext:value-type="float">
            <text:p>1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17T18:04:16.566292" calcext:value-type="date">
            <text:p>2019-10-17 18:04:17</text:p>
          </table:table-cell>
          <table:table-cell table:style-name="ce7" table:formula="of:=[.A653]" office:value-type="date" office:date-value="2019-10-17T18:04:16.566292" calcext:value-type="date">
            <text:p>2019-10-17 18:04:17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8:04:16.5662921872" calcext:value-type="date">
            <text:p>12/30/99 06:04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&lt;0.000001;[.G652]+2+1/[.$H$2];[.G652]+1/[.$H$2])" office:value-type="float" office:value="10.8333333333335" calcext:value-type="float">
            <text:p>1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17T17:55:01.428245" calcext:value-type="date">
            <text:p>2019-10-17 17:55:01</text:p>
          </table:table-cell>
          <table:table-cell table:style-name="ce7" table:formula="of:=[.A654]" office:value-type="date" office:date-value="2019-10-17T17:55:01.428245" calcext:value-type="date">
            <text:p>2019-10-17 17:55:01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7:55:01.42824514769" calcext:value-type="date">
            <text:p>12/30/99 05:55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&lt;0.000001;[.G653]+2+1/[.$H$2];[.G653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17T18:15:11.031013" calcext:value-type="date">
            <text:p>2019-10-17 18:15:11</text:p>
          </table:table-cell>
          <table:table-cell table:style-name="ce7" table:formula="of:=[.A655]" office:value-type="date" office:date-value="2019-10-17T18:15:11.031013" calcext:value-type="date">
            <text:p>2019-10-17 18:15:11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8:15:11.03101267945" calcext:value-type="date">
            <text:p>12/30/99 06:15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&lt;0.000001;[.G654]+2+1/[.$H$2];[.G654]+1/[.$H$2])" office:value-type="float" office:value="10.8666666666668" calcext:value-type="float">
            <text:p>1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17T17:47:15.363218" calcext:value-type="date">
            <text:p>2019-10-17 17:47:15</text:p>
          </table:table-cell>
          <table:table-cell table:style-name="ce7" table:formula="of:=[.A656]" office:value-type="date" office:date-value="2019-10-17T17:47:15.363218" calcext:value-type="date">
            <text:p>2019-10-17 17:47:15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7:47:15.36321753636" calcext:value-type="date">
            <text:p>12/30/99 05:47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&lt;0.000001;[.G655]+2+1/[.$H$2];[.G655]+1/[.$H$2])" office:value-type="float" office:value="10.8833333333335" calcext:value-type="float">
            <text:p>10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17T18:02:31.114844" calcext:value-type="date">
            <text:p>2019-10-17 18:02:31</text:p>
          </table:table-cell>
          <table:table-cell table:style-name="ce7" table:formula="of:=[.A657]" office:value-type="date" office:date-value="2019-10-17T18:02:31.114844" calcext:value-type="date">
            <text:p>2019-10-17 18:02:31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8:02:31.11484369263" calcext:value-type="date">
            <text:p>12/30/99 06:02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&lt;0.000001;[.G656]+2+1/[.$H$2];[.G656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17T18:39:23.207825" calcext:value-type="date">
            <text:p>2019-10-17 18:39:23</text:p>
          </table:table-cell>
          <table:table-cell table:style-name="ce7" table:formula="of:=[.A658]" office:value-type="date" office:date-value="2019-10-17T18:39:23.207825" calcext:value-type="date">
            <text:p>2019-10-17 18:39:23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8:39:23.2078246912" calcext:value-type="date">
            <text:p>12/30/99 06:39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&lt;0.000001;[.G657]+2+1/[.$H$2];[.G657]+1/[.$H$2])" office:value-type="float" office:value="10.9166666666668" calcext:value-type="float">
            <text:p>1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17T17:57:19.177323" calcext:value-type="date">
            <text:p>2019-10-17 17:57:19</text:p>
          </table:table-cell>
          <table:table-cell table:style-name="ce7" table:formula="of:=[.A659]" office:value-type="date" office:date-value="2019-10-17T17:57:19.177323" calcext:value-type="date">
            <text:p>2019-10-17 17:57:19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7:57:19.17732322589" calcext:value-type="date">
            <text:p>12/30/99 05:57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&lt;0.000001;[.G658]+2+1/[.$H$2];[.G658]+1/[.$H$2])" office:value-type="float" office:value="10.9333333333335" calcext:value-type="float">
            <text:p>1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17T17:53:29.148128" calcext:value-type="date">
            <text:p>2019-10-17 17:53:29</text:p>
          </table:table-cell>
          <table:table-cell table:style-name="ce7" table:formula="of:=[.A660]" office:value-type="date" office:date-value="2019-10-17T17:53:29.148128" calcext:value-type="date">
            <text:p>2019-10-17 17:53:29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7:53:29.14812809788" calcext:value-type="date">
            <text:p>12/30/99 05:53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&lt;0.000001;[.G659]+2+1/[.$H$2];[.G659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17T18:00:30.153338" calcext:value-type="date">
            <text:p>2019-10-17 18:00:30</text:p>
          </table:table-cell>
          <table:table-cell table:style-name="ce7" table:formula="of:=[.A661]" office:value-type="date" office:date-value="2019-10-17T18:00:30.153338" calcext:value-type="date">
            <text:p>2019-10-17 18:00:30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8:00:30.15333800577" calcext:value-type="date">
            <text:p>12/30/99 06:00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&lt;0.000001;[.G660]+2+1/[.$H$2];[.G660]+1/[.$H$2])" office:value-type="float" office:value="10.9666666666668" calcext:value-type="float">
            <text:p>1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17T18:13:48.176753" calcext:value-type="date">
            <text:p>2019-10-17 18:13:48</text:p>
          </table:table-cell>
          <table:table-cell table:style-name="ce7" table:formula="of:=[.A662]" office:value-type="date" office:date-value="2019-10-17T18:13:48.176753" calcext:value-type="date">
            <text:p>2019-10-17 18:13:48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8:13:48.17675289698" calcext:value-type="date">
            <text:p>12/30/99 06:13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&lt;0.000001;[.G661]+2+1/[.$H$2];[.G661]+1/[.$H$2])" office:value-type="float" office:value="10.9833333333335" calcext:value-type="float">
            <text:p>10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18T17:55:25.04434" calcext:value-type="date">
            <text:p>2019-10-18 17:55:25</text:p>
          </table:table-cell>
          <table:table-cell table:style-name="ce7" table:formula="of:=[.A663]" office:value-type="date" office:date-value="2019-10-18T17:55:25.04434" calcext:value-type="date">
            <text:p>2019-10-18 17:55:25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7:55:25.04433989525" calcext:value-type="date">
            <text:p>12/30/99 05:55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&lt;0.000001;[.G662]+2+1/[.$H$2];[.G6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18T17:33:32.502709" calcext:value-type="date">
            <text:p>2019-10-18 17:33:33</text:p>
          </table:table-cell>
          <table:table-cell table:style-name="ce7" table:formula="of:=[.A664]" office:value-type="date" office:date-value="2019-10-18T17:33:32.502709" calcext:value-type="date">
            <text:p>2019-10-18 17:33:33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7:33:32.50270893797" calcext:value-type="date">
            <text:p>12/30/99 05:33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&lt;0.000001;[.G663]+2+1/[.$H$2];[.G663]+1/[.$H$2])" office:value-type="float" office:value="11.0166666666668" calcext:value-type="float">
            <text:p>1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18T18:23:49.966484" calcext:value-type="date">
            <text:p>2019-10-18 18:23:50</text:p>
          </table:table-cell>
          <table:table-cell table:style-name="ce7" table:formula="of:=[.A665]" office:value-type="date" office:date-value="2019-10-18T18:23:49.966484" calcext:value-type="date">
            <text:p>2019-10-18 18:23:50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8:23:49.96648375411" calcext:value-type="date">
            <text:p>12/30/99 06:23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&lt;0.000001;[.G664]+2+1/[.$H$2];[.G664]+1/[.$H$2])" office:value-type="float" office:value="11.0333333333335" calcext:value-type="float">
            <text:p>1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18T17:49:16.898724" calcext:value-type="date">
            <text:p>2019-10-18 17:49:17</text:p>
          </table:table-cell>
          <table:table-cell table:style-name="ce7" table:formula="of:=[.A666]" office:value-type="date" office:date-value="2019-10-18T17:49:16.898724" calcext:value-type="date">
            <text:p>2019-10-18 17:49:17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7:49:16.89872433431" calcext:value-type="date">
            <text:p>12/30/99 05:49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&lt;0.000001;[.G665]+2+1/[.$H$2];[.G665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18T18:09:15.206922" calcext:value-type="date">
            <text:p>2019-10-18 18:09:15</text:p>
          </table:table-cell>
          <table:table-cell table:style-name="ce7" table:formula="of:=[.A667]" office:value-type="date" office:date-value="2019-10-18T18:09:15.206922" calcext:value-type="date">
            <text:p>2019-10-18 18:09:15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8:09:15.20692176651" calcext:value-type="date">
            <text:p>12/30/99 06:09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&lt;0.000001;[.G666]+2+1/[.$H$2];[.G666]+1/[.$H$2])" office:value-type="float" office:value="11.0666666666668" calcext:value-type="float">
            <text:p>1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18T17:44:46.369966" calcext:value-type="date">
            <text:p>2019-10-18 17:44:46</text:p>
          </table:table-cell>
          <table:table-cell table:style-name="ce7" table:formula="of:=[.A668]" office:value-type="date" office:date-value="2019-10-18T17:44:46.369966" calcext:value-type="date">
            <text:p>2019-10-18 17:44:46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7:44:46.36996638961" calcext:value-type="date">
            <text:p>12/30/99 05:44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&lt;0.000001;[.G667]+2+1/[.$H$2];[.G667]+1/[.$H$2])" office:value-type="float" office:value="11.0833333333335" calcext:value-type="float">
            <text:p>11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18T17:19:24.690717" calcext:value-type="date">
            <text:p>2019-10-18 17:19:25</text:p>
          </table:table-cell>
          <table:table-cell table:style-name="ce7" table:formula="of:=[.A669]" office:value-type="date" office:date-value="2019-10-18T17:19:24.690717" calcext:value-type="date">
            <text:p>2019-10-18 17:19:25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7:19:24.6907169139" calcext:value-type="date">
            <text:p>12/30/99 05:19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&lt;0.000001;[.G668]+2+1/[.$H$2];[.G668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18T18:41:08.189569" calcext:value-type="date">
            <text:p>2019-10-18 18:41:08</text:p>
          </table:table-cell>
          <table:table-cell table:style-name="ce7" table:formula="of:=[.A670]" office:value-type="date" office:date-value="2019-10-18T18:41:08.189569" calcext:value-type="date">
            <text:p>2019-10-18 18:41:08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8:41:08.18956893403" calcext:value-type="date">
            <text:p>12/30/99 06:41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&lt;0.000001;[.G669]+2+1/[.$H$2];[.G669]+1/[.$H$2])" office:value-type="float" office:value="11.1166666666668" calcext:value-type="float">
            <text:p>11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18T17:44:15.717761" calcext:value-type="date">
            <text:p>2019-10-18 17:44:16</text:p>
          </table:table-cell>
          <table:table-cell table:style-name="ce7" table:formula="of:=[.A671]" office:value-type="date" office:date-value="2019-10-18T17:44:15.717761" calcext:value-type="date">
            <text:p>2019-10-18 17:44:16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7:44:15.7177613955" calcext:value-type="date">
            <text:p>12/30/99 05:44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&lt;0.000001;[.G670]+2+1/[.$H$2];[.G670]+1/[.$H$2])" office:value-type="float" office:value="11.1333333333335" calcext:value-type="float">
            <text:p>1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18T18:16:48.634752" calcext:value-type="date">
            <text:p>2019-10-18 18:16:49</text:p>
          </table:table-cell>
          <table:table-cell table:style-name="ce7" table:formula="of:=[.A672]" office:value-type="date" office:date-value="2019-10-18T18:16:48.634752" calcext:value-type="date">
            <text:p>2019-10-18 18:16:49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8:16:48.63475240767" calcext:value-type="date">
            <text:p>12/30/99 06:16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&lt;0.000001;[.G671]+2+1/[.$H$2];[.G671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18T17:37:18.161098" calcext:value-type="date">
            <text:p>2019-10-18 17:37:18</text:p>
          </table:table-cell>
          <table:table-cell table:style-name="ce7" table:formula="of:=[.A673]" office:value-type="date" office:date-value="2019-10-18T17:37:18.161098" calcext:value-type="date">
            <text:p>2019-10-18 17:37:18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7:37:18.161098212" calcext:value-type="date">
            <text:p>12/30/99 05:37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&lt;0.000001;[.G672]+2+1/[.$H$2];[.G672]+1/[.$H$2])" office:value-type="float" office:value="11.1666666666668" calcext:value-type="float">
            <text:p>11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18T17:59:48.333641" calcext:value-type="date">
            <text:p>2019-10-18 17:59:48</text:p>
          </table:table-cell>
          <table:table-cell table:style-name="ce7" table:formula="of:=[.A674]" office:value-type="date" office:date-value="2019-10-18T17:59:48.333641" calcext:value-type="date">
            <text:p>2019-10-18 17:59:48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7:59:48.33364052698" calcext:value-type="date">
            <text:p>12/30/99 05:59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&lt;0.000001;[.G673]+2+1/[.$H$2];[.G673]+1/[.$H$2])" office:value-type="float" office:value="11.1833333333335" calcext:value-type="float">
            <text:p>11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18T18:26:31.551006" calcext:value-type="date">
            <text:p>2019-10-18 18:26:32</text:p>
          </table:table-cell>
          <table:table-cell table:style-name="ce7" table:formula="of:=[.A675]" office:value-type="date" office:date-value="2019-10-18T18:26:31.551006" calcext:value-type="date">
            <text:p>2019-10-18 18:26:32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8:26:31.55100574717" calcext:value-type="date">
            <text:p>12/30/99 06:26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&lt;0.000001;[.G674]+2+1/[.$H$2];[.G674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18T17:34:53.681036" calcext:value-type="date">
            <text:p>2019-10-18 17:34:54</text:p>
          </table:table-cell>
          <table:table-cell table:style-name="ce7" table:formula="of:=[.A676]" office:value-type="date" office:date-value="2019-10-18T17:34:53.681036" calcext:value-type="date">
            <text:p>2019-10-18 17:34:54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7:34:53.68103609886" calcext:value-type="date">
            <text:p>12/30/99 05:34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&lt;0.000001;[.G675]+2+1/[.$H$2];[.G675]+1/[.$H$2])" office:value-type="float" office:value="11.2166666666668" calcext:value-type="float">
            <text:p>11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18T18:18:50.632239" calcext:value-type="date">
            <text:p>2019-10-18 18:18:51</text:p>
          </table:table-cell>
          <table:table-cell table:style-name="ce7" table:formula="of:=[.A677]" office:value-type="date" office:date-value="2019-10-18T18:18:50.632239" calcext:value-type="date">
            <text:p>2019-10-18 18:18:51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8:18:50.6322386954" calcext:value-type="date">
            <text:p>12/30/99 06:18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&lt;0.000001;[.G676]+2+1/[.$H$2];[.G676]+1/[.$H$2])" office:value-type="float" office:value="11.2333333333335" calcext:value-type="float">
            <text:p>1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18T18:19:26.940647" calcext:value-type="date">
            <text:p>2019-10-18 18:19:27</text:p>
          </table:table-cell>
          <table:table-cell table:style-name="ce7" table:formula="of:=[.A678]" office:value-type="date" office:date-value="2019-10-18T18:19:26.940647" calcext:value-type="date">
            <text:p>2019-10-18 18:19:27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8:19:26.94064666517" calcext:value-type="date">
            <text:p>12/30/99 06:19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&lt;0.000001;[.G677]+2+1/[.$H$2];[.G677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18T18:09:59.367503" calcext:value-type="date">
            <text:p>2019-10-18 18:09:59</text:p>
          </table:table-cell>
          <table:table-cell table:style-name="ce7" table:formula="of:=[.A679]" office:value-type="date" office:date-value="2019-10-18T18:09:59.367503" calcext:value-type="date">
            <text:p>2019-10-18 18:09:59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8:09:59.36750312336" calcext:value-type="date">
            <text:p>12/30/99 06:09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&lt;0.000001;[.G678]+2+1/[.$H$2];[.G678]+1/[.$H$2])" office:value-type="float" office:value="11.2666666666668" calcext:value-type="float">
            <text:p>11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18T18:04:34.024293" calcext:value-type="date">
            <text:p>2019-10-18 18:04:34</text:p>
          </table:table-cell>
          <table:table-cell table:style-name="ce7" table:formula="of:=[.A680]" office:value-type="date" office:date-value="2019-10-18T18:04:34.024293" calcext:value-type="date">
            <text:p>2019-10-18 18:04:34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8:04:34.02429319918" calcext:value-type="date">
            <text:p>12/30/99 06:04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&lt;0.000001;[.G679]+2+1/[.$H$2];[.G679]+1/[.$H$2])" office:value-type="float" office:value="11.2833333333335" calcext:value-type="float">
            <text:p>11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18T18:03:12.679719" calcext:value-type="date">
            <text:p>2019-10-18 18:03:13</text:p>
          </table:table-cell>
          <table:table-cell table:style-name="ce7" table:formula="of:=[.A681]" office:value-type="date" office:date-value="2019-10-18T18:03:12.679719" calcext:value-type="date">
            <text:p>2019-10-18 18:03:13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8:03:12.67971895169" calcext:value-type="date">
            <text:p>12/30/99 06:03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&lt;0.000001;[.G680]+2+1/[.$H$2];[.G680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18T18:03:44.737086" calcext:value-type="date">
            <text:p>2019-10-18 18:03:45</text:p>
          </table:table-cell>
          <table:table-cell table:style-name="ce7" table:formula="of:=[.A682]" office:value-type="date" office:date-value="2019-10-18T18:03:44.737086" calcext:value-type="date">
            <text:p>2019-10-18 18:03:45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8:03:44.73708568141" calcext:value-type="date">
            <text:p>12/30/99 06:03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&lt;0.000001;[.G681]+2+1/[.$H$2];[.G681]+1/[.$H$2])" office:value-type="float" office:value="11.3166666666668" calcext:value-type="float">
            <text:p>11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18T17:40:59.25667" calcext:value-type="date">
            <text:p>2019-10-18 17:40:59</text:p>
          </table:table-cell>
          <table:table-cell table:style-name="ce7" table:formula="of:=[.A683]" office:value-type="date" office:date-value="2019-10-18T17:40:59.25667" calcext:value-type="date">
            <text:p>2019-10-18 17:40:59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7:40:59.25666962285" calcext:value-type="date">
            <text:p>12/30/99 05:40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&lt;0.000001;[.G682]+2+1/[.$H$2];[.G682]+1/[.$H$2])" office:value-type="float" office:value="11.3333333333335" calcext:value-type="float">
            <text:p>1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18T17:54:06.656365" calcext:value-type="date">
            <text:p>2019-10-18 17:54:07</text:p>
          </table:table-cell>
          <table:table-cell table:style-name="ce7" table:formula="of:=[.A684]" office:value-type="date" office:date-value="2019-10-18T17:54:06.656365" calcext:value-type="date">
            <text:p>2019-10-18 17:54:07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7:54:06.65636485443" calcext:value-type="date">
            <text:p>12/30/99 05:54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&lt;0.000001;[.G683]+2+1/[.$H$2];[.G683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18T18:15:34.016946" calcext:value-type="date">
            <text:p>2019-10-18 18:15:34</text:p>
          </table:table-cell>
          <table:table-cell table:style-name="ce7" table:formula="of:=[.A685]" office:value-type="date" office:date-value="2019-10-18T18:15:34.016946" calcext:value-type="date">
            <text:p>2019-10-18 18:15:34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8:15:34.01694588829" calcext:value-type="date">
            <text:p>12/30/99 06:15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&lt;0.000001;[.G684]+2+1/[.$H$2];[.G684]+1/[.$H$2])" office:value-type="float" office:value="11.3666666666668" calcext:value-type="float">
            <text:p>11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18T18:03:13.959646" calcext:value-type="date">
            <text:p>2019-10-18 18:03:14</text:p>
          </table:table-cell>
          <table:table-cell table:style-name="ce7" table:formula="of:=[.A686]" office:value-type="date" office:date-value="2019-10-18T18:03:13.959646" calcext:value-type="date">
            <text:p>2019-10-18 18:03:14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8:03:13.95964562427" calcext:value-type="date">
            <text:p>12/30/99 06:03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&lt;0.000001;[.G685]+2+1/[.$H$2];[.G685]+1/[.$H$2])" office:value-type="float" office:value="11.3833333333335" calcext:value-type="float">
            <text:p>11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18T18:34:43.284738" calcext:value-type="date">
            <text:p>2019-10-18 18:34:43</text:p>
          </table:table-cell>
          <table:table-cell table:style-name="ce7" table:formula="of:=[.A687]" office:value-type="date" office:date-value="2019-10-18T18:34:43.284738" calcext:value-type="date">
            <text:p>2019-10-18 18:34:43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8:34:43.28473842703" calcext:value-type="date">
            <text:p>12/30/99 06:34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&lt;0.000001;[.G686]+2+1/[.$H$2];[.G686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18T18:10:18.719924" calcext:value-type="date">
            <text:p>2019-10-18 18:10:19</text:p>
          </table:table-cell>
          <table:table-cell table:style-name="ce7" table:formula="of:=[.A688]" office:value-type="date" office:date-value="2019-10-18T18:10:18.719924" calcext:value-type="date">
            <text:p>2019-10-18 18:10:19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8:10:18.71992405504" calcext:value-type="date">
            <text:p>12/30/99 06:10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&lt;0.000001;[.G687]+2+1/[.$H$2];[.G687]+1/[.$H$2])" office:value-type="float" office:value="11.4166666666668" calcext:value-type="float">
            <text:p>11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18T18:40:03.348042" calcext:value-type="date">
            <text:p>2019-10-18 18:40:03</text:p>
          </table:table-cell>
          <table:table-cell table:style-name="ce7" table:formula="of:=[.A689]" office:value-type="date" office:date-value="2019-10-18T18:40:03.348042" calcext:value-type="date">
            <text:p>2019-10-18 18:40:03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8:40:03.34804211743" calcext:value-type="date">
            <text:p>12/30/99 06:40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&lt;0.000001;[.G688]+2+1/[.$H$2];[.G688]+1/[.$H$2])" office:value-type="float" office:value="11.4333333333335" calcext:value-type="float">
            <text:p>11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18T18:02:44.262145" calcext:value-type="date">
            <text:p>2019-10-18 18:02:44</text:p>
          </table:table-cell>
          <table:table-cell table:style-name="ce7" table:formula="of:=[.A690]" office:value-type="date" office:date-value="2019-10-18T18:02:44.262145" calcext:value-type="date">
            <text:p>2019-10-18 18:02:44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8:02:44.26214526873" calcext:value-type="date">
            <text:p>12/30/99 06:02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&lt;0.000001;[.G689]+2+1/[.$H$2];[.G689]+1/[.$H$2])" office:value-type="float" office:value="11.4500000000002" calcext:value-type="float">
            <text:p>11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18T18:10:02.350722" calcext:value-type="date">
            <text:p>2019-10-18 18:10:02</text:p>
          </table:table-cell>
          <table:table-cell table:style-name="ce7" table:formula="of:=[.A691]" office:value-type="date" office:date-value="2019-10-18T18:10:02.350722" calcext:value-type="date">
            <text:p>2019-10-18 18:10:02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8:10:02.35072157811" calcext:value-type="date">
            <text:p>12/30/99 06:10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&lt;0.000001;[.G690]+2+1/[.$H$2];[.G690]+1/[.$H$2])" office:value-type="float" office:value="11.4666666666668" calcext:value-type="float">
            <text:p>11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18T18:03:16.117756" calcext:value-type="date">
            <text:p>2019-10-18 18:03:16</text:p>
          </table:table-cell>
          <table:table-cell table:style-name="ce7" table:formula="of:=[.A692]" office:value-type="date" office:date-value="2019-10-18T18:03:16.117756" calcext:value-type="date">
            <text:p>2019-10-18 18:03:16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8:03:16.1177560268" calcext:value-type="date">
            <text:p>12/30/99 06:03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&lt;0.000001;[.G691]+2+1/[.$H$2];[.G691]+1/[.$H$2])" office:value-type="float" office:value="11.4833333333335" calcext:value-type="float">
            <text:p>11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18T17:58:47.950022" calcext:value-type="date">
            <text:p>2019-10-18 17:58:48</text:p>
          </table:table-cell>
          <table:table-cell table:style-name="ce7" table:formula="of:=[.A693]" office:value-type="date" office:date-value="2019-10-18T17:58:47.950022" calcext:value-type="date">
            <text:p>2019-10-18 17:58:48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7:58:47.95002241619" calcext:value-type="date">
            <text:p>12/30/99 05:58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&lt;0.000001;[.G692]+2+1/[.$H$2];[.G692]+1/[.$H$2])" office:value-type="float" office:value="11.5000000000002" calcext:value-type="float">
            <text:p>1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18T17:38:14.367223" calcext:value-type="date">
            <text:p>2019-10-18 17:38:14</text:p>
          </table:table-cell>
          <table:table-cell table:style-name="ce7" table:formula="of:=[.A694]" office:value-type="date" office:date-value="2019-10-18T17:38:14.367223" calcext:value-type="date">
            <text:p>2019-10-18 17:38:14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7:38:14.36722313985" calcext:value-type="date">
            <text:p>12/30/99 05:38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&lt;0.000001;[.G693]+2+1/[.$H$2];[.G693]+1/[.$H$2])" office:value-type="float" office:value="11.5166666666668" calcext:value-type="float">
            <text:p>11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18T18:12:50.490789" calcext:value-type="date">
            <text:p>2019-10-18 18:12:50</text:p>
          </table:table-cell>
          <table:table-cell table:style-name="ce7" table:formula="of:=[.A695]" office:value-type="date" office:date-value="2019-10-18T18:12:50.490789" calcext:value-type="date">
            <text:p>2019-10-18 18:12:50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8:12:50.49078850541" calcext:value-type="date">
            <text:p>12/30/99 06:12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&lt;0.000001;[.G694]+2+1/[.$H$2];[.G694]+1/[.$H$2])" office:value-type="float" office:value="11.5333333333335" calcext:value-type="float">
            <text:p>11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18T17:45:41.963881" calcext:value-type="date">
            <text:p>2019-10-18 17:45:42</text:p>
          </table:table-cell>
          <table:table-cell table:style-name="ce7" table:formula="of:=[.A696]" office:value-type="date" office:date-value="2019-10-18T17:45:41.963881" calcext:value-type="date">
            <text:p>2019-10-18 17:45:42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7:45:41.96388067212" calcext:value-type="date">
            <text:p>12/30/99 05:45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&lt;0.000001;[.G695]+2+1/[.$H$2];[.G695]+1/[.$H$2])" office:value-type="float" office:value="11.5500000000002" calcext:value-type="float">
            <text:p>11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18T18:03:01.550535" calcext:value-type="date">
            <text:p>2019-10-18 18:03:02</text:p>
          </table:table-cell>
          <table:table-cell table:style-name="ce7" table:formula="of:=[.A697]" office:value-type="date" office:date-value="2019-10-18T18:03:01.550535" calcext:value-type="date">
            <text:p>2019-10-18 18:03:02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8:03:01.55053532682" calcext:value-type="date">
            <text:p>12/30/99 06:03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&lt;0.000001;[.G696]+2+1/[.$H$2];[.G696]+1/[.$H$2])" office:value-type="float" office:value="11.5666666666668" calcext:value-type="float">
            <text:p>11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18T18:03:01.703532" calcext:value-type="date">
            <text:p>2019-10-18 18:03:02</text:p>
          </table:table-cell>
          <table:table-cell table:style-name="ce7" table:formula="of:=[.A698]" office:value-type="date" office:date-value="2019-10-18T18:03:01.703532" calcext:value-type="date">
            <text:p>2019-10-18 18:03:02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8:03:01.70353188179" calcext:value-type="date">
            <text:p>12/30/99 06:03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&lt;0.000001;[.G697]+2+1/[.$H$2];[.G697]+1/[.$H$2])" office:value-type="float" office:value="11.5833333333335" calcext:value-type="float">
            <text:p>11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18T17:46:54.205483" calcext:value-type="date">
            <text:p>2019-10-18 17:46:54</text:p>
          </table:table-cell>
          <table:table-cell table:style-name="ce7" table:formula="of:=[.A699]" office:value-type="date" office:date-value="2019-10-18T17:46:54.205483" calcext:value-type="date">
            <text:p>2019-10-18 17:46:54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7:46:54.20548302121" calcext:value-type="date">
            <text:p>12/30/99 05:46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&lt;0.000001;[.G698]+2+1/[.$H$2];[.G698]+1/[.$H$2])" office:value-type="float" office:value="11.6000000000002" calcext:value-type="float">
            <text:p>1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18T17:57:25.631875" calcext:value-type="date">
            <text:p>2019-10-18 17:57:26</text:p>
          </table:table-cell>
          <table:table-cell table:style-name="ce7" table:formula="of:=[.A700]" office:value-type="date" office:date-value="2019-10-18T17:57:25.631875" calcext:value-type="date">
            <text:p>2019-10-18 17:57:26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7:57:25.631875447" calcext:value-type="date">
            <text:p>12/30/99 05:57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&lt;0.000001;[.G699]+2+1/[.$H$2];[.G699]+1/[.$H$2])" office:value-type="float" office:value="11.6166666666668" calcext:value-type="float">
            <text:p>11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18T17:59:07.965467" calcext:value-type="date">
            <text:p>2019-10-18 17:59:08</text:p>
          </table:table-cell>
          <table:table-cell table:style-name="ce7" table:formula="of:=[.A701]" office:value-type="date" office:date-value="2019-10-18T17:59:07.965467" calcext:value-type="date">
            <text:p>2019-10-18 17:59:08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7:59:07.96546718571" calcext:value-type="date">
            <text:p>12/30/99 05:59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&lt;0.000001;[.G700]+2+1/[.$H$2];[.G700]+1/[.$H$2])" office:value-type="float" office:value="11.6333333333335" calcext:value-type="float">
            <text:p>11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18T17:52:53.540976" calcext:value-type="date">
            <text:p>2019-10-18 17:52:54</text:p>
          </table:table-cell>
          <table:table-cell table:style-name="ce7" table:formula="of:=[.A702]" office:value-type="date" office:date-value="2019-10-18T17:52:53.540976" calcext:value-type="date">
            <text:p>2019-10-18 17:52:54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7:52:53.54097613133" calcext:value-type="date">
            <text:p>12/30/99 05:52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&lt;0.000001;[.G701]+2+1/[.$H$2];[.G701]+1/[.$H$2])" office:value-type="float" office:value="11.6500000000002" calcext:value-type="float">
            <text:p>11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18T18:27:21.556653" calcext:value-type="date">
            <text:p>2019-10-18 18:27:22</text:p>
          </table:table-cell>
          <table:table-cell table:style-name="ce7" table:formula="of:=[.A703]" office:value-type="date" office:date-value="2019-10-18T18:27:21.556653" calcext:value-type="date">
            <text:p>2019-10-18 18:27:22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8:27:21.55665258877" calcext:value-type="date">
            <text:p>12/30/99 06:27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&lt;0.000001;[.G702]+2+1/[.$H$2];[.G702]+1/[.$H$2])" office:value-type="float" office:value="11.6666666666668" calcext:value-type="float">
            <text:p>11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18T17:35:39.953892" calcext:value-type="date">
            <text:p>2019-10-18 17:35:40</text:p>
          </table:table-cell>
          <table:table-cell table:style-name="ce7" table:formula="of:=[.A704]" office:value-type="date" office:date-value="2019-10-18T17:35:39.953892" calcext:value-type="date">
            <text:p>2019-10-18 17:35:40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7:35:39.95389225893" calcext:value-type="date">
            <text:p>12/30/99 05:35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&lt;0.000001;[.G703]+2+1/[.$H$2];[.G703]+1/[.$H$2])" office:value-type="float" office:value="11.6833333333335" calcext:value-type="float">
            <text:p>11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18T18:04:26.443443" calcext:value-type="date">
            <text:p>2019-10-18 18:04:26</text:p>
          </table:table-cell>
          <table:table-cell table:style-name="ce7" table:formula="of:=[.A705]" office:value-type="date" office:date-value="2019-10-18T18:04:26.443443" calcext:value-type="date">
            <text:p>2019-10-18 18:04:26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8:04:26.44344264641" calcext:value-type="date">
            <text:p>12/30/99 06:04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&lt;0.000001;[.G704]+2+1/[.$H$2];[.G704]+1/[.$H$2])" office:value-type="float" office:value="11.7000000000002" calcext:value-type="float">
            <text:p>1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18T17:49:46.60237" calcext:value-type="date">
            <text:p>2019-10-18 17:49:47</text:p>
          </table:table-cell>
          <table:table-cell table:style-name="ce7" table:formula="of:=[.A706]" office:value-type="date" office:date-value="2019-10-18T17:49:46.60237" calcext:value-type="date">
            <text:p>2019-10-18 17:49:47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7:49:46.60236967262" calcext:value-type="date">
            <text:p>12/30/99 05:49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&lt;0.000001;[.G705]+2+1/[.$H$2];[.G705]+1/[.$H$2])" office:value-type="float" office:value="11.7166666666668" calcext:value-type="float">
            <text:p>11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18T17:59:28.067766" calcext:value-type="date">
            <text:p>2019-10-18 17:59:28</text:p>
          </table:table-cell>
          <table:table-cell table:style-name="ce7" table:formula="of:=[.A707]" office:value-type="date" office:date-value="2019-10-18T17:59:28.067766" calcext:value-type="date">
            <text:p>2019-10-18 17:59:28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7:59:28.06776649319" calcext:value-type="date">
            <text:p>12/30/99 05:59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&lt;0.000001;[.G706]+2+1/[.$H$2];[.G706]+1/[.$H$2])" office:value-type="float" office:value="11.7333333333335" calcext:value-type="float">
            <text:p>11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18T17:46:10.328172" calcext:value-type="date">
            <text:p>2019-10-18 17:46:10</text:p>
          </table:table-cell>
          <table:table-cell table:style-name="ce7" table:formula="of:=[.A708]" office:value-type="date" office:date-value="2019-10-18T17:46:10.328172" calcext:value-type="date">
            <text:p>2019-10-18 17:46:10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7:46:10.32817185391" calcext:value-type="date">
            <text:p>12/30/99 05:46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&lt;0.000001;[.G707]+2+1/[.$H$2];[.G707]+1/[.$H$2])" office:value-type="float" office:value="11.7500000000002" calcext:value-type="float">
            <text:p>11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18T18:11:20.46691" calcext:value-type="date">
            <text:p>2019-10-18 18:11:20</text:p>
          </table:table-cell>
          <table:table-cell table:style-name="ce7" table:formula="of:=[.A709]" office:value-type="date" office:date-value="2019-10-18T18:11:20.46691" calcext:value-type="date">
            <text:p>2019-10-18 18:11:20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8:11:20.46691047493" calcext:value-type="date">
            <text:p>12/30/99 06:11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&lt;0.000001;[.G708]+2+1/[.$H$2];[.G708]+1/[.$H$2])" office:value-type="float" office:value="11.7666666666668" calcext:value-type="float">
            <text:p>11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18T18:16:50.007734" calcext:value-type="date">
            <text:p>2019-10-18 18:16:50</text:p>
          </table:table-cell>
          <table:table-cell table:style-name="ce7" table:formula="of:=[.A710]" office:value-type="date" office:date-value="2019-10-18T18:16:50.007734" calcext:value-type="date">
            <text:p>2019-10-18 18:16:50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8:16:50.00773392152" calcext:value-type="date">
            <text:p>12/30/99 06:16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&lt;0.000001;[.G709]+2+1/[.$H$2];[.G709]+1/[.$H$2])" office:value-type="float" office:value="11.7833333333335" calcext:value-type="float">
            <text:p>11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18T18:00:40.256978" calcext:value-type="date">
            <text:p>2019-10-18 18:00:40</text:p>
          </table:table-cell>
          <table:table-cell table:style-name="ce7" table:formula="of:=[.A711]" office:value-type="date" office:date-value="2019-10-18T18:00:40.256978" calcext:value-type="date">
            <text:p>2019-10-18 18:00:40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8:00:40.25697838515" calcext:value-type="date">
            <text:p>12/30/99 06:00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&lt;0.000001;[.G710]+2+1/[.$H$2];[.G710]+1/[.$H$2])" office:value-type="float" office:value="11.8000000000002" calcext:value-type="float">
            <text:p>1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18T17:49:46.15054" calcext:value-type="date">
            <text:p>2019-10-18 17:49:46</text:p>
          </table:table-cell>
          <table:table-cell table:style-name="ce7" table:formula="of:=[.A712]" office:value-type="date" office:date-value="2019-10-18T17:49:46.15054" calcext:value-type="date">
            <text:p>2019-10-18 17:49:46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7:49:46.15053961985" calcext:value-type="date">
            <text:p>12/30/99 05:49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&lt;0.000001;[.G711]+2+1/[.$H$2];[.G711]+1/[.$H$2])" office:value-type="float" office:value="11.8166666666668" calcext:value-type="float">
            <text:p>11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18T17:45:45.314773" calcext:value-type="date">
            <text:p>2019-10-18 17:45:45</text:p>
          </table:table-cell>
          <table:table-cell table:style-name="ce7" table:formula="of:=[.A713]" office:value-type="date" office:date-value="2019-10-18T17:45:45.314773" calcext:value-type="date">
            <text:p>2019-10-18 17:45:45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7:45:45.31477340497" calcext:value-type="date">
            <text:p>12/30/99 05:45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&lt;0.000001;[.G712]+2+1/[.$H$2];[.G712]+1/[.$H$2])" office:value-type="float" office:value="11.8333333333335" calcext:value-type="float">
            <text:p>11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18T17:30:54.761135" calcext:value-type="date">
            <text:p>2019-10-18 17:30:55</text:p>
          </table:table-cell>
          <table:table-cell table:style-name="ce7" table:formula="of:=[.A714]" office:value-type="date" office:date-value="2019-10-18T17:30:54.761135" calcext:value-type="date">
            <text:p>2019-10-18 17:30:55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7:30:54.7611346934" calcext:value-type="date">
            <text:p>12/30/99 05:30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&lt;0.000001;[.G713]+2+1/[.$H$2];[.G713]+1/[.$H$2])" office:value-type="float" office:value="11.8500000000002" calcext:value-type="float">
            <text:p>11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18T18:10:11.266018" calcext:value-type="date">
            <text:p>2019-10-18 18:10:11</text:p>
          </table:table-cell>
          <table:table-cell table:style-name="ce7" table:formula="of:=[.A715]" office:value-type="date" office:date-value="2019-10-18T18:10:11.266018" calcext:value-type="date">
            <text:p>2019-10-18 18:10:11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8:10:11.26601847354" calcext:value-type="date">
            <text:p>12/30/99 06:10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&lt;0.000001;[.G714]+2+1/[.$H$2];[.G714]+1/[.$H$2])" office:value-type="float" office:value="11.8666666666668" calcext:value-type="float">
            <text:p>11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18T18:14:03.999103" calcext:value-type="date">
            <text:p>2019-10-18 18:14:04</text:p>
          </table:table-cell>
          <table:table-cell table:style-name="ce7" table:formula="of:=[.A716]" office:value-type="date" office:date-value="2019-10-18T18:14:03.999103" calcext:value-type="date">
            <text:p>2019-10-18 18:14:04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8:14:03.99910345674" calcext:value-type="date">
            <text:p>12/30/99 06:14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&lt;0.000001;[.G715]+2+1/[.$H$2];[.G715]+1/[.$H$2])" office:value-type="float" office:value="11.8833333333335" calcext:value-type="float">
            <text:p>11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18T18:01:11.018654" calcext:value-type="date">
            <text:p>2019-10-18 18:01:11</text:p>
          </table:table-cell>
          <table:table-cell table:style-name="ce7" table:formula="of:=[.A717]" office:value-type="date" office:date-value="2019-10-18T18:01:11.018654" calcext:value-type="date">
            <text:p>2019-10-18 18:01:11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8:01:11.01865396835" calcext:value-type="date">
            <text:p>12/30/99 06:01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&lt;0.000001;[.G716]+2+1/[.$H$2];[.G716]+1/[.$H$2])" office:value-type="float" office:value="11.9000000000002" calcext:value-type="float">
            <text:p>1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18T17:48:03.898612" calcext:value-type="date">
            <text:p>2019-10-18 17:48:04</text:p>
          </table:table-cell>
          <table:table-cell table:style-name="ce7" table:formula="of:=[.A718]" office:value-type="date" office:date-value="2019-10-18T17:48:03.898612" calcext:value-type="date">
            <text:p>2019-10-18 17:48:04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7:48:03.89861171599" calcext:value-type="date">
            <text:p>12/30/99 05:48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&lt;0.000001;[.G717]+2+1/[.$H$2];[.G717]+1/[.$H$2])" office:value-type="float" office:value="11.9166666666668" calcext:value-type="float">
            <text:p>11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18T18:00:59.945772" calcext:value-type="date">
            <text:p>2019-10-18 18:01:00</text:p>
          </table:table-cell>
          <table:table-cell table:style-name="ce7" table:formula="of:=[.A719]" office:value-type="date" office:date-value="2019-10-18T18:00:59.945772" calcext:value-type="date">
            <text:p>2019-10-18 18:01:00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8:00:59.94577221572" calcext:value-type="date">
            <text:p>12/30/99 06:01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&lt;0.000001;[.G718]+2+1/[.$H$2];[.G718]+1/[.$H$2])" office:value-type="float" office:value="11.9333333333335" calcext:value-type="float">
            <text:p>11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18T17:24:29.917254" calcext:value-type="date">
            <text:p>2019-10-18 17:24:30</text:p>
          </table:table-cell>
          <table:table-cell table:style-name="ce7" table:formula="of:=[.A720]" office:value-type="date" office:date-value="2019-10-18T17:24:29.917254" calcext:value-type="date">
            <text:p>2019-10-18 17:24:30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7:24:29.9172536144" calcext:value-type="date">
            <text:p>12/30/99 05:24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&lt;0.000001;[.G719]+2+1/[.$H$2];[.G719]+1/[.$H$2])" office:value-type="float" office:value="11.9500000000002" calcext:value-type="float">
            <text:p>11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18T17:45:59.060539" calcext:value-type="date">
            <text:p>2019-10-18 17:45:59</text:p>
          </table:table-cell>
          <table:table-cell table:style-name="ce7" table:formula="of:=[.A721]" office:value-type="date" office:date-value="2019-10-18T17:45:59.060539" calcext:value-type="date">
            <text:p>2019-10-18 17:45:59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7:45:59.06053909566" calcext:value-type="date">
            <text:p>12/30/99 05:45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&lt;0.000001;[.G720]+2+1/[.$H$2];[.G720]+1/[.$H$2])" office:value-type="float" office:value="11.9666666666668" calcext:value-type="float">
            <text:p>11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18T18:03:34.786612" calcext:value-type="date">
            <text:p>2019-10-18 18:03:35</text:p>
          </table:table-cell>
          <table:table-cell table:style-name="ce7" table:formula="of:=[.A722]" office:value-type="date" office:date-value="2019-10-18T18:03:34.786612" calcext:value-type="date">
            <text:p>2019-10-18 18:03:35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8:03:34.78661221918" calcext:value-type="date">
            <text:p>12/30/99 06:03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&lt;0.000001;[.G721]+2+1/[.$H$2];[.G721]+1/[.$H$2])" office:value-type="float" office:value="11.9833333333335" calcext:value-type="float">
            <text:p>11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19T18:09:03.812257" calcext:value-type="date">
            <text:p>2019-10-19 18:09:04</text:p>
          </table:table-cell>
          <table:table-cell table:style-name="ce7" table:formula="of:=[.A723]" office:value-type="date" office:date-value="2019-10-19T18:09:03.812257" calcext:value-type="date">
            <text:p>2019-10-19 18:09:04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8:09:03.8122572843" calcext:value-type="date">
            <text:p>12/30/99 06:09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&lt;0.000001;[.G722]+2+1/[.$H$2];[.G722]+1/[.$H$2])" office:value-type="float" office:value="12.0000000000002" calcext:value-type="float">
            <text:p>12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19T17:24:20.282302" calcext:value-type="date">
            <text:p>2019-10-19 17:24:20</text:p>
          </table:table-cell>
          <table:table-cell table:style-name="ce7" table:formula="of:=[.A724]" office:value-type="date" office:date-value="2019-10-19T17:24:20.282302" calcext:value-type="date">
            <text:p>2019-10-19 17:24:20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7:24:20.28230160009" calcext:value-type="date">
            <text:p>12/30/99 05:24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&lt;0.000001;[.G723]+2+1/[.$H$2];[.G723]+1/[.$H$2])" office:value-type="float" office:value="12.0166666666668" calcext:value-type="float">
            <text:p>12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19T18:05:04.061494" calcext:value-type="date">
            <text:p>2019-10-19 18:05:04</text:p>
          </table:table-cell>
          <table:table-cell table:style-name="ce7" table:formula="of:=[.A725]" office:value-type="date" office:date-value="2019-10-19T18:05:04.061494" calcext:value-type="date">
            <text:p>2019-10-19 18:05:04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8:05:04.06149448827" calcext:value-type="date">
            <text:p>12/30/99 06:05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&lt;0.000001;[.G724]+2+1/[.$H$2];[.G724]+1/[.$H$2])" office:value-type="float" office:value="12.0333333333335" calcext:value-type="float">
            <text:p>12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19T17:53:33.592265" calcext:value-type="date">
            <text:p>2019-10-19 17:53:34</text:p>
          </table:table-cell>
          <table:table-cell table:style-name="ce7" table:formula="of:=[.A726]" office:value-type="date" office:date-value="2019-10-19T17:53:33.592265" calcext:value-type="date">
            <text:p>2019-10-19 17:53:34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7:53:33.59226512723" calcext:value-type="date">
            <text:p>12/30/99 05:53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&lt;0.000001;[.G725]+2+1/[.$H$2];[.G725]+1/[.$H$2])" office:value-type="float" office:value="12.0500000000002" calcext:value-type="float">
            <text:p>12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19T17:51:34.297735" calcext:value-type="date">
            <text:p>2019-10-19 17:51:34</text:p>
          </table:table-cell>
          <table:table-cell table:style-name="ce7" table:formula="of:=[.A727]" office:value-type="date" office:date-value="2019-10-19T17:51:34.297735" calcext:value-type="date">
            <text:p>2019-10-19 17:51:34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7:51:34.29773453157" calcext:value-type="date">
            <text:p>12/30/99 05:51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&lt;0.000001;[.G726]+2+1/[.$H$2];[.G726]+1/[.$H$2])" office:value-type="float" office:value="12.0666666666668" calcext:value-type="float">
            <text:p>12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19T18:08:05.667584" calcext:value-type="date">
            <text:p>2019-10-19 18:08:06</text:p>
          </table:table-cell>
          <table:table-cell table:style-name="ce7" table:formula="of:=[.A728]" office:value-type="date" office:date-value="2019-10-19T18:08:05.667584" calcext:value-type="date">
            <text:p>2019-10-19 18:08:06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8:08:05.66758423112" calcext:value-type="date">
            <text:p>12/30/99 06:08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&lt;0.000001;[.G727]+2+1/[.$H$2];[.G727]+1/[.$H$2])" office:value-type="float" office:value="12.0833333333335" calcext:value-type="float">
            <text:p>12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19T18:35:11.614276" calcext:value-type="date">
            <text:p>2019-10-19 18:35:12</text:p>
          </table:table-cell>
          <table:table-cell table:style-name="ce7" table:formula="of:=[.A729]" office:value-type="date" office:date-value="2019-10-19T18:35:11.614276" calcext:value-type="date">
            <text:p>2019-10-19 18:35:12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8:35:11.6142757237" calcext:value-type="date">
            <text:p>12/30/99 06:35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&lt;0.000001;[.G728]+2+1/[.$H$2];[.G728]+1/[.$H$2])" office:value-type="float" office:value="12.1000000000002" calcext:value-type="float">
            <text:p>12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19T17:53:27.501074" calcext:value-type="date">
            <text:p>2019-10-19 17:53:28</text:p>
          </table:table-cell>
          <table:table-cell table:style-name="ce7" table:formula="of:=[.A730]" office:value-type="date" office:date-value="2019-10-19T17:53:27.501074" calcext:value-type="date">
            <text:p>2019-10-19 17:53:28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7:53:27.50107406639" calcext:value-type="date">
            <text:p>12/30/99 05:53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&lt;0.000001;[.G729]+2+1/[.$H$2];[.G729]+1/[.$H$2])" office:value-type="float" office:value="12.1166666666668" calcext:value-type="float">
            <text:p>12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19T17:48:43.331177" calcext:value-type="date">
            <text:p>2019-10-19 17:48:43</text:p>
          </table:table-cell>
          <table:table-cell table:style-name="ce7" table:formula="of:=[.A731]" office:value-type="date" office:date-value="2019-10-19T17:48:43.331177" calcext:value-type="date">
            <text:p>2019-10-19 17:48:43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7:48:43.33117732778" calcext:value-type="date">
            <text:p>12/30/99 05:48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&lt;0.000001;[.G730]+2+1/[.$H$2];[.G730]+1/[.$H$2])" office:value-type="float" office:value="12.1333333333335" calcext:value-type="float">
            <text:p>12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19T17:57:03.116813" calcext:value-type="date">
            <text:p>2019-10-19 17:57:03</text:p>
          </table:table-cell>
          <table:table-cell table:style-name="ce7" table:formula="of:=[.A732]" office:value-type="date" office:date-value="2019-10-19T17:57:03.116813" calcext:value-type="date">
            <text:p>2019-10-19 17:57:03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7:57:03.11681262217" calcext:value-type="date">
            <text:p>12/30/99 05:57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&lt;0.000001;[.G731]+2+1/[.$H$2];[.G731]+1/[.$H$2])" office:value-type="float" office:value="12.1500000000002" calcext:value-type="float">
            <text:p>12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19T17:56:06.727931" calcext:value-type="date">
            <text:p>2019-10-19 17:56:07</text:p>
          </table:table-cell>
          <table:table-cell table:style-name="ce7" table:formula="of:=[.A733]" office:value-type="date" office:date-value="2019-10-19T17:56:06.727931" calcext:value-type="date">
            <text:p>2019-10-19 17:56:07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7:56:06.72793119214" calcext:value-type="date">
            <text:p>12/30/99 05:56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&lt;0.000001;[.G732]+2+1/[.$H$2];[.G732]+1/[.$H$2])" office:value-type="float" office:value="12.1666666666669" calcext:value-type="float">
            <text:p>12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19T18:05:30.155749" calcext:value-type="date">
            <text:p>2019-10-19 18:05:30</text:p>
          </table:table-cell>
          <table:table-cell table:style-name="ce7" table:formula="of:=[.A734]" office:value-type="date" office:date-value="2019-10-19T18:05:30.155749" calcext:value-type="date">
            <text:p>2019-10-19 18:05:30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8:05:30.15574919991" calcext:value-type="date">
            <text:p>12/30/99 06:05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&lt;0.000001;[.G733]+2+1/[.$H$2];[.G733]+1/[.$H$2])" office:value-type="float" office:value="12.1833333333335" calcext:value-type="float">
            <text:p>12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19T18:05:20.85936" calcext:value-type="date">
            <text:p>2019-10-19 18:05:21</text:p>
          </table:table-cell>
          <table:table-cell table:style-name="ce7" table:formula="of:=[.A735]" office:value-type="date" office:date-value="2019-10-19T18:05:20.85936" calcext:value-type="date">
            <text:p>2019-10-19 18:05:21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8:05:20.85935964715" calcext:value-type="date">
            <text:p>12/30/99 06:05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&lt;0.000001;[.G734]+2+1/[.$H$2];[.G734]+1/[.$H$2])" office:value-type="float" office:value="12.2000000000002" calcext:value-type="float">
            <text:p>12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19T17:42:15.154568" calcext:value-type="date">
            <text:p>2019-10-19 17:42:15</text:p>
          </table:table-cell>
          <table:table-cell table:style-name="ce7" table:formula="of:=[.A736]" office:value-type="date" office:date-value="2019-10-19T17:42:15.154568" calcext:value-type="date">
            <text:p>2019-10-19 17:42:15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7:42:15.1545675192" calcext:value-type="date">
            <text:p>12/30/99 05:42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&lt;0.000001;[.G735]+2+1/[.$H$2];[.G735]+1/[.$H$2])" office:value-type="float" office:value="12.2166666666669" calcext:value-type="float">
            <text:p>12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19T17:59:20.278809" calcext:value-type="date">
            <text:p>2019-10-19 17:59:20</text:p>
          </table:table-cell>
          <table:table-cell table:style-name="ce7" table:formula="of:=[.A737]" office:value-type="date" office:date-value="2019-10-19T17:59:20.278809" calcext:value-type="date">
            <text:p>2019-10-19 17:59:20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7:59:20.27880879119" calcext:value-type="date">
            <text:p>12/30/99 05:59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&lt;0.000001;[.G736]+2+1/[.$H$2];[.G736]+1/[.$H$2])" office:value-type="float" office:value="12.2333333333335" calcext:value-type="float">
            <text:p>12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19T18:05:47.191181" calcext:value-type="date">
            <text:p>2019-10-19 18:05:47</text:p>
          </table:table-cell>
          <table:table-cell table:style-name="ce7" table:formula="of:=[.A738]" office:value-type="date" office:date-value="2019-10-19T18:05:47.191181" calcext:value-type="date">
            <text:p>2019-10-19 18:05:47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8:05:47.191180964" calcext:value-type="date">
            <text:p>12/30/99 06:05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&lt;0.000001;[.G737]+2+1/[.$H$2];[.G737]+1/[.$H$2])" office:value-type="float" office:value="12.2500000000002" calcext:value-type="float">
            <text:p>12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19T18:11:37.104804" calcext:value-type="date">
            <text:p>2019-10-19 18:11:37</text:p>
          </table:table-cell>
          <table:table-cell table:style-name="ce7" table:formula="of:=[.A739]" office:value-type="date" office:date-value="2019-10-19T18:11:37.104804" calcext:value-type="date">
            <text:p>2019-10-19 18:11:37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8:11:37.10480428766" calcext:value-type="date">
            <text:p>12/30/99 06:11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&lt;0.000001;[.G738]+2+1/[.$H$2];[.G738]+1/[.$H$2])" office:value-type="float" office:value="12.2666666666669" calcext:value-type="float">
            <text:p>12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19T18:02:19.887894" calcext:value-type="date">
            <text:p>2019-10-19 18:02:20</text:p>
          </table:table-cell>
          <table:table-cell table:style-name="ce7" table:formula="of:=[.A740]" office:value-type="date" office:date-value="2019-10-19T18:02:19.887894" calcext:value-type="date">
            <text:p>2019-10-19 18:02:20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8:02:19.88789417781" calcext:value-type="date">
            <text:p>12/30/99 06:02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&lt;0.000001;[.G739]+2+1/[.$H$2];[.G739]+1/[.$H$2])" office:value-type="float" office:value="12.2833333333335" calcext:value-type="float">
            <text:p>12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19T18:02:03.707171" calcext:value-type="date">
            <text:p>2019-10-19 18:02:04</text:p>
          </table:table-cell>
          <table:table-cell table:style-name="ce7" table:formula="of:=[.A741]" office:value-type="date" office:date-value="2019-10-19T18:02:03.707171" calcext:value-type="date">
            <text:p>2019-10-19 18:02:04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8:02:03.70717073791" calcext:value-type="date">
            <text:p>12/30/99 06:02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&lt;0.000001;[.G740]+2+1/[.$H$2];[.G740]+1/[.$H$2])" office:value-type="float" office:value="12.3000000000002" calcext:value-type="float">
            <text:p>12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19T17:54:15.383686" calcext:value-type="date">
            <text:p>2019-10-19 17:54:15</text:p>
          </table:table-cell>
          <table:table-cell table:style-name="ce7" table:formula="of:=[.A742]" office:value-type="date" office:date-value="2019-10-19T17:54:15.383686" calcext:value-type="date">
            <text:p>2019-10-19 17:54:15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7:54:15.38368562702" calcext:value-type="date">
            <text:p>12/30/99 05:54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&lt;0.000001;[.G741]+2+1/[.$H$2];[.G741]+1/[.$H$2])" office:value-type="float" office:value="12.3166666666669" calcext:value-type="float">
            <text:p>12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19T18:14:23.419821" calcext:value-type="date">
            <text:p>2019-10-19 18:14:23</text:p>
          </table:table-cell>
          <table:table-cell table:style-name="ce7" table:formula="of:=[.A743]" office:value-type="date" office:date-value="2019-10-19T18:14:23.419821" calcext:value-type="date">
            <text:p>2019-10-19 18:14:23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8:14:23.4198207641" calcext:value-type="date">
            <text:p>12/30/99 06:14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&lt;0.000001;[.G742]+2+1/[.$H$2];[.G742]+1/[.$H$2])" office:value-type="float" office:value="12.3333333333335" calcext:value-type="float">
            <text:p>12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19T17:56:54.165747" calcext:value-type="date">
            <text:p>2019-10-19 17:56:54</text:p>
          </table:table-cell>
          <table:table-cell table:style-name="ce7" table:formula="of:=[.A744]" office:value-type="date" office:date-value="2019-10-19T17:56:54.165747" calcext:value-type="date">
            <text:p>2019-10-19 17:56:54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7:56:54.16574721225" calcext:value-type="date">
            <text:p>12/30/99 05:56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&lt;0.000001;[.G743]+2+1/[.$H$2];[.G743]+1/[.$H$2])" office:value-type="float" office:value="12.3500000000002" calcext:value-type="float">
            <text:p>12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19T18:13:05.373753" calcext:value-type="date">
            <text:p>2019-10-19 18:13:05</text:p>
          </table:table-cell>
          <table:table-cell table:style-name="ce7" table:formula="of:=[.A745]" office:value-type="date" office:date-value="2019-10-19T18:13:05.373753" calcext:value-type="date">
            <text:p>2019-10-19 18:13:05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8:13:05.37375319283" calcext:value-type="date">
            <text:p>12/30/99 06:13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&lt;0.000001;[.G744]+2+1/[.$H$2];[.G744]+1/[.$H$2])" office:value-type="float" office:value="12.3666666666669" calcext:value-type="float">
            <text:p>12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19T18:03:27.538176" calcext:value-type="date">
            <text:p>2019-10-19 18:03:28</text:p>
          </table:table-cell>
          <table:table-cell table:style-name="ce7" table:formula="of:=[.A746]" office:value-type="date" office:date-value="2019-10-19T18:03:27.538176" calcext:value-type="date">
            <text:p>2019-10-19 18:03:28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8:03:27.53817600198" calcext:value-type="date">
            <text:p>12/30/99 06:03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&lt;0.000001;[.G745]+2+1/[.$H$2];[.G745]+1/[.$H$2])" office:value-type="float" office:value="12.3833333333335" calcext:value-type="float">
            <text:p>12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19T17:30:01.2313" calcext:value-type="date">
            <text:p>2019-10-19 17:30:01</text:p>
          </table:table-cell>
          <table:table-cell table:style-name="ce7" table:formula="of:=[.A747]" office:value-type="date" office:date-value="2019-10-19T17:30:01.2313" calcext:value-type="date">
            <text:p>2019-10-19 17:30:01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7:30:01.23130031861" calcext:value-type="date">
            <text:p>12/30/99 05:30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&lt;0.000001;[.G746]+2+1/[.$H$2];[.G746]+1/[.$H$2])" office:value-type="float" office:value="12.4000000000002" calcext:value-type="float">
            <text:p>12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19T17:43:14.09344" calcext:value-type="date">
            <text:p>2019-10-19 17:43:14</text:p>
          </table:table-cell>
          <table:table-cell table:style-name="ce7" table:formula="of:=[.A748]" office:value-type="date" office:date-value="2019-10-19T17:43:14.09344" calcext:value-type="date">
            <text:p>2019-10-19 17:43:14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7:43:14.09344014712" calcext:value-type="date">
            <text:p>12/30/99 05:43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&lt;0.000001;[.G747]+2+1/[.$H$2];[.G747]+1/[.$H$2])" office:value-type="float" office:value="12.4166666666669" calcext:value-type="float">
            <text:p>12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19T17:52:48.039558" calcext:value-type="date">
            <text:p>2019-10-19 17:52:48</text:p>
          </table:table-cell>
          <table:table-cell table:style-name="ce7" table:formula="of:=[.A749]" office:value-type="date" office:date-value="2019-10-19T17:52:48.039558" calcext:value-type="date">
            <text:p>2019-10-19 17:52:48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7:52:48.03955819923" calcext:value-type="date">
            <text:p>12/30/99 05:52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&lt;0.000001;[.G748]+2+1/[.$H$2];[.G748]+1/[.$H$2])" office:value-type="float" office:value="12.4333333333335" calcext:value-type="float">
            <text:p>12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19T17:36:00.209446" calcext:value-type="date">
            <text:p>2019-10-19 17:36:00</text:p>
          </table:table-cell>
          <table:table-cell table:style-name="ce7" table:formula="of:=[.A750]" office:value-type="date" office:date-value="2019-10-19T17:36:00.209446" calcext:value-type="date">
            <text:p>2019-10-19 17:36:00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7:36:00.20944586489" calcext:value-type="date">
            <text:p>12/30/99 05:36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&lt;0.000001;[.G749]+2+1/[.$H$2];[.G749]+1/[.$H$2])" office:value-type="float" office:value="12.4500000000002" calcext:value-type="float">
            <text:p>12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19T18:00:19.235446" calcext:value-type="date">
            <text:p>2019-10-19 18:00:19</text:p>
          </table:table-cell>
          <table:table-cell table:style-name="ce7" table:formula="of:=[.A751]" office:value-type="date" office:date-value="2019-10-19T18:00:19.235446" calcext:value-type="date">
            <text:p>2019-10-19 18:00:19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8:00:19.23544560559" calcext:value-type="date">
            <text:p>12/30/99 06:00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&lt;0.000001;[.G750]+2+1/[.$H$2];[.G750]+1/[.$H$2])" office:value-type="float" office:value="12.4666666666669" calcext:value-type="float">
            <text:p>12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19T18:00:10.303147" calcext:value-type="date">
            <text:p>2019-10-19 18:00:10</text:p>
          </table:table-cell>
          <table:table-cell table:style-name="ce7" table:formula="of:=[.A752]" office:value-type="date" office:date-value="2019-10-19T18:00:10.303147" calcext:value-type="date">
            <text:p>2019-10-19 18:00:10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8:00:10.30314706732" calcext:value-type="date">
            <text:p>12/30/99 06:00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&lt;0.000001;[.G751]+2+1/[.$H$2];[.G751]+1/[.$H$2])" office:value-type="float" office:value="12.4833333333335" calcext:value-type="float">
            <text:p>12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19T18:08:17.909364" calcext:value-type="date">
            <text:p>2019-10-19 18:08:18</text:p>
          </table:table-cell>
          <table:table-cell table:style-name="ce7" table:formula="of:=[.A753]" office:value-type="date" office:date-value="2019-10-19T18:08:17.909364" calcext:value-type="date">
            <text:p>2019-10-19 18:08:18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8:08:17.90936366189" calcext:value-type="date">
            <text:p>12/30/99 06:08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&lt;0.000001;[.G752]+2+1/[.$H$2];[.G752]+1/[.$H$2])" office:value-type="float" office:value="12.5000000000002" calcext:value-type="float">
            <text:p>12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19T18:17:07.050716" calcext:value-type="date">
            <text:p>2019-10-19 18:17:07</text:p>
          </table:table-cell>
          <table:table-cell table:style-name="ce7" table:formula="of:=[.A754]" office:value-type="date" office:date-value="2019-10-19T18:17:07.050716" calcext:value-type="date">
            <text:p>2019-10-19 18:17:07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8:17:07.05071631353" calcext:value-type="date">
            <text:p>12/30/99 06:17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&lt;0.000001;[.G753]+2+1/[.$H$2];[.G753]+1/[.$H$2])" office:value-type="float" office:value="12.5166666666669" calcext:value-type="float">
            <text:p>12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19T17:47:06.155456" calcext:value-type="date">
            <text:p>2019-10-19 17:47:06</text:p>
          </table:table-cell>
          <table:table-cell table:style-name="ce7" table:formula="of:=[.A755]" office:value-type="date" office:date-value="2019-10-19T17:47:06.155456" calcext:value-type="date">
            <text:p>2019-10-19 17:47:06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7:47:06.15545592271" calcext:value-type="date">
            <text:p>12/30/99 05:47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&lt;0.000001;[.G754]+2+1/[.$H$2];[.G754]+1/[.$H$2])" office:value-type="float" office:value="12.5333333333335" calcext:value-type="float">
            <text:p>12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19T18:08:58.017564" calcext:value-type="date">
            <text:p>2019-10-19 18:08:58</text:p>
          </table:table-cell>
          <table:table-cell table:style-name="ce7" table:formula="of:=[.A756]" office:value-type="date" office:date-value="2019-10-19T18:08:58.017564" calcext:value-type="date">
            <text:p>2019-10-19 18:08:58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8:08:58.01756431349" calcext:value-type="date">
            <text:p>12/30/99 06:08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&lt;0.000001;[.G755]+2+1/[.$H$2];[.G755]+1/[.$H$2])" office:value-type="float" office:value="12.5500000000002" calcext:value-type="float">
            <text:p>12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19T17:49:13.475797" calcext:value-type="date">
            <text:p>2019-10-19 17:49:13</text:p>
          </table:table-cell>
          <table:table-cell table:style-name="ce7" table:formula="of:=[.A757]" office:value-type="date" office:date-value="2019-10-19T17:49:13.475797" calcext:value-type="date">
            <text:p>2019-10-19 17:49:13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7:49:13.47579668742" calcext:value-type="date">
            <text:p>12/30/99 05:49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&lt;0.000001;[.G756]+2+1/[.$H$2];[.G756]+1/[.$H$2])" office:value-type="float" office:value="12.5666666666669" calcext:value-type="float">
            <text:p>12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19T17:54:13.457331" calcext:value-type="date">
            <text:p>2019-10-19 17:54:13</text:p>
          </table:table-cell>
          <table:table-cell table:style-name="ce7" table:formula="of:=[.A758]" office:value-type="date" office:date-value="2019-10-19T17:54:13.457331" calcext:value-type="date">
            <text:p>2019-10-19 17:54:13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7:54:13.45733128488" calcext:value-type="date">
            <text:p>12/30/99 05:54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&lt;0.000001;[.G757]+2+1/[.$H$2];[.G757]+1/[.$H$2])" office:value-type="float" office:value="12.5833333333335" calcext:value-type="float">
            <text:p>12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19T18:01:35.026161" calcext:value-type="date">
            <text:p>2019-10-19 18:01:35</text:p>
          </table:table-cell>
          <table:table-cell table:style-name="ce7" table:formula="of:=[.A759]" office:value-type="date" office:date-value="2019-10-19T18:01:35.026161" calcext:value-type="date">
            <text:p>2019-10-19 18:01:35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8:01:35.02616054378" calcext:value-type="date">
            <text:p>12/30/99 06:01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&lt;0.000001;[.G758]+2+1/[.$H$2];[.G758]+1/[.$H$2])" office:value-type="float" office:value="12.6000000000002" calcext:value-type="float">
            <text:p>12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19T18:05:19.713916" calcext:value-type="date">
            <text:p>2019-10-19 18:05:20</text:p>
          </table:table-cell>
          <table:table-cell table:style-name="ce7" table:formula="of:=[.A760]" office:value-type="date" office:date-value="2019-10-19T18:05:19.713916" calcext:value-type="date">
            <text:p>2019-10-19 18:05:20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8:05:19.71391600091" calcext:value-type="date">
            <text:p>12/30/99 06:05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&lt;0.000001;[.G759]+2+1/[.$H$2];[.G759]+1/[.$H$2])" office:value-type="float" office:value="12.6166666666669" calcext:value-type="float">
            <text:p>12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19T18:36:14.399446" calcext:value-type="date">
            <text:p>2019-10-19 18:36:14</text:p>
          </table:table-cell>
          <table:table-cell table:style-name="ce7" table:formula="of:=[.A761]" office:value-type="date" office:date-value="2019-10-19T18:36:14.399446" calcext:value-type="date">
            <text:p>2019-10-19 18:36:14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8:36:14.39944613725" calcext:value-type="date">
            <text:p>12/30/99 06:36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&lt;0.000001;[.G760]+2+1/[.$H$2];[.G760]+1/[.$H$2])" office:value-type="float" office:value="12.6333333333335" calcext:value-type="float">
            <text:p>12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19T17:57:33.046181" calcext:value-type="date">
            <text:p>2019-10-19 17:57:33</text:p>
          </table:table-cell>
          <table:table-cell table:style-name="ce7" table:formula="of:=[.A762]" office:value-type="date" office:date-value="2019-10-19T17:57:33.046181" calcext:value-type="date">
            <text:p>2019-10-19 17:57:33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7:57:33.04618093651" calcext:value-type="date">
            <text:p>12/30/99 05:57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&lt;0.000001;[.G761]+2+1/[.$H$2];[.G761]+1/[.$H$2])" office:value-type="float" office:value="12.6500000000002" calcext:value-type="float">
            <text:p>12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19T18:02:31.196799" calcext:value-type="date">
            <text:p>2019-10-19 18:02:31</text:p>
          </table:table-cell>
          <table:table-cell table:style-name="ce7" table:formula="of:=[.A763]" office:value-type="date" office:date-value="2019-10-19T18:02:31.196799" calcext:value-type="date">
            <text:p>2019-10-19 18:02:31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8:02:31.19679921772" calcext:value-type="date">
            <text:p>12/30/99 06:02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&lt;0.000001;[.G762]+2+1/[.$H$2];[.G762]+1/[.$H$2])" office:value-type="float" office:value="12.6666666666669" calcext:value-type="float">
            <text:p>12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0-19T17:37:38.758133" calcext:value-type="date">
            <text:p>2019-10-19 17:37:39</text:p>
          </table:table-cell>
          <table:table-cell table:style-name="ce7" table:formula="of:=[.A764]" office:value-type="date" office:date-value="2019-10-19T17:37:38.758133" calcext:value-type="date">
            <text:p>2019-10-19 17:37:39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7:37:38.75813306775" calcext:value-type="date">
            <text:p>12/30/99 05:37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&lt;0.000001;[.G763]+2+1/[.$H$2];[.G763]+1/[.$H$2])" office:value-type="float" office:value="12.6833333333335" calcext:value-type="float">
            <text:p>12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0-19T18:02:20.294346" calcext:value-type="date">
            <text:p>2019-10-19 18:02:20</text:p>
          </table:table-cell>
          <table:table-cell table:style-name="ce7" table:formula="of:=[.A765]" office:value-type="date" office:date-value="2019-10-19T18:02:20.294346" calcext:value-type="date">
            <text:p>2019-10-19 18:02:20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8:02:20.29434628319" calcext:value-type="date">
            <text:p>12/30/99 06:02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&lt;0.000001;[.G764]+2+1/[.$H$2];[.G764]+1/[.$H$2])" office:value-type="float" office:value="12.7000000000002" calcext:value-type="float">
            <text:p>12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0-19T17:49:46.233941" calcext:value-type="date">
            <text:p>2019-10-19 17:49:46</text:p>
          </table:table-cell>
          <table:table-cell table:style-name="ce7" table:formula="of:=[.A766]" office:value-type="date" office:date-value="2019-10-19T17:49:46.233941" calcext:value-type="date">
            <text:p>2019-10-19 17:49:46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7:49:46.23394102324" calcext:value-type="date">
            <text:p>12/30/99 05:49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&lt;0.000001;[.G765]+2+1/[.$H$2];[.G765]+1/[.$H$2])" office:value-type="float" office:value="12.7166666666669" calcext:value-type="float">
            <text:p>12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0-19T17:49:10.036169" calcext:value-type="date">
            <text:p>2019-10-19 17:49:10</text:p>
          </table:table-cell>
          <table:table-cell table:style-name="ce7" table:formula="of:=[.A767]" office:value-type="date" office:date-value="2019-10-19T17:49:10.036169" calcext:value-type="date">
            <text:p>2019-10-19 17:49:10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7:49:10.03616851754" calcext:value-type="date">
            <text:p>12/30/99 05:49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&lt;0.000001;[.G766]+2+1/[.$H$2];[.G766]+1/[.$H$2])" office:value-type="float" office:value="12.7333333333335" calcext:value-type="float">
            <text:p>12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0-19T18:28:00.76739" calcext:value-type="date">
            <text:p>2019-10-19 18:28:01</text:p>
          </table:table-cell>
          <table:table-cell table:style-name="ce7" table:formula="of:=[.A768]" office:value-type="date" office:date-value="2019-10-19T18:28:00.76739" calcext:value-type="date">
            <text:p>2019-10-19 18:28:01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8:28:00.76739029493" calcext:value-type="date">
            <text:p>12/30/99 06:28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&lt;0.000001;[.G767]+2+1/[.$H$2];[.G767]+1/[.$H$2])" office:value-type="float" office:value="12.7500000000002" calcext:value-type="float">
            <text:p>12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0-19T17:53:40.808192" calcext:value-type="date">
            <text:p>2019-10-19 17:53:41</text:p>
          </table:table-cell>
          <table:table-cell table:style-name="ce7" table:formula="of:=[.A769]" office:value-type="date" office:date-value="2019-10-19T17:53:40.808192" calcext:value-type="date">
            <text:p>2019-10-19 17:53:41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7:53:40.80819171388" calcext:value-type="date">
            <text:p>12/30/99 05:53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&lt;0.000001;[.G768]+2+1/[.$H$2];[.G768]+1/[.$H$2])" office:value-type="float" office:value="12.7666666666669" calcext:value-type="float">
            <text:p>12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0-19T18:03:11.48927" calcext:value-type="date">
            <text:p>2019-10-19 18:03:11</text:p>
          </table:table-cell>
          <table:table-cell table:style-name="ce7" table:formula="of:=[.A770]" office:value-type="date" office:date-value="2019-10-19T18:03:11.48927" calcext:value-type="date">
            <text:p>2019-10-19 18:03:11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8:03:11.48927014321" calcext:value-type="date">
            <text:p>12/30/99 06:03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&lt;0.000001;[.G769]+2+1/[.$H$2];[.G769]+1/[.$H$2])" office:value-type="float" office:value="12.7833333333335" calcext:value-type="float">
            <text:p>12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0-19T17:52:32.639979" calcext:value-type="date">
            <text:p>2019-10-19 17:52:33</text:p>
          </table:table-cell>
          <table:table-cell table:style-name="ce7" table:formula="of:=[.A771]" office:value-type="date" office:date-value="2019-10-19T17:52:32.639979" calcext:value-type="date">
            <text:p>2019-10-19 17:52:33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7:52:32.63997931033" calcext:value-type="date">
            <text:p>12/30/99 05:52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&lt;0.000001;[.G770]+2+1/[.$H$2];[.G770]+1/[.$H$2])" office:value-type="float" office:value="12.8000000000002" calcext:value-type="float">
            <text:p>12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0-19T17:38:51.076505" calcext:value-type="date">
            <text:p>2019-10-19 17:38:51</text:p>
          </table:table-cell>
          <table:table-cell table:style-name="ce7" table:formula="of:=[.A772]" office:value-type="date" office:date-value="2019-10-19T17:38:51.076505" calcext:value-type="date">
            <text:p>2019-10-19 17:38:51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7:38:51.07650526799" calcext:value-type="date">
            <text:p>12/30/99 05:38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&lt;0.000001;[.G771]+2+1/[.$H$2];[.G771]+1/[.$H$2])" office:value-type="float" office:value="12.8166666666669" calcext:value-type="float">
            <text:p>12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0-19T17:49:11.173342" calcext:value-type="date">
            <text:p>2019-10-19 17:49:11</text:p>
          </table:table-cell>
          <table:table-cell table:style-name="ce7" table:formula="of:=[.A773]" office:value-type="date" office:date-value="2019-10-19T17:49:11.173342" calcext:value-type="date">
            <text:p>2019-10-19 17:49:11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7:49:11.17334236857" calcext:value-type="date">
            <text:p>12/30/99 05:49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&lt;0.000001;[.G772]+2+1/[.$H$2];[.G772]+1/[.$H$2])" office:value-type="float" office:value="12.8333333333336" calcext:value-type="float">
            <text:p>12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0-19T18:11:32.919159" calcext:value-type="date">
            <text:p>2019-10-19 18:11:33</text:p>
          </table:table-cell>
          <table:table-cell table:style-name="ce7" table:formula="of:=[.A774]" office:value-type="date" office:date-value="2019-10-19T18:11:32.919159" calcext:value-type="date">
            <text:p>2019-10-19 18:11:33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8:11:32.9191588657" calcext:value-type="date">
            <text:p>12/30/99 06:11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&lt;0.000001;[.G773]+2+1/[.$H$2];[.G773]+1/[.$H$2])" office:value-type="float" office:value="12.8500000000002" calcext:value-type="float">
            <text:p>12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0-19T17:38:58.117625" calcext:value-type="date">
            <text:p>2019-10-19 17:38:58</text:p>
          </table:table-cell>
          <table:table-cell table:style-name="ce7" table:formula="of:=[.A775]" office:value-type="date" office:date-value="2019-10-19T17:38:58.117625" calcext:value-type="date">
            <text:p>2019-10-19 17:38:58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7:38:58.11762516852" calcext:value-type="date">
            <text:p>12/30/99 05:38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&lt;0.000001;[.G774]+2+1/[.$H$2];[.G774]+1/[.$H$2])" office:value-type="float" office:value="12.8666666666669" calcext:value-type="float">
            <text:p>12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0-19T17:36:23.086611" calcext:value-type="date">
            <text:p>2019-10-19 17:36:23</text:p>
          </table:table-cell>
          <table:table-cell table:style-name="ce7" table:formula="of:=[.A776]" office:value-type="date" office:date-value="2019-10-19T17:36:23.086611" calcext:value-type="date">
            <text:p>2019-10-19 17:36:23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7:36:23.08661130723" calcext:value-type="date">
            <text:p>12/30/99 05:36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&lt;0.000001;[.G775]+2+1/[.$H$2];[.G775]+1/[.$H$2])" office:value-type="float" office:value="12.8833333333336" calcext:value-type="float">
            <text:p>12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0-19T17:37:50.957075" calcext:value-type="date">
            <text:p>2019-10-19 17:37:51</text:p>
          </table:table-cell>
          <table:table-cell table:style-name="ce7" table:formula="of:=[.A777]" office:value-type="date" office:date-value="2019-10-19T17:37:50.957075" calcext:value-type="date">
            <text:p>2019-10-19 17:37:51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7:37:50.95707489643" calcext:value-type="date">
            <text:p>12/30/99 05:37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&lt;0.000001;[.G776]+2+1/[.$H$2];[.G776]+1/[.$H$2])" office:value-type="float" office:value="12.9000000000002" calcext:value-type="float">
            <text:p>12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0-19T18:00:14.788004" calcext:value-type="date">
            <text:p>2019-10-19 18:00:15</text:p>
          </table:table-cell>
          <table:table-cell table:style-name="ce7" table:formula="of:=[.A778]" office:value-type="date" office:date-value="2019-10-19T18:00:14.788004" calcext:value-type="date">
            <text:p>2019-10-19 18:00:15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8:00:14.78800380137" calcext:value-type="date">
            <text:p>12/30/99 06:00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&lt;0.000001;[.G777]+2+1/[.$H$2];[.G777]+1/[.$H$2])" office:value-type="float" office:value="12.9166666666669" calcext:value-type="float">
            <text:p>12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0-19T18:08:02.452796" calcext:value-type="date">
            <text:p>2019-10-19 18:08:02</text:p>
          </table:table-cell>
          <table:table-cell table:style-name="ce7" table:formula="of:=[.A779]" office:value-type="date" office:date-value="2019-10-19T18:08:02.452796" calcext:value-type="date">
            <text:p>2019-10-19 18:08:02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8:08:02.45279642288" calcext:value-type="date">
            <text:p>12/30/99 06:08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&lt;0.000001;[.G778]+2+1/[.$H$2];[.G778]+1/[.$H$2])" office:value-type="float" office:value="12.9333333333336" calcext:value-type="float">
            <text:p>12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0-19T17:52:40.667411" calcext:value-type="date">
            <text:p>2019-10-19 17:52:41</text:p>
          </table:table-cell>
          <table:table-cell table:style-name="ce7" table:formula="of:=[.A780]" office:value-type="date" office:date-value="2019-10-19T17:52:40.667411" calcext:value-type="date">
            <text:p>2019-10-19 17:52:41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7:52:40.66741074901" calcext:value-type="date">
            <text:p>12/30/99 05:52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&lt;0.000001;[.G779]+2+1/[.$H$2];[.G779]+1/[.$H$2])" office:value-type="float" office:value="12.9500000000002" calcext:value-type="float">
            <text:p>12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0-19T18:09:28.545241" calcext:value-type="date">
            <text:p>2019-10-19 18:09:29</text:p>
          </table:table-cell>
          <table:table-cell table:style-name="ce7" table:formula="of:=[.A781]" office:value-type="date" office:date-value="2019-10-19T18:09:28.545241" calcext:value-type="date">
            <text:p>2019-10-19 18:09:29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8:09:28.54524146765" calcext:value-type="date">
            <text:p>12/30/99 06:09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&lt;0.000001;[.G780]+2+1/[.$H$2];[.G780]+1/[.$H$2])" office:value-type="float" office:value="12.9666666666669" calcext:value-type="float">
            <text:p>12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0-19T17:49:37.319828" calcext:value-type="date">
            <text:p>2019-10-19 17:49:37</text:p>
          </table:table-cell>
          <table:table-cell table:style-name="ce7" table:formula="of:=[.A782]" office:value-type="date" office:date-value="2019-10-19T17:49:37.319828" calcext:value-type="date">
            <text:p>2019-10-19 17:49:37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7:49:37.31982786208" calcext:value-type="date">
            <text:p>12/30/99 05:49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&lt;0.000001;[.G781]+2+1/[.$H$2];[.G781]+1/[.$H$2])" office:value-type="float" office:value="12.9833333333336" calcext:value-type="float">
            <text:p>12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0-20T17:49:47.196937" calcext:value-type="date">
            <text:p>2019-10-20 17:49:47</text:p>
          </table:table-cell>
          <table:table-cell table:style-name="ce7" table:formula="of:=[.A783]" office:value-type="date" office:date-value="2019-10-20T17:49:47.196937" calcext:value-type="date">
            <text:p>2019-10-20 17:49:47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7:49:47.19693683088" calcext:value-type="date">
            <text:p>12/30/99 05:49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&lt;0.000001;[.G782]+2+1/[.$H$2];[.G782]+1/[.$H$2])" office:value-type="float" office:value="13.0000000000002" calcext:value-type="float">
            <text:p>13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0-20T17:44:03.77263" calcext:value-type="date">
            <text:p>2019-10-20 17:44:04</text:p>
          </table:table-cell>
          <table:table-cell table:style-name="ce7" table:formula="of:=[.A784]" office:value-type="date" office:date-value="2019-10-20T17:44:03.77263" calcext:value-type="date">
            <text:p>2019-10-20 17:44:04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7:44:03.77263030037" calcext:value-type="date">
            <text:p>12/30/99 05:44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&lt;0.000001;[.G783]+2+1/[.$H$2];[.G783]+1/[.$H$2])" office:value-type="float" office:value="13.0166666666669" calcext:value-type="float">
            <text:p>13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0-20T18:05:12.824624" calcext:value-type="date">
            <text:p>2019-10-20 18:05:13</text:p>
          </table:table-cell>
          <table:table-cell table:style-name="ce7" table:formula="of:=[.A785]" office:value-type="date" office:date-value="2019-10-20T18:05:12.824624" calcext:value-type="date">
            <text:p>2019-10-20 18:05:13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8:05:12.8246240085" calcext:value-type="date">
            <text:p>12/30/99 06:05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&lt;0.000001;[.G784]+2+1/[.$H$2];[.G784]+1/[.$H$2])" office:value-type="float" office:value="13.0333333333336" calcext:value-type="float">
            <text:p>13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0-20T18:29:32.693871" calcext:value-type="date">
            <text:p>2019-10-20 18:29:33</text:p>
          </table:table-cell>
          <table:table-cell table:style-name="ce7" table:formula="of:=[.A786]" office:value-type="date" office:date-value="2019-10-20T18:29:32.693871" calcext:value-type="date">
            <text:p>2019-10-20 18:29:33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8:29:32.69387128763" calcext:value-type="date">
            <text:p>12/30/99 06:29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&lt;0.000001;[.G785]+2+1/[.$H$2];[.G785]+1/[.$H$2])" office:value-type="float" office:value="13.0500000000002" calcext:value-type="float">
            <text:p>13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0-20T18:04:14.053839" calcext:value-type="date">
            <text:p>2019-10-20 18:04:14</text:p>
          </table:table-cell>
          <table:table-cell table:style-name="ce7" table:formula="of:=[.A787]" office:value-type="date" office:date-value="2019-10-20T18:04:14.053839" calcext:value-type="date">
            <text:p>2019-10-20 18:04:14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8:04:14.05383913312" calcext:value-type="date">
            <text:p>12/30/99 06:04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&lt;0.000001;[.G786]+2+1/[.$H$2];[.G786]+1/[.$H$2])" office:value-type="float" office:value="13.0666666666669" calcext:value-type="float">
            <text:p>13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0-20T18:18:26.570547" calcext:value-type="date">
            <text:p>2019-10-20 18:18:27</text:p>
          </table:table-cell>
          <table:table-cell table:style-name="ce7" table:formula="of:=[.A788]" office:value-type="date" office:date-value="2019-10-20T18:18:26.570547" calcext:value-type="date">
            <text:p>2019-10-20 18:18:27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8:18:26.57054688781" calcext:value-type="date">
            <text:p>12/30/99 06:18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&lt;0.000001;[.G787]+2+1/[.$H$2];[.G787]+1/[.$H$2])" office:value-type="float" office:value="13.0833333333336" calcext:value-type="float">
            <text:p>13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0-20T18:08:17.632462" calcext:value-type="date">
            <text:p>2019-10-20 18:08:18</text:p>
          </table:table-cell>
          <table:table-cell table:style-name="ce7" table:formula="of:=[.A789]" office:value-type="date" office:date-value="2019-10-20T18:08:17.632462" calcext:value-type="date">
            <text:p>2019-10-20 18:08:18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8:08:17.63246162329" calcext:value-type="date">
            <text:p>12/30/99 06:08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&lt;0.000001;[.G788]+2+1/[.$H$2];[.G788]+1/[.$H$2])" office:value-type="float" office:value="13.1000000000002" calcext:value-type="float">
            <text:p>13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0-20T18:04:12.272809" calcext:value-type="date">
            <text:p>2019-10-20 18:04:12</text:p>
          </table:table-cell>
          <table:table-cell table:style-name="ce7" table:formula="of:=[.A790]" office:value-type="date" office:date-value="2019-10-20T18:04:12.272809" calcext:value-type="date">
            <text:p>2019-10-20 18:04:12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8:04:12.27280938998" calcext:value-type="date">
            <text:p>12/30/99 06:04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&lt;0.000001;[.G789]+2+1/[.$H$2];[.G789]+1/[.$H$2])" office:value-type="float" office:value="13.1166666666669" calcext:value-type="float">
            <text:p>13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0-20T18:01:43.478811" calcext:value-type="date">
            <text:p>2019-10-20 18:01:43</text:p>
          </table:table-cell>
          <table:table-cell table:style-name="ce7" table:formula="of:=[.A791]" office:value-type="date" office:date-value="2019-10-20T18:01:43.478811" calcext:value-type="date">
            <text:p>2019-10-20 18:01:43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8:01:43.4788109595" calcext:value-type="date">
            <text:p>12/30/99 06:01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&lt;0.000001;[.G790]+2+1/[.$H$2];[.G790]+1/[.$H$2])" office:value-type="float" office:value="13.1333333333336" calcext:value-type="float">
            <text:p>13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0-20T18:07:18.534473" calcext:value-type="date">
            <text:p>2019-10-20 18:07:19</text:p>
          </table:table-cell>
          <table:table-cell table:style-name="ce7" table:formula="of:=[.A792]" office:value-type="date" office:date-value="2019-10-20T18:07:18.534473" calcext:value-type="date">
            <text:p>2019-10-20 18:07:19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8:07:18.53447323199" calcext:value-type="date">
            <text:p>12/30/99 06:07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&lt;0.000001;[.G791]+2+1/[.$H$2];[.G791]+1/[.$H$2])" office:value-type="float" office:value="13.1500000000002" calcext:value-type="float">
            <text:p>13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0-20T18:08:50.508678" calcext:value-type="date">
            <text:p>2019-10-20 18:08:51</text:p>
          </table:table-cell>
          <table:table-cell table:style-name="ce7" table:formula="of:=[.A793]" office:value-type="date" office:date-value="2019-10-20T18:08:50.508678" calcext:value-type="date">
            <text:p>2019-10-20 18:08:51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8:08:50.50867763814" calcext:value-type="date">
            <text:p>12/30/99 06:08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&lt;0.000001;[.G792]+2+1/[.$H$2];[.G792]+1/[.$H$2])" office:value-type="float" office:value="13.1666666666669" calcext:value-type="float">
            <text:p>13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0-20T17:46:29.77986" calcext:value-type="date">
            <text:p>2019-10-20 17:46:30</text:p>
          </table:table-cell>
          <table:table-cell table:style-name="ce7" table:formula="of:=[.A794]" office:value-type="date" office:date-value="2019-10-20T17:46:29.77986" calcext:value-type="date">
            <text:p>2019-10-20 17:46:30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7:46:29.7798598744" calcext:value-type="date">
            <text:p>12/30/99 05:46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&lt;0.000001;[.G793]+2+1/[.$H$2];[.G793]+1/[.$H$2])" office:value-type="float" office:value="13.1833333333336" calcext:value-type="float">
            <text:p>13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0-20T18:00:53.578718" calcext:value-type="date">
            <text:p>2019-10-20 18:00:54</text:p>
          </table:table-cell>
          <table:table-cell table:style-name="ce7" table:formula="of:=[.A795]" office:value-type="date" office:date-value="2019-10-20T18:00:53.578718" calcext:value-type="date">
            <text:p>2019-10-20 18:00:54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8:00:53.57871763408" calcext:value-type="date">
            <text:p>12/30/99 06:00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&lt;0.000001;[.G794]+2+1/[.$H$2];[.G794]+1/[.$H$2])" office:value-type="float" office:value="13.2000000000002" calcext:value-type="float">
            <text:p>13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0-20T17:44:10.72863" calcext:value-type="date">
            <text:p>2019-10-20 17:44:11</text:p>
          </table:table-cell>
          <table:table-cell table:style-name="ce7" table:formula="of:=[.A796]" office:value-type="date" office:date-value="2019-10-20T17:44:10.72863" calcext:value-type="date">
            <text:p>2019-10-20 17:44:11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7:44:10.72863008827" calcext:value-type="date">
            <text:p>12/30/99 05:44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&lt;0.000001;[.G795]+2+1/[.$H$2];[.G795]+1/[.$H$2])" office:value-type="float" office:value="13.2166666666669" calcext:value-type="float">
            <text:p>13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0-20T17:59:46.993338" calcext:value-type="date">
            <text:p>2019-10-20 17:59:47</text:p>
          </table:table-cell>
          <table:table-cell table:style-name="ce7" table:formula="of:=[.A797]" office:value-type="date" office:date-value="2019-10-20T17:59:46.993338" calcext:value-type="date">
            <text:p>2019-10-20 17:59:47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7:59:46.99333837721" calcext:value-type="date">
            <text:p>12/30/99 05:59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&lt;0.000001;[.G796]+2+1/[.$H$2];[.G796]+1/[.$H$2])" office:value-type="float" office:value="13.2333333333336" calcext:value-type="float">
            <text:p>13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0-20T18:28:19.31591" calcext:value-type="date">
            <text:p>2019-10-20 18:28:19</text:p>
          </table:table-cell>
          <table:table-cell table:style-name="ce7" table:formula="of:=[.A798]" office:value-type="date" office:date-value="2019-10-20T18:28:19.31591" calcext:value-type="date">
            <text:p>2019-10-20 18:28:19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8:28:19.3159098085" calcext:value-type="date">
            <text:p>12/30/99 06:28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&lt;0.000001;[.G797]+2+1/[.$H$2];[.G797]+1/[.$H$2])" office:value-type="float" office:value="13.2500000000002" calcext:value-type="float">
            <text:p>13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0-20T18:10:10.590719" calcext:value-type="date">
            <text:p>2019-10-20 18:10:11</text:p>
          </table:table-cell>
          <table:table-cell table:style-name="ce7" table:formula="of:=[.A799]" office:value-type="date" office:date-value="2019-10-20T18:10:10.590719" calcext:value-type="date">
            <text:p>2019-10-20 18:10:11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8:10:10.59071850032" calcext:value-type="date">
            <text:p>12/30/99 06:10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&lt;0.000001;[.G798]+2+1/[.$H$2];[.G798]+1/[.$H$2])" office:value-type="float" office:value="13.2666666666669" calcext:value-type="float">
            <text:p>13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0-20T17:58:46.04157" calcext:value-type="date">
            <text:p>2019-10-20 17:58:46</text:p>
          </table:table-cell>
          <table:table-cell table:style-name="ce7" table:formula="of:=[.A800]" office:value-type="date" office:date-value="2019-10-20T17:58:46.04157" calcext:value-type="date">
            <text:p>2019-10-20 17:58:46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7:58:46.0415699333" calcext:value-type="date">
            <text:p>12/30/99 05:58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&lt;0.000001;[.G799]+2+1/[.$H$2];[.G799]+1/[.$H$2])" office:value-type="float" office:value="13.2833333333336" calcext:value-type="float">
            <text:p>13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0-20T17:47:00.393454" calcext:value-type="date">
            <text:p>2019-10-20 17:47:00</text:p>
          </table:table-cell>
          <table:table-cell table:style-name="ce7" table:formula="of:=[.A801]" office:value-type="date" office:date-value="2019-10-20T17:47:00.393454" calcext:value-type="date">
            <text:p>2019-10-20 17:47:00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7:47:00.39345426019" calcext:value-type="date">
            <text:p>12/30/99 05:47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&lt;0.000001;[.G800]+2+1/[.$H$2];[.G800]+1/[.$H$2])" office:value-type="float" office:value="13.3000000000002" calcext:value-type="float">
            <text:p>13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0-20T18:03:24.280228" calcext:value-type="date">
            <text:p>2019-10-20 18:03:24</text:p>
          </table:table-cell>
          <table:table-cell table:style-name="ce7" table:formula="of:=[.A802]" office:value-type="date" office:date-value="2019-10-20T18:03:24.280228" calcext:value-type="date">
            <text:p>2019-10-20 18:03:24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8:03:24.28022809792" calcext:value-type="date">
            <text:p>12/30/99 06:03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&lt;0.000001;[.G801]+2+1/[.$H$2];[.G801]+1/[.$H$2])" office:value-type="float" office:value="13.3166666666669" calcext:value-type="float">
            <text:p>13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0-20T17:33:03.313065" calcext:value-type="date">
            <text:p>2019-10-20 17:33:03</text:p>
          </table:table-cell>
          <table:table-cell table:style-name="ce7" table:formula="of:=[.A803]" office:value-type="date" office:date-value="2019-10-20T17:33:03.313065" calcext:value-type="date">
            <text:p>2019-10-20 17:33:03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7:33:03.31306453329" calcext:value-type="date">
            <text:p>12/30/99 05:33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&lt;0.000001;[.G802]+2+1/[.$H$2];[.G802]+1/[.$H$2])" office:value-type="float" office:value="13.3333333333336" calcext:value-type="float">
            <text:p>13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0-20T18:07:16.216701" calcext:value-type="date">
            <text:p>2019-10-20 18:07:16</text:p>
          </table:table-cell>
          <table:table-cell table:style-name="ce7" table:formula="of:=[.A804]" office:value-type="date" office:date-value="2019-10-20T18:07:16.216701" calcext:value-type="date">
            <text:p>2019-10-20 18:07:16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8:07:16.21670077555" calcext:value-type="date">
            <text:p>12/30/99 06:07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&lt;0.000001;[.G803]+2+1/[.$H$2];[.G803]+1/[.$H$2])" office:value-type="float" office:value="13.3500000000002" calcext:value-type="float">
            <text:p>13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0-20T17:54:19.615522" calcext:value-type="date">
            <text:p>2019-10-20 17:54:20</text:p>
          </table:table-cell>
          <table:table-cell table:style-name="ce7" table:formula="of:=[.A805]" office:value-type="date" office:date-value="2019-10-20T17:54:19.615522" calcext:value-type="date">
            <text:p>2019-10-20 17:54:20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7:54:19.61552183144" calcext:value-type="date">
            <text:p>12/30/99 05:54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&lt;0.000001;[.G804]+2+1/[.$H$2];[.G804]+1/[.$H$2])" office:value-type="float" office:value="13.3666666666669" calcext:value-type="float">
            <text:p>13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0-20T18:18:45.383865" calcext:value-type="date">
            <text:p>2019-10-20 18:18:45</text:p>
          </table:table-cell>
          <table:table-cell table:style-name="ce7" table:formula="of:=[.A806]" office:value-type="date" office:date-value="2019-10-20T18:18:45.383865" calcext:value-type="date">
            <text:p>2019-10-20 18:18:45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8:18:45.38386518136" calcext:value-type="date">
            <text:p>12/30/99 06:18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&lt;0.000001;[.G805]+2+1/[.$H$2];[.G805]+1/[.$H$2])" office:value-type="float" office:value="13.3833333333336" calcext:value-type="float">
            <text:p>13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0-20T17:57:29.214441" calcext:value-type="date">
            <text:p>2019-10-20 17:57:29</text:p>
          </table:table-cell>
          <table:table-cell table:style-name="ce7" table:formula="of:=[.A807]" office:value-type="date" office:date-value="2019-10-20T17:57:29.214441" calcext:value-type="date">
            <text:p>2019-10-20 17:57:29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7:57:29.21444125939" calcext:value-type="date">
            <text:p>12/30/99 05:57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&lt;0.000001;[.G806]+2+1/[.$H$2];[.G806]+1/[.$H$2])" office:value-type="float" office:value="13.4000000000002" calcext:value-type="float">
            <text:p>13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0-20T18:08:51.083779" calcext:value-type="date">
            <text:p>2019-10-20 18:08:51</text:p>
          </table:table-cell>
          <table:table-cell table:style-name="ce7" table:formula="of:=[.A808]" office:value-type="date" office:date-value="2019-10-20T18:08:51.083779" calcext:value-type="date">
            <text:p>2019-10-20 18:08:51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8:08:51.08377887402" calcext:value-type="date">
            <text:p>12/30/99 06:08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&lt;0.000001;[.G807]+2+1/[.$H$2];[.G807]+1/[.$H$2])" office:value-type="float" office:value="13.4166666666669" calcext:value-type="float">
            <text:p>13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0-20T18:01:34.486566" calcext:value-type="date">
            <text:p>2019-10-20 18:01:34</text:p>
          </table:table-cell>
          <table:table-cell table:style-name="ce7" table:formula="of:=[.A809]" office:value-type="date" office:date-value="2019-10-20T18:01:34.486566" calcext:value-type="date">
            <text:p>2019-10-20 18:01:34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8:01:34.48656567838" calcext:value-type="date">
            <text:p>12/30/99 06:01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&lt;0.000001;[.G808]+2+1/[.$H$2];[.G808]+1/[.$H$2])" office:value-type="float" office:value="13.4333333333336" calcext:value-type="float">
            <text:p>13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0-20T17:56:08.110491" calcext:value-type="date">
            <text:p>2019-10-20 17:56:08</text:p>
          </table:table-cell>
          <table:table-cell table:style-name="ce7" table:formula="of:=[.A810]" office:value-type="date" office:date-value="2019-10-20T17:56:08.110491" calcext:value-type="date">
            <text:p>2019-10-20 17:56:08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7:56:08.11049133539" calcext:value-type="date">
            <text:p>12/30/99 05:56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&lt;0.000001;[.G809]+2+1/[.$H$2];[.G809]+1/[.$H$2])" office:value-type="float" office:value="13.4500000000002" calcext:value-type="float">
            <text:p>13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0-20T17:55:35.171814" calcext:value-type="date">
            <text:p>2019-10-20 17:55:35</text:p>
          </table:table-cell>
          <table:table-cell table:style-name="ce7" table:formula="of:=[.A811]" office:value-type="date" office:date-value="2019-10-20T17:55:35.171814" calcext:value-type="date">
            <text:p>2019-10-20 17:55:35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7:55:35.17181400675" calcext:value-type="date">
            <text:p>12/30/99 05:55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&lt;0.000001;[.G810]+2+1/[.$H$2];[.G810]+1/[.$H$2])" office:value-type="float" office:value="13.4666666666669" calcext:value-type="float">
            <text:p>13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0-20T18:18:42.344759" calcext:value-type="date">
            <text:p>2019-10-20 18:18:42</text:p>
          </table:table-cell>
          <table:table-cell table:style-name="ce7" table:formula="of:=[.A812]" office:value-type="date" office:date-value="2019-10-20T18:18:42.344759" calcext:value-type="date">
            <text:p>2019-10-20 18:18:42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8:18:42.34475912992" calcext:value-type="date">
            <text:p>12/30/99 06:18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&lt;0.000001;[.G811]+2+1/[.$H$2];[.G811]+1/[.$H$2])" office:value-type="float" office:value="13.4833333333336" calcext:value-type="float">
            <text:p>13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0-20T17:42:28.249205" calcext:value-type="date">
            <text:p>2019-10-20 17:42:28</text:p>
          </table:table-cell>
          <table:table-cell table:style-name="ce7" table:formula="of:=[.A813]" office:value-type="date" office:date-value="2019-10-20T17:42:28.249205" calcext:value-type="date">
            <text:p>2019-10-20 17:42:28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7:42:28.24920454994" calcext:value-type="date">
            <text:p>12/30/99 05:42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&lt;0.000001;[.G812]+2+1/[.$H$2];[.G812]+1/[.$H$2])" office:value-type="float" office:value="13.5000000000003" calcext:value-type="float">
            <text:p>13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0-20T17:42:10.228948" calcext:value-type="date">
            <text:p>2019-10-20 17:42:10</text:p>
          </table:table-cell>
          <table:table-cell table:style-name="ce7" table:formula="of:=[.A814]" office:value-type="date" office:date-value="2019-10-20T17:42:10.228948" calcext:value-type="date">
            <text:p>2019-10-20 17:42:10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7:42:10.22894798778" calcext:value-type="date">
            <text:p>12/30/99 05:42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&lt;0.000001;[.G813]+2+1/[.$H$2];[.G813]+1/[.$H$2])" office:value-type="float" office:value="13.5166666666669" calcext:value-type="float">
            <text:p>13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0-20T17:37:51.709953" calcext:value-type="date">
            <text:p>2019-10-20 17:37:52</text:p>
          </table:table-cell>
          <table:table-cell table:style-name="ce7" table:formula="of:=[.A815]" office:value-type="date" office:date-value="2019-10-20T17:37:51.709953" calcext:value-type="date">
            <text:p>2019-10-20 17:37:52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7:37:51.70995315537" calcext:value-type="date">
            <text:p>12/30/99 05:37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&lt;0.000001;[.G814]+2+1/[.$H$2];[.G814]+1/[.$H$2])" office:value-type="float" office:value="13.5333333333336" calcext:value-type="float">
            <text:p>13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0-20T17:32:26.391503" calcext:value-type="date">
            <text:p>2019-10-20 17:32:26</text:p>
          </table:table-cell>
          <table:table-cell table:style-name="ce7" table:formula="of:=[.A816]" office:value-type="date" office:date-value="2019-10-20T17:32:26.391503" calcext:value-type="date">
            <text:p>2019-10-20 17:32:26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7:32:26.39150295407" calcext:value-type="date">
            <text:p>12/30/99 05:32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&lt;0.000001;[.G815]+2+1/[.$H$2];[.G815]+1/[.$H$2])" office:value-type="float" office:value="13.5500000000003" calcext:value-type="float">
            <text:p>13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0-20T17:47:06.73528" calcext:value-type="date">
            <text:p>2019-10-20 17:47:07</text:p>
          </table:table-cell>
          <table:table-cell table:style-name="ce7" table:formula="of:=[.A817]" office:value-type="date" office:date-value="2019-10-20T17:47:06.73528" calcext:value-type="date">
            <text:p>2019-10-20 17:47:07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7:47:06.73528015148" calcext:value-type="date">
            <text:p>12/30/99 05:47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&lt;0.000001;[.G816]+2+1/[.$H$2];[.G816]+1/[.$H$2])" office:value-type="float" office:value="13.5666666666669" calcext:value-type="float">
            <text:p>13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0-20T18:22:54.51332" calcext:value-type="date">
            <text:p>2019-10-20 18:22:55</text:p>
          </table:table-cell>
          <table:table-cell table:style-name="ce7" table:formula="of:=[.A818]" office:value-type="date" office:date-value="2019-10-20T18:22:54.51332" calcext:value-type="date">
            <text:p>2019-10-20 18:22:55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8:22:54.51332006603" calcext:value-type="date">
            <text:p>12/30/99 06:22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&lt;0.000001;[.G817]+2+1/[.$H$2];[.G817]+1/[.$H$2])" office:value-type="float" office:value="13.5833333333336" calcext:value-type="float">
            <text:p>13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0-20T17:59:31.111887" calcext:value-type="date">
            <text:p>2019-10-20 17:59:31</text:p>
          </table:table-cell>
          <table:table-cell table:style-name="ce7" table:formula="of:=[.A819]" office:value-type="date" office:date-value="2019-10-20T17:59:31.111887" calcext:value-type="date">
            <text:p>2019-10-20 17:59:31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7:59:31.11188722774" calcext:value-type="date">
            <text:p>12/30/99 05:59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&lt;0.000001;[.G818]+2+1/[.$H$2];[.G818]+1/[.$H$2])" office:value-type="float" office:value="13.6000000000003" calcext:value-type="float">
            <text:p>13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0-20T18:04:23.281874" calcext:value-type="date">
            <text:p>2019-10-20 18:04:23</text:p>
          </table:table-cell>
          <table:table-cell table:style-name="ce7" table:formula="of:=[.A820]" office:value-type="date" office:date-value="2019-10-20T18:04:23.281874" calcext:value-type="date">
            <text:p>2019-10-20 18:04:23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8:04:23.28187384643" calcext:value-type="date">
            <text:p>12/30/99 06:04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&lt;0.000001;[.G819]+2+1/[.$H$2];[.G819]+1/[.$H$2])" office:value-type="float" office:value="13.6166666666669" calcext:value-type="float">
            <text:p>13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0-20T18:12:32.965677" calcext:value-type="date">
            <text:p>2019-10-20 18:12:33</text:p>
          </table:table-cell>
          <table:table-cell table:style-name="ce7" table:formula="of:=[.A821]" office:value-type="date" office:date-value="2019-10-20T18:12:32.965677" calcext:value-type="date">
            <text:p>2019-10-20 18:12:33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8:12:32.96567673795" calcext:value-type="date">
            <text:p>12/30/99 06:12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&lt;0.000001;[.G820]+2+1/[.$H$2];[.G820]+1/[.$H$2])" office:value-type="float" office:value="13.6333333333336" calcext:value-type="float">
            <text:p>13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0-20T17:40:12.391314" calcext:value-type="date">
            <text:p>2019-10-20 17:40:12</text:p>
          </table:table-cell>
          <table:table-cell table:style-name="ce7" table:formula="of:=[.A822]" office:value-type="date" office:date-value="2019-10-20T17:40:12.391314" calcext:value-type="date">
            <text:p>2019-10-20 17:40:12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7:40:12.39131391048" calcext:value-type="date">
            <text:p>12/30/99 05:40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&lt;0.000001;[.G821]+2+1/[.$H$2];[.G821]+1/[.$H$2])" office:value-type="float" office:value="13.6500000000003" calcext:value-type="float">
            <text:p>13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0-20T18:08:20.850445" calcext:value-type="date">
            <text:p>2019-10-20 18:08:21</text:p>
          </table:table-cell>
          <table:table-cell table:style-name="ce7" table:formula="of:=[.A823]" office:value-type="date" office:date-value="2019-10-20T18:08:20.850445" calcext:value-type="date">
            <text:p>2019-10-20 18:08:21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8:08:20.85044545121" calcext:value-type="date">
            <text:p>12/30/99 06:08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&lt;0.000001;[.G822]+2+1/[.$H$2];[.G822]+1/[.$H$2])" office:value-type="float" office:value="13.6666666666669" calcext:value-type="float">
            <text:p>13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0-20T17:53:28.684109" calcext:value-type="date">
            <text:p>2019-10-20 17:53:29</text:p>
          </table:table-cell>
          <table:table-cell table:style-name="ce7" table:formula="of:=[.A824]" office:value-type="date" office:date-value="2019-10-20T17:53:28.684109" calcext:value-type="date">
            <text:p>2019-10-20 17:53:29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7:53:28.68410929106" calcext:value-type="date">
            <text:p>12/30/99 05:53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&lt;0.000001;[.G823]+2+1/[.$H$2];[.G823]+1/[.$H$2])" office:value-type="float" office:value="13.6833333333336" calcext:value-type="float">
            <text:p>13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0-20T18:16:16.807395" calcext:value-type="date">
            <text:p>2019-10-20 18:16:17</text:p>
          </table:table-cell>
          <table:table-cell table:style-name="ce7" table:formula="of:=[.A825]" office:value-type="date" office:date-value="2019-10-20T18:16:16.807395" calcext:value-type="date">
            <text:p>2019-10-20 18:16:17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8:16:16.80739536881" calcext:value-type="date">
            <text:p>12/30/99 06:16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&lt;0.000001;[.G824]+2+1/[.$H$2];[.G824]+1/[.$H$2])" office:value-type="float" office:value="13.7000000000003" calcext:value-type="float">
            <text:p>13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0-20T17:38:33.898477" calcext:value-type="date">
            <text:p>2019-10-20 17:38:34</text:p>
          </table:table-cell>
          <table:table-cell table:style-name="ce7" table:formula="of:=[.A826]" office:value-type="date" office:date-value="2019-10-20T17:38:33.898477" calcext:value-type="date">
            <text:p>2019-10-20 17:38:34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7:38:33.89847658575" calcext:value-type="date">
            <text:p>12/30/99 05:38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&lt;0.000001;[.G825]+2+1/[.$H$2];[.G825]+1/[.$H$2])" office:value-type="float" office:value="13.7166666666669" calcext:value-type="float">
            <text:p>13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0-20T17:30:12.04581" calcext:value-type="date">
            <text:p>2019-10-20 17:30:12</text:p>
          </table:table-cell>
          <table:table-cell table:style-name="ce7" table:formula="of:=[.A827]" office:value-type="date" office:date-value="2019-10-20T17:30:12.04581" calcext:value-type="date">
            <text:p>2019-10-20 17:30:12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7:30:12.04580990598" calcext:value-type="date">
            <text:p>12/30/99 05:30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&lt;0.000001;[.G826]+2+1/[.$H$2];[.G826]+1/[.$H$2])" office:value-type="float" office:value="13.7333333333336" calcext:value-type="float">
            <text:p>13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0-20T18:08:36.99997" calcext:value-type="date">
            <text:p>2019-10-20 18:08:37</text:p>
          </table:table-cell>
          <table:table-cell table:style-name="ce7" table:formula="of:=[.A828]" office:value-type="date" office:date-value="2019-10-20T18:08:36.99997" calcext:value-type="date">
            <text:p>2019-10-20 18:08:37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8:08:36.99996998068" calcext:value-type="date">
            <text:p>12/30/99 06:08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&lt;0.000001;[.G827]+2+1/[.$H$2];[.G827]+1/[.$H$2])" office:value-type="float" office:value="13.7500000000003" calcext:value-type="float">
            <text:p>13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0-20T18:04:09.121193" calcext:value-type="date">
            <text:p>2019-10-20 18:04:09</text:p>
          </table:table-cell>
          <table:table-cell table:style-name="ce7" table:formula="of:=[.A829]" office:value-type="date" office:date-value="2019-10-20T18:04:09.121193" calcext:value-type="date">
            <text:p>2019-10-20 18:04:09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8:04:09.12119263317" calcext:value-type="date">
            <text:p>12/30/99 06:04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&lt;0.000001;[.G828]+2+1/[.$H$2];[.G828]+1/[.$H$2])" office:value-type="float" office:value="13.7666666666669" calcext:value-type="float">
            <text:p>13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0-20T17:31:05.886597" calcext:value-type="date">
            <text:p>2019-10-20 17:31:06</text:p>
          </table:table-cell>
          <table:table-cell table:style-name="ce7" table:formula="of:=[.A830]" office:value-type="date" office:date-value="2019-10-20T17:31:05.886597" calcext:value-type="date">
            <text:p>2019-10-20 17:31:06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7:31:05.8865973819" calcext:value-type="date">
            <text:p>12/30/99 05:31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&lt;0.000001;[.G829]+2+1/[.$H$2];[.G829]+1/[.$H$2])" office:value-type="float" office:value="13.7833333333336" calcext:value-type="float">
            <text:p>13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0-20T18:03:05.16683" calcext:value-type="date">
            <text:p>2019-10-20 18:03:05</text:p>
          </table:table-cell>
          <table:table-cell table:style-name="ce7" table:formula="of:=[.A831]" office:value-type="date" office:date-value="2019-10-20T18:03:05.16683" calcext:value-type="date">
            <text:p>2019-10-20 18:03:05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8:03:05.16683033668" calcext:value-type="date">
            <text:p>12/30/99 06:03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&lt;0.000001;[.G830]+2+1/[.$H$2];[.G830]+1/[.$H$2])" office:value-type="float" office:value="13.8000000000003" calcext:value-type="float">
            <text:p>13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0-20T17:57:04.307222" calcext:value-type="date">
            <text:p>2019-10-20 17:57:04</text:p>
          </table:table-cell>
          <table:table-cell table:style-name="ce7" table:formula="of:=[.A832]" office:value-type="date" office:date-value="2019-10-20T17:57:04.307222" calcext:value-type="date">
            <text:p>2019-10-20 17:57:04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7:57:04.30722182617" calcext:value-type="date">
            <text:p>12/30/99 05:57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&lt;0.000001;[.G831]+2+1/[.$H$2];[.G831]+1/[.$H$2])" office:value-type="float" office:value="13.8166666666669" calcext:value-type="float">
            <text:p>13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0-20T17:49:52.401255" calcext:value-type="date">
            <text:p>2019-10-20 17:49:52</text:p>
          </table:table-cell>
          <table:table-cell table:style-name="ce7" table:formula="of:=[.A833]" office:value-type="date" office:date-value="2019-10-20T17:49:52.401255" calcext:value-type="date">
            <text:p>2019-10-20 17:49:52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7:49:52.40125506185" calcext:value-type="date">
            <text:p>12/30/99 05:49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&lt;0.000001;[.G832]+2+1/[.$H$2];[.G832]+1/[.$H$2])" office:value-type="float" office:value="13.8333333333336" calcext:value-type="float">
            <text:p>13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0-20T17:51:44.748612" calcext:value-type="date">
            <text:p>2019-10-20 17:51:45</text:p>
          </table:table-cell>
          <table:table-cell table:style-name="ce7" table:formula="of:=[.A834]" office:value-type="date" office:date-value="2019-10-20T17:51:44.748612" calcext:value-type="date">
            <text:p>2019-10-20 17:51:45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7:51:44.74861201365" calcext:value-type="date">
            <text:p>12/30/99 05:51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&lt;0.000001;[.G833]+2+1/[.$H$2];[.G833]+1/[.$H$2])" office:value-type="float" office:value="13.8500000000003" calcext:value-type="float">
            <text:p>13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0-20T17:46:48.313736" calcext:value-type="date">
            <text:p>2019-10-20 17:46:48</text:p>
          </table:table-cell>
          <table:table-cell table:style-name="ce7" table:formula="of:=[.A835]" office:value-type="date" office:date-value="2019-10-20T17:46:48.313736" calcext:value-type="date">
            <text:p>2019-10-20 17:46:48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7:46:48.31373578403" calcext:value-type="date">
            <text:p>12/30/99 05:46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&lt;0.000001;[.G834]+2+1/[.$H$2];[.G834]+1/[.$H$2])" office:value-type="float" office:value="13.8666666666669" calcext:value-type="float">
            <text:p>13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0-20T18:08:06.305323" calcext:value-type="date">
            <text:p>2019-10-20 18:08:06</text:p>
          </table:table-cell>
          <table:table-cell table:style-name="ce7" table:formula="of:=[.A836]" office:value-type="date" office:date-value="2019-10-20T18:08:06.305323" calcext:value-type="date">
            <text:p>2019-10-20 18:08:06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8:08:06.30532280076" calcext:value-type="date">
            <text:p>12/30/99 06:08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&lt;0.000001;[.G835]+2+1/[.$H$2];[.G835]+1/[.$H$2])" office:value-type="float" office:value="13.8833333333336" calcext:value-type="float">
            <text:p>13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0-20T17:53:27.0202" calcext:value-type="date">
            <text:p>2019-10-20 17:53:27</text:p>
          </table:table-cell>
          <table:table-cell table:style-name="ce7" table:formula="of:=[.A837]" office:value-type="date" office:date-value="2019-10-20T17:53:27.0202" calcext:value-type="date">
            <text:p>2019-10-20 17:53:27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7:53:27.02020009048" calcext:value-type="date">
            <text:p>12/30/99 05:53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&lt;0.000001;[.G836]+2+1/[.$H$2];[.G836]+1/[.$H$2])" office:value-type="float" office:value="13.9000000000003" calcext:value-type="float">
            <text:p>13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0-20T18:12:48.903425" calcext:value-type="date">
            <text:p>2019-10-20 18:12:49</text:p>
          </table:table-cell>
          <table:table-cell table:style-name="ce7" table:formula="of:=[.A838]" office:value-type="date" office:date-value="2019-10-20T18:12:48.903425" calcext:value-type="date">
            <text:p>2019-10-20 18:12:49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8:12:48.90342473052" calcext:value-type="date">
            <text:p>12/30/99 06:12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&lt;0.000001;[.G837]+2+1/[.$H$2];[.G837]+1/[.$H$2])" office:value-type="float" office:value="13.9166666666669" calcext:value-type="float">
            <text:p>13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0-20T18:15:06.761044" calcext:value-type="date">
            <text:p>2019-10-20 18:15:07</text:p>
          </table:table-cell>
          <table:table-cell table:style-name="ce7" table:formula="of:=[.A839]" office:value-type="date" office:date-value="2019-10-20T18:15:06.761044" calcext:value-type="date">
            <text:p>2019-10-20 18:15:07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8:15:06.76104426384" calcext:value-type="date">
            <text:p>12/30/99 06:15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&lt;0.000001;[.G838]+2+1/[.$H$2];[.G838]+1/[.$H$2])" office:value-type="float" office:value="13.9333333333336" calcext:value-type="float">
            <text:p>13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0-20T18:09:25.66971" calcext:value-type="date">
            <text:p>2019-10-20 18:09:26</text:p>
          </table:table-cell>
          <table:table-cell table:style-name="ce7" table:formula="of:=[.A840]" office:value-type="date" office:date-value="2019-10-20T18:09:25.66971" calcext:value-type="date">
            <text:p>2019-10-20 18:09:26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8:09:25.66971014254" calcext:value-type="date">
            <text:p>12/30/99 06:09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&lt;0.000001;[.G839]+2+1/[.$H$2];[.G839]+1/[.$H$2])" office:value-type="float" office:value="13.9500000000003" calcext:value-type="float">
            <text:p>13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0-20T18:27:39.764269" calcext:value-type="date">
            <text:p>2019-10-20 18:27:40</text:p>
          </table:table-cell>
          <table:table-cell table:style-name="ce7" table:formula="of:=[.A841]" office:value-type="date" office:date-value="2019-10-20T18:27:39.764269" calcext:value-type="date">
            <text:p>2019-10-20 18:27:40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8:27:39.76426920388" calcext:value-type="date">
            <text:p>12/30/99 06:27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&lt;0.000001;[.G840]+2+1/[.$H$2];[.G840]+1/[.$H$2])" office:value-type="float" office:value="13.9666666666669" calcext:value-type="float">
            <text:p>13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0-20T18:02:21.382157" calcext:value-type="date">
            <text:p>2019-10-20 18:02:21</text:p>
          </table:table-cell>
          <table:table-cell table:style-name="ce7" table:formula="of:=[.A842]" office:value-type="date" office:date-value="2019-10-20T18:02:21.382157" calcext:value-type="date">
            <text:p>2019-10-20 18:02:21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8:02:21.38215722051" calcext:value-type="date">
            <text:p>12/30/99 06:02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&lt;0.000001;[.G841]+2+1/[.$H$2];[.G841]+1/[.$H$2])" office:value-type="float" office:value="13.9833333333336" calcext:value-type="float">
            <text:p>13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0-21T17:45:44.662828" calcext:value-type="date">
            <text:p>2019-10-21 17:45:45</text:p>
          </table:table-cell>
          <table:table-cell table:style-name="ce7" table:formula="of:=[.A843]" office:value-type="date" office:date-value="2019-10-21T17:45:44.662828" calcext:value-type="date">
            <text:p>2019-10-21 17:45:45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7:45:44.6628281381" calcext:value-type="date">
            <text:p>12/30/99 05:45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&lt;0.000001;[.G842]+2+1/[.$H$2];[.G842]+1/[.$H$2])" office:value-type="float" office:value="14.0000000000003" calcext:value-type="float">
            <text:p>14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0-21T17:56:17.489173" calcext:value-type="date">
            <text:p>2019-10-21 17:56:17</text:p>
          </table:table-cell>
          <table:table-cell table:style-name="ce7" table:formula="of:=[.A844]" office:value-type="date" office:date-value="2019-10-21T17:56:17.489173" calcext:value-type="date">
            <text:p>2019-10-21 17:56:17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7:56:17.48917336576" calcext:value-type="date">
            <text:p>12/30/99 05:56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&lt;0.000001;[.G843]+2+1/[.$H$2];[.G843]+1/[.$H$2])" office:value-type="float" office:value="14.0166666666669" calcext:value-type="float">
            <text:p>14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0-21T18:11:10.157837" calcext:value-type="date">
            <text:p>2019-10-21 18:11:10</text:p>
          </table:table-cell>
          <table:table-cell table:style-name="ce7" table:formula="of:=[.A845]" office:value-type="date" office:date-value="2019-10-21T18:11:10.157837" calcext:value-type="date">
            <text:p>2019-10-21 18:11:10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8:11:10.15783656389" calcext:value-type="date">
            <text:p>12/30/99 06:11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&lt;0.000001;[.G844]+2+1/[.$H$2];[.G844]+1/[.$H$2])" office:value-type="float" office:value="14.0333333333336" calcext:value-type="float">
            <text:p>14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0-21T17:56:06.590545" calcext:value-type="date">
            <text:p>2019-10-21 17:56:07</text:p>
          </table:table-cell>
          <table:table-cell table:style-name="ce7" table:formula="of:=[.A846]" office:value-type="date" office:date-value="2019-10-21T17:56:06.590545" calcext:value-type="date">
            <text:p>2019-10-21 17:56:07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7:56:06.59054509364" calcext:value-type="date">
            <text:p>12/30/99 05:56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&lt;0.000001;[.G845]+2+1/[.$H$2];[.G845]+1/[.$H$2])" office:value-type="float" office:value="14.0500000000003" calcext:value-type="float">
            <text:p>14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0-21T18:25:28.838509" calcext:value-type="date">
            <text:p>2019-10-21 18:25:29</text:p>
          </table:table-cell>
          <table:table-cell table:style-name="ce7" table:formula="of:=[.A847]" office:value-type="date" office:date-value="2019-10-21T18:25:28.838509" calcext:value-type="date">
            <text:p>2019-10-21 18:25:29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8:25:28.83850894868" calcext:value-type="date">
            <text:p>12/30/99 06:25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&lt;0.000001;[.G846]+2+1/[.$H$2];[.G846]+1/[.$H$2])" office:value-type="float" office:value="14.0666666666669" calcext:value-type="float">
            <text:p>14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0-21T17:53:44.848114" calcext:value-type="date">
            <text:p>2019-10-21 17:53:45</text:p>
          </table:table-cell>
          <table:table-cell table:style-name="ce7" table:formula="of:=[.A848]" office:value-type="date" office:date-value="2019-10-21T17:53:44.848114" calcext:value-type="date">
            <text:p>2019-10-21 17:53:45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7:53:44.84811397735" calcext:value-type="date">
            <text:p>12/30/99 05:53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&lt;0.000001;[.G847]+2+1/[.$H$2];[.G847]+1/[.$H$2])" office:value-type="float" office:value="14.0833333333336" calcext:value-type="float">
            <text:p>14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0-21T18:09:59.853323" calcext:value-type="date">
            <text:p>2019-10-21 18:10:00</text:p>
          </table:table-cell>
          <table:table-cell table:style-name="ce7" table:formula="of:=[.A849]" office:value-type="date" office:date-value="2019-10-21T18:09:59.853323" calcext:value-type="date">
            <text:p>2019-10-21 18:10:00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8:09:59.85332326032" calcext:value-type="date">
            <text:p>12/30/99 06:10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&lt;0.000001;[.G848]+2+1/[.$H$2];[.G848]+1/[.$H$2])" office:value-type="float" office:value="14.1000000000003" calcext:value-type="float">
            <text:p>14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0-21T18:06:15.95741" calcext:value-type="date">
            <text:p>2019-10-21 18:06:16</text:p>
          </table:table-cell>
          <table:table-cell table:style-name="ce7" table:formula="of:=[.A850]" office:value-type="date" office:date-value="2019-10-21T18:06:15.95741" calcext:value-type="date">
            <text:p>2019-10-21 18:06:16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8:06:15.95740996767" calcext:value-type="date">
            <text:p>12/30/99 06:06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&lt;0.000001;[.G849]+2+1/[.$H$2];[.G849]+1/[.$H$2])" office:value-type="float" office:value="14.1166666666669" calcext:value-type="float">
            <text:p>14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0-21T17:48:43.353072" calcext:value-type="date">
            <text:p>2019-10-21 17:48:43</text:p>
          </table:table-cell>
          <table:table-cell table:style-name="ce7" table:formula="of:=[.A851]" office:value-type="date" office:date-value="2019-10-21T17:48:43.353072" calcext:value-type="date">
            <text:p>2019-10-21 17:48:43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7:48:43.3530723257" calcext:value-type="date">
            <text:p>12/30/99 05:48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&lt;0.000001;[.G850]+2+1/[.$H$2];[.G850]+1/[.$H$2])" office:value-type="float" office:value="14.1333333333336" calcext:value-type="float">
            <text:p>14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0-21T17:49:04.965485" calcext:value-type="date">
            <text:p>2019-10-21 17:49:05</text:p>
          </table:table-cell>
          <table:table-cell table:style-name="ce7" table:formula="of:=[.A852]" office:value-type="date" office:date-value="2019-10-21T17:49:04.965485" calcext:value-type="date">
            <text:p>2019-10-21 17:49:05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7:49:04.96548464522" calcext:value-type="date">
            <text:p>12/30/99 05:49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&lt;0.000001;[.G851]+2+1/[.$H$2];[.G851]+1/[.$H$2])" office:value-type="float" office:value="14.1500000000003" calcext:value-type="float">
            <text:p>14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0-21T17:34:16.062819" calcext:value-type="date">
            <text:p>2019-10-21 17:34:16</text:p>
          </table:table-cell>
          <table:table-cell table:style-name="ce7" table:formula="of:=[.A853]" office:value-type="date" office:date-value="2019-10-21T17:34:16.062819" calcext:value-type="date">
            <text:p>2019-10-21 17:34:16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7:34:16.06281892397" calcext:value-type="date">
            <text:p>12/30/99 05:34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&lt;0.000001;[.G852]+2+1/[.$H$2];[.G852]+1/[.$H$2])" office:value-type="float" office:value="14.166666666667" calcext:value-type="float">
            <text:p>14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0-21T18:14:53.856047" calcext:value-type="date">
            <text:p>2019-10-21 18:14:54</text:p>
          </table:table-cell>
          <table:table-cell table:style-name="ce7" table:formula="of:=[.A854]" office:value-type="date" office:date-value="2019-10-21T18:14:53.856047" calcext:value-type="date">
            <text:p>2019-10-21 18:14:54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8:14:53.85604674462" calcext:value-type="date">
            <text:p>12/30/99 06:14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&lt;0.000001;[.G853]+2+1/[.$H$2];[.G853]+1/[.$H$2])" office:value-type="float" office:value="14.1833333333336" calcext:value-type="float">
            <text:p>14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0-21T17:53:22.450447" calcext:value-type="date">
            <text:p>2019-10-21 17:53:22</text:p>
          </table:table-cell>
          <table:table-cell table:style-name="ce7" table:formula="of:=[.A855]" office:value-type="date" office:date-value="2019-10-21T17:53:22.450447" calcext:value-type="date">
            <text:p>2019-10-21 17:53:22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7:53:22.45044704061" calcext:value-type="date">
            <text:p>12/30/99 05:53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&lt;0.000001;[.G854]+2+1/[.$H$2];[.G854]+1/[.$H$2])" office:value-type="float" office:value="14.2000000000003" calcext:value-type="float">
            <text:p>14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0-21T17:56:13.03546" calcext:value-type="date">
            <text:p>2019-10-21 17:56:13</text:p>
          </table:table-cell>
          <table:table-cell table:style-name="ce7" table:formula="of:=[.A856]" office:value-type="date" office:date-value="2019-10-21T17:56:13.03546" calcext:value-type="date">
            <text:p>2019-10-21 17:56:13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7:56:13.03545959294" calcext:value-type="date">
            <text:p>12/30/99 05:56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&lt;0.000001;[.G855]+2+1/[.$H$2];[.G855]+1/[.$H$2])" office:value-type="float" office:value="14.216666666667" calcext:value-type="float">
            <text:p>14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0-21T18:05:32.546014" calcext:value-type="date">
            <text:p>2019-10-21 18:05:33</text:p>
          </table:table-cell>
          <table:table-cell table:style-name="ce7" table:formula="of:=[.A857]" office:value-type="date" office:date-value="2019-10-21T18:05:32.546014" calcext:value-type="date">
            <text:p>2019-10-21 18:05:33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8:05:32.54601422232" calcext:value-type="date">
            <text:p>12/30/99 06:05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&lt;0.000001;[.G856]+2+1/[.$H$2];[.G856]+1/[.$H$2])" office:value-type="float" office:value="14.2333333333336" calcext:value-type="float">
            <text:p>14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0-21T18:13:11.031261" calcext:value-type="date">
            <text:p>2019-10-21 18:13:11</text:p>
          </table:table-cell>
          <table:table-cell table:style-name="ce7" table:formula="of:=[.A858]" office:value-type="date" office:date-value="2019-10-21T18:13:11.031261" calcext:value-type="date">
            <text:p>2019-10-21 18:13:11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8:13:11.03126060218" calcext:value-type="date">
            <text:p>12/30/99 06:13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&lt;0.000001;[.G857]+2+1/[.$H$2];[.G857]+1/[.$H$2])" office:value-type="float" office:value="14.2500000000003" calcext:value-type="float">
            <text:p>14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0-21T18:02:59.824653" calcext:value-type="date">
            <text:p>2019-10-21 18:03:00</text:p>
          </table:table-cell>
          <table:table-cell table:style-name="ce7" table:formula="of:=[.A859]" office:value-type="date" office:date-value="2019-10-21T18:02:59.824653" calcext:value-type="date">
            <text:p>2019-10-21 18:03:00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8:02:59.82465263922" calcext:value-type="date">
            <text:p>12/30/99 06:03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&lt;0.000001;[.G858]+2+1/[.$H$2];[.G858]+1/[.$H$2])" office:value-type="float" office:value="14.266666666667" calcext:value-type="float">
            <text:p>14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0-21T18:11:16.179502" calcext:value-type="date">
            <text:p>2019-10-21 18:11:16</text:p>
          </table:table-cell>
          <table:table-cell table:style-name="ce7" table:formula="of:=[.A860]" office:value-type="date" office:date-value="2019-10-21T18:11:16.179502" calcext:value-type="date">
            <text:p>2019-10-21 18:11:16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8:11:16.17950162385" calcext:value-type="date">
            <text:p>12/30/99 06:11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&lt;0.000001;[.G859]+2+1/[.$H$2];[.G859]+1/[.$H$2])" office:value-type="float" office:value="14.2833333333336" calcext:value-type="float">
            <text:p>14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0-21T18:04:35.033971" calcext:value-type="date">
            <text:p>2019-10-21 18:04:35</text:p>
          </table:table-cell>
          <table:table-cell table:style-name="ce7" table:formula="of:=[.A861]" office:value-type="date" office:date-value="2019-10-21T18:04:35.033971" calcext:value-type="date">
            <text:p>2019-10-21 18:04:35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8:04:35.03397138789" calcext:value-type="date">
            <text:p>12/30/99 06:04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&lt;0.000001;[.G860]+2+1/[.$H$2];[.G860]+1/[.$H$2])" office:value-type="float" office:value="14.3000000000003" calcext:value-type="float">
            <text:p>14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0-21T17:45:42.413014" calcext:value-type="date">
            <text:p>2019-10-21 17:45:42</text:p>
          </table:table-cell>
          <table:table-cell table:style-name="ce7" table:formula="of:=[.A862]" office:value-type="date" office:date-value="2019-10-21T17:45:42.413014" calcext:value-type="date">
            <text:p>2019-10-21 17:45:42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7:45:42.41301384754" calcext:value-type="date">
            <text:p>12/30/99 05:45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&lt;0.000001;[.G861]+2+1/[.$H$2];[.G861]+1/[.$H$2])" office:value-type="float" office:value="14.316666666667" calcext:value-type="float">
            <text:p>14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0-21T18:02:27.459572" calcext:value-type="date">
            <text:p>2019-10-21 18:02:27</text:p>
          </table:table-cell>
          <table:table-cell table:style-name="ce7" table:formula="of:=[.A863]" office:value-type="date" office:date-value="2019-10-21T18:02:27.459572" calcext:value-type="date">
            <text:p>2019-10-21 18:02:27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8:02:27.45957157575" calcext:value-type="date">
            <text:p>12/30/99 06:02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&lt;0.000001;[.G862]+2+1/[.$H$2];[.G862]+1/[.$H$2])" office:value-type="float" office:value="14.3333333333336" calcext:value-type="float">
            <text:p>14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0-21T18:16:58.427939" calcext:value-type="date">
            <text:p>2019-10-21 18:16:58</text:p>
          </table:table-cell>
          <table:table-cell table:style-name="ce7" table:formula="of:=[.A864]" office:value-type="date" office:date-value="2019-10-21T18:16:58.427939" calcext:value-type="date">
            <text:p>2019-10-21 18:16:58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8:16:58.42793882824" calcext:value-type="date">
            <text:p>12/30/99 06:16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&lt;0.000001;[.G863]+2+1/[.$H$2];[.G863]+1/[.$H$2])" office:value-type="float" office:value="14.3500000000003" calcext:value-type="float">
            <text:p>14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0-21T17:47:28.0779" calcext:value-type="date">
            <text:p>2019-10-21 17:47:28</text:p>
          </table:table-cell>
          <table:table-cell table:style-name="ce7" table:formula="of:=[.A865]" office:value-type="date" office:date-value="2019-10-21T17:47:28.0779" calcext:value-type="date">
            <text:p>2019-10-21 17:47:28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7:47:28.07789975312" calcext:value-type="date">
            <text:p>12/30/99 05:47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&lt;0.000001;[.G864]+2+1/[.$H$2];[.G864]+1/[.$H$2])" office:value-type="float" office:value="14.366666666667" calcext:value-type="float">
            <text:p>14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0-21T18:06:53.774846" calcext:value-type="date">
            <text:p>2019-10-21 18:06:54</text:p>
          </table:table-cell>
          <table:table-cell table:style-name="ce7" table:formula="of:=[.A866]" office:value-type="date" office:date-value="2019-10-21T18:06:53.774846" calcext:value-type="date">
            <text:p>2019-10-21 18:06:54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8:06:53.77484591212" calcext:value-type="date">
            <text:p>12/30/99 06:06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&lt;0.000001;[.G865]+2+1/[.$H$2];[.G865]+1/[.$H$2])" office:value-type="float" office:value="14.3833333333336" calcext:value-type="float">
            <text:p>14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0-21T18:16:20.941386" calcext:value-type="date">
            <text:p>2019-10-21 18:16:21</text:p>
          </table:table-cell>
          <table:table-cell table:style-name="ce7" table:formula="of:=[.A867]" office:value-type="date" office:date-value="2019-10-21T18:16:20.941386" calcext:value-type="date">
            <text:p>2019-10-21 18:16:21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8:16:20.9413864743" calcext:value-type="date">
            <text:p>12/30/99 06:16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&lt;0.000001;[.G866]+2+1/[.$H$2];[.G866]+1/[.$H$2])" office:value-type="float" office:value="14.4000000000003" calcext:value-type="float">
            <text:p>14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0-21T17:34:59.967648" calcext:value-type="date">
            <text:p>2019-10-21 17:35:00</text:p>
          </table:table-cell>
          <table:table-cell table:style-name="ce7" table:formula="of:=[.A868]" office:value-type="date" office:date-value="2019-10-21T17:34:59.967648" calcext:value-type="date">
            <text:p>2019-10-21 17:35:00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7:34:59.96764829848" calcext:value-type="date">
            <text:p>12/30/99 05:35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&lt;0.000001;[.G867]+2+1/[.$H$2];[.G867]+1/[.$H$2])" office:value-type="float" office:value="14.416666666667" calcext:value-type="float">
            <text:p>14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0-21T18:11:56.68624" calcext:value-type="date">
            <text:p>2019-10-21 18:11:57</text:p>
          </table:table-cell>
          <table:table-cell table:style-name="ce7" table:formula="of:=[.A869]" office:value-type="date" office:date-value="2019-10-21T18:11:56.68624" calcext:value-type="date">
            <text:p>2019-10-21 18:11:57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8:11:56.68623976875" calcext:value-type="date">
            <text:p>12/30/99 06:11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&lt;0.000001;[.G868]+2+1/[.$H$2];[.G868]+1/[.$H$2])" office:value-type="float" office:value="14.4333333333336" calcext:value-type="float">
            <text:p>14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0-21T17:48:39.206398" calcext:value-type="date">
            <text:p>2019-10-21 17:48:39</text:p>
          </table:table-cell>
          <table:table-cell table:style-name="ce7" table:formula="of:=[.A870]" office:value-type="date" office:date-value="2019-10-21T17:48:39.206398" calcext:value-type="date">
            <text:p>2019-10-21 17:48:39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7:48:39.20639835298" calcext:value-type="date">
            <text:p>12/30/99 05:48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&lt;0.000001;[.G869]+2+1/[.$H$2];[.G869]+1/[.$H$2])" office:value-type="float" office:value="14.4500000000003" calcext:value-type="float">
            <text:p>14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0-21T17:49:53.649811" calcext:value-type="date">
            <text:p>2019-10-21 17:49:54</text:p>
          </table:table-cell>
          <table:table-cell table:style-name="ce7" table:formula="of:=[.A871]" office:value-type="date" office:date-value="2019-10-21T17:49:53.649811" calcext:value-type="date">
            <text:p>2019-10-21 17:49:54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7:49:53.64981057588" calcext:value-type="date">
            <text:p>12/30/99 05:49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&lt;0.000001;[.G870]+2+1/[.$H$2];[.G870]+1/[.$H$2])" office:value-type="float" office:value="14.466666666667" calcext:value-type="float">
            <text:p>14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0-21T18:13:17.348319" calcext:value-type="date">
            <text:p>2019-10-21 18:13:17</text:p>
          </table:table-cell>
          <table:table-cell table:style-name="ce7" table:formula="of:=[.A872]" office:value-type="date" office:date-value="2019-10-21T18:13:17.348319" calcext:value-type="date">
            <text:p>2019-10-21 18:13:17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8:13:17.34831922688" calcext:value-type="date">
            <text:p>12/30/99 06:13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&lt;0.000001;[.G871]+2+1/[.$H$2];[.G871]+1/[.$H$2])" office:value-type="float" office:value="14.4833333333336" calcext:value-type="float">
            <text:p>14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0-21T17:30:35.308344" calcext:value-type="date">
            <text:p>2019-10-21 17:30:35</text:p>
          </table:table-cell>
          <table:table-cell table:style-name="ce7" table:formula="of:=[.A873]" office:value-type="date" office:date-value="2019-10-21T17:30:35.308344" calcext:value-type="date">
            <text:p>2019-10-21 17:30:35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7:30:35.30834403355" calcext:value-type="date">
            <text:p>12/30/99 05:30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&lt;0.000001;[.G872]+2+1/[.$H$2];[.G872]+1/[.$H$2])" office:value-type="float" office:value="14.5000000000003" calcext:value-type="float">
            <text:p>14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0-21T18:01:31.622466" calcext:value-type="date">
            <text:p>2019-10-21 18:01:32</text:p>
          </table:table-cell>
          <table:table-cell table:style-name="ce7" table:formula="of:=[.A874]" office:value-type="date" office:date-value="2019-10-21T18:01:31.622466" calcext:value-type="date">
            <text:p>2019-10-21 18:01:32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8:01:31.62246622145" calcext:value-type="date">
            <text:p>12/30/99 06:01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&lt;0.000001;[.G873]+2+1/[.$H$2];[.G873]+1/[.$H$2])" office:value-type="float" office:value="14.516666666667" calcext:value-type="float">
            <text:p>14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0-21T18:05:57.966129" calcext:value-type="date">
            <text:p>2019-10-21 18:05:58</text:p>
          </table:table-cell>
          <table:table-cell table:style-name="ce7" table:formula="of:=[.A875]" office:value-type="date" office:date-value="2019-10-21T18:05:57.966129" calcext:value-type="date">
            <text:p>2019-10-21 18:05:58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8:05:57.96612880658" calcext:value-type="date">
            <text:p>12/30/99 06:05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&lt;0.000001;[.G874]+2+1/[.$H$2];[.G874]+1/[.$H$2])" office:value-type="float" office:value="14.5333333333336" calcext:value-type="float">
            <text:p>14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0-21T18:26:32.756846" calcext:value-type="date">
            <text:p>2019-10-21 18:26:33</text:p>
          </table:table-cell>
          <table:table-cell table:style-name="ce7" table:formula="of:=[.A876]" office:value-type="date" office:date-value="2019-10-21T18:26:32.756846" calcext:value-type="date">
            <text:p>2019-10-21 18:26:33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8:26:32.7568456158" calcext:value-type="date">
            <text:p>12/30/99 06:26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&lt;0.000001;[.G875]+2+1/[.$H$2];[.G875]+1/[.$H$2])" office:value-type="float" office:value="14.5500000000003" calcext:value-type="float">
            <text:p>14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0-21T18:13:09.515618" calcext:value-type="date">
            <text:p>2019-10-21 18:13:10</text:p>
          </table:table-cell>
          <table:table-cell table:style-name="ce7" table:formula="of:=[.A877]" office:value-type="date" office:date-value="2019-10-21T18:13:09.515618" calcext:value-type="date">
            <text:p>2019-10-21 18:13:10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8:13:09.51561804861" calcext:value-type="date">
            <text:p>12/30/99 06:13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&lt;0.000001;[.G876]+2+1/[.$H$2];[.G876]+1/[.$H$2])" office:value-type="float" office:value="14.566666666667" calcext:value-type="float">
            <text:p>14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0-21T18:07:26.233617" calcext:value-type="date">
            <text:p>2019-10-21 18:07:26</text:p>
          </table:table-cell>
          <table:table-cell table:style-name="ce7" table:formula="of:=[.A878]" office:value-type="date" office:date-value="2019-10-21T18:07:26.233617" calcext:value-type="date">
            <text:p>2019-10-21 18:07:26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8:07:26.23361737467" calcext:value-type="date">
            <text:p>12/30/99 06:07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&lt;0.000001;[.G877]+2+1/[.$H$2];[.G877]+1/[.$H$2])" office:value-type="float" office:value="14.5833333333336" calcext:value-type="float">
            <text:p>14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0-21T18:09:22.564131" calcext:value-type="date">
            <text:p>2019-10-21 18:09:23</text:p>
          </table:table-cell>
          <table:table-cell table:style-name="ce7" table:formula="of:=[.A879]" office:value-type="date" office:date-value="2019-10-21T18:09:22.564131" calcext:value-type="date">
            <text:p>2019-10-21 18:09:23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8:09:22.564131408" calcext:value-type="date">
            <text:p>12/30/99 06:09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&lt;0.000001;[.G878]+2+1/[.$H$2];[.G878]+1/[.$H$2])" office:value-type="float" office:value="14.6000000000003" calcext:value-type="float">
            <text:p>14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0-21T17:44:34.330443" calcext:value-type="date">
            <text:p>2019-10-21 17:44:34</text:p>
          </table:table-cell>
          <table:table-cell table:style-name="ce7" table:formula="of:=[.A880]" office:value-type="date" office:date-value="2019-10-21T17:44:34.330443" calcext:value-type="date">
            <text:p>2019-10-21 17:44:34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7:44:34.33044333011" calcext:value-type="date">
            <text:p>12/30/99 05:44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&lt;0.000001;[.G879]+2+1/[.$H$2];[.G879]+1/[.$H$2])" office:value-type="float" office:value="14.616666666667" calcext:value-type="float">
            <text:p>14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0-21T17:47:19.489251" calcext:value-type="date">
            <text:p>2019-10-21 17:47:19</text:p>
          </table:table-cell>
          <table:table-cell table:style-name="ce7" table:formula="of:=[.A881]" office:value-type="date" office:date-value="2019-10-21T17:47:19.489251" calcext:value-type="date">
            <text:p>2019-10-21 17:47:19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7:47:19.48925065342" calcext:value-type="date">
            <text:p>12/30/99 05:47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&lt;0.000001;[.G880]+2+1/[.$H$2];[.G880]+1/[.$H$2])" office:value-type="float" office:value="14.6333333333336" calcext:value-type="float">
            <text:p>14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0-21T17:21:38.339264" calcext:value-type="date">
            <text:p>2019-10-21 17:21:38</text:p>
          </table:table-cell>
          <table:table-cell table:style-name="ce7" table:formula="of:=[.A882]" office:value-type="date" office:date-value="2019-10-21T17:21:38.339264" calcext:value-type="date">
            <text:p>2019-10-21 17:21:38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7:21:38.33926402498" calcext:value-type="date">
            <text:p>12/30/99 05:21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&lt;0.000001;[.G881]+2+1/[.$H$2];[.G881]+1/[.$H$2])" office:value-type="float" office:value="14.6500000000003" calcext:value-type="float">
            <text:p>14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3]))" office:value-type="date" office:date-value="2019-10-21T18:18:30.849228" calcext:value-type="date">
            <text:p>2019-10-21 18:18:31</text:p>
          </table:table-cell>
          <table:table-cell table:style-name="ce7" table:formula="of:=[.A883]" office:value-type="date" office:date-value="2019-10-21T18:18:30.849228" calcext:value-type="date">
            <text:p>2019-10-21 18:18:31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8:18:30.84922766313" calcext:value-type="date">
            <text:p>12/30/99 06:18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&lt;0.000001;[.G882]+2+1/[.$H$2];[.G882]+1/[.$H$2])" office:value-type="float" office:value="14.666666666667" calcext:value-type="float">
            <text:p>14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4]))" office:value-type="date" office:date-value="2019-10-21T17:58:55.760846" calcext:value-type="date">
            <text:p>2019-10-21 17:58:56</text:p>
          </table:table-cell>
          <table:table-cell table:style-name="ce7" table:formula="of:=[.A884]" office:value-type="date" office:date-value="2019-10-21T17:58:55.760846" calcext:value-type="date">
            <text:p>2019-10-21 17:58:56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7:58:55.76084619854" calcext:value-type="date">
            <text:p>12/30/99 05:58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&lt;0.000001;[.G883]+2+1/[.$H$2];[.G883]+1/[.$H$2])" office:value-type="float" office:value="14.6833333333336" calcext:value-type="float">
            <text:p>14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5]))" office:value-type="date" office:date-value="2019-10-21T17:44:56.367032" calcext:value-type="date">
            <text:p>2019-10-21 17:44:56</text:p>
          </table:table-cell>
          <table:table-cell table:style-name="ce7" table:formula="of:=[.A885]" office:value-type="date" office:date-value="2019-10-21T17:44:56.367032" calcext:value-type="date">
            <text:p>2019-10-21 17:44:56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7:44:56.367032337" calcext:value-type="date">
            <text:p>12/30/99 05:44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&lt;0.000001;[.G884]+2+1/[.$H$2];[.G884]+1/[.$H$2])" office:value-type="float" office:value="14.7000000000003" calcext:value-type="float">
            <text:p>14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6]))" office:value-type="date" office:date-value="2019-10-21T18:34:16.114513" calcext:value-type="date">
            <text:p>2019-10-21 18:34:16</text:p>
          </table:table-cell>
          <table:table-cell table:style-name="ce7" table:formula="of:=[.A886]" office:value-type="date" office:date-value="2019-10-21T18:34:16.114513" calcext:value-type="date">
            <text:p>2019-10-21 18:34:16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8:34:16.11451263539" calcext:value-type="date">
            <text:p>12/30/99 06:34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&lt;0.000001;[.G885]+2+1/[.$H$2];[.G885]+1/[.$H$2])" office:value-type="float" office:value="14.716666666667" calcext:value-type="float">
            <text:p>14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7]))" office:value-type="date" office:date-value="2019-10-21T17:50:44.601262" calcext:value-type="date">
            <text:p>2019-10-21 17:50:45</text:p>
          </table:table-cell>
          <table:table-cell table:style-name="ce7" table:formula="of:=[.A887]" office:value-type="date" office:date-value="2019-10-21T17:50:44.601262" calcext:value-type="date">
            <text:p>2019-10-21 17:50:45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7:50:44.60126173217" calcext:value-type="date">
            <text:p>12/30/99 05:50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&lt;0.000001;[.G886]+2+1/[.$H$2];[.G886]+1/[.$H$2])" office:value-type="float" office:value="14.7333333333336" calcext:value-type="float">
            <text:p>14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8]))" office:value-type="date" office:date-value="2019-10-21T18:19:33.851388" calcext:value-type="date">
            <text:p>2019-10-21 18:19:34</text:p>
          </table:table-cell>
          <table:table-cell table:style-name="ce7" table:formula="of:=[.A888]" office:value-type="date" office:date-value="2019-10-21T18:19:33.851388" calcext:value-type="date">
            <text:p>2019-10-21 18:19:34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8:19:33.8513879478" calcext:value-type="date">
            <text:p>12/30/99 06:19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&lt;0.000001;[.G887]+2+1/[.$H$2];[.G887]+1/[.$H$2])" office:value-type="float" office:value="14.7500000000003" calcext:value-type="float">
            <text:p>14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9]))" office:value-type="date" office:date-value="2019-10-21T17:54:20.48018" calcext:value-type="date">
            <text:p>2019-10-21 17:54:20</text:p>
          </table:table-cell>
          <table:table-cell table:style-name="ce7" table:formula="of:=[.A889]" office:value-type="date" office:date-value="2019-10-21T17:54:20.48018" calcext:value-type="date">
            <text:p>2019-10-21 17:54:20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7:54:20.48018031288" calcext:value-type="date">
            <text:p>12/30/99 05:54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&lt;0.000001;[.G888]+2+1/[.$H$2];[.G888]+1/[.$H$2])" office:value-type="float" office:value="14.766666666667" calcext:value-type="float">
            <text:p>14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0]))" office:value-type="date" office:date-value="2019-10-21T17:55:48.795749" calcext:value-type="date">
            <text:p>2019-10-21 17:55:49</text:p>
          </table:table-cell>
          <table:table-cell table:style-name="ce7" table:formula="of:=[.A890]" office:value-type="date" office:date-value="2019-10-21T17:55:48.795749" calcext:value-type="date">
            <text:p>2019-10-21 17:55:49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7:55:48.79574936349" calcext:value-type="date">
            <text:p>12/30/99 05:55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&lt;0.000001;[.G889]+2+1/[.$H$2];[.G889]+1/[.$H$2])" office:value-type="float" office:value="14.7833333333336" calcext:value-type="float">
            <text:p>14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1]))" office:value-type="date" office:date-value="2019-10-21T18:11:33.764285" calcext:value-type="date">
            <text:p>2019-10-21 18:11:34</text:p>
          </table:table-cell>
          <table:table-cell table:style-name="ce7" table:formula="of:=[.A891]" office:value-type="date" office:date-value="2019-10-21T18:11:33.764285" calcext:value-type="date">
            <text:p>2019-10-21 18:11:34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8:11:33.76428478863" calcext:value-type="date">
            <text:p>12/30/99 06:11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&lt;0.000001;[.G890]+2+1/[.$H$2];[.G890]+1/[.$H$2])" office:value-type="float" office:value="14.8000000000003" calcext:value-type="float">
            <text:p>14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2]))" office:value-type="date" office:date-value="2019-10-21T17:55:11.672296" calcext:value-type="date">
            <text:p>2019-10-21 17:55:12</text:p>
          </table:table-cell>
          <table:table-cell table:style-name="ce7" table:formula="of:=[.A892]" office:value-type="date" office:date-value="2019-10-21T17:55:11.672296" calcext:value-type="date">
            <text:p>2019-10-21 17:55:12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7:55:11.67229602579" calcext:value-type="date">
            <text:p>12/30/99 05:55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&lt;0.000001;[.G891]+2+1/[.$H$2];[.G891]+1/[.$H$2])" office:value-type="float" office:value="14.816666666667" calcext:value-type="float">
            <text:p>14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3]))" office:value-type="date" office:date-value="2019-10-21T17:40:15.133586" calcext:value-type="date">
            <text:p>2019-10-21 17:40:15</text:p>
          </table:table-cell>
          <table:table-cell table:style-name="ce7" table:formula="of:=[.A893]" office:value-type="date" office:date-value="2019-10-21T17:40:15.133586" calcext:value-type="date">
            <text:p>2019-10-21 17:40:15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7:40:15.13358617667" calcext:value-type="date">
            <text:p>12/30/99 05:40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&lt;0.000001;[.G892]+2+1/[.$H$2];[.G892]+1/[.$H$2])" office:value-type="float" office:value="14.8333333333336" calcext:value-type="float">
            <text:p>14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4]))" office:value-type="date" office:date-value="2019-10-21T18:17:14.392309" calcext:value-type="date">
            <text:p>2019-10-21 18:17:14</text:p>
          </table:table-cell>
          <table:table-cell table:style-name="ce7" table:formula="of:=[.A894]" office:value-type="date" office:date-value="2019-10-21T18:17:14.392309" calcext:value-type="date">
            <text:p>2019-10-21 18:17:14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8:17:14.39230858348" calcext:value-type="date">
            <text:p>12/30/99 06:17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&lt;0.000001;[.G893]+2+1/[.$H$2];[.G893]+1/[.$H$2])" office:value-type="float" office:value="14.8500000000003" calcext:value-type="float">
            <text:p>14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5]))" office:value-type="date" office:date-value="2019-10-21T18:16:36.976541" calcext:value-type="date">
            <text:p>2019-10-21 18:16:37</text:p>
          </table:table-cell>
          <table:table-cell table:style-name="ce7" table:formula="of:=[.A895]" office:value-type="date" office:date-value="2019-10-21T18:16:36.976541" calcext:value-type="date">
            <text:p>2019-10-21 18:16:37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8:16:36.97654077318" calcext:value-type="date">
            <text:p>12/30/99 06:16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&lt;0.000001;[.G894]+2+1/[.$H$2];[.G894]+1/[.$H$2])" office:value-type="float" office:value="14.866666666667" calcext:value-type="float">
            <text:p>14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6]))" office:value-type="date" office:date-value="2019-10-21T18:30:42.084336" calcext:value-type="date">
            <text:p>2019-10-21 18:30:42</text:p>
          </table:table-cell>
          <table:table-cell table:style-name="ce7" table:formula="of:=[.A896]" office:value-type="date" office:date-value="2019-10-21T18:30:42.084336" calcext:value-type="date">
            <text:p>2019-10-21 18:30:42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8:30:42.08433553576" calcext:value-type="date">
            <text:p>12/30/99 06:30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&lt;0.000001;[.G895]+2+1/[.$H$2];[.G895]+1/[.$H$2])" office:value-type="float" office:value="14.8833333333337" calcext:value-type="float">
            <text:p>14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7]))" office:value-type="date" office:date-value="2019-10-21T17:55:05.234031" calcext:value-type="date">
            <text:p>2019-10-21 17:55:05</text:p>
          </table:table-cell>
          <table:table-cell table:style-name="ce7" table:formula="of:=[.A897]" office:value-type="date" office:date-value="2019-10-21T17:55:05.234031" calcext:value-type="date">
            <text:p>2019-10-21 17:55:05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7:55:05.23403068073" calcext:value-type="date">
            <text:p>12/30/99 05:55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&lt;0.000001;[.G896]+2+1/[.$H$2];[.G896]+1/[.$H$2])" office:value-type="float" office:value="14.9000000000003" calcext:value-type="float">
            <text:p>14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8]))" office:value-type="date" office:date-value="2019-10-21T17:53:58.360676" calcext:value-type="date">
            <text:p>2019-10-21 17:53:58</text:p>
          </table:table-cell>
          <table:table-cell table:style-name="ce7" table:formula="of:=[.A898]" office:value-type="date" office:date-value="2019-10-21T17:53:58.360676" calcext:value-type="date">
            <text:p>2019-10-21 17:53:58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7:53:58.36067647208" calcext:value-type="date">
            <text:p>12/30/99 05:53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&lt;0.000001;[.G897]+2+1/[.$H$2];[.G897]+1/[.$H$2])" office:value-type="float" office:value="14.916666666667" calcext:value-type="float">
            <text:p>14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9]))" office:value-type="date" office:date-value="2019-10-21T17:47:49.575459" calcext:value-type="date">
            <text:p>2019-10-21 17:47:50</text:p>
          </table:table-cell>
          <table:table-cell table:style-name="ce7" table:formula="of:=[.A899]" office:value-type="date" office:date-value="2019-10-21T17:47:49.575459" calcext:value-type="date">
            <text:p>2019-10-21 17:47:50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7:47:49.57545904443" calcext:value-type="date">
            <text:p>12/30/99 05:47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&lt;0.000001;[.G898]+2+1/[.$H$2];[.G898]+1/[.$H$2])" office:value-type="float" office:value="14.9333333333337" calcext:value-type="float">
            <text:p>14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0]))" office:value-type="date" office:date-value="2019-10-21T18:10:38.371294" calcext:value-type="date">
            <text:p>2019-10-21 18:10:38</text:p>
          </table:table-cell>
          <table:table-cell table:style-name="ce7" table:formula="of:=[.A900]" office:value-type="date" office:date-value="2019-10-21T18:10:38.371294" calcext:value-type="date">
            <text:p>2019-10-21 18:10:38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8:10:38.37129352614" calcext:value-type="date">
            <text:p>12/30/99 06:10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&lt;0.000001;[.G899]+2+1/[.$H$2];[.G899]+1/[.$H$2])" office:value-type="float" office:value="14.9500000000003" calcext:value-type="float">
            <text:p>14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1]))" office:value-type="date" office:date-value="2019-10-21T17:58:31.24534" calcext:value-type="date">
            <text:p>2019-10-21 17:58:31</text:p>
          </table:table-cell>
          <table:table-cell table:style-name="ce7" table:formula="of:=[.A901]" office:value-type="date" office:date-value="2019-10-21T17:58:31.24534" calcext:value-type="date">
            <text:p>2019-10-21 17:58:31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7:58:31.24533971306" calcext:value-type="date">
            <text:p>12/30/99 05:58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&lt;0.000001;[.G900]+2+1/[.$H$2];[.G900]+1/[.$H$2])" office:value-type="float" office:value="14.966666666667" calcext:value-type="float">
            <text:p>14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2]))" office:value-type="date" office:date-value="2019-10-21T18:18:52.715815" calcext:value-type="date">
            <text:p>2019-10-21 18:18:53</text:p>
          </table:table-cell>
          <table:table-cell table:style-name="ce7" table:formula="of:=[.A902]" office:value-type="date" office:date-value="2019-10-21T18:18:52.715815" calcext:value-type="date">
            <text:p>2019-10-21 18:18:53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8:18:52.71581470035" calcext:value-type="date">
            <text:p>12/30/99 06:18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&lt;0.000001;[.G901]+2+1/[.$H$2];[.G901]+1/[.$H$2])" office:value-type="float" office:value="14.9833333333337" calcext:value-type="float">
            <text:p>14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3]))" office:value-type="date" office:date-value="2019-10-22T18:13:06.56159" calcext:value-type="date">
            <text:p>2019-10-22 18:13:07</text:p>
          </table:table-cell>
          <table:table-cell table:style-name="ce7" table:formula="of:=[.A903]" office:value-type="date" office:date-value="2019-10-22T18:13:06.56159" calcext:value-type="date">
            <text:p>2019-10-22 18:13:07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8:13:06.56158999074" calcext:value-type="date">
            <text:p>12/30/99 06:13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&lt;0.000001;[.G902]+2+1/[.$H$2];[.G902]+1/[.$H$2])" office:value-type="float" office:value="15.0000000000003" calcext:value-type="float">
            <text:p>15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4]))" office:value-type="date" office:date-value="2019-10-22T17:47:33.617286" calcext:value-type="date">
            <text:p>2019-10-22 17:47:34</text:p>
          </table:table-cell>
          <table:table-cell table:style-name="ce7" table:formula="of:=[.A904]" office:value-type="date" office:date-value="2019-10-22T17:47:33.617286" calcext:value-type="date">
            <text:p>2019-10-22 17:47:34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7:47:33.61728582066" calcext:value-type="date">
            <text:p>12/30/99 05:47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&lt;0.000001;[.G903]+2+1/[.$H$2];[.G903]+1/[.$H$2])" office:value-type="float" office:value="15.016666666667" calcext:value-type="float">
            <text:p>15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5]))" office:value-type="date" office:date-value="2019-10-22T17:42:26.658134" calcext:value-type="date">
            <text:p>2019-10-22 17:42:27</text:p>
          </table:table-cell>
          <table:table-cell table:style-name="ce7" table:formula="of:=[.A905]" office:value-type="date" office:date-value="2019-10-22T17:42:26.658134" calcext:value-type="date">
            <text:p>2019-10-22 17:42:27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7:42:26.65813429747" calcext:value-type="date">
            <text:p>12/30/99 05:42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&lt;0.000001;[.G904]+2+1/[.$H$2];[.G904]+1/[.$H$2])" office:value-type="float" office:value="15.0333333333337" calcext:value-type="float">
            <text:p>15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6]))" office:value-type="date" office:date-value="2019-10-22T18:13:32.131242" calcext:value-type="date">
            <text:p>2019-10-22 18:13:32</text:p>
          </table:table-cell>
          <table:table-cell table:style-name="ce7" table:formula="of:=[.A906]" office:value-type="date" office:date-value="2019-10-22T18:13:32.131242" calcext:value-type="date">
            <text:p>2019-10-22 18:13:32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8:13:32.13124170899" calcext:value-type="date">
            <text:p>12/30/99 06:13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&lt;0.000001;[.G905]+2+1/[.$H$2];[.G905]+1/[.$H$2])" office:value-type="float" office:value="15.0500000000003" calcext:value-type="float">
            <text:p>15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7]))" office:value-type="date" office:date-value="2019-10-22T17:52:36.72502" calcext:value-type="date">
            <text:p>2019-10-22 17:52:37</text:p>
          </table:table-cell>
          <table:table-cell table:style-name="ce7" table:formula="of:=[.A907]" office:value-type="date" office:date-value="2019-10-22T17:52:36.72502" calcext:value-type="date">
            <text:p>2019-10-22 17:52:37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7:52:36.72501989175" calcext:value-type="date">
            <text:p>12/30/99 05:52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&lt;0.000001;[.G906]+2+1/[.$H$2];[.G906]+1/[.$H$2])" office:value-type="float" office:value="15.066666666667" calcext:value-type="float">
            <text:p>15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8]))" office:value-type="date" office:date-value="2019-10-22T18:11:13.185009" calcext:value-type="date">
            <text:p>2019-10-22 18:11:13</text:p>
          </table:table-cell>
          <table:table-cell table:style-name="ce7" table:formula="of:=[.A908]" office:value-type="date" office:date-value="2019-10-22T18:11:13.185009" calcext:value-type="date">
            <text:p>2019-10-22 18:11:13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8:11:13.18500909023" calcext:value-type="date">
            <text:p>12/30/99 06:11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&lt;0.000001;[.G907]+2+1/[.$H$2];[.G907]+1/[.$H$2])" office:value-type="float" office:value="15.0833333333337" calcext:value-type="float">
            <text:p>15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9]))" office:value-type="date" office:date-value="2019-10-22T18:04:11.924588" calcext:value-type="date">
            <text:p>2019-10-22 18:04:12</text:p>
          </table:table-cell>
          <table:table-cell table:style-name="ce7" table:formula="of:=[.A909]" office:value-type="date" office:date-value="2019-10-22T18:04:11.924588" calcext:value-type="date">
            <text:p>2019-10-22 18:04:12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8:04:11.92458846141" calcext:value-type="date">
            <text:p>12/30/99 06:04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&lt;0.000001;[.G908]+2+1/[.$H$2];[.G908]+1/[.$H$2])" office:value-type="float" office:value="15.1000000000003" calcext:value-type="float">
            <text:p>15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0]))" office:value-type="date" office:date-value="2019-10-22T18:05:13.54672" calcext:value-type="date">
            <text:p>2019-10-22 18:05:14</text:p>
          </table:table-cell>
          <table:table-cell table:style-name="ce7" table:formula="of:=[.A910]" office:value-type="date" office:date-value="2019-10-22T18:05:13.54672" calcext:value-type="date">
            <text:p>2019-10-22 18:05:14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8:05:13.54671951849" calcext:value-type="date">
            <text:p>12/30/99 06:05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&lt;0.000001;[.G909]+2+1/[.$H$2];[.G909]+1/[.$H$2])" office:value-type="float" office:value="15.116666666667" calcext:value-type="float">
            <text:p>15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1]))" office:value-type="date" office:date-value="2019-10-22T18:02:03.390789" calcext:value-type="date">
            <text:p>2019-10-22 18:02:03</text:p>
          </table:table-cell>
          <table:table-cell table:style-name="ce7" table:formula="of:=[.A911]" office:value-type="date" office:date-value="2019-10-22T18:02:03.390789" calcext:value-type="date">
            <text:p>2019-10-22 18:02:03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8:02:03.39078867808" calcext:value-type="date">
            <text:p>12/30/99 06:02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&lt;0.000001;[.G910]+2+1/[.$H$2];[.G910]+1/[.$H$2])" office:value-type="float" office:value="15.1333333333337" calcext:value-type="float">
            <text:p>15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2]))" office:value-type="date" office:date-value="2019-10-22T17:20:31.603754" calcext:value-type="date">
            <text:p>2019-10-22 17:20:32</text:p>
          </table:table-cell>
          <table:table-cell table:style-name="ce7" table:formula="of:=[.A912]" office:value-type="date" office:date-value="2019-10-22T17:20:31.603754" calcext:value-type="date">
            <text:p>2019-10-22 17:20:32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7:20:31.60375419538" calcext:value-type="date">
            <text:p>12/30/99 05:20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&lt;0.000001;[.G911]+2+1/[.$H$2];[.G911]+1/[.$H$2])" office:value-type="float" office:value="15.1500000000003" calcext:value-type="float">
            <text:p>15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3]))" office:value-type="date" office:date-value="2019-10-22T18:22:40.574284" calcext:value-type="date">
            <text:p>2019-10-22 18:22:41</text:p>
          </table:table-cell>
          <table:table-cell table:style-name="ce7" table:formula="of:=[.A913]" office:value-type="date" office:date-value="2019-10-22T18:22:40.574284" calcext:value-type="date">
            <text:p>2019-10-22 18:22:41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8:22:40.57428382337" calcext:value-type="date">
            <text:p>12/30/99 06:22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&lt;0.000001;[.G912]+2+1/[.$H$2];[.G912]+1/[.$H$2])" office:value-type="float" office:value="15.166666666667" calcext:value-type="float">
            <text:p>15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4]))" office:value-type="date" office:date-value="2019-10-22T18:36:03.89264" calcext:value-type="date">
            <text:p>2019-10-22 18:36:04</text:p>
          </table:table-cell>
          <table:table-cell table:style-name="ce7" table:formula="of:=[.A914]" office:value-type="date" office:date-value="2019-10-22T18:36:03.89264" calcext:value-type="date">
            <text:p>2019-10-22 18:36:04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8:36:03.89263956808" calcext:value-type="date">
            <text:p>12/30/99 06:36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&lt;0.000001;[.G913]+2+1/[.$H$2];[.G913]+1/[.$H$2])" office:value-type="float" office:value="15.1833333333337" calcext:value-type="float">
            <text:p>15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5]))" office:value-type="date" office:date-value="2019-10-22T18:05:35.062033" calcext:value-type="date">
            <text:p>2019-10-22 18:05:35</text:p>
          </table:table-cell>
          <table:table-cell table:style-name="ce7" table:formula="of:=[.A915]" office:value-type="date" office:date-value="2019-10-22T18:05:35.062033" calcext:value-type="date">
            <text:p>2019-10-22 18:05:35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8:05:35.062032938" calcext:value-type="date">
            <text:p>12/30/99 06:05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&lt;0.000001;[.G914]+2+1/[.$H$2];[.G914]+1/[.$H$2])" office:value-type="float" office:value="15.2000000000003" calcext:value-type="float">
            <text:p>15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6]))" office:value-type="date" office:date-value="2019-10-22T17:52:44.855393" calcext:value-type="date">
            <text:p>2019-10-22 17:52:45</text:p>
          </table:table-cell>
          <table:table-cell table:style-name="ce7" table:formula="of:=[.A916]" office:value-type="date" office:date-value="2019-10-22T17:52:44.855393" calcext:value-type="date">
            <text:p>2019-10-22 17:52:45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7:52:44.85539346468" calcext:value-type="date">
            <text:p>12/30/99 05:52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&lt;0.000001;[.G915]+2+1/[.$H$2];[.G915]+1/[.$H$2])" office:value-type="float" office:value="15.216666666667" calcext:value-type="float">
            <text:p>15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7]))" office:value-type="date" office:date-value="2019-10-22T18:19:37.421675" calcext:value-type="date">
            <text:p>2019-10-22 18:19:37</text:p>
          </table:table-cell>
          <table:table-cell table:style-name="ce7" table:formula="of:=[.A917]" office:value-type="date" office:date-value="2019-10-22T18:19:37.421675" calcext:value-type="date">
            <text:p>2019-10-22 18:19:37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8:19:37.42167511024" calcext:value-type="date">
            <text:p>12/30/99 06:19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&lt;0.000001;[.G916]+2+1/[.$H$2];[.G916]+1/[.$H$2])" office:value-type="float" office:value="15.2333333333337" calcext:value-type="float">
            <text:p>15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8]))" office:value-type="date" office:date-value="2019-10-22T17:42:55.641852" calcext:value-type="date">
            <text:p>2019-10-22 17:42:56</text:p>
          </table:table-cell>
          <table:table-cell table:style-name="ce7" table:formula="of:=[.A918]" office:value-type="date" office:date-value="2019-10-22T17:42:55.641852" calcext:value-type="date">
            <text:p>2019-10-22 17:42:56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7:42:55.64185231458" calcext:value-type="date">
            <text:p>12/30/99 05:42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&lt;0.000001;[.G917]+2+1/[.$H$2];[.G917]+1/[.$H$2])" office:value-type="float" office:value="15.2500000000003" calcext:value-type="float">
            <text:p>15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9]))" office:value-type="date" office:date-value="2019-10-22T17:52:17.028594" calcext:value-type="date">
            <text:p>2019-10-22 17:52:17</text:p>
          </table:table-cell>
          <table:table-cell table:style-name="ce7" table:formula="of:=[.A919]" office:value-type="date" office:date-value="2019-10-22T17:52:17.028594" calcext:value-type="date">
            <text:p>2019-10-22 17:52:17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7:52:17.02859370969" calcext:value-type="date">
            <text:p>12/30/99 05:52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&lt;0.000001;[.G918]+2+1/[.$H$2];[.G918]+1/[.$H$2])" office:value-type="float" office:value="15.266666666667" calcext:value-type="float">
            <text:p>15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0]))" office:value-type="date" office:date-value="2019-10-22T18:18:11.750993" calcext:value-type="date">
            <text:p>2019-10-22 18:18:12</text:p>
          </table:table-cell>
          <table:table-cell table:style-name="ce7" table:formula="of:=[.A920]" office:value-type="date" office:date-value="2019-10-22T18:18:11.750993" calcext:value-type="date">
            <text:p>2019-10-22 18:18:12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8:18:11.75099339336" calcext:value-type="date">
            <text:p>12/30/99 06:18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&lt;0.000001;[.G919]+2+1/[.$H$2];[.G919]+1/[.$H$2])" office:value-type="float" office:value="15.2833333333337" calcext:value-type="float">
            <text:p>15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1]))" office:value-type="date" office:date-value="2019-10-22T18:06:47.95774" calcext:value-type="date">
            <text:p>2019-10-22 18:06:48</text:p>
          </table:table-cell>
          <table:table-cell table:style-name="ce7" table:formula="of:=[.A921]" office:value-type="date" office:date-value="2019-10-22T18:06:47.95774" calcext:value-type="date">
            <text:p>2019-10-22 18:06:48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8:06:47.95773994178" calcext:value-type="date">
            <text:p>12/30/99 06:06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&lt;0.000001;[.G920]+2+1/[.$H$2];[.G920]+1/[.$H$2])" office:value-type="float" office:value="15.3000000000003" calcext:value-type="float">
            <text:p>15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2]))" office:value-type="date" office:date-value="2019-10-22T18:10:36.94" calcext:value-type="date">
            <text:p>2019-10-22 18:10:37</text:p>
          </table:table-cell>
          <table:table-cell table:style-name="ce7" table:formula="of:=[.A922]" office:value-type="date" office:date-value="2019-10-22T18:10:36.94" calcext:value-type="date">
            <text:p>2019-10-22 18:10:37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8:10:36.94000036921" calcext:value-type="date">
            <text:p>12/30/99 06:10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&lt;0.000001;[.G921]+2+1/[.$H$2];[.G921]+1/[.$H$2])" office:value-type="float" office:value="15.316666666667" calcext:value-type="float">
            <text:p>15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3]))" office:value-type="date" office:date-value="2019-10-22T18:29:04.596318" calcext:value-type="date">
            <text:p>2019-10-22 18:29:05</text:p>
          </table:table-cell>
          <table:table-cell table:style-name="ce7" table:formula="of:=[.A923]" office:value-type="date" office:date-value="2019-10-22T18:29:04.596318" calcext:value-type="date">
            <text:p>2019-10-22 18:29:05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8:29:04.59631824866" calcext:value-type="date">
            <text:p>12/30/99 06:29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&lt;0.000001;[.G922]+2+1/[.$H$2];[.G922]+1/[.$H$2])" office:value-type="float" office:value="15.3333333333337" calcext:value-type="float">
            <text:p>15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4]))" office:value-type="date" office:date-value="2019-10-22T17:33:52.036255" calcext:value-type="date">
            <text:p>2019-10-22 17:33:52</text:p>
          </table:table-cell>
          <table:table-cell table:style-name="ce7" table:formula="of:=[.A924]" office:value-type="date" office:date-value="2019-10-22T17:33:52.036255" calcext:value-type="date">
            <text:p>2019-10-22 17:33:52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7:33:52.03625504393" calcext:value-type="date">
            <text:p>12/30/99 05:33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&lt;0.000001;[.G923]+2+1/[.$H$2];[.G923]+1/[.$H$2])" office:value-type="float" office:value="15.3500000000003" calcext:value-type="float">
            <text:p>15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5]))" office:value-type="date" office:date-value="2019-10-22T18:10:47.555925" calcext:value-type="date">
            <text:p>2019-10-22 18:10:48</text:p>
          </table:table-cell>
          <table:table-cell table:style-name="ce7" table:formula="of:=[.A925]" office:value-type="date" office:date-value="2019-10-22T18:10:47.555925" calcext:value-type="date">
            <text:p>2019-10-22 18:10:48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8:10:47.55592548754" calcext:value-type="date">
            <text:p>12/30/99 06:10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&lt;0.000001;[.G924]+2+1/[.$H$2];[.G924]+1/[.$H$2])" office:value-type="float" office:value="15.366666666667" calcext:value-type="float">
            <text:p>15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6]))" office:value-type="date" office:date-value="2019-10-22T17:22:43.105079" calcext:value-type="date">
            <text:p>2019-10-22 17:22:43</text:p>
          </table:table-cell>
          <table:table-cell table:style-name="ce7" table:formula="of:=[.A926]" office:value-type="date" office:date-value="2019-10-22T17:22:43.105079" calcext:value-type="date">
            <text:p>2019-10-22 17:22:43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7:22:43.10507899616" calcext:value-type="date">
            <text:p>12/30/99 05:22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&lt;0.000001;[.G925]+2+1/[.$H$2];[.G925]+1/[.$H$2])" office:value-type="float" office:value="15.3833333333337" calcext:value-type="float">
            <text:p>15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7]))" office:value-type="date" office:date-value="2019-10-22T17:55:44.377376" calcext:value-type="date">
            <text:p>2019-10-22 17:55:44</text:p>
          </table:table-cell>
          <table:table-cell table:style-name="ce7" table:formula="of:=[.A927]" office:value-type="date" office:date-value="2019-10-22T17:55:44.377376" calcext:value-type="date">
            <text:p>2019-10-22 17:55:44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7:55:44.37737599947" calcext:value-type="date">
            <text:p>12/30/99 05:55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&lt;0.000001;[.G926]+2+1/[.$H$2];[.G926]+1/[.$H$2])" office:value-type="float" office:value="15.4000000000003" calcext:value-type="float">
            <text:p>15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8]))" office:value-type="date" office:date-value="2019-10-22T18:00:53.216738" calcext:value-type="date">
            <text:p>2019-10-22 18:00:53</text:p>
          </table:table-cell>
          <table:table-cell table:style-name="ce7" table:formula="of:=[.A928]" office:value-type="date" office:date-value="2019-10-22T18:00:53.216738" calcext:value-type="date">
            <text:p>2019-10-22 18:00:53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8:00:53.21673823055" calcext:value-type="date">
            <text:p>12/30/99 06:00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&lt;0.000001;[.G927]+2+1/[.$H$2];[.G927]+1/[.$H$2])" office:value-type="float" office:value="15.416666666667" calcext:value-type="float">
            <text:p>15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9]))" office:value-type="date" office:date-value="2019-10-22T17:57:02.587855" calcext:value-type="date">
            <text:p>2019-10-22 17:57:03</text:p>
          </table:table-cell>
          <table:table-cell table:style-name="ce7" table:formula="of:=[.A929]" office:value-type="date" office:date-value="2019-10-22T17:57:02.587855" calcext:value-type="date">
            <text:p>2019-10-22 17:57:03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7:57:02.58785502054" calcext:value-type="date">
            <text:p>12/30/99 05:57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&lt;0.000001;[.G928]+2+1/[.$H$2];[.G928]+1/[.$H$2])" office:value-type="float" office:value="15.4333333333337" calcext:value-type="float">
            <text:p>15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0]))" office:value-type="date" office:date-value="2019-10-22T17:39:36.904363" calcext:value-type="date">
            <text:p>2019-10-22 17:39:37</text:p>
          </table:table-cell>
          <table:table-cell table:style-name="ce7" table:formula="of:=[.A930]" office:value-type="date" office:date-value="2019-10-22T17:39:36.904363" calcext:value-type="date">
            <text:p>2019-10-22 17:39:37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7:39:36.90436346456" calcext:value-type="date">
            <text:p>12/30/99 05:39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&lt;0.000001;[.G929]+2+1/[.$H$2];[.G929]+1/[.$H$2])" office:value-type="float" office:value="15.4500000000003" calcext:value-type="float">
            <text:p>15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1]))" office:value-type="date" office:date-value="2019-10-22T18:04:29.987778" calcext:value-type="date">
            <text:p>2019-10-22 18:04:30</text:p>
          </table:table-cell>
          <table:table-cell table:style-name="ce7" table:formula="of:=[.A931]" office:value-type="date" office:date-value="2019-10-22T18:04:29.987778" calcext:value-type="date">
            <text:p>2019-10-22 18:04:30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8:04:29.9877775507" calcext:value-type="date">
            <text:p>12/30/99 06:04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&lt;0.000001;[.G930]+2+1/[.$H$2];[.G930]+1/[.$H$2])" office:value-type="float" office:value="15.466666666667" calcext:value-type="float">
            <text:p>15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2]))" office:value-type="date" office:date-value="2019-10-22T17:44:43.06241" calcext:value-type="date">
            <text:p>2019-10-22 17:44:43</text:p>
          </table:table-cell>
          <table:table-cell table:style-name="ce7" table:formula="of:=[.A932]" office:value-type="date" office:date-value="2019-10-22T17:44:43.06241" calcext:value-type="date">
            <text:p>2019-10-22 17:44:43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7:44:43.06240977254" calcext:value-type="date">
            <text:p>12/30/99 05:44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&lt;0.000001;[.G931]+2+1/[.$H$2];[.G931]+1/[.$H$2])" office:value-type="float" office:value="15.4833333333337" calcext:value-type="float">
            <text:p>15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3]))" office:value-type="date" office:date-value="2019-10-22T18:00:24.571048" calcext:value-type="date">
            <text:p>2019-10-22 18:00:25</text:p>
          </table:table-cell>
          <table:table-cell table:style-name="ce7" table:formula="of:=[.A933]" office:value-type="date" office:date-value="2019-10-22T18:00:24.571048" calcext:value-type="date">
            <text:p>2019-10-22 18:00:25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8:00:24.57104770001" calcext:value-type="date">
            <text:p>12/30/99 06:00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&lt;0.000001;[.G932]+2+1/[.$H$2];[.G932]+1/[.$H$2])" office:value-type="float" office:value="15.5000000000003" calcext:value-type="float">
            <text:p>15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4]))" office:value-type="date" office:date-value="2019-10-22T18:14:12.51439" calcext:value-type="date">
            <text:p>2019-10-22 18:14:13</text:p>
          </table:table-cell>
          <table:table-cell table:style-name="ce7" table:formula="of:=[.A934]" office:value-type="date" office:date-value="2019-10-22T18:14:12.51439" calcext:value-type="date">
            <text:p>2019-10-22 18:14:13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8:14:12.51438994892" calcext:value-type="date">
            <text:p>12/30/99 06:14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&lt;0.000001;[.G933]+2+1/[.$H$2];[.G933]+1/[.$H$2])" office:value-type="float" office:value="15.516666666667" calcext:value-type="float">
            <text:p>15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5]))" office:value-type="date" office:date-value="2019-10-22T18:07:04.728746" calcext:value-type="date">
            <text:p>2019-10-22 18:07:05</text:p>
          </table:table-cell>
          <table:table-cell table:style-name="ce7" table:formula="of:=[.A935]" office:value-type="date" office:date-value="2019-10-22T18:07:04.728746" calcext:value-type="date">
            <text:p>2019-10-22 18:07:05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8:07:04.72874571104" calcext:value-type="date">
            <text:p>12/30/99 06:07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&lt;0.000001;[.G934]+2+1/[.$H$2];[.G934]+1/[.$H$2])" office:value-type="float" office:value="15.5333333333337" calcext:value-type="float">
            <text:p>15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6]))" office:value-type="date" office:date-value="2019-10-22T17:57:14.004513" calcext:value-type="date">
            <text:p>2019-10-22 17:57:14</text:p>
          </table:table-cell>
          <table:table-cell table:style-name="ce7" table:formula="of:=[.A936]" office:value-type="date" office:date-value="2019-10-22T17:57:14.004513" calcext:value-type="date">
            <text:p>2019-10-22 17:57:14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7:57:14.00451256894" calcext:value-type="date">
            <text:p>12/30/99 05:57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&lt;0.000001;[.G935]+2+1/[.$H$2];[.G935]+1/[.$H$2])" office:value-type="float" office:value="15.5500000000004" calcext:value-type="float">
            <text:p>15,5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7]))" office:value-type="date" office:date-value="2019-10-22T18:12:18.781502" calcext:value-type="date">
            <text:p>2019-10-22 18:12:19</text:p>
          </table:table-cell>
          <table:table-cell table:style-name="ce7" table:formula="of:=[.A937]" office:value-type="date" office:date-value="2019-10-22T18:12:18.781502" calcext:value-type="date">
            <text:p>2019-10-22 18:12:19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8:12:18.7815018883" calcext:value-type="date">
            <text:p>12/30/99 06:12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&lt;0.000001;[.G936]+2+1/[.$H$2];[.G936]+1/[.$H$2])" office:value-type="float" office:value="15.566666666667" calcext:value-type="float">
            <text:p>15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8]))" office:value-type="date" office:date-value="2019-10-22T18:14:12.353655" calcext:value-type="date">
            <text:p>2019-10-22 18:14:12</text:p>
          </table:table-cell>
          <table:table-cell table:style-name="ce7" table:formula="of:=[.A938]" office:value-type="date" office:date-value="2019-10-22T18:14:12.353655" calcext:value-type="date">
            <text:p>2019-10-22 18:14:12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8:14:12.35365543049" calcext:value-type="date">
            <text:p>12/30/99 06:14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&lt;0.000001;[.G937]+2+1/[.$H$2];[.G937]+1/[.$H$2])" office:value-type="float" office:value="15.5833333333337" calcext:value-type="float">
            <text:p>15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9]))" office:value-type="date" office:date-value="2019-10-22T18:05:27.499615" calcext:value-type="date">
            <text:p>2019-10-22 18:05:27</text:p>
          </table:table-cell>
          <table:table-cell table:style-name="ce7" table:formula="of:=[.A939]" office:value-type="date" office:date-value="2019-10-22T18:05:27.499615" calcext:value-type="date">
            <text:p>2019-10-22 18:05:27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8:05:27.4996154476" calcext:value-type="date">
            <text:p>12/30/99 06:05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&lt;0.000001;[.G938]+2+1/[.$H$2];[.G938]+1/[.$H$2])" office:value-type="float" office:value="15.6000000000004" calcext:value-type="float">
            <text:p>15,6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0]))" office:value-type="date" office:date-value="2019-10-22T17:57:34.268789" calcext:value-type="date">
            <text:p>2019-10-22 17:57:34</text:p>
          </table:table-cell>
          <table:table-cell table:style-name="ce7" table:formula="of:=[.A940]" office:value-type="date" office:date-value="2019-10-22T17:57:34.268789" calcext:value-type="date">
            <text:p>2019-10-22 17:57:34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7:57:34.26878922153" calcext:value-type="date">
            <text:p>12/30/99 05:57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&lt;0.000001;[.G939]+2+1/[.$H$2];[.G939]+1/[.$H$2])" office:value-type="float" office:value="15.616666666667" calcext:value-type="float">
            <text:p>15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1]))" office:value-type="date" office:date-value="2019-10-22T17:59:06.83664" calcext:value-type="date">
            <text:p>2019-10-22 17:59:07</text:p>
          </table:table-cell>
          <table:table-cell table:style-name="ce7" table:formula="of:=[.A941]" office:value-type="date" office:date-value="2019-10-22T17:59:06.83664" calcext:value-type="date">
            <text:p>2019-10-22 17:59:07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7:59:06.83664045297" calcext:value-type="date">
            <text:p>12/30/99 05:59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&lt;0.000001;[.G940]+2+1/[.$H$2];[.G940]+1/[.$H$2])" office:value-type="float" office:value="15.6333333333337" calcext:value-type="float">
            <text:p>15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2]))" office:value-type="date" office:date-value="2019-10-22T18:03:56.167979" calcext:value-type="date">
            <text:p>2019-10-22 18:03:56</text:p>
          </table:table-cell>
          <table:table-cell table:style-name="ce7" table:formula="of:=[.A942]" office:value-type="date" office:date-value="2019-10-22T18:03:56.167979" calcext:value-type="date">
            <text:p>2019-10-22 18:03:56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8:03:56.16797947325" calcext:value-type="date">
            <text:p>12/30/99 06:03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&lt;0.000001;[.G941]+2+1/[.$H$2];[.G941]+1/[.$H$2])" office:value-type="float" office:value="15.6500000000004" calcext:value-type="float">
            <text:p>15,6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3]))" office:value-type="date" office:date-value="2019-10-22T18:18:15.080182" calcext:value-type="date">
            <text:p>2019-10-22 18:18:15</text:p>
          </table:table-cell>
          <table:table-cell table:style-name="ce7" table:formula="of:=[.A943]" office:value-type="date" office:date-value="2019-10-22T18:18:15.080182" calcext:value-type="date">
            <text:p>2019-10-22 18:18:15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8:18:15.08018160705" calcext:value-type="date">
            <text:p>12/30/99 06:18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&lt;0.000001;[.G942]+2+1/[.$H$2];[.G942]+1/[.$H$2])" office:value-type="float" office:value="15.666666666667" calcext:value-type="float">
            <text:p>15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4]))" office:value-type="date" office:date-value="2019-10-22T17:50:44.797384" calcext:value-type="date">
            <text:p>2019-10-22 17:50:45</text:p>
          </table:table-cell>
          <table:table-cell table:style-name="ce7" table:formula="of:=[.A944]" office:value-type="date" office:date-value="2019-10-22T17:50:44.797384" calcext:value-type="date">
            <text:p>2019-10-22 17:50:45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7:50:44.7973838076" calcext:value-type="date">
            <text:p>12/30/99 05:50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&lt;0.000001;[.G943]+2+1/[.$H$2];[.G943]+1/[.$H$2])" office:value-type="float" office:value="15.6833333333337" calcext:value-type="float">
            <text:p>15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5]))" office:value-type="date" office:date-value="2019-10-22T18:17:57.723917" calcext:value-type="date">
            <text:p>2019-10-22 18:17:58</text:p>
          </table:table-cell>
          <table:table-cell table:style-name="ce7" table:formula="of:=[.A945]" office:value-type="date" office:date-value="2019-10-22T18:17:57.723917" calcext:value-type="date">
            <text:p>2019-10-22 18:17:58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8:17:57.72391699255" calcext:value-type="date">
            <text:p>12/30/99 06:17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&lt;0.000001;[.G944]+2+1/[.$H$2];[.G944]+1/[.$H$2])" office:value-type="float" office:value="15.7000000000004" calcext:value-type="float">
            <text:p>15,7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6]))" office:value-type="date" office:date-value="2019-10-22T17:29:22.634542" calcext:value-type="date">
            <text:p>2019-10-22 17:29:23</text:p>
          </table:table-cell>
          <table:table-cell table:style-name="ce7" table:formula="of:=[.A946]" office:value-type="date" office:date-value="2019-10-22T17:29:22.634542" calcext:value-type="date">
            <text:p>2019-10-22 17:29:23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7:29:22.63454162981" calcext:value-type="date">
            <text:p>12/30/99 05:29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&lt;0.000001;[.G945]+2+1/[.$H$2];[.G945]+1/[.$H$2])" office:value-type="float" office:value="15.716666666667" calcext:value-type="float">
            <text:p>15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7]))" office:value-type="date" office:date-value="2019-10-22T17:43:30.455033" calcext:value-type="date">
            <text:p>2019-10-22 17:43:30</text:p>
          </table:table-cell>
          <table:table-cell table:style-name="ce7" table:formula="of:=[.A947]" office:value-type="date" office:date-value="2019-10-22T17:43:30.455033" calcext:value-type="date">
            <text:p>2019-10-22 17:43:30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7:43:30.4550329037" calcext:value-type="date">
            <text:p>12/30/99 05:43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&lt;0.000001;[.G946]+2+1/[.$H$2];[.G946]+1/[.$H$2])" office:value-type="float" office:value="15.7333333333337" calcext:value-type="float">
            <text:p>15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8]))" office:value-type="date" office:date-value="2019-10-22T18:20:40.188208" calcext:value-type="date">
            <text:p>2019-10-22 18:20:40</text:p>
          </table:table-cell>
          <table:table-cell table:style-name="ce7" table:formula="of:=[.A948]" office:value-type="date" office:date-value="2019-10-22T18:20:40.188208" calcext:value-type="date">
            <text:p>2019-10-22 18:20:40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8:20:40.18820815254" calcext:value-type="date">
            <text:p>12/30/99 06:20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&lt;0.000001;[.G947]+2+1/[.$H$2];[.G947]+1/[.$H$2])" office:value-type="float" office:value="15.7500000000004" calcext:value-type="float">
            <text:p>15,7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9]))" office:value-type="date" office:date-value="2019-10-22T17:58:32.893527" calcext:value-type="date">
            <text:p>2019-10-22 17:58:33</text:p>
          </table:table-cell>
          <table:table-cell table:style-name="ce7" table:formula="of:=[.A949]" office:value-type="date" office:date-value="2019-10-22T17:58:32.893527" calcext:value-type="date">
            <text:p>2019-10-22 17:58:33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7:58:32.89352655876" calcext:value-type="date">
            <text:p>12/30/99 05:58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&lt;0.000001;[.G948]+2+1/[.$H$2];[.G948]+1/[.$H$2])" office:value-type="float" office:value="15.766666666667" calcext:value-type="float">
            <text:p>15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0]))" office:value-type="date" office:date-value="2019-10-22T17:48:40.355177" calcext:value-type="date">
            <text:p>2019-10-22 17:48:40</text:p>
          </table:table-cell>
          <table:table-cell table:style-name="ce7" table:formula="of:=[.A950]" office:value-type="date" office:date-value="2019-10-22T17:48:40.355177" calcext:value-type="date">
            <text:p>2019-10-22 17:48:40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7:48:40.35517694894" calcext:value-type="date">
            <text:p>12/30/99 05:48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&lt;0.000001;[.G949]+2+1/[.$H$2];[.G949]+1/[.$H$2])" office:value-type="float" office:value="15.7833333333337" calcext:value-type="float">
            <text:p>15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1]))" office:value-type="date" office:date-value="2019-10-22T18:27:40.632845" calcext:value-type="date">
            <text:p>2019-10-22 18:27:41</text:p>
          </table:table-cell>
          <table:table-cell table:style-name="ce7" table:formula="of:=[.A951]" office:value-type="date" office:date-value="2019-10-22T18:27:40.632845" calcext:value-type="date">
            <text:p>2019-10-22 18:27:41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8:27:40.63284538686" calcext:value-type="date">
            <text:p>12/30/99 06:27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&lt;0.000001;[.G950]+2+1/[.$H$2];[.G950]+1/[.$H$2])" office:value-type="float" office:value="15.8000000000004" calcext:value-type="float">
            <text:p>15,8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2]))" office:value-type="date" office:date-value="2019-10-22T18:00:02.979751" calcext:value-type="date">
            <text:p>2019-10-22 18:00:03</text:p>
          </table:table-cell>
          <table:table-cell table:style-name="ce7" table:formula="of:=[.A952]" office:value-type="date" office:date-value="2019-10-22T18:00:02.979751" calcext:value-type="date">
            <text:p>2019-10-22 18:00:03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8:00:02.97975086141" calcext:value-type="date">
            <text:p>12/30/99 06:00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&lt;0.000001;[.G951]+2+1/[.$H$2];[.G951]+1/[.$H$2])" office:value-type="float" office:value="15.816666666667" calcext:value-type="float">
            <text:p>15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3]))" office:value-type="date" office:date-value="2019-10-22T17:54:07.429126" calcext:value-type="date">
            <text:p>2019-10-22 17:54:07</text:p>
          </table:table-cell>
          <table:table-cell table:style-name="ce7" table:formula="of:=[.A953]" office:value-type="date" office:date-value="2019-10-22T17:54:07.429126" calcext:value-type="date">
            <text:p>2019-10-22 17:54:07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7:54:07.42912645452" calcext:value-type="date">
            <text:p>12/30/99 05:54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&lt;0.000001;[.G952]+2+1/[.$H$2];[.G952]+1/[.$H$2])" office:value-type="float" office:value="15.8333333333337" calcext:value-type="float">
            <text:p>15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4]))" office:value-type="date" office:date-value="2019-10-22T18:11:50.547941" calcext:value-type="date">
            <text:p>2019-10-22 18:11:51</text:p>
          </table:table-cell>
          <table:table-cell table:style-name="ce7" table:formula="of:=[.A954]" office:value-type="date" office:date-value="2019-10-22T18:11:50.547941" calcext:value-type="date">
            <text:p>2019-10-22 18:11:51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8:11:50.54794073571" calcext:value-type="date">
            <text:p>12/30/99 06:11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&lt;0.000001;[.G953]+2+1/[.$H$2];[.G953]+1/[.$H$2])" office:value-type="float" office:value="15.8500000000004" calcext:value-type="float">
            <text:p>15,8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5]))" office:value-type="date" office:date-value="2019-10-22T17:56:32.705491" calcext:value-type="date">
            <text:p>2019-10-22 17:56:33</text:p>
          </table:table-cell>
          <table:table-cell table:style-name="ce7" table:formula="of:=[.A955]" office:value-type="date" office:date-value="2019-10-22T17:56:32.705491" calcext:value-type="date">
            <text:p>2019-10-22 17:56:33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7:56:32.70549095236" calcext:value-type="date">
            <text:p>12/30/99 05:56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&lt;0.000001;[.G954]+2+1/[.$H$2];[.G954]+1/[.$H$2])" office:value-type="float" office:value="15.866666666667" calcext:value-type="float">
            <text:p>15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6]))" office:value-type="date" office:date-value="2019-10-22T17:49:08.875078" calcext:value-type="date">
            <text:p>2019-10-22 17:49:09</text:p>
          </table:table-cell>
          <table:table-cell table:style-name="ce7" table:formula="of:=[.A956]" office:value-type="date" office:date-value="2019-10-22T17:49:08.875078" calcext:value-type="date">
            <text:p>2019-10-22 17:49:09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7:49:08.87507795356" calcext:value-type="date">
            <text:p>12/30/99 05:49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&lt;0.000001;[.G955]+2+1/[.$H$2];[.G955]+1/[.$H$2])" office:value-type="float" office:value="15.8833333333337" calcext:value-type="float">
            <text:p>15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7]))" office:value-type="date" office:date-value="2019-10-22T17:32:26.63633" calcext:value-type="date">
            <text:p>2019-10-22 17:32:27</text:p>
          </table:table-cell>
          <table:table-cell table:style-name="ce7" table:formula="of:=[.A957]" office:value-type="date" office:date-value="2019-10-22T17:32:26.63633" calcext:value-type="date">
            <text:p>2019-10-22 17:32:27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7:32:26.6363303829" calcext:value-type="date">
            <text:p>12/30/99 05:32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&lt;0.000001;[.G956]+2+1/[.$H$2];[.G956]+1/[.$H$2])" office:value-type="float" office:value="15.9000000000004" calcext:value-type="float">
            <text:p>15,9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8]))" office:value-type="date" office:date-value="2019-10-22T17:59:34.620474" calcext:value-type="date">
            <text:p>2019-10-22 17:59:35</text:p>
          </table:table-cell>
          <table:table-cell table:style-name="ce7" table:formula="of:=[.A958]" office:value-type="date" office:date-value="2019-10-22T17:59:34.620474" calcext:value-type="date">
            <text:p>2019-10-22 17:59:35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7:59:34.6204737341" calcext:value-type="date">
            <text:p>12/30/99 05:59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&lt;0.000001;[.G957]+2+1/[.$H$2];[.G957]+1/[.$H$2])" office:value-type="float" office:value="15.916666666667" calcext:value-type="float">
            <text:p>15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9]))" office:value-type="date" office:date-value="2019-10-22T18:08:53.13347" calcext:value-type="date">
            <text:p>2019-10-22 18:08:53</text:p>
          </table:table-cell>
          <table:table-cell table:style-name="ce7" table:formula="of:=[.A959]" office:value-type="date" office:date-value="2019-10-22T18:08:53.13347" calcext:value-type="date">
            <text:p>2019-10-22 18:08:53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8:08:53.13346977811" calcext:value-type="date">
            <text:p>12/30/99 06:08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&lt;0.000001;[.G958]+2+1/[.$H$2];[.G958]+1/[.$H$2])" office:value-type="float" office:value="15.9333333333337" calcext:value-type="float">
            <text:p>15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0]))" office:value-type="date" office:date-value="2019-10-22T18:10:40.549386" calcext:value-type="date">
            <text:p>2019-10-22 18:10:41</text:p>
          </table:table-cell>
          <table:table-cell table:style-name="ce7" table:formula="of:=[.A960]" office:value-type="date" office:date-value="2019-10-22T18:10:40.549386" calcext:value-type="date">
            <text:p>2019-10-22 18:10:41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8:10:40.54938596673" calcext:value-type="date">
            <text:p>12/30/99 06:10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&lt;0.000001;[.G959]+2+1/[.$H$2];[.G959]+1/[.$H$2])" office:value-type="float" office:value="15.9500000000004" calcext:value-type="float">
            <text:p>15,9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1]))" office:value-type="date" office:date-value="2019-10-22T18:21:28.525475" calcext:value-type="date">
            <text:p>2019-10-22 18:21:29</text:p>
          </table:table-cell>
          <table:table-cell table:style-name="ce7" table:formula="of:=[.A961]" office:value-type="date" office:date-value="2019-10-22T18:21:28.525475" calcext:value-type="date">
            <text:p>2019-10-22 18:21:29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8:21:28.52547488641" calcext:value-type="date">
            <text:p>12/30/99 06:21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&lt;0.000001;[.G960]+2+1/[.$H$2];[.G960]+1/[.$H$2])" office:value-type="float" office:value="15.966666666667" calcext:value-type="float">
            <text:p>15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2]))" office:value-type="date" office:date-value="2019-10-22T17:45:27.309272" calcext:value-type="date">
            <text:p>2019-10-22 17:45:27</text:p>
          </table:table-cell>
          <table:table-cell table:style-name="ce7" table:formula="of:=[.A962]" office:value-type="date" office:date-value="2019-10-22T17:45:27.309272" calcext:value-type="date">
            <text:p>2019-10-22 17:45:27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7:45:27.30927171651" calcext:value-type="date">
            <text:p>12/30/99 05:45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&lt;0.000001;[.G961]+2+1/[.$H$2];[.G961]+1/[.$H$2])" office:value-type="float" office:value="15.9833333333337" calcext:value-type="float">
            <text:p>15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3]))" office:value-type="date" office:date-value="2019-10-23T18:03:22.352742" calcext:value-type="date">
            <text:p>2019-10-23 18:03:22</text:p>
          </table:table-cell>
          <table:table-cell table:style-name="ce7" table:formula="of:=[.A963]" office:value-type="date" office:date-value="2019-10-23T18:03:22.352742" calcext:value-type="date">
            <text:p>2019-10-23 18:03:22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8:03:22.35274219885" calcext:value-type="date">
            <text:p>12/30/99 06:03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&lt;0.000001;[.G962]+2+1/[.$H$2];[.G962]+1/[.$H$2])" office:value-type="float" office:value="16.0000000000004" calcext:value-type="float">
            <text:p>16,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4]))" office:value-type="date" office:date-value="2019-10-23T17:43:52.67944" calcext:value-type="date">
            <text:p>2019-10-23 17:43:53</text:p>
          </table:table-cell>
          <table:table-cell table:style-name="ce7" table:formula="of:=[.A964]" office:value-type="date" office:date-value="2019-10-23T17:43:52.67944" calcext:value-type="date">
            <text:p>2019-10-23 17:43:53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7:43:52.67943961546" calcext:value-type="date">
            <text:p>12/30/99 05:43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&lt;0.000001;[.G963]+2+1/[.$H$2];[.G963]+1/[.$H$2])" office:value-type="float" office:value="16.016666666667" calcext:value-type="float">
            <text:p>16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5]))" office:value-type="date" office:date-value="2019-10-23T17:59:52.672479" calcext:value-type="date">
            <text:p>2019-10-23 17:59:53</text:p>
          </table:table-cell>
          <table:table-cell table:style-name="ce7" table:formula="of:=[.A965]" office:value-type="date" office:date-value="2019-10-23T17:59:52.672479" calcext:value-type="date">
            <text:p>2019-10-23 17:59:53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7:59:52.67247926909" calcext:value-type="date">
            <text:p>12/30/99 05:59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&lt;0.000001;[.G964]+2+1/[.$H$2];[.G964]+1/[.$H$2])" office:value-type="float" office:value="16.0333333333337" calcext:value-type="float">
            <text:p>16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6]))" office:value-type="date" office:date-value="2019-10-23T17:40:48.192916" calcext:value-type="date">
            <text:p>2019-10-23 17:40:48</text:p>
          </table:table-cell>
          <table:table-cell table:style-name="ce7" table:formula="of:=[.A966]" office:value-type="date" office:date-value="2019-10-23T17:40:48.192916" calcext:value-type="date">
            <text:p>2019-10-23 17:40:48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7:40:48.19291639142" calcext:value-type="date">
            <text:p>12/30/99 05:40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&lt;0.000001;[.G965]+2+1/[.$H$2];[.G965]+1/[.$H$2])" office:value-type="float" office:value="16.0500000000004" calcext:value-type="float">
            <text:p>16,0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7]))" office:value-type="date" office:date-value="2019-10-23T18:20:34.510758" calcext:value-type="date">
            <text:p>2019-10-23 18:20:35</text:p>
          </table:table-cell>
          <table:table-cell table:style-name="ce7" table:formula="of:=[.A967]" office:value-type="date" office:date-value="2019-10-23T18:20:34.510758" calcext:value-type="date">
            <text:p>2019-10-23 18:20:35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8:20:34.51075768098" calcext:value-type="date">
            <text:p>12/30/99 06:20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&lt;0.000001;[.G966]+2+1/[.$H$2];[.G966]+1/[.$H$2])" office:value-type="float" office:value="16.066666666667" calcext:value-type="float">
            <text:p>16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8]))" office:value-type="date" office:date-value="2019-10-23T17:50:37.884072" calcext:value-type="date">
            <text:p>2019-10-23 17:50:38</text:p>
          </table:table-cell>
          <table:table-cell table:style-name="ce7" table:formula="of:=[.A968]" office:value-type="date" office:date-value="2019-10-23T17:50:37.884072" calcext:value-type="date">
            <text:p>2019-10-23 17:50:38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7:50:37.88407200482" calcext:value-type="date">
            <text:p>12/30/99 05:50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&lt;0.000001;[.G967]+2+1/[.$H$2];[.G967]+1/[.$H$2])" office:value-type="float" office:value="16.0833333333337" calcext:value-type="float">
            <text:p>16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9]))" office:value-type="date" office:date-value="2019-10-23T18:01:16.403574" calcext:value-type="date">
            <text:p>2019-10-23 18:01:16</text:p>
          </table:table-cell>
          <table:table-cell table:style-name="ce7" table:formula="of:=[.A969]" office:value-type="date" office:date-value="2019-10-23T18:01:16.403574" calcext:value-type="date">
            <text:p>2019-10-23 18:01:16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8:01:16.4035737142" calcext:value-type="date">
            <text:p>12/30/99 06:01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&lt;0.000001;[.G968]+2+1/[.$H$2];[.G968]+1/[.$H$2])" office:value-type="float" office:value="16.1000000000004" calcext:value-type="float">
            <text:p>16,1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0]))" office:value-type="date" office:date-value="2019-10-23T17:50:19.769992" calcext:value-type="date">
            <text:p>2019-10-23 17:50:20</text:p>
          </table:table-cell>
          <table:table-cell table:style-name="ce7" table:formula="of:=[.A970]" office:value-type="date" office:date-value="2019-10-23T17:50:19.769992" calcext:value-type="date">
            <text:p>2019-10-23 17:50:20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7:50:19.76999177132" calcext:value-type="date">
            <text:p>12/30/99 05:50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&lt;0.000001;[.G969]+2+1/[.$H$2];[.G969]+1/[.$H$2])" office:value-type="float" office:value="16.116666666667" calcext:value-type="float">
            <text:p>16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1]))" office:value-type="date" office:date-value="2019-10-23T18:16:36.246771" calcext:value-type="date">
            <text:p>2019-10-23 18:16:36</text:p>
          </table:table-cell>
          <table:table-cell table:style-name="ce7" table:formula="of:=[.A971]" office:value-type="date" office:date-value="2019-10-23T18:16:36.246771" calcext:value-type="date">
            <text:p>2019-10-23 18:16:36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8:16:36.24677079264" calcext:value-type="date">
            <text:p>12/30/99 06:16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&lt;0.000001;[.G970]+2+1/[.$H$2];[.G970]+1/[.$H$2])" office:value-type="float" office:value="16.1333333333337" calcext:value-type="float">
            <text:p>16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2]))" office:value-type="date" office:date-value="2019-10-23T17:53:01.044797" calcext:value-type="date">
            <text:p>2019-10-23 17:53:01</text:p>
          </table:table-cell>
          <table:table-cell table:style-name="ce7" table:formula="of:=[.A972]" office:value-type="date" office:date-value="2019-10-23T17:53:01.044797" calcext:value-type="date">
            <text:p>2019-10-23 17:53:01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7:53:01.0447972035" calcext:value-type="date">
            <text:p>12/30/99 05:53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&lt;0.000001;[.G971]+2+1/[.$H$2];[.G971]+1/[.$H$2])" office:value-type="float" office:value="16.1500000000004" calcext:value-type="float">
            <text:p>16,1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3]))" office:value-type="date" office:date-value="2019-10-23T17:40:30.656935" calcext:value-type="date">
            <text:p>2019-10-23 17:40:31</text:p>
          </table:table-cell>
          <table:table-cell table:style-name="ce7" table:formula="of:=[.A973]" office:value-type="date" office:date-value="2019-10-23T17:40:30.656935" calcext:value-type="date">
            <text:p>2019-10-23 17:40:31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7:40:30.65693539102" calcext:value-type="date">
            <text:p>12/30/99 05:40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&lt;0.000001;[.G972]+2+1/[.$H$2];[.G972]+1/[.$H$2])" office:value-type="float" office:value="16.166666666667" calcext:value-type="float">
            <text:p>16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4]))" office:value-type="date" office:date-value="2019-10-23T18:03:34.401565" calcext:value-type="date">
            <text:p>2019-10-23 18:03:34</text:p>
          </table:table-cell>
          <table:table-cell table:style-name="ce7" table:formula="of:=[.A974]" office:value-type="date" office:date-value="2019-10-23T18:03:34.401565" calcext:value-type="date">
            <text:p>2019-10-23 18:03:34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8:03:34.40156477038" calcext:value-type="date">
            <text:p>12/30/99 06:03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&lt;0.000001;[.G973]+2+1/[.$H$2];[.G973]+1/[.$H$2])" office:value-type="float" office:value="16.1833333333337" calcext:value-type="float">
            <text:p>16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5]))" office:value-type="date" office:date-value="2019-10-23T18:25:31.226214" calcext:value-type="date">
            <text:p>2019-10-23 18:25:31</text:p>
          </table:table-cell>
          <table:table-cell table:style-name="ce7" table:formula="of:=[.A975]" office:value-type="date" office:date-value="2019-10-23T18:25:31.226214" calcext:value-type="date">
            <text:p>2019-10-23 18:25:31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8:25:31.22621413786" calcext:value-type="date">
            <text:p>12/30/99 06:25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&lt;0.000001;[.G974]+2+1/[.$H$2];[.G974]+1/[.$H$2])" office:value-type="float" office:value="16.2000000000004" calcext:value-type="float">
            <text:p>16,2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6]))" office:value-type="date" office:date-value="2019-10-23T18:01:29.058983" calcext:value-type="date">
            <text:p>2019-10-23 18:01:29</text:p>
          </table:table-cell>
          <table:table-cell table:style-name="ce7" table:formula="of:=[.A976]" office:value-type="date" office:date-value="2019-10-23T18:01:29.058983" calcext:value-type="date">
            <text:p>2019-10-23 18:01:29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8:01:29.05898309313" calcext:value-type="date">
            <text:p>12/30/99 06:01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&lt;0.000001;[.G975]+2+1/[.$H$2];[.G975]+1/[.$H$2])" office:value-type="float" office:value="16.216666666667" calcext:value-type="float">
            <text:p>16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7]))" office:value-type="date" office:date-value="2019-10-23T17:53:14.230269" calcext:value-type="date">
            <text:p>2019-10-23 17:53:14</text:p>
          </table:table-cell>
          <table:table-cell table:style-name="ce7" table:formula="of:=[.A977]" office:value-type="date" office:date-value="2019-10-23T17:53:14.230269" calcext:value-type="date">
            <text:p>2019-10-23 17:53:14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7:53:14.23026870936" calcext:value-type="date">
            <text:p>12/30/99 05:53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&lt;0.000001;[.G976]+2+1/[.$H$2];[.G976]+1/[.$H$2])" office:value-type="float" office:value="16.2333333333337" calcext:value-type="float">
            <text:p>16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8]))" office:value-type="date" office:date-value="2019-10-23T18:18:32.882762" calcext:value-type="date">
            <text:p>2019-10-23 18:18:33</text:p>
          </table:table-cell>
          <table:table-cell table:style-name="ce7" table:formula="of:=[.A978]" office:value-type="date" office:date-value="2019-10-23T18:18:32.882762" calcext:value-type="date">
            <text:p>2019-10-23 18:18:33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8:18:32.88276182022" calcext:value-type="date">
            <text:p>12/30/99 06:18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&lt;0.000001;[.G977]+2+1/[.$H$2];[.G977]+1/[.$H$2])" office:value-type="float" office:value="16.2500000000004" calcext:value-type="float">
            <text:p>16,2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9]))" office:value-type="date" office:date-value="2019-10-23T17:51:19.689759" calcext:value-type="date">
            <text:p>2019-10-23 17:51:20</text:p>
          </table:table-cell>
          <table:table-cell table:style-name="ce7" table:formula="of:=[.A979]" office:value-type="date" office:date-value="2019-10-23T17:51:19.689759" calcext:value-type="date">
            <text:p>2019-10-23 17:51:20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7:51:19.6897589229" calcext:value-type="date">
            <text:p>12/30/99 05:51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&lt;0.000001;[.G978]+2+1/[.$H$2];[.G978]+1/[.$H$2])" office:value-type="float" office:value="16.266666666667" calcext:value-type="float">
            <text:p>16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0]))" office:value-type="date" office:date-value="2019-10-23T17:44:05.200267" calcext:value-type="date">
            <text:p>2019-10-23 17:44:05</text:p>
          </table:table-cell>
          <table:table-cell table:style-name="ce7" table:formula="of:=[.A980]" office:value-type="date" office:date-value="2019-10-23T17:44:05.200267" calcext:value-type="date">
            <text:p>2019-10-23 17:44:05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7:44:05.20026727114" calcext:value-type="date">
            <text:p>12/30/99 05:44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&lt;0.000001;[.G979]+2+1/[.$H$2];[.G979]+1/[.$H$2])" office:value-type="float" office:value="16.2833333333337" calcext:value-type="float">
            <text:p>16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1]))" office:value-type="date" office:date-value="2019-10-23T18:03:30.031599" calcext:value-type="date">
            <text:p>2019-10-23 18:03:30</text:p>
          </table:table-cell>
          <table:table-cell table:style-name="ce7" table:formula="of:=[.A981]" office:value-type="date" office:date-value="2019-10-23T18:03:30.031599" calcext:value-type="date">
            <text:p>2019-10-23 18:03:30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8:03:30.03159941174" calcext:value-type="date">
            <text:p>12/30/99 06:03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&lt;0.000001;[.G980]+2+1/[.$H$2];[.G980]+1/[.$H$2])" office:value-type="float" office:value="16.3000000000004" calcext:value-type="float">
            <text:p>16,3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2]))" office:value-type="date" office:date-value="2019-10-23T18:12:41.495425" calcext:value-type="date">
            <text:p>2019-10-23 18:12:41</text:p>
          </table:table-cell>
          <table:table-cell table:style-name="ce7" table:formula="of:=[.A982]" office:value-type="date" office:date-value="2019-10-23T18:12:41.495425" calcext:value-type="date">
            <text:p>2019-10-23 18:12:41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8:12:41.49542515632" calcext:value-type="date">
            <text:p>12/30/99 06:12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&lt;0.000001;[.G981]+2+1/[.$H$2];[.G981]+1/[.$H$2])" office:value-type="float" office:value="16.316666666667" calcext:value-type="float">
            <text:p>16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3]))" office:value-type="date" office:date-value="2019-10-23T18:16:41.57558" calcext:value-type="date">
            <text:p>2019-10-23 18:16:42</text:p>
          </table:table-cell>
          <table:table-cell table:style-name="ce7" table:formula="of:=[.A983]" office:value-type="date" office:date-value="2019-10-23T18:16:41.57558" calcext:value-type="date">
            <text:p>2019-10-23 18:16:42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8:16:41.57558040228" calcext:value-type="date">
            <text:p>12/30/99 06:16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&lt;0.000001;[.G982]+2+1/[.$H$2];[.G982]+1/[.$H$2])" office:value-type="float" office:value="16.3333333333337" calcext:value-type="float">
            <text:p>16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4]))" office:value-type="date" office:date-value="2019-10-23T17:47:56.275448" calcext:value-type="date">
            <text:p>2019-10-23 17:47:56</text:p>
          </table:table-cell>
          <table:table-cell table:style-name="ce7" table:formula="of:=[.A984]" office:value-type="date" office:date-value="2019-10-23T17:47:56.275448" calcext:value-type="date">
            <text:p>2019-10-23 17:47:56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7:47:56.27544784918" calcext:value-type="date">
            <text:p>12/30/99 05:47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&lt;0.000001;[.G983]+2+1/[.$H$2];[.G983]+1/[.$H$2])" office:value-type="float" office:value="16.3500000000004" calcext:value-type="float">
            <text:p>16,3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5]))" office:value-type="date" office:date-value="2019-10-23T17:36:24.569388" calcext:value-type="date">
            <text:p>2019-10-23 17:36:25</text:p>
          </table:table-cell>
          <table:table-cell table:style-name="ce7" table:formula="of:=[.A985]" office:value-type="date" office:date-value="2019-10-23T17:36:24.569388" calcext:value-type="date">
            <text:p>2019-10-23 17:36:25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7:36:24.56938778982" calcext:value-type="date">
            <text:p>12/30/99 05:36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&lt;0.000001;[.G984]+2+1/[.$H$2];[.G984]+1/[.$H$2])" office:value-type="float" office:value="16.366666666667" calcext:value-type="float">
            <text:p>16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6]))" office:value-type="date" office:date-value="2019-10-23T17:46:40.447629" calcext:value-type="date">
            <text:p>2019-10-23 17:46:40</text:p>
          </table:table-cell>
          <table:table-cell table:style-name="ce7" table:formula="of:=[.A986]" office:value-type="date" office:date-value="2019-10-23T17:46:40.447629" calcext:value-type="date">
            <text:p>2019-10-23 17:46:40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7:46:40.44762915932" calcext:value-type="date">
            <text:p>12/30/99 05:46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&lt;0.000001;[.G985]+2+1/[.$H$2];[.G985]+1/[.$H$2])" office:value-type="float" office:value="16.3833333333337" calcext:value-type="float">
            <text:p>16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7]))" office:value-type="date" office:date-value="2019-10-23T18:05:06.901749" calcext:value-type="date">
            <text:p>2019-10-23 18:05:07</text:p>
          </table:table-cell>
          <table:table-cell table:style-name="ce7" table:formula="of:=[.A987]" office:value-type="date" office:date-value="2019-10-23T18:05:06.901749" calcext:value-type="date">
            <text:p>2019-10-23 18:05:07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8:05:06.90174889751" calcext:value-type="date">
            <text:p>12/30/99 06:05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&lt;0.000001;[.G986]+2+1/[.$H$2];[.G986]+1/[.$H$2])" office:value-type="float" office:value="16.4000000000004" calcext:value-type="float">
            <text:p>16,4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8]))" office:value-type="date" office:date-value="2019-10-23T17:54:05.111762" calcext:value-type="date">
            <text:p>2019-10-23 17:54:05</text:p>
          </table:table-cell>
          <table:table-cell table:style-name="ce7" table:formula="of:=[.A988]" office:value-type="date" office:date-value="2019-10-23T17:54:05.111762" calcext:value-type="date">
            <text:p>2019-10-23 17:54:05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7:54:05.11176198721" calcext:value-type="date">
            <text:p>12/30/99 05:54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&lt;0.000001;[.G987]+2+1/[.$H$2];[.G987]+1/[.$H$2])" office:value-type="float" office:value="16.416666666667" calcext:value-type="float">
            <text:p>16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9]))" office:value-type="date" office:date-value="2019-10-23T18:06:05.369524" calcext:value-type="date">
            <text:p>2019-10-23 18:06:05</text:p>
          </table:table-cell>
          <table:table-cell table:style-name="ce7" table:formula="of:=[.A989]" office:value-type="date" office:date-value="2019-10-23T18:06:05.369524" calcext:value-type="date">
            <text:p>2019-10-23 18:06:05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8:06:05.36952357274" calcext:value-type="date">
            <text:p>12/30/99 06:06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&lt;0.000001;[.G988]+2+1/[.$H$2];[.G988]+1/[.$H$2])" office:value-type="float" office:value="16.4333333333337" calcext:value-type="float">
            <text:p>16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0]))" office:value-type="date" office:date-value="2019-10-23T18:13:06.651358" calcext:value-type="date">
            <text:p>2019-10-23 18:13:07</text:p>
          </table:table-cell>
          <table:table-cell table:style-name="ce7" table:formula="of:=[.A990]" office:value-type="date" office:date-value="2019-10-23T18:13:06.651358" calcext:value-type="date">
            <text:p>2019-10-23 18:13:07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8:13:06.65135765914" calcext:value-type="date">
            <text:p>12/30/99 06:13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&lt;0.000001;[.G989]+2+1/[.$H$2];[.G989]+1/[.$H$2])" office:value-type="float" office:value="16.4500000000003" calcext:value-type="float">
            <text:p>16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1]))" office:value-type="date" office:date-value="2019-10-23T17:50:26.840341" calcext:value-type="date">
            <text:p>2019-10-23 17:50:27</text:p>
          </table:table-cell>
          <table:table-cell table:style-name="ce7" table:formula="of:=[.A991]" office:value-type="date" office:date-value="2019-10-23T17:50:26.840341" calcext:value-type="date">
            <text:p>2019-10-23 17:50:27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7:50:26.84034104459" calcext:value-type="date">
            <text:p>12/30/99 05:50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&lt;0.000001;[.G990]+2+1/[.$H$2];[.G990]+1/[.$H$2])" office:value-type="float" office:value="16.466666666667" calcext:value-type="float">
            <text:p>16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2]))" office:value-type="date" office:date-value="2019-10-23T18:09:27.949782" calcext:value-type="date">
            <text:p>2019-10-23 18:09:28</text:p>
          </table:table-cell>
          <table:table-cell table:style-name="ce7" table:formula="of:=[.A992]" office:value-type="date" office:date-value="2019-10-23T18:09:27.949782" calcext:value-type="date">
            <text:p>2019-10-23 18:09:28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8:09:27.94978226535" calcext:value-type="date">
            <text:p>12/30/99 06:09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&lt;0.000001;[.G991]+2+1/[.$H$2];[.G991]+1/[.$H$2])" office:value-type="float" office:value="16.4833333333337" calcext:value-type="float">
            <text:p>16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3]))" office:value-type="date" office:date-value="2019-10-23T17:53:52.42653" calcext:value-type="date">
            <text:p>2019-10-23 17:53:52</text:p>
          </table:table-cell>
          <table:table-cell table:style-name="ce7" table:formula="of:=[.A993]" office:value-type="date" office:date-value="2019-10-23T17:53:52.42653" calcext:value-type="date">
            <text:p>2019-10-23 17:53:52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7:53:52.42652979679" calcext:value-type="date">
            <text:p>12/30/99 05:53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&lt;0.000001;[.G992]+2+1/[.$H$2];[.G992]+1/[.$H$2])" office:value-type="float" office:value="16.5000000000003" calcext:value-type="float">
            <text:p>16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4]))" office:value-type="date" office:date-value="2019-10-23T17:46:11.053064" calcext:value-type="date">
            <text:p>2019-10-23 17:46:11</text:p>
          </table:table-cell>
          <table:table-cell table:style-name="ce7" table:formula="of:=[.A994]" office:value-type="date" office:date-value="2019-10-23T17:46:11.053064" calcext:value-type="date">
            <text:p>2019-10-23 17:46:11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7:46:11.0530635668" calcext:value-type="date">
            <text:p>12/30/99 05:46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&lt;0.000001;[.G993]+2+1/[.$H$2];[.G993]+1/[.$H$2])" office:value-type="float" office:value="16.516666666667" calcext:value-type="float">
            <text:p>16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5]))" office:value-type="date" office:date-value="2019-10-23T18:14:12.057042" calcext:value-type="date">
            <text:p>2019-10-23 18:14:12</text:p>
          </table:table-cell>
          <table:table-cell table:style-name="ce7" table:formula="of:=[.A995]" office:value-type="date" office:date-value="2019-10-23T18:14:12.057042" calcext:value-type="date">
            <text:p>2019-10-23 18:14:12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8:14:12.0570416702" calcext:value-type="date">
            <text:p>12/30/99 06:14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&lt;0.000001;[.G994]+2+1/[.$H$2];[.G994]+1/[.$H$2])" office:value-type="float" office:value="16.5333333333337" calcext:value-type="float">
            <text:p>16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6]))" office:value-type="date" office:date-value="2019-10-23T18:11:37.366444" calcext:value-type="date">
            <text:p>2019-10-23 18:11:37</text:p>
          </table:table-cell>
          <table:table-cell table:style-name="ce7" table:formula="of:=[.A996]" office:value-type="date" office:date-value="2019-10-23T18:11:37.366444" calcext:value-type="date">
            <text:p>2019-10-23 18:11:37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8:11:37.36644413788" calcext:value-type="date">
            <text:p>12/30/99 06:11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&lt;0.000001;[.G995]+2+1/[.$H$2];[.G995]+1/[.$H$2])" office:value-type="float" office:value="16.5500000000003" calcext:value-type="float">
            <text:p>16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7]))" office:value-type="date" office:date-value="2019-10-23T17:49:00.330807" calcext:value-type="date">
            <text:p>2019-10-23 17:49:00</text:p>
          </table:table-cell>
          <table:table-cell table:style-name="ce7" table:formula="of:=[.A997]" office:value-type="date" office:date-value="2019-10-23T17:49:00.330807" calcext:value-type="date">
            <text:p>2019-10-23 17:49:00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7:49:00.33080725931" calcext:value-type="date">
            <text:p>12/30/99 05:49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&lt;0.000001;[.G996]+2+1/[.$H$2];[.G996]+1/[.$H$2])" office:value-type="float" office:value="16.566666666667" calcext:value-type="float">
            <text:p>16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8]))" office:value-type="date" office:date-value="2019-10-23T17:41:50.67701" calcext:value-type="date">
            <text:p>2019-10-23 17:41:51</text:p>
          </table:table-cell>
          <table:table-cell table:style-name="ce7" table:formula="of:=[.A998]" office:value-type="date" office:date-value="2019-10-23T17:41:50.67701" calcext:value-type="date">
            <text:p>2019-10-23 17:41:51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7:41:50.67701030988" calcext:value-type="date">
            <text:p>12/30/99 05:41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&lt;0.000001;[.G997]+2+1/[.$H$2];[.G997]+1/[.$H$2])" office:value-type="float" office:value="16.5833333333337" calcext:value-type="float">
            <text:p>16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9]))" office:value-type="date" office:date-value="2019-10-23T17:47:56.571323" calcext:value-type="date">
            <text:p>2019-10-23 17:47:57</text:p>
          </table:table-cell>
          <table:table-cell table:style-name="ce7" table:formula="of:=[.A999]" office:value-type="date" office:date-value="2019-10-23T17:47:56.571323" calcext:value-type="date">
            <text:p>2019-10-23 17:47:57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7:47:56.57132295426" calcext:value-type="date">
            <text:p>12/30/99 05:47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&lt;0.000001;[.G998]+2+1/[.$H$2];[.G998]+1/[.$H$2])" office:value-type="float" office:value="16.6000000000003" calcext:value-type="float">
            <text:p>16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0]))" office:value-type="date" office:date-value="2019-10-23T17:39:29.215384" calcext:value-type="date">
            <text:p>2019-10-23 17:39:29</text:p>
          </table:table-cell>
          <table:table-cell table:style-name="ce7" table:formula="of:=[.A1000]" office:value-type="date" office:date-value="2019-10-23T17:39:29.215384" calcext:value-type="date">
            <text:p>2019-10-23 17:39:29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7:39:29.21538447496" calcext:value-type="date">
            <text:p>12/30/99 05:39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&lt;0.000001;[.G999]+2+1/[.$H$2];[.G999]+1/[.$H$2])" office:value-type="float" office:value="16.616666666667" calcext:value-type="float">
            <text:p>16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1]))" office:value-type="date" office:date-value="2019-10-23T17:48:29.983769" calcext:value-type="date">
            <text:p>2019-10-23 17:48:30</text:p>
          </table:table-cell>
          <table:table-cell table:style-name="ce7" table:formula="of:=[.A1001]" office:value-type="date" office:date-value="2019-10-23T17:48:29.983769" calcext:value-type="date">
            <text:p>2019-10-23 17:48:30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7:48:29.98376933858" calcext:value-type="date">
            <text:p>12/30/99 05:48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&lt;0.000001;[.G1000]+2+1/[.$H$2];[.G1000]+1/[.$H$2])" office:value-type="float" office:value="16.6333333333337" calcext:value-type="float">
            <text:p>16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2]))" office:value-type="date" office:date-value="2019-10-23T17:49:28.148333" calcext:value-type="date">
            <text:p>2019-10-23 17:49:28</text:p>
          </table:table-cell>
          <table:table-cell table:style-name="ce7" table:formula="of:=[.A1002]" office:value-type="date" office:date-value="2019-10-23T17:49:28.148333" calcext:value-type="date">
            <text:p>2019-10-23 17:49:28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7:49:28.14833327662" calcext:value-type="date">
            <text:p>12/30/99 05:49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&lt;0.000001;[.G1001]+2+1/[.$H$2];[.G1001]+1/[.$H$2])" office:value-type="float" office:value="16.6500000000003" calcext:value-type="float">
            <text:p>16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3]))" office:value-type="date" office:date-value="2019-10-23T17:53:25.638853" calcext:value-type="date">
            <text:p>2019-10-23 17:53:26</text:p>
          </table:table-cell>
          <table:table-cell table:style-name="ce7" table:formula="of:=[.A1003]" office:value-type="date" office:date-value="2019-10-23T17:53:25.638853" calcext:value-type="date">
            <text:p>2019-10-23 17:53:26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7:53:25.63885259908" calcext:value-type="date">
            <text:p>12/30/99 05:53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&lt;0.000001;[.G1002]+2+1/[.$H$2];[.G1002]+1/[.$H$2])" office:value-type="float" office:value="16.666666666667" calcext:value-type="float">
            <text:p>16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4]))" office:value-type="date" office:date-value="2019-10-23T18:06:51.348862" calcext:value-type="date">
            <text:p>2019-10-23 18:06:51</text:p>
          </table:table-cell>
          <table:table-cell table:style-name="ce7" table:formula="of:=[.A1004]" office:value-type="date" office:date-value="2019-10-23T18:06:51.348862" calcext:value-type="date">
            <text:p>2019-10-23 18:06:51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8:06:51.34886203799" calcext:value-type="date">
            <text:p>12/30/99 06:06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&lt;0.000001;[.G1003]+2+1/[.$H$2];[.G1003]+1/[.$H$2])" office:value-type="float" office:value="16.6833333333337" calcext:value-type="float">
            <text:p>16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5]))" office:value-type="date" office:date-value="2019-10-23T18:09:15.79925" calcext:value-type="date">
            <text:p>2019-10-23 18:09:16</text:p>
          </table:table-cell>
          <table:table-cell table:style-name="ce7" table:formula="of:=[.A1005]" office:value-type="date" office:date-value="2019-10-23T18:09:15.79925" calcext:value-type="date">
            <text:p>2019-10-23 18:09:16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8:09:15.79925032798" calcext:value-type="date">
            <text:p>12/30/99 06:09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&lt;0.000001;[.G1004]+2+1/[.$H$2];[.G1004]+1/[.$H$2])" office:value-type="float" office:value="16.7000000000003" calcext:value-type="float">
            <text:p>16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6]))" office:value-type="date" office:date-value="2019-10-23T17:42:20.734136" calcext:value-type="date">
            <text:p>2019-10-23 17:42:21</text:p>
          </table:table-cell>
          <table:table-cell table:style-name="ce7" table:formula="of:=[.A1006]" office:value-type="date" office:date-value="2019-10-23T17:42:20.734136" calcext:value-type="date">
            <text:p>2019-10-23 17:42:21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7:42:20.73413643055" calcext:value-type="date">
            <text:p>12/30/99 05:42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&lt;0.000001;[.G1005]+2+1/[.$H$2];[.G1005]+1/[.$H$2])" office:value-type="float" office:value="16.716666666667" calcext:value-type="float">
            <text:p>16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7]))" office:value-type="date" office:date-value="2019-10-23T17:59:47.092196" calcext:value-type="date">
            <text:p>2019-10-23 17:59:47</text:p>
          </table:table-cell>
          <table:table-cell table:style-name="ce7" table:formula="of:=[.A1007]" office:value-type="date" office:date-value="2019-10-23T17:59:47.092196" calcext:value-type="date">
            <text:p>2019-10-23 17:59:47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7:59:47.0921962196" calcext:value-type="date">
            <text:p>12/30/99 05:59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&lt;0.000001;[.G1006]+2+1/[.$H$2];[.G1006]+1/[.$H$2])" office:value-type="float" office:value="16.7333333333337" calcext:value-type="float">
            <text:p>16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8]))" office:value-type="date" office:date-value="2019-10-23T18:02:53.003902" calcext:value-type="date">
            <text:p>2019-10-23 18:02:53</text:p>
          </table:table-cell>
          <table:table-cell table:style-name="ce7" table:formula="of:=[.A1008]" office:value-type="date" office:date-value="2019-10-23T18:02:53.003902" calcext:value-type="date">
            <text:p>2019-10-23 18:02:53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8:02:53.00390219316" calcext:value-type="date">
            <text:p>12/30/99 06:02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&lt;0.000001;[.G1007]+2+1/[.$H$2];[.G1007]+1/[.$H$2])" office:value-type="float" office:value="16.7500000000003" calcext:value-type="float">
            <text:p>16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9]))" office:value-type="date" office:date-value="2019-10-23T17:47:18.950484" calcext:value-type="date">
            <text:p>2019-10-23 17:47:19</text:p>
          </table:table-cell>
          <table:table-cell table:style-name="ce7" table:formula="of:=[.A1009]" office:value-type="date" office:date-value="2019-10-23T17:47:18.950484" calcext:value-type="date">
            <text:p>2019-10-23 17:47:19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7:47:18.95048433915" calcext:value-type="date">
            <text:p>12/30/99 05:47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&lt;0.000001;[.G1008]+2+1/[.$H$2];[.G1008]+1/[.$H$2])" office:value-type="float" office:value="16.766666666667" calcext:value-type="float">
            <text:p>16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0]))" office:value-type="date" office:date-value="2019-10-23T18:07:00.659953" calcext:value-type="date">
            <text:p>2019-10-23 18:07:01</text:p>
          </table:table-cell>
          <table:table-cell table:style-name="ce7" table:formula="of:=[.A1010]" office:value-type="date" office:date-value="2019-10-23T18:07:00.659953" calcext:value-type="date">
            <text:p>2019-10-23 18:07:01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8:07:00.65995302983" calcext:value-type="date">
            <text:p>12/30/99 06:07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&lt;0.000001;[.G1009]+2+1/[.$H$2];[.G1009]+1/[.$H$2])" office:value-type="float" office:value="16.7833333333337" calcext:value-type="float">
            <text:p>16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1]))" office:value-type="date" office:date-value="2019-10-23T18:08:39.858061" calcext:value-type="date">
            <text:p>2019-10-23 18:08:40</text:p>
          </table:table-cell>
          <table:table-cell table:style-name="ce7" table:formula="of:=[.A1011]" office:value-type="date" office:date-value="2019-10-23T18:08:39.858061" calcext:value-type="date">
            <text:p>2019-10-23 18:08:40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8:08:39.85806149896" calcext:value-type="date">
            <text:p>12/30/99 06:08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&lt;0.000001;[.G1010]+2+1/[.$H$2];[.G1010]+1/[.$H$2])" office:value-type="float" office:value="16.8000000000003" calcext:value-type="float">
            <text:p>16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2]))" office:value-type="date" office:date-value="2019-10-23T17:51:45.443174" calcext:value-type="date">
            <text:p>2019-10-23 17:51:45</text:p>
          </table:table-cell>
          <table:table-cell table:style-name="ce7" table:formula="of:=[.A1012]" office:value-type="date" office:date-value="2019-10-23T17:51:45.443174" calcext:value-type="date">
            <text:p>2019-10-23 17:51:45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7:51:45.443174229" calcext:value-type="date">
            <text:p>12/30/99 05:51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&lt;0.000001;[.G1011]+2+1/[.$H$2];[.G1011]+1/[.$H$2])" office:value-type="float" office:value="16.816666666667" calcext:value-type="float">
            <text:p>16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3]))" office:value-type="date" office:date-value="2019-10-23T18:14:55.42419" calcext:value-type="date">
            <text:p>2019-10-23 18:14:55</text:p>
          </table:table-cell>
          <table:table-cell table:style-name="ce7" table:formula="of:=[.A1013]" office:value-type="date" office:date-value="2019-10-23T18:14:55.42419" calcext:value-type="date">
            <text:p>2019-10-23 18:14:55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8:14:55.4241897678" calcext:value-type="date">
            <text:p>12/30/99 06:14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&lt;0.000001;[.G1012]+2+1/[.$H$2];[.G1012]+1/[.$H$2])" office:value-type="float" office:value="16.8333333333337" calcext:value-type="float">
            <text:p>16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4]))" office:value-type="date" office:date-value="2019-10-23T17:40:35.574712" calcext:value-type="date">
            <text:p>2019-10-23 17:40:36</text:p>
          </table:table-cell>
          <table:table-cell table:style-name="ce7" table:formula="of:=[.A1014]" office:value-type="date" office:date-value="2019-10-23T17:40:35.574712" calcext:value-type="date">
            <text:p>2019-10-23 17:40:36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7:40:35.57471197564" calcext:value-type="date">
            <text:p>12/30/99 05:40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&lt;0.000001;[.G1013]+2+1/[.$H$2];[.G1013]+1/[.$H$2])" office:value-type="float" office:value="16.8500000000003" calcext:value-type="float">
            <text:p>16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5]))" office:value-type="date" office:date-value="2019-10-23T17:22:36.01165" calcext:value-type="date">
            <text:p>2019-10-23 17:22:36</text:p>
          </table:table-cell>
          <table:table-cell table:style-name="ce7" table:formula="of:=[.A1015]" office:value-type="date" office:date-value="2019-10-23T17:22:36.01165" calcext:value-type="date">
            <text:p>2019-10-23 17:22:36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7:22:36.01164973341" calcext:value-type="date">
            <text:p>12/30/99 05:22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&lt;0.000001;[.G1014]+2+1/[.$H$2];[.G1014]+1/[.$H$2])" office:value-type="float" office:value="16.866666666667" calcext:value-type="float">
            <text:p>16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6]))" office:value-type="date" office:date-value="2019-10-23T17:46:23.766902" calcext:value-type="date">
            <text:p>2019-10-23 17:46:24</text:p>
          </table:table-cell>
          <table:table-cell table:style-name="ce7" table:formula="of:=[.A1016]" office:value-type="date" office:date-value="2019-10-23T17:46:23.766902" calcext:value-type="date">
            <text:p>2019-10-23 17:46:24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7:46:23.76690151636" calcext:value-type="date">
            <text:p>12/30/99 05:46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&lt;0.000001;[.G1015]+2+1/[.$H$2];[.G1015]+1/[.$H$2])" office:value-type="float" office:value="16.8833333333337" calcext:value-type="float">
            <text:p>16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7]))" office:value-type="date" office:date-value="2019-10-23T17:52:20.222448" calcext:value-type="date">
            <text:p>2019-10-23 17:52:20</text:p>
          </table:table-cell>
          <table:table-cell table:style-name="ce7" table:formula="of:=[.A1017]" office:value-type="date" office:date-value="2019-10-23T17:52:20.222448" calcext:value-type="date">
            <text:p>2019-10-23 17:52:20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7:52:20.22244834341" calcext:value-type="date">
            <text:p>12/30/99 05:52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&lt;0.000001;[.G1016]+2+1/[.$H$2];[.G1016]+1/[.$H$2])" office:value-type="float" office:value="16.9000000000003" calcext:value-type="float">
            <text:p>16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8]))" office:value-type="date" office:date-value="2019-10-23T18:11:02.384501" calcext:value-type="date">
            <text:p>2019-10-23 18:11:02</text:p>
          </table:table-cell>
          <table:table-cell table:style-name="ce7" table:formula="of:=[.A1018]" office:value-type="date" office:date-value="2019-10-23T18:11:02.384501" calcext:value-type="date">
            <text:p>2019-10-23 18:11:02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8:11:02.38450063393" calcext:value-type="date">
            <text:p>12/30/99 06:11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&lt;0.000001;[.G1017]+2+1/[.$H$2];[.G1017]+1/[.$H$2])" office:value-type="float" office:value="16.916666666667" calcext:value-type="float">
            <text:p>16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9]))" office:value-type="date" office:date-value="2019-10-23T17:55:19.392752" calcext:value-type="date">
            <text:p>2019-10-23 17:55:19</text:p>
          </table:table-cell>
          <table:table-cell table:style-name="ce7" table:formula="of:=[.A1019]" office:value-type="date" office:date-value="2019-10-23T17:55:19.392752" calcext:value-type="date">
            <text:p>2019-10-23 17:55:19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7:55:19.39275241457" calcext:value-type="date">
            <text:p>12/30/99 05:55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&lt;0.000001;[.G1018]+2+1/[.$H$2];[.G1018]+1/[.$H$2])" office:value-type="float" office:value="16.9333333333337" calcext:value-type="float">
            <text:p>16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0]))" office:value-type="date" office:date-value="2019-10-23T18:08:53.650379" calcext:value-type="date">
            <text:p>2019-10-23 18:08:54</text:p>
          </table:table-cell>
          <table:table-cell table:style-name="ce7" table:formula="of:=[.A1020]" office:value-type="date" office:date-value="2019-10-23T18:08:53.650379" calcext:value-type="date">
            <text:p>2019-10-23 18:08:54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8:08:53.65037881304" calcext:value-type="date">
            <text:p>12/30/99 06:08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&lt;0.000001;[.G1019]+2+1/[.$H$2];[.G1019]+1/[.$H$2])" office:value-type="float" office:value="16.9500000000003" calcext:value-type="float">
            <text:p>16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1]))" office:value-type="date" office:date-value="2019-10-23T17:48:59.709955" calcext:value-type="date">
            <text:p>2019-10-23 17:49:00</text:p>
          </table:table-cell>
          <table:table-cell table:style-name="ce7" table:formula="of:=[.A1021]" office:value-type="date" office:date-value="2019-10-23T17:48:59.709955" calcext:value-type="date">
            <text:p>2019-10-23 17:49:00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7:48:59.70995466225" calcext:value-type="date">
            <text:p>12/30/99 05:49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&lt;0.000001;[.G1020]+2+1/[.$H$2];[.G1020]+1/[.$H$2])" office:value-type="float" office:value="16.966666666667" calcext:value-type="float">
            <text:p>16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2]))" office:value-type="date" office:date-value="2019-10-23T17:51:18.772374" calcext:value-type="date">
            <text:p>2019-10-23 17:51:19</text:p>
          </table:table-cell>
          <table:table-cell table:style-name="ce7" table:formula="of:=[.A1022]" office:value-type="date" office:date-value="2019-10-23T17:51:18.772374" calcext:value-type="date">
            <text:p>2019-10-23 17:51:19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7:51:18.77237428911" calcext:value-type="date">
            <text:p>12/30/99 05:51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&lt;0.000001;[.G1021]+2+1/[.$H$2];[.G1021]+1/[.$H$2])" office:value-type="float" office:value="16.9833333333337" calcext:value-type="float">
            <text:p>16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3]))" office:value-type="date" office:date-value="2019-10-24T17:30:32.777757" calcext:value-type="date">
            <text:p>2019-10-24 17:30:33</text:p>
          </table:table-cell>
          <table:table-cell table:style-name="ce7" table:formula="of:=[.A1023]" office:value-type="date" office:date-value="2019-10-24T17:30:32.777757" calcext:value-type="date">
            <text:p>2019-10-24 17:30:33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7:30:32.77775715105" calcext:value-type="date">
            <text:p>12/30/99 05:30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&lt;0.000001;[.G1022]+2+1/[.$H$2];[.G1022]+1/[.$H$2])" office:value-type="float" office:value="17.0000000000003" calcext:value-type="float">
            <text:p>17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4]))" office:value-type="date" office:date-value="2019-10-24T17:48:32.619112" calcext:value-type="date">
            <text:p>2019-10-24 17:48:33</text:p>
          </table:table-cell>
          <table:table-cell table:style-name="ce7" table:formula="of:=[.A1024]" office:value-type="date" office:date-value="2019-10-24T17:48:32.619112" calcext:value-type="date">
            <text:p>2019-10-24 17:48:33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7:48:32.61911198962" calcext:value-type="date">
            <text:p>12/30/99 05:48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&lt;0.000001;[.G1023]+2+1/[.$H$2];[.G1023]+1/[.$H$2])" office:value-type="float" office:value="17.016666666667" calcext:value-type="float">
            <text:p>17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5]))" office:value-type="date" office:date-value="2019-10-24T17:52:29.241203" calcext:value-type="date">
            <text:p>2019-10-24 17:52:29</text:p>
          </table:table-cell>
          <table:table-cell table:style-name="ce7" table:formula="of:=[.A1025]" office:value-type="date" office:date-value="2019-10-24T17:52:29.241203" calcext:value-type="date">
            <text:p>2019-10-24 17:52:29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7:52:29.24120286014" calcext:value-type="date">
            <text:p>12/30/99 05:52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&lt;0.000001;[.G1024]+2+1/[.$H$2];[.G1024]+1/[.$H$2])" office:value-type="float" office:value="17.0333333333336" calcext:value-type="float">
            <text:p>17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6]))" office:value-type="date" office:date-value="2019-10-24T17:31:26.35554" calcext:value-type="date">
            <text:p>2019-10-24 17:31:26</text:p>
          </table:table-cell>
          <table:table-cell table:style-name="ce7" table:formula="of:=[.A1026]" office:value-type="date" office:date-value="2019-10-24T17:31:26.35554" calcext:value-type="date">
            <text:p>2019-10-24 17:31:26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7:31:26.35553999338" calcext:value-type="date">
            <text:p>12/30/99 05:31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&lt;0.000001;[.G1025]+2+1/[.$H$2];[.G1025]+1/[.$H$2])" office:value-type="float" office:value="17.0500000000003" calcext:value-type="float">
            <text:p>17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7]))" office:value-type="date" office:date-value="2019-10-24T17:57:23.666556" calcext:value-type="date">
            <text:p>2019-10-24 17:57:24</text:p>
          </table:table-cell>
          <table:table-cell table:style-name="ce7" table:formula="of:=[.A1027]" office:value-type="date" office:date-value="2019-10-24T17:57:23.666556" calcext:value-type="date">
            <text:p>2019-10-24 17:57:24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7:57:23.66655594204" calcext:value-type="date">
            <text:p>12/30/99 05:57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&lt;0.000001;[.G1026]+2+1/[.$H$2];[.G1026]+1/[.$H$2])" office:value-type="float" office:value="17.066666666667" calcext:value-type="float">
            <text:p>17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8]))" office:value-type="date" office:date-value="2019-10-24T18:18:11.495158" calcext:value-type="date">
            <text:p>2019-10-24 18:18:11</text:p>
          </table:table-cell>
          <table:table-cell table:style-name="ce7" table:formula="of:=[.A1028]" office:value-type="date" office:date-value="2019-10-24T18:18:11.495158" calcext:value-type="date">
            <text:p>2019-10-24 18:18:11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8:18:11.49515843019" calcext:value-type="date">
            <text:p>12/30/99 06:18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&lt;0.000001;[.G1027]+2+1/[.$H$2];[.G1027]+1/[.$H$2])" office:value-type="float" office:value="17.0833333333336" calcext:value-type="float">
            <text:p>17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9]))" office:value-type="date" office:date-value="2019-10-24T18:04:47.119361" calcext:value-type="date">
            <text:p>2019-10-24 18:04:47</text:p>
          </table:table-cell>
          <table:table-cell table:style-name="ce7" table:formula="of:=[.A1029]" office:value-type="date" office:date-value="2019-10-24T18:04:47.119361" calcext:value-type="date">
            <text:p>2019-10-24 18:04:47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8:04:47.11936147884" calcext:value-type="date">
            <text:p>12/30/99 06:04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&lt;0.000001;[.G1028]+2+1/[.$H$2];[.G1028]+1/[.$H$2])" office:value-type="float" office:value="17.1000000000003" calcext:value-type="float">
            <text:p>17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0]))" office:value-type="date" office:date-value="2019-10-24T17:47:34.427291" calcext:value-type="date">
            <text:p>2019-10-24 17:47:34</text:p>
          </table:table-cell>
          <table:table-cell table:style-name="ce7" table:formula="of:=[.A1030]" office:value-type="date" office:date-value="2019-10-24T17:47:34.427291" calcext:value-type="date">
            <text:p>2019-10-24 17:47:34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7:47:34.42729073111" calcext:value-type="date">
            <text:p>12/30/99 05:47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&lt;0.000001;[.G1029]+2+1/[.$H$2];[.G1029]+1/[.$H$2])" office:value-type="float" office:value="17.116666666667" calcext:value-type="float">
            <text:p>17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1]))" office:value-type="date" office:date-value="2019-10-24T18:18:40.731552" calcext:value-type="date">
            <text:p>2019-10-24 18:18:41</text:p>
          </table:table-cell>
          <table:table-cell table:style-name="ce7" table:formula="of:=[.A1031]" office:value-type="date" office:date-value="2019-10-24T18:18:40.731552" calcext:value-type="date">
            <text:p>2019-10-24 18:18:41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8:18:40.73155248072" calcext:value-type="date">
            <text:p>12/30/99 06:18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&lt;0.000001;[.G1030]+2+1/[.$H$2];[.G1030]+1/[.$H$2])" office:value-type="float" office:value="17.1333333333336" calcext:value-type="float">
            <text:p>17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2]))" office:value-type="date" office:date-value="2019-10-24T17:51:03.287413" calcext:value-type="date">
            <text:p>2019-10-24 17:51:03</text:p>
          </table:table-cell>
          <table:table-cell table:style-name="ce7" table:formula="of:=[.A1032]" office:value-type="date" office:date-value="2019-10-24T17:51:03.287413" calcext:value-type="date">
            <text:p>2019-10-24 17:51:03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7:51:03.28741314355" calcext:value-type="date">
            <text:p>12/30/99 05:51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&lt;0.000001;[.G1031]+2+1/[.$H$2];[.G1031]+1/[.$H$2])" office:value-type="float" office:value="17.1500000000003" calcext:value-type="float">
            <text:p>17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3]))" office:value-type="date" office:date-value="2019-10-24T17:55:27.183904" calcext:value-type="date">
            <text:p>2019-10-24 17:55:27</text:p>
          </table:table-cell>
          <table:table-cell table:style-name="ce7" table:formula="of:=[.A1033]" office:value-type="date" office:date-value="2019-10-24T17:55:27.183904" calcext:value-type="date">
            <text:p>2019-10-24 17:55:27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7:55:27.18390407972" calcext:value-type="date">
            <text:p>12/30/99 05:55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&lt;0.000001;[.G1032]+2+1/[.$H$2];[.G1032]+1/[.$H$2])" office:value-type="float" office:value="17.166666666667" calcext:value-type="float">
            <text:p>17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4]))" office:value-type="date" office:date-value="2019-10-24T17:48:31.738925" calcext:value-type="date">
            <text:p>2019-10-24 17:48:32</text:p>
          </table:table-cell>
          <table:table-cell table:style-name="ce7" table:formula="of:=[.A1034]" office:value-type="date" office:date-value="2019-10-24T17:48:31.738925" calcext:value-type="date">
            <text:p>2019-10-24 17:48:32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7:48:31.73892540392" calcext:value-type="date">
            <text:p>12/30/99 05:48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&lt;0.000001;[.G1033]+2+1/[.$H$2];[.G1033]+1/[.$H$2])" office:value-type="float" office:value="17.1833333333336" calcext:value-type="float">
            <text:p>17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5]))" office:value-type="date" office:date-value="2019-10-24T17:28:50.661817" calcext:value-type="date">
            <text:p>2019-10-24 17:28:51</text:p>
          </table:table-cell>
          <table:table-cell table:style-name="ce7" table:formula="of:=[.A1035]" office:value-type="date" office:date-value="2019-10-24T17:28:50.661817" calcext:value-type="date">
            <text:p>2019-10-24 17:28:51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7:28:50.66181661561" calcext:value-type="date">
            <text:p>12/30/99 05:28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&lt;0.000001;[.G1034]+2+1/[.$H$2];[.G1034]+1/[.$H$2])" office:value-type="float" office:value="17.2000000000003" calcext:value-type="float">
            <text:p>17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6]))" office:value-type="date" office:date-value="2019-10-24T17:33:04.988899" calcext:value-type="date">
            <text:p>2019-10-24 17:33:05</text:p>
          </table:table-cell>
          <table:table-cell table:style-name="ce7" table:formula="of:=[.A1036]" office:value-type="date" office:date-value="2019-10-24T17:33:04.988899" calcext:value-type="date">
            <text:p>2019-10-24 17:33:05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7:33:04.9888990866" calcext:value-type="date">
            <text:p>12/30/99 05:33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&lt;0.000001;[.G1035]+2+1/[.$H$2];[.G1035]+1/[.$H$2])" office:value-type="float" office:value="17.216666666667" calcext:value-type="float">
            <text:p>17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7]))" office:value-type="date" office:date-value="2019-10-24T17:58:32.123806" calcext:value-type="date">
            <text:p>2019-10-24 17:58:32</text:p>
          </table:table-cell>
          <table:table-cell table:style-name="ce7" table:formula="of:=[.A1037]" office:value-type="date" office:date-value="2019-10-24T17:58:32.123806" calcext:value-type="date">
            <text:p>2019-10-24 17:58:32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7:58:32.1238057036" calcext:value-type="date">
            <text:p>12/30/99 05:58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&lt;0.000001;[.G1036]+2+1/[.$H$2];[.G1036]+1/[.$H$2])" office:value-type="float" office:value="17.2333333333336" calcext:value-type="float">
            <text:p>17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8]))" office:value-type="date" office:date-value="2019-10-24T18:08:22.814787" calcext:value-type="date">
            <text:p>2019-10-24 18:08:23</text:p>
          </table:table-cell>
          <table:table-cell table:style-name="ce7" table:formula="of:=[.A1038]" office:value-type="date" office:date-value="2019-10-24T18:08:22.814787" calcext:value-type="date">
            <text:p>2019-10-24 18:08:23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8:08:22.81478741672" calcext:value-type="date">
            <text:p>12/30/99 06:08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&lt;0.000001;[.G1037]+2+1/[.$H$2];[.G1037]+1/[.$H$2])" office:value-type="float" office:value="17.2500000000003" calcext:value-type="float">
            <text:p>17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9]))" office:value-type="date" office:date-value="2019-10-24T17:55:27.866376" calcext:value-type="date">
            <text:p>2019-10-24 17:55:28</text:p>
          </table:table-cell>
          <table:table-cell table:style-name="ce7" table:formula="of:=[.A1039]" office:value-type="date" office:date-value="2019-10-24T17:55:27.866376" calcext:value-type="date">
            <text:p>2019-10-24 17:55:28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7:55:27.86637623794" calcext:value-type="date">
            <text:p>12/30/99 05:55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&lt;0.000001;[.G1038]+2+1/[.$H$2];[.G1038]+1/[.$H$2])" office:value-type="float" office:value="17.266666666667" calcext:value-type="float">
            <text:p>17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0]))" office:value-type="date" office:date-value="2019-10-24T17:51:07.595062" calcext:value-type="date">
            <text:p>2019-10-24 17:51:08</text:p>
          </table:table-cell>
          <table:table-cell table:style-name="ce7" table:formula="of:=[.A1040]" office:value-type="date" office:date-value="2019-10-24T17:51:07.595062" calcext:value-type="date">
            <text:p>2019-10-24 17:51:08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7:51:07.59506177623" calcext:value-type="date">
            <text:p>12/30/99 05:51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&lt;0.000001;[.G1039]+2+1/[.$H$2];[.G1039]+1/[.$H$2])" office:value-type="float" office:value="17.2833333333336" calcext:value-type="float">
            <text:p>17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1]))" office:value-type="date" office:date-value="2019-10-24T18:04:43.723346" calcext:value-type="date">
            <text:p>2019-10-24 18:04:44</text:p>
          </table:table-cell>
          <table:table-cell table:style-name="ce7" table:formula="of:=[.A1041]" office:value-type="date" office:date-value="2019-10-24T18:04:43.723346" calcext:value-type="date">
            <text:p>2019-10-24 18:04:44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8:04:43.72334602755" calcext:value-type="date">
            <text:p>12/30/99 06:04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&lt;0.000001;[.G1040]+2+1/[.$H$2];[.G1040]+1/[.$H$2])" office:value-type="float" office:value="17.3000000000003" calcext:value-type="float">
            <text:p>17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2]))" office:value-type="date" office:date-value="2019-10-24T17:48:19.579102" calcext:value-type="date">
            <text:p>2019-10-24 17:48:20</text:p>
          </table:table-cell>
          <table:table-cell table:style-name="ce7" table:formula="of:=[.A1042]" office:value-type="date" office:date-value="2019-10-24T17:48:19.579102" calcext:value-type="date">
            <text:p>2019-10-24 17:48:20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7:48:19.57910212688" calcext:value-type="date">
            <text:p>12/30/99 05:48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&lt;0.000001;[.G1041]+2+1/[.$H$2];[.G1041]+1/[.$H$2])" office:value-type="float" office:value="17.316666666667" calcext:value-type="float">
            <text:p>17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3]))" office:value-type="date" office:date-value="2019-10-24T17:41:20.740841" calcext:value-type="date">
            <text:p>2019-10-24 17:41:21</text:p>
          </table:table-cell>
          <table:table-cell table:style-name="ce7" table:formula="of:=[.A1043]" office:value-type="date" office:date-value="2019-10-24T17:41:20.740841" calcext:value-type="date">
            <text:p>2019-10-24 17:41:21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7:41:20.74084070977" calcext:value-type="date">
            <text:p>12/30/99 05:41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&lt;0.000001;[.G1042]+2+1/[.$H$2];[.G1042]+1/[.$H$2])" office:value-type="float" office:value="17.3333333333336" calcext:value-type="float">
            <text:p>17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4]))" office:value-type="date" office:date-value="2019-10-24T18:02:58.111367" calcext:value-type="date">
            <text:p>2019-10-24 18:02:58</text:p>
          </table:table-cell>
          <table:table-cell table:style-name="ce7" table:formula="of:=[.A1044]" office:value-type="date" office:date-value="2019-10-24T18:02:58.111367" calcext:value-type="date">
            <text:p>2019-10-24 18:02:58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8:02:58.11136732344" calcext:value-type="date">
            <text:p>12/30/99 06:02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&lt;0.000001;[.G1043]+2+1/[.$H$2];[.G1043]+1/[.$H$2])" office:value-type="float" office:value="17.3500000000003" calcext:value-type="float">
            <text:p>17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5]))" office:value-type="date" office:date-value="2019-10-24T17:46:58.18951" calcext:value-type="date">
            <text:p>2019-10-24 17:46:58</text:p>
          </table:table-cell>
          <table:table-cell table:style-name="ce7" table:formula="of:=[.A1045]" office:value-type="date" office:date-value="2019-10-24T17:46:58.18951" calcext:value-type="date">
            <text:p>2019-10-24 17:46:58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7:46:58.18951014429" calcext:value-type="date">
            <text:p>12/30/99 05:46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&lt;0.000001;[.G1044]+2+1/[.$H$2];[.G1044]+1/[.$H$2])" office:value-type="float" office:value="17.366666666667" calcext:value-type="float">
            <text:p>17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6]))" office:value-type="date" office:date-value="2019-10-24T17:59:31.134178" calcext:value-type="date">
            <text:p>2019-10-24 17:59:31</text:p>
          </table:table-cell>
          <table:table-cell table:style-name="ce7" table:formula="of:=[.A1046]" office:value-type="date" office:date-value="2019-10-24T17:59:31.134178" calcext:value-type="date">
            <text:p>2019-10-24 17:59:31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7:59:31.13417764194" calcext:value-type="date">
            <text:p>12/30/99 05:59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&lt;0.000001;[.G1045]+2+1/[.$H$2];[.G1045]+1/[.$H$2])" office:value-type="float" office:value="17.3833333333336" calcext:value-type="float">
            <text:p>17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7]))" office:value-type="date" office:date-value="2019-10-24T17:59:52.928945" calcext:value-type="date">
            <text:p>2019-10-24 17:59:53</text:p>
          </table:table-cell>
          <table:table-cell table:style-name="ce7" table:formula="of:=[.A1047]" office:value-type="date" office:date-value="2019-10-24T17:59:52.928945" calcext:value-type="date">
            <text:p>2019-10-24 17:59:53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7:59:52.92894476093" calcext:value-type="date">
            <text:p>12/30/99 05:59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&lt;0.000001;[.G1046]+2+1/[.$H$2];[.G1046]+1/[.$H$2])" office:value-type="float" office:value="17.4000000000003" calcext:value-type="float">
            <text:p>17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8]))" office:value-type="date" office:date-value="2019-10-24T17:37:52.915364" calcext:value-type="date">
            <text:p>2019-10-24 17:37:53</text:p>
          </table:table-cell>
          <table:table-cell table:style-name="ce7" table:formula="of:=[.A1048]" office:value-type="date" office:date-value="2019-10-24T17:37:52.915364" calcext:value-type="date">
            <text:p>2019-10-24 17:37:53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7:37:52.91536428966" calcext:value-type="date">
            <text:p>12/30/99 05:37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&lt;0.000001;[.G1047]+2+1/[.$H$2];[.G1047]+1/[.$H$2])" office:value-type="float" office:value="17.416666666667" calcext:value-type="float">
            <text:p>17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9]))" office:value-type="date" office:date-value="2019-10-24T17:52:42.828977" calcext:value-type="date">
            <text:p>2019-10-24 17:52:43</text:p>
          </table:table-cell>
          <table:table-cell table:style-name="ce7" table:formula="of:=[.A1049]" office:value-type="date" office:date-value="2019-10-24T17:52:42.828977" calcext:value-type="date">
            <text:p>2019-10-24 17:52:43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7:52:42.82897742931" calcext:value-type="date">
            <text:p>12/30/99 05:52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&lt;0.000001;[.G1048]+2+1/[.$H$2];[.G1048]+1/[.$H$2])" office:value-type="float" office:value="17.4333333333336" calcext:value-type="float">
            <text:p>17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0]))" office:value-type="date" office:date-value="2019-10-24T18:20:45.418762" calcext:value-type="date">
            <text:p>2019-10-24 18:20:45</text:p>
          </table:table-cell>
          <table:table-cell table:style-name="ce7" table:formula="of:=[.A1050]" office:value-type="date" office:date-value="2019-10-24T18:20:45.418762" calcext:value-type="date">
            <text:p>2019-10-24 18:20:45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8:20:45.41876153089" calcext:value-type="date">
            <text:p>12/30/99 06:20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&lt;0.000001;[.G1049]+2+1/[.$H$2];[.G1049]+1/[.$H$2])" office:value-type="float" office:value="17.4500000000003" calcext:value-type="float">
            <text:p>17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1]))" office:value-type="date" office:date-value="2019-10-24T18:36:48.275807" calcext:value-type="date">
            <text:p>2019-10-24 18:36:48</text:p>
          </table:table-cell>
          <table:table-cell table:style-name="ce7" table:formula="of:=[.A1051]" office:value-type="date" office:date-value="2019-10-24T18:36:48.275807" calcext:value-type="date">
            <text:p>2019-10-24 18:36:48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8:36:48.27580697369" calcext:value-type="date">
            <text:p>12/30/99 06:36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&lt;0.000001;[.G1050]+2+1/[.$H$2];[.G1050]+1/[.$H$2])" office:value-type="float" office:value="17.466666666667" calcext:value-type="float">
            <text:p>17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2]))" office:value-type="date" office:date-value="2019-10-24T17:59:50.734462" calcext:value-type="date">
            <text:p>2019-10-24 17:59:51</text:p>
          </table:table-cell>
          <table:table-cell table:style-name="ce7" table:formula="of:=[.A1052]" office:value-type="date" office:date-value="2019-10-24T17:59:50.734462" calcext:value-type="date">
            <text:p>2019-10-24 17:59:51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7:59:50.73446234688" calcext:value-type="date">
            <text:p>12/30/99 05:59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&lt;0.000001;[.G1051]+2+1/[.$H$2];[.G1051]+1/[.$H$2])" office:value-type="float" office:value="17.4833333333336" calcext:value-type="float">
            <text:p>17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3]))" office:value-type="date" office:date-value="2019-10-24T17:53:24.99303" calcext:value-type="date">
            <text:p>2019-10-24 17:53:25</text:p>
          </table:table-cell>
          <table:table-cell table:style-name="ce7" table:formula="of:=[.A1053]" office:value-type="date" office:date-value="2019-10-24T17:53:24.99303" calcext:value-type="date">
            <text:p>2019-10-24 17:53:25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7:53:24.99303031247" calcext:value-type="date">
            <text:p>12/30/99 05:53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&lt;0.000001;[.G1052]+2+1/[.$H$2];[.G1052]+1/[.$H$2])" office:value-type="float" office:value="17.5000000000003" calcext:value-type="float">
            <text:p>17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4]))" office:value-type="date" office:date-value="2019-10-24T18:03:12.081349" calcext:value-type="date">
            <text:p>2019-10-24 18:03:12</text:p>
          </table:table-cell>
          <table:table-cell table:style-name="ce7" table:formula="of:=[.A1054]" office:value-type="date" office:date-value="2019-10-24T18:03:12.081349" calcext:value-type="date">
            <text:p>2019-10-24 18:03:12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8:03:12.08134850487" calcext:value-type="date">
            <text:p>12/30/99 06:03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&lt;0.000001;[.G1053]+2+1/[.$H$2];[.G1053]+1/[.$H$2])" office:value-type="float" office:value="17.516666666667" calcext:value-type="float">
            <text:p>17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5]))" office:value-type="date" office:date-value="2019-10-24T18:21:22.422954" calcext:value-type="date">
            <text:p>2019-10-24 18:21:22</text:p>
          </table:table-cell>
          <table:table-cell table:style-name="ce7" table:formula="of:=[.A1055]" office:value-type="date" office:date-value="2019-10-24T18:21:22.422954" calcext:value-type="date">
            <text:p>2019-10-24 18:21:22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8:21:22.4229537975" calcext:value-type="date">
            <text:p>12/30/99 06:21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&lt;0.000001;[.G1054]+2+1/[.$H$2];[.G1054]+1/[.$H$2])" office:value-type="float" office:value="17.5333333333336" calcext:value-type="float">
            <text:p>17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6]))" office:value-type="date" office:date-value="2019-10-24T18:16:10.408384" calcext:value-type="date">
            <text:p>2019-10-24 18:16:10</text:p>
          </table:table-cell>
          <table:table-cell table:style-name="ce7" table:formula="of:=[.A1056]" office:value-type="date" office:date-value="2019-10-24T18:16:10.408384" calcext:value-type="date">
            <text:p>2019-10-24 18:16:10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8:16:10.40838373359" calcext:value-type="date">
            <text:p>12/30/99 06:16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&lt;0.000001;[.G1055]+2+1/[.$H$2];[.G1055]+1/[.$H$2])" office:value-type="float" office:value="17.5500000000003" calcext:value-type="float">
            <text:p>17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7]))" office:value-type="date" office:date-value="2019-10-24T17:32:45.670363" calcext:value-type="date">
            <text:p>2019-10-24 17:32:46</text:p>
          </table:table-cell>
          <table:table-cell table:style-name="ce7" table:formula="of:=[.A1057]" office:value-type="date" office:date-value="2019-10-24T17:32:45.670363" calcext:value-type="date">
            <text:p>2019-10-24 17:32:46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7:32:45.67036325578" calcext:value-type="date">
            <text:p>12/30/99 05:32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&lt;0.000001;[.G1056]+2+1/[.$H$2];[.G1056]+1/[.$H$2])" office:value-type="float" office:value="17.566666666667" calcext:value-type="float">
            <text:p>17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8]))" office:value-type="date" office:date-value="2019-10-24T17:52:41.46852" calcext:value-type="date">
            <text:p>2019-10-24 17:52:41</text:p>
          </table:table-cell>
          <table:table-cell table:style-name="ce7" table:formula="of:=[.A1058]" office:value-type="date" office:date-value="2019-10-24T17:52:41.46852" calcext:value-type="date">
            <text:p>2019-10-24 17:52:41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7:52:41.46851973608" calcext:value-type="date">
            <text:p>12/30/99 05:52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&lt;0.000001;[.G1057]+2+1/[.$H$2];[.G1057]+1/[.$H$2])" office:value-type="float" office:value="17.5833333333336" calcext:value-type="float">
            <text:p>17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9]))" office:value-type="date" office:date-value="2019-10-24T18:24:36.484241" calcext:value-type="date">
            <text:p>2019-10-24 18:24:36</text:p>
          </table:table-cell>
          <table:table-cell table:style-name="ce7" table:formula="of:=[.A1059]" office:value-type="date" office:date-value="2019-10-24T18:24:36.484241" calcext:value-type="date">
            <text:p>2019-10-24 18:24:36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8:24:36.48424089421" calcext:value-type="date">
            <text:p>12/30/99 06:24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&lt;0.000001;[.G1058]+2+1/[.$H$2];[.G1058]+1/[.$H$2])" office:value-type="float" office:value="17.6000000000003" calcext:value-type="float">
            <text:p>17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0]))" office:value-type="date" office:date-value="2019-10-24T18:15:10.833071" calcext:value-type="date">
            <text:p>2019-10-24 18:15:11</text:p>
          </table:table-cell>
          <table:table-cell table:style-name="ce7" table:formula="of:=[.A1060]" office:value-type="date" office:date-value="2019-10-24T18:15:10.833071" calcext:value-type="date">
            <text:p>2019-10-24 18:15:11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8:15:10.83307068329" calcext:value-type="date">
            <text:p>12/30/99 06:15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&lt;0.000001;[.G1059]+2+1/[.$H$2];[.G1059]+1/[.$H$2])" office:value-type="float" office:value="17.6166666666669" calcext:value-type="float">
            <text:p>17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1]))" office:value-type="date" office:date-value="2019-10-24T17:41:26.645249" calcext:value-type="date">
            <text:p>2019-10-24 17:41:27</text:p>
          </table:table-cell>
          <table:table-cell table:style-name="ce7" table:formula="of:=[.A1061]" office:value-type="date" office:date-value="2019-10-24T17:41:26.645249" calcext:value-type="date">
            <text:p>2019-10-24 17:41:27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7:41:26.64524881169" calcext:value-type="date">
            <text:p>12/30/99 05:41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&lt;0.000001;[.G1060]+2+1/[.$H$2];[.G1060]+1/[.$H$2])" office:value-type="float" office:value="17.6333333333336" calcext:value-type="float">
            <text:p>17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2]))" office:value-type="date" office:date-value="2019-10-24T18:05:41.457318" calcext:value-type="date">
            <text:p>2019-10-24 18:05:41</text:p>
          </table:table-cell>
          <table:table-cell table:style-name="ce7" table:formula="of:=[.A1062]" office:value-type="date" office:date-value="2019-10-24T18:05:41.457318" calcext:value-type="date">
            <text:p>2019-10-24 18:05:41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8:05:41.45731797908" calcext:value-type="date">
            <text:p>12/30/99 06:05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&lt;0.000001;[.G1061]+2+1/[.$H$2];[.G1061]+1/[.$H$2])" office:value-type="float" office:value="17.6500000000003" calcext:value-type="float">
            <text:p>17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3]))" office:value-type="date" office:date-value="2019-10-24T18:07:45.89109" calcext:value-type="date">
            <text:p>2019-10-24 18:07:46</text:p>
          </table:table-cell>
          <table:table-cell table:style-name="ce7" table:formula="of:=[.A1063]" office:value-type="date" office:date-value="2019-10-24T18:07:45.89109" calcext:value-type="date">
            <text:p>2019-10-24 18:07:46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8:07:45.89108970948" calcext:value-type="date">
            <text:p>12/30/99 06:07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&lt;0.000001;[.G1062]+2+1/[.$H$2];[.G1062]+1/[.$H$2])" office:value-type="float" office:value="17.6666666666669" calcext:value-type="float">
            <text:p>17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4]))" office:value-type="date" office:date-value="2019-10-24T18:43:25.788506" calcext:value-type="date">
            <text:p>2019-10-24 18:43:26</text:p>
          </table:table-cell>
          <table:table-cell table:style-name="ce7" table:formula="of:=[.A1064]" office:value-type="date" office:date-value="2019-10-24T18:43:25.788506" calcext:value-type="date">
            <text:p>2019-10-24 18:43:26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8:43:25.78850575257" calcext:value-type="date">
            <text:p>12/30/99 06:43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&lt;0.000001;[.G1063]+2+1/[.$H$2];[.G1063]+1/[.$H$2])" office:value-type="float" office:value="17.6833333333336" calcext:value-type="float">
            <text:p>17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5]))" office:value-type="date" office:date-value="2019-10-24T18:03:22.505186" calcext:value-type="date">
            <text:p>2019-10-24 18:03:23</text:p>
          </table:table-cell>
          <table:table-cell table:style-name="ce7" table:formula="of:=[.A1065]" office:value-type="date" office:date-value="2019-10-24T18:03:22.505186" calcext:value-type="date">
            <text:p>2019-10-24 18:03:23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8:03:22.50518617686" calcext:value-type="date">
            <text:p>12/30/99 06:03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&lt;0.000001;[.G1064]+2+1/[.$H$2];[.G1064]+1/[.$H$2])" office:value-type="float" office:value="17.7000000000003" calcext:value-type="float">
            <text:p>17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6]))" office:value-type="date" office:date-value="2019-10-24T17:55:16.198901" calcext:value-type="date">
            <text:p>2019-10-24 17:55:16</text:p>
          </table:table-cell>
          <table:table-cell table:style-name="ce7" table:formula="of:=[.A1066]" office:value-type="date" office:date-value="2019-10-24T17:55:16.198901" calcext:value-type="date">
            <text:p>2019-10-24 17:55:16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7:55:16.19890092406" calcext:value-type="date">
            <text:p>12/30/99 05:55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&lt;0.000001;[.G1065]+2+1/[.$H$2];[.G1065]+1/[.$H$2])" office:value-type="float" office:value="17.7166666666669" calcext:value-type="float">
            <text:p>17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7]))" office:value-type="date" office:date-value="2019-10-24T17:45:56.222853" calcext:value-type="date">
            <text:p>2019-10-24 17:45:56</text:p>
          </table:table-cell>
          <table:table-cell table:style-name="ce7" table:formula="of:=[.A1067]" office:value-type="date" office:date-value="2019-10-24T17:45:56.222853" calcext:value-type="date">
            <text:p>2019-10-24 17:45:56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7:45:56.22285269201" calcext:value-type="date">
            <text:p>12/30/99 05:45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&lt;0.000001;[.G1066]+2+1/[.$H$2];[.G1066]+1/[.$H$2])" office:value-type="float" office:value="17.7333333333336" calcext:value-type="float">
            <text:p>17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8]))" office:value-type="date" office:date-value="2019-10-24T18:20:22.244469" calcext:value-type="date">
            <text:p>2019-10-24 18:20:22</text:p>
          </table:table-cell>
          <table:table-cell table:style-name="ce7" table:formula="of:=[.A1068]" office:value-type="date" office:date-value="2019-10-24T18:20:22.244469" calcext:value-type="date">
            <text:p>2019-10-24 18:20:22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8:20:22.24446872715" calcext:value-type="date">
            <text:p>12/30/99 06:20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&lt;0.000001;[.G1067]+2+1/[.$H$2];[.G1067]+1/[.$H$2])" office:value-type="float" office:value="17.7500000000003" calcext:value-type="float">
            <text:p>17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9]))" office:value-type="date" office:date-value="2019-10-24T17:50:11.536493" calcext:value-type="date">
            <text:p>2019-10-24 17:50:12</text:p>
          </table:table-cell>
          <table:table-cell table:style-name="ce7" table:formula="of:=[.A1069]" office:value-type="date" office:date-value="2019-10-24T17:50:11.536493" calcext:value-type="date">
            <text:p>2019-10-24 17:50:12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7:50:11.5364931291" calcext:value-type="date">
            <text:p>12/30/99 05:50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&lt;0.000001;[.G1068]+2+1/[.$H$2];[.G1068]+1/[.$H$2])" office:value-type="float" office:value="17.7666666666669" calcext:value-type="float">
            <text:p>17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0]))" office:value-type="date" office:date-value="2019-10-24T17:58:48.060599" calcext:value-type="date">
            <text:p>2019-10-24 17:58:48</text:p>
          </table:table-cell>
          <table:table-cell table:style-name="ce7" table:formula="of:=[.A1070]" office:value-type="date" office:date-value="2019-10-24T17:58:48.060599" calcext:value-type="date">
            <text:p>2019-10-24 17:58:48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7:58:48.06059878785" calcext:value-type="date">
            <text:p>12/30/99 05:58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&lt;0.000001;[.G1069]+2+1/[.$H$2];[.G1069]+1/[.$H$2])" office:value-type="float" office:value="17.7833333333336" calcext:value-type="float">
            <text:p>17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1]))" office:value-type="date" office:date-value="2019-10-24T17:49:37.751995" calcext:value-type="date">
            <text:p>2019-10-24 17:49:38</text:p>
          </table:table-cell>
          <table:table-cell table:style-name="ce7" table:formula="of:=[.A1071]" office:value-type="date" office:date-value="2019-10-24T17:49:37.751995" calcext:value-type="date">
            <text:p>2019-10-24 17:49:38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7:49:37.7519952273" calcext:value-type="date">
            <text:p>12/30/99 05:49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&lt;0.000001;[.G1070]+2+1/[.$H$2];[.G1070]+1/[.$H$2])" office:value-type="float" office:value="17.8000000000003" calcext:value-type="float">
            <text:p>17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2]))" office:value-type="date" office:date-value="2019-10-24T17:27:14.539533" calcext:value-type="date">
            <text:p>2019-10-24 17:27:15</text:p>
          </table:table-cell>
          <table:table-cell table:style-name="ce7" table:formula="of:=[.A1072]" office:value-type="date" office:date-value="2019-10-24T17:27:14.539533" calcext:value-type="date">
            <text:p>2019-10-24 17:27:15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7:27:14.53953322023" calcext:value-type="date">
            <text:p>12/30/99 05:27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&lt;0.000001;[.G1071]+2+1/[.$H$2];[.G1071]+1/[.$H$2])" office:value-type="float" office:value="17.8166666666669" calcext:value-type="float">
            <text:p>17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3]))" office:value-type="date" office:date-value="2019-10-24T18:05:12.656303" calcext:value-type="date">
            <text:p>2019-10-24 18:05:13</text:p>
          </table:table-cell>
          <table:table-cell table:style-name="ce7" table:formula="of:=[.A1073]" office:value-type="date" office:date-value="2019-10-24T18:05:12.656303" calcext:value-type="date">
            <text:p>2019-10-24 18:05:13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8:05:12.65630302951" calcext:value-type="date">
            <text:p>12/30/99 06:05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&lt;0.000001;[.G1072]+2+1/[.$H$2];[.G1072]+1/[.$H$2])" office:value-type="float" office:value="17.8333333333336" calcext:value-type="float">
            <text:p>17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4]))" office:value-type="date" office:date-value="2019-10-24T18:15:50.026094" calcext:value-type="date">
            <text:p>2019-10-24 18:15:50</text:p>
          </table:table-cell>
          <table:table-cell table:style-name="ce7" table:formula="of:=[.A1074]" office:value-type="date" office:date-value="2019-10-24T18:15:50.026094" calcext:value-type="date">
            <text:p>2019-10-24 18:15:50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8:15:50.02609449439" calcext:value-type="date">
            <text:p>12/30/99 06:15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&lt;0.000001;[.G1073]+2+1/[.$H$2];[.G1073]+1/[.$H$2])" office:value-type="float" office:value="17.8500000000003" calcext:value-type="float">
            <text:p>17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5]))" office:value-type="date" office:date-value="2019-10-24T17:52:09.436524" calcext:value-type="date">
            <text:p>2019-10-24 17:52:09</text:p>
          </table:table-cell>
          <table:table-cell table:style-name="ce7" table:formula="of:=[.A1075]" office:value-type="date" office:date-value="2019-10-24T17:52:09.436524" calcext:value-type="date">
            <text:p>2019-10-24 17:52:09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7:52:09.43652376998" calcext:value-type="date">
            <text:p>12/30/99 05:52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&lt;0.000001;[.G1074]+2+1/[.$H$2];[.G1074]+1/[.$H$2])" office:value-type="float" office:value="17.8666666666669" calcext:value-type="float">
            <text:p>17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6]))" office:value-type="date" office:date-value="2019-10-24T18:16:24.607924" calcext:value-type="date">
            <text:p>2019-10-24 18:16:25</text:p>
          </table:table-cell>
          <table:table-cell table:style-name="ce7" table:formula="of:=[.A1076]" office:value-type="date" office:date-value="2019-10-24T18:16:24.607924" calcext:value-type="date">
            <text:p>2019-10-24 18:16:25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8:16:24.60792386904" calcext:value-type="date">
            <text:p>12/30/99 06:16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&lt;0.000001;[.G1075]+2+1/[.$H$2];[.G1075]+1/[.$H$2])" office:value-type="float" office:value="17.8833333333336" calcext:value-type="float">
            <text:p>17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7]))" office:value-type="date" office:date-value="2019-10-24T18:04:23.297088" calcext:value-type="date">
            <text:p>2019-10-24 18:04:23</text:p>
          </table:table-cell>
          <table:table-cell table:style-name="ce7" table:formula="of:=[.A1077]" office:value-type="date" office:date-value="2019-10-24T18:04:23.297088" calcext:value-type="date">
            <text:p>2019-10-24 18:04:23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8:04:23.29708762933" calcext:value-type="date">
            <text:p>12/30/99 06:04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&lt;0.000001;[.G1076]+2+1/[.$H$2];[.G1076]+1/[.$H$2])" office:value-type="float" office:value="17.9000000000003" calcext:value-type="float">
            <text:p>17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8]))" office:value-type="date" office:date-value="2019-10-24T18:02:11.310087" calcext:value-type="date">
            <text:p>2019-10-24 18:02:11</text:p>
          </table:table-cell>
          <table:table-cell table:style-name="ce7" table:formula="of:=[.A1078]" office:value-type="date" office:date-value="2019-10-24T18:02:11.310087" calcext:value-type="date">
            <text:p>2019-10-24 18:02:11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8:02:11.31008727942" calcext:value-type="date">
            <text:p>12/30/99 06:02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&lt;0.000001;[.G1077]+2+1/[.$H$2];[.G1077]+1/[.$H$2])" office:value-type="float" office:value="17.9166666666669" calcext:value-type="float">
            <text:p>17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9]))" office:value-type="date" office:date-value="2019-10-24T17:54:35.067756" calcext:value-type="date">
            <text:p>2019-10-24 17:54:35</text:p>
          </table:table-cell>
          <table:table-cell table:style-name="ce7" table:formula="of:=[.A1079]" office:value-type="date" office:date-value="2019-10-24T17:54:35.067756" calcext:value-type="date">
            <text:p>2019-10-24 17:54:35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7:54:35.06775583606" calcext:value-type="date">
            <text:p>12/30/99 05:54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&lt;0.000001;[.G1078]+2+1/[.$H$2];[.G1078]+1/[.$H$2])" office:value-type="float" office:value="17.9333333333336" calcext:value-type="float">
            <text:p>17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0]))" office:value-type="date" office:date-value="2019-10-24T17:57:19.817408" calcext:value-type="date">
            <text:p>2019-10-24 17:57:20</text:p>
          </table:table-cell>
          <table:table-cell table:style-name="ce7" table:formula="of:=[.A1080]" office:value-type="date" office:date-value="2019-10-24T17:57:19.817408" calcext:value-type="date">
            <text:p>2019-10-24 17:57:20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7:57:19.81740789022" calcext:value-type="date">
            <text:p>12/30/99 05:57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&lt;0.000001;[.G1079]+2+1/[.$H$2];[.G1079]+1/[.$H$2])" office:value-type="float" office:value="17.9500000000003" calcext:value-type="float">
            <text:p>17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1]))" office:value-type="date" office:date-value="2019-10-24T18:13:41.876066" calcext:value-type="date">
            <text:p>2019-10-24 18:13:42</text:p>
          </table:table-cell>
          <table:table-cell table:style-name="ce7" table:formula="of:=[.A1081]" office:value-type="date" office:date-value="2019-10-24T18:13:41.876066" calcext:value-type="date">
            <text:p>2019-10-24 18:13:42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8:13:41.8760660151" calcext:value-type="date">
            <text:p>12/30/99 06:13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&lt;0.000001;[.G1080]+2+1/[.$H$2];[.G1080]+1/[.$H$2])" office:value-type="float" office:value="17.9666666666669" calcext:value-type="float">
            <text:p>17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2]))" office:value-type="date" office:date-value="2019-10-24T17:49:38.180984" calcext:value-type="date">
            <text:p>2019-10-24 17:49:38</text:p>
          </table:table-cell>
          <table:table-cell table:style-name="ce7" table:formula="of:=[.A1082]" office:value-type="date" office:date-value="2019-10-24T17:49:38.180984" calcext:value-type="date">
            <text:p>2019-10-24 17:49:38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7:49:38.18098417483" calcext:value-type="date">
            <text:p>12/30/99 05:49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&lt;0.000001;[.G1081]+2+1/[.$H$2];[.G1081]+1/[.$H$2])" office:value-type="float" office:value="17.9833333333336" calcext:value-type="float">
            <text:p>17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3]))" office:value-type="date" office:date-value="2019-10-25T18:07:19.622735" calcext:value-type="date">
            <text:p>2019-10-25 18:07:20</text:p>
          </table:table-cell>
          <table:table-cell table:style-name="ce7" table:formula="of:=[.A1083]" office:value-type="date" office:date-value="2019-10-25T18:07:19.622735" calcext:value-type="date">
            <text:p>2019-10-25 18:07:20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8:07:19.62273490615" calcext:value-type="date">
            <text:p>12/30/99 06:07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&lt;0.000001;[.G1082]+2+1/[.$H$2];[.G1082]+1/[.$H$2])" office:value-type="float" office:value="18.0000000000003" calcext:value-type="float">
            <text:p>18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4]))" office:value-type="date" office:date-value="2019-10-25T18:31:51.844675" calcext:value-type="date">
            <text:p>2019-10-25 18:31:52</text:p>
          </table:table-cell>
          <table:table-cell table:style-name="ce7" table:formula="of:=[.A1084]" office:value-type="date" office:date-value="2019-10-25T18:31:51.844675" calcext:value-type="date">
            <text:p>2019-10-25 18:31:52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8:31:51.84467494022" calcext:value-type="date">
            <text:p>12/30/99 06:31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&lt;0.000001;[.G1083]+2+1/[.$H$2];[.G1083]+1/[.$H$2])" office:value-type="float" office:value="18.0166666666669" calcext:value-type="float">
            <text:p>18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5]))" office:value-type="date" office:date-value="2019-10-25T17:52:37.988277" calcext:value-type="date">
            <text:p>2019-10-25 17:52:38</text:p>
          </table:table-cell>
          <table:table-cell table:style-name="ce7" table:formula="of:=[.A1085]" office:value-type="date" office:date-value="2019-10-25T17:52:37.988277" calcext:value-type="date">
            <text:p>2019-10-25 17:52:38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7:52:37.98827747349" calcext:value-type="date">
            <text:p>12/30/99 05:52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&lt;0.000001;[.G1084]+2+1/[.$H$2];[.G1084]+1/[.$H$2])" office:value-type="float" office:value="18.0333333333336" calcext:value-type="float">
            <text:p>18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6]))" office:value-type="date" office:date-value="2019-10-25T17:35:38.6884" calcext:value-type="date">
            <text:p>2019-10-25 17:35:39</text:p>
          </table:table-cell>
          <table:table-cell table:style-name="ce7" table:formula="of:=[.A1086]" office:value-type="date" office:date-value="2019-10-25T17:35:38.6884" calcext:value-type="date">
            <text:p>2019-10-25 17:35:39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7:35:38.6884004809" calcext:value-type="date">
            <text:p>12/30/99 05:35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&lt;0.000001;[.G1085]+2+1/[.$H$2];[.G1085]+1/[.$H$2])" office:value-type="float" office:value="18.0500000000003" calcext:value-type="float">
            <text:p>18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7]))" office:value-type="date" office:date-value="2019-10-25T18:04:32.859829" calcext:value-type="date">
            <text:p>2019-10-25 18:04:33</text:p>
          </table:table-cell>
          <table:table-cell table:style-name="ce7" table:formula="of:=[.A1087]" office:value-type="date" office:date-value="2019-10-25T18:04:32.859829" calcext:value-type="date">
            <text:p>2019-10-25 18:04:33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8:04:32.85982870962" calcext:value-type="date">
            <text:p>12/30/99 06:04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&lt;0.000001;[.G1086]+2+1/[.$H$2];[.G1086]+1/[.$H$2])" office:value-type="float" office:value="18.0666666666669" calcext:value-type="float">
            <text:p>18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8]))" office:value-type="date" office:date-value="2019-10-25T17:46:15.425153" calcext:value-type="date">
            <text:p>2019-10-25 17:46:15</text:p>
          </table:table-cell>
          <table:table-cell table:style-name="ce7" table:formula="of:=[.A1088]" office:value-type="date" office:date-value="2019-10-25T17:46:15.425153" calcext:value-type="date">
            <text:p>2019-10-25 17:46:15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7:46:15.42515310925" calcext:value-type="date">
            <text:p>12/30/99 05:46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&lt;0.000001;[.G1087]+2+1/[.$H$2];[.G1087]+1/[.$H$2])" office:value-type="float" office:value="18.0833333333336" calcext:value-type="float">
            <text:p>18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9]))" office:value-type="date" office:date-value="2019-10-25T17:35:42.962725" calcext:value-type="date">
            <text:p>2019-10-25 17:35:43</text:p>
          </table:table-cell>
          <table:table-cell table:style-name="ce7" table:formula="of:=[.A1089]" office:value-type="date" office:date-value="2019-10-25T17:35:42.962725" calcext:value-type="date">
            <text:p>2019-10-25 17:35:43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7:35:42.96272539068" calcext:value-type="date">
            <text:p>12/30/99 05:35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&lt;0.000001;[.G1088]+2+1/[.$H$2];[.G1088]+1/[.$H$2])" office:value-type="float" office:value="18.1000000000003" calcext:value-type="float">
            <text:p>18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0]))" office:value-type="date" office:date-value="2019-10-25T17:46:26.10582" calcext:value-type="date">
            <text:p>2019-10-25 17:46:26</text:p>
          </table:table-cell>
          <table:table-cell table:style-name="ce7" table:formula="of:=[.A1090]" office:value-type="date" office:date-value="2019-10-25T17:46:26.10582" calcext:value-type="date">
            <text:p>2019-10-25 17:46:26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7:46:26.10582025722" calcext:value-type="date">
            <text:p>12/30/99 05:46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&lt;0.000001;[.G1089]+2+1/[.$H$2];[.G1089]+1/[.$H$2])" office:value-type="float" office:value="18.1166666666669" calcext:value-type="float">
            <text:p>18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1]))" office:value-type="date" office:date-value="2019-10-25T17:54:42.754063" calcext:value-type="date">
            <text:p>2019-10-25 17:54:43</text:p>
          </table:table-cell>
          <table:table-cell table:style-name="ce7" table:formula="of:=[.A1091]" office:value-type="date" office:date-value="2019-10-25T17:54:42.754063" calcext:value-type="date">
            <text:p>2019-10-25 17:54:43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7:54:42.75406309403" calcext:value-type="date">
            <text:p>12/30/99 05:54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&lt;0.000001;[.G1090]+2+1/[.$H$2];[.G1090]+1/[.$H$2])" office:value-type="float" office:value="18.1333333333336" calcext:value-type="float">
            <text:p>18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2]))" office:value-type="date" office:date-value="2019-10-25T18:23:22.86929" calcext:value-type="date">
            <text:p>2019-10-25 18:23:23</text:p>
          </table:table-cell>
          <table:table-cell table:style-name="ce7" table:formula="of:=[.A1092]" office:value-type="date" office:date-value="2019-10-25T18:23:22.86929" calcext:value-type="date">
            <text:p>2019-10-25 18:23:23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8:23:22.8692899039" calcext:value-type="date">
            <text:p>12/30/99 06:23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&lt;0.000001;[.G1091]+2+1/[.$H$2];[.G1091]+1/[.$H$2])" office:value-type="float" office:value="18.1500000000003" calcext:value-type="float">
            <text:p>18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3]))" office:value-type="date" office:date-value="2019-10-25T17:59:13.453393" calcext:value-type="date">
            <text:p>2019-10-25 17:59:13</text:p>
          </table:table-cell>
          <table:table-cell table:style-name="ce7" table:formula="of:=[.A1093]" office:value-type="date" office:date-value="2019-10-25T17:59:13.453393" calcext:value-type="date">
            <text:p>2019-10-25 17:59:13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7:59:13.45339318737" calcext:value-type="date">
            <text:p>12/30/99 05:59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&lt;0.000001;[.G1092]+2+1/[.$H$2];[.G1092]+1/[.$H$2])" office:value-type="float" office:value="18.1666666666669" calcext:value-type="float">
            <text:p>18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4]))" office:value-type="date" office:date-value="2019-10-25T17:57:28.529823" calcext:value-type="date">
            <text:p>2019-10-25 17:57:29</text:p>
          </table:table-cell>
          <table:table-cell table:style-name="ce7" table:formula="of:=[.A1094]" office:value-type="date" office:date-value="2019-10-25T17:57:28.529823" calcext:value-type="date">
            <text:p>2019-10-25 17:57:29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7:57:28.52982291486" calcext:value-type="date">
            <text:p>12/30/99 05:57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&lt;0.000001;[.G1093]+2+1/[.$H$2];[.G1093]+1/[.$H$2])" office:value-type="float" office:value="18.1833333333336" calcext:value-type="float">
            <text:p>18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5]))" office:value-type="date" office:date-value="2019-10-25T17:43:47.907025" calcext:value-type="date">
            <text:p>2019-10-25 17:43:48</text:p>
          </table:table-cell>
          <table:table-cell table:style-name="ce7" table:formula="of:=[.A1095]" office:value-type="date" office:date-value="2019-10-25T17:43:47.907025" calcext:value-type="date">
            <text:p>2019-10-25 17:43:48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7:43:47.9070253484" calcext:value-type="date">
            <text:p>12/30/99 05:43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&lt;0.000001;[.G1094]+2+1/[.$H$2];[.G1094]+1/[.$H$2])" office:value-type="float" office:value="18.2000000000002" calcext:value-type="float">
            <text:p>18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6]))" office:value-type="date" office:date-value="2019-10-25T18:03:05.932567" calcext:value-type="date">
            <text:p>2019-10-25 18:03:06</text:p>
          </table:table-cell>
          <table:table-cell table:style-name="ce7" table:formula="of:=[.A1096]" office:value-type="date" office:date-value="2019-10-25T18:03:05.932567" calcext:value-type="date">
            <text:p>2019-10-25 18:03:06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8:03:05.93256685417" calcext:value-type="date">
            <text:p>12/30/99 06:03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&lt;0.000001;[.G1095]+2+1/[.$H$2];[.G1095]+1/[.$H$2])" office:value-type="float" office:value="18.2166666666669" calcext:value-type="float">
            <text:p>18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7]))" office:value-type="date" office:date-value="2019-10-25T17:38:29.287419" calcext:value-type="date">
            <text:p>2019-10-25 17:38:29</text:p>
          </table:table-cell>
          <table:table-cell table:style-name="ce7" table:formula="of:=[.A1097]" office:value-type="date" office:date-value="2019-10-25T17:38:29.287419" calcext:value-type="date">
            <text:p>2019-10-25 17:38:29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7:38:29.28741856478" calcext:value-type="date">
            <text:p>12/30/99 05:38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&lt;0.000001;[.G1096]+2+1/[.$H$2];[.G1096]+1/[.$H$2])" office:value-type="float" office:value="18.2333333333336" calcext:value-type="float">
            <text:p>18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8]))" office:value-type="date" office:date-value="2019-10-25T17:43:50.512239" calcext:value-type="date">
            <text:p>2019-10-25 17:43:51</text:p>
          </table:table-cell>
          <table:table-cell table:style-name="ce7" table:formula="of:=[.A1098]" office:value-type="date" office:date-value="2019-10-25T17:43:50.512239" calcext:value-type="date">
            <text:p>2019-10-25 17:43:51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7:43:50.51223903894" calcext:value-type="date">
            <text:p>12/30/99 05:43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&lt;0.000001;[.G1097]+2+1/[.$H$2];[.G1097]+1/[.$H$2])" office:value-type="float" office:value="18.2500000000002" calcext:value-type="float">
            <text:p>18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9]))" office:value-type="date" office:date-value="2019-10-25T18:06:25.534881" calcext:value-type="date">
            <text:p>2019-10-25 18:06:26</text:p>
          </table:table-cell>
          <table:table-cell table:style-name="ce7" table:formula="of:=[.A1099]" office:value-type="date" office:date-value="2019-10-25T18:06:25.534881" calcext:value-type="date">
            <text:p>2019-10-25 18:06:26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8:06:25.53488077596" calcext:value-type="date">
            <text:p>12/30/99 06:06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&lt;0.000001;[.G1098]+2+1/[.$H$2];[.G1098]+1/[.$H$2])" office:value-type="float" office:value="18.2666666666669" calcext:value-type="float">
            <text:p>18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0]))" office:value-type="date" office:date-value="2019-10-25T17:53:19.699541" calcext:value-type="date">
            <text:p>2019-10-25 17:53:20</text:p>
          </table:table-cell>
          <table:table-cell table:style-name="ce7" table:formula="of:=[.A1100]" office:value-type="date" office:date-value="2019-10-25T17:53:19.699541" calcext:value-type="date">
            <text:p>2019-10-25 17:53:20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7:53:19.69954099506" calcext:value-type="date">
            <text:p>12/30/99 05:53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&lt;0.000001;[.G1099]+2+1/[.$H$2];[.G1099]+1/[.$H$2])" office:value-type="float" office:value="18.2833333333336" calcext:value-type="float">
            <text:p>18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1]))" office:value-type="date" office:date-value="2019-10-25T17:39:25.267648" calcext:value-type="date">
            <text:p>2019-10-25 17:39:25</text:p>
          </table:table-cell>
          <table:table-cell table:style-name="ce7" table:formula="of:=[.A1101]" office:value-type="date" office:date-value="2019-10-25T17:39:25.267648" calcext:value-type="date">
            <text:p>2019-10-25 17:39:25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7:39:25.26764763985" calcext:value-type="date">
            <text:p>12/30/99 05:39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&lt;0.000001;[.G1100]+2+1/[.$H$2];[.G1100]+1/[.$H$2])" office:value-type="float" office:value="18.3000000000002" calcext:value-type="float">
            <text:p>18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2]))" office:value-type="date" office:date-value="2019-10-25T17:58:49.801948" calcext:value-type="date">
            <text:p>2019-10-25 17:58:50</text:p>
          </table:table-cell>
          <table:table-cell table:style-name="ce7" table:formula="of:=[.A1102]" office:value-type="date" office:date-value="2019-10-25T17:58:49.801948" calcext:value-type="date">
            <text:p>2019-10-25 17:58:50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7:58:49.80194797274" calcext:value-type="date">
            <text:p>12/30/99 05:58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&lt;0.000001;[.G1101]+2+1/[.$H$2];[.G1101]+1/[.$H$2])" office:value-type="float" office:value="18.3166666666669" calcext:value-type="float">
            <text:p>18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3]))" office:value-type="date" office:date-value="2019-10-25T18:07:57.973044" calcext:value-type="date">
            <text:p>2019-10-25 18:07:58</text:p>
          </table:table-cell>
          <table:table-cell table:style-name="ce7" table:formula="of:=[.A1103]" office:value-type="date" office:date-value="2019-10-25T18:07:57.973044" calcext:value-type="date">
            <text:p>2019-10-25 18:07:58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8:07:57.97304426786" calcext:value-type="date">
            <text:p>12/30/99 06:07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&lt;0.000001;[.G1102]+2+1/[.$H$2];[.G1102]+1/[.$H$2])" office:value-type="float" office:value="18.3333333333336" calcext:value-type="float">
            <text:p>18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4]))" office:value-type="date" office:date-value="2019-10-25T18:08:39.573017" calcext:value-type="date">
            <text:p>2019-10-25 18:08:40</text:p>
          </table:table-cell>
          <table:table-cell table:style-name="ce7" table:formula="of:=[.A1104]" office:value-type="date" office:date-value="2019-10-25T18:08:39.573017" calcext:value-type="date">
            <text:p>2019-10-25 18:08:40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8:08:39.57301665097" calcext:value-type="date">
            <text:p>12/30/99 06:08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&lt;0.000001;[.G1103]+2+1/[.$H$2];[.G1103]+1/[.$H$2])" office:value-type="float" office:value="18.3500000000002" calcext:value-type="float">
            <text:p>18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5]))" office:value-type="date" office:date-value="2019-10-25T18:04:23.774872" calcext:value-type="date">
            <text:p>2019-10-25 18:04:24</text:p>
          </table:table-cell>
          <table:table-cell table:style-name="ce7" table:formula="of:=[.A1105]" office:value-type="date" office:date-value="2019-10-25T18:04:23.774872" calcext:value-type="date">
            <text:p>2019-10-25 18:04:24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8:04:23.77487245481" calcext:value-type="date">
            <text:p>12/30/99 06:04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&lt;0.000001;[.G1104]+2+1/[.$H$2];[.G1104]+1/[.$H$2])" office:value-type="float" office:value="18.3666666666669" calcext:value-type="float">
            <text:p>18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6]))" office:value-type="date" office:date-value="2019-10-25T17:35:20.278677" calcext:value-type="date">
            <text:p>2019-10-25 17:35:20</text:p>
          </table:table-cell>
          <table:table-cell table:style-name="ce7" table:formula="of:=[.A1106]" office:value-type="date" office:date-value="2019-10-25T17:35:20.278677" calcext:value-type="date">
            <text:p>2019-10-25 17:35:20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7:35:20.27867711149" calcext:value-type="date">
            <text:p>12/30/99 05:35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&lt;0.000001;[.G1105]+2+1/[.$H$2];[.G1105]+1/[.$H$2])" office:value-type="float" office:value="18.3833333333336" calcext:value-type="float">
            <text:p>18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7]))" office:value-type="date" office:date-value="2019-10-25T18:04:50.376436" calcext:value-type="date">
            <text:p>2019-10-25 18:04:50</text:p>
          </table:table-cell>
          <table:table-cell table:style-name="ce7" table:formula="of:=[.A1107]" office:value-type="date" office:date-value="2019-10-25T18:04:50.376436" calcext:value-type="date">
            <text:p>2019-10-25 18:04:50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8:04:50.37643619813" calcext:value-type="date">
            <text:p>12/30/99 06:04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&lt;0.000001;[.G1106]+2+1/[.$H$2];[.G1106]+1/[.$H$2])" office:value-type="float" office:value="18.4000000000002" calcext:value-type="float">
            <text:p>18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8]))" office:value-type="date" office:date-value="2019-10-25T18:01:58.612014" calcext:value-type="date">
            <text:p>2019-10-25 18:01:59</text:p>
          </table:table-cell>
          <table:table-cell table:style-name="ce7" table:formula="of:=[.A1108]" office:value-type="date" office:date-value="2019-10-25T18:01:58.612014" calcext:value-type="date">
            <text:p>2019-10-25 18:01:59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8:01:58.61201443244" calcext:value-type="date">
            <text:p>12/30/99 06:01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&lt;0.000001;[.G1107]+2+1/[.$H$2];[.G1107]+1/[.$H$2])" office:value-type="float" office:value="18.4166666666669" calcext:value-type="float">
            <text:p>18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9]))" office:value-type="date" office:date-value="2019-10-25T18:11:23.552755" calcext:value-type="date">
            <text:p>2019-10-25 18:11:24</text:p>
          </table:table-cell>
          <table:table-cell table:style-name="ce7" table:formula="of:=[.A1109]" office:value-type="date" office:date-value="2019-10-25T18:11:23.552755" calcext:value-type="date">
            <text:p>2019-10-25 18:11:24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8:11:23.55275548529" calcext:value-type="date">
            <text:p>12/30/99 06:11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&lt;0.000001;[.G1108]+2+1/[.$H$2];[.G1108]+1/[.$H$2])" office:value-type="float" office:value="18.4333333333336" calcext:value-type="float">
            <text:p>18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0]))" office:value-type="date" office:date-value="2019-10-25T18:15:20.24256" calcext:value-type="date">
            <text:p>2019-10-25 18:15:20</text:p>
          </table:table-cell>
          <table:table-cell table:style-name="ce7" table:formula="of:=[.A1110]" office:value-type="date" office:date-value="2019-10-25T18:15:20.24256" calcext:value-type="date">
            <text:p>2019-10-25 18:15:20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8:15:20.24255997967" calcext:value-type="date">
            <text:p>12/30/99 06:15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&lt;0.000001;[.G1109]+2+1/[.$H$2];[.G1109]+1/[.$H$2])" office:value-type="float" office:value="18.4500000000002" calcext:value-type="float">
            <text:p>18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1]))" office:value-type="date" office:date-value="2019-10-25T18:18:54.23031" calcext:value-type="date">
            <text:p>2019-10-25 18:18:54</text:p>
          </table:table-cell>
          <table:table-cell table:style-name="ce7" table:formula="of:=[.A1111]" office:value-type="date" office:date-value="2019-10-25T18:18:54.23031" calcext:value-type="date">
            <text:p>2019-10-25 18:18:54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8:18:54.23030998092" calcext:value-type="date">
            <text:p>12/30/99 06:18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&lt;0.000001;[.G1110]+2+1/[.$H$2];[.G1110]+1/[.$H$2])" office:value-type="float" office:value="18.4666666666669" calcext:value-type="float">
            <text:p>18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2]))" office:value-type="date" office:date-value="2019-10-25T17:52:45.026087" calcext:value-type="date">
            <text:p>2019-10-25 17:52:45</text:p>
          </table:table-cell>
          <table:table-cell table:style-name="ce7" table:formula="of:=[.A1112]" office:value-type="date" office:date-value="2019-10-25T17:52:45.026087" calcext:value-type="date">
            <text:p>2019-10-25 17:52:45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7:52:45.02608694136" calcext:value-type="date">
            <text:p>12/30/99 05:52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&lt;0.000001;[.G1111]+2+1/[.$H$2];[.G1111]+1/[.$H$2])" office:value-type="float" office:value="18.4833333333336" calcext:value-type="float">
            <text:p>18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3]))" office:value-type="date" office:date-value="2019-10-25T17:45:23.525095" calcext:value-type="date">
            <text:p>2019-10-25 17:45:24</text:p>
          </table:table-cell>
          <table:table-cell table:style-name="ce7" table:formula="of:=[.A1113]" office:value-type="date" office:date-value="2019-10-25T17:45:23.525095" calcext:value-type="date">
            <text:p>2019-10-25 17:45:24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7:45:23.5250945203" calcext:value-type="date">
            <text:p>12/30/99 05:45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&lt;0.000001;[.G1112]+2+1/[.$H$2];[.G1112]+1/[.$H$2])" office:value-type="float" office:value="18.5000000000002" calcext:value-type="float">
            <text:p>18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4]))" office:value-type="date" office:date-value="2019-10-25T18:05:02.053038" calcext:value-type="date">
            <text:p>2019-10-25 18:05:02</text:p>
          </table:table-cell>
          <table:table-cell table:style-name="ce7" table:formula="of:=[.A1114]" office:value-type="date" office:date-value="2019-10-25T18:05:02.053038" calcext:value-type="date">
            <text:p>2019-10-25 18:05:02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8:05:02.05303751864" calcext:value-type="date">
            <text:p>12/30/99 06:05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&lt;0.000001;[.G1113]+2+1/[.$H$2];[.G1113]+1/[.$H$2])" office:value-type="float" office:value="18.5166666666669" calcext:value-type="float">
            <text:p>18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5]))" office:value-type="date" office:date-value="2019-10-25T17:51:50.054175" calcext:value-type="date">
            <text:p>2019-10-25 17:51:50</text:p>
          </table:table-cell>
          <table:table-cell table:style-name="ce7" table:formula="of:=[.A1115]" office:value-type="date" office:date-value="2019-10-25T17:51:50.054175" calcext:value-type="date">
            <text:p>2019-10-25 17:51:50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7:51:50.05417504348" calcext:value-type="date">
            <text:p>12/30/99 05:51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&lt;0.000001;[.G1114]+2+1/[.$H$2];[.G1114]+1/[.$H$2])" office:value-type="float" office:value="18.5333333333336" calcext:value-type="float">
            <text:p>18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6]))" office:value-type="date" office:date-value="2019-10-25T17:42:19.505047" calcext:value-type="date">
            <text:p>2019-10-25 17:42:20</text:p>
          </table:table-cell>
          <table:table-cell table:style-name="ce7" table:formula="of:=[.A1116]" office:value-type="date" office:date-value="2019-10-25T17:42:19.505047" calcext:value-type="date">
            <text:p>2019-10-25 17:42:20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7:42:19.50504746754" calcext:value-type="date">
            <text:p>12/30/99 05:42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&lt;0.000001;[.G1115]+2+1/[.$H$2];[.G1115]+1/[.$H$2])" office:value-type="float" office:value="18.5500000000002" calcext:value-type="float">
            <text:p>18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7]))" office:value-type="date" office:date-value="2019-10-25T18:00:35.308939" calcext:value-type="date">
            <text:p>2019-10-25 18:00:35</text:p>
          </table:table-cell>
          <table:table-cell table:style-name="ce7" table:formula="of:=[.A1117]" office:value-type="date" office:date-value="2019-10-25T18:00:35.308939" calcext:value-type="date">
            <text:p>2019-10-25 18:00:35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8:00:35.30893893912" calcext:value-type="date">
            <text:p>12/30/99 06:00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&lt;0.000001;[.G1116]+2+1/[.$H$2];[.G1116]+1/[.$H$2])" office:value-type="float" office:value="18.5666666666669" calcext:value-type="float">
            <text:p>18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8]))" office:value-type="date" office:date-value="2019-10-25T18:26:28.594654" calcext:value-type="date">
            <text:p>2019-10-25 18:26:29</text:p>
          </table:table-cell>
          <table:table-cell table:style-name="ce7" table:formula="of:=[.A1118]" office:value-type="date" office:date-value="2019-10-25T18:26:28.594654" calcext:value-type="date">
            <text:p>2019-10-25 18:26:29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8:26:28.5946535971" calcext:value-type="date">
            <text:p>12/30/99 06:26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&lt;0.000001;[.G1117]+2+1/[.$H$2];[.G1117]+1/[.$H$2])" office:value-type="float" office:value="18.5833333333336" calcext:value-type="float">
            <text:p>18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9]))" office:value-type="date" office:date-value="2019-10-25T18:08:13.728485" calcext:value-type="date">
            <text:p>2019-10-25 18:08:14</text:p>
          </table:table-cell>
          <table:table-cell table:style-name="ce7" table:formula="of:=[.A1119]" office:value-type="date" office:date-value="2019-10-25T18:08:13.728485" calcext:value-type="date">
            <text:p>2019-10-25 18:08:14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8:08:13.72848523781" calcext:value-type="date">
            <text:p>12/30/99 06:08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&lt;0.000001;[.G1118]+2+1/[.$H$2];[.G1118]+1/[.$H$2])" office:value-type="float" office:value="18.6000000000002" calcext:value-type="float">
            <text:p>18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0]))" office:value-type="date" office:date-value="2019-10-25T18:15:21.552186" calcext:value-type="date">
            <text:p>2019-10-25 18:15:22</text:p>
          </table:table-cell>
          <table:table-cell table:style-name="ce7" table:formula="of:=[.A1120]" office:value-type="date" office:date-value="2019-10-25T18:15:21.552186" calcext:value-type="date">
            <text:p>2019-10-25 18:15:22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8:15:21.55218624976" calcext:value-type="date">
            <text:p>12/30/99 06:15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&lt;0.000001;[.G1119]+2+1/[.$H$2];[.G1119]+1/[.$H$2])" office:value-type="float" office:value="18.6166666666669" calcext:value-type="float">
            <text:p>18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1]))" office:value-type="date" office:date-value="2019-10-25T17:39:39.662032" calcext:value-type="date">
            <text:p>2019-10-25 17:39:40</text:p>
          </table:table-cell>
          <table:table-cell table:style-name="ce7" table:formula="of:=[.A1121]" office:value-type="date" office:date-value="2019-10-25T17:39:39.662032" calcext:value-type="date">
            <text:p>2019-10-25 17:39:40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7:39:39.66203244869" calcext:value-type="date">
            <text:p>12/30/99 05:39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&lt;0.000001;[.G1120]+2+1/[.$H$2];[.G1120]+1/[.$H$2])" office:value-type="float" office:value="18.6333333333336" calcext:value-type="float">
            <text:p>18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2]))" office:value-type="date" office:date-value="2019-10-25T18:42:49.063119" calcext:value-type="date">
            <text:p>2019-10-25 18:42:49</text:p>
          </table:table-cell>
          <table:table-cell table:style-name="ce7" table:formula="of:=[.A1122]" office:value-type="date" office:date-value="2019-10-25T18:42:49.063119" calcext:value-type="date">
            <text:p>2019-10-25 18:42:49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8:42:49.06311905477" calcext:value-type="date">
            <text:p>12/30/99 06:42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&lt;0.000001;[.G1121]+2+1/[.$H$2];[.G1121]+1/[.$H$2])" office:value-type="float" office:value="18.6500000000002" calcext:value-type="float">
            <text:p>18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3]))" office:value-type="date" office:date-value="2019-10-25T18:26:29.795866" calcext:value-type="date">
            <text:p>2019-10-25 18:26:30</text:p>
          </table:table-cell>
          <table:table-cell table:style-name="ce7" table:formula="of:=[.A1123]" office:value-type="date" office:date-value="2019-10-25T18:26:29.795866" calcext:value-type="date">
            <text:p>2019-10-25 18:26:30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8:26:29.79586602654" calcext:value-type="date">
            <text:p>12/30/99 06:26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&lt;0.000001;[.G1122]+2+1/[.$H$2];[.G1122]+1/[.$H$2])" office:value-type="float" office:value="18.6666666666669" calcext:value-type="float">
            <text:p>18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4]))" office:value-type="date" office:date-value="2019-10-25T18:01:30.059848" calcext:value-type="date">
            <text:p>2019-10-25 18:01:30</text:p>
          </table:table-cell>
          <table:table-cell table:style-name="ce7" table:formula="of:=[.A1124]" office:value-type="date" office:date-value="2019-10-25T18:01:30.059848" calcext:value-type="date">
            <text:p>2019-10-25 18:01:30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8:01:30.0598483393" calcext:value-type="date">
            <text:p>12/30/99 06:01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&lt;0.000001;[.G1123]+2+1/[.$H$2];[.G1123]+1/[.$H$2])" office:value-type="float" office:value="18.6833333333336" calcext:value-type="float">
            <text:p>18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5]))" office:value-type="date" office:date-value="2019-10-25T17:56:25.648645" calcext:value-type="date">
            <text:p>2019-10-25 17:56:26</text:p>
          </table:table-cell>
          <table:table-cell table:style-name="ce7" table:formula="of:=[.A1125]" office:value-type="date" office:date-value="2019-10-25T17:56:25.648645" calcext:value-type="date">
            <text:p>2019-10-25 17:56:26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7:56:25.6486449251" calcext:value-type="date">
            <text:p>12/30/99 05:56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&lt;0.000001;[.G1124]+2+1/[.$H$2];[.G1124]+1/[.$H$2])" office:value-type="float" office:value="18.7000000000002" calcext:value-type="float">
            <text:p>18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6]))" office:value-type="date" office:date-value="2019-10-25T18:17:42.337367" calcext:value-type="date">
            <text:p>2019-10-25 18:17:42</text:p>
          </table:table-cell>
          <table:table-cell table:style-name="ce7" table:formula="of:=[.A1126]" office:value-type="date" office:date-value="2019-10-25T18:17:42.337367" calcext:value-type="date">
            <text:p>2019-10-25 18:17:42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8:17:42.33736735303" calcext:value-type="date">
            <text:p>12/30/99 06:17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&lt;0.000001;[.G1125]+2+1/[.$H$2];[.G1125]+1/[.$H$2])" office:value-type="float" office:value="18.7166666666669" calcext:value-type="float">
            <text:p>18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7]))" office:value-type="date" office:date-value="2019-10-25T18:01:42.523037" calcext:value-type="date">
            <text:p>2019-10-25 18:01:43</text:p>
          </table:table-cell>
          <table:table-cell table:style-name="ce7" table:formula="of:=[.A1127]" office:value-type="date" office:date-value="2019-10-25T18:01:42.523037" calcext:value-type="date">
            <text:p>2019-10-25 18:01:43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8:01:42.52303699963" calcext:value-type="date">
            <text:p>12/30/99 06:01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&lt;0.000001;[.G1126]+2+1/[.$H$2];[.G1126]+1/[.$H$2])" office:value-type="float" office:value="18.7333333333336" calcext:value-type="float">
            <text:p>18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8]))" office:value-type="date" office:date-value="2019-10-25T17:54:20.621578" calcext:value-type="date">
            <text:p>2019-10-25 17:54:21</text:p>
          </table:table-cell>
          <table:table-cell table:style-name="ce7" table:formula="of:=[.A1128]" office:value-type="date" office:date-value="2019-10-25T17:54:20.621578" calcext:value-type="date">
            <text:p>2019-10-25 17:54:21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7:54:20.62157778069" calcext:value-type="date">
            <text:p>12/30/99 05:54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&lt;0.000001;[.G1127]+2+1/[.$H$2];[.G1127]+1/[.$H$2])" office:value-type="float" office:value="18.7500000000002" calcext:value-type="float">
            <text:p>18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9]))" office:value-type="date" office:date-value="2019-10-25T18:28:45.521703" calcext:value-type="date">
            <text:p>2019-10-25 18:28:46</text:p>
          </table:table-cell>
          <table:table-cell table:style-name="ce7" table:formula="of:=[.A1129]" office:value-type="date" office:date-value="2019-10-25T18:28:45.521703" calcext:value-type="date">
            <text:p>2019-10-25 18:28:46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8:28:45.5217027152" calcext:value-type="date">
            <text:p>12/30/99 06:28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&lt;0.000001;[.G1128]+2+1/[.$H$2];[.G1128]+1/[.$H$2])" office:value-type="float" office:value="18.7666666666669" calcext:value-type="float">
            <text:p>18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0]))" office:value-type="date" office:date-value="2019-10-25T17:47:24.343793" calcext:value-type="date">
            <text:p>2019-10-25 17:47:24</text:p>
          </table:table-cell>
          <table:table-cell table:style-name="ce7" table:formula="of:=[.A1130]" office:value-type="date" office:date-value="2019-10-25T17:47:24.343793" calcext:value-type="date">
            <text:p>2019-10-25 17:47:24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7:47:24.34379332233" calcext:value-type="date">
            <text:p>12/30/99 05:47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&lt;0.000001;[.G1129]+2+1/[.$H$2];[.G1129]+1/[.$H$2])" office:value-type="float" office:value="18.7833333333335" calcext:value-type="float">
            <text:p>18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1]))" office:value-type="date" office:date-value="2019-10-25T17:38:21.079217" calcext:value-type="date">
            <text:p>2019-10-25 17:38:21</text:p>
          </table:table-cell>
          <table:table-cell table:style-name="ce7" table:formula="of:=[.A1131]" office:value-type="date" office:date-value="2019-10-25T17:38:21.079217" calcext:value-type="date">
            <text:p>2019-10-25 17:38:21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7:38:21.07921650633" calcext:value-type="date">
            <text:p>12/30/99 05:38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&lt;0.000001;[.G1130]+2+1/[.$H$2];[.G1130]+1/[.$H$2])" office:value-type="float" office:value="18.8000000000002" calcext:value-type="float">
            <text:p>18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2]))" office:value-type="date" office:date-value="2019-10-25T17:35:44.003886" calcext:value-type="date">
            <text:p>2019-10-25 17:35:44</text:p>
          </table:table-cell>
          <table:table-cell table:style-name="ce7" table:formula="of:=[.A1132]" office:value-type="date" office:date-value="2019-10-25T17:35:44.003886" calcext:value-type="date">
            <text:p>2019-10-25 17:35:44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7:35:44.0038860077" calcext:value-type="date">
            <text:p>12/30/99 05:35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&lt;0.000001;[.G1131]+2+1/[.$H$2];[.G1131]+1/[.$H$2])" office:value-type="float" office:value="18.8166666666669" calcext:value-type="float">
            <text:p>18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3]))" office:value-type="date" office:date-value="2019-10-25T17:33:59.041759" calcext:value-type="date">
            <text:p>2019-10-25 17:33:59</text:p>
          </table:table-cell>
          <table:table-cell table:style-name="ce7" table:formula="of:=[.A1133]" office:value-type="date" office:date-value="2019-10-25T17:33:59.041759" calcext:value-type="date">
            <text:p>2019-10-25 17:33:59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7:33:59.04175919015" calcext:value-type="date">
            <text:p>12/30/99 05:33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&lt;0.000001;[.G1132]+2+1/[.$H$2];[.G1132]+1/[.$H$2])" office:value-type="float" office:value="18.8333333333335" calcext:value-type="float">
            <text:p>18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4]))" office:value-type="date" office:date-value="2019-10-25T18:09:39.92924" calcext:value-type="date">
            <text:p>2019-10-25 18:09:40</text:p>
          </table:table-cell>
          <table:table-cell table:style-name="ce7" table:formula="of:=[.A1134]" office:value-type="date" office:date-value="2019-10-25T18:09:39.92924" calcext:value-type="date">
            <text:p>2019-10-25 18:09:40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8:09:39.92923976853" calcext:value-type="date">
            <text:p>12/30/99 06:09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&lt;0.000001;[.G1133]+2+1/[.$H$2];[.G1133]+1/[.$H$2])" office:value-type="float" office:value="18.8500000000002" calcext:value-type="float">
            <text:p>18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5]))" office:value-type="date" office:date-value="2019-10-25T18:05:56.898795" calcext:value-type="date">
            <text:p>2019-10-25 18:05:57</text:p>
          </table:table-cell>
          <table:table-cell table:style-name="ce7" table:formula="of:=[.A1135]" office:value-type="date" office:date-value="2019-10-25T18:05:56.898795" calcext:value-type="date">
            <text:p>2019-10-25 18:05:57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8:05:56.89879464917" calcext:value-type="date">
            <text:p>12/30/99 06:05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&lt;0.000001;[.G1134]+2+1/[.$H$2];[.G1134]+1/[.$H$2])" office:value-type="float" office:value="18.8666666666669" calcext:value-type="float">
            <text:p>18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6]))" office:value-type="date" office:date-value="2019-10-25T18:02:39.833324" calcext:value-type="date">
            <text:p>2019-10-25 18:02:40</text:p>
          </table:table-cell>
          <table:table-cell table:style-name="ce7" table:formula="of:=[.A1136]" office:value-type="date" office:date-value="2019-10-25T18:02:39.833324" calcext:value-type="date">
            <text:p>2019-10-25 18:02:40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8:02:39.8333238624" calcext:value-type="date">
            <text:p>12/30/99 06:02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&lt;0.000001;[.G1135]+2+1/[.$H$2];[.G1135]+1/[.$H$2])" office:value-type="float" office:value="18.8833333333335" calcext:value-type="float">
            <text:p>18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7]))" office:value-type="date" office:date-value="2019-10-25T18:25:41.85615" calcext:value-type="date">
            <text:p>2019-10-25 18:25:42</text:p>
          </table:table-cell>
          <table:table-cell table:style-name="ce7" table:formula="of:=[.A1137]" office:value-type="date" office:date-value="2019-10-25T18:25:41.85615" calcext:value-type="date">
            <text:p>2019-10-25 18:25:42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8:25:41.85615044553" calcext:value-type="date">
            <text:p>12/30/99 06:25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&lt;0.000001;[.G1136]+2+1/[.$H$2];[.G1136]+1/[.$H$2])" office:value-type="float" office:value="18.9000000000002" calcext:value-type="float">
            <text:p>18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8]))" office:value-type="date" office:date-value="2019-10-25T18:09:52.471518" calcext:value-type="date">
            <text:p>2019-10-25 18:09:52</text:p>
          </table:table-cell>
          <table:table-cell table:style-name="ce7" table:formula="of:=[.A1138]" office:value-type="date" office:date-value="2019-10-25T18:09:52.471518" calcext:value-type="date">
            <text:p>2019-10-25 18:09:52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8:09:52.47151797172" calcext:value-type="date">
            <text:p>12/30/99 06:09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&lt;0.000001;[.G1137]+2+1/[.$H$2];[.G1137]+1/[.$H$2])" office:value-type="float" office:value="18.9166666666669" calcext:value-type="float">
            <text:p>18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9]))" office:value-type="date" office:date-value="2019-10-25T17:50:19.026501" calcext:value-type="date">
            <text:p>2019-10-25 17:50:19</text:p>
          </table:table-cell>
          <table:table-cell table:style-name="ce7" table:formula="of:=[.A1139]" office:value-type="date" office:date-value="2019-10-25T17:50:19.026501" calcext:value-type="date">
            <text:p>2019-10-25 17:50:19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7:50:19.02650103439" calcext:value-type="date">
            <text:p>12/30/99 05:50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&lt;0.000001;[.G1138]+2+1/[.$H$2];[.G1138]+1/[.$H$2])" office:value-type="float" office:value="18.9333333333335" calcext:value-type="float">
            <text:p>18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0]))" office:value-type="date" office:date-value="2019-10-25T18:07:33.872784" calcext:value-type="date">
            <text:p>2019-10-25 18:07:34</text:p>
          </table:table-cell>
          <table:table-cell table:style-name="ce7" table:formula="of:=[.A1140]" office:value-type="date" office:date-value="2019-10-25T18:07:33.872784" calcext:value-type="date">
            <text:p>2019-10-25 18:07:34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8:07:33.87278397102" calcext:value-type="date">
            <text:p>12/30/99 06:07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&lt;0.000001;[.G1139]+2+1/[.$H$2];[.G1139]+1/[.$H$2])" office:value-type="float" office:value="18.9500000000002" calcext:value-type="float">
            <text:p>18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1]))" office:value-type="date" office:date-value="2019-10-25T18:12:56.858828" calcext:value-type="date">
            <text:p>2019-10-25 18:12:57</text:p>
          </table:table-cell>
          <table:table-cell table:style-name="ce7" table:formula="of:=[.A1141]" office:value-type="date" office:date-value="2019-10-25T18:12:56.858828" calcext:value-type="date">
            <text:p>2019-10-25 18:12:57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8:12:56.85882754158" calcext:value-type="date">
            <text:p>12/30/99 06:12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&lt;0.000001;[.G1140]+2+1/[.$H$2];[.G1140]+1/[.$H$2])" office:value-type="float" office:value="18.9666666666669" calcext:value-type="float">
            <text:p>18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2]))" office:value-type="date" office:date-value="2019-10-25T18:15:02.899929" calcext:value-type="date">
            <text:p>2019-10-25 18:15:03</text:p>
          </table:table-cell>
          <table:table-cell table:style-name="ce7" table:formula="of:=[.A1142]" office:value-type="date" office:date-value="2019-10-25T18:15:02.899929" calcext:value-type="date">
            <text:p>2019-10-25 18:15:03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8:15:02.89992874023" calcext:value-type="date">
            <text:p>12/30/99 06:15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&lt;0.000001;[.G1141]+2+1/[.$H$2];[.G1141]+1/[.$H$2])" office:value-type="float" office:value="18.9833333333335" calcext:value-type="float">
            <text:p>18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3]))" office:value-type="date" office:date-value="2019-10-26T18:10:04.145476" calcext:value-type="date">
            <text:p>2019-10-26 18:10:04</text:p>
          </table:table-cell>
          <table:table-cell table:style-name="ce7" table:formula="of:=[.A1143]" office:value-type="date" office:date-value="2019-10-26T18:10:04.145476" calcext:value-type="date">
            <text:p>2019-10-26 18:10:04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8:10:04.14547584951" calcext:value-type="date">
            <text:p>12/30/99 06:10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&lt;0.000001;[.G1142]+2+1/[.$H$2];[.G1142]+1/[.$H$2])" office:value-type="float" office:value="19.0000000000002" calcext:value-type="float">
            <text:p>19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4]))" office:value-type="date" office:date-value="2019-10-26T18:22:38.627877" calcext:value-type="date">
            <text:p>2019-10-26 18:22:39</text:p>
          </table:table-cell>
          <table:table-cell table:style-name="ce7" table:formula="of:=[.A1144]" office:value-type="date" office:date-value="2019-10-26T18:22:38.627877" calcext:value-type="date">
            <text:p>2019-10-26 18:22:39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8:22:38.62787703518" calcext:value-type="date">
            <text:p>12/30/99 06:22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&lt;0.000001;[.G1143]+2+1/[.$H$2];[.G1143]+1/[.$H$2])" office:value-type="float" office:value="19.0166666666669" calcext:value-type="float">
            <text:p>19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5]))" office:value-type="date" office:date-value="2019-10-26T17:57:01.087537" calcext:value-type="date">
            <text:p>2019-10-26 17:57:01</text:p>
          </table:table-cell>
          <table:table-cell table:style-name="ce7" table:formula="of:=[.A1145]" office:value-type="date" office:date-value="2019-10-26T17:57:01.087537" calcext:value-type="date">
            <text:p>2019-10-26 17:57:01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7:57:01.08753689099" calcext:value-type="date">
            <text:p>12/30/99 05:57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&lt;0.000001;[.G1144]+2+1/[.$H$2];[.G1144]+1/[.$H$2])" office:value-type="float" office:value="19.0333333333335" calcext:value-type="float">
            <text:p>19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6]))" office:value-type="date" office:date-value="2019-10-26T17:38:35.091217" calcext:value-type="date">
            <text:p>2019-10-26 17:38:35</text:p>
          </table:table-cell>
          <table:table-cell table:style-name="ce7" table:formula="of:=[.A1146]" office:value-type="date" office:date-value="2019-10-26T17:38:35.091217" calcext:value-type="date">
            <text:p>2019-10-26 17:38:35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7:38:35.09121742565" calcext:value-type="date">
            <text:p>12/30/99 05:38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&lt;0.000001;[.G1145]+2+1/[.$H$2];[.G1145]+1/[.$H$2])" office:value-type="float" office:value="19.0500000000002" calcext:value-type="float">
            <text:p>19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7]))" office:value-type="date" office:date-value="2019-10-26T17:55:06.661683" calcext:value-type="date">
            <text:p>2019-10-26 17:55:07</text:p>
          </table:table-cell>
          <table:table-cell table:style-name="ce7" table:formula="of:=[.A1147]" office:value-type="date" office:date-value="2019-10-26T17:55:06.661683" calcext:value-type="date">
            <text:p>2019-10-26 17:55:07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7:55:06.66168273892" calcext:value-type="date">
            <text:p>12/30/99 05:55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&lt;0.000001;[.G1146]+2+1/[.$H$2];[.G1146]+1/[.$H$2])" office:value-type="float" office:value="19.0666666666669" calcext:value-type="float">
            <text:p>19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8]))" office:value-type="date" office:date-value="2019-10-26T18:18:26.58044" calcext:value-type="date">
            <text:p>2019-10-26 18:18:27</text:p>
          </table:table-cell>
          <table:table-cell table:style-name="ce7" table:formula="of:=[.A1148]" office:value-type="date" office:date-value="2019-10-26T18:18:26.58044" calcext:value-type="date">
            <text:p>2019-10-26 18:18:27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8:18:26.58044046722" calcext:value-type="date">
            <text:p>12/30/99 06:18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&lt;0.000001;[.G1147]+2+1/[.$H$2];[.G1147]+1/[.$H$2])" office:value-type="float" office:value="19.0833333333335" calcext:value-type="float">
            <text:p>19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9]))" office:value-type="date" office:date-value="2019-10-26T17:48:05.170017" calcext:value-type="date">
            <text:p>2019-10-26 17:48:05</text:p>
          </table:table-cell>
          <table:table-cell table:style-name="ce7" table:formula="of:=[.A1149]" office:value-type="date" office:date-value="2019-10-26T17:48:05.170017" calcext:value-type="date">
            <text:p>2019-10-26 17:48:05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7:48:05.17001650762" calcext:value-type="date">
            <text:p>12/30/99 05:48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&lt;0.000001;[.G1148]+2+1/[.$H$2];[.G1148]+1/[.$H$2])" office:value-type="float" office:value="19.1000000000002" calcext:value-type="float">
            <text:p>19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0]))" office:value-type="date" office:date-value="2019-10-26T18:04:50.668482" calcext:value-type="date">
            <text:p>2019-10-26 18:04:51</text:p>
          </table:table-cell>
          <table:table-cell table:style-name="ce7" table:formula="of:=[.A1150]" office:value-type="date" office:date-value="2019-10-26T18:04:50.668482" calcext:value-type="date">
            <text:p>2019-10-26 18:04:51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8:04:50.66848224029" calcext:value-type="date">
            <text:p>12/30/99 06:04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&lt;0.000001;[.G1149]+2+1/[.$H$2];[.G1149]+1/[.$H$2])" office:value-type="float" office:value="19.1166666666669" calcext:value-type="float">
            <text:p>19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1]))" office:value-type="date" office:date-value="2019-10-26T17:56:54.164645" calcext:value-type="date">
            <text:p>2019-10-26 17:56:54</text:p>
          </table:table-cell>
          <table:table-cell table:style-name="ce7" table:formula="of:=[.A1151]" office:value-type="date" office:date-value="2019-10-26T17:56:54.164645" calcext:value-type="date">
            <text:p>2019-10-26 17:56:54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7:56:54.16464457288" calcext:value-type="date">
            <text:p>12/30/99 05:56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&lt;0.000001;[.G1150]+2+1/[.$H$2];[.G1150]+1/[.$H$2])" office:value-type="float" office:value="19.1333333333335" calcext:value-type="float">
            <text:p>19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2]))" office:value-type="date" office:date-value="2019-10-26T17:44:54.937996" calcext:value-type="date">
            <text:p>2019-10-26 17:44:55</text:p>
          </table:table-cell>
          <table:table-cell table:style-name="ce7" table:formula="of:=[.A1152]" office:value-type="date" office:date-value="2019-10-26T17:44:54.937996" calcext:value-type="date">
            <text:p>2019-10-26 17:44:55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7:44:54.9379960075" calcext:value-type="date">
            <text:p>12/30/99 05:44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&lt;0.000001;[.G1151]+2+1/[.$H$2];[.G1151]+1/[.$H$2])" office:value-type="float" office:value="19.1500000000002" calcext:value-type="float">
            <text:p>19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3]))" office:value-type="date" office:date-value="2019-10-26T17:59:26.79572" calcext:value-type="date">
            <text:p>2019-10-26 17:59:27</text:p>
          </table:table-cell>
          <table:table-cell table:style-name="ce7" table:formula="of:=[.A1153]" office:value-type="date" office:date-value="2019-10-26T17:59:26.79572" calcext:value-type="date">
            <text:p>2019-10-26 17:59:27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7:59:26.79571985733" calcext:value-type="date">
            <text:p>12/30/99 05:59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&lt;0.000001;[.G1152]+2+1/[.$H$2];[.G1152]+1/[.$H$2])" office:value-type="float" office:value="19.1666666666669" calcext:value-type="float">
            <text:p>19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4]))" office:value-type="date" office:date-value="2019-10-26T18:13:34.88813" calcext:value-type="date">
            <text:p>2019-10-26 18:13:35</text:p>
          </table:table-cell>
          <table:table-cell table:style-name="ce7" table:formula="of:=[.A1154]" office:value-type="date" office:date-value="2019-10-26T18:13:34.88813" calcext:value-type="date">
            <text:p>2019-10-26 18:13:35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8:13:34.88812991884" calcext:value-type="date">
            <text:p>12/30/99 06:13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&lt;0.000001;[.G1153]+2+1/[.$H$2];[.G1153]+1/[.$H$2])" office:value-type="float" office:value="19.1833333333335" calcext:value-type="float">
            <text:p>19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5]))" office:value-type="date" office:date-value="2019-10-26T18:02:35.478568" calcext:value-type="date">
            <text:p>2019-10-26 18:02:35</text:p>
          </table:table-cell>
          <table:table-cell table:style-name="ce7" table:formula="of:=[.A1155]" office:value-type="date" office:date-value="2019-10-26T18:02:35.478568" calcext:value-type="date">
            <text:p>2019-10-26 18:02:35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8:02:35.47856788617" calcext:value-type="date">
            <text:p>12/30/99 06:02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&lt;0.000001;[.G1154]+2+1/[.$H$2];[.G1154]+1/[.$H$2])" office:value-type="float" office:value="19.2000000000002" calcext:value-type="float">
            <text:p>19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6]))" office:value-type="date" office:date-value="2019-10-26T17:45:43.113587" calcext:value-type="date">
            <text:p>2019-10-26 17:45:43</text:p>
          </table:table-cell>
          <table:table-cell table:style-name="ce7" table:formula="of:=[.A1156]" office:value-type="date" office:date-value="2019-10-26T17:45:43.113587" calcext:value-type="date">
            <text:p>2019-10-26 17:45:43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7:45:43.11358714476" calcext:value-type="date">
            <text:p>12/30/99 05:45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&lt;0.000001;[.G1155]+2+1/[.$H$2];[.G1155]+1/[.$H$2])" office:value-type="float" office:value="19.2166666666669" calcext:value-type="float">
            <text:p>19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7]))" office:value-type="date" office:date-value="2019-10-26T17:41:37.085511" calcext:value-type="date">
            <text:p>2019-10-26 17:41:37</text:p>
          </table:table-cell>
          <table:table-cell table:style-name="ce7" table:formula="of:=[.A1157]" office:value-type="date" office:date-value="2019-10-26T17:41:37.085511" calcext:value-type="date">
            <text:p>2019-10-26 17:41:37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7:41:37.08551103249" calcext:value-type="date">
            <text:p>12/30/99 05:41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&lt;0.000001;[.G1156]+2+1/[.$H$2];[.G1156]+1/[.$H$2])" office:value-type="float" office:value="19.2333333333335" calcext:value-type="float">
            <text:p>19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8]))" office:value-type="date" office:date-value="2019-10-26T17:57:16.517677" calcext:value-type="date">
            <text:p>2019-10-26 17:57:17</text:p>
          </table:table-cell>
          <table:table-cell table:style-name="ce7" table:formula="of:=[.A1158]" office:value-type="date" office:date-value="2019-10-26T17:57:16.517677" calcext:value-type="date">
            <text:p>2019-10-26 17:57:17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7:57:16.51767724659" calcext:value-type="date">
            <text:p>12/30/99 05:57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&lt;0.000001;[.G1157]+2+1/[.$H$2];[.G1157]+1/[.$H$2])" office:value-type="float" office:value="19.2500000000002" calcext:value-type="float">
            <text:p>19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9]))" office:value-type="date" office:date-value="2019-10-26T18:10:23.956219" calcext:value-type="date">
            <text:p>2019-10-26 18:10:24</text:p>
          </table:table-cell>
          <table:table-cell table:style-name="ce7" table:formula="of:=[.A1159]" office:value-type="date" office:date-value="2019-10-26T18:10:23.956219" calcext:value-type="date">
            <text:p>2019-10-26 18:10:24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8:10:23.95621882752" calcext:value-type="date">
            <text:p>12/30/99 06:10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&lt;0.000001;[.G1158]+2+1/[.$H$2];[.G1158]+1/[.$H$2])" office:value-type="float" office:value="19.2666666666669" calcext:value-type="float">
            <text:p>19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0]))" office:value-type="date" office:date-value="2019-10-26T17:58:35.765192" calcext:value-type="date">
            <text:p>2019-10-26 17:58:36</text:p>
          </table:table-cell>
          <table:table-cell table:style-name="ce7" table:formula="of:=[.A1160]" office:value-type="date" office:date-value="2019-10-26T17:58:35.765192" calcext:value-type="date">
            <text:p>2019-10-26 17:58:36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7:58:35.76519173104" calcext:value-type="date">
            <text:p>12/30/99 05:58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&lt;0.000001;[.G1159]+2+1/[.$H$2];[.G1159]+1/[.$H$2])" office:value-type="float" office:value="19.2833333333335" calcext:value-type="float">
            <text:p>19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1]))" office:value-type="date" office:date-value="2019-10-26T17:41:27.439504" calcext:value-type="date">
            <text:p>2019-10-26 17:41:27</text:p>
          </table:table-cell>
          <table:table-cell table:style-name="ce7" table:formula="of:=[.A1161]" office:value-type="date" office:date-value="2019-10-26T17:41:27.439504" calcext:value-type="date">
            <text:p>2019-10-26 17:41:27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7:41:27.43950370699" calcext:value-type="date">
            <text:p>12/30/99 05:41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&lt;0.000001;[.G1160]+2+1/[.$H$2];[.G1160]+1/[.$H$2])" office:value-type="float" office:value="19.3000000000002" calcext:value-type="float">
            <text:p>19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2]))" office:value-type="date" office:date-value="2019-10-26T17:57:06.019704" calcext:value-type="date">
            <text:p>2019-10-26 17:57:06</text:p>
          </table:table-cell>
          <table:table-cell table:style-name="ce7" table:formula="of:=[.A1162]" office:value-type="date" office:date-value="2019-10-26T17:57:06.019704" calcext:value-type="date">
            <text:p>2019-10-26 17:57:06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7:57:06.01970373653" calcext:value-type="date">
            <text:p>12/30/99 05:57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&lt;0.000001;[.G1161]+2+1/[.$H$2];[.G1161]+1/[.$H$2])" office:value-type="float" office:value="19.3166666666669" calcext:value-type="float">
            <text:p>19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3]))" office:value-type="date" office:date-value="2019-10-26T17:57:52.276387" calcext:value-type="date">
            <text:p>2019-10-26 17:57:52</text:p>
          </table:table-cell>
          <table:table-cell table:style-name="ce7" table:formula="of:=[.A1163]" office:value-type="date" office:date-value="2019-10-26T17:57:52.276387" calcext:value-type="date">
            <text:p>2019-10-26 17:57:52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7:57:52.27638680488" calcext:value-type="date">
            <text:p>12/30/99 05:57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&lt;0.000001;[.G1162]+2+1/[.$H$2];[.G116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4]))" office:value-type="date" office:date-value="2019-10-26T17:56:29.310684" calcext:value-type="date">
            <text:p>2019-10-26 17:56:29</text:p>
          </table:table-cell>
          <table:table-cell table:style-name="ce7" table:formula="of:=[.A1164]" office:value-type="date" office:date-value="2019-10-26T17:56:29.310684" calcext:value-type="date">
            <text:p>2019-10-26 17:56:29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7:56:29.31068375241" calcext:value-type="date">
            <text:p>12/30/99 05:56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&lt;0.000001;[.G1163]+2+1/[.$H$2];[.G1163]+1/[.$H$2])" office:value-type="float" office:value="19.3500000000002" calcext:value-type="float">
            <text:p>19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5]))" office:value-type="date" office:date-value="2019-10-26T18:11:10.114013" calcext:value-type="date">
            <text:p>2019-10-26 18:11:10</text:p>
          </table:table-cell>
          <table:table-cell table:style-name="ce7" table:formula="of:=[.A1165]" office:value-type="date" office:date-value="2019-10-26T18:11:10.114013" calcext:value-type="date">
            <text:p>2019-10-26 18:11:10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8:11:10.11401324999" calcext:value-type="date">
            <text:p>12/30/99 06:11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&lt;0.000001;[.G1164]+2+1/[.$H$2];[.G1164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6]))" office:value-type="date" office:date-value="2019-10-26T17:34:56.205544" calcext:value-type="date">
            <text:p>2019-10-26 17:34:56</text:p>
          </table:table-cell>
          <table:table-cell table:style-name="ce7" table:formula="of:=[.A1166]" office:value-type="date" office:date-value="2019-10-26T17:34:56.205544" calcext:value-type="date">
            <text:p>2019-10-26 17:34:56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7:34:56.20554400608" calcext:value-type="date">
            <text:p>12/30/99 05:34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&lt;0.000001;[.G1165]+2+1/[.$H$2];[.G1165]+1/[.$H$2])" office:value-type="float" office:value="19.3833333333335" calcext:value-type="float">
            <text:p>19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7]))" office:value-type="date" office:date-value="2019-10-26T17:39:06.916306" calcext:value-type="date">
            <text:p>2019-10-26 17:39:07</text:p>
          </table:table-cell>
          <table:table-cell table:style-name="ce7" table:formula="of:=[.A1167]" office:value-type="date" office:date-value="2019-10-26T17:39:06.916306" calcext:value-type="date">
            <text:p>2019-10-26 17:39:07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7:39:06.91630569287" calcext:value-type="date">
            <text:p>12/30/99 05:39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&lt;0.000001;[.G1166]+2+1/[.$H$2];[.G1166]+1/[.$H$2])" office:value-type="float" office:value="19.4000000000002" calcext:value-type="float">
            <text:p>19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8]))" office:value-type="date" office:date-value="2019-10-26T18:05:25.993302" calcext:value-type="date">
            <text:p>2019-10-26 18:05:26</text:p>
          </table:table-cell>
          <table:table-cell table:style-name="ce7" table:formula="of:=[.A1168]" office:value-type="date" office:date-value="2019-10-26T18:05:25.993302" calcext:value-type="date">
            <text:p>2019-10-26 18:05:26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8:05:25.99330195226" calcext:value-type="date">
            <text:p>12/30/99 06:05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&lt;0.000001;[.G1167]+2+1/[.$H$2];[.G1167]+1/[.$H$2])" office:value-type="float" office:value="19.4166666666668" calcext:value-type="float">
            <text:p>19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9]))" office:value-type="date" office:date-value="2019-10-26T18:01:13.4473" calcext:value-type="date">
            <text:p>2019-10-26 18:01:13</text:p>
          </table:table-cell>
          <table:table-cell table:style-name="ce7" table:formula="of:=[.A1169]" office:value-type="date" office:date-value="2019-10-26T18:01:13.4473" calcext:value-type="date">
            <text:p>2019-10-26 18:01:13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8:01:13.44729951583" calcext:value-type="date">
            <text:p>12/30/99 06:01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&lt;0.000001;[.G1168]+2+1/[.$H$2];[.G1168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0]))" office:value-type="date" office:date-value="2019-10-26T18:00:49.903688" calcext:value-type="date">
            <text:p>2019-10-26 18:00:50</text:p>
          </table:table-cell>
          <table:table-cell table:style-name="ce7" table:formula="of:=[.A1170]" office:value-type="date" office:date-value="2019-10-26T18:00:49.903688" calcext:value-type="date">
            <text:p>2019-10-26 18:00:50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8:00:49.90368790459" calcext:value-type="date">
            <text:p>12/30/99 06:00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&lt;0.000001;[.G1169]+2+1/[.$H$2];[.G1169]+1/[.$H$2])" office:value-type="float" office:value="19.4500000000002" calcext:value-type="float">
            <text:p>19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1]))" office:value-type="date" office:date-value="2019-10-26T18:07:17.924067" calcext:value-type="date">
            <text:p>2019-10-26 18:07:18</text:p>
          </table:table-cell>
          <table:table-cell table:style-name="ce7" table:formula="of:=[.A1171]" office:value-type="date" office:date-value="2019-10-26T18:07:17.924067" calcext:value-type="date">
            <text:p>2019-10-26 18:07:18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8:07:17.92406741995" calcext:value-type="date">
            <text:p>12/30/99 06:07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&lt;0.000001;[.G1170]+2+1/[.$H$2];[.G1170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2]))" office:value-type="date" office:date-value="2019-10-26T18:10:23.761131" calcext:value-type="date">
            <text:p>2019-10-26 18:10:24</text:p>
          </table:table-cell>
          <table:table-cell table:style-name="ce7" table:formula="of:=[.A1172]" office:value-type="date" office:date-value="2019-10-26T18:10:23.761131" calcext:value-type="date">
            <text:p>2019-10-26 18:10:24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8:10:23.76113149803" calcext:value-type="date">
            <text:p>12/30/99 06:10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&lt;0.000001;[.G1171]+2+1/[.$H$2];[.G1171]+1/[.$H$2])" office:value-type="float" office:value="19.4833333333335" calcext:value-type="float">
            <text:p>19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3]))" office:value-type="date" office:date-value="2019-10-26T18:07:04.660322" calcext:value-type="date">
            <text:p>2019-10-26 18:07:05</text:p>
          </table:table-cell>
          <table:table-cell table:style-name="ce7" table:formula="of:=[.A1173]" office:value-type="date" office:date-value="2019-10-26T18:07:04.660322" calcext:value-type="date">
            <text:p>2019-10-26 18:07:05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8:07:04.66032172088" calcext:value-type="date">
            <text:p>12/30/99 06:07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&lt;0.000001;[.G1172]+2+1/[.$H$2];[.G1172]+1/[.$H$2])" office:value-type="float" office:value="19.5000000000002" calcext:value-type="float">
            <text:p>19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4]))" office:value-type="date" office:date-value="2019-10-26T18:09:53.744672" calcext:value-type="date">
            <text:p>2019-10-26 18:09:54</text:p>
          </table:table-cell>
          <table:table-cell table:style-name="ce7" table:formula="of:=[.A1174]" office:value-type="date" office:date-value="2019-10-26T18:09:53.744672" calcext:value-type="date">
            <text:p>2019-10-26 18:09:54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8:09:53.74467227608" calcext:value-type="date">
            <text:p>12/30/99 06:09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&lt;0.000001;[.G1173]+2+1/[.$H$2];[.G1173]+1/[.$H$2])" office:value-type="float" office:value="19.5166666666668" calcext:value-type="float">
            <text:p>19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5]))" office:value-type="date" office:date-value="2019-10-26T17:46:51.77272" calcext:value-type="date">
            <text:p>2019-10-26 17:46:52</text:p>
          </table:table-cell>
          <table:table-cell table:style-name="ce7" table:formula="of:=[.A1175]" office:value-type="date" office:date-value="2019-10-26T17:46:51.77272" calcext:value-type="date">
            <text:p>2019-10-26 17:46:52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7:46:51.77272049244" calcext:value-type="date">
            <text:p>12/30/99 05:46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&lt;0.000001;[.G1174]+2+1/[.$H$2];[.G1174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6]))" office:value-type="date" office:date-value="2019-10-26T17:38:32.054085" calcext:value-type="date">
            <text:p>2019-10-26 17:38:32</text:p>
          </table:table-cell>
          <table:table-cell table:style-name="ce7" table:formula="of:=[.A1176]" office:value-type="date" office:date-value="2019-10-26T17:38:32.054085" calcext:value-type="date">
            <text:p>2019-10-26 17:38:32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7:38:32.05408468377" calcext:value-type="date">
            <text:p>12/30/99 05:38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&lt;0.000001;[.G1175]+2+1/[.$H$2];[.G1175]+1/[.$H$2])" office:value-type="float" office:value="19.5500000000002" calcext:value-type="float">
            <text:p>19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7]))" office:value-type="date" office:date-value="2019-10-26T18:29:37.679077" calcext:value-type="date">
            <text:p>2019-10-26 18:29:38</text:p>
          </table:table-cell>
          <table:table-cell table:style-name="ce7" table:formula="of:=[.A1177]" office:value-type="date" office:date-value="2019-10-26T18:29:37.679077" calcext:value-type="date">
            <text:p>2019-10-26 18:29:38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8:29:37.6790773496" calcext:value-type="date">
            <text:p>12/30/99 06:29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&lt;0.000001;[.G1176]+2+1/[.$H$2];[.G1176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8]))" office:value-type="date" office:date-value="2019-10-26T17:44:50.340788" calcext:value-type="date">
            <text:p>2019-10-26 17:44:50</text:p>
          </table:table-cell>
          <table:table-cell table:style-name="ce7" table:formula="of:=[.A1178]" office:value-type="date" office:date-value="2019-10-26T17:44:50.340788" calcext:value-type="date">
            <text:p>2019-10-26 17:44:50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7:44:50.3407876147" calcext:value-type="date">
            <text:p>12/30/99 05:44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&lt;0.000001;[.G1177]+2+1/[.$H$2];[.G1177]+1/[.$H$2])" office:value-type="float" office:value="19.5833333333335" calcext:value-type="float">
            <text:p>19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9]))" office:value-type="date" office:date-value="2019-10-26T17:42:18.073928" calcext:value-type="date">
            <text:p>2019-10-26 17:42:18</text:p>
          </table:table-cell>
          <table:table-cell table:style-name="ce7" table:formula="of:=[.A1179]" office:value-type="date" office:date-value="2019-10-26T17:42:18.073928" calcext:value-type="date">
            <text:p>2019-10-26 17:42:18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7:42:18.073927816" calcext:value-type="date">
            <text:p>12/30/99 05:42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&lt;0.000001;[.G1178]+2+1/[.$H$2];[.G1178]+1/[.$H$2])" office:value-type="float" office:value="19.6000000000002" calcext:value-type="float">
            <text:p>19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0]))" office:value-type="date" office:date-value="2019-10-26T18:04:58.388711" calcext:value-type="date">
            <text:p>2019-10-26 18:04:58</text:p>
          </table:table-cell>
          <table:table-cell table:style-name="ce7" table:formula="of:=[.A1180]" office:value-type="date" office:date-value="2019-10-26T18:04:58.388711" calcext:value-type="date">
            <text:p>2019-10-26 18:04:58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8:04:58.3887110604" calcext:value-type="date">
            <text:p>12/30/99 06:04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&lt;0.000001;[.G1179]+2+1/[.$H$2];[.G1179]+1/[.$H$2])" office:value-type="float" office:value="19.6166666666668" calcext:value-type="float">
            <text:p>19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1]))" office:value-type="date" office:date-value="2019-10-26T17:48:13.589448" calcext:value-type="date">
            <text:p>2019-10-26 17:48:14</text:p>
          </table:table-cell>
          <table:table-cell table:style-name="ce7" table:formula="of:=[.A1181]" office:value-type="date" office:date-value="2019-10-26T17:48:13.589448" calcext:value-type="date">
            <text:p>2019-10-26 17:48:14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7:48:13.58944818377" calcext:value-type="date">
            <text:p>12/30/99 05:48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&lt;0.000001;[.G1180]+2+1/[.$H$2];[.G1180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2]))" office:value-type="date" office:date-value="2019-10-26T18:16:28.998582" calcext:value-type="date">
            <text:p>2019-10-26 18:16:29</text:p>
          </table:table-cell>
          <table:table-cell table:style-name="ce7" table:formula="of:=[.A1182]" office:value-type="date" office:date-value="2019-10-26T18:16:28.998582" calcext:value-type="date">
            <text:p>2019-10-26 18:16:29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8:16:28.99858226068" calcext:value-type="date">
            <text:p>12/30/99 06:16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&lt;0.000001;[.G1181]+2+1/[.$H$2];[.G1181]+1/[.$H$2])" office:value-type="float" office:value="19.6500000000002" calcext:value-type="float">
            <text:p>19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3]))" office:value-type="date" office:date-value="2019-10-26T18:12:16.832457" calcext:value-type="date">
            <text:p>2019-10-26 18:12:17</text:p>
          </table:table-cell>
          <table:table-cell table:style-name="ce7" table:formula="of:=[.A1183]" office:value-type="date" office:date-value="2019-10-26T18:12:16.832457" calcext:value-type="date">
            <text:p>2019-10-26 18:12:17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8:12:16.83245731518" calcext:value-type="date">
            <text:p>12/30/99 06:12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&lt;0.000001;[.G1182]+2+1/[.$H$2];[.G118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4]))" office:value-type="date" office:date-value="2019-10-26T17:43:34.432691" calcext:value-type="date">
            <text:p>2019-10-26 17:43:34</text:p>
          </table:table-cell>
          <table:table-cell table:style-name="ce7" table:formula="of:=[.A1184]" office:value-type="date" office:date-value="2019-10-26T17:43:34.432691" calcext:value-type="date">
            <text:p>2019-10-26 17:43:34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7:43:34.43269061856" calcext:value-type="date">
            <text:p>12/30/99 05:43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&lt;0.000001;[.G1183]+2+1/[.$H$2];[.G1183]+1/[.$H$2])" office:value-type="float" office:value="19.6833333333335" calcext:value-type="float">
            <text:p>19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5]))" office:value-type="date" office:date-value="2019-10-26T18:14:04.392303" calcext:value-type="date">
            <text:p>2019-10-26 18:14:04</text:p>
          </table:table-cell>
          <table:table-cell table:style-name="ce7" table:formula="of:=[.A1185]" office:value-type="date" office:date-value="2019-10-26T18:14:04.392303" calcext:value-type="date">
            <text:p>2019-10-26 18:14:04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8:14:04.39230314456" calcext:value-type="date">
            <text:p>12/30/99 06:14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&lt;0.000001;[.G1184]+2+1/[.$H$2];[.G1184]+1/[.$H$2])" office:value-type="float" office:value="19.7000000000002" calcext:value-type="float">
            <text:p>19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6]))" office:value-type="date" office:date-value="2019-10-26T17:53:56.201545" calcext:value-type="date">
            <text:p>2019-10-26 17:53:56</text:p>
          </table:table-cell>
          <table:table-cell table:style-name="ce7" table:formula="of:=[.A1186]" office:value-type="date" office:date-value="2019-10-26T17:53:56.201545" calcext:value-type="date">
            <text:p>2019-10-26 17:53:56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7:53:56.20154515374" calcext:value-type="date">
            <text:p>12/30/99 05:53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&lt;0.000001;[.G1185]+2+1/[.$H$2];[.G1185]+1/[.$H$2])" office:value-type="float" office:value="19.7166666666668" calcext:value-type="float">
            <text:p>19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7]))" office:value-type="date" office:date-value="2019-10-26T18:10:07.875549" calcext:value-type="date">
            <text:p>2019-10-26 18:10:08</text:p>
          </table:table-cell>
          <table:table-cell table:style-name="ce7" table:formula="of:=[.A1187]" office:value-type="date" office:date-value="2019-10-26T18:10:07.875549" calcext:value-type="date">
            <text:p>2019-10-26 18:10:08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8:10:07.87554890849" calcext:value-type="date">
            <text:p>12/30/99 06:10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&lt;0.000001;[.G1186]+2+1/[.$H$2];[.G1186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8]))" office:value-type="date" office:date-value="2019-10-26T18:02:01.388761" calcext:value-type="date">
            <text:p>2019-10-26 18:02:01</text:p>
          </table:table-cell>
          <table:table-cell table:style-name="ce7" table:formula="of:=[.A1188]" office:value-type="date" office:date-value="2019-10-26T18:02:01.388761" calcext:value-type="date">
            <text:p>2019-10-26 18:02:01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8:02:01.38876146637" calcext:value-type="date">
            <text:p>12/30/99 06:02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&lt;0.000001;[.G1187]+2+1/[.$H$2];[.G1187]+1/[.$H$2])" office:value-type="float" office:value="19.7500000000002" calcext:value-type="float">
            <text:p>19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9]))" office:value-type="date" office:date-value="2019-10-26T17:50:00.210555" calcext:value-type="date">
            <text:p>2019-10-26 17:50:00</text:p>
          </table:table-cell>
          <table:table-cell table:style-name="ce7" table:formula="of:=[.A1189]" office:value-type="date" office:date-value="2019-10-26T17:50:00.210555" calcext:value-type="date">
            <text:p>2019-10-26 17:50:00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7:50:00.2105550142" calcext:value-type="date">
            <text:p>12/30/99 05:50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&lt;0.000001;[.G1188]+2+1/[.$H$2];[.G1188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0]))" office:value-type="date" office:date-value="2019-10-26T18:14:36.26519" calcext:value-type="date">
            <text:p>2019-10-26 18:14:36</text:p>
          </table:table-cell>
          <table:table-cell table:style-name="ce7" table:formula="of:=[.A1190]" office:value-type="date" office:date-value="2019-10-26T18:14:36.26519" calcext:value-type="date">
            <text:p>2019-10-26 18:14:36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8:14:36.26519026235" calcext:value-type="date">
            <text:p>12/30/99 06:14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&lt;0.000001;[.G1189]+2+1/[.$H$2];[.G1189]+1/[.$H$2])" office:value-type="float" office:value="19.7833333333335" calcext:value-type="float">
            <text:p>19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1]))" office:value-type="date" office:date-value="2019-10-26T18:27:37.379877" calcext:value-type="date">
            <text:p>2019-10-26 18:27:37</text:p>
          </table:table-cell>
          <table:table-cell table:style-name="ce7" table:formula="of:=[.A1191]" office:value-type="date" office:date-value="2019-10-26T18:27:37.379877" calcext:value-type="date">
            <text:p>2019-10-26 18:27:37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8:27:37.37987696193" calcext:value-type="date">
            <text:p>12/30/99 06:27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&lt;0.000001;[.G1190]+2+1/[.$H$2];[.G1190]+1/[.$H$2])" office:value-type="float" office:value="19.8000000000002" calcext:value-type="float">
            <text:p>19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2]))" office:value-type="date" office:date-value="2019-10-26T18:23:59.146027" calcext:value-type="date">
            <text:p>2019-10-26 18:23:59</text:p>
          </table:table-cell>
          <table:table-cell table:style-name="ce7" table:formula="of:=[.A1192]" office:value-type="date" office:date-value="2019-10-26T18:23:59.146027" calcext:value-type="date">
            <text:p>2019-10-26 18:23:59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8:23:59.14602685254" calcext:value-type="date">
            <text:p>12/30/99 06:23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&lt;0.000001;[.G1191]+2+1/[.$H$2];[.G1191]+1/[.$H$2])" office:value-type="float" office:value="19.8166666666668" calcext:value-type="float">
            <text:p>19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3]))" office:value-type="date" office:date-value="2019-10-26T18:19:11.844199" calcext:value-type="date">
            <text:p>2019-10-26 18:19:12</text:p>
          </table:table-cell>
          <table:table-cell table:style-name="ce7" table:formula="of:=[.A1193]" office:value-type="date" office:date-value="2019-10-26T18:19:11.844199" calcext:value-type="date">
            <text:p>2019-10-26 18:19:12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8:19:11.84419867583" calcext:value-type="date">
            <text:p>12/30/99 06:19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&lt;0.000001;[.G1192]+2+1/[.$H$2];[.G1192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4]))" office:value-type="date" office:date-value="2019-10-26T17:42:54.429933" calcext:value-type="date">
            <text:p>2019-10-26 17:42:54</text:p>
          </table:table-cell>
          <table:table-cell table:style-name="ce7" table:formula="of:=[.A1194]" office:value-type="date" office:date-value="2019-10-26T17:42:54.429933" calcext:value-type="date">
            <text:p>2019-10-26 17:42:54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7:42:54.42993347067" calcext:value-type="date">
            <text:p>12/30/99 05:42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&lt;0.000001;[.G1193]+2+1/[.$H$2];[.G1193]+1/[.$H$2])" office:value-type="float" office:value="19.8500000000002" calcext:value-type="float">
            <text:p>19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5]))" office:value-type="date" office:date-value="2019-10-26T17:18:31.011967" calcext:value-type="date">
            <text:p>2019-10-26 17:18:31</text:p>
          </table:table-cell>
          <table:table-cell table:style-name="ce7" table:formula="of:=[.A1195]" office:value-type="date" office:date-value="2019-10-26T17:18:31.011967" calcext:value-type="date">
            <text:p>2019-10-26 17:18:31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7:18:31.01196650416" calcext:value-type="date">
            <text:p>12/30/99 05:18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&lt;0.000001;[.G1194]+2+1/[.$H$2];[.G1194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6]))" office:value-type="date" office:date-value="2019-10-26T17:43:00.003029" calcext:value-type="date">
            <text:p>2019-10-26 17:43:00</text:p>
          </table:table-cell>
          <table:table-cell table:style-name="ce7" table:formula="of:=[.A1196]" office:value-type="date" office:date-value="2019-10-26T17:43:00.003029" calcext:value-type="date">
            <text:p>2019-10-26 17:43:00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7:43:00.0030286191" calcext:value-type="date">
            <text:p>12/30/99 05:43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&lt;0.000001;[.G1195]+2+1/[.$H$2];[.G1195]+1/[.$H$2])" office:value-type="float" office:value="19.8833333333335" calcext:value-type="float">
            <text:p>19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7]))" office:value-type="date" office:date-value="2019-10-26T17:39:39.016508" calcext:value-type="date">
            <text:p>2019-10-26 17:39:39</text:p>
          </table:table-cell>
          <table:table-cell table:style-name="ce7" table:formula="of:=[.A1197]" office:value-type="date" office:date-value="2019-10-26T17:39:39.016508" calcext:value-type="date">
            <text:p>2019-10-26 17:39:39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7:39:39.0165075101" calcext:value-type="date">
            <text:p>12/30/99 05:39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&lt;0.000001;[.G1196]+2+1/[.$H$2];[.G1196]+1/[.$H$2])" office:value-type="float" office:value="19.9000000000002" calcext:value-type="float">
            <text:p>19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8]))" office:value-type="date" office:date-value="2019-10-26T17:47:17.087492" calcext:value-type="date">
            <text:p>2019-10-26 17:47:17</text:p>
          </table:table-cell>
          <table:table-cell table:style-name="ce7" table:formula="of:=[.A1198]" office:value-type="date" office:date-value="2019-10-26T17:47:17.087492" calcext:value-type="date">
            <text:p>2019-10-26 17:47:17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7:47:17.08749215584" calcext:value-type="date">
            <text:p>12/30/99 05:47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&lt;0.000001;[.G1197]+2+1/[.$H$2];[.G1197]+1/[.$H$2])" office:value-type="float" office:value="19.9166666666668" calcext:value-type="float">
            <text:p>19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9]))" office:value-type="date" office:date-value="2019-10-26T18:03:21.735741" calcext:value-type="date">
            <text:p>2019-10-26 18:03:22</text:p>
          </table:table-cell>
          <table:table-cell table:style-name="ce7" table:formula="of:=[.A1199]" office:value-type="date" office:date-value="2019-10-26T18:03:21.735741" calcext:value-type="date">
            <text:p>2019-10-26 18:03:22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8:03:21.73574066721" calcext:value-type="date">
            <text:p>12/30/99 06:03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&lt;0.000001;[.G1198]+2+1/[.$H$2];[.G1198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0]))" office:value-type="date" office:date-value="2019-10-26T18:19:38.861727" calcext:value-type="date">
            <text:p>2019-10-26 18:19:39</text:p>
          </table:table-cell>
          <table:table-cell table:style-name="ce7" table:formula="of:=[.A1200]" office:value-type="date" office:date-value="2019-10-26T18:19:38.861727" calcext:value-type="date">
            <text:p>2019-10-26 18:19:39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8:19:38.86172714643" calcext:value-type="date">
            <text:p>12/30/99 06:19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&lt;0.000001;[.G1199]+2+1/[.$H$2];[.G1199]+1/[.$H$2])" office:value-type="float" office:value="19.9500000000001" calcext:value-type="float">
            <text:p>19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1]))" office:value-type="date" office:date-value="2019-10-26T18:25:00.097103" calcext:value-type="date">
            <text:p>2019-10-26 18:25:00</text:p>
          </table:table-cell>
          <table:table-cell table:style-name="ce7" table:formula="of:=[.A1201]" office:value-type="date" office:date-value="2019-10-26T18:25:00.097103" calcext:value-type="date">
            <text:p>2019-10-26 18:25:00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8:25:00.09710316081" calcext:value-type="date">
            <text:p>12/30/99 06:25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&lt;0.000001;[.G1200]+2+1/[.$H$2];[.G1200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2]))" office:value-type="date" office:date-value="2019-10-26T18:03:27.177197" calcext:value-type="date">
            <text:p>2019-10-26 18:03:27</text:p>
          </table:table-cell>
          <table:table-cell table:style-name="ce7" table:formula="of:=[.A1202]" office:value-type="date" office:date-value="2019-10-26T18:03:27.177197" calcext:value-type="date">
            <text:p>2019-10-26 18:03:27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8:03:27.17719739769" calcext:value-type="date">
            <text:p>12/30/99 06:03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&lt;0.000001;[.G1201]+2+1/[.$H$2];[.G1201]+1/[.$H$2])" office:value-type="float" office:value="19.9833333333335" calcext:value-type="float">
            <text:p>19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3]))" office:value-type="date" office:date-value="2019-10-27T17:47:57.895084" calcext:value-type="date">
            <text:p>2019-10-27 17:47:58</text:p>
          </table:table-cell>
          <table:table-cell table:style-name="ce7" table:formula="of:=[.A1203]" office:value-type="date" office:date-value="2019-10-27T17:47:57.895084" calcext:value-type="date">
            <text:p>2019-10-27 17:47:58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7:47:57.89508362766" calcext:value-type="date">
            <text:p>12/30/99 05:47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&lt;0.000001;[.G1202]+2+1/[.$H$2];[.G12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4]))" office:value-type="date" office:date-value="2019-10-27T18:09:09.217332" calcext:value-type="date">
            <text:p>2019-10-27 18:09:09</text:p>
          </table:table-cell>
          <table:table-cell table:style-name="ce7" table:formula="of:=[.A1204]" office:value-type="date" office:date-value="2019-10-27T18:09:09.217332" calcext:value-type="date">
            <text:p>2019-10-27 18:09:09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8:09:09.21733194496" calcext:value-type="date">
            <text:p>12/30/99 06:09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&lt;0.000001;[.G1203]+2+1/[.$H$2];[.G1203]+1/[.$H$2])" office:value-type="float" office:value="20.0166666666668" calcext:value-type="float">
            <text:p>20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5]))" office:value-type="date" office:date-value="2019-10-27T18:24:25.308809" calcext:value-type="date">
            <text:p>2019-10-27 18:24:25</text:p>
          </table:table-cell>
          <table:table-cell table:style-name="ce7" table:formula="of:=[.A1205]" office:value-type="date" office:date-value="2019-10-27T18:24:25.308809" calcext:value-type="date">
            <text:p>2019-10-27 18:24:25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8:24:25.3088092804" calcext:value-type="date">
            <text:p>12/30/99 06:24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&lt;0.000001;[.G1204]+2+1/[.$H$2];[.G1204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6]))" office:value-type="date" office:date-value="2019-10-27T17:58:19.58503" calcext:value-type="date">
            <text:p>2019-10-27 17:58:20</text:p>
          </table:table-cell>
          <table:table-cell table:style-name="ce7" table:formula="of:=[.A1206]" office:value-type="date" office:date-value="2019-10-27T17:58:19.58503" calcext:value-type="date">
            <text:p>2019-10-27 17:58:20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7:58:19.58502966911" calcext:value-type="date">
            <text:p>12/30/99 05:58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&lt;0.000001;[.G1205]+2+1/[.$H$2];[.G1205]+1/[.$H$2])" office:value-type="float" office:value="20.0500000000001" calcext:value-type="float">
            <text:p>2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7]))" office:value-type="date" office:date-value="2019-10-27T18:36:40.775237" calcext:value-type="date">
            <text:p>2019-10-27 18:36:41</text:p>
          </table:table-cell>
          <table:table-cell table:style-name="ce7" table:formula="of:=[.A1207]" office:value-type="date" office:date-value="2019-10-27T18:36:40.775237" calcext:value-type="date">
            <text:p>2019-10-27 18:36:41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8:36:40.77523661312" calcext:value-type="date">
            <text:p>12/30/99 06:36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&lt;0.000001;[.G1206]+2+1/[.$H$2];[.G1206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8]))" office:value-type="date" office:date-value="2019-10-27T17:29:58.742697" calcext:value-type="date">
            <text:p>2019-10-27 17:29:59</text:p>
          </table:table-cell>
          <table:table-cell table:style-name="ce7" table:formula="of:=[.A1208]" office:value-type="date" office:date-value="2019-10-27T17:29:58.742697" calcext:value-type="date">
            <text:p>2019-10-27 17:29:59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7:29:58.74269734137" calcext:value-type="date">
            <text:p>12/30/99 05:29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&lt;0.000001;[.G1207]+2+1/[.$H$2];[.G1207]+1/[.$H$2])" office:value-type="float" office:value="20.0833333333335" calcext:value-type="float">
            <text:p>20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9]))" office:value-type="date" office:date-value="2019-10-27T18:23:20.264815" calcext:value-type="date">
            <text:p>2019-10-27 18:23:20</text:p>
          </table:table-cell>
          <table:table-cell table:style-name="ce7" table:formula="of:=[.A1209]" office:value-type="date" office:date-value="2019-10-27T18:23:20.264815" calcext:value-type="date">
            <text:p>2019-10-27 18:23:20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8:23:20.26481486857" calcext:value-type="date">
            <text:p>12/30/99 06:23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&lt;0.000001;[.G1208]+2+1/[.$H$2];[.G1208]+1/[.$H$2])" office:value-type="float" office:value="20.1000000000001" calcext:value-type="float">
            <text:p>2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0]))" office:value-type="date" office:date-value="2019-10-27T17:50:45.414621" calcext:value-type="date">
            <text:p>2019-10-27 17:50:45</text:p>
          </table:table-cell>
          <table:table-cell table:style-name="ce7" table:formula="of:=[.A1210]" office:value-type="date" office:date-value="2019-10-27T17:50:45.414621" calcext:value-type="date">
            <text:p>2019-10-27 17:50:45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7:50:45.41462108027" calcext:value-type="date">
            <text:p>12/30/99 05:50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&lt;0.000001;[.G1209]+2+1/[.$H$2];[.G1209]+1/[.$H$2])" office:value-type="float" office:value="20.1166666666668" calcext:value-type="float">
            <text:p>2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1]))" office:value-type="date" office:date-value="2019-10-27T18:30:18.484494" calcext:value-type="date">
            <text:p>2019-10-27 18:30:18</text:p>
          </table:table-cell>
          <table:table-cell table:style-name="ce7" table:formula="of:=[.A1211]" office:value-type="date" office:date-value="2019-10-27T18:30:18.484494" calcext:value-type="date">
            <text:p>2019-10-27 18:30:18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8:30:18.48449434619" calcext:value-type="date">
            <text:p>12/30/99 06:30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&lt;0.000001;[.G1210]+2+1/[.$H$2];[.G1210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2]))" office:value-type="date" office:date-value="2019-10-27T17:55:30.442188" calcext:value-type="date">
            <text:p>2019-10-27 17:55:30</text:p>
          </table:table-cell>
          <table:table-cell table:style-name="ce7" table:formula="of:=[.A1212]" office:value-type="date" office:date-value="2019-10-27T17:55:30.442188" calcext:value-type="date">
            <text:p>2019-10-27 17:55:30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7:55:30.442187679" calcext:value-type="date">
            <text:p>12/30/99 05:55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&lt;0.000001;[.G1211]+2+1/[.$H$2];[.G1211]+1/[.$H$2])" office:value-type="float" office:value="20.1500000000001" calcext:value-type="float">
            <text:p>2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3]))" office:value-type="date" office:date-value="2019-10-27T18:17:04.789782" calcext:value-type="date">
            <text:p>2019-10-27 18:17:05</text:p>
          </table:table-cell>
          <table:table-cell table:style-name="ce7" table:formula="of:=[.A1213]" office:value-type="date" office:date-value="2019-10-27T18:17:04.789782" calcext:value-type="date">
            <text:p>2019-10-27 18:17:05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8:17:04.78978196159" calcext:value-type="date">
            <text:p>12/30/99 06:17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&lt;0.000001;[.G1212]+2+1/[.$H$2];[.G1212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4]))" office:value-type="date" office:date-value="2019-10-27T18:22:47.640173" calcext:value-type="date">
            <text:p>2019-10-27 18:22:48</text:p>
          </table:table-cell>
          <table:table-cell table:style-name="ce7" table:formula="of:=[.A1214]" office:value-type="date" office:date-value="2019-10-27T18:22:47.640173" calcext:value-type="date">
            <text:p>2019-10-27 18:22:48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8:22:47.64017287642" calcext:value-type="date">
            <text:p>12/30/99 06:22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&lt;0.000001;[.G1213]+2+1/[.$H$2];[.G1213]+1/[.$H$2])" office:value-type="float" office:value="20.1833333333335" calcext:value-type="float">
            <text:p>20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5]))" office:value-type="date" office:date-value="2019-10-27T18:29:26.366373" calcext:value-type="date">
            <text:p>2019-10-27 18:29:26</text:p>
          </table:table-cell>
          <table:table-cell table:style-name="ce7" table:formula="of:=[.A1215]" office:value-type="date" office:date-value="2019-10-27T18:29:26.366373" calcext:value-type="date">
            <text:p>2019-10-27 18:29:26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8:29:26.36637279298" calcext:value-type="date">
            <text:p>12/30/99 06:29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&lt;0.000001;[.G1214]+2+1/[.$H$2];[.G1214]+1/[.$H$2])" office:value-type="float" office:value="20.2000000000001" calcext:value-type="float">
            <text:p>2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6]))" office:value-type="date" office:date-value="2019-10-27T18:12:40.599449" calcext:value-type="date">
            <text:p>2019-10-27 18:12:41</text:p>
          </table:table-cell>
          <table:table-cell table:style-name="ce7" table:formula="of:=[.A1216]" office:value-type="date" office:date-value="2019-10-27T18:12:40.599449" calcext:value-type="date">
            <text:p>2019-10-27 18:12:41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8:12:40.59944895096" calcext:value-type="date">
            <text:p>12/30/99 06:12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&lt;0.000001;[.G1215]+2+1/[.$H$2];[.G1215]+1/[.$H$2])" office:value-type="float" office:value="20.2166666666668" calcext:value-type="float">
            <text:p>2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7]))" office:value-type="date" office:date-value="2019-10-27T18:10:34.755936" calcext:value-type="date">
            <text:p>2019-10-27 18:10:35</text:p>
          </table:table-cell>
          <table:table-cell table:style-name="ce7" table:formula="of:=[.A1217]" office:value-type="date" office:date-value="2019-10-27T18:10:34.755936" calcext:value-type="date">
            <text:p>2019-10-27 18:10:35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8:10:34.75593582261" calcext:value-type="date">
            <text:p>12/30/99 06:10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&lt;0.000001;[.G1216]+2+1/[.$H$2];[.G1216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8]))" office:value-type="date" office:date-value="2019-10-27T18:04:16.173991" calcext:value-type="date">
            <text:p>2019-10-27 18:04:16</text:p>
          </table:table-cell>
          <table:table-cell table:style-name="ce7" table:formula="of:=[.A1218]" office:value-type="date" office:date-value="2019-10-27T18:04:16.173991" calcext:value-type="date">
            <text:p>2019-10-27 18:04:16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8:04:16.17399145849" calcext:value-type="date">
            <text:p>12/30/99 06:04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&lt;0.000001;[.G1217]+2+1/[.$H$2];[.G1217]+1/[.$H$2])" office:value-type="float" office:value="20.2500000000001" calcext:value-type="float">
            <text:p>2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9]))" office:value-type="date" office:date-value="2019-10-27T18:11:07.858153" calcext:value-type="date">
            <text:p>2019-10-27 18:11:08</text:p>
          </table:table-cell>
          <table:table-cell table:style-name="ce7" table:formula="of:=[.A1219]" office:value-type="date" office:date-value="2019-10-27T18:11:07.858153" calcext:value-type="date">
            <text:p>2019-10-27 18:11:08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8:11:07.85815267358" calcext:value-type="date">
            <text:p>12/30/99 06:11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&lt;0.000001;[.G1218]+2+1/[.$H$2];[.G1218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0]))" office:value-type="date" office:date-value="2019-10-27T18:07:10.833153" calcext:value-type="date">
            <text:p>2019-10-27 18:07:11</text:p>
          </table:table-cell>
          <table:table-cell table:style-name="ce7" table:formula="of:=[.A1220]" office:value-type="date" office:date-value="2019-10-27T18:07:10.833153" calcext:value-type="date">
            <text:p>2019-10-27 18:07:11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8:07:10.8331533568" calcext:value-type="date">
            <text:p>12/30/99 06:07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&lt;0.000001;[.G1219]+2+1/[.$H$2];[.G1219]+1/[.$H$2])" office:value-type="float" office:value="20.2833333333335" calcext:value-type="float">
            <text:p>20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1]))" office:value-type="date" office:date-value="2019-10-27T18:12:17.112335" calcext:value-type="date">
            <text:p>2019-10-27 18:12:17</text:p>
          </table:table-cell>
          <table:table-cell table:style-name="ce7" table:formula="of:=[.A1221]" office:value-type="date" office:date-value="2019-10-27T18:12:17.112335" calcext:value-type="date">
            <text:p>2019-10-27 18:12:17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8:12:17.11233471986" calcext:value-type="date">
            <text:p>12/30/99 06:12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&lt;0.000001;[.G1220]+2+1/[.$H$2];[.G1220]+1/[.$H$2])" office:value-type="float" office:value="20.3000000000001" calcext:value-type="float">
            <text:p>2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2]))" office:value-type="date" office:date-value="2019-10-27T18:30:27.590504" calcext:value-type="date">
            <text:p>2019-10-27 18:30:28</text:p>
          </table:table-cell>
          <table:table-cell table:style-name="ce7" table:formula="of:=[.A1222]" office:value-type="date" office:date-value="2019-10-27T18:30:27.590504" calcext:value-type="date">
            <text:p>2019-10-27 18:30:28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8:30:27.59050447494" calcext:value-type="date">
            <text:p>12/30/99 06:30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&lt;0.000001;[.G1221]+2+1/[.$H$2];[.G1221]+1/[.$H$2])" office:value-type="float" office:value="20.3166666666668" calcext:value-type="float">
            <text:p>2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3]))" office:value-type="date" office:date-value="2019-10-27T17:48:30.489868" calcext:value-type="date">
            <text:p>2019-10-27 17:48:30</text:p>
          </table:table-cell>
          <table:table-cell table:style-name="ce7" table:formula="of:=[.A1223]" office:value-type="date" office:date-value="2019-10-27T17:48:30.489868" calcext:value-type="date">
            <text:p>2019-10-27 17:48:30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7:48:30.48986823298" calcext:value-type="date">
            <text:p>12/30/99 05:48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&lt;0.000001;[.G1222]+2+1/[.$H$2];[.G122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4]))" office:value-type="date" office:date-value="2019-10-27T18:15:40.920422" calcext:value-type="date">
            <text:p>2019-10-27 18:15:41</text:p>
          </table:table-cell>
          <table:table-cell table:style-name="ce7" table:formula="of:=[.A1224]" office:value-type="date" office:date-value="2019-10-27T18:15:40.920422" calcext:value-type="date">
            <text:p>2019-10-27 18:15:41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8:15:40.92042194679" calcext:value-type="date">
            <text:p>12/30/99 06:15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&lt;0.000001;[.G1223]+2+1/[.$H$2];[.G1223]+1/[.$H$2])" office:value-type="float" office:value="20.3500000000001" calcext:value-type="float">
            <text:p>2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5]))" office:value-type="date" office:date-value="2019-10-27T18:00:42.406945" calcext:value-type="date">
            <text:p>2019-10-27 18:00:42</text:p>
          </table:table-cell>
          <table:table-cell table:style-name="ce7" table:formula="of:=[.A1225]" office:value-type="date" office:date-value="2019-10-27T18:00:42.406945" calcext:value-type="date">
            <text:p>2019-10-27 18:00:42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8:00:42.40694534965" calcext:value-type="date">
            <text:p>12/30/99 06:00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&lt;0.000001;[.G1224]+2+1/[.$H$2];[.G1224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6]))" office:value-type="date" office:date-value="2019-10-27T17:57:57.803618" calcext:value-type="date">
            <text:p>2019-10-27 17:57:58</text:p>
          </table:table-cell>
          <table:table-cell table:style-name="ce7" table:formula="of:=[.A1226]" office:value-type="date" office:date-value="2019-10-27T17:57:57.803618" calcext:value-type="date">
            <text:p>2019-10-27 17:57:58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7:57:57.80361806508" calcext:value-type="date">
            <text:p>12/30/99 05:57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&lt;0.000001;[.G1225]+2+1/[.$H$2];[.G1225]+1/[.$H$2])" office:value-type="float" office:value="20.3833333333335" calcext:value-type="float">
            <text:p>20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7]))" office:value-type="date" office:date-value="2019-10-27T18:10:21.030234" calcext:value-type="date">
            <text:p>2019-10-27 18:10:21</text:p>
          </table:table-cell>
          <table:table-cell table:style-name="ce7" table:formula="of:=[.A1227]" office:value-type="date" office:date-value="2019-10-27T18:10:21.030234" calcext:value-type="date">
            <text:p>2019-10-27 18:10:21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8:10:21.03023389354" calcext:value-type="date">
            <text:p>12/30/99 06:10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&lt;0.000001;[.G1226]+2+1/[.$H$2];[.G1226]+1/[.$H$2])" office:value-type="float" office:value="20.4000000000001" calcext:value-type="float">
            <text:p>2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8]))" office:value-type="date" office:date-value="2019-10-27T18:08:04.663263" calcext:value-type="date">
            <text:p>2019-10-27 18:08:05</text:p>
          </table:table-cell>
          <table:table-cell table:style-name="ce7" table:formula="of:=[.A1228]" office:value-type="date" office:date-value="2019-10-27T18:08:04.663263" calcext:value-type="date">
            <text:p>2019-10-27 18:08:05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8:08:04.66326270718" calcext:value-type="date">
            <text:p>12/30/99 06:08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&lt;0.000001;[.G1227]+2+1/[.$H$2];[.G1227]+1/[.$H$2])" office:value-type="float" office:value="20.4166666666668" calcext:value-type="float">
            <text:p>2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9]))" office:value-type="date" office:date-value="2019-10-27T17:59:04.512295" calcext:value-type="date">
            <text:p>2019-10-27 17:59:05</text:p>
          </table:table-cell>
          <table:table-cell table:style-name="ce7" table:formula="of:=[.A1229]" office:value-type="date" office:date-value="2019-10-27T17:59:04.512295" calcext:value-type="date">
            <text:p>2019-10-27 17:59:05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7:59:04.51229490805" calcext:value-type="date">
            <text:p>12/30/99 05:59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&lt;0.000001;[.G1228]+2+1/[.$H$2];[.G1228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0]))" office:value-type="date" office:date-value="2019-10-27T18:06:36.184158" calcext:value-type="date">
            <text:p>2019-10-27 18:06:36</text:p>
          </table:table-cell>
          <table:table-cell table:style-name="ce7" table:formula="of:=[.A1230]" office:value-type="date" office:date-value="2019-10-27T18:06:36.184158" calcext:value-type="date">
            <text:p>2019-10-27 18:06:36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8:06:36.1841579061" calcext:value-type="date">
            <text:p>12/30/99 06:06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&lt;0.000001;[.G1229]+2+1/[.$H$2];[.G1229]+1/[.$H$2])" office:value-type="float" office:value="20.4500000000001" calcext:value-type="float">
            <text:p>2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1]))" office:value-type="date" office:date-value="2019-10-27T18:03:43.100617" calcext:value-type="date">
            <text:p>2019-10-27 18:03:43</text:p>
          </table:table-cell>
          <table:table-cell table:style-name="ce7" table:formula="of:=[.A1231]" office:value-type="date" office:date-value="2019-10-27T18:03:43.100617" calcext:value-type="date">
            <text:p>2019-10-27 18:03:43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8:03:43.10061673634" calcext:value-type="date">
            <text:p>12/30/99 06:03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&lt;0.000001;[.G1230]+2+1/[.$H$2];[.G1230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2]))" office:value-type="date" office:date-value="2019-10-27T18:02:17.849863" calcext:value-type="date">
            <text:p>2019-10-27 18:02:18</text:p>
          </table:table-cell>
          <table:table-cell table:style-name="ce7" table:formula="of:=[.A1232]" office:value-type="date" office:date-value="2019-10-27T18:02:17.849863" calcext:value-type="date">
            <text:p>2019-10-27 18:02:18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8:02:17.84986333922" calcext:value-type="date">
            <text:p>12/30/99 06:02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&lt;0.000001;[.G1231]+2+1/[.$H$2];[.G1231]+1/[.$H$2])" office:value-type="float" office:value="20.4833333333335" calcext:value-type="float">
            <text:p>20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3]))" office:value-type="date" office:date-value="2019-10-27T17:46:08.8771" calcext:value-type="date">
            <text:p>2019-10-27 17:46:09</text:p>
          </table:table-cell>
          <table:table-cell table:style-name="ce7" table:formula="of:=[.A1233]" office:value-type="date" office:date-value="2019-10-27T17:46:08.8771" calcext:value-type="date">
            <text:p>2019-10-27 17:46:09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7:46:08.87709971052" calcext:value-type="date">
            <text:p>12/30/99 05:46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&lt;0.000001;[.G1232]+2+1/[.$H$2];[.G1232]+1/[.$H$2])" office:value-type="float" office:value="20.5000000000001" calcext:value-type="float">
            <text:p>2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4]))" office:value-type="date" office:date-value="2019-10-27T17:59:14.508166" calcext:value-type="date">
            <text:p>2019-10-27 17:59:15</text:p>
          </table:table-cell>
          <table:table-cell table:style-name="ce7" table:formula="of:=[.A1234]" office:value-type="date" office:date-value="2019-10-27T17:59:14.508166" calcext:value-type="date">
            <text:p>2019-10-27 17:59:15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7:59:14.5081658056" calcext:value-type="date">
            <text:p>12/30/99 05:59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&lt;0.000001;[.G1233]+2+1/[.$H$2];[.G1233]+1/[.$H$2])" office:value-type="float" office:value="20.5166666666668" calcext:value-type="float">
            <text:p>2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5]))" office:value-type="date" office:date-value="2019-10-27T18:19:45.467188" calcext:value-type="date">
            <text:p>2019-10-27 18:19:45</text:p>
          </table:table-cell>
          <table:table-cell table:style-name="ce7" table:formula="of:=[.A1235]" office:value-type="date" office:date-value="2019-10-27T18:19:45.467188" calcext:value-type="date">
            <text:p>2019-10-27 18:19:45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8:19:45.46718819998" calcext:value-type="date">
            <text:p>12/30/99 06:19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&lt;0.000001;[.G1234]+2+1/[.$H$2];[.G1234]+1/[.$H$2])" office:value-type="float" office:value="20.5333333333334" calcext:value-type="float">
            <text:p>2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6]))" office:value-type="date" office:date-value="2019-10-27T18:23:55.338711" calcext:value-type="date">
            <text:p>2019-10-27 18:23:55</text:p>
          </table:table-cell>
          <table:table-cell table:style-name="ce7" table:formula="of:=[.A1236]" office:value-type="date" office:date-value="2019-10-27T18:23:55.338711" calcext:value-type="date">
            <text:p>2019-10-27 18:23:55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8:23:55.33871120308" calcext:value-type="date">
            <text:p>12/30/99 06:23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&lt;0.000001;[.G1235]+2+1/[.$H$2];[.G1235]+1/[.$H$2])" office:value-type="float" office:value="20.5500000000001" calcext:value-type="float">
            <text:p>2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7]))" office:value-type="date" office:date-value="2019-10-27T18:06:31.838676" calcext:value-type="date">
            <text:p>2019-10-27 18:06:32</text:p>
          </table:table-cell>
          <table:table-cell table:style-name="ce7" table:formula="of:=[.A1237]" office:value-type="date" office:date-value="2019-10-27T18:06:31.838676" calcext:value-type="date">
            <text:p>2019-10-27 18:06:32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8:06:31.83867566753" calcext:value-type="date">
            <text:p>12/30/99 06:06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&lt;0.000001;[.G1236]+2+1/[.$H$2];[.G1236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8]))" office:value-type="date" office:date-value="2019-10-27T17:55:07.134217" calcext:value-type="date">
            <text:p>2019-10-27 17:55:07</text:p>
          </table:table-cell>
          <table:table-cell table:style-name="ce7" table:formula="of:=[.A1238]" office:value-type="date" office:date-value="2019-10-27T17:55:07.134217" calcext:value-type="date">
            <text:p>2019-10-27 17:55:07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7:55:07.13421651162" calcext:value-type="date">
            <text:p>12/30/99 05:55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&lt;0.000001;[.G1237]+2+1/[.$H$2];[.G1237]+1/[.$H$2])" office:value-type="float" office:value="20.5833333333334" calcext:value-type="float">
            <text:p>2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9]))" office:value-type="date" office:date-value="2019-10-27T17:55:55.966819" calcext:value-type="date">
            <text:p>2019-10-27 17:55:56</text:p>
          </table:table-cell>
          <table:table-cell table:style-name="ce7" table:formula="of:=[.A1239]" office:value-type="date" office:date-value="2019-10-27T17:55:55.966819" calcext:value-type="date">
            <text:p>2019-10-27 17:55:56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7:55:55.96681914758" calcext:value-type="date">
            <text:p>12/30/99 05:55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&lt;0.000001;[.G1238]+2+1/[.$H$2];[.G1238]+1/[.$H$2])" office:value-type="float" office:value="20.6000000000001" calcext:value-type="float">
            <text:p>2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0]))" office:value-type="date" office:date-value="2019-10-27T17:30:19.00809" calcext:value-type="date">
            <text:p>2019-10-27 17:30:19</text:p>
          </table:table-cell>
          <table:table-cell table:style-name="ce7" table:formula="of:=[.A1240]" office:value-type="date" office:date-value="2019-10-27T17:30:19.00809" calcext:value-type="date">
            <text:p>2019-10-27 17:30:19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7:30:19.00809046347" calcext:value-type="date">
            <text:p>12/30/99 05:30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&lt;0.000001;[.G1239]+2+1/[.$H$2];[.G1239]+1/[.$H$2])" office:value-type="float" office:value="20.6166666666668" calcext:value-type="float">
            <text:p>2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1]))" office:value-type="date" office:date-value="2019-10-27T17:58:14.497865" calcext:value-type="date">
            <text:p>2019-10-27 17:58:14</text:p>
          </table:table-cell>
          <table:table-cell table:style-name="ce7" table:formula="of:=[.A1241]" office:value-type="date" office:date-value="2019-10-27T17:58:14.497865" calcext:value-type="date">
            <text:p>2019-10-27 17:58:14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7:58:14.49786529876" calcext:value-type="date">
            <text:p>12/30/99 05:58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&lt;0.000001;[.G1240]+2+1/[.$H$2];[.G1240]+1/[.$H$2])" office:value-type="float" office:value="20.6333333333334" calcext:value-type="float">
            <text:p>2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2]))" office:value-type="date" office:date-value="2019-10-27T17:43:00.987298" calcext:value-type="date">
            <text:p>2019-10-27 17:43:01</text:p>
          </table:table-cell>
          <table:table-cell table:style-name="ce7" table:formula="of:=[.A1242]" office:value-type="date" office:date-value="2019-10-27T17:43:00.987298" calcext:value-type="date">
            <text:p>2019-10-27 17:43:01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7:43:00.98729832564" calcext:value-type="date">
            <text:p>12/30/99 05:43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&lt;0.000001;[.G1241]+2+1/[.$H$2];[.G1241]+1/[.$H$2])" office:value-type="float" office:value="20.6500000000001" calcext:value-type="float">
            <text:p>2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3]))" office:value-type="date" office:date-value="2019-10-27T18:32:54.506563" calcext:value-type="date">
            <text:p>2019-10-27 18:32:55</text:p>
          </table:table-cell>
          <table:table-cell table:style-name="ce7" table:formula="of:=[.A1243]" office:value-type="date" office:date-value="2019-10-27T18:32:54.506563" calcext:value-type="date">
            <text:p>2019-10-27 18:32:55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8:32:54.50656285509" calcext:value-type="date">
            <text:p>12/30/99 06:32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&lt;0.000001;[.G1242]+2+1/[.$H$2];[.G124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4]))" office:value-type="date" office:date-value="2019-10-27T18:07:21.695908" calcext:value-type="date">
            <text:p>2019-10-27 18:07:22</text:p>
          </table:table-cell>
          <table:table-cell table:style-name="ce7" table:formula="of:=[.A1244]" office:value-type="date" office:date-value="2019-10-27T18:07:21.695908" calcext:value-type="date">
            <text:p>2019-10-27 18:07:22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8:07:21.69590813108" calcext:value-type="date">
            <text:p>12/30/99 06:07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&lt;0.000001;[.G1243]+2+1/[.$H$2];[.G1243]+1/[.$H$2])" office:value-type="float" office:value="20.6833333333334" calcext:value-type="float">
            <text:p>2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5]))" office:value-type="date" office:date-value="2019-10-27T17:55:05.790827" calcext:value-type="date">
            <text:p>2019-10-27 17:55:06</text:p>
          </table:table-cell>
          <table:table-cell table:style-name="ce7" table:formula="of:=[.A1245]" office:value-type="date" office:date-value="2019-10-27T17:55:05.790827" calcext:value-type="date">
            <text:p>2019-10-27 17:55:06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7:55:05.79082709737" calcext:value-type="date">
            <text:p>12/30/99 05:55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&lt;0.000001;[.G1244]+2+1/[.$H$2];[.G1244]+1/[.$H$2])" office:value-type="float" office:value="20.7000000000001" calcext:value-type="float">
            <text:p>2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6]))" office:value-type="date" office:date-value="2019-10-27T17:50:25.907959" calcext:value-type="date">
            <text:p>2019-10-27 17:50:26</text:p>
          </table:table-cell>
          <table:table-cell table:style-name="ce7" table:formula="of:=[.A1246]" office:value-type="date" office:date-value="2019-10-27T17:50:25.907959" calcext:value-type="date">
            <text:p>2019-10-27 17:50:26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7:50:25.907958881" calcext:value-type="date">
            <text:p>12/30/99 05:50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&lt;0.000001;[.G1245]+2+1/[.$H$2];[.G1245]+1/[.$H$2])" office:value-type="float" office:value="20.7166666666668" calcext:value-type="float">
            <text:p>2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7]))" office:value-type="date" office:date-value="2019-10-27T17:31:45.29" calcext:value-type="date">
            <text:p>2019-10-27 17:31:45</text:p>
          </table:table-cell>
          <table:table-cell table:style-name="ce7" table:formula="of:=[.A1247]" office:value-type="date" office:date-value="2019-10-27T17:31:45.29" calcext:value-type="date">
            <text:p>2019-10-27 17:31:45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7:31:45.29000025708" calcext:value-type="date">
            <text:p>12/30/99 05:31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&lt;0.000001;[.G1246]+2+1/[.$H$2];[.G1246]+1/[.$H$2])" office:value-type="float" office:value="20.7333333333334" calcext:value-type="float">
            <text:p>2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8]))" office:value-type="date" office:date-value="2019-10-27T17:47:37.827306" calcext:value-type="date">
            <text:p>2019-10-27 17:47:38</text:p>
          </table:table-cell>
          <table:table-cell table:style-name="ce7" table:formula="of:=[.A1248]" office:value-type="date" office:date-value="2019-10-27T17:47:37.827306" calcext:value-type="date">
            <text:p>2019-10-27 17:47:38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7:47:37.82730623614" calcext:value-type="date">
            <text:p>12/30/99 05:47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&lt;0.000001;[.G1247]+2+1/[.$H$2];[.G1247]+1/[.$H$2])" office:value-type="float" office:value="20.7500000000001" calcext:value-type="float">
            <text:p>2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9]))" office:value-type="date" office:date-value="2019-10-27T18:02:03.959109" calcext:value-type="date">
            <text:p>2019-10-27 18:02:04</text:p>
          </table:table-cell>
          <table:table-cell table:style-name="ce7" table:formula="of:=[.A1249]" office:value-type="date" office:date-value="2019-10-27T18:02:03.959109" calcext:value-type="date">
            <text:p>2019-10-27 18:02:04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8:02:03.95910937339" calcext:value-type="date">
            <text:p>12/30/99 06:02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&lt;0.000001;[.G1248]+2+1/[.$H$2];[.G1248]+1/[.$H$2])" office:value-type="float" office:value="20.7666666666668" calcext:value-type="float">
            <text:p>2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0]))" office:value-type="date" office:date-value="2019-10-27T17:47:56.88021" calcext:value-type="date">
            <text:p>2019-10-27 17:47:57</text:p>
          </table:table-cell>
          <table:table-cell table:style-name="ce7" table:formula="of:=[.A1250]" office:value-type="date" office:date-value="2019-10-27T17:47:56.88021" calcext:value-type="date">
            <text:p>2019-10-27 17:47:57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7:47:56.88021033537" calcext:value-type="date">
            <text:p>12/30/99 05:47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&lt;0.000001;[.G1249]+2+1/[.$H$2];[.G1249]+1/[.$H$2])" office:value-type="float" office:value="20.7833333333334" calcext:value-type="float">
            <text:p>20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1]))" office:value-type="date" office:date-value="2019-10-27T18:22:48.478275" calcext:value-type="date">
            <text:p>2019-10-27 18:22:48</text:p>
          </table:table-cell>
          <table:table-cell table:style-name="ce7" table:formula="of:=[.A1251]" office:value-type="date" office:date-value="2019-10-27T18:22:48.478275" calcext:value-type="date">
            <text:p>2019-10-27 18:22:48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8:22:48.47827497404" calcext:value-type="date">
            <text:p>12/30/99 06:22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&lt;0.000001;[.G1250]+2+1/[.$H$2];[.G1250]+1/[.$H$2])" office:value-type="float" office:value="20.8000000000001" calcext:value-type="float">
            <text:p>2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2]))" office:value-type="date" office:date-value="2019-10-27T18:02:59.350997" calcext:value-type="date">
            <text:p>2019-10-27 18:02:59</text:p>
          </table:table-cell>
          <table:table-cell table:style-name="ce7" table:formula="of:=[.A1252]" office:value-type="date" office:date-value="2019-10-27T18:02:59.350997" calcext:value-type="date">
            <text:p>2019-10-27 18:02:59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8:02:59.35099736787" calcext:value-type="date">
            <text:p>12/30/99 06:02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&lt;0.000001;[.G1251]+2+1/[.$H$2];[.G1251]+1/[.$H$2])" office:value-type="float" office:value="20.8166666666668" calcext:value-type="float">
            <text:p>2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3]))" office:value-type="date" office:date-value="2019-10-27T18:13:41.330014" calcext:value-type="date">
            <text:p>2019-10-27 18:13:41</text:p>
          </table:table-cell>
          <table:table-cell table:style-name="ce7" table:formula="of:=[.A1253]" office:value-type="date" office:date-value="2019-10-27T18:13:41.330014" calcext:value-type="date">
            <text:p>2019-10-27 18:13:41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8:13:41.33001436014" calcext:value-type="date">
            <text:p>12/30/99 06:13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&lt;0.000001;[.G1252]+2+1/[.$H$2];[.G1252]+1/[.$H$2])" office:value-type="float" office:value="20.8333333333334" calcext:value-type="float">
            <text:p>20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4]))" office:value-type="date" office:date-value="2019-10-27T18:14:01.044963" calcext:value-type="date">
            <text:p>2019-10-27 18:14:01</text:p>
          </table:table-cell>
          <table:table-cell table:style-name="ce7" table:formula="of:=[.A1254]" office:value-type="date" office:date-value="2019-10-27T18:14:01.044963" calcext:value-type="date">
            <text:p>2019-10-27 18:14:01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8:14:01.04496287182" calcext:value-type="date">
            <text:p>12/30/99 06:14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&lt;0.000001;[.G1253]+2+1/[.$H$2];[.G1253]+1/[.$H$2])" office:value-type="float" office:value="20.8500000000001" calcext:value-type="float">
            <text:p>2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5]))" office:value-type="date" office:date-value="2019-10-27T18:21:24.267711" calcext:value-type="date">
            <text:p>2019-10-27 18:21:24</text:p>
          </table:table-cell>
          <table:table-cell table:style-name="ce7" table:formula="of:=[.A1255]" office:value-type="date" office:date-value="2019-10-27T18:21:24.267711" calcext:value-type="date">
            <text:p>2019-10-27 18:21:24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8:21:24.26771094091" calcext:value-type="date">
            <text:p>12/30/99 06:21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&lt;0.000001;[.G1254]+2+1/[.$H$2];[.G1254]+1/[.$H$2])" office:value-type="float" office:value="20.8666666666668" calcext:value-type="float">
            <text:p>2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6]))" office:value-type="date" office:date-value="2019-10-27T17:46:15.078928" calcext:value-type="date">
            <text:p>2019-10-27 17:46:15</text:p>
          </table:table-cell>
          <table:table-cell table:style-name="ce7" table:formula="of:=[.A1256]" office:value-type="date" office:date-value="2019-10-27T17:46:15.078928" calcext:value-type="date">
            <text:p>2019-10-27 17:46:15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7:46:15.07892812137" calcext:value-type="date">
            <text:p>12/30/99 05:46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&lt;0.000001;[.G1255]+2+1/[.$H$2];[.G1255]+1/[.$H$2])" office:value-type="float" office:value="20.8833333333334" calcext:value-type="float">
            <text:p>20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7]))" office:value-type="date" office:date-value="2019-10-27T17:48:41.859525" calcext:value-type="date">
            <text:p>2019-10-27 17:48:42</text:p>
          </table:table-cell>
          <table:table-cell table:style-name="ce7" table:formula="of:=[.A1257]" office:value-type="date" office:date-value="2019-10-27T17:48:41.859525" calcext:value-type="date">
            <text:p>2019-10-27 17:48:42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7:48:41.85952467844" calcext:value-type="date">
            <text:p>12/30/99 05:48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&lt;0.000001;[.G1256]+2+1/[.$H$2];[.G1256]+1/[.$H$2])" office:value-type="float" office:value="20.9000000000001" calcext:value-type="float">
            <text:p>2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8]))" office:value-type="date" office:date-value="2019-10-27T17:48:24.597643" calcext:value-type="date">
            <text:p>2019-10-27 17:48:25</text:p>
          </table:table-cell>
          <table:table-cell table:style-name="ce7" table:formula="of:=[.A1258]" office:value-type="date" office:date-value="2019-10-27T17:48:24.597643" calcext:value-type="date">
            <text:p>2019-10-27 17:48:25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7:48:24.59764259867" calcext:value-type="date">
            <text:p>12/30/99 05:48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&lt;0.000001;[.G1257]+2+1/[.$H$2];[.G1257]+1/[.$H$2])" office:value-type="float" office:value="20.9166666666668" calcext:value-type="float">
            <text:p>2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9]))" office:value-type="date" office:date-value="2019-10-27T18:26:36.64519" calcext:value-type="date">
            <text:p>2019-10-27 18:26:37</text:p>
          </table:table-cell>
          <table:table-cell table:style-name="ce7" table:formula="of:=[.A1259]" office:value-type="date" office:date-value="2019-10-27T18:26:36.64519" calcext:value-type="date">
            <text:p>2019-10-27 18:26:37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8:26:36.64519017097" calcext:value-type="date">
            <text:p>12/30/99 06:26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&lt;0.000001;[.G1258]+2+1/[.$H$2];[.G1258]+1/[.$H$2])" office:value-type="float" office:value="20.9333333333334" calcext:value-type="float">
            <text:p>20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0]))" office:value-type="date" office:date-value="2019-10-27T18:10:40.575791" calcext:value-type="date">
            <text:p>2019-10-27 18:10:41</text:p>
          </table:table-cell>
          <table:table-cell table:style-name="ce7" table:formula="of:=[.A1260]" office:value-type="date" office:date-value="2019-10-27T18:10:40.575791" calcext:value-type="date">
            <text:p>2019-10-27 18:10:41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8:10:40.57579084765" calcext:value-type="date">
            <text:p>12/30/99 06:10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&lt;0.000001;[.G1259]+2+1/[.$H$2];[.G1259]+1/[.$H$2])" office:value-type="float" office:value="20.9500000000001" calcext:value-type="float">
            <text:p>2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1]))" office:value-type="date" office:date-value="2019-10-27T18:26:04.955891" calcext:value-type="date">
            <text:p>2019-10-27 18:26:05</text:p>
          </table:table-cell>
          <table:table-cell table:style-name="ce7" table:formula="of:=[.A1261]" office:value-type="date" office:date-value="2019-10-27T18:26:04.955891" calcext:value-type="date">
            <text:p>2019-10-27 18:26:05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8:26:04.9558912497" calcext:value-type="date">
            <text:p>12/30/99 06:26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&lt;0.000001;[.G1260]+2+1/[.$H$2];[.G1260]+1/[.$H$2])" office:value-type="float" office:value="20.9666666666668" calcext:value-type="float">
            <text:p>2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2]))" office:value-type="date" office:date-value="2019-10-27T18:04:30.868878" calcext:value-type="date">
            <text:p>2019-10-27 18:04:31</text:p>
          </table:table-cell>
          <table:table-cell table:style-name="ce7" table:formula="of:=[.A1262]" office:value-type="date" office:date-value="2019-10-27T18:04:30.868878" calcext:value-type="date">
            <text:p>2019-10-27 18:04:31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8:04:30.86887818296" calcext:value-type="date">
            <text:p>12/30/99 06:04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&lt;0.000001;[.G1261]+2+1/[.$H$2];[.G1261]+1/[.$H$2])" office:value-type="float" office:value="20.9833333333334" calcext:value-type="float">
            <text:p>20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3]))" office:value-type="date" office:date-value="2019-10-28T18:17:55.997707" calcext:value-type="date">
            <text:p>2019-10-28 18:17:56</text:p>
          </table:table-cell>
          <table:table-cell table:style-name="ce7" table:formula="of:=[.A1263]" office:value-type="date" office:date-value="2019-10-28T18:17:55.997707" calcext:value-type="date">
            <text:p>2019-10-28 18:17:56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8:17:55.99770741072" calcext:value-type="date">
            <text:p>12/30/99 06:17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&lt;0.000001;[.G1262]+2+1/[.$H$2];[.G1262]+1/[.$H$2])" office:value-type="float" office:value="21.0000000000001" calcext:value-type="float">
            <text:p>2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4]))" office:value-type="date" office:date-value="2019-10-28T18:25:56.268958" calcext:value-type="date">
            <text:p>2019-10-28 18:25:56</text:p>
          </table:table-cell>
          <table:table-cell table:style-name="ce7" table:formula="of:=[.A1264]" office:value-type="date" office:date-value="2019-10-28T18:25:56.268958" calcext:value-type="date">
            <text:p>2019-10-28 18:25:56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8:25:56.2689576298" calcext:value-type="date">
            <text:p>12/30/99 06:25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&lt;0.000001;[.G1263]+2+1/[.$H$2];[.G1263]+1/[.$H$2])" office:value-type="float" office:value="21.0166666666668" calcext:value-type="float">
            <text:p>2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5]))" office:value-type="date" office:date-value="2019-10-28T18:02:05.932686" calcext:value-type="date">
            <text:p>2019-10-28 18:02:06</text:p>
          </table:table-cell>
          <table:table-cell table:style-name="ce7" table:formula="of:=[.A1265]" office:value-type="date" office:date-value="2019-10-28T18:02:05.932686" calcext:value-type="date">
            <text:p>2019-10-28 18:02:06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8:02:05.93268610071" calcext:value-type="date">
            <text:p>12/30/99 06:02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&lt;0.000001;[.G1264]+2+1/[.$H$2];[.G1264]+1/[.$H$2])" office:value-type="float" office:value="21.0333333333334" calcext:value-type="float">
            <text:p>21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6]))" office:value-type="date" office:date-value="2019-10-28T17:51:08.011095" calcext:value-type="date">
            <text:p>2019-10-28 17:51:08</text:p>
          </table:table-cell>
          <table:table-cell table:style-name="ce7" table:formula="of:=[.A1266]" office:value-type="date" office:date-value="2019-10-28T17:51:08.011095" calcext:value-type="date">
            <text:p>2019-10-28 17:51:08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7:51:08.01109502558" calcext:value-type="date">
            <text:p>12/30/99 05:51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&lt;0.000001;[.G1265]+2+1/[.$H$2];[.G1265]+1/[.$H$2])" office:value-type="float" office:value="21.0500000000001" calcext:value-type="float">
            <text:p>2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7]))" office:value-type="date" office:date-value="2019-10-28T17:46:23.414767" calcext:value-type="date">
            <text:p>2019-10-28 17:46:23</text:p>
          </table:table-cell>
          <table:table-cell table:style-name="ce7" table:formula="of:=[.A1267]" office:value-type="date" office:date-value="2019-10-28T17:46:23.414767" calcext:value-type="date">
            <text:p>2019-10-28 17:46:23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7:46:23.41476728674" calcext:value-type="date">
            <text:p>12/30/99 05:46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&lt;0.000001;[.G1266]+2+1/[.$H$2];[.G1266]+1/[.$H$2])" office:value-type="float" office:value="21.0666666666668" calcext:value-type="float">
            <text:p>2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8]))" office:value-type="date" office:date-value="2019-10-28T17:30:36.340223" calcext:value-type="date">
            <text:p>2019-10-28 17:30:36</text:p>
          </table:table-cell>
          <table:table-cell table:style-name="ce7" table:formula="of:=[.A1268]" office:value-type="date" office:date-value="2019-10-28T17:30:36.340223" calcext:value-type="date">
            <text:p>2019-10-28 17:30:36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7:30:36.34022336919" calcext:value-type="date">
            <text:p>12/30/99 05:30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&lt;0.000001;[.G1267]+2+1/[.$H$2];[.G1267]+1/[.$H$2])" office:value-type="float" office:value="21.0833333333334" calcext:value-type="float">
            <text:p>21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9]))" office:value-type="date" office:date-value="2019-10-28T17:57:10.441064" calcext:value-type="date">
            <text:p>2019-10-28 17:57:10</text:p>
          </table:table-cell>
          <table:table-cell table:style-name="ce7" table:formula="of:=[.A1269]" office:value-type="date" office:date-value="2019-10-28T17:57:10.441064" calcext:value-type="date">
            <text:p>2019-10-28 17:57:10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7:57:10.4410637822" calcext:value-type="date">
            <text:p>12/30/99 05:57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&lt;0.000001;[.G1268]+2+1/[.$H$2];[.G1268]+1/[.$H$2])" office:value-type="float" office:value="21.1000000000001" calcext:value-type="float">
            <text:p>2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0]))" office:value-type="date" office:date-value="2019-10-28T17:57:59.564311" calcext:value-type="date">
            <text:p>2019-10-28 17:58:00</text:p>
          </table:table-cell>
          <table:table-cell table:style-name="ce7" table:formula="of:=[.A1270]" office:value-type="date" office:date-value="2019-10-28T17:57:59.564311" calcext:value-type="date">
            <text:p>2019-10-28 17:58:00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7:57:59.56431121565" calcext:value-type="date">
            <text:p>12/30/99 05:58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&lt;0.000001;[.G1269]+2+1/[.$H$2];[.G1269]+1/[.$H$2])" office:value-type="float" office:value="21.1166666666667" calcext:value-type="float">
            <text:p>21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1]))" office:value-type="date" office:date-value="2019-10-28T17:59:00.645887" calcext:value-type="date">
            <text:p>2019-10-28 17:59:01</text:p>
          </table:table-cell>
          <table:table-cell table:style-name="ce7" table:formula="of:=[.A1271]" office:value-type="date" office:date-value="2019-10-28T17:59:00.645887" calcext:value-type="date">
            <text:p>2019-10-28 17:59:01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7:59:00.64588746987" calcext:value-type="date">
            <text:p>12/30/99 05:59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&lt;0.000001;[.G1270]+2+1/[.$H$2];[.G1270]+1/[.$H$2])" office:value-type="float" office:value="21.1333333333334" calcext:value-type="float">
            <text:p>21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2]))" office:value-type="date" office:date-value="2019-10-28T17:57:01.946601" calcext:value-type="date">
            <text:p>2019-10-28 17:57:02</text:p>
          </table:table-cell>
          <table:table-cell table:style-name="ce7" table:formula="of:=[.A1272]" office:value-type="date" office:date-value="2019-10-28T17:57:01.946601" calcext:value-type="date">
            <text:p>2019-10-28 17:57:02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7:57:01.94660108071" calcext:value-type="date">
            <text:p>12/30/99 05:57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&lt;0.000001;[.G1271]+2+1/[.$H$2];[.G1271]+1/[.$H$2])" office:value-type="float" office:value="21.1500000000001" calcext:value-type="float">
            <text:p>2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3]))" office:value-type="date" office:date-value="2019-10-28T17:48:18.904661" calcext:value-type="date">
            <text:p>2019-10-28 17:48:19</text:p>
          </table:table-cell>
          <table:table-cell table:style-name="ce7" table:formula="of:=[.A1273]" office:value-type="date" office:date-value="2019-10-28T17:48:18.904661" calcext:value-type="date">
            <text:p>2019-10-28 17:48:19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7:48:18.90466087963" calcext:value-type="date">
            <text:p>12/30/99 05:48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&lt;0.000001;[.G1272]+2+1/[.$H$2];[.G1272]+1/[.$H$2])" office:value-type="float" office:value="21.1666666666667" calcext:value-type="float">
            <text:p>21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4]))" office:value-type="date" office:date-value="2019-10-28T18:01:21.526119" calcext:value-type="date">
            <text:p>2019-10-28 18:01:22</text:p>
          </table:table-cell>
          <table:table-cell table:style-name="ce7" table:formula="of:=[.A1274]" office:value-type="date" office:date-value="2019-10-28T18:01:21.526119" calcext:value-type="date">
            <text:p>2019-10-28 18:01:22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8:01:21.52611935511" calcext:value-type="date">
            <text:p>12/30/99 06:01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&lt;0.000001;[.G1273]+2+1/[.$H$2];[.G1273]+1/[.$H$2])" office:value-type="float" office:value="21.1833333333334" calcext:value-type="float">
            <text:p>21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5]))" office:value-type="date" office:date-value="2019-10-28T18:03:27.736903" calcext:value-type="date">
            <text:p>2019-10-28 18:03:28</text:p>
          </table:table-cell>
          <table:table-cell table:style-name="ce7" table:formula="of:=[.A1275]" office:value-type="date" office:date-value="2019-10-28T18:03:27.736903" calcext:value-type="date">
            <text:p>2019-10-28 18:03:28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8:03:27.73690254427" calcext:value-type="date">
            <text:p>12/30/99 06:03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&lt;0.000001;[.G1274]+2+1/[.$H$2];[.G1274]+1/[.$H$2])" office:value-type="float" office:value="21.2000000000001" calcext:value-type="float">
            <text:p>2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6]))" office:value-type="date" office:date-value="2019-10-28T18:06:58.466913" calcext:value-type="date">
            <text:p>2019-10-28 18:06:58</text:p>
          </table:table-cell>
          <table:table-cell table:style-name="ce7" table:formula="of:=[.A1276]" office:value-type="date" office:date-value="2019-10-28T18:06:58.466913" calcext:value-type="date">
            <text:p>2019-10-28 18:06:58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8:06:58.46691272222" calcext:value-type="date">
            <text:p>12/30/99 06:06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&lt;0.000001;[.G1275]+2+1/[.$H$2];[.G1275]+1/[.$H$2])" office:value-type="float" office:value="21.2166666666667" calcext:value-type="float">
            <text:p>21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7]))" office:value-type="date" office:date-value="2019-10-28T18:01:47.945217" calcext:value-type="date">
            <text:p>2019-10-28 18:01:48</text:p>
          </table:table-cell>
          <table:table-cell table:style-name="ce7" table:formula="of:=[.A1277]" office:value-type="date" office:date-value="2019-10-28T18:01:47.945217" calcext:value-type="date">
            <text:p>2019-10-28 18:01:48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8:01:47.94521702919" calcext:value-type="date">
            <text:p>12/30/99 06:01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&lt;0.000001;[.G1276]+2+1/[.$H$2];[.G1276]+1/[.$H$2])" office:value-type="float" office:value="21.2333333333334" calcext:value-type="float">
            <text:p>21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8]))" office:value-type="date" office:date-value="2019-10-28T18:07:25.129064" calcext:value-type="date">
            <text:p>2019-10-28 18:07:25</text:p>
          </table:table-cell>
          <table:table-cell table:style-name="ce7" table:formula="of:=[.A1278]" office:value-type="date" office:date-value="2019-10-28T18:07:25.129064" calcext:value-type="date">
            <text:p>2019-10-28 18:07:25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8:07:25.12906442396" calcext:value-type="date">
            <text:p>12/30/99 06:07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&lt;0.000001;[.G1277]+2+1/[.$H$2];[.G1277]+1/[.$H$2])" office:value-type="float" office:value="21.2500000000001" calcext:value-type="float">
            <text:p>2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9]))" office:value-type="date" office:date-value="2019-10-28T17:32:35.231319" calcext:value-type="date">
            <text:p>2019-10-28 17:32:35</text:p>
          </table:table-cell>
          <table:table-cell table:style-name="ce7" table:formula="of:=[.A1279]" office:value-type="date" office:date-value="2019-10-28T17:32:35.231319" calcext:value-type="date">
            <text:p>2019-10-28 17:32:35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7:32:35.2313193446" calcext:value-type="date">
            <text:p>12/30/99 05:32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&lt;0.000001;[.G1278]+2+1/[.$H$2];[.G1278]+1/[.$H$2])" office:value-type="float" office:value="21.2666666666667" calcext:value-type="float">
            <text:p>21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0]))" office:value-type="date" office:date-value="2019-10-28T18:24:37.014712" calcext:value-type="date">
            <text:p>2019-10-28 18:24:37</text:p>
          </table:table-cell>
          <table:table-cell table:style-name="ce7" table:formula="of:=[.A1280]" office:value-type="date" office:date-value="2019-10-28T18:24:37.014712" calcext:value-type="date">
            <text:p>2019-10-28 18:24:37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8:24:37.01471163891" calcext:value-type="date">
            <text:p>12/30/99 06:24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&lt;0.000001;[.G1279]+2+1/[.$H$2];[.G1279]+1/[.$H$2])" office:value-type="float" office:value="21.2833333333334" calcext:value-type="float">
            <text:p>21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1]))" office:value-type="date" office:date-value="2019-10-28T17:46:44.226718" calcext:value-type="date">
            <text:p>2019-10-28 17:46:44</text:p>
          </table:table-cell>
          <table:table-cell table:style-name="ce7" table:formula="of:=[.A1281]" office:value-type="date" office:date-value="2019-10-28T17:46:44.226718" calcext:value-type="date">
            <text:p>2019-10-28 17:46:44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7:46:44.22671812121" calcext:value-type="date">
            <text:p>12/30/99 05:46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&lt;0.000001;[.G1280]+2+1/[.$H$2];[.G1280]+1/[.$H$2])" office:value-type="float" office:value="21.3000000000001" calcext:value-type="float">
            <text:p>2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2]))" office:value-type="date" office:date-value="2019-10-28T17:56:03.844576" calcext:value-type="date">
            <text:p>2019-10-28 17:56:04</text:p>
          </table:table-cell>
          <table:table-cell table:style-name="ce7" table:formula="of:=[.A1282]" office:value-type="date" office:date-value="2019-10-28T17:56:03.844576" calcext:value-type="date">
            <text:p>2019-10-28 17:56:04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7:56:03.84457640816" calcext:value-type="date">
            <text:p>12/30/99 05:56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&lt;0.000001;[.G1281]+2+1/[.$H$2];[.G1281]+1/[.$H$2])" office:value-type="float" office:value="21.3166666666667" calcext:value-type="float">
            <text:p>21,3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3]))" office:value-type="date" office:date-value="2019-10-28T17:42:18.940847" calcext:value-type="date">
            <text:p>2019-10-28 17:42:19</text:p>
          </table:table-cell>
          <table:table-cell table:style-name="ce7" table:formula="of:=[.A1283]" office:value-type="date" office:date-value="2019-10-28T17:42:18.940847" calcext:value-type="date">
            <text:p>2019-10-28 17:42:19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7:42:18.94084689673" calcext:value-type="date">
            <text:p>12/30/99 05:42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&lt;0.000001;[.G1282]+2+1/[.$H$2];[.G1282]+1/[.$H$2])" office:value-type="float" office:value="21.3333333333334" calcext:value-type="float">
            <text:p>21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4]))" office:value-type="date" office:date-value="2019-10-28T18:24:37.59346" calcext:value-type="date">
            <text:p>2019-10-28 18:24:38</text:p>
          </table:table-cell>
          <table:table-cell table:style-name="ce7" table:formula="of:=[.A1284]" office:value-type="date" office:date-value="2019-10-28T18:24:37.59346" calcext:value-type="date">
            <text:p>2019-10-28 18:24:38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8:24:37.59345963132" calcext:value-type="date">
            <text:p>12/30/99 06:24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&lt;0.000001;[.G1283]+2+1/[.$H$2];[.G1283]+1/[.$H$2])" office:value-type="float" office:value="21.3500000000001" calcext:value-type="float">
            <text:p>2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5]))" office:value-type="date" office:date-value="2019-10-28T18:16:43.441421" calcext:value-type="date">
            <text:p>2019-10-28 18:16:43</text:p>
          </table:table-cell>
          <table:table-cell table:style-name="ce7" table:formula="of:=[.A1285]" office:value-type="date" office:date-value="2019-10-28T18:16:43.441421" calcext:value-type="date">
            <text:p>2019-10-28 18:16:43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8:16:43.44142096583" calcext:value-type="date">
            <text:p>12/30/99 06:16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&lt;0.000001;[.G1284]+2+1/[.$H$2];[.G1284]+1/[.$H$2])" office:value-type="float" office:value="21.3666666666667" calcext:value-type="float">
            <text:p>21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6]))" office:value-type="date" office:date-value="2019-10-28T18:03:22.723104" calcext:value-type="date">
            <text:p>2019-10-28 18:03:23</text:p>
          </table:table-cell>
          <table:table-cell table:style-name="ce7" table:formula="of:=[.A1286]" office:value-type="date" office:date-value="2019-10-28T18:03:22.723104" calcext:value-type="date">
            <text:p>2019-10-28 18:03:23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8:03:22.72310392465" calcext:value-type="date">
            <text:p>12/30/99 06:03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&lt;0.000001;[.G1285]+2+1/[.$H$2];[.G1285]+1/[.$H$2])" office:value-type="float" office:value="21.3833333333334" calcext:value-type="float">
            <text:p>21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7]))" office:value-type="date" office:date-value="2019-10-28T18:02:20.871027" calcext:value-type="date">
            <text:p>2019-10-28 18:02:21</text:p>
          </table:table-cell>
          <table:table-cell table:style-name="ce7" table:formula="of:=[.A1287]" office:value-type="date" office:date-value="2019-10-28T18:02:20.871027" calcext:value-type="date">
            <text:p>2019-10-28 18:02:21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8:02:20.87102729827" calcext:value-type="date">
            <text:p>12/30/99 06:02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&lt;0.000001;[.G1286]+2+1/[.$H$2];[.G1286]+1/[.$H$2])" office:value-type="float" office:value="21.4000000000001" calcext:value-type="float">
            <text:p>2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8]))" office:value-type="date" office:date-value="2019-10-28T17:59:01.256991" calcext:value-type="date">
            <text:p>2019-10-28 17:59:01</text:p>
          </table:table-cell>
          <table:table-cell table:style-name="ce7" table:formula="of:=[.A1288]" office:value-type="date" office:date-value="2019-10-28T17:59:01.256991" calcext:value-type="date">
            <text:p>2019-10-28 17:59:01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7:59:01.25699107535" calcext:value-type="date">
            <text:p>12/30/99 05:59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&lt;0.000001;[.G1287]+2+1/[.$H$2];[.G1287]+1/[.$H$2])" office:value-type="float" office:value="21.4166666666667" calcext:value-type="float">
            <text:p>21,4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9]))" office:value-type="date" office:date-value="2019-10-28T17:37:17.456424" calcext:value-type="date">
            <text:p>2019-10-28 17:37:17</text:p>
          </table:table-cell>
          <table:table-cell table:style-name="ce7" table:formula="of:=[.A1289]" office:value-type="date" office:date-value="2019-10-28T17:37:17.456424" calcext:value-type="date">
            <text:p>2019-10-28 17:37:17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7:37:17.45642364956" calcext:value-type="date">
            <text:p>12/30/99 05:37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&lt;0.000001;[.G1288]+2+1/[.$H$2];[.G1288]+1/[.$H$2])" office:value-type="float" office:value="21.4333333333334" calcext:value-type="float">
            <text:p>21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0]))" office:value-type="date" office:date-value="2019-10-28T17:40:48.695463" calcext:value-type="date">
            <text:p>2019-10-28 17:40:49</text:p>
          </table:table-cell>
          <table:table-cell table:style-name="ce7" table:formula="of:=[.A1290]" office:value-type="date" office:date-value="2019-10-28T17:40:48.695463" calcext:value-type="date">
            <text:p>2019-10-28 17:40:49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7:40:48.69546282571" calcext:value-type="date">
            <text:p>12/30/99 05:40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&lt;0.000001;[.G1289]+2+1/[.$H$2];[.G1289]+1/[.$H$2])" office:value-type="float" office:value="21.4500000000001" calcext:value-type="float">
            <text:p>21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1]))" office:value-type="date" office:date-value="2019-10-28T18:03:24.718444" calcext:value-type="date">
            <text:p>2019-10-28 18:03:25</text:p>
          </table:table-cell>
          <table:table-cell table:style-name="ce7" table:formula="of:=[.A1291]" office:value-type="date" office:date-value="2019-10-28T18:03:24.718444" calcext:value-type="date">
            <text:p>2019-10-28 18:03:25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8:03:24.71844426356" calcext:value-type="date">
            <text:p>12/30/99 06:03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&lt;0.000001;[.G1290]+2+1/[.$H$2];[.G1290]+1/[.$H$2])" office:value-type="float" office:value="21.4666666666667" calcext:value-type="float">
            <text:p>21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2]))" office:value-type="date" office:date-value="2019-10-28T17:49:07.24015" calcext:value-type="date">
            <text:p>2019-10-28 17:49:07</text:p>
          </table:table-cell>
          <table:table-cell table:style-name="ce7" table:formula="of:=[.A1292]" office:value-type="date" office:date-value="2019-10-28T17:49:07.24015" calcext:value-type="date">
            <text:p>2019-10-28 17:49:07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7:49:07.24014981184" calcext:value-type="date">
            <text:p>12/30/99 05:49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&lt;0.000001;[.G1291]+2+1/[.$H$2];[.G1291]+1/[.$H$2])" office:value-type="float" office:value="21.4833333333334" calcext:value-type="float">
            <text:p>21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3]))" office:value-type="date" office:date-value="2019-10-28T17:57:41.972138" calcext:value-type="date">
            <text:p>2019-10-28 17:57:42</text:p>
          </table:table-cell>
          <table:table-cell table:style-name="ce7" table:formula="of:=[.A1293]" office:value-type="date" office:date-value="2019-10-28T17:57:41.972138" calcext:value-type="date">
            <text:p>2019-10-28 17:57:42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7:57:41.97213772684" calcext:value-type="date">
            <text:p>12/30/99 05:57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&lt;0.000001;[.G1292]+2+1/[.$H$2];[.G1292]+1/[.$H$2])" office:value-type="float" office:value="21.5000000000001" calcext:value-type="float">
            <text:p>21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4]))" office:value-type="date" office:date-value="2019-10-28T17:55:59.965354" calcext:value-type="date">
            <text:p>2019-10-28 17:56:00</text:p>
          </table:table-cell>
          <table:table-cell table:style-name="ce7" table:formula="of:=[.A1294]" office:value-type="date" office:date-value="2019-10-28T17:55:59.965354" calcext:value-type="date">
            <text:p>2019-10-28 17:56:00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7:55:59.96535408776" calcext:value-type="date">
            <text:p>12/30/99 05:56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&lt;0.000001;[.G1293]+2+1/[.$H$2];[.G1293]+1/[.$H$2])" office:value-type="float" office:value="21.5166666666667" calcext:value-type="float">
            <text:p>21,5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5]))" office:value-type="date" office:date-value="2019-10-28T17:43:57.633931" calcext:value-type="date">
            <text:p>2019-10-28 17:43:58</text:p>
          </table:table-cell>
          <table:table-cell table:style-name="ce7" table:formula="of:=[.A1295]" office:value-type="date" office:date-value="2019-10-28T17:43:57.633931" calcext:value-type="date">
            <text:p>2019-10-28 17:43:58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7:43:57.63393145055" calcext:value-type="date">
            <text:p>12/30/99 05:43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&lt;0.000001;[.G1294]+2+1/[.$H$2];[.G1294]+1/[.$H$2])" office:value-type="float" office:value="21.5333333333334" calcext:value-type="float">
            <text:p>21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6]))" office:value-type="date" office:date-value="2019-10-28T17:50:57.185187" calcext:value-type="date">
            <text:p>2019-10-28 17:50:57</text:p>
          </table:table-cell>
          <table:table-cell table:style-name="ce7" table:formula="of:=[.A1296]" office:value-type="date" office:date-value="2019-10-28T17:50:57.185187" calcext:value-type="date">
            <text:p>2019-10-28 17:50:57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7:50:57.18518688809" calcext:value-type="date">
            <text:p>12/30/99 05:50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&lt;0.000001;[.G1295]+2+1/[.$H$2];[.G1295]+1/[.$H$2])" office:value-type="float" office:value="21.5500000000001" calcext:value-type="float">
            <text:p>21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7]))" office:value-type="date" office:date-value="2019-10-28T18:33:17.272745" calcext:value-type="date">
            <text:p>2019-10-28 18:33:17</text:p>
          </table:table-cell>
          <table:table-cell table:style-name="ce7" table:formula="of:=[.A1297]" office:value-type="date" office:date-value="2019-10-28T18:33:17.272745" calcext:value-type="date">
            <text:p>2019-10-28 18:33:17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8:33:17.27274456527" calcext:value-type="date">
            <text:p>12/30/99 06:33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&lt;0.000001;[.G1296]+2+1/[.$H$2];[.G1296]+1/[.$H$2])" office:value-type="float" office:value="21.5666666666667" calcext:value-type="float">
            <text:p>21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8]))" office:value-type="date" office:date-value="2019-10-28T17:39:19.789041" calcext:value-type="date">
            <text:p>2019-10-28 17:39:20</text:p>
          </table:table-cell>
          <table:table-cell table:style-name="ce7" table:formula="of:=[.A1298]" office:value-type="date" office:date-value="2019-10-28T17:39:19.789041" calcext:value-type="date">
            <text:p>2019-10-28 17:39:20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7:39:19.78904063813" calcext:value-type="date">
            <text:p>12/30/99 05:39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&lt;0.000001;[.G1297]+2+1/[.$H$2];[.G1297]+1/[.$H$2])" office:value-type="float" office:value="21.5833333333334" calcext:value-type="float">
            <text:p>21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9]))" office:value-type="date" office:date-value="2019-10-28T18:21:38.203478" calcext:value-type="date">
            <text:p>2019-10-28 18:21:38</text:p>
          </table:table-cell>
          <table:table-cell table:style-name="ce7" table:formula="of:=[.A1299]" office:value-type="date" office:date-value="2019-10-28T18:21:38.203478" calcext:value-type="date">
            <text:p>2019-10-28 18:21:38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8:21:38.20347824134" calcext:value-type="date">
            <text:p>12/30/99 06:21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&lt;0.000001;[.G1298]+2+1/[.$H$2];[.G1298]+1/[.$H$2])" office:value-type="float" office:value="21.6000000000001" calcext:value-type="float">
            <text:p>21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0]))" office:value-type="date" office:date-value="2019-10-28T17:46:45.667809" calcext:value-type="date">
            <text:p>2019-10-28 17:46:46</text:p>
          </table:table-cell>
          <table:table-cell table:style-name="ce7" table:formula="of:=[.A1300]" office:value-type="date" office:date-value="2019-10-28T17:46:45.667809" calcext:value-type="date">
            <text:p>2019-10-28 17:46:46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7:46:45.66780930385" calcext:value-type="date">
            <text:p>12/30/99 05:46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&lt;0.000001;[.G1299]+2+1/[.$H$2];[.G1299]+1/[.$H$2])" office:value-type="float" office:value="21.6166666666667" calcext:value-type="float">
            <text:p>21,6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1]))" office:value-type="date" office:date-value="2019-10-28T18:04:09.122503" calcext:value-type="date">
            <text:p>2019-10-28 18:04:09</text:p>
          </table:table-cell>
          <table:table-cell table:style-name="ce7" table:formula="of:=[.A1301]" office:value-type="date" office:date-value="2019-10-28T18:04:09.122503" calcext:value-type="date">
            <text:p>2019-10-28 18:04:09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8:04:09.12250335328" calcext:value-type="date">
            <text:p>12/30/99 06:04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&lt;0.000001;[.G1300]+2+1/[.$H$2];[.G1300]+1/[.$H$2])" office:value-type="float" office:value="21.6333333333334" calcext:value-type="float">
            <text:p>21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2]))" office:value-type="date" office:date-value="2019-10-28T18:06:33.605257" calcext:value-type="date">
            <text:p>2019-10-28 18:06:34</text:p>
          </table:table-cell>
          <table:table-cell table:style-name="ce7" table:formula="of:=[.A1302]" office:value-type="date" office:date-value="2019-10-28T18:06:33.605257" calcext:value-type="date">
            <text:p>2019-10-28 18:06:34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8:06:33.60525731463" calcext:value-type="date">
            <text:p>12/30/99 06:06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&lt;0.000001;[.G1301]+2+1/[.$H$2];[.G1301]+1/[.$H$2])" office:value-type="float" office:value="21.6500000000001" calcext:value-type="float">
            <text:p>21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3]))" office:value-type="date" office:date-value="2019-10-28T18:05:02.964246" calcext:value-type="date">
            <text:p>2019-10-28 18:05:03</text:p>
          </table:table-cell>
          <table:table-cell table:style-name="ce7" table:formula="of:=[.A1303]" office:value-type="date" office:date-value="2019-10-28T18:05:02.964246" calcext:value-type="date">
            <text:p>2019-10-28 18:05:03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8:05:02.96424636617" calcext:value-type="date">
            <text:p>12/30/99 06:05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&lt;0.000001;[.G1302]+2+1/[.$H$2];[.G1302]+1/[.$H$2])" office:value-type="float" office:value="21.6666666666667" calcext:value-type="float">
            <text:p>21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4]))" office:value-type="date" office:date-value="2019-10-28T18:06:58.626777" calcext:value-type="date">
            <text:p>2019-10-28 18:06:59</text:p>
          </table:table-cell>
          <table:table-cell table:style-name="ce7" table:formula="of:=[.A1304]" office:value-type="date" office:date-value="2019-10-28T18:06:58.626777" calcext:value-type="date">
            <text:p>2019-10-28 18:06:59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8:06:58.62677657045" calcext:value-type="date">
            <text:p>12/30/99 06:06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&lt;0.000001;[.G1303]+2+1/[.$H$2];[.G1303]+1/[.$H$2])" office:value-type="float" office:value="21.6833333333334" calcext:value-type="float">
            <text:p>21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5]))" office:value-type="date" office:date-value="2019-10-28T18:07:13.657614" calcext:value-type="date">
            <text:p>2019-10-28 18:07:14</text:p>
          </table:table-cell>
          <table:table-cell table:style-name="ce7" table:formula="of:=[.A1305]" office:value-type="date" office:date-value="2019-10-28T18:07:13.657614" calcext:value-type="date">
            <text:p>2019-10-28 18:07:14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8:07:13.65761374589" calcext:value-type="date">
            <text:p>12/30/99 06:07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&lt;0.000001;[.G1304]+2+1/[.$H$2];[.G1304]+1/[.$H$2])" office:value-type="float" office:value="21.7" calcext:value-type="float">
            <text:p>21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6]))" office:value-type="date" office:date-value="2019-10-28T17:43:23.780902" calcext:value-type="date">
            <text:p>2019-10-28 17:43:24</text:p>
          </table:table-cell>
          <table:table-cell table:style-name="ce7" table:formula="of:=[.A1306]" office:value-type="date" office:date-value="2019-10-28T17:43:23.780902" calcext:value-type="date">
            <text:p>2019-10-28 17:43:24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7:43:23.78090206068" calcext:value-type="date">
            <text:p>12/30/99 05:43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&lt;0.000001;[.G1305]+2+1/[.$H$2];[.G1305]+1/[.$H$2])" office:value-type="float" office:value="21.7166666666667" calcext:value-type="float">
            <text:p>21,7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7]))" office:value-type="date" office:date-value="2019-10-28T17:57:17.19502" calcext:value-type="date">
            <text:p>2019-10-28 17:57:17</text:p>
          </table:table-cell>
          <table:table-cell table:style-name="ce7" table:formula="of:=[.A1307]" office:value-type="date" office:date-value="2019-10-28T17:57:17.19502" calcext:value-type="date">
            <text:p>2019-10-28 17:57:17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7:57:17.19501968008" calcext:value-type="date">
            <text:p>12/30/99 05:57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&lt;0.000001;[.G1306]+2+1/[.$H$2];[.G1306]+1/[.$H$2])" office:value-type="float" office:value="21.7333333333334" calcext:value-type="float">
            <text:p>21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8]))" office:value-type="date" office:date-value="2019-10-28T18:11:43.031148" calcext:value-type="date">
            <text:p>2019-10-28 18:11:43</text:p>
          </table:table-cell>
          <table:table-cell table:style-name="ce7" table:formula="of:=[.A1308]" office:value-type="date" office:date-value="2019-10-28T18:11:43.031148" calcext:value-type="date">
            <text:p>2019-10-28 18:11:43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8:11:43.03114824928" calcext:value-type="date">
            <text:p>12/30/99 06:11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&lt;0.000001;[.G1307]+2+1/[.$H$2];[.G1307]+1/[.$H$2])" office:value-type="float" office:value="21.75" calcext:value-type="float">
            <text:p>21,7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9]))" office:value-type="date" office:date-value="2019-10-28T18:16:48.701735" calcext:value-type="date">
            <text:p>2019-10-28 18:16:49</text:p>
          </table:table-cell>
          <table:table-cell table:style-name="ce7" table:formula="of:=[.A1309]" office:value-type="date" office:date-value="2019-10-28T18:16:48.701735" calcext:value-type="date">
            <text:p>2019-10-28 18:16:49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8:16:48.70173492003" calcext:value-type="date">
            <text:p>12/30/99 06:16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&lt;0.000001;[.G1308]+2+1/[.$H$2];[.G1308]+1/[.$H$2])" office:value-type="float" office:value="21.7666666666667" calcext:value-type="float">
            <text:p>21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0]))" office:value-type="date" office:date-value="2019-10-28T18:07:18.899898" calcext:value-type="date">
            <text:p>2019-10-28 18:07:19</text:p>
          </table:table-cell>
          <table:table-cell table:style-name="ce7" table:formula="of:=[.A1310]" office:value-type="date" office:date-value="2019-10-28T18:07:18.899898" calcext:value-type="date">
            <text:p>2019-10-28 18:07:19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8:07:18.89989822637" calcext:value-type="date">
            <text:p>12/30/99 06:07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&lt;0.000001;[.G1309]+2+1/[.$H$2];[.G1309]+1/[.$H$2])" office:value-type="float" office:value="21.7833333333334" calcext:value-type="float">
            <text:p>21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1]))" office:value-type="date" office:date-value="2019-10-28T17:43:32.977494" calcext:value-type="date">
            <text:p>2019-10-28 17:43:33</text:p>
          </table:table-cell>
          <table:table-cell table:style-name="ce7" table:formula="of:=[.A1311]" office:value-type="date" office:date-value="2019-10-28T17:43:32.977494" calcext:value-type="date">
            <text:p>2019-10-28 17:43:33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7:43:32.97749395017" calcext:value-type="date">
            <text:p>12/30/99 05:43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&lt;0.000001;[.G1310]+2+1/[.$H$2];[.G1310]+1/[.$H$2])" office:value-type="float" office:value="21.8" calcext:value-type="float">
            <text:p>21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2]))" office:value-type="date" office:date-value="2019-10-28T18:02:37.7435" calcext:value-type="date">
            <text:p>2019-10-28 18:02:38</text:p>
          </table:table-cell>
          <table:table-cell table:style-name="ce7" table:formula="of:=[.A1312]" office:value-type="date" office:date-value="2019-10-28T18:02:37.7435" calcext:value-type="date">
            <text:p>2019-10-28 18:02:38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8:02:37.74350040592" calcext:value-type="date">
            <text:p>12/30/99 06:02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&lt;0.000001;[.G1311]+2+1/[.$H$2];[.G1311]+1/[.$H$2])" office:value-type="float" office:value="21.8166666666667" calcext:value-type="float">
            <text:p>21,8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3]))" office:value-type="date" office:date-value="2019-10-28T18:03:06.484176" calcext:value-type="date">
            <text:p>2019-10-28 18:03:06</text:p>
          </table:table-cell>
          <table:table-cell table:style-name="ce7" table:formula="of:=[.A1313]" office:value-type="date" office:date-value="2019-10-28T18:03:06.484176" calcext:value-type="date">
            <text:p>2019-10-28 18:03:06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8:03:06.48417633958" calcext:value-type="date">
            <text:p>12/30/99 06:03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&lt;0.000001;[.G1312]+2+1/[.$H$2];[.G1312]+1/[.$H$2])" office:value-type="float" office:value="21.8333333333334" calcext:value-type="float">
            <text:p>21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4]))" office:value-type="date" office:date-value="2019-10-28T17:55:58.902832" calcext:value-type="date">
            <text:p>2019-10-28 17:55:59</text:p>
          </table:table-cell>
          <table:table-cell table:style-name="ce7" table:formula="of:=[.A1314]" office:value-type="date" office:date-value="2019-10-28T17:55:58.902832" calcext:value-type="date">
            <text:p>2019-10-28 17:55:59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7:55:58.90283219051" calcext:value-type="date">
            <text:p>12/30/99 05:55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&lt;0.000001;[.G1313]+2+1/[.$H$2];[.G1313]+1/[.$H$2])" office:value-type="float" office:value="21.85" calcext:value-type="float">
            <text:p>21,8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5]))" office:value-type="date" office:date-value="2019-10-28T18:13:44.105895" calcext:value-type="date">
            <text:p>2019-10-28 18:13:44</text:p>
          </table:table-cell>
          <table:table-cell table:style-name="ce7" table:formula="of:=[.A1315]" office:value-type="date" office:date-value="2019-10-28T18:13:44.105895" calcext:value-type="date">
            <text:p>2019-10-28 18:13:44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8:13:44.10589512438" calcext:value-type="date">
            <text:p>12/30/99 06:13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&lt;0.000001;[.G1314]+2+1/[.$H$2];[.G1314]+1/[.$H$2])" office:value-type="float" office:value="21.8666666666667" calcext:value-type="float">
            <text:p>21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6]))" office:value-type="date" office:date-value="2019-10-28T18:09:04.989346" calcext:value-type="date">
            <text:p>2019-10-28 18:09:05</text:p>
          </table:table-cell>
          <table:table-cell table:style-name="ce7" table:formula="of:=[.A1316]" office:value-type="date" office:date-value="2019-10-28T18:09:04.989346" calcext:value-type="date">
            <text:p>2019-10-28 18:09:05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8:09:04.98934617732" calcext:value-type="date">
            <text:p>12/30/99 06:09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&lt;0.000001;[.G1315]+2+1/[.$H$2];[.G1315]+1/[.$H$2])" office:value-type="float" office:value="21.8833333333334" calcext:value-type="float">
            <text:p>21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7]))" office:value-type="date" office:date-value="2019-10-28T18:16:09.480581" calcext:value-type="date">
            <text:p>2019-10-28 18:16:09</text:p>
          </table:table-cell>
          <table:table-cell table:style-name="ce7" table:formula="of:=[.A1317]" office:value-type="date" office:date-value="2019-10-28T18:16:09.480581" calcext:value-type="date">
            <text:p>2019-10-28 18:16:09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8:16:09.48058123235" calcext:value-type="date">
            <text:p>12/30/99 06:16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&lt;0.000001;[.G1316]+2+1/[.$H$2];[.G1316]+1/[.$H$2])" office:value-type="float" office:value="21.9" calcext:value-type="float">
            <text:p>21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8]))" office:value-type="date" office:date-value="2019-10-28T18:01:33.43155" calcext:value-type="date">
            <text:p>2019-10-28 18:01:33</text:p>
          </table:table-cell>
          <table:table-cell table:style-name="ce7" table:formula="of:=[.A1318]" office:value-type="date" office:date-value="2019-10-28T18:01:33.43155" calcext:value-type="date">
            <text:p>2019-10-28 18:01:33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8:01:33.43155040406" calcext:value-type="date">
            <text:p>12/30/99 06:01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&lt;0.000001;[.G1317]+2+1/[.$H$2];[.G1317]+1/[.$H$2])" office:value-type="float" office:value="21.9166666666667" calcext:value-type="float">
            <text:p>21,9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9]))" office:value-type="date" office:date-value="2019-10-28T17:58:59.501734" calcext:value-type="date">
            <text:p>2019-10-28 17:59:00</text:p>
          </table:table-cell>
          <table:table-cell table:style-name="ce7" table:formula="of:=[.A1319]" office:value-type="date" office:date-value="2019-10-28T17:58:59.501734" calcext:value-type="date">
            <text:p>2019-10-28 17:59:00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7:58:59.50173442718" calcext:value-type="date">
            <text:p>12/30/99 05:59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&lt;0.000001;[.G1318]+2+1/[.$H$2];[.G1318]+1/[.$H$2])" office:value-type="float" office:value="21.9333333333334" calcext:value-type="float">
            <text:p>21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0]))" office:value-type="date" office:date-value="2019-10-28T17:47:39.290265" calcext:value-type="date">
            <text:p>2019-10-28 17:47:39</text:p>
          </table:table-cell>
          <table:table-cell table:style-name="ce7" table:formula="of:=[.A1320]" office:value-type="date" office:date-value="2019-10-28T17:47:39.290265" calcext:value-type="date">
            <text:p>2019-10-28 17:47:39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7:47:39.29026475642" calcext:value-type="date">
            <text:p>12/30/99 05:47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&lt;0.000001;[.G1319]+2+1/[.$H$2];[.G1319]+1/[.$H$2])" office:value-type="float" office:value="21.95" calcext:value-type="float">
            <text:p>21,9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1]))" office:value-type="date" office:date-value="2019-10-28T17:57:09.661688" calcext:value-type="date">
            <text:p>2019-10-28 17:57:10</text:p>
          </table:table-cell>
          <table:table-cell table:style-name="ce7" table:formula="of:=[.A1321]" office:value-type="date" office:date-value="2019-10-28T17:57:09.661688" calcext:value-type="date">
            <text:p>2019-10-28 17:57:10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7:57:09.66168823186" calcext:value-type="date">
            <text:p>12/30/99 05:57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&lt;0.000001;[.G1320]+2+1/[.$H$2];[.G1320]+1/[.$H$2])" office:value-type="float" office:value="21.9666666666667" calcext:value-type="float">
            <text:p>21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2]))" office:value-type="date" office:date-value="2019-10-28T17:52:28.54165" calcext:value-type="date">
            <text:p>2019-10-28 17:52:29</text:p>
          </table:table-cell>
          <table:table-cell table:style-name="ce7" table:formula="of:=[.A1322]" office:value-type="date" office:date-value="2019-10-28T17:52:28.54165" calcext:value-type="date">
            <text:p>2019-10-28 17:52:29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7:52:28.54165047873" calcext:value-type="date">
            <text:p>12/30/99 05:52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&lt;0.000001;[.G1321]+2+1/[.$H$2];[.G1321]+1/[.$H$2])" office:value-type="float" office:value="21.9833333333334" calcext:value-type="float">
            <text:p>21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6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35.047790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16.809864024</dc:date>
    <meta:editing-duration>PT5H26M10S</meta:editing-duration>
    <meta:editing-cycles>38</meta:editing-cycles>
    <meta:generator>LibreOffice/6.0.7.3$Linux_X86_64 LibreOffice_project/00m0$Build-3</meta:generator>
    <meta:document-statistic meta:table-count="1" meta:cell-count="11253" meta:object-count="0"/>
  </office:meta>
</office:document-meta>
</file>